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wiss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12.335cm"/>
    </style:style>
    <style:style style:name="co3" style:family="table-column">
      <style:table-column-properties fo:break-before="auto" style:column-width="2.588cm"/>
    </style:style>
    <style:style style:name="co4" style:family="table-column">
      <style:table-column-properties fo:break-before="auto" style:column-width="3.868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.0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Normal_20_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3"/>
        <table:table-row table:style-name="ro1"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Descripcion</text:p>
          </table:table-cell>
          <table:table-cell office:value-type="string" calcext:value-type="string">
            <text:p>Marca</text:p>
          </table:table-cell>
          <table:table-cell table:style-name="ce1" office:value-type="string" calcext:value-type="string">
            <text:p>Precio de lista</text:p>
          </table:table-cell>
          <table:table-cell office:value-type="string" calcext:value-type="string">
            <text:p>Moneda</text:p>
          </table:table-cell>
          <table:table-cell table:style-name="ce1" office:value-type="string" calcext:value-type="string">
            <text:p>Iva</text:p>
          </table:table-cell>
        </table:table-row>
        <table:table-row table:style-name="ro1">
          <table:table-cell office:value-type="string" calcext:value-type="string">
            <text:p>TR20HDX</text:p>
          </table:table-cell>
          <table:table-cell office:value-type="string" calcext:value-type="string">
            <text:p>Tubo rígido SISTELECTRIC HDX 20mm x metro</text:p>
          </table:table-cell>
          <table:table-cell office:value-type="string" calcext:value-type="string">
            <text:p>Genrod</text:p>
          </table:table-cell>
          <table:table-cell office:value-type="float" office:value="3249.38976729859" calcext:value-type="float">
            <text:p>3249,389767298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2HDX</text:p>
          </table:table-cell>
          <table:table-cell office:value-type="string" calcext:value-type="string">
            <text:p>Tubo rígido SISTELECTRIC HDX 22mm x metro</text:p>
          </table:table-cell>
          <table:table-cell office:value-type="string" calcext:value-type="string">
            <text:p>Genrod</text:p>
          </table:table-cell>
          <table:table-cell office:value-type="float" office:value="3848.06149110425" calcext:value-type="float">
            <text:p>3848,061491104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5HDX</text:p>
          </table:table-cell>
          <table:table-cell office:value-type="string" calcext:value-type="string">
            <text:p>Tubo rígido SISTELECTRIC HDX 25mm x metro</text:p>
          </table:table-cell>
          <table:table-cell office:value-type="string" calcext:value-type="string">
            <text:p>Genrod</text:p>
          </table:table-cell>
          <table:table-cell office:value-type="float" office:value="4185.83246028732" calcext:value-type="float">
            <text:p>4185,832460287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32HDX</text:p>
          </table:table-cell>
          <table:table-cell office:value-type="string" calcext:value-type="string">
            <text:p>Tubo rígido SISTELECTRIC HDX 32mm x metro </text:p>
          </table:table-cell>
          <table:table-cell office:value-type="string" calcext:value-type="string">
            <text:p>Genrod</text:p>
          </table:table-cell>
          <table:table-cell office:value-type="float" office:value="6572.43233067495" calcext:value-type="float">
            <text:p>6572,432330674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40HDX</text:p>
          </table:table-cell>
          <table:table-cell office:value-type="string" calcext:value-type="string">
            <text:p>Tubo rígido SISTELECTRIC HDX 40mm x metro</text:p>
          </table:table-cell>
          <table:table-cell office:value-type="string" calcext:value-type="string">
            <text:p>Genrod</text:p>
          </table:table-cell>
          <table:table-cell office:value-type="float" office:value="9333.26724638333" calcext:value-type="float">
            <text:p>9333,267246383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50HDX</text:p>
          </table:table-cell>
          <table:table-cell office:value-type="string" calcext:value-type="string">
            <text:p>Tubo rígido SISTELECTRIC HDX 50mm x metro</text:p>
          </table:table-cell>
          <table:table-cell office:value-type="string" calcext:value-type="string">
            <text:p>Genrod</text:p>
          </table:table-cell>
          <table:table-cell office:value-type="float" office:value="13061.0378662862" calcext:value-type="float">
            <text:p>13061,03786628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0HDX</text:p>
          </table:table-cell>
          <table:table-cell office:value-type="string" calcext:value-type="string">
            <text:p>Caja de Embutir Rectangular <text:s/>HDX </text:p>
          </table:table-cell>
          <table:table-cell office:value-type="string" calcext:value-type="string">
            <text:p>Genrod</text:p>
          </table:table-cell>
          <table:table-cell office:value-type="float" office:value="1463.31670885081" calcext:value-type="float">
            <text:p>1463,316708850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1HDX</text:p>
          </table:table-cell>
          <table:table-cell office:value-type="string" calcext:value-type="string">
            <text:p>Caja de Embutir Octogonal Chica <text:s/>HDX </text:p>
          </table:table-cell>
          <table:table-cell office:value-type="string" calcext:value-type="string">
            <text:p>Genrod</text:p>
          </table:table-cell>
          <table:table-cell office:value-type="float" office:value="1463.31670885081" calcext:value-type="float">
            <text:p>1463,316708850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2HDX</text:p>
          </table:table-cell>
          <table:table-cell office:value-type="string" calcext:value-type="string">
            <text:p>Caja de Embutir Octogonal Grande <text:s/>HDX </text:p>
          </table:table-cell>
          <table:table-cell office:value-type="string" calcext:value-type="string">
            <text:p>Genrod</text:p>
          </table:table-cell>
          <table:table-cell office:value-type="float" office:value="2735.21151085488" calcext:value-type="float">
            <text:p>2735,211510854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3HDX</text:p>
          </table:table-cell>
          <table:table-cell office:value-type="string" calcext:value-type="string">
            <text:p>Caja de Embutir Cuadrada 10x10 <text:s/>HDX </text:p>
          </table:table-cell>
          <table:table-cell office:value-type="string" calcext:value-type="string">
            <text:p>Genrod</text:p>
          </table:table-cell>
          <table:table-cell office:value-type="float" office:value="3512.05865279907" calcext:value-type="float">
            <text:p>3512,058652799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4HDX</text:p>
          </table:table-cell>
          <table:table-cell office:value-type="string" calcext:value-type="string">
            <text:p>Caja de Embutir Mignon <text:s/>HDX </text:p>
          </table:table-cell>
          <table:table-cell office:value-type="string" calcext:value-type="string">
            <text:p>Genrod</text:p>
          </table:table-cell>
          <table:table-cell office:value-type="float" office:value="1463.31670885081" calcext:value-type="float">
            <text:p>1463,316708850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20HDX</text:p>
          </table:table-cell>
          <table:table-cell office:value-type="string" calcext:value-type="string">
            <text:p>Conector para tubo SISTELECTRIC HDX 20mm <text:s/></text:p>
          </table:table-cell>
          <table:table-cell office:value-type="string" calcext:value-type="string">
            <text:p>Genrod</text:p>
          </table:table-cell>
          <table:table-cell office:value-type="float" office:value="520.091349871446" calcext:value-type="float">
            <text:p>520,0913498714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22HDX</text:p>
          </table:table-cell>
          <table:table-cell office:value-type="string" calcext:value-type="string">
            <text:p>Conector para tubo SISTELECTRIC HDX 22mm <text:s/></text:p>
          </table:table-cell>
          <table:table-cell office:value-type="string" calcext:value-type="string">
            <text:p>Genrod</text:p>
          </table:table-cell>
          <table:table-cell office:value-type="float" office:value="986.095286330412" calcext:value-type="float">
            <text:p>986,0952863304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25HDX</text:p>
          </table:table-cell>
          <table:table-cell office:value-type="string" calcext:value-type="string">
            <text:p>Conector para tubo SISTELECTRIC HDX 25mm <text:s/></text:p>
          </table:table-cell>
          <table:table-cell office:value-type="string" calcext:value-type="string">
            <text:p>Genrod</text:p>
          </table:table-cell>
          <table:table-cell office:value-type="float" office:value="1110.12531955228" calcext:value-type="float">
            <text:p>1110,125319552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32HDX</text:p>
          </table:table-cell>
          <table:table-cell office:value-type="string" calcext:value-type="string">
            <text:p>Conector para tubo SISTELECTRIC HDX 32mm <text:s/></text:p>
          </table:table-cell>
          <table:table-cell office:value-type="string" calcext:value-type="string">
            <text:p>Genrod</text:p>
          </table:table-cell>
          <table:table-cell office:value-type="float" office:value="2603.03648129384" calcext:value-type="float">
            <text:p>2603,036481293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40HDX</text:p>
          </table:table-cell>
          <table:table-cell office:value-type="string" calcext:value-type="string">
            <text:p>Conector para tubo SISTELECTRIC HDX 40mm <text:s/></text:p>
          </table:table-cell>
          <table:table-cell office:value-type="string" calcext:value-type="string">
            <text:p>Genrod</text:p>
          </table:table-cell>
          <table:table-cell office:value-type="float" office:value="3257.36084912519" calcext:value-type="float">
            <text:p>3257,360849125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50HDX</text:p>
          </table:table-cell>
          <table:table-cell office:value-type="string" calcext:value-type="string">
            <text:p>Conector para tubo SISTELECTRIC HDX 50mm <text:s/></text:p>
          </table:table-cell>
          <table:table-cell office:value-type="string" calcext:value-type="string">
            <text:p>Genrod</text:p>
          </table:table-cell>
          <table:table-cell office:value-type="float" office:value="4880.93978131877" calcext:value-type="float">
            <text:p>4880,939781318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20HDX</text:p>
          </table:table-cell>
          <table:table-cell office:value-type="string" calcext:value-type="string">
            <text:p>Unión para tubo SISTELECTRIC HDX 20mm <text:s/></text:p>
          </table:table-cell>
          <table:table-cell office:value-type="string" calcext:value-type="string">
            <text:p>Genrod</text:p>
          </table:table-cell>
          <table:table-cell office:value-type="float" office:value="503.250627903251" calcext:value-type="float">
            <text:p>503,2506279032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22HDX</text:p>
          </table:table-cell>
          <table:table-cell office:value-type="string" calcext:value-type="string">
            <text:p>Unión para tubo SISTELECTRIC HDX 22mm <text:s/></text:p>
          </table:table-cell>
          <table:table-cell office:value-type="string" calcext:value-type="string">
            <text:p>Genrod</text:p>
          </table:table-cell>
          <table:table-cell office:value-type="float" office:value="883.485723908023" calcext:value-type="float">
            <text:p>883,4857239080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25HDX</text:p>
          </table:table-cell>
          <table:table-cell office:value-type="string" calcext:value-type="string">
            <text:p>Unión para tubo SISTELECTRIC HDX 25mm <text:s/></text:p>
          </table:table-cell>
          <table:table-cell office:value-type="string" calcext:value-type="string">
            <text:p>Genrod</text:p>
          </table:table-cell>
          <table:table-cell office:value-type="float" office:value="1027.42896882033" calcext:value-type="float">
            <text:p>1027,428968820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32HDX</text:p>
          </table:table-cell>
          <table:table-cell office:value-type="string" calcext:value-type="string">
            <text:p>Unión para tubo SISTELECTRIC HDX 32mm <text:s/></text:p>
          </table:table-cell>
          <table:table-cell office:value-type="string" calcext:value-type="string">
            <text:p>Genrod</text:p>
          </table:table-cell>
          <table:table-cell office:value-type="float" office:value="2235.55511621162" calcext:value-type="float">
            <text:p>2235,555116211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40HDX</text:p>
          </table:table-cell>
          <table:table-cell office:value-type="string" calcext:value-type="string">
            <text:p>Unión para tubo SISTELECTRIC HDX 40mm <text:s/></text:p>
          </table:table-cell>
          <table:table-cell office:value-type="string" calcext:value-type="string">
            <text:p>Genrod</text:p>
          </table:table-cell>
          <table:table-cell office:value-type="float" office:value="2761.24071623773" calcext:value-type="float">
            <text:p>2761,240716237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50HDX</text:p>
          </table:table-cell>
          <table:table-cell office:value-type="string" calcext:value-type="string">
            <text:p>Unión para tubo SISTELECTRIC HDX 50mm <text:s/></text:p>
          </table:table-cell>
          <table:table-cell office:value-type="string" calcext:value-type="string">
            <text:p>Genrod</text:p>
          </table:table-cell>
          <table:table-cell office:value-type="float" office:value="4298.06529240582" calcext:value-type="float">
            <text:p>4298,065292405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20HDX</text:p>
          </table:table-cell>
          <table:table-cell office:value-type="string" calcext:value-type="string">
            <text:p>Curva para tubo SISTELECTRIC HDX 20mm <text:s/></text:p>
          </table:table-cell>
          <table:table-cell office:value-type="string" calcext:value-type="string">
            <text:p>Genrod</text:p>
          </table:table-cell>
          <table:table-cell office:value-type="float" office:value="1284.67751867872" calcext:value-type="float">
            <text:p>1284,677518678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22HDX</text:p>
          </table:table-cell>
          <table:table-cell office:value-type="string" calcext:value-type="string">
            <text:p>Curva para tubo SISTELECTRIC HDX 22mm <text:s/></text:p>
          </table:table-cell>
          <table:table-cell office:value-type="string" calcext:value-type="string">
            <text:p>Genrod</text:p>
          </table:table-cell>
          <table:table-cell office:value-type="float" office:value="1593.98447930282" calcext:value-type="float">
            <text:p>1593,984479302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25HDX</text:p>
          </table:table-cell>
          <table:table-cell office:value-type="string" calcext:value-type="string">
            <text:p>Curva para tubo SISTELECTRIC HDX 25mm <text:s/></text:p>
          </table:table-cell>
          <table:table-cell office:value-type="string" calcext:value-type="string">
            <text:p>Genrod</text:p>
          </table:table-cell>
          <table:table-cell office:value-type="float" office:value="1860.39252682377" calcext:value-type="float">
            <text:p>1860,392526823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32HDX</text:p>
          </table:table-cell>
          <table:table-cell office:value-type="string" calcext:value-type="string">
            <text:p>Curva para tubo SISTELECTRIC HDX 32mm <text:s/></text:p>
          </table:table-cell>
          <table:table-cell office:value-type="string" calcext:value-type="string">
            <text:p>Genrod</text:p>
          </table:table-cell>
          <table:table-cell office:value-type="float" office:value="3472.75397295592" calcext:value-type="float">
            <text:p>3472,753972955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40HDX</text:p>
          </table:table-cell>
          <table:table-cell office:value-type="string" calcext:value-type="string">
            <text:p>Curva para tubo SISTELECTRIC HDX 40mm <text:s/></text:p>
          </table:table-cell>
          <table:table-cell office:value-type="string" calcext:value-type="string">
            <text:p>Genrod</text:p>
          </table:table-cell>
          <table:table-cell office:value-type="float" office:value="5173.89877776031" calcext:value-type="float">
            <text:p>5173,898777760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50HDX</text:p>
          </table:table-cell>
          <table:table-cell office:value-type="string" calcext:value-type="string">
            <text:p>Curva para tubo SISTELECTRIC HDX 50mm <text:s/></text:p>
          </table:table-cell>
          <table:table-cell office:value-type="string" calcext:value-type="string">
            <text:p>Genrod</text:p>
          </table:table-cell>
          <table:table-cell office:value-type="float" office:value="8972.27868977078" calcext:value-type="float">
            <text:p>8972,278689770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20HDX</text:p>
          </table:table-cell>
          <table:table-cell office:value-type="string" calcext:value-type="string">
            <text:p>Grampa p/fijar tubo SISTELECTRIC HDX 20mm <text:s/></text:p>
          </table:table-cell>
          <table:table-cell office:value-type="string" calcext:value-type="string">
            <text:p>Genrod</text:p>
          </table:table-cell>
          <table:table-cell office:value-type="float" office:value="548.671301438811" calcext:value-type="float">
            <text:p>548,6713014388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22HDX</text:p>
          </table:table-cell>
          <table:table-cell office:value-type="string" calcext:value-type="string">
            <text:p>Grampa p/fijar tubo SISTELECTRIC HDX 22mm <text:s/></text:p>
          </table:table-cell>
          <table:table-cell office:value-type="string" calcext:value-type="string">
            <text:p>Genrod</text:p>
          </table:table-cell>
          <table:table-cell office:value-type="float" office:value="592.584715865342" calcext:value-type="float">
            <text:p>592,5847158653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25HDX</text:p>
          </table:table-cell>
          <table:table-cell office:value-type="string" calcext:value-type="string">
            <text:p>Grampa p/fijar tubo SISTELECTRIC HDX 25mm <text:s/></text:p>
          </table:table-cell>
          <table:table-cell office:value-type="string" calcext:value-type="string">
            <text:p>Genrod</text:p>
          </table:table-cell>
          <table:table-cell office:value-type="float" office:value="660.962105061504" calcext:value-type="float">
            <text:p>660,9621050615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32HDX</text:p>
          </table:table-cell>
          <table:table-cell office:value-type="string" calcext:value-type="string">
            <text:p>Grampa p/fijar tubo SISTELECTRIC HDX 32mm <text:s/></text:p>
          </table:table-cell>
          <table:table-cell office:value-type="string" calcext:value-type="string">
            <text:p>Genrod</text:p>
          </table:table-cell>
          <table:table-cell office:value-type="float" office:value="1463.31670885081" calcext:value-type="float">
            <text:p>1463,316708850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40HDX</text:p>
          </table:table-cell>
          <table:table-cell office:value-type="string" calcext:value-type="string">
            <text:p>Grampa p/fijar tubo SISTELECTRIC HDX 40mm <text:s/></text:p>
          </table:table-cell>
          <table:table-cell office:value-type="string" calcext:value-type="string">
            <text:p>Genrod</text:p>
          </table:table-cell>
          <table:table-cell office:value-type="float" office:value="1738.91323978642" calcext:value-type="float">
            <text:p>1738,913239786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50HDX</text:p>
          </table:table-cell>
          <table:table-cell office:value-type="string" calcext:value-type="string">
            <text:p>Grampa p/fijar tubo SISTELECTRIC HDX 50mm <text:s/></text:p>
          </table:table-cell>
          <table:table-cell office:value-type="string" calcext:value-type="string">
            <text:p>Genrod</text:p>
          </table:table-cell>
          <table:table-cell office:value-type="float" office:value="2185.52570809268" calcext:value-type="float">
            <text:p>2185,52570809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090905HDX</text:p>
          </table:table-cell>
          <table:table-cell office:value-type="string" calcext:value-type="string">
            <text:p>Caja de pase IP 65 SISTELECTRIC HDX 90x90x55 </text:p>
          </table:table-cell>
          <table:table-cell office:value-type="string" calcext:value-type="string">
            <text:p>Genrod</text:p>
          </table:table-cell>
          <table:table-cell office:value-type="float" office:value="7400.75816834292" calcext:value-type="float">
            <text:p>7400,75816834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090907HDX</text:p>
          </table:table-cell>
          <table:table-cell office:value-type="string" calcext:value-type="string">
            <text:p>Caja de pase IP 65 SISTELECTRIC HDX 90x90x75 </text:p>
          </table:table-cell>
          <table:table-cell office:value-type="string" calcext:value-type="string">
            <text:p>Genrod</text:p>
          </table:table-cell>
          <table:table-cell office:value-type="float" office:value="8024.99532549788" calcext:value-type="float">
            <text:p>8024,995325497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06HDX</text:p>
          </table:table-cell>
          <table:table-cell office:value-type="string" calcext:value-type="string">
            <text:p>Caja de pase IP 65 SISTELECTRIC HDX 115x115x65 </text:p>
          </table:table-cell>
          <table:table-cell office:value-type="string" calcext:value-type="string">
            <text:p>Genrod</text:p>
          </table:table-cell>
          <table:table-cell office:value-type="float" office:value="10537.1614739685" calcext:value-type="float">
            <text:p>10537,16147396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08HDX</text:p>
          </table:table-cell>
          <table:table-cell office:value-type="string" calcext:value-type="string">
            <text:p>Caja de pase IP 65 SISTELECTRIC HDX 115x115x80 </text:p>
          </table:table-cell>
          <table:table-cell office:value-type="string" calcext:value-type="string">
            <text:p>Genrod</text:p>
          </table:table-cell>
          <table:table-cell office:value-type="float" office:value="11114.9344705124" calcext:value-type="float">
            <text:p>11114,93447051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11HDX</text:p>
          </table:table-cell>
          <table:table-cell office:value-type="string" calcext:value-type="string">
            <text:p>Caja de pase IP 65 SISTELECTRIC HDX 115x115x110 </text:p>
          </table:table-cell>
          <table:table-cell office:value-type="string" calcext:value-type="string">
            <text:p>Genrod</text:p>
          </table:table-cell>
          <table:table-cell office:value-type="float" office:value="13322.9241364801" calcext:value-type="float">
            <text:p>13322,92413648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6HDX</text:p>
          </table:table-cell>
          <table:table-cell office:value-type="string" calcext:value-type="string">
            <text:p>Caja de pase IP 65 SISTELECTRIC HDX 115x165x65 </text:p>
          </table:table-cell>
          <table:table-cell office:value-type="string" calcext:value-type="string">
            <text:p>Genrod</text:p>
          </table:table-cell>
          <table:table-cell office:value-type="float" office:value="11803.9837693556" calcext:value-type="float">
            <text:p>11803,98376935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8HDX</text:p>
          </table:table-cell>
          <table:table-cell office:value-type="string" calcext:value-type="string">
            <text:p>Caja de pase IP 65 SISTELECTRIC HDX 115x165x80 </text:p>
          </table:table-cell>
          <table:table-cell office:value-type="string" calcext:value-type="string">
            <text:p>Genrod</text:p>
          </table:table-cell>
          <table:table-cell office:value-type="float" office:value="13638.3470907966" calcext:value-type="float">
            <text:p>13638,34709079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11HDX</text:p>
          </table:table-cell>
          <table:table-cell office:value-type="string" calcext:value-type="string">
            <text:p>Caja de pase IP 65 SISTELECTRIC HDX 115x165x110 </text:p>
          </table:table-cell>
          <table:table-cell office:value-type="string" calcext:value-type="string">
            <text:p>Genrod</text:p>
          </table:table-cell>
          <table:table-cell office:value-type="float" office:value="14999.5759807627" calcext:value-type="float">
            <text:p>14999,57598076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6HDX</text:p>
          </table:table-cell>
          <table:table-cell office:value-type="string" calcext:value-type="string">
            <text:p>Caja de pase IP 65 SISTELECTRIC HDX 165x165x65 </text:p>
          </table:table-cell>
          <table:table-cell office:value-type="string" calcext:value-type="string">
            <text:p>Genrod</text:p>
          </table:table-cell>
          <table:table-cell office:value-type="float" office:value="14999.5759807627" calcext:value-type="float">
            <text:p>14999,57598076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8HDX</text:p>
          </table:table-cell>
          <table:table-cell office:value-type="string" calcext:value-type="string">
            <text:p>Caja de pase IP 65 SISTELECTRIC HDX 165x165x80 </text:p>
          </table:table-cell>
          <table:table-cell office:value-type="string" calcext:value-type="string">
            <text:p>Genrod</text:p>
          </table:table-cell>
          <table:table-cell office:value-type="float" office:value="16599.1547102202" calcext:value-type="float">
            <text:p>16599,15471022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11HDX</text:p>
          </table:table-cell>
          <table:table-cell office:value-type="string" calcext:value-type="string">
            <text:p>Caja de pase IP 65 SISTELECTRIC HDX 165x165x110 </text:p>
          </table:table-cell>
          <table:table-cell office:value-type="string" calcext:value-type="string">
            <text:p>Genrod</text:p>
          </table:table-cell>
          <table:table-cell office:value-type="float" office:value="18154.3562532176" calcext:value-type="float">
            <text:p>18154,35625321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6HDX</text:p>
          </table:table-cell>
          <table:table-cell office:value-type="string" calcext:value-type="string">
            <text:p>Caja de pase IP 65 SISTELECTRIC HDX 165x210x65 </text:p>
          </table:table-cell>
          <table:table-cell office:value-type="string" calcext:value-type="string">
            <text:p>Genrod</text:p>
          </table:table-cell>
          <table:table-cell office:value-type="float" office:value="16882.4324654615" calcext:value-type="float">
            <text:p>16882,4324654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8HDX</text:p>
          </table:table-cell>
          <table:table-cell office:value-type="string" calcext:value-type="string">
            <text:p>Caja de pase IP 65 SISTELECTRIC HDX 165x210x80 </text:p>
          </table:table-cell>
          <table:table-cell office:value-type="string" calcext:value-type="string">
            <text:p>Genrod</text:p>
          </table:table-cell>
          <table:table-cell office:value-type="float" office:value="17899.136706006" calcext:value-type="float">
            <text:p>17899,1367060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11HDX</text:p>
          </table:table-cell>
          <table:table-cell office:value-type="string" calcext:value-type="string">
            <text:p>Caja de pase IP 65 SISTELECTRIC HDX 165x210x110 </text:p>
          </table:table-cell>
          <table:table-cell office:value-type="string" calcext:value-type="string">
            <text:p>Genrod</text:p>
          </table:table-cell>
          <table:table-cell office:value-type="float" office:value="20858.4370663206" calcext:value-type="float">
            <text:p>20858,43706632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1HDX</text:p>
          </table:table-cell>
          <table:table-cell office:value-type="string" calcext:value-type="string">
            <text:p>Caja de pase IP 65 SISTELECTRIC HDX 210x210x110 </text:p>
          </table:table-cell>
          <table:table-cell office:value-type="string" calcext:value-type="string">
            <text:p>Genrod</text:p>
          </table:table-cell>
          <table:table-cell office:value-type="float" office:value="25163.1400959566" calcext:value-type="float">
            <text:p>25163,14009595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3HDX</text:p>
          </table:table-cell>
          <table:table-cell office:value-type="string" calcext:value-type="string">
            <text:p>Caja de pase IP 65 SISTELECTRIC HDX 210x210x135 </text:p>
          </table:table-cell>
          <table:table-cell office:value-type="string" calcext:value-type="string">
            <text:p>Genrod</text:p>
          </table:table-cell>
          <table:table-cell office:value-type="float" office:value="26199.2358046538" calcext:value-type="float">
            <text:p>26199,23580465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6HDX</text:p>
          </table:table-cell>
          <table:table-cell office:value-type="string" calcext:value-type="string">
            <text:p>Caja de pase IP 65 SISTELECTRIC HDX 210x210x165 </text:p>
          </table:table-cell>
          <table:table-cell office:value-type="string" calcext:value-type="string">
            <text:p>Genrod</text:p>
          </table:table-cell>
          <table:table-cell office:value-type="float" office:value="30575.3887132082" calcext:value-type="float">
            <text:p>30575,38871320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1HDX</text:p>
          </table:table-cell>
          <table:table-cell office:value-type="string" calcext:value-type="string">
            <text:p>Caja de pase IP 65 SISTELECTRIC HDX 210x310x110 </text:p>
          </table:table-cell>
          <table:table-cell office:value-type="string" calcext:value-type="string">
            <text:p>Genrod</text:p>
          </table:table-cell>
          <table:table-cell office:value-type="float" office:value="41988.4126582833" calcext:value-type="float">
            <text:p>41988,41265828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3HDX</text:p>
          </table:table-cell>
          <table:table-cell office:value-type="string" calcext:value-type="string">
            <text:p>Caja de pase IP 65 SISTELECTRIC HDX 210x310x135 </text:p>
          </table:table-cell>
          <table:table-cell office:value-type="string" calcext:value-type="string">
            <text:p>Genrod</text:p>
          </table:table-cell>
          <table:table-cell office:value-type="float" office:value="47843.7084963333" calcext:value-type="float">
            <text:p>47843,70849633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6HDX</text:p>
          </table:table-cell>
          <table:table-cell office:value-type="string" calcext:value-type="string">
            <text:p>Caja de pase IP 65 SISTELECTRIC HDX 210x310x165 </text:p>
          </table:table-cell>
          <table:table-cell office:value-type="string" calcext:value-type="string">
            <text:p>Genrod</text:p>
          </table:table-cell>
          <table:table-cell office:value-type="float" office:value="52971.6648570203" calcext:value-type="float">
            <text:p>52971,66485702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1HDX</text:p>
          </table:table-cell>
          <table:table-cell office:value-type="string" calcext:value-type="string">
            <text:p>Caja de pase IP 65 SISTELECTRIC HDX 310x310x110 </text:p>
          </table:table-cell>
          <table:table-cell office:value-type="string" calcext:value-type="string">
            <text:p>Genrod</text:p>
          </table:table-cell>
          <table:table-cell office:value-type="float" office:value="55437.9175741697" calcext:value-type="float">
            <text:p>55437,91757416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3HDX</text:p>
          </table:table-cell>
          <table:table-cell office:value-type="string" calcext:value-type="string">
            <text:p>Caja de pase IP 65 SISTELECTRIC HDX 310x310x135 </text:p>
          </table:table-cell>
          <table:table-cell office:value-type="string" calcext:value-type="string">
            <text:p>Genrod</text:p>
          </table:table-cell>
          <table:table-cell office:value-type="float" office:value="60557.6999527655" calcext:value-type="float">
            <text:p>60557,69995276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6HDX</text:p>
          </table:table-cell>
          <table:table-cell office:value-type="string" calcext:value-type="string">
            <text:p>Caja de pase IP 65 SISTELECTRIC HDX 310x310x165 </text:p>
          </table:table-cell>
          <table:table-cell office:value-type="string" calcext:value-type="string">
            <text:p>Genrod</text:p>
          </table:table-cell>
          <table:table-cell office:value-type="float" office:value="63687.4655211609" calcext:value-type="float">
            <text:p>63687,46552116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090905GLH</text:p>
          </table:table-cell>
          <table:table-cell office:value-type="string" calcext:value-type="string">
            <text:p>Caja estanca plástica 90x90x55 Gris IP65 LH</text:p>
          </table:table-cell>
          <table:table-cell office:value-type="string" calcext:value-type="string">
            <text:p>Genrod</text:p>
          </table:table-cell>
          <table:table-cell office:value-type="float" office:value="7400.75816834292" calcext:value-type="float">
            <text:p>7400,75816834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090907GLH</text:p>
          </table:table-cell>
          <table:table-cell office:value-type="string" calcext:value-type="string">
            <text:p>Caja estanca plástica 90x90x75 Gris IP65 LH</text:p>
          </table:table-cell>
          <table:table-cell office:value-type="string" calcext:value-type="string">
            <text:p>Genrod</text:p>
          </table:table-cell>
          <table:table-cell office:value-type="float" office:value="8024.99532549788" calcext:value-type="float">
            <text:p>8024,995325497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06GLH</text:p>
          </table:table-cell>
          <table:table-cell office:value-type="string" calcext:value-type="string">
            <text:p>Caja estanca plástica 115x115x65 Gris IP65 LH</text:p>
          </table:table-cell>
          <table:table-cell office:value-type="string" calcext:value-type="string">
            <text:p>Genrod</text:p>
          </table:table-cell>
          <table:table-cell office:value-type="float" office:value="10537.1614739685" calcext:value-type="float">
            <text:p>10537,16147396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08GLH</text:p>
          </table:table-cell>
          <table:table-cell office:value-type="string" calcext:value-type="string">
            <text:p>Caja estanca plástica 115x115x80 Gris IP65 LH</text:p>
          </table:table-cell>
          <table:table-cell office:value-type="string" calcext:value-type="string">
            <text:p>Genrod</text:p>
          </table:table-cell>
          <table:table-cell office:value-type="float" office:value="11114.9344705124" calcext:value-type="float">
            <text:p>11114,93447051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11GLH</text:p>
          </table:table-cell>
          <table:table-cell office:value-type="string" calcext:value-type="string">
            <text:p>Caja estanca plástica 115x115x110 Gris IP65 LH</text:p>
          </table:table-cell>
          <table:table-cell office:value-type="string" calcext:value-type="string">
            <text:p>Genrod</text:p>
          </table:table-cell>
          <table:table-cell office:value-type="float" office:value="13322.9241364801" calcext:value-type="float">
            <text:p>13322,92413648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6GLH</text:p>
          </table:table-cell>
          <table:table-cell office:value-type="string" calcext:value-type="string">
            <text:p>Caja estanca plástica 115x165x65 Gris IP65 LH</text:p>
          </table:table-cell>
          <table:table-cell office:value-type="string" calcext:value-type="string">
            <text:p>Genrod</text:p>
          </table:table-cell>
          <table:table-cell office:value-type="float" office:value="11803.9837693556" calcext:value-type="float">
            <text:p>11803,98376935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8GLH</text:p>
          </table:table-cell>
          <table:table-cell office:value-type="string" calcext:value-type="string">
            <text:p>Caja estanca plástica 115x165x80 Gris IP65 LH</text:p>
          </table:table-cell>
          <table:table-cell office:value-type="string" calcext:value-type="string">
            <text:p>Genrod</text:p>
          </table:table-cell>
          <table:table-cell office:value-type="float" office:value="13638.3470907966" calcext:value-type="float">
            <text:p>13638,34709079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11GLH</text:p>
          </table:table-cell>
          <table:table-cell office:value-type="string" calcext:value-type="string">
            <text:p>Caja estanca plástica 115x165x110 Gris IP65 LH</text:p>
          </table:table-cell>
          <table:table-cell office:value-type="string" calcext:value-type="string">
            <text:p>Genrod</text:p>
          </table:table-cell>
          <table:table-cell office:value-type="float" office:value="14999.5759807627" calcext:value-type="float">
            <text:p>14999,57598076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6GLH</text:p>
          </table:table-cell>
          <table:table-cell office:value-type="string" calcext:value-type="string">
            <text:p>Caja estanca plástica 165x165x65 Gris IP65 LH</text:p>
          </table:table-cell>
          <table:table-cell office:value-type="string" calcext:value-type="string">
            <text:p>Genrod</text:p>
          </table:table-cell>
          <table:table-cell office:value-type="float" office:value="14999.5759807627" calcext:value-type="float">
            <text:p>14999,57598076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8GLH</text:p>
          </table:table-cell>
          <table:table-cell office:value-type="string" calcext:value-type="string">
            <text:p>Caja estanca plástica 165x165x80 Gris IP65 LH</text:p>
          </table:table-cell>
          <table:table-cell office:value-type="string" calcext:value-type="string">
            <text:p>Genrod</text:p>
          </table:table-cell>
          <table:table-cell office:value-type="float" office:value="16599.1547102202" calcext:value-type="float">
            <text:p>16599,15471022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11GLH</text:p>
          </table:table-cell>
          <table:table-cell office:value-type="string" calcext:value-type="string">
            <text:p>Caja estanca plástica 165x165x110 Gris IP65 LH</text:p>
          </table:table-cell>
          <table:table-cell office:value-type="string" calcext:value-type="string">
            <text:p>Genrod</text:p>
          </table:table-cell>
          <table:table-cell office:value-type="float" office:value="18154.3562532176" calcext:value-type="float">
            <text:p>18154,35625321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6GLH</text:p>
          </table:table-cell>
          <table:table-cell office:value-type="string" calcext:value-type="string">
            <text:p>Caja estanca plástica 165x210x65 Gris IP65 LH</text:p>
          </table:table-cell>
          <table:table-cell office:value-type="string" calcext:value-type="string">
            <text:p>Genrod</text:p>
          </table:table-cell>
          <table:table-cell office:value-type="float" office:value="16882.4324654615" calcext:value-type="float">
            <text:p>16882,4324654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8GLH</text:p>
          </table:table-cell>
          <table:table-cell office:value-type="string" calcext:value-type="string">
            <text:p>Caja estanca plástica 165x210x80 Gris IP65 LH</text:p>
          </table:table-cell>
          <table:table-cell office:value-type="string" calcext:value-type="string">
            <text:p>Genrod</text:p>
          </table:table-cell>
          <table:table-cell office:value-type="float" office:value="17899.136706006" calcext:value-type="float">
            <text:p>17899,1367060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11GLH</text:p>
          </table:table-cell>
          <table:table-cell office:value-type="string" calcext:value-type="string">
            <text:p>Caja estanca plástica 165x210x110 Gris IP65 LH</text:p>
          </table:table-cell>
          <table:table-cell office:value-type="string" calcext:value-type="string">
            <text:p>Genrod</text:p>
          </table:table-cell>
          <table:table-cell office:value-type="float" office:value="20858.4370663206" calcext:value-type="float">
            <text:p>20858,43706632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1GLH</text:p>
          </table:table-cell>
          <table:table-cell office:value-type="string" calcext:value-type="string">
            <text:p>Caja estanca plástica 210x210x110 Gris IP65 LH</text:p>
          </table:table-cell>
          <table:table-cell office:value-type="string" calcext:value-type="string">
            <text:p>Genrod</text:p>
          </table:table-cell>
          <table:table-cell office:value-type="float" office:value="25163.1400959566" calcext:value-type="float">
            <text:p>25163,14009595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3GLH</text:p>
          </table:table-cell>
          <table:table-cell office:value-type="string" calcext:value-type="string">
            <text:p>Caja estanca plástica 210x210x135 Gris IP65 LH</text:p>
          </table:table-cell>
          <table:table-cell office:value-type="string" calcext:value-type="string">
            <text:p>Genrod</text:p>
          </table:table-cell>
          <table:table-cell office:value-type="float" office:value="26199.2358046538" calcext:value-type="float">
            <text:p>26199,23580465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6GLH</text:p>
          </table:table-cell>
          <table:table-cell office:value-type="string" calcext:value-type="string">
            <text:p>Caja estanca plástica 210x210x165 Gris IP65 LH</text:p>
          </table:table-cell>
          <table:table-cell office:value-type="string" calcext:value-type="string">
            <text:p>Genrod</text:p>
          </table:table-cell>
          <table:table-cell office:value-type="float" office:value="30575.3887132082" calcext:value-type="float">
            <text:p>30575,38871320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1GLH</text:p>
          </table:table-cell>
          <table:table-cell office:value-type="string" calcext:value-type="string">
            <text:p>Caja estanca plástica 210x310x110 Gris IP65 LH</text:p>
          </table:table-cell>
          <table:table-cell office:value-type="string" calcext:value-type="string">
            <text:p>Genrod</text:p>
          </table:table-cell>
          <table:table-cell office:value-type="float" office:value="41988.4126582833" calcext:value-type="float">
            <text:p>41988,41265828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3GLH</text:p>
          </table:table-cell>
          <table:table-cell office:value-type="string" calcext:value-type="string">
            <text:p>Caja estanca plástica 210x310x135 Gris IP65 LH</text:p>
          </table:table-cell>
          <table:table-cell office:value-type="string" calcext:value-type="string">
            <text:p>Genrod</text:p>
          </table:table-cell>
          <table:table-cell office:value-type="float" office:value="47843.7084963333" calcext:value-type="float">
            <text:p>47843,70849633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6GLH</text:p>
          </table:table-cell>
          <table:table-cell office:value-type="string" calcext:value-type="string">
            <text:p>Caja estanca plástica 210x310x165 Gris IP65 LH</text:p>
          </table:table-cell>
          <table:table-cell office:value-type="string" calcext:value-type="string">
            <text:p>Genrod</text:p>
          </table:table-cell>
          <table:table-cell office:value-type="float" office:value="52971.6648570203" calcext:value-type="float">
            <text:p>52971,66485702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1GLH</text:p>
          </table:table-cell>
          <table:table-cell office:value-type="string" calcext:value-type="string">
            <text:p>Caja estanca plástica 310x310x110 Gris IP65 LH</text:p>
          </table:table-cell>
          <table:table-cell office:value-type="string" calcext:value-type="string">
            <text:p>Genrod</text:p>
          </table:table-cell>
          <table:table-cell office:value-type="float" office:value="55437.9175741697" calcext:value-type="float">
            <text:p>55437,91757416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3GLH</text:p>
          </table:table-cell>
          <table:table-cell office:value-type="string" calcext:value-type="string">
            <text:p>Caja estanca plástica 310x310x135 Gris IP65 LH</text:p>
          </table:table-cell>
          <table:table-cell office:value-type="string" calcext:value-type="string">
            <text:p>Genrod</text:p>
          </table:table-cell>
          <table:table-cell office:value-type="float" office:value="60557.6999527655" calcext:value-type="float">
            <text:p>60557,69995276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6GLH</text:p>
          </table:table-cell>
          <table:table-cell office:value-type="string" calcext:value-type="string">
            <text:p>Caja estanca plástica 310x310x165 Gris IP65 LH</text:p>
          </table:table-cell>
          <table:table-cell office:value-type="string" calcext:value-type="string">
            <text:p>Genrod</text:p>
          </table:table-cell>
          <table:table-cell office:value-type="float" office:value="63687.4655211609" calcext:value-type="float">
            <text:p>63687,46552116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5HDX</text:p>
          </table:table-cell>
          <table:table-cell office:value-type="string" calcext:value-type="string">
            <text:p>Caja rectangular de sobreponer SISTELECTRIC HDX</text:p>
          </table:table-cell>
          <table:table-cell office:value-type="string" calcext:value-type="string">
            <text:p>Genrod</text:p>
          </table:table-cell>
          <table:table-cell office:value-type="float" office:value="3823.39461606994" calcext:value-type="float">
            <text:p>3823,394616069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6HDX</text:p>
          </table:table-cell>
          <table:table-cell office:value-type="string" calcext:value-type="string">
            <text:p>Caja octogonal chica de sobreponer SISTELECTRIC HDX</text:p>
          </table:table-cell>
          <table:table-cell office:value-type="string" calcext:value-type="string">
            <text:p>Genrod</text:p>
          </table:table-cell>
          <table:table-cell office:value-type="float" office:value="4872.76579922749" calcext:value-type="float">
            <text:p>4872,765799227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0HD</text:p>
          </table:table-cell>
          <table:table-cell office:value-type="string" calcext:value-type="string">
            <text:p>Tubo rígido SISTELECTRIC HD 20mm x metro</text:p>
          </table:table-cell>
          <table:table-cell office:value-type="string" calcext:value-type="string">
            <text:p>Genrod</text:p>
          </table:table-cell>
          <table:table-cell office:value-type="float" office:value="2395.40912354569" calcext:value-type="float">
            <text:p>2395,409123545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2HD</text:p>
          </table:table-cell>
          <table:table-cell office:value-type="string" calcext:value-type="string">
            <text:p>Tubo rígido SISTELECTRIC HD 22mm x metro</text:p>
          </table:table-cell>
          <table:table-cell office:value-type="string" calcext:value-type="string">
            <text:p>Genrod</text:p>
          </table:table-cell>
          <table:table-cell office:value-type="float" office:value="2836.74618497035" calcext:value-type="float">
            <text:p>2836,746184970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5HD</text:p>
          </table:table-cell>
          <table:table-cell office:value-type="string" calcext:value-type="string">
            <text:p>Tubo rígido SISTELECTRIC HD 25mm x metro</text:p>
          </table:table-cell>
          <table:table-cell office:value-type="string" calcext:value-type="string">
            <text:p>Genrod</text:p>
          </table:table-cell>
          <table:table-cell office:value-type="float" office:value="3085.74828835722" calcext:value-type="float">
            <text:p>3085,748288357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32HD</text:p>
          </table:table-cell>
          <table:table-cell office:value-type="string" calcext:value-type="string">
            <text:p>Tubo rígido SISTELECTRIC HD 32mm x metro</text:p>
          </table:table-cell>
          <table:table-cell office:value-type="string" calcext:value-type="string">
            <text:p>Genrod</text:p>
          </table:table-cell>
          <table:table-cell office:value-type="float" office:value="4845.0687053594" calcext:value-type="float">
            <text:p>4845,06870535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40HD</text:p>
          </table:table-cell>
          <table:table-cell office:value-type="string" calcext:value-type="string">
            <text:p>Tubo rígido SISTELECTRIC HD 40mm x metro</text:p>
          </table:table-cell>
          <table:table-cell office:value-type="string" calcext:value-type="string">
            <text:p>Genrod</text:p>
          </table:table-cell>
          <table:table-cell office:value-type="float" office:value="6880.30811978927" calcext:value-type="float">
            <text:p>6880,308119789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50HD</text:p>
          </table:table-cell>
          <table:table-cell office:value-type="string" calcext:value-type="string">
            <text:p>Tubo rígido SISTELECTRIC HD 50mm x metro</text:p>
          </table:table-cell>
          <table:table-cell office:value-type="string" calcext:value-type="string">
            <text:p>Genrod</text:p>
          </table:table-cell>
          <table:table-cell office:value-type="float" office:value="9628.3313330709" calcext:value-type="float">
            <text:p>9628,33133307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16ED</text:p>
          </table:table-cell>
          <table:table-cell office:value-type="string" calcext:value-type="string">
            <text:p>Tubo rígido SISTELECTRIC ED ø16mm x metro</text:p>
          </table:table-cell>
          <table:table-cell office:value-type="string" calcext:value-type="string">
            <text:p>Genrod</text:p>
          </table:table-cell>
          <table:table-cell office:value-type="float" office:value="1042.36629306751" calcext:value-type="float">
            <text:p>1042,366293067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0ED</text:p>
          </table:table-cell>
          <table:table-cell office:value-type="string" calcext:value-type="string">
            <text:p>Tubo rígido SISTELECTRIC ED ø20mm x metro</text:p>
          </table:table-cell>
          <table:table-cell office:value-type="string" calcext:value-type="string">
            <text:p>Genrod</text:p>
          </table:table-cell>
          <table:table-cell office:value-type="float" office:value="1178.71527093048" calcext:value-type="float">
            <text:p>1178,715270930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2ED</text:p>
          </table:table-cell>
          <table:table-cell office:value-type="string" calcext:value-type="string">
            <text:p>Tubo rígido SISTELECTRIC ED ø22mm x metro</text:p>
          </table:table-cell>
          <table:table-cell office:value-type="string" calcext:value-type="string">
            <text:p>Genrod</text:p>
          </table:table-cell>
          <table:table-cell office:value-type="float" office:value="1367.54778392325" calcext:value-type="float">
            <text:p>1367,547783923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5ED</text:p>
          </table:table-cell>
          <table:table-cell office:value-type="string" calcext:value-type="string">
            <text:p>Tubo rígido SISTELECTRIC ED ø25mm x metro</text:p>
          </table:table-cell>
          <table:table-cell office:value-type="string" calcext:value-type="string">
            <text:p>Genrod</text:p>
          </table:table-cell>
          <table:table-cell office:value-type="float" office:value="1427.38983531866" calcext:value-type="float">
            <text:p>1427,389835318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32ED</text:p>
          </table:table-cell>
          <table:table-cell office:value-type="string" calcext:value-type="string">
            <text:p>Tubo rígido SISTELECTRIC ED ø32mm x metro</text:p>
          </table:table-cell>
          <table:table-cell office:value-type="string" calcext:value-type="string">
            <text:p>Genrod</text:p>
          </table:table-cell>
          <table:table-cell office:value-type="float" office:value="2114.51834498961" calcext:value-type="float">
            <text:p>2114,518344989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40ED</text:p>
          </table:table-cell>
          <table:table-cell office:value-type="string" calcext:value-type="string">
            <text:p>Tubo rígido SISTELECTRIC ED ø40mm x metro</text:p>
          </table:table-cell>
          <table:table-cell office:value-type="string" calcext:value-type="string">
            <text:p>Genrod</text:p>
          </table:table-cell>
          <table:table-cell office:value-type="float" office:value="2580.8372599547" calcext:value-type="float">
            <text:p>2580,83725995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50ED</text:p>
          </table:table-cell>
          <table:table-cell office:value-type="string" calcext:value-type="string">
            <text:p>Tubo rígido SISTELECTRIC ED ø50mm x metro</text:p>
          </table:table-cell>
          <table:table-cell office:value-type="string" calcext:value-type="string">
            <text:p>Genrod</text:p>
          </table:table-cell>
          <table:table-cell office:value-type="float" office:value="4012.98848815111" calcext:value-type="float">
            <text:p>4012,988488151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16SD</text:p>
          </table:table-cell>
          <table:table-cell office:value-type="string" calcext:value-type="string">
            <text:p>Tubo rígido SISTELECTRIC SD ø16mm x metro</text:p>
          </table:table-cell>
          <table:table-cell office:value-type="string" calcext:value-type="string">
            <text:p>Genrod</text:p>
          </table:table-cell>
          <table:table-cell office:value-type="float" office:value="641.193822131541" calcext:value-type="float">
            <text:p>641,1938221315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0SD</text:p>
          </table:table-cell>
          <table:table-cell office:value-type="string" calcext:value-type="string">
            <text:p>Tubo rígido SISTELECTRIC SD ø20mm x metro</text:p>
          </table:table-cell>
          <table:table-cell office:value-type="string" calcext:value-type="string">
            <text:p>Genrod</text:p>
          </table:table-cell>
          <table:table-cell office:value-type="float" office:value="772.78913665065" calcext:value-type="float">
            <text:p>772,789136650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2SD</text:p>
          </table:table-cell>
          <table:table-cell office:value-type="string" calcext:value-type="string">
            <text:p>Tubo rígido SISTELECTRIC SD ø22mm x metro</text:p>
          </table:table-cell>
          <table:table-cell office:value-type="string" calcext:value-type="string">
            <text:p>Genrod</text:p>
          </table:table-cell>
          <table:table-cell office:value-type="float" office:value="1040.18269974289" calcext:value-type="float">
            <text:p>1040,182699742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25SD</text:p>
          </table:table-cell>
          <table:table-cell office:value-type="string" calcext:value-type="string">
            <text:p>Tubo rígido SISTELECTRIC SD ø25mm x metro</text:p>
          </table:table-cell>
          <table:table-cell office:value-type="string" calcext:value-type="string">
            <text:p>Genrod</text:p>
          </table:table-cell>
          <table:table-cell office:value-type="float" office:value="1091.51646670618" calcext:value-type="float">
            <text:p>1091,516466706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32SD</text:p>
          </table:table-cell>
          <table:table-cell office:value-type="string" calcext:value-type="string">
            <text:p>Tubo rígido SISTELECTRIC SD ø32mm x metro</text:p>
          </table:table-cell>
          <table:table-cell office:value-type="string" calcext:value-type="string">
            <text:p>Genrod</text:p>
          </table:table-cell>
          <table:table-cell office:value-type="float" office:value="1613.81073373698" calcext:value-type="float">
            <text:p>1613,810733736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40SD</text:p>
          </table:table-cell>
          <table:table-cell office:value-type="string" calcext:value-type="string">
            <text:p>Tubo rígido SISTELECTRIC SD ø40mm x metro</text:p>
          </table:table-cell>
          <table:table-cell office:value-type="string" calcext:value-type="string">
            <text:p>Genrod</text:p>
          </table:table-cell>
          <table:table-cell office:value-type="float" office:value="2342.30964118384" calcext:value-type="float">
            <text:p>2342,309641183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50SD</text:p>
          </table:table-cell>
          <table:table-cell office:value-type="string" calcext:value-type="string">
            <text:p>Tubo rígido SISTELECTRIC SD ø50mm x metro</text:p>
          </table:table-cell>
          <table:table-cell office:value-type="string" calcext:value-type="string">
            <text:p>Genrod</text:p>
          </table:table-cell>
          <table:table-cell office:value-type="float" office:value="3303.53515221527" calcext:value-type="float">
            <text:p>3303,535152215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0P</text:p>
          </table:table-cell>
          <table:table-cell office:value-type="string" calcext:value-type="string">
            <text:p>Tubo Corrugado Pesado por 25m (rollo-precio x metro)de ø20mm</text:p>
          </table:table-cell>
          <table:table-cell office:value-type="string" calcext:value-type="string">
            <text:p>Genrod</text:p>
          </table:table-cell>
          <table:table-cell office:value-type="float" office:value="872.795778534753" calcext:value-type="float">
            <text:p>872,7957785347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2P</text:p>
          </table:table-cell>
          <table:table-cell office:value-type="string" calcext:value-type="string">
            <text:p>Tubo Corrugado Pesado por 25m (rollo-precio x metro) de ø22mm</text:p>
          </table:table-cell>
          <table:table-cell office:value-type="string" calcext:value-type="string">
            <text:p>Genrod</text:p>
          </table:table-cell>
          <table:table-cell office:value-type="float" office:value="1078.29316659966" calcext:value-type="float">
            <text:p>1078,293166599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5P</text:p>
          </table:table-cell>
          <table:table-cell office:value-type="string" calcext:value-type="string">
            <text:p>Tubo Corrugado Pesado por 25m (rollo-precio x metro) de ø25mm</text:p>
          </table:table-cell>
          <table:table-cell office:value-type="string" calcext:value-type="string">
            <text:p>Genrod</text:p>
          </table:table-cell>
          <table:table-cell office:value-type="float" office:value="1283.76350129594" calcext:value-type="float">
            <text:p>1283,763501295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0S</text:p>
          </table:table-cell>
          <table:table-cell office:value-type="string" calcext:value-type="string">
            <text:p>Tubo Corrugado Semipesado por 25m (rollo-precio x metro) de ø20mm</text:p>
          </table:table-cell>
          <table:table-cell office:value-type="string" calcext:value-type="string">
            <text:p>Genrod</text:p>
          </table:table-cell>
          <table:table-cell office:value-type="float" office:value="579.888956446979" calcext:value-type="float">
            <text:p>579,8889564469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2S</text:p>
          </table:table-cell>
          <table:table-cell office:value-type="string" calcext:value-type="string">
            <text:p>Tubo Corrugado Semipesado por 25m (rollo-precio x metro) de ø22mm</text:p>
          </table:table-cell>
          <table:table-cell office:value-type="string" calcext:value-type="string">
            <text:p>Genrod</text:p>
          </table:table-cell>
          <table:table-cell office:value-type="float" office:value="689.130458949097" calcext:value-type="float">
            <text:p>689,1304589490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5S</text:p>
          </table:table-cell>
          <table:table-cell office:value-type="string" calcext:value-type="string">
            <text:p>Tubo Corrugado Semipesado por 25m (rollo-precio x metro) de ø25mm</text:p>
          </table:table-cell>
          <table:table-cell office:value-type="string" calcext:value-type="string">
            <text:p>Genrod</text:p>
          </table:table-cell>
          <table:table-cell office:value-type="float" office:value="865.707795955368" calcext:value-type="float">
            <text:p>865,7077959553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32S</text:p>
          </table:table-cell>
          <table:table-cell office:value-type="string" calcext:value-type="string">
            <text:p>Tubo Corrugado Semipesado por 25m (rollo-precio x metro) de ø32mm</text:p>
          </table:table-cell>
          <table:table-cell office:value-type="string" calcext:value-type="string">
            <text:p>Genrod</text:p>
          </table:table-cell>
          <table:table-cell office:value-type="float" office:value="1150.28218050707" calcext:value-type="float">
            <text:p>1150,282180507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40S</text:p>
          </table:table-cell>
          <table:table-cell office:value-type="string" calcext:value-type="string">
            <text:p>Tubo Corrugado Semipesado por 25m (rollo-precio x metro) de ø40mm</text:p>
          </table:table-cell>
          <table:table-cell office:value-type="string" calcext:value-type="string">
            <text:p>Genrod</text:p>
          </table:table-cell>
          <table:table-cell office:value-type="float" office:value="1434.64013810979" calcext:value-type="float">
            <text:p>1434,640138109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50S</text:p>
          </table:table-cell>
          <table:table-cell office:value-type="string" calcext:value-type="string">
            <text:p>Tubo Corrugado Semipesadopor 25m (rollo-precio x metro) de ø50mm</text:p>
          </table:table-cell>
          <table:table-cell office:value-type="string" calcext:value-type="string">
            <text:p>Genrod</text:p>
          </table:table-cell>
          <table:table-cell office:value-type="float" office:value="2051.99801010046" calcext:value-type="float">
            <text:p>2051,998010100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050S</text:p>
          </table:table-cell>
          <table:table-cell office:value-type="string" calcext:value-type="string">
            <text:p>Tubo Corrugado Semipesado por 25m (rollo-precio x metro) de ø20mm</text:p>
          </table:table-cell>
          <table:table-cell office:value-type="string" calcext:value-type="string">
            <text:p>Genrod</text:p>
          </table:table-cell>
          <table:table-cell office:value-type="float" office:value="579.97011655285" calcext:value-type="float">
            <text:p>579,970116552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250S</text:p>
          </table:table-cell>
          <table:table-cell office:value-type="string" calcext:value-type="string">
            <text:p>Tubo Corrugado Semipesado por 25m (rollo-precio x metro) de ø22mm</text:p>
          </table:table-cell>
          <table:table-cell office:value-type="string" calcext:value-type="string">
            <text:p>Genrod</text:p>
          </table:table-cell>
          <table:table-cell office:value-type="float" office:value="689.130458949097" calcext:value-type="float">
            <text:p>689,1304589490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550S</text:p>
          </table:table-cell>
          <table:table-cell office:value-type="string" calcext:value-type="string">
            <text:p>Tubo Corrugado Semipesado por 50m <text:s/>(rollo-precio x metro)de ø25mm</text:p>
          </table:table-cell>
          <table:table-cell office:value-type="string" calcext:value-type="string">
            <text:p>Genrod</text:p>
          </table:table-cell>
          <table:table-cell office:value-type="float" office:value="865.707795955368" calcext:value-type="float">
            <text:p>865,7077959553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0L</text:p>
          </table:table-cell>
          <table:table-cell office:value-type="string" calcext:value-type="string">
            <text:p>Tubo Corrugado Liviano por 25m (rollo-precio x metro) de ø20mm</text:p>
          </table:table-cell>
          <table:table-cell office:value-type="string" calcext:value-type="string">
            <text:p>Genrod</text:p>
          </table:table-cell>
          <table:table-cell office:value-type="float" office:value="371.199270884488" calcext:value-type="float">
            <text:p>371,1992708844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2L</text:p>
          </table:table-cell>
          <table:table-cell office:value-type="string" calcext:value-type="string">
            <text:p>Tubo Corrugado Liviano por 25m (rollo-precio x metro) de ø22mm </text:p>
          </table:table-cell>
          <table:table-cell office:value-type="string" calcext:value-type="string">
            <text:p>Genrod</text:p>
          </table:table-cell>
          <table:table-cell office:value-type="float" office:value="444.432739748587" calcext:value-type="float">
            <text:p>444,4327397485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5L</text:p>
          </table:table-cell>
          <table:table-cell office:value-type="string" calcext:value-type="string">
            <text:p>Tubo Corrugado Liviano por 25m (rollo-precio x metro) de ø25mm</text:p>
          </table:table-cell>
          <table:table-cell office:value-type="string" calcext:value-type="string">
            <text:p>Genrod</text:p>
          </table:table-cell>
          <table:table-cell office:value-type="float" office:value="568.256007938829" calcext:value-type="float">
            <text:p>568,2560079388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32L</text:p>
          </table:table-cell>
          <table:table-cell office:value-type="string" calcext:value-type="string">
            <text:p>Tubo Corrugado Liviano por 25m (rollo-precio x metro) de ø32mm</text:p>
          </table:table-cell>
          <table:table-cell office:value-type="string" calcext:value-type="string">
            <text:p>Genrod</text:p>
          </table:table-cell>
          <table:table-cell office:value-type="float" office:value="844.606168428956" calcext:value-type="float">
            <text:p>844,6061684289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40L</text:p>
          </table:table-cell>
          <table:table-cell office:value-type="string" calcext:value-type="string">
            <text:p>Tubo Corrugado Liviano por 25m (rollo-precio x metro) de ø40mm</text:p>
          </table:table-cell>
          <table:table-cell office:value-type="string" calcext:value-type="string">
            <text:p>Genrod</text:p>
          </table:table-cell>
          <table:table-cell office:value-type="float" office:value="1131.02018204707" calcext:value-type="float">
            <text:p>1131,020182047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50L</text:p>
          </table:table-cell>
          <table:table-cell office:value-type="string" calcext:value-type="string">
            <text:p>Tubo Corrugado Liviano por 25m (rollo-precio x metro) de ø50mm</text:p>
          </table:table-cell>
          <table:table-cell office:value-type="string" calcext:value-type="string">
            <text:p>Genrod</text:p>
          </table:table-cell>
          <table:table-cell office:value-type="float" office:value="1595.85116173785" calcext:value-type="float">
            <text:p>1595,851161737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050L</text:p>
          </table:table-cell>
          <table:table-cell office:value-type="string" calcext:value-type="string">
            <text:p>Tubo Corrugado Liviano por 25m (rollo-precio x metro) de ø20mm <text:s/></text:p>
          </table:table-cell>
          <table:table-cell office:value-type="string" calcext:value-type="string">
            <text:p>Genrod</text:p>
          </table:table-cell>
          <table:table-cell office:value-type="float" office:value="371.199270884488" calcext:value-type="float">
            <text:p>371,1992708844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250L</text:p>
          </table:table-cell>
          <table:table-cell office:value-type="string" calcext:value-type="string">
            <text:p>Tubo Corrugado Liviano por 50m (rollo-precio x metro) de ø22mm</text:p>
          </table:table-cell>
          <table:table-cell office:value-type="string" calcext:value-type="string">
            <text:p>Genrod</text:p>
          </table:table-cell>
          <table:table-cell office:value-type="float" office:value="444.432739748587" calcext:value-type="float">
            <text:p>444,4327397485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2550L</text:p>
          </table:table-cell>
          <table:table-cell office:value-type="string" calcext:value-type="string">
            <text:p>Tubo Corrugado Liviano por 50m (rollo-precio x metro) de ø25mm</text:p>
          </table:table-cell>
          <table:table-cell office:value-type="string" calcext:value-type="string">
            <text:p>Genrod</text:p>
          </table:table-cell>
          <table:table-cell office:value-type="float" office:value="568.256007938829" calcext:value-type="float">
            <text:p>568,2560079388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G016E</text:p>
          </table:table-cell>
          <table:table-cell office:value-type="string" calcext:value-type="string">
            <text:p>Conector para tubo rígido y corrugado 16mm</text:p>
          </table:table-cell>
          <table:table-cell office:value-type="string" calcext:value-type="string">
            <text:p>Genrod</text:p>
          </table:table-cell>
          <table:table-cell office:value-type="float" office:value="119.587451881115" calcext:value-type="float">
            <text:p>119,5874518811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G020E</text:p>
          </table:table-cell>
          <table:table-cell office:value-type="string" calcext:value-type="string">
            <text:p>Conector para tubo rígido y corrugado 20mm</text:p>
          </table:table-cell>
          <table:table-cell office:value-type="string" calcext:value-type="string">
            <text:p>Genrod</text:p>
          </table:table-cell>
          <table:table-cell office:value-type="float" office:value="120.629118840284" calcext:value-type="float">
            <text:p>120,6291188402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G022E</text:p>
          </table:table-cell>
          <table:table-cell office:value-type="string" calcext:value-type="string">
            <text:p>Conector para tubo rígido y corrugado 22mm</text:p>
          </table:table-cell>
          <table:table-cell office:value-type="string" calcext:value-type="string">
            <text:p>Genrod</text:p>
          </table:table-cell>
          <table:table-cell office:value-type="float" office:value="228.125064058099" calcext:value-type="float">
            <text:p>228,1250640580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G025E</text:p>
          </table:table-cell>
          <table:table-cell office:value-type="string" calcext:value-type="string">
            <text:p>Conector para tubo rígido y corrugado 25mm</text:p>
          </table:table-cell>
          <table:table-cell office:value-type="string" calcext:value-type="string">
            <text:p>Genrod</text:p>
          </table:table-cell>
          <table:table-cell office:value-type="float" office:value="257.291738914842" calcext:value-type="float">
            <text:p>257,2917389148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G032E</text:p>
          </table:table-cell>
          <table:table-cell office:value-type="string" calcext:value-type="string">
            <text:p>Conector para tubo rígido y corrugado 32mm</text:p>
          </table:table-cell>
          <table:table-cell office:value-type="string" calcext:value-type="string">
            <text:p>Genrod</text:p>
          </table:table-cell>
          <table:table-cell office:value-type="float" office:value="603.411117151796" calcext:value-type="float">
            <text:p>603,4111171517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G040E</text:p>
          </table:table-cell>
          <table:table-cell office:value-type="string" calcext:value-type="string">
            <text:p>Conector para tubo rígido y corrugado 40mm</text:p>
          </table:table-cell>
          <table:table-cell office:value-type="string" calcext:value-type="string">
            <text:p>Genrod</text:p>
          </table:table-cell>
          <table:table-cell office:value-type="float" office:value="754.534525600706" calcext:value-type="float">
            <text:p>754,5345256007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RG050E</text:p>
          </table:table-cell>
          <table:table-cell office:value-type="string" calcext:value-type="string">
            <text:p>Conector para tubo rígido y corrugado 50mm</text:p>
          </table:table-cell>
          <table:table-cell office:value-type="string" calcext:value-type="string">
            <text:p>Genrod</text:p>
          </table:table-cell>
          <table:table-cell office:value-type="float" office:value="1131.12776860395" calcext:value-type="float">
            <text:p>1131,127768603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016E</text:p>
          </table:table-cell>
          <table:table-cell office:value-type="string" calcext:value-type="string">
            <text:p>Union para tubo rígido y corrugado 16mm</text:p>
          </table:table-cell>
          <table:table-cell office:value-type="string" calcext:value-type="string">
            <text:p>Genrod</text:p>
          </table:table-cell>
          <table:table-cell office:value-type="float" office:value="85.9477365526439" calcext:value-type="float">
            <text:p>85,94773655264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020E</text:p>
          </table:table-cell>
          <table:table-cell office:value-type="string" calcext:value-type="string">
            <text:p>Unión para tubo rígido y corrugado 20mm</text:p>
          </table:table-cell>
          <table:table-cell office:value-type="string" calcext:value-type="string">
            <text:p>Genrod</text:p>
          </table:table-cell>
          <table:table-cell office:value-type="float" office:value="89.8897311236183" calcext:value-type="float">
            <text:p>89,88973112361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022E</text:p>
          </table:table-cell>
          <table:table-cell office:value-type="string" calcext:value-type="string">
            <text:p>Unión para tubo rígido y corrugado 22mm</text:p>
          </table:table-cell>
          <table:table-cell office:value-type="string" calcext:value-type="string">
            <text:p>Genrod</text:p>
          </table:table-cell>
          <table:table-cell office:value-type="float" office:value="119.587451881115" calcext:value-type="float">
            <text:p>119,5874518811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025E</text:p>
          </table:table-cell>
          <table:table-cell office:value-type="string" calcext:value-type="string">
            <text:p>Unión para tubo rígido y corrugado 25mm</text:p>
          </table:table-cell>
          <table:table-cell office:value-type="string" calcext:value-type="string">
            <text:p>Genrod</text:p>
          </table:table-cell>
          <table:table-cell office:value-type="float" office:value="129.575199783739" calcext:value-type="float">
            <text:p>129,5751997837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032E</text:p>
          </table:table-cell>
          <table:table-cell office:value-type="string" calcext:value-type="string">
            <text:p>Unión para tubo rígido y corrugado 32mm</text:p>
          </table:table-cell>
          <table:table-cell office:value-type="string" calcext:value-type="string">
            <text:p>Genrod</text:p>
          </table:table-cell>
          <table:table-cell office:value-type="float" office:value="314.052375768406" calcext:value-type="float">
            <text:p>314,0523757684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040E</text:p>
          </table:table-cell>
          <table:table-cell office:value-type="string" calcext:value-type="string">
            <text:p>Unión para tubo rígido y corrugado 40mm</text:p>
          </table:table-cell>
          <table:table-cell office:value-type="string" calcext:value-type="string">
            <text:p>Genrod</text:p>
          </table:table-cell>
          <table:table-cell office:value-type="float" office:value="377.65533480475" calcext:value-type="float">
            <text:p>377,655334804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TR050E</text:p>
          </table:table-cell>
          <table:table-cell office:value-type="string" calcext:value-type="string">
            <text:p>Unión para tubo rígido y corrugado 50mm</text:p>
          </table:table-cell>
          <table:table-cell office:value-type="string" calcext:value-type="string">
            <text:p>Genrod</text:p>
          </table:table-cell>
          <table:table-cell office:value-type="float" office:value="601.572881341497" calcext:value-type="float">
            <text:p>601,5728813414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016E</text:p>
          </table:table-cell>
          <table:table-cell office:value-type="string" calcext:value-type="string">
            <text:p>Curva para tubo rígido 16mm</text:p>
          </table:table-cell>
          <table:table-cell office:value-type="string" calcext:value-type="string">
            <text:p>Genrod</text:p>
          </table:table-cell>
          <table:table-cell office:value-type="float" office:value="247.303991012218" calcext:value-type="float">
            <text:p>247,3039910122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020E</text:p>
          </table:table-cell>
          <table:table-cell office:value-type="string" calcext:value-type="string">
            <text:p>Curva para tubo rígido 20mm</text:p>
          </table:table-cell>
          <table:table-cell office:value-type="string" calcext:value-type="string">
            <text:p>Genrod</text:p>
          </table:table-cell>
          <table:table-cell office:value-type="float" office:value="269.383245578142" calcext:value-type="float">
            <text:p>269,3832455781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022E</text:p>
          </table:table-cell>
          <table:table-cell office:value-type="string" calcext:value-type="string">
            <text:p>Curva para tubo rígido 22mm</text:p>
          </table:table-cell>
          <table:table-cell office:value-type="string" calcext:value-type="string">
            <text:p>Genrod</text:p>
          </table:table-cell>
          <table:table-cell office:value-type="float" office:value="321.160220901562" calcext:value-type="float">
            <text:p>321,1602209015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025E</text:p>
          </table:table-cell>
          <table:table-cell office:value-type="string" calcext:value-type="string">
            <text:p>Curva para tubo rígido 25mm</text:p>
          </table:table-cell>
          <table:table-cell office:value-type="string" calcext:value-type="string">
            <text:p>Genrod</text:p>
          </table:table-cell>
          <table:table-cell office:value-type="float" office:value="345.322809385825" calcext:value-type="float">
            <text:p>345,3228093858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032E</text:p>
          </table:table-cell>
          <table:table-cell office:value-type="string" calcext:value-type="string">
            <text:p>Curva para tubo rígido 32mm</text:p>
          </table:table-cell>
          <table:table-cell office:value-type="string" calcext:value-type="string">
            <text:p>Genrod</text:p>
          </table:table-cell>
          <table:table-cell office:value-type="float" office:value="804.983886172244" calcext:value-type="float">
            <text:p>804,9838861722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040E</text:p>
          </table:table-cell>
          <table:table-cell office:value-type="string" calcext:value-type="string">
            <text:p>Curva para tubo rígido 40mm</text:p>
          </table:table-cell>
          <table:table-cell office:value-type="string" calcext:value-type="string">
            <text:p>Genrod</text:p>
          </table:table-cell>
          <table:table-cell office:value-type="float" office:value="1212.60246468487" calcext:value-type="float">
            <text:p>1212,602464684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TR050E</text:p>
          </table:table-cell>
          <table:table-cell office:value-type="string" calcext:value-type="string">
            <text:p>Curva para tubo rígido 50mm</text:p>
          </table:table-cell>
          <table:table-cell office:value-type="string" calcext:value-type="string">
            <text:p>Genrod</text:p>
          </table:table-cell>
          <table:table-cell office:value-type="float" office:value="2110.3559847502" calcext:value-type="float">
            <text:p>2110,35598475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016E</text:p>
          </table:table-cell>
          <table:table-cell office:value-type="string" calcext:value-type="string">
            <text:p>Grampa p/fijar tubo rígido 16mm</text:p>
          </table:table-cell>
          <table:table-cell office:value-type="string" calcext:value-type="string">
            <text:p>Genrod</text:p>
          </table:table-cell>
          <table:table-cell office:value-type="float" office:value="118.525360079608" calcext:value-type="float">
            <text:p>118,5253600796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020E</text:p>
          </table:table-cell>
          <table:table-cell office:value-type="string" calcext:value-type="string">
            <text:p>Grampa p/fijar tubo rígido 20mm</text:p>
          </table:table-cell>
          <table:table-cell office:value-type="string" calcext:value-type="string">
            <text:p>Genrod</text:p>
          </table:table-cell>
          <table:table-cell office:value-type="float" office:value="121.69121064179" calcext:value-type="float">
            <text:p>121,691210641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022E</text:p>
          </table:table-cell>
          <table:table-cell office:value-type="string" calcext:value-type="string">
            <text:p>Grampa p/fijar tubo rígido 22mm</text:p>
          </table:table-cell>
          <table:table-cell office:value-type="string" calcext:value-type="string">
            <text:p>Genrod</text:p>
          </table:table-cell>
          <table:table-cell office:value-type="float" office:value="131.658533702078" calcext:value-type="float">
            <text:p>131,6585337020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025E</text:p>
          </table:table-cell>
          <table:table-cell office:value-type="string" calcext:value-type="string">
            <text:p>Grampa p/fijar tubo rígido 25mm</text:p>
          </table:table-cell>
          <table:table-cell office:value-type="string" calcext:value-type="string">
            <text:p>Genrod</text:p>
          </table:table-cell>
          <table:table-cell office:value-type="float" office:value="147.181413877935" calcext:value-type="float">
            <text:p>147,1814138779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032E</text:p>
          </table:table-cell>
          <table:table-cell office:value-type="string" calcext:value-type="string">
            <text:p>Grampa p/fijar tubo rígido 32mm</text:p>
          </table:table-cell>
          <table:table-cell office:value-type="string" calcext:value-type="string">
            <text:p>Genrod</text:p>
          </table:table-cell>
          <table:table-cell office:value-type="float" office:value="325.367738422913" calcext:value-type="float">
            <text:p>325,3677384229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040E</text:p>
          </table:table-cell>
          <table:table-cell office:value-type="string" calcext:value-type="string">
            <text:p>Grampa p/fijar tubo rígido 40mm</text:p>
          </table:table-cell>
          <table:table-cell office:value-type="string" calcext:value-type="string">
            <text:p>Genrod</text:p>
          </table:table-cell>
          <table:table-cell office:value-type="float" office:value="386.846513856244" calcext:value-type="float">
            <text:p>386,8465138562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050E</text:p>
          </table:table-cell>
          <table:table-cell office:value-type="string" calcext:value-type="string">
            <text:p>Grampa p/fijar tubo rígido 50mm</text:p>
          </table:table-cell>
          <table:table-cell office:value-type="string" calcext:value-type="string">
            <text:p>Genrod</text:p>
          </table:table-cell>
          <table:table-cell office:value-type="float" office:value="486.192946981734" calcext:value-type="float">
            <text:p>486,1929469817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407</text:p>
          </table:table-cell>
          <table:table-cell office:value-type="string" calcext:value-type="string">
            <text:p>Cablecanal Sistelectric 14x7 con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662.98144579091" calcext:value-type="float">
            <text:p>662,981445790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4074</text:p>
          </table:table-cell>
          <table:table-cell office:value-type="string" calcext:value-type="string">
            <text:p>Cablecanal Sistelectric 14x7 x metro</text:p>
          </table:table-cell>
          <table:table-cell office:value-type="string" calcext:value-type="string">
            <text:p>Genrod</text:p>
          </table:table-cell>
          <table:table-cell office:value-type="float" office:value="576.256075517523" calcext:value-type="float">
            <text:p>576,2560755175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010</text:p>
          </table:table-cell>
          <table:table-cell office:value-type="string" calcext:value-type="string">
            <text:p>Cablecanal Sistelectric 20x10 con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841.543340624069" calcext:value-type="float">
            <text:p>841,5433406240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0104</text:p>
          </table:table-cell>
          <table:table-cell office:value-type="string" calcext:value-type="string">
            <text:p>Cablecanal Sistelectric 20x10 x metro</text:p>
          </table:table-cell>
          <table:table-cell office:value-type="string" calcext:value-type="string">
            <text:p>Genrod</text:p>
          </table:table-cell>
          <table:table-cell office:value-type="float" office:value="716.49880607882" calcext:value-type="float">
            <text:p>716,498806078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010R</text:p>
          </table:table-cell>
          <table:table-cell office:value-type="string" calcext:value-type="string">
            <text:p>Cablecanal Sistelectric 20x10 con retenedor y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1047.16101956018" calcext:value-type="float">
            <text:p>1047,161019560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010R4</text:p>
          </table:table-cell>
          <table:table-cell office:value-type="string" calcext:value-type="string">
            <text:p>Cablecanal Sistelectric 20x10 con retenedor x metro</text:p>
          </table:table-cell>
          <table:table-cell office:value-type="string" calcext:value-type="string">
            <text:p>Genrod</text:p>
          </table:table-cell>
          <table:table-cell office:value-type="float" office:value="910.828950052596" calcext:value-type="float">
            <text:p>910,8289500525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010T</text:p>
          </table:table-cell>
          <table:table-cell office:value-type="string" calcext:value-type="string">
            <text:p>Cablecanal Sistelectric 20x10 con tapa abisagrada y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1143.18598529793" calcext:value-type="float">
            <text:p>1143,185985297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010T4</text:p>
          </table:table-cell>
          <table:table-cell office:value-type="string" calcext:value-type="string">
            <text:p>Cablecanal Sistelectric 20x10 con tapa abisagrada <text:s/>x metro</text:p>
          </table:table-cell>
          <table:table-cell office:value-type="string" calcext:value-type="string">
            <text:p>Genrod</text:p>
          </table:table-cell>
          <table:table-cell office:value-type="float" office:value="1028.56182863145" calcext:value-type="float">
            <text:p>1028,561828631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821</text:p>
          </table:table-cell>
          <table:table-cell office:value-type="string" calcext:value-type="string">
            <text:p>Cablecanal Sistelectric 18x21 con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1263.17733706098" calcext:value-type="float">
            <text:p>1263,177337060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8214</text:p>
          </table:table-cell>
          <table:table-cell office:value-type="string" calcext:value-type="string">
            <text:p>Cablecanal Sistelectric 18x21 x metro</text:p>
          </table:table-cell>
          <table:table-cell office:value-type="string" calcext:value-type="string">
            <text:p>Genrod</text:p>
          </table:table-cell>
          <table:table-cell office:value-type="float" office:value="1146.56524089654" calcext:value-type="float">
            <text:p>1146,565240896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821R</text:p>
          </table:table-cell>
          <table:table-cell office:value-type="string" calcext:value-type="string">
            <text:p>Cablecanal Sistelectric 18x21 con retenedor y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1574.12440815789" calcext:value-type="float">
            <text:p>1574,124408157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821R4</text:p>
          </table:table-cell>
          <table:table-cell office:value-type="string" calcext:value-type="string">
            <text:p>Cablecanal Sistelectric 18x21 con retenedor x metro</text:p>
          </table:table-cell>
          <table:table-cell office:value-type="string" calcext:value-type="string">
            <text:p>Genrod</text:p>
          </table:table-cell>
          <table:table-cell office:value-type="float" office:value="1454.2622845396" calcext:value-type="float">
            <text:p>1454,2622845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3012</text:p>
          </table:table-cell>
          <table:table-cell office:value-type="string" calcext:value-type="string">
            <text:p>Cablecanal Sistelectric 30x12 con cinta autoadhesiva <text:s/>x metro</text:p>
          </table:table-cell>
          <table:table-cell office:value-type="string" calcext:value-type="string">
            <text:p>Genrod</text:p>
          </table:table-cell>
          <table:table-cell office:value-type="float" office:value="2187.26485321849" calcext:value-type="float">
            <text:p>2187,264853218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30124</text:p>
          </table:table-cell>
          <table:table-cell office:value-type="string" calcext:value-type="string">
            <text:p>Cablecanal Sistelectric 30x12 x metro</text:p>
          </table:table-cell>
          <table:table-cell office:value-type="string" calcext:value-type="string">
            <text:p>Genrod</text:p>
          </table:table-cell>
          <table:table-cell office:value-type="float" office:value="1995.16178119747" calcext:value-type="float">
            <text:p>1995,161781197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4016</text:p>
          </table:table-cell>
          <table:table-cell office:value-type="string" calcext:value-type="string">
            <text:p>Cablecanal Sistelectric 40x16 con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2720.13167332656" calcext:value-type="float">
            <text:p>2720,131673326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40164</text:p>
          </table:table-cell>
          <table:table-cell office:value-type="string" calcext:value-type="string">
            <text:p>Cablecanal Sistelectric 40x16 x metro</text:p>
          </table:table-cell>
          <table:table-cell office:value-type="string" calcext:value-type="string">
            <text:p>Genrod</text:p>
          </table:table-cell>
          <table:table-cell office:value-type="float" office:value="2475.36632070449" calcext:value-type="float">
            <text:p>2475,366320704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730</text:p>
          </table:table-cell>
          <table:table-cell office:value-type="string" calcext:value-type="string">
            <text:p>Cablecanal Sistelectric 27x30 con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2661.25194890076" calcext:value-type="float">
            <text:p>2661,251948900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7304</text:p>
          </table:table-cell>
          <table:table-cell office:value-type="string" calcext:value-type="string">
            <text:p>Cablecanal Sistelectric 27x30 x metro</text:p>
          </table:table-cell>
          <table:table-cell office:value-type="string" calcext:value-type="string">
            <text:p>Genrod</text:p>
          </table:table-cell>
          <table:table-cell office:value-type="float" office:value="2475.36632070449" calcext:value-type="float">
            <text:p>2475,366320704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4030</text:p>
          </table:table-cell>
          <table:table-cell office:value-type="string" calcext:value-type="string">
            <text:p>Cablecanal Sistelectric 40x30 con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3364.5404984615" calcext:value-type="float">
            <text:p>3364,5404984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40304</text:p>
          </table:table-cell>
          <table:table-cell office:value-type="string" calcext:value-type="string">
            <text:p>Cablecanal Sistelectric 40x30 x metro</text:p>
          </table:table-cell>
          <table:table-cell office:value-type="string" calcext:value-type="string">
            <text:p>Genrod</text:p>
          </table:table-cell>
          <table:table-cell office:value-type="float" office:value="3153.86480578451" calcext:value-type="float">
            <text:p>3153,864805784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50</text:p>
          </table:table-cell>
          <table:table-cell office:value-type="string" calcext:value-type="string">
            <text:p>Cablecanal Sistelectric 100x50 x metro</text:p>
          </table:table-cell>
          <table:table-cell office:value-type="string" calcext:value-type="string">
            <text:p>Genrod</text:p>
          </table:table-cell>
          <table:table-cell office:value-type="float" office:value="9591.70904303637" calcext:value-type="float">
            <text:p>9591,709043036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48135</text:p>
          </table:table-cell>
          <table:table-cell office:value-type="string" calcext:value-type="string">
            <text:p>Cablecanal Sistelectric 48x13 para zócalo con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3767.29269288674" calcext:value-type="float">
            <text:p>3767,292692886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75175</text:p>
          </table:table-cell>
          <table:table-cell office:value-type="string" calcext:value-type="string">
            <text:p>Cablecanal Sistelectric 75x17 para zócalo con cinta autoadhesiva x metro</text:p>
          </table:table-cell>
          <table:table-cell office:value-type="string" calcext:value-type="string">
            <text:p>Genrod</text:p>
          </table:table-cell>
          <table:table-cell office:value-type="float" office:value="7162.78755910819" calcext:value-type="float">
            <text:p>7162,787559108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4813</text:p>
          </table:table-cell>
          <table:table-cell office:value-type="string" calcext:value-type="string">
            <text:p>Cablecanal Sistelectric 48x13 para piso (color Gris) x metro</text:p>
          </table:table-cell>
          <table:table-cell office:value-type="string" calcext:value-type="string">
            <text:p>Genrod</text:p>
          </table:table-cell>
          <table:table-cell office:value-type="float" office:value="3497.73727578395" calcext:value-type="float">
            <text:p>3497,737275783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7517</text:p>
          </table:table-cell>
          <table:table-cell office:value-type="string" calcext:value-type="string">
            <text:p>Cablecanal Sistelectric 75x17 para piso (color Gris) x metro</text:p>
          </table:table-cell>
          <table:table-cell office:value-type="string" calcext:value-type="string">
            <text:p>Genrod</text:p>
          </table:table-cell>
          <table:table-cell office:value-type="float" office:value="6487.39779594054" calcext:value-type="float">
            <text:p>6487,397795940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407E</text:p>
          </table:table-cell>
          <table:table-cell office:value-type="string" calcext:value-type="string">
            <text:p>Cablecanal Sistelectric 14x7 con cinta autoadhesiva x metro (eco pack)</text:p>
          </table:table-cell>
          <table:table-cell office:value-type="string" calcext:value-type="string">
            <text:p>Genrod</text:p>
          </table:table-cell>
          <table:table-cell office:value-type="float" office:value="603.14" calcext:value-type="float">
            <text:p>603,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2010E</text:p>
          </table:table-cell>
          <table:table-cell office:value-type="string" calcext:value-type="string">
            <text:p>Cablecanal Sistelectric 20x10 con cinta autoadhesiva x metro (eco pack)</text:p>
          </table:table-cell>
          <table:table-cell office:value-type="string" calcext:value-type="string">
            <text:p>Genrod</text:p>
          </table:table-cell>
          <table:table-cell office:value-type="float" office:value="799.24" calcext:value-type="float">
            <text:p>799,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821E</text:p>
          </table:table-cell>
          <table:table-cell office:value-type="string" calcext:value-type="string">
            <text:p>Cablecanal Sistelectric 18x21 con cinta autoadhesiva x metro (eco pack)</text:p>
          </table:table-cell>
          <table:table-cell office:value-type="string" calcext:value-type="string">
            <text:p>Genrod</text:p>
          </table:table-cell>
          <table:table-cell office:value-type="float" office:value="1207.34" calcext:value-type="float">
            <text:p>1207,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50S</text:p>
          </table:table-cell>
          <table:table-cell office:value-type="string" calcext:value-type="string">
            <text:p>Separador para Cablecanal Sistelectric de 100 x 50 x metro</text:p>
          </table:table-cell>
          <table:table-cell office:value-type="string" calcext:value-type="string">
            <text:p>Genrod</text:p>
          </table:table-cell>
          <table:table-cell office:value-type="float" office:value="1329.07161349419" calcext:value-type="float">
            <text:p>1329,071613494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50EX</text:p>
          </table:table-cell>
          <table:table-cell office:value-type="string" calcext:value-type="string">
            <text:p>Extremo para Cablecanal Sistelectric 100x50</text:p>
          </table:table-cell>
          <table:table-cell office:value-type="string" calcext:value-type="string">
            <text:p>Genrod</text:p>
          </table:table-cell>
          <table:table-cell office:value-type="float" office:value="895.613928" calcext:value-type="float">
            <text:p>895,6139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50UN</text:p>
          </table:table-cell>
          <table:table-cell office:value-type="string" calcext:value-type="string">
            <text:p>Unión recta para Cablecanal Sistelectric 100x50</text:p>
          </table:table-cell>
          <table:table-cell office:value-type="string" calcext:value-type="string">
            <text:p>Genrod</text:p>
          </table:table-cell>
          <table:table-cell office:value-type="float" office:value="653.510352" calcext:value-type="float">
            <text:p>653,5103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50TE</text:p>
          </table:table-cell>
          <table:table-cell office:value-type="string" calcext:value-type="string">
            <text:p>TE plana para Cablecanal Sistelectric 100x50</text:p>
          </table:table-cell>
          <table:table-cell office:value-type="string" calcext:value-type="string">
            <text:p>Genrod</text:p>
          </table:table-cell>
          <table:table-cell office:value-type="float" office:value="3247.235376" calcext:value-type="float">
            <text:p>3247,2353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50CU</text:p>
          </table:table-cell>
          <table:table-cell office:value-type="string" calcext:value-type="string">
            <text:p>Curva plana para Cablecanal Sistelectric 100x50</text:p>
          </table:table-cell>
          <table:table-cell office:value-type="string" calcext:value-type="string">
            <text:p>Genrod</text:p>
          </table:table-cell>
          <table:table-cell office:value-type="float" office:value="2605.576248" calcext:value-type="float">
            <text:p>2605,5762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50EQ</text:p>
          </table:table-cell>
          <table:table-cell office:value-type="string" calcext:value-type="string">
            <text:p>Esquinero para Cablecanal Sistelectric 100x50</text:p>
          </table:table-cell>
          <table:table-cell office:value-type="string" calcext:value-type="string">
            <text:p>Genrod</text:p>
          </table:table-cell>
          <table:table-cell office:value-type="float" office:value="2385.482088" calcext:value-type="float">
            <text:p>2385,4820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50RI</text:p>
          </table:table-cell>
          <table:table-cell office:value-type="string" calcext:value-type="string">
            <text:p>Rinconero <text:s/>para Cablecanal Sistelectric 100x50</text:p>
          </table:table-cell>
          <table:table-cell office:value-type="string" calcext:value-type="string">
            <text:p>Genrod</text:p>
          </table:table-cell>
          <table:table-cell office:value-type="float" office:value="1662.557424" calcext:value-type="float">
            <text:p>1662,5574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4100PB</text:p>
          </table:table-cell>
          <table:table-cell office:value-type="string" calcext:value-type="string">
            <text:p>Porta Bastidor para Cablecanal <text:s/>Sistelectric 100x50</text:p>
          </table:table-cell>
          <table:table-cell office:value-type="string" calcext:value-type="string">
            <text:p>Genrod</text:p>
          </table:table-cell>
          <table:table-cell office:value-type="float" office:value="1095.391704" calcext:value-type="float">
            <text:p>1095,3917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0PG-12</text:p>
          </table:table-cell>
          <table:table-cell office:value-type="string" calcext:value-type="string">
            <text:p>Pack Ahorro cajas de embutir Rectangulares x 12 unidades</text:p>
          </table:table-cell>
          <table:table-cell office:value-type="string" calcext:value-type="string">
            <text:p>Genrod</text:p>
          </table:table-cell>
          <table:table-cell office:value-type="float" office:value="6328.66215554154" calcext:value-type="float">
            <text:p>6328,662155541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1PG-12</text:p>
          </table:table-cell>
          <table:table-cell office:value-type="string" calcext:value-type="string">
            <text:p>Pack Ahorro cajas de embutir Octogonal Chica x 12 unidades</text:p>
          </table:table-cell>
          <table:table-cell office:value-type="string" calcext:value-type="string">
            <text:p>Genrod</text:p>
          </table:table-cell>
          <table:table-cell office:value-type="float" office:value="6328.66215554154" calcext:value-type="float">
            <text:p>6328,662155541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0PG</text:p>
          </table:table-cell>
          <table:table-cell office:value-type="string" calcext:value-type="string">
            <text:p>Caja de Embutir Rectangular c/oreja plastica</text:p>
          </table:table-cell>
          <table:table-cell office:value-type="string" calcext:value-type="string">
            <text:p>Genrod</text:p>
          </table:table-cell>
          <table:table-cell office:value-type="float" office:value="584.671605542938" calcext:value-type="float">
            <text:p>584,6716055429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1PG</text:p>
          </table:table-cell>
          <table:table-cell office:value-type="string" calcext:value-type="string">
            <text:p>Caja de Embutir Octogonal Chica c/oreja plastica</text:p>
          </table:table-cell>
          <table:table-cell office:value-type="string" calcext:value-type="string">
            <text:p>Genrod</text:p>
          </table:table-cell>
          <table:table-cell office:value-type="float" office:value="584.671605542938" calcext:value-type="float">
            <text:p>584,6716055429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2PG</text:p>
          </table:table-cell>
          <table:table-cell office:value-type="string" calcext:value-type="string">
            <text:p>Caja de Embutir Octogonal Grande c/oreja plastica</text:p>
          </table:table-cell>
          <table:table-cell office:value-type="string" calcext:value-type="string">
            <text:p>Genrod</text:p>
          </table:table-cell>
          <table:table-cell office:value-type="float" office:value="1136.90815448965" calcext:value-type="float">
            <text:p>1136,908154489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3PG</text:p>
          </table:table-cell>
          <table:table-cell office:value-type="string" calcext:value-type="string">
            <text:p>Caja de Embutir Cuadrada 10x10 c/oreja plastica</text:p>
          </table:table-cell>
          <table:table-cell office:value-type="string" calcext:value-type="string">
            <text:p>Genrod</text:p>
          </table:table-cell>
          <table:table-cell office:value-type="float" office:value="1458.73696001953" calcext:value-type="float">
            <text:p>1458,736960019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24PG</text:p>
          </table:table-cell>
          <table:table-cell office:value-type="string" calcext:value-type="string">
            <text:p>Caja de Embutir Mignon c/oreja plastica</text:p>
          </table:table-cell>
          <table:table-cell office:value-type="string" calcext:value-type="string">
            <text:p>Genrod</text:p>
          </table:table-cell>
          <table:table-cell office:value-type="float" office:value="584.671605542938" calcext:value-type="float">
            <text:p>584,6716055429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2PG</text:p>
          </table:table-cell>
          <table:table-cell office:value-type="string" calcext:value-type="string">
            <text:p>Caja embutir Octog. Grande c/oreja metálica</text:p>
          </table:table-cell>
          <table:table-cell office:value-type="string" calcext:value-type="string">
            <text:p>Genrod</text:p>
          </table:table-cell>
          <table:table-cell office:value-type="float" office:value="1591.37576161412" calcext:value-type="float">
            <text:p>1591,375761614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1410</text:p>
          </table:table-cell>
          <table:table-cell office:value-type="string" calcext:value-type="string">
            <text:p>Tapa ciega para caja rectangular</text:p>
          </table:table-cell>
          <table:table-cell office:value-type="string" calcext:value-type="string">
            <text:p>Genrod</text:p>
          </table:table-cell>
          <table:table-cell office:value-type="float" office:value="420.713698807841" calcext:value-type="float">
            <text:p>420,7136988078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1412</text:p>
          </table:table-cell>
          <table:table-cell office:value-type="string" calcext:value-type="string">
            <text:p>Tapa ciega para caja octogonal chica</text:p>
          </table:table-cell>
          <table:table-cell office:value-type="string" calcext:value-type="string">
            <text:p>Genrod</text:p>
          </table:table-cell>
          <table:table-cell office:value-type="float" office:value="420.713698807841" calcext:value-type="float">
            <text:p>420,7136988078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1411</text:p>
          </table:table-cell>
          <table:table-cell office:value-type="string" calcext:value-type="string">
            <text:p>Tapa ciega para caja octogonal grande</text:p>
          </table:table-cell>
          <table:table-cell office:value-type="string" calcext:value-type="string">
            <text:p>Genrod</text:p>
          </table:table-cell>
          <table:table-cell office:value-type="float" office:value="648.621421106326" calcext:value-type="float">
            <text:p>648,6214211063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1413</text:p>
          </table:table-cell>
          <table:table-cell office:value-type="string" calcext:value-type="string">
            <text:p>Tapa ciega para caja cuadrada</text:p>
          </table:table-cell>
          <table:table-cell office:value-type="string" calcext:value-type="string">
            <text:p>Genrod</text:p>
          </table:table-cell>
          <table:table-cell office:value-type="float" office:value="828.289605477844" calcext:value-type="float">
            <text:p>828,2896054778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1414</text:p>
          </table:table-cell>
          <table:table-cell office:value-type="string" calcext:value-type="string">
            <text:p>Tapa ciega para caja mignon</text:p>
          </table:table-cell>
          <table:table-cell office:value-type="string" calcext:value-type="string">
            <text:p>Genrod</text:p>
          </table:table-cell>
          <table:table-cell office:value-type="float" office:value="420.713698807841" calcext:value-type="float">
            <text:p>420,7136988078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0024</text:p>
          </table:table-cell>
          <table:table-cell office:value-type="string" calcext:value-type="string">
            <text:p>Kit de 200 tornillos para Tapa Ciega</text:p>
          </table:table-cell>
          <table:table-cell office:value-type="string" calcext:value-type="string">
            <text:p>Genrod</text:p>
          </table:table-cell>
          <table:table-cell office:value-type="float" office:value="6091.67464639875" calcext:value-type="float">
            <text:p>6091,674646398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30</text:p>
          </table:table-cell>
          <table:table-cell office:value-type="string" calcext:value-type="string">
            <text:p>Kit Soporte para caja Octogonal chica/grande</text:p>
          </table:table-cell>
          <table:table-cell office:value-type="string" calcext:value-type="string">
            <text:p>Genrod</text:p>
          </table:table-cell>
          <table:table-cell office:value-type="float" office:value="964.156695212207" calcext:value-type="float">
            <text:p>964,1566952122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1218</text:p>
          </table:table-cell>
          <table:table-cell office:value-type="string" calcext:value-type="string">
            <text:p>Tapa ciega para multiples usos <text:s/>de 12x18</text:p>
          </table:table-cell>
          <table:table-cell office:value-type="string" calcext:value-type="string">
            <text:p>Genrod</text:p>
          </table:table-cell>
          <table:table-cell office:value-type="float" office:value="2776.48722184061" calcext:value-type="float">
            <text:p>2776,487221840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1820</text:p>
          </table:table-cell>
          <table:table-cell office:value-type="string" calcext:value-type="string">
            <text:p>Tapa ciega para multiples usos <text:s/>de 18x20</text:p>
          </table:table-cell>
          <table:table-cell office:value-type="string" calcext:value-type="string">
            <text:p>Genrod</text:p>
          </table:table-cell>
          <table:table-cell office:value-type="float" office:value="4116.28839456927" calcext:value-type="float">
            <text:p>4116,288394569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027</text:p>
          </table:table-cell>
          <table:table-cell office:value-type="string" calcext:value-type="string">
            <text:p>Tapa ciega para multiples usos <text:s/>de 20x27</text:p>
          </table:table-cell>
          <table:table-cell office:value-type="string" calcext:value-type="string">
            <text:p>Genrod</text:p>
          </table:table-cell>
          <table:table-cell office:value-type="float" office:value="6196.95452123305" calcext:value-type="float">
            <text:p>6196,954521233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034</text:p>
          </table:table-cell>
          <table:table-cell office:value-type="string" calcext:value-type="string">
            <text:p>Tapa ciega para multiples usos <text:s/>de 20x34</text:p>
          </table:table-cell>
          <table:table-cell office:value-type="string" calcext:value-type="string">
            <text:p>Genrod</text:p>
          </table:table-cell>
          <table:table-cell office:value-type="float" office:value="8679.05882156036" calcext:value-type="float">
            <text:p>8679,058821560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833</text:p>
          </table:table-cell>
          <table:table-cell office:value-type="string" calcext:value-type="string">
            <text:p>Tapa ciega para multiples usos <text:s/>de 28x33</text:p>
          </table:table-cell>
          <table:table-cell office:value-type="string" calcext:value-type="string">
            <text:p>Genrod</text:p>
          </table:table-cell>
          <table:table-cell office:value-type="float" office:value="10910.8349203424" calcext:value-type="float">
            <text:p>10910,83492034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845</text:p>
          </table:table-cell>
          <table:table-cell office:value-type="string" calcext:value-type="string">
            <text:p>Tapa ciega para multiples usos <text:s/>de 28x45</text:p>
          </table:table-cell>
          <table:table-cell office:value-type="string" calcext:value-type="string">
            <text:p>Genrod</text:p>
          </table:table-cell>
          <table:table-cell office:value-type="float" office:value="15622.3312413417" calcext:value-type="float">
            <text:p>15622,33124134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3545</text:p>
          </table:table-cell>
          <table:table-cell office:value-type="string" calcext:value-type="string">
            <text:p>Tapa ciega para multiples usos <text:s/>de 35x45</text:p>
          </table:table-cell>
          <table:table-cell office:value-type="string" calcext:value-type="string">
            <text:p>Genrod</text:p>
          </table:table-cell>
          <table:table-cell office:value-type="float" office:value="18845.9852839975" calcext:value-type="float">
            <text:p>18845,98528399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010</text:p>
          </table:table-cell>
          <table:table-cell office:value-type="string" calcext:value-type="string">
            <text:p>Caja de pase de embutir 10 x 10</text:p>
          </table:table-cell>
          <table:table-cell office:value-type="string" calcext:value-type="string">
            <text:p>Genrod</text:p>
          </table:table-cell>
          <table:table-cell office:value-type="float" office:value="2428.73549201889" calcext:value-type="float">
            <text:p>2428,735492018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016</text:p>
          </table:table-cell>
          <table:table-cell office:value-type="string" calcext:value-type="string">
            <text:p>Caja de pase de embutir 10 x 16</text:p>
          </table:table-cell>
          <table:table-cell office:value-type="string" calcext:value-type="string">
            <text:p>Genrod</text:p>
          </table:table-cell>
          <table:table-cell office:value-type="float" office:value="4448.87332960638" calcext:value-type="float">
            <text:p>4448,873329606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8</text:p>
          </table:table-cell>
          <table:table-cell office:value-type="string" calcext:value-type="string">
            <text:p>Caja de pase de embutir 16 x 18</text:p>
          </table:table-cell>
          <table:table-cell office:value-type="string" calcext:value-type="string">
            <text:p>Genrod</text:p>
          </table:table-cell>
          <table:table-cell office:value-type="float" office:value="5959.36676547394" calcext:value-type="float">
            <text:p>5959,366765473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825</text:p>
          </table:table-cell>
          <table:table-cell office:value-type="string" calcext:value-type="string">
            <text:p>Caja de pase de embutir 18 x 25</text:p>
          </table:table-cell>
          <table:table-cell office:value-type="string" calcext:value-type="string">
            <text:p>Genrod</text:p>
          </table:table-cell>
          <table:table-cell office:value-type="float" office:value="8714.09293392793" calcext:value-type="float">
            <text:p>8714,092933927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832</text:p>
          </table:table-cell>
          <table:table-cell office:value-type="string" calcext:value-type="string">
            <text:p>Caja de pase de embutir 18 x 32</text:p>
          </table:table-cell>
          <table:table-cell office:value-type="string" calcext:value-type="string">
            <text:p>Genrod</text:p>
          </table:table-cell>
          <table:table-cell office:value-type="float" office:value="11014.2814463566" calcext:value-type="float">
            <text:p>11014,28144635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530</text:p>
          </table:table-cell>
          <table:table-cell office:value-type="string" calcext:value-type="string">
            <text:p>Caja de pase de embutir 25 x 30</text:p>
          </table:table-cell>
          <table:table-cell office:value-type="string" calcext:value-type="string">
            <text:p>Genrod</text:p>
          </table:table-cell>
          <table:table-cell office:value-type="float" office:value="13769.0076148106" calcext:value-type="float">
            <text:p>13769,00761481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542</text:p>
          </table:table-cell>
          <table:table-cell office:value-type="string" calcext:value-type="string">
            <text:p>Caja de pase de embutir 25 x 42</text:p>
          </table:table-cell>
          <table:table-cell office:value-type="string" calcext:value-type="string">
            <text:p>Genrod</text:p>
          </table:table-cell>
          <table:table-cell office:value-type="float" office:value="18355.6212383805" calcext:value-type="float">
            <text:p>18355,62123838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242</text:p>
          </table:table-cell>
          <table:table-cell office:value-type="string" calcext:value-type="string">
            <text:p>Caja de pase de embutir 33 x 42</text:p>
          </table:table-cell>
          <table:table-cell office:value-type="string" calcext:value-type="string">
            <text:p>Genrod</text:p>
          </table:table-cell>
          <table:table-cell office:value-type="float" office:value="22028.5628927131" calcext:value-type="float">
            <text:p>22028,56289271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MC</text:p>
          </table:table-cell>
          <table:table-cell office:value-type="string" calcext:value-type="string">
            <text:p>Caladora multiple p/cajas plásticas</text:p>
          </table:table-cell>
          <table:table-cell office:value-type="string" calcext:value-type="string">
            <text:p>Genrod</text:p>
          </table:table-cell>
          <table:table-cell office:value-type="float" office:value="47610.1364749793" calcext:value-type="float">
            <text:p>47610,13647497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AD</text:p>
          </table:table-cell>
          <table:table-cell office:value-type="string" calcext:value-type="string">
            <text:p>Adhesivo Sellador para tubos y accesorios</text:p>
          </table:table-cell>
          <table:table-cell office:value-type="string" calcext:value-type="string">
            <text:p>Genrod</text:p>
          </table:table-cell>
          <table:table-cell office:value-type="float" office:value="4167.71636522687" calcext:value-type="float">
            <text:p>4167,716365226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TC</text:p>
          </table:table-cell>
          <table:table-cell office:value-type="string" calcext:value-type="string">
            <text:p>Tijera Genrod Electric para Tubo Rígido</text:p>
          </table:table-cell>
          <table:table-cell office:value-type="string" calcext:value-type="string">
            <text:p>Genrod</text:p>
          </table:table-cell>
          <table:table-cell office:value-type="float" office:value="17129.3475946974" calcext:value-type="float">
            <text:p>17129,34759469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666610</text:p>
          </table:table-cell>
          <table:table-cell office:value-type="string" calcext:value-type="string">
            <text:p>Tapa DIN para 4 polos- Blanca</text:p>
          </table:table-cell>
          <table:table-cell office:value-type="string" calcext:value-type="string">
            <text:p>Genrod</text:p>
          </table:table-cell>
          <table:table-cell office:value-type="float" office:value="427.153366731996" calcext:value-type="float">
            <text:p>427,1533667319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GA0600</text:p>
          </table:table-cell>
          <table:table-cell office:value-type="string" calcext:value-type="string">
            <text:p>Riel de 600mm para grampas</text:p>
          </table:table-cell>
          <table:table-cell office:value-type="string" calcext:value-type="string">
            <text:p>Genrod</text:p>
          </table:table-cell>
          <table:table-cell office:value-type="float" office:value="2893.52685784848" calcext:value-type="float">
            <text:p>2893,526857848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1022</text:p>
          </table:table-cell>
          <table:table-cell office:value-type="string" calcext:value-type="string">
            <text:p>Cono Pasacables Seccionable ø9 a 18, p/Ag. ø22</text:p>
          </table:table-cell>
          <table:table-cell office:value-type="string" calcext:value-type="string">
            <text:p>Genrod</text:p>
          </table:table-cell>
          <table:table-cell office:value-type="float" office:value="244.277425795107" calcext:value-type="float">
            <text:p>244,2774257951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1028</text:p>
          </table:table-cell>
          <table:table-cell office:value-type="string" calcext:value-type="string">
            <text:p>Cono Pasacables Seccionable ø9 a 24, p/Ag. ø28</text:p>
          </table:table-cell>
          <table:table-cell office:value-type="string" calcext:value-type="string">
            <text:p>Genrod</text:p>
          </table:table-cell>
          <table:table-cell office:value-type="float" office:value="378.215755275367" calcext:value-type="float">
            <text:p>378,2157552753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1042</text:p>
          </table:table-cell>
          <table:table-cell office:value-type="string" calcext:value-type="string">
            <text:p>Cono Pasacables Seccionable ø9 a 42, p/Ag. ø38</text:p>
          </table:table-cell>
          <table:table-cell office:value-type="string" calcext:value-type="string">
            <text:p>Genrod</text:p>
          </table:table-cell>
          <table:table-cell office:value-type="float" office:value="556.81629777799" calcext:value-type="float">
            <text:p>556,816297777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1052</text:p>
          </table:table-cell>
          <table:table-cell office:value-type="string" calcext:value-type="string">
            <text:p>Cono Pasacables Seccionable ø25 a 46, p/Ag. ø52</text:p>
          </table:table-cell>
          <table:table-cell office:value-type="string" calcext:value-type="string">
            <text:p>Genrod</text:p>
          </table:table-cell>
          <table:table-cell office:value-type="float" office:value="668.870384425226" calcext:value-type="float">
            <text:p>668,8703844252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16</text:p>
          </table:table-cell>
          <table:table-cell office:value-type="string" calcext:value-type="string">
            <text:p>Resorte p/tubo SISTELECTRIC SD de ø16mm</text:p>
          </table:table-cell>
          <table:table-cell office:value-type="string" calcext:value-type="string">
            <text:p>Genrod</text:p>
          </table:table-cell>
          <table:table-cell office:value-type="float" office:value="13407.6736446522" calcext:value-type="float">
            <text:p>13407,67364465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20</text:p>
          </table:table-cell>
          <table:table-cell office:value-type="string" calcext:value-type="string">
            <text:p>Resorte p/tubo SISTELECTRIC SD de ø20mm</text:p>
          </table:table-cell>
          <table:table-cell office:value-type="string" calcext:value-type="string">
            <text:p>Genrod</text:p>
          </table:table-cell>
          <table:table-cell office:value-type="float" office:value="15224.0899545866" calcext:value-type="float">
            <text:p>15224,08995458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22</text:p>
          </table:table-cell>
          <table:table-cell office:value-type="string" calcext:value-type="string">
            <text:p>Resorte p/tubo SISTELECTRIC SD de ø22mm</text:p>
          </table:table-cell>
          <table:table-cell office:value-type="string" calcext:value-type="string">
            <text:p>Genrod</text:p>
          </table:table-cell>
          <table:table-cell office:value-type="float" office:value="17837.2762800729" calcext:value-type="float">
            <text:p>17837,27628007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25</text:p>
          </table:table-cell>
          <table:table-cell office:value-type="string" calcext:value-type="string">
            <text:p>Resorte p/tubo SISTELECTRIC SD de ø25mm</text:p>
          </table:table-cell>
          <table:table-cell office:value-type="string" calcext:value-type="string">
            <text:p>Genrod</text:p>
          </table:table-cell>
          <table:table-cell office:value-type="float" office:value="18684.2882659259" calcext:value-type="float">
            <text:p>18684,28826592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32</text:p>
          </table:table-cell>
          <table:table-cell office:value-type="string" calcext:value-type="string">
            <text:p>Resorte p/tubo SISTELECTRIC SD de ø32mm</text:p>
          </table:table-cell>
          <table:table-cell office:value-type="string" calcext:value-type="string">
            <text:p>Genrod</text:p>
          </table:table-cell>
          <table:table-cell office:value-type="float" office:value="48265.2386271586" calcext:value-type="float">
            <text:p>48265,23862715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40</text:p>
          </table:table-cell>
          <table:table-cell office:value-type="string" calcext:value-type="string">
            <text:p>Resorte p/tubo SISTELECTRIC SD de ø40mm</text:p>
          </table:table-cell>
          <table:table-cell office:value-type="string" calcext:value-type="string">
            <text:p>Genrod</text:p>
          </table:table-cell>
          <table:table-cell office:value-type="float" office:value="49112.7095540864" calcext:value-type="float">
            <text:p>49112,70955408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50</text:p>
          </table:table-cell>
          <table:table-cell office:value-type="string" calcext:value-type="string">
            <text:p>Resorte p/tubo SISTELECTRIC SD de ø50mm</text:p>
          </table:table-cell>
          <table:table-cell office:value-type="string" calcext:value-type="string">
            <text:p>Genrod</text:p>
          </table:table-cell>
          <table:table-cell office:value-type="float" office:value="54023.958770181" calcext:value-type="float">
            <text:p>54023,9587701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16ED</text:p>
          </table:table-cell>
          <table:table-cell office:value-type="string" calcext:value-type="string">
            <text:p>Resorte p/tubo SISTELECTRIC ED y HD de ø16mm</text:p>
          </table:table-cell>
          <table:table-cell office:value-type="string" calcext:value-type="string">
            <text:p>Genrod</text:p>
          </table:table-cell>
          <table:table-cell office:value-type="float" office:value="16098.1553090631" calcext:value-type="float">
            <text:p>16098,15530906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20ED</text:p>
          </table:table-cell>
          <table:table-cell office:value-type="string" calcext:value-type="string">
            <text:p>Resorte p/tubo SISTELECTRIC ED y HD de ø20mm</text:p>
          </table:table-cell>
          <table:table-cell office:value-type="string" calcext:value-type="string">
            <text:p>Genrod</text:p>
          </table:table-cell>
          <table:table-cell office:value-type="float" office:value="19570.3827075226" calcext:value-type="float">
            <text:p>19570,38270752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22ED</text:p>
          </table:table-cell>
          <table:table-cell office:value-type="string" calcext:value-type="string">
            <text:p>Resorte p/tubo SISTELECTRIC ED y HD de ø22mm</text:p>
          </table:table-cell>
          <table:table-cell office:value-type="string" calcext:value-type="string">
            <text:p>Genrod</text:p>
          </table:table-cell>
          <table:table-cell office:value-type="float" office:value="20667.2518764493" calcext:value-type="float">
            <text:p>20667,25187644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25ED</text:p>
          </table:table-cell>
          <table:table-cell office:value-type="string" calcext:value-type="string">
            <text:p>Resorte p/tubo SISTELECTRIC ED y HD de ø25mm</text:p>
          </table:table-cell>
          <table:table-cell office:value-type="string" calcext:value-type="string">
            <text:p>Genrod</text:p>
          </table:table-cell>
          <table:table-cell office:value-type="float" office:value="21633.2020650725" calcext:value-type="float">
            <text:p>21633,20206507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32ED</text:p>
          </table:table-cell>
          <table:table-cell office:value-type="string" calcext:value-type="string">
            <text:p>Resorte p/tubo SISTELECTRIC ED y HD de ø32mm</text:p>
          </table:table-cell>
          <table:table-cell office:value-type="string" calcext:value-type="string">
            <text:p>Genrod</text:p>
          </table:table-cell>
          <table:table-cell office:value-type="float" office:value="50678.3749535907" calcext:value-type="float">
            <text:p>50678,37495359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40ED</text:p>
          </table:table-cell>
          <table:table-cell office:value-type="string" calcext:value-type="string">
            <text:p>Resorte p/tubo SISTELECTRIC ED y HD de ø40mm</text:p>
          </table:table-cell>
          <table:table-cell office:value-type="string" calcext:value-type="string">
            <text:p>Genrod</text:p>
          </table:table-cell>
          <table:table-cell office:value-type="float" office:value="51568.3341621337" calcext:value-type="float">
            <text:p>51568,33416213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ER50ED</text:p>
          </table:table-cell>
          <table:table-cell office:value-type="string" calcext:value-type="string">
            <text:p>Resorte p/tubo SISTELECTRIC ED y HD de ø50mm</text:p>
          </table:table-cell>
          <table:table-cell office:value-type="string" calcext:value-type="string">
            <text:p>Genrod</text:p>
          </table:table-cell>
          <table:table-cell office:value-type="float" office:value="56725.3825560084" calcext:value-type="float">
            <text:p>56725,38255600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5PG</text:p>
          </table:table-cell>
          <table:table-cell office:value-type="string" calcext:value-type="string">
            <text:p>Caja rectangular sobreponer Gris</text:p>
          </table:table-cell>
          <table:table-cell office:value-type="string" calcext:value-type="string">
            <text:p>Genrod</text:p>
          </table:table-cell>
          <table:table-cell office:value-type="float" office:value="2065.44015263531" calcext:value-type="float">
            <text:p>2065,440152635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5PB</text:p>
          </table:table-cell>
          <table:table-cell office:value-type="string" calcext:value-type="string">
            <text:p>Caja rectangular sobreponer Blanca</text:p>
          </table:table-cell>
          <table:table-cell office:value-type="string" calcext:value-type="string">
            <text:p>Genrod</text:p>
          </table:table-cell>
          <table:table-cell office:value-type="float" office:value="2065.44015263531" calcext:value-type="float">
            <text:p>2065,440152635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6PG</text:p>
          </table:table-cell>
          <table:table-cell office:value-type="string" calcext:value-type="string">
            <text:p>Caja octogonal chica de sobreponer con tapa Gris</text:p>
          </table:table-cell>
          <table:table-cell office:value-type="string" calcext:value-type="string">
            <text:p>Genrod</text:p>
          </table:table-cell>
          <table:table-cell office:value-type="float" office:value="1120.97323727447" calcext:value-type="float">
            <text:p>1120,973237274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7PG</text:p>
          </table:table-cell>
          <table:table-cell office:value-type="string" calcext:value-type="string">
            <text:p>Caja Octogonal C/Tapa y Tapones Gris Sobreponer</text:p>
          </table:table-cell>
          <table:table-cell office:value-type="string" calcext:value-type="string">
            <text:p>Genrod</text:p>
          </table:table-cell>
          <table:table-cell office:value-type="float" office:value="2360.60931267424" calcext:value-type="float">
            <text:p>2360,609312674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8PG</text:p>
          </table:table-cell>
          <table:table-cell office:value-type="string" calcext:value-type="string">
            <text:p>Caja cuadrada con tapa gris sobrep.</text:p>
          </table:table-cell>
          <table:table-cell office:value-type="string" calcext:value-type="string">
            <text:p>Genrod</text:p>
          </table:table-cell>
          <table:table-cell office:value-type="float" office:value="942.102161085615" calcext:value-type="float">
            <text:p>942,102161085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8PB</text:p>
          </table:table-cell>
          <table:table-cell office:value-type="string" calcext:value-type="string">
            <text:p>Caja cuadrada con tapa blanca sobrep.</text:p>
          </table:table-cell>
          <table:table-cell office:value-type="string" calcext:value-type="string">
            <text:p>Genrod</text:p>
          </table:table-cell>
          <table:table-cell office:value-type="float" office:value="942.102161085615" calcext:value-type="float">
            <text:p>942,102161085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9PG</text:p>
          </table:table-cell>
          <table:table-cell office:value-type="string" calcext:value-type="string">
            <text:p>Caja monobock rectangular sobreponer Gris</text:p>
          </table:table-cell>
          <table:table-cell office:value-type="string" calcext:value-type="string">
            <text:p>Genrod</text:p>
          </table:table-cell>
          <table:table-cell office:value-type="float" office:value="902.565595225689" calcext:value-type="float">
            <text:p>902,5655952256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2219PB</text:p>
          </table:table-cell>
          <table:table-cell office:value-type="string" calcext:value-type="string">
            <text:p>Caja monobock rectangular sobreponer Blanca</text:p>
          </table:table-cell>
          <table:table-cell office:value-type="string" calcext:value-type="string">
            <text:p>Genrod</text:p>
          </table:table-cell>
          <table:table-cell office:value-type="float" office:value="902.565595225689" calcext:value-type="float">
            <text:p>902,5655952256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2B</text:p>
          </table:table-cell>
          <table:table-cell office:value-type="string" calcext:value-type="string">
            <text:p>Caja ext. TM 2 bocas s/tapa - Blanca</text:p>
          </table:table-cell>
          <table:table-cell office:value-type="string" calcext:value-type="string">
            <text:p>Genrod</text:p>
          </table:table-cell>
          <table:table-cell office:value-type="float" office:value="2271.67860976216" calcext:value-type="float">
            <text:p>2271,678609762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3B</text:p>
          </table:table-cell>
          <table:table-cell office:value-type="string" calcext:value-type="string">
            <text:p>Caja ext. TM 4 bocas s/tapa - Blanca</text:p>
          </table:table-cell>
          <table:table-cell office:value-type="string" calcext:value-type="string">
            <text:p>Genrod</text:p>
          </table:table-cell>
          <table:table-cell office:value-type="float" office:value="2837.30657617755" calcext:value-type="float">
            <text:p>2837,306576177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30B</text:p>
          </table:table-cell>
          <table:table-cell office:value-type="string" calcext:value-type="string">
            <text:p>Caja ext. TM 8 bocas s/tapa - Blanca</text:p>
          </table:table-cell>
          <table:table-cell office:value-type="string" calcext:value-type="string">
            <text:p>Genrod</text:p>
          </table:table-cell>
          <table:table-cell office:value-type="float" office:value="4884.57266224822" calcext:value-type="float">
            <text:p>4884,572662248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2G</text:p>
          </table:table-cell>
          <table:table-cell office:value-type="string" calcext:value-type="string">
            <text:p>Caja ext. TM 2 bocas s/tapa - Gris</text:p>
          </table:table-cell>
          <table:table-cell office:value-type="string" calcext:value-type="string">
            <text:p>Genrod</text:p>
          </table:table-cell>
          <table:table-cell office:value-type="float" office:value="2271.67860976216" calcext:value-type="float">
            <text:p>2271,678609762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3G</text:p>
          </table:table-cell>
          <table:table-cell office:value-type="string" calcext:value-type="string">
            <text:p>Caja ext. TM 4 bocas s/tapa - Gris</text:p>
          </table:table-cell>
          <table:table-cell office:value-type="string" calcext:value-type="string">
            <text:p>Genrod</text:p>
          </table:table-cell>
          <table:table-cell office:value-type="float" office:value="2837.30657617755" calcext:value-type="float">
            <text:p>2837,306576177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30G</text:p>
          </table:table-cell>
          <table:table-cell office:value-type="string" calcext:value-type="string">
            <text:p>Caja ext. TM 8 bocas s/tapa - Gris</text:p>
          </table:table-cell>
          <table:table-cell office:value-type="string" calcext:value-type="string">
            <text:p>Genrod</text:p>
          </table:table-cell>
          <table:table-cell office:value-type="float" office:value="4884.57266224822" calcext:value-type="float">
            <text:p>4884,572662248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B</text:p>
          </table:table-cell>
          <table:table-cell office:value-type="string" calcext:value-type="string">
            <text:p>Caja ext. TM 2 bocas s/tapa - Blanca</text:p>
          </table:table-cell>
          <table:table-cell office:value-type="string" calcext:value-type="string">
            <text:p>Genrod</text:p>
          </table:table-cell>
          <table:table-cell office:value-type="float" office:value="2271.6754" calcext:value-type="float">
            <text:p>2271,67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3B</text:p>
          </table:table-cell>
          <table:table-cell office:value-type="string" calcext:value-type="string">
            <text:p>Caja ext. TM 4 bocas s/tapa - Blanca</text:p>
          </table:table-cell>
          <table:table-cell office:value-type="string" calcext:value-type="string">
            <text:p>Genrod</text:p>
          </table:table-cell>
          <table:table-cell office:value-type="float" office:value="2837.302" calcext:value-type="float">
            <text:p>2837,3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30B</text:p>
          </table:table-cell>
          <table:table-cell office:value-type="string" calcext:value-type="string">
            <text:p>Caja ext. TM 8 bocas s/tapa - Blanca</text:p>
          </table:table-cell>
          <table:table-cell office:value-type="string" calcext:value-type="string">
            <text:p>Genrod</text:p>
          </table:table-cell>
          <table:table-cell office:value-type="float" office:value="4884.5754" calcext:value-type="float">
            <text:p>4884,57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G</text:p>
          </table:table-cell>
          <table:table-cell office:value-type="string" calcext:value-type="string">
            <text:p>Caja ext. TM 2 bocas s/tapa - Gris</text:p>
          </table:table-cell>
          <table:table-cell office:value-type="string" calcext:value-type="string">
            <text:p>Genrod</text:p>
          </table:table-cell>
          <table:table-cell office:value-type="float" office:value="2271.67860976216" calcext:value-type="float">
            <text:p>2271,678609762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3G</text:p>
          </table:table-cell>
          <table:table-cell office:value-type="string" calcext:value-type="string">
            <text:p>Caja ext. TM 4 bocas s/tapa - Gris</text:p>
          </table:table-cell>
          <table:table-cell office:value-type="string" calcext:value-type="string">
            <text:p>Genrod</text:p>
          </table:table-cell>
          <table:table-cell office:value-type="float" office:value="2837.30657617755" calcext:value-type="float">
            <text:p>2837,306576177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30G</text:p>
          </table:table-cell>
          <table:table-cell office:value-type="string" calcext:value-type="string">
            <text:p>Caja ext. TM 8 bocas s/tapa - Gris</text:p>
          </table:table-cell>
          <table:table-cell office:value-type="string" calcext:value-type="string">
            <text:p>Genrod</text:p>
          </table:table-cell>
          <table:table-cell office:value-type="float" office:value="4884.57266224822" calcext:value-type="float">
            <text:p>4884,572662248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4B</text:p>
          </table:table-cell>
          <table:table-cell office:value-type="string" calcext:value-type="string">
            <text:p>Caja ext. TM 2 bocas c/tapa - Blanca</text:p>
          </table:table-cell>
          <table:table-cell office:value-type="string" calcext:value-type="string">
            <text:p>Genrod</text:p>
          </table:table-cell>
          <table:table-cell office:value-type="float" office:value="3260.99614553399" calcext:value-type="float">
            <text:p>3260,996145533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5B</text:p>
          </table:table-cell>
          <table:table-cell office:value-type="string" calcext:value-type="string">
            <text:p>Caja ext. TM 4 bocas c/tapa - Blanca</text:p>
          </table:table-cell>
          <table:table-cell office:value-type="string" calcext:value-type="string">
            <text:p>Genrod</text:p>
          </table:table-cell>
          <table:table-cell office:value-type="float" office:value="4021.30450042766" calcext:value-type="float">
            <text:p>4021,304500427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31B</text:p>
          </table:table-cell>
          <table:table-cell office:value-type="string" calcext:value-type="string">
            <text:p>Caja ext. TM 8 bocas c/tapa - Blanca</text:p>
          </table:table-cell>
          <table:table-cell office:value-type="string" calcext:value-type="string">
            <text:p>Genrod</text:p>
          </table:table-cell>
          <table:table-cell office:value-type="float" office:value="6229.95842321418" calcext:value-type="float">
            <text:p>6229,958423214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4G</text:p>
          </table:table-cell>
          <table:table-cell office:value-type="string" calcext:value-type="string">
            <text:p>Caja ext. TM 2 bocas c/tapa - Gris</text:p>
          </table:table-cell>
          <table:table-cell office:value-type="string" calcext:value-type="string">
            <text:p>Genrod</text:p>
          </table:table-cell>
          <table:table-cell office:value-type="float" office:value="3260.99614553399" calcext:value-type="float">
            <text:p>3260,996145533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5G</text:p>
          </table:table-cell>
          <table:table-cell office:value-type="string" calcext:value-type="string">
            <text:p>Caja ext. TM 4 bocas c/tapa - Gris</text:p>
          </table:table-cell>
          <table:table-cell office:value-type="string" calcext:value-type="string">
            <text:p>Genrod</text:p>
          </table:table-cell>
          <table:table-cell office:value-type="float" office:value="4021.30450042766" calcext:value-type="float">
            <text:p>4021,304500427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31G</text:p>
          </table:table-cell>
          <table:table-cell office:value-type="string" calcext:value-type="string">
            <text:p>Caja ext. TM 8 bocas c/tapa - Gris</text:p>
          </table:table-cell>
          <table:table-cell office:value-type="string" calcext:value-type="string">
            <text:p>Genrod</text:p>
          </table:table-cell>
          <table:table-cell office:value-type="float" office:value="6229.95842321418" calcext:value-type="float">
            <text:p>6229,958423214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4BF</text:p>
          </table:table-cell>
          <table:table-cell office:value-type="string" calcext:value-type="string">
            <text:p>Caja ext. TM 2 bocas c/tapa fumé - Blanca</text:p>
          </table:table-cell>
          <table:table-cell office:value-type="string" calcext:value-type="string">
            <text:p>Genrod</text:p>
          </table:table-cell>
          <table:table-cell office:value-type="float" office:value="3260.99614553399" calcext:value-type="float">
            <text:p>3260,996145533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5BF</text:p>
          </table:table-cell>
          <table:table-cell office:value-type="string" calcext:value-type="string">
            <text:p>Caja ext. TM 4 bocas c/tapa fumé - Blanca</text:p>
          </table:table-cell>
          <table:table-cell office:value-type="string" calcext:value-type="string">
            <text:p>Genrod</text:p>
          </table:table-cell>
          <table:table-cell office:value-type="float" office:value="4021.30450042766" calcext:value-type="float">
            <text:p>4021,304500427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31BF</text:p>
          </table:table-cell>
          <table:table-cell office:value-type="string" calcext:value-type="string">
            <text:p>Caja ext. TM 8 bocas c/tapa fumé - Blanca</text:p>
          </table:table-cell>
          <table:table-cell office:value-type="string" calcext:value-type="string">
            <text:p>Genrod</text:p>
          </table:table-cell>
          <table:table-cell office:value-type="float" office:value="6229.95842321418" calcext:value-type="float">
            <text:p>6229,958423214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4GF</text:p>
          </table:table-cell>
          <table:table-cell office:value-type="string" calcext:value-type="string">
            <text:p>Caja ext. TM 2 bocas c/tapa fumé - Gris</text:p>
          </table:table-cell>
          <table:table-cell office:value-type="string" calcext:value-type="string">
            <text:p>Genrod</text:p>
          </table:table-cell>
          <table:table-cell office:value-type="float" office:value="3260.99614553399" calcext:value-type="float">
            <text:p>3260,996145533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5GF</text:p>
          </table:table-cell>
          <table:table-cell office:value-type="string" calcext:value-type="string">
            <text:p>Caja ext. TM 4 bocas c/tapa fumé - Gris</text:p>
          </table:table-cell>
          <table:table-cell office:value-type="string" calcext:value-type="string">
            <text:p>Genrod</text:p>
          </table:table-cell>
          <table:table-cell office:value-type="float" office:value="4021.30450042766" calcext:value-type="float">
            <text:p>4021,304500427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31GF</text:p>
          </table:table-cell>
          <table:table-cell office:value-type="string" calcext:value-type="string">
            <text:p>Caja ext. TM 8 bocas c/tapa fumé - Gris</text:p>
          </table:table-cell>
          <table:table-cell office:value-type="string" calcext:value-type="string">
            <text:p>Genrod</text:p>
          </table:table-cell>
          <table:table-cell office:value-type="float" office:value="6229.95842321418" calcext:value-type="float">
            <text:p>6229,958423214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04504</text:p>
          </table:table-cell>
          <table:table-cell office:value-type="string" calcext:value-type="string">
            <text:p>Caja de sobreponer p/ 4 mód. DIN pta fume 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7172.03401402704" calcext:value-type="float">
            <text:p>7172,034014027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04508</text:p>
          </table:table-cell>
          <table:table-cell office:value-type="string" calcext:value-type="string">
            <text:p>Caja de sobreponer p/ 8 mód. DIN pta fume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9989.86458027494" calcext:value-type="float">
            <text:p>9989,864580274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04512</text:p>
          </table:table-cell>
          <table:table-cell office:value-type="string" calcext:value-type="string">
            <text:p>Caja de sobreponer p/ 12 mód. DIN pta fume 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16137.8537120389" calcext:value-type="float">
            <text:p>16137,85371203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04516</text:p>
          </table:table-cell>
          <table:table-cell office:value-type="string" calcext:value-type="string">
            <text:p>Caja de sobreponer p/ 16 mód. DIN pta fume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23054.361412978" calcext:value-type="float">
            <text:p>23054,3614129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04524</text:p>
          </table:table-cell>
          <table:table-cell office:value-type="string" calcext:value-type="string">
            <text:p>Caja de sobreponer p/ 24 mód. DIN pta fume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31379.7578267683" calcext:value-type="float">
            <text:p>31379,75782676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04536</text:p>
          </table:table-cell>
          <table:table-cell office:value-type="string" calcext:value-type="string">
            <text:p>Caja de sobreponer p/ 36 mód. DIN pta fume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38424.334242388" calcext:value-type="float">
            <text:p>38424,3342423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04548</text:p>
          </table:table-cell>
          <table:table-cell office:value-type="string" calcext:value-type="string">
            <text:p>Caja de sobreponer p/ 48 mód. DIN pta fume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54434.7569262924" calcext:value-type="float">
            <text:p>54434,75692629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04604</text:p>
          </table:table-cell>
          <table:table-cell office:value-type="string" calcext:value-type="string">
            <text:p>Caja de sobreponer p/ 4 mód. DIN pta blanca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7172.03401402704" calcext:value-type="float">
            <text:p>7172,034014027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04608</text:p>
          </table:table-cell>
          <table:table-cell office:value-type="string" calcext:value-type="string">
            <text:p>Caja de sobreponer p/ 8 mód. DIN pta blanca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9989.86458027494" calcext:value-type="float">
            <text:p>9989,864580274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04612</text:p>
          </table:table-cell>
          <table:table-cell office:value-type="string" calcext:value-type="string">
            <text:p>Caja de sobreponer p/ 12 mód. DIN pta blanca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16137.8537120389" calcext:value-type="float">
            <text:p>16137,85371203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04616</text:p>
          </table:table-cell>
          <table:table-cell office:value-type="string" calcext:value-type="string">
            <text:p>Caja de sobreponer p/ 16 mód. DIN pta blanca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23054.361412978" calcext:value-type="float">
            <text:p>23054,3614129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04624</text:p>
          </table:table-cell>
          <table:table-cell office:value-type="string" calcext:value-type="string">
            <text:p>Caja de sobreponer p/ 24 mód. DIN pta blanca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31379.7578267683" calcext:value-type="float">
            <text:p>31379,75782676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04636</text:p>
          </table:table-cell>
          <table:table-cell office:value-type="string" calcext:value-type="string">
            <text:p>Caja de sobreponer p/ 36 mód. DIN pta blanca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38424.334242388" calcext:value-type="float">
            <text:p>38424,3342423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04648</text:p>
          </table:table-cell>
          <table:table-cell office:value-type="string" calcext:value-type="string">
            <text:p>Caja de sobreponer p/ 48 mód. DIN pta blanca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54434.7569262924" calcext:value-type="float">
            <text:p>54434,75692629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004</text:p>
          </table:table-cell>
          <table:table-cell office:value-type="string" calcext:value-type="string">
            <text:p>Caja de embutir p/ 4 mód. DIN pta fume </text:p>
          </table:table-cell>
          <table:table-cell office:value-type="string" calcext:value-type="string">
            <text:p>Genrod</text:p>
          </table:table-cell>
          <table:table-cell office:value-type="float" office:value="5799.86541812371" calcext:value-type="float">
            <text:p>5799,865418123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008</text:p>
          </table:table-cell>
          <table:table-cell office:value-type="string" calcext:value-type="string">
            <text:p>Caja de embutir p/ 8 mód. DIN pta fume </text:p>
          </table:table-cell>
          <table:table-cell office:value-type="string" calcext:value-type="string">
            <text:p>Genrod</text:p>
          </table:table-cell>
          <table:table-cell office:value-type="float" office:value="8107.59988801485" calcext:value-type="float">
            <text:p>8107,599888014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012</text:p>
          </table:table-cell>
          <table:table-cell office:value-type="string" calcext:value-type="string">
            <text:p>Caja de embutir p/ 12 mód. DIN pta fume </text:p>
          </table:table-cell>
          <table:table-cell office:value-type="string" calcext:value-type="string">
            <text:p>Genrod</text:p>
          </table:table-cell>
          <table:table-cell office:value-type="float" office:value="13097.2845492831" calcext:value-type="float">
            <text:p>13097,2845492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016</text:p>
          </table:table-cell>
          <table:table-cell office:value-type="string" calcext:value-type="string">
            <text:p>Caja de embutir p/ 16 mód. DIN pta fume</text:p>
          </table:table-cell>
          <table:table-cell office:value-type="string" calcext:value-type="string">
            <text:p>Genrod</text:p>
          </table:table-cell>
          <table:table-cell office:value-type="float" office:value="18710.67979321" calcext:value-type="float">
            <text:p>18710,679793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024</text:p>
          </table:table-cell>
          <table:table-cell office:value-type="string" calcext:value-type="string">
            <text:p>Caja de embutir p/ 24 mód. DIN pta fume</text:p>
          </table:table-cell>
          <table:table-cell office:value-type="string" calcext:value-type="string">
            <text:p>Genrod</text:p>
          </table:table-cell>
          <table:table-cell office:value-type="float" office:value="24947.7590495226" calcext:value-type="float">
            <text:p>24947,75904952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036</text:p>
          </table:table-cell>
          <table:table-cell office:value-type="string" calcext:value-type="string">
            <text:p>Caja de embutir p/ 36 mód. DIN pta fume</text:p>
          </table:table-cell>
          <table:table-cell office:value-type="string" calcext:value-type="string">
            <text:p>Genrod</text:p>
          </table:table-cell>
          <table:table-cell office:value-type="float" office:value="31184.8648761079" calcext:value-type="float">
            <text:p>31184,86487610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048</text:p>
          </table:table-cell>
          <table:table-cell office:value-type="string" calcext:value-type="string">
            <text:p>Caja de embutir p/ 48 mód. DIN pta fume</text:p>
          </table:table-cell>
          <table:table-cell office:value-type="string" calcext:value-type="string">
            <text:p>Genrod</text:p>
          </table:table-cell>
          <table:table-cell office:value-type="float" office:value="43659.0765292787" calcext:value-type="float">
            <text:p>43659,07652927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104</text:p>
          </table:table-cell>
          <table:table-cell office:value-type="string" calcext:value-type="string">
            <text:p>Caja de embutir p/ 4 mód. DIN pta blanca</text:p>
          </table:table-cell>
          <table:table-cell office:value-type="string" calcext:value-type="string">
            <text:p>Genrod</text:p>
          </table:table-cell>
          <table:table-cell office:value-type="float" office:value="5799.86541812371" calcext:value-type="float">
            <text:p>5799,865418123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108</text:p>
          </table:table-cell>
          <table:table-cell office:value-type="string" calcext:value-type="string">
            <text:p>Caja de embutir p/ 8 mód. DIN pta blanca</text:p>
          </table:table-cell>
          <table:table-cell office:value-type="string" calcext:value-type="string">
            <text:p>Genrod</text:p>
          </table:table-cell>
          <table:table-cell office:value-type="float" office:value="8107.59988801485" calcext:value-type="float">
            <text:p>8107,599888014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112</text:p>
          </table:table-cell>
          <table:table-cell office:value-type="string" calcext:value-type="string">
            <text:p>Caja de embutir p/ 12 mód. DIN pta blanca</text:p>
          </table:table-cell>
          <table:table-cell office:value-type="string" calcext:value-type="string">
            <text:p>Genrod</text:p>
          </table:table-cell>
          <table:table-cell office:value-type="float" office:value="13097.2845492831" calcext:value-type="float">
            <text:p>13097,2845492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116</text:p>
          </table:table-cell>
          <table:table-cell office:value-type="string" calcext:value-type="string">
            <text:p>Caja de embutir p/ 16 mód. DIN pta blanca</text:p>
          </table:table-cell>
          <table:table-cell office:value-type="string" calcext:value-type="string">
            <text:p>Genrod</text:p>
          </table:table-cell>
          <table:table-cell office:value-type="float" office:value="18710.67979321" calcext:value-type="float">
            <text:p>18710,679793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124</text:p>
          </table:table-cell>
          <table:table-cell office:value-type="string" calcext:value-type="string">
            <text:p>Caja de embutir p/ 24 mód. DIN pta blanca</text:p>
          </table:table-cell>
          <table:table-cell office:value-type="string" calcext:value-type="string">
            <text:p>Genrod</text:p>
          </table:table-cell>
          <table:table-cell office:value-type="float" office:value="24947.7590495226" calcext:value-type="float">
            <text:p>24947,75904952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136</text:p>
          </table:table-cell>
          <table:table-cell office:value-type="string" calcext:value-type="string">
            <text:p>Caja de embutir p/ 36 mód. DIN pta blanca</text:p>
          </table:table-cell>
          <table:table-cell office:value-type="string" calcext:value-type="string">
            <text:p>Genrod</text:p>
          </table:table-cell>
          <table:table-cell office:value-type="float" office:value="31184.8648761079" calcext:value-type="float">
            <text:p>31184,86487610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148</text:p>
          </table:table-cell>
          <table:table-cell office:value-type="string" calcext:value-type="string">
            <text:p>Caja de embutir p/ 48 mód. DIN pta blanca</text:p>
          </table:table-cell>
          <table:table-cell office:value-type="string" calcext:value-type="string">
            <text:p>Genrod</text:p>
          </table:table-cell>
          <table:table-cell office:value-type="float" office:value="43659.0765292787" calcext:value-type="float">
            <text:p>43659,07652927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1G</text:p>
          </table:table-cell>
          <table:table-cell office:value-type="string" calcext:value-type="string">
            <text:p>Cajas p/ Pilastra 4 Mod. DIN IP65 Gris</text:p>
          </table:table-cell>
          <table:table-cell office:value-type="string" calcext:value-type="string">
            <text:p>Genrod</text:p>
          </table:table-cell>
          <table:table-cell office:value-type="float" office:value="10203.8881273191" calcext:value-type="float">
            <text:p>10203,88812731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1B</text:p>
          </table:table-cell>
          <table:table-cell office:value-type="string" calcext:value-type="string">
            <text:p>Cajas p/ Pilastra 4 Mod. DIN IP65 Blanca</text:p>
          </table:table-cell>
          <table:table-cell office:value-type="string" calcext:value-type="string">
            <text:p>Genrod</text:p>
          </table:table-cell>
          <table:table-cell office:value-type="float" office:value="12449.2621670535" calcext:value-type="float">
            <text:p>12449,26216705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0G</text:p>
          </table:table-cell>
          <table:table-cell office:value-type="string" calcext:value-type="string">
            <text:p>Cajas p/ Pilastra 8 Mod. DIN IP65 Gris</text:p>
          </table:table-cell>
          <table:table-cell office:value-type="string" calcext:value-type="string">
            <text:p>Genrod</text:p>
          </table:table-cell>
          <table:table-cell office:value-type="float" office:value="17438.920258049" calcext:value-type="float">
            <text:p>17438,9202580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0B</text:p>
          </table:table-cell>
          <table:table-cell office:value-type="string" calcext:value-type="string">
            <text:p>Cajas p/ Pilastra 8 Mod. DIN IP65 Blanca</text:p>
          </table:table-cell>
          <table:table-cell office:value-type="string" calcext:value-type="string">
            <text:p>Genrod</text:p>
          </table:table-cell>
          <table:table-cell office:value-type="float" office:value="18686.3414233661" calcext:value-type="float">
            <text:p>18686,34142336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504</text:p>
          </table:table-cell>
          <table:table-cell office:value-type="string" calcext:value-type="string">
            <text:p>Caja p/Pilar para 4 Mod DIN con premarcado (IP 65)</text:p>
          </table:table-cell>
          <table:table-cell office:value-type="string" calcext:value-type="string">
            <text:p>Genrod</text:p>
          </table:table-cell>
          <table:table-cell office:value-type="float" office:value="6779.11282052127" calcext:value-type="float">
            <text:p>6779,112820521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090905B</text:p>
          </table:table-cell>
          <table:table-cell table:style-name="ce1" office:value-type="string" calcext:value-type="string">
            <text:p>Caja de Pase IP65 90x90x55 BLANCA 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3039.82519511865" calcext:value-type="float">
            <text:p>3039,82519511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090905G</text:p>
          </table:table-cell>
          <table:table-cell table:style-name="ce1" office:value-type="string" calcext:value-type="string">
            <text:p>Caja de Pase IP65 90x90x55 GRIS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3039.82519511865" calcext:value-type="float">
            <text:p>3039,82519511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090907B</text:p>
          </table:table-cell>
          <table:table-cell table:style-name="ce1" office:value-type="string" calcext:value-type="string">
            <text:p>Caja de Pase IP65 90x90x75 BLANCA 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3328.48463833252" calcext:value-type="float">
            <text:p>3328,484638332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090907G</text:p>
          </table:table-cell>
          <table:table-cell table:style-name="ce1" office:value-type="string" calcext:value-type="string">
            <text:p>Caja de Pase IP65 90x90x75 GRIS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3328.48463833252" calcext:value-type="float">
            <text:p>3328,484638332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111106B</text:p>
          </table:table-cell>
          <table:table-cell table:style-name="ce1" office:value-type="string" calcext:value-type="string">
            <text:p>Caja de Pase IP65 115x115x65 BLANCA 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4376.70846880291" calcext:value-type="float">
            <text:p>4376,708468802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111106G</text:p>
          </table:table-cell>
          <table:table-cell table:style-name="ce1" office:value-type="string" calcext:value-type="string">
            <text:p>Caja de Pase IP65 115x115x65 GRIS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4376.70846880291" calcext:value-type="float">
            <text:p>4376,708468802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111108B</text:p>
          </table:table-cell>
          <table:table-cell table:style-name="ce1" office:value-type="string" calcext:value-type="string">
            <text:p>Caja de Pase IP65 115x115x80 BLANCA 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4609.96889332192" calcext:value-type="float">
            <text:p>4609,968893321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111108G</text:p>
          </table:table-cell>
          <table:table-cell table:style-name="ce1" office:value-type="string" calcext:value-type="string">
            <text:p>Caja de Pase IP65 115x115x80 GRIS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4609.96889332192" calcext:value-type="float">
            <text:p>4609,968893321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111111B</text:p>
          </table:table-cell>
          <table:table-cell table:style-name="ce1" office:value-type="string" calcext:value-type="string">
            <text:p>Caja de Pase IP65 115x115x110 BLANCA 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5546.96956203851" calcext:value-type="float">
            <text:p>5546,969562038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111111G</text:p>
          </table:table-cell>
          <table:table-cell table:style-name="ce1" office:value-type="string" calcext:value-type="string">
            <text:p>Caja de Pase IP65 115x115x110 GRIS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5546.96956203851" calcext:value-type="float">
            <text:p>5546,969562038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111606B</text:p>
          </table:table-cell>
          <table:table-cell table:style-name="ce1" office:value-type="string" calcext:value-type="string">
            <text:p>Caja de Pase IP65 115x165x65 BLANCA 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5880.55933648164" calcext:value-type="float">
            <text:p>5880,559336481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111606G</text:p>
          </table:table-cell>
          <table:table-cell table:style-name="ce1" office:value-type="string" calcext:value-type="string">
            <text:p>Caja de Pase IP65 115x165x65 GRIS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5880.55933648164" calcext:value-type="float">
            <text:p>5880,559336481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111608B</text:p>
          </table:table-cell>
          <table:table-cell table:style-name="ce1" office:value-type="string" calcext:value-type="string">
            <text:p>Caja de Pase IP65 115x165x80 BLANCA 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6415.17979459157" calcext:value-type="float">
            <text:p>6415,179794591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111608G</text:p>
          </table:table-cell>
          <table:table-cell table:style-name="ce1" office:value-type="string" calcext:value-type="string">
            <text:p>Caja de Pase IP65 115x165x80 GRIS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6415.17979459157" calcext:value-type="float">
            <text:p>6415,179794591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111611B</text:p>
          </table:table-cell>
          <table:table-cell table:style-name="ce1" office:value-type="string" calcext:value-type="string">
            <text:p>Caja de Pase IP65 115x165x110 BLANCA 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7471.16214470651" calcext:value-type="float">
            <text:p>7471,162144706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111611G</text:p>
          </table:table-cell>
          <table:table-cell table:style-name="ce1" office:value-type="string" calcext:value-type="string">
            <text:p>Caja de Pase IP65 115x165x110 GRIS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7471.16214470651" calcext:value-type="float">
            <text:p>7471,162144706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161606B</text:p>
          </table:table-cell>
          <table:table-cell table:style-name="ce1" office:value-type="string" calcext:value-type="string">
            <text:p>Caja de Pase IP65 165x165x65 BLANCA 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8005.75603254368" calcext:value-type="float">
            <text:p>8005,756032543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161606G</text:p>
          </table:table-cell>
          <table:table-cell table:style-name="ce1" office:value-type="string" calcext:value-type="string">
            <text:p>Caja de Pase IP65 165x165x65 GRIS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8005.75603254368" calcext:value-type="float">
            <text:p>8005,756032543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161608B</text:p>
          </table:table-cell>
          <table:table-cell table:style-name="ce1" office:value-type="string" calcext:value-type="string">
            <text:p>Caja de Pase IP65 165x165x80 BLANCA 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8807.67343457219" calcext:value-type="float">
            <text:p>8807,673434572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161608G</text:p>
          </table:table-cell>
          <table:table-cell table:style-name="ce1" office:value-type="string" calcext:value-type="string">
            <text:p>Caja de Pase IP65 165x165x80 GRIS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8807.67343457219" calcext:value-type="float">
            <text:p>8807,673434572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161611B</text:p>
          </table:table-cell>
          <table:table-cell table:style-name="ce1" office:value-type="string" calcext:value-type="string">
            <text:p>Caja de Pase IP65 165x165x110 BLANCA 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9516.0369062292" calcext:value-type="float">
            <text:p>9516,0369062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161611G</text:p>
          </table:table-cell>
          <table:table-cell table:style-name="ce1" office:value-type="string" calcext:value-type="string">
            <text:p>Caja de Pase IP65 165x165x110 GRIS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9516.0369062292" calcext:value-type="float">
            <text:p>9516,0369062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162106B</text:p>
          </table:table-cell>
          <table:table-cell table:style-name="ce1" office:value-type="string" calcext:value-type="string">
            <text:p>Caja de Pase IP65 165x210x65 BLANCA 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9342.29389268212" calcext:value-type="float">
            <text:p>9342,293892682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162106G</text:p>
          </table:table-cell>
          <table:table-cell table:style-name="ce1" office:value-type="string" calcext:value-type="string">
            <text:p>Caja de Pase IP65 165x210x65 GRIS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9342.29389268212" calcext:value-type="float">
            <text:p>9342,293892682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162108B</text:p>
          </table:table-cell>
          <table:table-cell table:style-name="ce1" office:value-type="string" calcext:value-type="string">
            <text:p>Caja de Pase IP65 165x210x80 BLANCA 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9743.23930856" calcext:value-type="float">
            <text:p>9743,239308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162108G</text:p>
          </table:table-cell>
          <table:table-cell table:style-name="ce1" office:value-type="string" calcext:value-type="string">
            <text:p>Caja de Pase IP65 165x210x80 GRIS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9743.23930856" calcext:value-type="float">
            <text:p>9743,239308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162111B</text:p>
          </table:table-cell>
          <table:table-cell table:style-name="ce1" office:value-type="string" calcext:value-type="string">
            <text:p>Caja de Pase IP65 165x210x110 BLANCA 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11347.074112617" calcext:value-type="float">
            <text:p>11347,0741126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162111G</text:p>
          </table:table-cell>
          <table:table-cell table:style-name="ce1" office:value-type="string" calcext:value-type="string">
            <text:p>Caja de Pase IP65 165x210x110 GRIS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11347.074112617" calcext:value-type="float">
            <text:p>11347,0741126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212111B</text:p>
          </table:table-cell>
          <table:table-cell table:style-name="ce1" office:value-type="string" calcext:value-type="string">
            <text:p>Caja de Pase IP65 210x210x110 BLANCA 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13084.5308183606" calcext:value-type="float">
            <text:p>13084,53081836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212111G</text:p>
          </table:table-cell>
          <table:table-cell table:style-name="ce1" office:value-type="string" calcext:value-type="string">
            <text:p>Caja de Pase IP65 210x210x110 GRIS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13084.5308183606" calcext:value-type="float">
            <text:p>13084,53081836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212113B</text:p>
          </table:table-cell>
          <table:table-cell table:style-name="ce1" office:value-type="string" calcext:value-type="string">
            <text:p>Caja de Pase IP65 210x210x135 BLANCA 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14421.068678499" calcext:value-type="float">
            <text:p>14421,0686784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212113G</text:p>
          </table:table-cell>
          <table:table-cell table:style-name="ce1" office:value-type="string" calcext:value-type="string">
            <text:p>Caja de Pase IP65 210x210x135 GRIS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14421.068678499" calcext:value-type="float">
            <text:p>14421,0686784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212116B</text:p>
          </table:table-cell>
          <table:table-cell table:style-name="ce1" office:value-type="string" calcext:value-type="string">
            <text:p>Caja de Pase IP65 210x210x165 BLANCA 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16024.8769122833" calcext:value-type="float">
            <text:p>16024,87691228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212116G</text:p>
          </table:table-cell>
          <table:table-cell table:style-name="ce1" office:value-type="string" calcext:value-type="string">
            <text:p>Caja de Pase IP65 210x210x165 GRIS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16024.8769122833" calcext:value-type="float">
            <text:p>16024,87691228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213111B</text:p>
          </table:table-cell>
          <table:table-cell table:style-name="ce1" office:value-type="string" calcext:value-type="string">
            <text:p>Caja de Pase IP65 210x310x110 BLANCA 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20802.9559213282" calcext:value-type="float">
            <text:p>20802,95592132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213111G</text:p>
          </table:table-cell>
          <table:table-cell table:style-name="ce1" office:value-type="string" calcext:value-type="string">
            <text:p>Caja de Pase IP65 210x310x110 GRIS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20802.9559213282" calcext:value-type="float">
            <text:p>20802,95592132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213113B</text:p>
          </table:table-cell>
          <table:table-cell table:style-name="ce1" office:value-type="string" calcext:value-type="string">
            <text:p>Caja de Pase IP65 210x310x135 BLANCA 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24453.8708195466" calcext:value-type="float">
            <text:p>24453,87081954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213113G</text:p>
          </table:table-cell>
          <table:table-cell table:style-name="ce1" office:value-type="string" calcext:value-type="string">
            <text:p>Caja de Pase IP65 210x310x135 GRIS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24453.8708195466" calcext:value-type="float">
            <text:p>24453,87081954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213116B</text:p>
          </table:table-cell>
          <table:table-cell table:style-name="ce1" office:value-type="string" calcext:value-type="string">
            <text:p>Caja de Pase IP65 210x310x165 BLANCA 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26806.1636368484" calcext:value-type="float">
            <text:p>26806,16363684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213116G</text:p>
          </table:table-cell>
          <table:table-cell table:style-name="ce1" office:value-type="string" calcext:value-type="string">
            <text:p>Caja de Pase IP65 210x310x165 GRIS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26806.1636368484" calcext:value-type="float">
            <text:p>26806,16363684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313111B</text:p>
          </table:table-cell>
          <table:table-cell table:style-name="ce1" office:value-type="string" calcext:value-type="string">
            <text:p>Caja de Pase IP65 310x310x110 BLANCA 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29231.9498285914" calcext:value-type="float">
            <text:p>29231,94982859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313111G</text:p>
          </table:table-cell>
          <table:table-cell table:style-name="ce1" office:value-type="string" calcext:value-type="string">
            <text:p>Caja de Pase IP65 310x310x110 GRIS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29231.9498285914" calcext:value-type="float">
            <text:p>29231,94982859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313113B</text:p>
          </table:table-cell>
          <table:table-cell table:style-name="ce1" office:value-type="string" calcext:value-type="string">
            <text:p>Caja de Pase IP65 310x310x135 BLANCA 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31633.2382288541" calcext:value-type="float">
            <text:p>31633,23822885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313113G</text:p>
          </table:table-cell>
          <table:table-cell table:style-name="ce1" office:value-type="string" calcext:value-type="string">
            <text:p>Caja de Pase IP65 310x310x135 GRIS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31633.2382288541" calcext:value-type="float">
            <text:p>31633,23822885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313116B</text:p>
          </table:table-cell>
          <table:table-cell table:style-name="ce1" office:value-type="string" calcext:value-type="string">
            <text:p>Caja de Pase IP65 310x310x165 BLANCA 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34659.3265929582" calcext:value-type="float">
            <text:p>34659,32659295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2313116G</text:p>
          </table:table-cell>
          <table:table-cell table:style-name="ce1" office:value-type="string" calcext:value-type="string">
            <text:p>Caja de Pase IP65 310x310x165 GRIS</text:p>
          </table:table-cell>
          <table:table-cell office:value-type="string" calcext:value-type="string">
            <text:p>Genrod</text:p>
          </table:table-cell>
          <table:table-cell table:style-name="ce1" office:value-type="float" office:value="34659.3265929582" calcext:value-type="float">
            <text:p>34659,32659295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2100909" calcext:value-type="float">
            <text:p>22100909</text:p>
          </table:table-cell>
          <table:table-cell table:style-name="ce1" office:value-type="string" calcext:value-type="string">
            <text:p>Bandeja Metálica p/Caja de Pase 90x90</text:p>
          </table:table-cell>
          <table:table-cell office:value-type="string" calcext:value-type="string">
            <text:p>Genrod</text:p>
          </table:table-cell>
          <table:table-cell office:value-type="float" office:value="440.986816920155" calcext:value-type="float">
            <text:p>440,9868169201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2101111" calcext:value-type="float">
            <text:p>22101111</text:p>
          </table:table-cell>
          <table:table-cell table:style-name="ce1" office:value-type="string" calcext:value-type="string">
            <text:p>Bandeja Metálica p/Caja de Pase 115x115</text:p>
          </table:table-cell>
          <table:table-cell office:value-type="string" calcext:value-type="string">
            <text:p>Genrod</text:p>
          </table:table-cell>
          <table:table-cell office:value-type="float" office:value="665.186778429601" calcext:value-type="float">
            <text:p>665,1867784296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2101116" calcext:value-type="float">
            <text:p>22101116</text:p>
          </table:table-cell>
          <table:table-cell table:style-name="ce1" office:value-type="string" calcext:value-type="string">
            <text:p>Bandeja Metálica p/Caja de Pase 115x165</text:p>
          </table:table-cell>
          <table:table-cell office:value-type="string" calcext:value-type="string">
            <text:p>Genrod</text:p>
          </table:table-cell>
          <table:table-cell office:value-type="float" office:value="1132.02647074069" calcext:value-type="float">
            <text:p>1132,026470740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2101616" calcext:value-type="float">
            <text:p>22101616</text:p>
          </table:table-cell>
          <table:table-cell table:style-name="ce1" office:value-type="string" calcext:value-type="string">
            <text:p>Bandeja Metálica p/Caja de Pase 165x165</text:p>
          </table:table-cell>
          <table:table-cell office:value-type="string" calcext:value-type="string">
            <text:p>Genrod</text:p>
          </table:table-cell>
          <table:table-cell office:value-type="float" office:value="1935.9100729531" calcext:value-type="float">
            <text:p>1935,91007295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2101621" calcext:value-type="float">
            <text:p>22101621</text:p>
          </table:table-cell>
          <table:table-cell table:style-name="ce1" office:value-type="string" calcext:value-type="string">
            <text:p>Bandeja Metálica p/Caja de Pase 165x210</text:p>
          </table:table-cell>
          <table:table-cell office:value-type="string" calcext:value-type="string">
            <text:p>Genrod</text:p>
          </table:table-cell>
          <table:table-cell office:value-type="float" office:value="2644.11412297357" calcext:value-type="float">
            <text:p>2644,114122973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2102121" calcext:value-type="float">
            <text:p>22102121</text:p>
          </table:table-cell>
          <table:table-cell table:style-name="ce1" office:value-type="string" calcext:value-type="string">
            <text:p>Bandeja Metálica p/Caja de Pase 210x210</text:p>
          </table:table-cell>
          <table:table-cell office:value-type="string" calcext:value-type="string">
            <text:p>Genrod</text:p>
          </table:table-cell>
          <table:table-cell office:value-type="float" office:value="3614.11507045228" calcext:value-type="float">
            <text:p>3614,115070452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2102131" calcext:value-type="float">
            <text:p>22102131</text:p>
          </table:table-cell>
          <table:table-cell table:style-name="ce1" office:value-type="string" calcext:value-type="string">
            <text:p>Bandeja Metálica p/Caja de Pase 210x310</text:p>
          </table:table-cell>
          <table:table-cell office:value-type="string" calcext:value-type="string">
            <text:p>Genrod</text:p>
          </table:table-cell>
          <table:table-cell office:value-type="float" office:value="5739.6837503329" calcext:value-type="float">
            <text:p>5739,68375033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2103131" calcext:value-type="float">
            <text:p>22103131</text:p>
          </table:table-cell>
          <table:table-cell table:style-name="ce1" office:value-type="string" calcext:value-type="string">
            <text:p>Bandeja Metálica p/Caja de Pase 310x310</text:p>
          </table:table-cell>
          <table:table-cell office:value-type="string" calcext:value-type="string">
            <text:p>Genrod</text:p>
          </table:table-cell>
          <table:table-cell office:value-type="float" office:value="7962.2073554977" calcext:value-type="float">
            <text:p>7962,20735549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220090" calcext:value-type="float">
            <text:p>2220090</text:p>
          </table:table-cell>
          <table:table-cell table:style-name="ce1" office:value-type="string" calcext:value-type="string">
            <text:p>Riel DIN p/Caja de Pase Ancho 90 L=66mm </text:p>
          </table:table-cell>
          <table:table-cell office:value-type="string" calcext:value-type="string">
            <text:p>Genrod</text:p>
          </table:table-cell>
          <table:table-cell office:value-type="float" office:value="248.644612444346" calcext:value-type="float">
            <text:p>248,6446124443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220115" calcext:value-type="float">
            <text:p>2220115</text:p>
          </table:table-cell>
          <table:table-cell table:style-name="ce1" office:value-type="string" calcext:value-type="string">
            <text:p>Riel DIN p/Caja de Pase Ancho 115 L=87mm </text:p>
          </table:table-cell>
          <table:table-cell office:value-type="string" calcext:value-type="string">
            <text:p>Genrod</text:p>
          </table:table-cell>
          <table:table-cell office:value-type="float" office:value="328.833695619922" calcext:value-type="float">
            <text:p>328,8336956199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220165" calcext:value-type="float">
            <text:p>2220165</text:p>
          </table:table-cell>
          <table:table-cell table:style-name="ce1" office:value-type="string" calcext:value-type="string">
            <text:p>Riel DIN p/Caja de Pase Ancho 165 L=137mm </text:p>
          </table:table-cell>
          <table:table-cell office:value-type="string" calcext:value-type="string">
            <text:p>Genrod</text:p>
          </table:table-cell>
          <table:table-cell office:value-type="float" office:value="519.528543184901" calcext:value-type="float">
            <text:p>519,5285431849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220210" calcext:value-type="float">
            <text:p>2220210</text:p>
          </table:table-cell>
          <table:table-cell table:style-name="ce1" office:value-type="string" calcext:value-type="string">
            <text:p>Riel DIN p/Caja de Pase Ancho 210 L=180mm </text:p>
          </table:table-cell>
          <table:table-cell office:value-type="string" calcext:value-type="string">
            <text:p>Genrod</text:p>
          </table:table-cell>
          <table:table-cell office:value-type="float" office:value="683.998531540373" calcext:value-type="float">
            <text:p>683,9985315403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220310" calcext:value-type="float">
            <text:p>2220310</text:p>
          </table:table-cell>
          <table:table-cell table:style-name="ce1" office:value-type="string" calcext:value-type="string">
            <text:p>Riel DIN p/Caja de Pase Ancho 310 L=280mm </text:p>
          </table:table-cell>
          <table:table-cell office:value-type="string" calcext:value-type="string">
            <text:p>Genrod</text:p>
          </table:table-cell>
          <table:table-cell office:value-type="float" office:value="1071.9510840409" calcext:value-type="float">
            <text:p>1071,95108404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230000" calcext:value-type="float">
            <text:p>2230000</text:p>
          </table:table-cell>
          <table:table-cell table:style-name="ce1" office:value-type="string" calcext:value-type="string">
            <text:p>KIT Orejas Fijacion p/ Caja de Pase x2 unidades </text:p>
          </table:table-cell>
          <table:table-cell office:value-type="string" calcext:value-type="string">
            <text:p>Genrod</text:p>
          </table:table-cell>
          <table:table-cell office:value-type="float" office:value="366.93546675106" calcext:value-type="float">
            <text:p>366,935466751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0400B</text:p>
          </table:table-cell>
          <table:table-cell office:value-type="string" calcext:value-type="string">
            <text:p>Caja IP65 p/4 polos DIN - blanco</text:p>
          </table:table-cell>
          <table:table-cell office:value-type="string" calcext:value-type="string">
            <text:p>Genrod</text:p>
          </table:table-cell>
          <table:table-cell office:value-type="float" office:value="12226.9486949097" calcext:value-type="float">
            <text:p>12226,94869490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0400G</text:p>
          </table:table-cell>
          <table:table-cell office:value-type="string" calcext:value-type="string">
            <text:p>Caja IP65 p/4 polos DIN  - gris</text:p>
          </table:table-cell>
          <table:table-cell office:value-type="string" calcext:value-type="string">
            <text:p>Genrod</text:p>
          </table:table-cell>
          <table:table-cell office:value-type="float" office:value="12226.9486949097" calcext:value-type="float">
            <text:p>12226,94869490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0900B</text:p>
          </table:table-cell>
          <table:table-cell office:value-type="string" calcext:value-type="string">
            <text:p>Caja IP65 p/9 polos DIN  - blanco</text:p>
          </table:table-cell>
          <table:table-cell office:value-type="string" calcext:value-type="string">
            <text:p>Genrod</text:p>
          </table:table-cell>
          <table:table-cell office:value-type="float" office:value="18597.7029934543" calcext:value-type="float">
            <text:p>18597,70299345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0900G</text:p>
          </table:table-cell>
          <table:table-cell office:value-type="string" calcext:value-type="string">
            <text:p>Caja IP65 p/9 polos DIN  - gris</text:p>
          </table:table-cell>
          <table:table-cell office:value-type="string" calcext:value-type="string">
            <text:p>Genrod</text:p>
          </table:table-cell>
          <table:table-cell office:value-type="float" office:value="18597.7029934543" calcext:value-type="float">
            <text:p>18597,70299345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00B</text:p>
          </table:table-cell>
          <table:table-cell office:value-type="string" calcext:value-type="string">
            <text:p>Caja IP65 p/12 polos DIN  - blanco</text:p>
          </table:table-cell>
          <table:table-cell office:value-type="string" calcext:value-type="string">
            <text:p>Genrod</text:p>
          </table:table-cell>
          <table:table-cell office:value-type="float" office:value="23743.3020152509" calcext:value-type="float">
            <text:p>23743,30201525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00G</text:p>
          </table:table-cell>
          <table:table-cell office:value-type="string" calcext:value-type="string">
            <text:p>Caja IP65 p/12 polos DIN  - gris</text:p>
          </table:table-cell>
          <table:table-cell office:value-type="string" calcext:value-type="string">
            <text:p>Genrod</text:p>
          </table:table-cell>
          <table:table-cell office:value-type="float" office:value="23743.3020152509" calcext:value-type="float">
            <text:p>23743,30201525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2400B</text:p>
          </table:table-cell>
          <table:table-cell office:value-type="string" calcext:value-type="string">
            <text:p>Caja IP65 p/24 polos DIN  - blanco</text:p>
          </table:table-cell>
          <table:table-cell office:value-type="string" calcext:value-type="string">
            <text:p>Genrod</text:p>
          </table:table-cell>
          <table:table-cell office:value-type="float" office:value="45550.8799494579" calcext:value-type="float">
            <text:p>45550,87994945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2400G</text:p>
          </table:table-cell>
          <table:table-cell office:value-type="string" calcext:value-type="string">
            <text:p>Caja IP65 p/24 polos DIN  - gris</text:p>
          </table:table-cell>
          <table:table-cell office:value-type="string" calcext:value-type="string">
            <text:p>Genrod</text:p>
          </table:table-cell>
          <table:table-cell office:value-type="float" office:value="45550.8799494579" calcext:value-type="float">
            <text:p>45550,87994945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3600B</text:p>
          </table:table-cell>
          <table:table-cell office:value-type="string" calcext:value-type="string">
            <text:p>Caja IP65 p/36 polos DIN - blanco</text:p>
          </table:table-cell>
          <table:table-cell office:value-type="string" calcext:value-type="string">
            <text:p>Genrod</text:p>
          </table:table-cell>
          <table:table-cell office:value-type="float" office:value="72749.0879608112" calcext:value-type="float">
            <text:p>72749,08796081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3600G</text:p>
          </table:table-cell>
          <table:table-cell office:value-type="string" calcext:value-type="string">
            <text:p>Caja IP65 p/36 polos DIN - gris</text:p>
          </table:table-cell>
          <table:table-cell office:value-type="string" calcext:value-type="string">
            <text:p>Genrod</text:p>
          </table:table-cell>
          <table:table-cell office:value-type="float" office:value="72749.0879608112" calcext:value-type="float">
            <text:p>72749,08796081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12G</text:p>
          </table:table-cell>
          <table:table-cell office:value-type="string" calcext:value-type="string">
            <text:p>Caja IP65 p/12 polos DIN + un módulo p/2 tomas encapsuladas - gris</text:p>
          </table:table-cell>
          <table:table-cell office:value-type="string" calcext:value-type="string">
            <text:p>Genrod</text:p>
          </table:table-cell>
          <table:table-cell office:value-type="float" office:value="46212.4531707928" calcext:value-type="float">
            <text:p>46212,45317079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13G</text:p>
          </table:table-cell>
          <table:table-cell office:value-type="string" calcext:value-type="string">
            <text:p>Caja IP65 p/12 polos DIN + un módulo p/3 tomas encapsuladas - gris</text:p>
          </table:table-cell>
          <table:table-cell office:value-type="string" calcext:value-type="string">
            <text:p>Genrod</text:p>
          </table:table-cell>
          <table:table-cell office:value-type="float" office:value="46212.4531707928" calcext:value-type="float">
            <text:p>46212,45317079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10G</text:p>
          </table:table-cell>
          <table:table-cell office:value-type="string" calcext:value-type="string">
            <text:p>Caja IP65 p/12 polos DIN + un módulo ciego - gris</text:p>
          </table:table-cell>
          <table:table-cell office:value-type="string" calcext:value-type="string">
            <text:p>Genrod</text:p>
          </table:table-cell>
          <table:table-cell office:value-type="float" office:value="46212.4531707928" calcext:value-type="float">
            <text:p>46212,45317079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24G</text:p>
          </table:table-cell>
          <table:table-cell office:value-type="string" calcext:value-type="string">
            <text:p>Caja IP65 p/12 polos DIN + dos módulos p/4 tomas encapsuladas - gris</text:p>
          </table:table-cell>
          <table:table-cell office:value-type="string" calcext:value-type="string">
            <text:p>Genrod</text:p>
          </table:table-cell>
          <table:table-cell office:value-type="float" office:value="65153.1783855184" calcext:value-type="float">
            <text:p>65153,17838551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25G</text:p>
          </table:table-cell>
          <table:table-cell office:value-type="string" calcext:value-type="string">
            <text:p>Caja IP65 p/12 polos DIN + dos módulos p/5 tomas encapsuladas - gris</text:p>
          </table:table-cell>
          <table:table-cell office:value-type="string" calcext:value-type="string">
            <text:p>Genrod</text:p>
          </table:table-cell>
          <table:table-cell office:value-type="float" office:value="65153.1783855184" calcext:value-type="float">
            <text:p>65153,17838551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26G</text:p>
          </table:table-cell>
          <table:table-cell office:value-type="string" calcext:value-type="string">
            <text:p>Caja IP65 p/12 polos DIN + dos módulos p/6 tomas encapsuladas - gris</text:p>
          </table:table-cell>
          <table:table-cell office:value-type="string" calcext:value-type="string">
            <text:p>Genrod</text:p>
          </table:table-cell>
          <table:table-cell office:value-type="float" office:value="65153.1783855184" calcext:value-type="float">
            <text:p>65153,17838551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1220G</text:p>
          </table:table-cell>
          <table:table-cell office:value-type="string" calcext:value-type="string">
            <text:p>Caja IP65 p/12 polos DIN + dos módulos ciegos - gris</text:p>
          </table:table-cell>
          <table:table-cell office:value-type="string" calcext:value-type="string">
            <text:p>Genrod</text:p>
          </table:table-cell>
          <table:table-cell office:value-type="float" office:value="65153.1783855184" calcext:value-type="float">
            <text:p>65153,17838551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60002</text:p>
          </table:table-cell>
          <table:table-cell office:value-type="string" calcext:value-type="string">
            <text:p>Tapa ciega individual p/toma encapsulada</text:p>
          </table:table-cell>
          <table:table-cell office:value-type="string" calcext:value-type="string">
            <text:p>Genrod</text:p>
          </table:table-cell>
          <table:table-cell office:value-type="float" office:value="955.599859645321" calcext:value-type="float">
            <text:p>955,5998596453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04</text:p>
          </table:table-cell>
          <table:table-cell office:value-type="string" calcext:value-type="string">
            <text:p>Caja Q Energy embutir 4 polos blanca y fume</text:p>
          </table:table-cell>
          <table:table-cell office:value-type="string" calcext:value-type="string">
            <text:p>Genrod</text:p>
          </table:table-cell>
          <table:table-cell office:value-type="float" office:value="8718.47702893256" calcext:value-type="float">
            <text:p>8718,477028932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08</text:p>
          </table:table-cell>
          <table:table-cell office:value-type="string" calcext:value-type="string">
            <text:p>Caja Q Energy embutir 8 polos blanca y fume</text:p>
          </table:table-cell>
          <table:table-cell office:value-type="string" calcext:value-type="string">
            <text:p>Genrod</text:p>
          </table:table-cell>
          <table:table-cell office:value-type="float" office:value="12336.2322267523" calcext:value-type="float">
            <text:p>12336,23222675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12</text:p>
          </table:table-cell>
          <table:table-cell office:value-type="string" calcext:value-type="string">
            <text:p>Caja Q Energy embutir 12 polos blanca y fume</text:p>
          </table:table-cell>
          <table:table-cell office:value-type="string" calcext:value-type="string">
            <text:p>Genrod</text:p>
          </table:table-cell>
          <table:table-cell office:value-type="float" office:value="19952.4680607029" calcext:value-type="float">
            <text:p>19952,46806070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16</text:p>
          </table:table-cell>
          <table:table-cell office:value-type="string" calcext:value-type="string">
            <text:p>Caja Q Energy embutir 16 polos blanca y fume</text:p>
          </table:table-cell>
          <table:table-cell office:value-type="string" calcext:value-type="string">
            <text:p>Genrod</text:p>
          </table:table-cell>
          <table:table-cell office:value-type="float" office:value="28871.5240786654" calcext:value-type="float">
            <text:p>28871,52407866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24</text:p>
          </table:table-cell>
          <table:table-cell office:value-type="string" calcext:value-type="string">
            <text:p>Caja Q Energy embutir 24 polos blanca y fume</text:p>
          </table:table-cell>
          <table:table-cell office:value-type="string" calcext:value-type="string">
            <text:p>Genrod</text:p>
          </table:table-cell>
          <table:table-cell office:value-type="float" office:value="37416.3643751419" calcext:value-type="float">
            <text:p>37416,36437514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36</text:p>
          </table:table-cell>
          <table:table-cell office:value-type="string" calcext:value-type="string">
            <text:p>Caja Q Energy embutir 36 polos blanca y fume</text:p>
          </table:table-cell>
          <table:table-cell office:value-type="string" calcext:value-type="string">
            <text:p>Genrod</text:p>
          </table:table-cell>
          <table:table-cell office:value-type="float" office:value="53009.1023713326" calcext:value-type="float">
            <text:p>53009,10237133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48</text:p>
          </table:table-cell>
          <table:table-cell office:value-type="string" calcext:value-type="string">
            <text:p>Caja Q Energy embutir 48 polos blanca y fume</text:p>
          </table:table-cell>
          <table:table-cell office:value-type="string" calcext:value-type="string">
            <text:p>Genrod</text:p>
          </table:table-cell>
          <table:table-cell office:value-type="float" office:value="66730.7351898204" calcext:value-type="float">
            <text:p>66730,73518982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72</text:p>
          </table:table-cell>
          <table:table-cell office:value-type="string" calcext:value-type="string">
            <text:p>Caja Q Energy embutir 72 polos blanca y fume</text:p>
          </table:table-cell>
          <table:table-cell office:value-type="string" calcext:value-type="string">
            <text:p>Genrod</text:p>
          </table:table-cell>
          <table:table-cell office:value-type="float" office:value="81019.909034362" calcext:value-type="float">
            <text:p>81019,9090343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096</text:p>
          </table:table-cell>
          <table:table-cell office:value-type="string" calcext:value-type="string">
            <text:p>Caja Q Energy embutir 96 polos blanca y fume</text:p>
          </table:table-cell>
          <table:table-cell office:value-type="string" calcext:value-type="string">
            <text:p>Genrod</text:p>
          </table:table-cell>
          <table:table-cell office:value-type="float" office:value="99731.1999438453" calcext:value-type="float">
            <text:p>99731,19994384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04</text:p>
          </table:table-cell>
          <table:table-cell office:value-type="string" calcext:value-type="string">
            <text:p>Caja Q Energy Embutir 4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8718.47702893256" calcext:value-type="float">
            <text:p>8718,477028932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08</text:p>
          </table:table-cell>
          <table:table-cell office:value-type="string" calcext:value-type="string">
            <text:p>Caja Q Energy Embutir 8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12336.2322267523" calcext:value-type="float">
            <text:p>12336,23222675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12</text:p>
          </table:table-cell>
          <table:table-cell office:value-type="string" calcext:value-type="string">
            <text:p>Caja Q Energy Embutir 12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19952.4680607029" calcext:value-type="float">
            <text:p>19952,46806070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16</text:p>
          </table:table-cell>
          <table:table-cell office:value-type="string" calcext:value-type="string">
            <text:p>Caja Q Energy Embutir 16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28871.5240786654" calcext:value-type="float">
            <text:p>28871,52407866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24</text:p>
          </table:table-cell>
          <table:table-cell office:value-type="string" calcext:value-type="string">
            <text:p>Caja Q Energy Embutir 24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37416.3643751419" calcext:value-type="float">
            <text:p>37416,36437514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36</text:p>
          </table:table-cell>
          <table:table-cell office:value-type="string" calcext:value-type="string">
            <text:p>Caja Q Energy Embutir 36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53009.1023713326" calcext:value-type="float">
            <text:p>53009,10237133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48</text:p>
          </table:table-cell>
          <table:table-cell office:value-type="string" calcext:value-type="string">
            <text:p>Caja Q Energy Embutir 48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66730.7351898204" calcext:value-type="float">
            <text:p>66730,73518982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72</text:p>
          </table:table-cell>
          <table:table-cell office:value-type="string" calcext:value-type="string">
            <text:p>Caja Q Energy Embutir 72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81019.909034362" calcext:value-type="float">
            <text:p>81019,9090343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196</text:p>
          </table:table-cell>
          <table:table-cell office:value-type="string" calcext:value-type="string">
            <text:p>Caja Q Energy Embutir 96 polos frente y puerta blanca</text:p>
          </table:table-cell>
          <table:table-cell office:value-type="string" calcext:value-type="string">
            <text:p>Genrod</text:p>
          </table:table-cell>
          <table:table-cell office:value-type="float" office:value="99731.1999438453" calcext:value-type="float">
            <text:p>99731,19994384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504</text:p>
          </table:table-cell>
          <table:table-cell office:value-type="string" calcext:value-type="string">
            <text:p>Caja Q Energy sobreponer 4 polos marco blanco y pta fume</text:p>
          </table:table-cell>
          <table:table-cell office:value-type="string" calcext:value-type="string">
            <text:p>Genrod</text:p>
          </table:table-cell>
          <table:table-cell office:value-type="float" office:value="10059.6912570759" calcext:value-type="float">
            <text:p>10059,69125707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508</text:p>
          </table:table-cell>
          <table:table-cell office:value-type="string" calcext:value-type="string">
            <text:p>Caja Q Energy sobreponer 8 polos marco blanco y pta fume</text:p>
          </table:table-cell>
          <table:table-cell office:value-type="string" calcext:value-type="string">
            <text:p>Genrod</text:p>
          </table:table-cell>
          <table:table-cell office:value-type="float" office:value="14185.1512267045" calcext:value-type="float">
            <text:p>14185,15122670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512</text:p>
          </table:table-cell>
          <table:table-cell office:value-type="string" calcext:value-type="string">
            <text:p>Caja Q Energy sobreponer 12 polos marco blanco y pta fume</text:p>
          </table:table-cell>
          <table:table-cell office:value-type="string" calcext:value-type="string">
            <text:p>Genrod</text:p>
          </table:table-cell>
          <table:table-cell office:value-type="float" office:value="24752.3081231344" calcext:value-type="float">
            <text:p>24752,30812313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516</text:p>
          </table:table-cell>
          <table:table-cell office:value-type="string" calcext:value-type="string">
            <text:p>Caja Q Energy sobreponer 16 polos marco blanco y pta fume</text:p>
          </table:table-cell>
          <table:table-cell office:value-type="string" calcext:value-type="string">
            <text:p>Genrod</text:p>
          </table:table-cell>
          <table:table-cell office:value-type="float" office:value="33677.5815849217" calcext:value-type="float">
            <text:p>33677,58158492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524</text:p>
          </table:table-cell>
          <table:table-cell office:value-type="string" calcext:value-type="string">
            <text:p>Caja Q Energy sobreponer 24 polos marco blanco y pta fume</text:p>
          </table:table-cell>
          <table:table-cell office:value-type="string" calcext:value-type="string">
            <text:p>Genrod</text:p>
          </table:table-cell>
          <table:table-cell office:value-type="float" office:value="48406.6262949277" calcext:value-type="float">
            <text:p>48406,62629492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536</text:p>
          </table:table-cell>
          <table:table-cell office:value-type="string" calcext:value-type="string">
            <text:p>Caja Q Energy sobreponer 36 polos marco blanco y pta fume</text:p>
          </table:table-cell>
          <table:table-cell office:value-type="string" calcext:value-type="string">
            <text:p>Genrod</text:p>
          </table:table-cell>
          <table:table-cell office:value-type="float" office:value="67691.4896823803" calcext:value-type="float">
            <text:p>67691,48968238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548</text:p>
          </table:table-cell>
          <table:table-cell office:value-type="string" calcext:value-type="string">
            <text:p>Caja Q Energy sobreponer 48 polos marco blanco y pta fume</text:p>
          </table:table-cell>
          <table:table-cell office:value-type="string" calcext:value-type="string">
            <text:p>Genrod</text:p>
          </table:table-cell>
          <table:table-cell office:value-type="float" office:value="93120.1440985014" calcext:value-type="float">
            <text:p>93120,14409850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604</text:p>
          </table:table-cell>
          <table:table-cell office:value-type="string" calcext:value-type="string">
            <text:p>Caja Q Energy sobreponer 4 polos marco Gris y pta fume</text:p>
          </table:table-cell>
          <table:table-cell office:value-type="string" calcext:value-type="string">
            <text:p>Genrod</text:p>
          </table:table-cell>
          <table:table-cell office:value-type="float" office:value="10059.6912570759" calcext:value-type="float">
            <text:p>10059,69125707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608</text:p>
          </table:table-cell>
          <table:table-cell office:value-type="string" calcext:value-type="string">
            <text:p>Caja Q Energy sobreponer 8 polos marco Gris y pta fume</text:p>
          </table:table-cell>
          <table:table-cell office:value-type="string" calcext:value-type="string">
            <text:p>Genrod</text:p>
          </table:table-cell>
          <table:table-cell office:value-type="float" office:value="14185.1512267045" calcext:value-type="float">
            <text:p>14185,15122670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612</text:p>
          </table:table-cell>
          <table:table-cell office:value-type="string" calcext:value-type="string">
            <text:p>Caja Q Energy sobreponer 12 polos marco Gris y pta fume</text:p>
          </table:table-cell>
          <table:table-cell office:value-type="string" calcext:value-type="string">
            <text:p>Genrod</text:p>
          </table:table-cell>
          <table:table-cell office:value-type="float" office:value="24752.3081231344" calcext:value-type="float">
            <text:p>24752,30812313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616</text:p>
          </table:table-cell>
          <table:table-cell office:value-type="string" calcext:value-type="string">
            <text:p>Caja Q Energy sobreponer 16 polos marco Gris y pta fume</text:p>
          </table:table-cell>
          <table:table-cell office:value-type="string" calcext:value-type="string">
            <text:p>Genrod</text:p>
          </table:table-cell>
          <table:table-cell office:value-type="float" office:value="33677.5815849217" calcext:value-type="float">
            <text:p>33677,58158492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624</text:p>
          </table:table-cell>
          <table:table-cell office:value-type="string" calcext:value-type="string">
            <text:p>Caja Q Energy sobreponer 24 polos marco Gris y pta fume</text:p>
          </table:table-cell>
          <table:table-cell office:value-type="string" calcext:value-type="string">
            <text:p>Genrod</text:p>
          </table:table-cell>
          <table:table-cell office:value-type="float" office:value="48406.6262949277" calcext:value-type="float">
            <text:p>48406,62629492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636</text:p>
          </table:table-cell>
          <table:table-cell office:value-type="string" calcext:value-type="string">
            <text:p>Caja Q Energy sobreponer 36 polos marco Gris y pta fume</text:p>
          </table:table-cell>
          <table:table-cell office:value-type="string" calcext:value-type="string">
            <text:p>Genrod</text:p>
          </table:table-cell>
          <table:table-cell office:value-type="float" office:value="67691.4896823803" calcext:value-type="float">
            <text:p>67691,48968238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80648</text:p>
          </table:table-cell>
          <table:table-cell office:value-type="string" calcext:value-type="string">
            <text:p>Caja Q Energy sobreponer 48 polos marco Gris y pta fume</text:p>
          </table:table-cell>
          <table:table-cell office:value-type="string" calcext:value-type="string">
            <text:p>Genrod</text:p>
          </table:table-cell>
          <table:table-cell office:value-type="float" office:value="93120.1440985014" calcext:value-type="float">
            <text:p>93120,14409850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32814</text:p>
          </table:table-cell>
          <table:table-cell office:value-type="string" calcext:value-type="string">
            <text:p>Gabinete Estanco Q Energy con bandeja 230x280x140</text:p>
          </table:table-cell>
          <table:table-cell office:value-type="string" calcext:value-type="string">
            <text:p>Genrod</text:p>
          </table:table-cell>
          <table:table-cell office:value-type="float" office:value="45526.3555877048" calcext:value-type="float">
            <text:p>45526,35558770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32818</text:p>
          </table:table-cell>
          <table:table-cell office:value-type="string" calcext:value-type="string">
            <text:p>Gabinete Estanco Q Energy con bandeja 230x280x180</text:p>
          </table:table-cell>
          <table:table-cell office:value-type="string" calcext:value-type="string">
            <text:p>Genrod</text:p>
          </table:table-cell>
          <table:table-cell office:value-type="float" office:value="50917.0122351237" calcext:value-type="float">
            <text:p>50917,01223512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3215</text:p>
          </table:table-cell>
          <table:table-cell office:value-type="string" calcext:value-type="string">
            <text:p>Gabinete Estanco Q Energy con bandeja 320x320x150</text:p>
          </table:table-cell>
          <table:table-cell office:value-type="string" calcext:value-type="string">
            <text:p>Genrod</text:p>
          </table:table-cell>
          <table:table-cell office:value-type="float" office:value="67578.9645772615" calcext:value-type="float">
            <text:p>67578,9645772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3220</text:p>
          </table:table-cell>
          <table:table-cell office:value-type="string" calcext:value-type="string">
            <text:p>Gabinete Estanco Q Energy con bandeja 320x320x200</text:p>
          </table:table-cell>
          <table:table-cell office:value-type="string" calcext:value-type="string">
            <text:p>Genrod</text:p>
          </table:table-cell>
          <table:table-cell office:value-type="float" office:value="75909.9407483303" calcext:value-type="float">
            <text:p>75909,94074833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4215</text:p>
          </table:table-cell>
          <table:table-cell office:value-type="string" calcext:value-type="string">
            <text:p>Gabinete Estanco Q Energy con bandeja 320x420x150</text:p>
          </table:table-cell>
          <table:table-cell office:value-type="string" calcext:value-type="string">
            <text:p>Genrod</text:p>
          </table:table-cell>
          <table:table-cell office:value-type="float" office:value="84583.9657109432" calcext:value-type="float">
            <text:p>84583,96571094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4220</text:p>
          </table:table-cell>
          <table:table-cell office:value-type="string" calcext:value-type="string">
            <text:p>Gabinete Estanco Q Energy con bandeja 320x420x200</text:p>
          </table:table-cell>
          <table:table-cell office:value-type="string" calcext:value-type="string">
            <text:p>Genrod</text:p>
          </table:table-cell>
          <table:table-cell office:value-type="float" office:value="94483.1459503042" calcext:value-type="float">
            <text:p>94483,14595030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424215</text:p>
          </table:table-cell>
          <table:table-cell office:value-type="string" calcext:value-type="string">
            <text:p>Gabinete Estanco Q Energy con bandeja 420x420x150</text:p>
          </table:table-cell>
          <table:table-cell office:value-type="string" calcext:value-type="string">
            <text:p>Genrod</text:p>
          </table:table-cell>
          <table:table-cell office:value-type="float" office:value="104823.366147131" calcext:value-type="float">
            <text:p>104823,3661471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424220</text:p>
          </table:table-cell>
          <table:table-cell office:value-type="string" calcext:value-type="string">
            <text:p>Gabinete Estanco Q Energy con bandeja 420x420x200</text:p>
          </table:table-cell>
          <table:table-cell office:value-type="string" calcext:value-type="string">
            <text:p>Genrod</text:p>
          </table:table-cell>
          <table:table-cell office:value-type="float" office:value="115947.675092967" calcext:value-type="float">
            <text:p>115947,6750929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32814T</text:p>
          </table:table-cell>
          <table:table-cell office:value-type="string" calcext:value-type="string">
            <text:p>Gabinete Estanco Q Energy <text:s/>con bandeja 230x280x140 Puerta Fumé</text:p>
          </table:table-cell>
          <table:table-cell office:value-type="string" calcext:value-type="string">
            <text:p>Genrod</text:p>
          </table:table-cell>
          <table:table-cell office:value-type="float" office:value="54641.4470780561" calcext:value-type="float">
            <text:p>54641,44707805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32818T</text:p>
          </table:table-cell>
          <table:table-cell office:value-type="string" calcext:value-type="string">
            <text:p>Gabinete Estanco Q Energy <text:s/>con bandeja 230x280x180 Puerta Fumé</text:p>
          </table:table-cell>
          <table:table-cell office:value-type="string" calcext:value-type="string">
            <text:p>Genrod</text:p>
          </table:table-cell>
          <table:table-cell office:value-type="float" office:value="61110.1925425224" calcext:value-type="float">
            <text:p>61110,19254252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3215T</text:p>
          </table:table-cell>
          <table:table-cell office:value-type="string" calcext:value-type="string">
            <text:p>Gabinete Estanco Q Energy <text:s/>con bandeja 320x320x150 Puerta Fumé</text:p>
          </table:table-cell>
          <table:table-cell office:value-type="string" calcext:value-type="string">
            <text:p>Genrod</text:p>
          </table:table-cell>
          <table:table-cell office:value-type="float" office:value="81104.5619233604" calcext:value-type="float">
            <text:p>81104,56192336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3220T</text:p>
          </table:table-cell>
          <table:table-cell office:value-type="string" calcext:value-type="string">
            <text:p>Gabinete Estanco Q Energy <text:s/>con bandeja 320x320x200 Puerta Fumé</text:p>
          </table:table-cell>
          <table:table-cell office:value-type="string" calcext:value-type="string">
            <text:p>Genrod</text:p>
          </table:table-cell>
          <table:table-cell office:value-type="float" office:value="91101.7333286431" calcext:value-type="float">
            <text:p>91101,73332864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4215T</text:p>
          </table:table-cell>
          <table:table-cell office:value-type="string" calcext:value-type="string">
            <text:p>Gabinete Estanco Q Energy <text:s/>con bandeja 320x420x150 Puerta Fumé</text:p>
          </table:table-cell>
          <table:table-cell office:value-type="string" calcext:value-type="string">
            <text:p>Genrod</text:p>
          </table:table-cell>
          <table:table-cell office:value-type="float" office:value="101500.78010935" calcext:value-type="float">
            <text:p>101500,780109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4220T</text:p>
          </table:table-cell>
          <table:table-cell office:value-type="string" calcext:value-type="string">
            <text:p>Gabinete Estanco Q Energy <text:s/>con bandeja 320x420x200 Puerta Fumé</text:p>
          </table:table-cell>
          <table:table-cell office:value-type="string" calcext:value-type="string">
            <text:p>Genrod</text:p>
          </table:table-cell>
          <table:table-cell office:value-type="float" office:value="113399.373373549" calcext:value-type="float">
            <text:p>113399,3733735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424215T</text:p>
          </table:table-cell>
          <table:table-cell office:value-type="string" calcext:value-type="string">
            <text:p>Gabinete Estanco Q Energy <text:s/>con bandeja 420x420x150 Puerta Fumé</text:p>
          </table:table-cell>
          <table:table-cell office:value-type="string" calcext:value-type="string">
            <text:p>Genrod</text:p>
          </table:table-cell>
          <table:table-cell office:value-type="float" office:value="125788.028748448" calcext:value-type="float">
            <text:p>125788,0287484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424220T</text:p>
          </table:table-cell>
          <table:table-cell office:value-type="string" calcext:value-type="string">
            <text:p>Gabinete Estanco Q Energy <text:s/>con bandeja 420x420x200 Puerta Fumé</text:p>
          </table:table-cell>
          <table:table-cell office:value-type="string" calcext:value-type="string">
            <text:p>Genrod</text:p>
          </table:table-cell>
          <table:table-cell office:value-type="float" office:value="139137.199483452" calcext:value-type="float">
            <text:p>139137,1994834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32816</text:p>
          </table:table-cell>
          <table:table-cell office:value-type="string" calcext:value-type="string">
            <text:p>Gabinete Estanco Q Energy <text:s/>para TM 230x280x140 16 polos</text:p>
          </table:table-cell>
          <table:table-cell office:value-type="string" calcext:value-type="string">
            <text:p>Genrod</text:p>
          </table:table-cell>
          <table:table-cell office:value-type="float" office:value="53308.4962047396" calcext:value-type="float">
            <text:p>53308,4962047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3224</text:p>
          </table:table-cell>
          <table:table-cell office:value-type="string" calcext:value-type="string">
            <text:p>Gabinete Estanco Q Energy <text:s/>para TM 320x320x150 24 polos</text:p>
          </table:table-cell>
          <table:table-cell office:value-type="string" calcext:value-type="string">
            <text:p>Genrod</text:p>
          </table:table-cell>
          <table:table-cell office:value-type="float" office:value="76257.8784700613" calcext:value-type="float">
            <text:p>76257,87847006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4236</text:p>
          </table:table-cell>
          <table:table-cell office:value-type="string" calcext:value-type="string">
            <text:p>Gabinete Estanco Q Energy <text:s/>para TM 320x420x150 36 polos</text:p>
          </table:table-cell>
          <table:table-cell office:value-type="string" calcext:value-type="string">
            <text:p>Genrod</text:p>
          </table:table-cell>
          <table:table-cell office:value-type="float" office:value="96002.3278653628" calcext:value-type="float">
            <text:p>96002,32786536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424254</text:p>
          </table:table-cell>
          <table:table-cell office:value-type="string" calcext:value-type="string">
            <text:p>Gabinete Estanco Q Energy <text:s/>para TM 420x420x150 54 polos</text:p>
          </table:table-cell>
          <table:table-cell office:value-type="string" calcext:value-type="string">
            <text:p>Genrod</text:p>
          </table:table-cell>
          <table:table-cell office:value-type="float" office:value="116731.763841977" calcext:value-type="float">
            <text:p>116731,7638419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32816T</text:p>
          </table:table-cell>
          <table:table-cell office:value-type="string" calcext:value-type="string">
            <text:p>Gabinete Estanco Q Energy <text:s/>para TM 230x280x140 16 polos Puerta Fumé</text:p>
          </table:table-cell>
          <table:table-cell office:value-type="string" calcext:value-type="string">
            <text:p>Genrod</text:p>
          </table:table-cell>
          <table:table-cell office:value-type="float" office:value="63952.5474705234" calcext:value-type="float">
            <text:p>63952,54747052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3224T</text:p>
          </table:table-cell>
          <table:table-cell office:value-type="string" calcext:value-type="string">
            <text:p>Gabinete Estanco Q Energy <text:s/>para TM 320x320x150 24 polos Puerta Fumé</text:p>
          </table:table-cell>
          <table:table-cell office:value-type="string" calcext:value-type="string">
            <text:p>Genrod</text:p>
          </table:table-cell>
          <table:table-cell office:value-type="float" office:value="91493.7777031479" calcext:value-type="float">
            <text:p>91493,77770314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4236T</text:p>
          </table:table-cell>
          <table:table-cell office:value-type="string" calcext:value-type="string">
            <text:p>Gabinete Estanco Q Energy <text:s/>para TM 320x420x150 36 polos Puerta Fumé</text:p>
          </table:table-cell>
          <table:table-cell office:value-type="string" calcext:value-type="string">
            <text:p>Genrod</text:p>
          </table:table-cell>
          <table:table-cell office:value-type="float" office:value="115212.581926918" calcext:value-type="float">
            <text:p>115212,5819269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424254T</text:p>
          </table:table-cell>
          <table:table-cell office:value-type="string" calcext:value-type="string">
            <text:p>Gabinete Estanco Q Energy <text:s/>para TM 420x420x150 54 polos Puerta Fumé</text:p>
          </table:table-cell>
          <table:table-cell office:value-type="string" calcext:value-type="string">
            <text:p>Genrod</text:p>
          </table:table-cell>
          <table:table-cell office:value-type="float" office:value="140058.523691243" calcext:value-type="float">
            <text:p>140058,5236912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42328</text:p>
          </table:table-cell>
          <table:table-cell office:value-type="string" calcext:value-type="string">
            <text:p>Contrafrente abul ciego p/ gab. estanco Q Energy 230x280 plástico</text:p>
          </table:table-cell>
          <table:table-cell office:value-type="string" calcext:value-type="string">
            <text:p>Genrod</text:p>
          </table:table-cell>
          <table:table-cell office:value-type="float" office:value="8281.98058810806" calcext:value-type="float">
            <text:p>8281,980588108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43232</text:p>
          </table:table-cell>
          <table:table-cell office:value-type="string" calcext:value-type="string">
            <text:p>Contrafrente abul ciego p/ gab. estanco Q Energy 320x320 plástico</text:p>
          </table:table-cell>
          <table:table-cell office:value-type="string" calcext:value-type="string">
            <text:p>Genrod</text:p>
          </table:table-cell>
          <table:table-cell office:value-type="float" office:value="13329.5618737102" calcext:value-type="float">
            <text:p>13329,56187371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43242</text:p>
          </table:table-cell>
          <table:table-cell office:value-type="string" calcext:value-type="string">
            <text:p>Contrafrente abul ciego p/ gab. estanco Q Energy 320x420 plástico</text:p>
          </table:table-cell>
          <table:table-cell office:value-type="string" calcext:value-type="string">
            <text:p>Genrod</text:p>
          </table:table-cell>
          <table:table-cell office:value-type="float" office:value="16612.9567591769" calcext:value-type="float">
            <text:p>16612,95675917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44242</text:p>
          </table:table-cell>
          <table:table-cell office:value-type="string" calcext:value-type="string">
            <text:p>Contrafrente abul ciego p/ gab. estanco Q Energy 420x420 plástico</text:p>
          </table:table-cell>
          <table:table-cell office:value-type="string" calcext:value-type="string">
            <text:p>Genrod</text:p>
          </table:table-cell>
          <table:table-cell office:value-type="float" office:value="19504.3072701388" calcext:value-type="float">
            <text:p>19504,30727013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42328C</text:p>
          </table:table-cell>
          <table:table-cell office:value-type="string" calcext:value-type="string">
            <text:p>Contrafrente p/ gab. estanco Q Energy 230x280 16 polos</text:p>
          </table:table-cell>
          <table:table-cell office:value-type="string" calcext:value-type="string">
            <text:p>Genrod</text:p>
          </table:table-cell>
          <table:table-cell office:value-type="float" office:value="8281.98058810806" calcext:value-type="float">
            <text:p>8281,980588108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43232C</text:p>
          </table:table-cell>
          <table:table-cell office:value-type="string" calcext:value-type="string">
            <text:p>Contrafrente p/ gab. estanco Q Energy 320x320 24 polos</text:p>
          </table:table-cell>
          <table:table-cell office:value-type="string" calcext:value-type="string">
            <text:p>Genrod</text:p>
          </table:table-cell>
          <table:table-cell office:value-type="float" office:value="13329.5618737102" calcext:value-type="float">
            <text:p>13329,56187371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43242C</text:p>
          </table:table-cell>
          <table:table-cell office:value-type="string" calcext:value-type="string">
            <text:p>Contrafrente p/ gab. estanco Q Energy 320x420 36 polos</text:p>
          </table:table-cell>
          <table:table-cell office:value-type="string" calcext:value-type="string">
            <text:p>Genrod</text:p>
          </table:table-cell>
          <table:table-cell office:value-type="float" office:value="16612.9567591769" calcext:value-type="float">
            <text:p>16612,95675917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44242C</text:p>
          </table:table-cell>
          <table:table-cell office:value-type="string" calcext:value-type="string">
            <text:p>Contrafrente p/ gab. estanco Q Energy 420x420 54 polos</text:p>
          </table:table-cell>
          <table:table-cell office:value-type="string" calcext:value-type="string">
            <text:p>Genrod</text:p>
          </table:table-cell>
          <table:table-cell office:value-type="float" office:value="19504.3072701388" calcext:value-type="float">
            <text:p>19504,30727013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60150</text:p>
          </table:table-cell>
          <table:table-cell office:value-type="string" calcext:value-type="string">
            <text:p>Kit Soporte Contrafrente p/ estanco Q Energy Prof 140-150</text:p>
          </table:table-cell>
          <table:table-cell office:value-type="string" calcext:value-type="string">
            <text:p>Genrod</text:p>
          </table:table-cell>
          <table:table-cell office:value-type="float" office:value="11222.3266820308" calcext:value-type="float">
            <text:p>11222,32668203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60200</text:p>
          </table:table-cell>
          <table:table-cell office:value-type="string" calcext:value-type="string">
            <text:p>Kit Soporte Contrafrente p/ estanco Q Energy Prof 180-200</text:p>
          </table:table-cell>
          <table:table-cell office:value-type="string" calcext:value-type="string">
            <text:p>Genrod</text:p>
          </table:table-cell>
          <table:table-cell office:value-type="float" office:value="16612.9567591769" calcext:value-type="float">
            <text:p>16612,95675917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70154</text:p>
          </table:table-cell>
          <table:table-cell office:value-type="string" calcext:value-type="string">
            <text:p>Caballete DIN 4 polos profundidad 140-150</text:p>
          </table:table-cell>
          <table:table-cell office:value-type="string" calcext:value-type="string">
            <text:p>Genrod</text:p>
          </table:table-cell>
          <table:table-cell office:value-type="float" office:value="8281.98058810806" calcext:value-type="float">
            <text:p>8281,980588108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70204</text:p>
          </table:table-cell>
          <table:table-cell office:value-type="string" calcext:value-type="string">
            <text:p>Caballete DIN 4 polos profundidad 180-200</text:p>
          </table:table-cell>
          <table:table-cell office:value-type="string" calcext:value-type="string">
            <text:p>Genrod</text:p>
          </table:table-cell>
          <table:table-cell office:value-type="float" office:value="10242.2024606323" calcext:value-type="float">
            <text:p>10242,20246063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70158</text:p>
          </table:table-cell>
          <table:table-cell office:value-type="string" calcext:value-type="string">
            <text:p>Caballete DIN 8 polos <text:s/>profundidad 140-150</text:p>
          </table:table-cell>
          <table:table-cell office:value-type="string" calcext:value-type="string">
            <text:p>Genrod</text:p>
          </table:table-cell>
          <table:table-cell office:value-type="float" office:value="10683.2689883707" calcext:value-type="float">
            <text:p>10683,26898837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70208</text:p>
          </table:table-cell>
          <table:table-cell office:value-type="string" calcext:value-type="string">
            <text:p>Caballete DIN 8 polos profundidad 180-200</text:p>
          </table:table-cell>
          <table:table-cell office:value-type="string" calcext:value-type="string">
            <text:p>Genrod</text:p>
          </table:table-cell>
          <table:table-cell office:value-type="float" office:value="13623.6150822934" calcext:value-type="float">
            <text:p>13623,61508229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052328</text:p>
          </table:table-cell>
          <table:table-cell office:value-type="string" calcext:value-type="string">
            <text:p>Bandeja Metálica p/ gab. estanco Q Energy P/ 230x280</text:p>
          </table:table-cell>
          <table:table-cell office:value-type="string" calcext:value-type="string">
            <text:p>Genrod</text:p>
          </table:table-cell>
          <table:table-cell office:value-type="float" office:value="7791.91847740881" calcext:value-type="float">
            <text:p>7791,918477408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053232</text:p>
          </table:table-cell>
          <table:table-cell office:value-type="string" calcext:value-type="string">
            <text:p>Bandeja Metálica p/ gab. estanco Q Energy P/ 320x320</text:p>
          </table:table-cell>
          <table:table-cell office:value-type="string" calcext:value-type="string">
            <text:p>Genrod</text:p>
          </table:table-cell>
          <table:table-cell office:value-type="float" office:value="14603.7127334191" calcext:value-type="float">
            <text:p>14603,71273341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053242</text:p>
          </table:table-cell>
          <table:table-cell office:value-type="string" calcext:value-type="string">
            <text:p>Bandeja Metálica p/ gab. estanco Q Energy P/ 320x420</text:p>
          </table:table-cell>
          <table:table-cell office:value-type="string" calcext:value-type="string">
            <text:p>Genrod</text:p>
          </table:table-cell>
          <table:table-cell office:value-type="float" office:value="21758.5557809735" calcext:value-type="float">
            <text:p>21758,55578097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054242</text:p>
          </table:table-cell>
          <table:table-cell office:value-type="string" calcext:value-type="string">
            <text:p>Bandeja Metálica p/ gab. estanco Q Energy P/ 420x420</text:p>
          </table:table-cell>
          <table:table-cell office:value-type="string" calcext:value-type="string">
            <text:p>Genrod</text:p>
          </table:table-cell>
          <table:table-cell office:value-type="float" office:value="24306.8575003913" calcext:value-type="float">
            <text:p>24306,85750039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10002</text:p>
          </table:table-cell>
          <table:table-cell office:value-type="string" calcext:value-type="string">
            <text:p>Kit Fijación a Pared p/ gab. estanco Q Energy</text:p>
          </table:table-cell>
          <table:table-cell office:value-type="string" calcext:value-type="string">
            <text:p>Genrod</text:p>
          </table:table-cell>
          <table:table-cell office:value-type="float" office:value="4361.51027278686" calcext:value-type="float">
            <text:p>4361,510272786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10003</text:p>
          </table:table-cell>
          <table:table-cell office:value-type="string" calcext:value-type="string">
            <text:p>Kit Fijación a Poste p/ gab. estanco Q Energy 230x280</text:p>
          </table:table-cell>
          <table:table-cell office:value-type="string" calcext:value-type="string">
            <text:p>Genrod</text:p>
          </table:table-cell>
          <table:table-cell office:value-type="float" office:value="7301.85636670957" calcext:value-type="float">
            <text:p>7301,856366709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10004</text:p>
          </table:table-cell>
          <table:table-cell office:value-type="string" calcext:value-type="string">
            <text:p>Kit Fijación a Poste p/ gab. estanco Q Energy 320x320/420</text:p>
          </table:table-cell>
          <table:table-cell office:value-type="string" calcext:value-type="string">
            <text:p>Genrod</text:p>
          </table:table-cell>
          <table:table-cell office:value-type="float" office:value="8772.0426988073" calcext:value-type="float">
            <text:p>8772,04269880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210006</text:p>
          </table:table-cell>
          <table:table-cell office:value-type="string" calcext:value-type="string">
            <text:p>Kit Fijación a Poste p/ gab. estanco Q Energy 420x420</text:p>
          </table:table-cell>
          <table:table-cell office:value-type="string" calcext:value-type="string">
            <text:p>Genrod</text:p>
          </table:table-cell>
          <table:table-cell office:value-type="float" office:value="16612.9567591769" calcext:value-type="float">
            <text:p>16612,95675917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423002</text:p>
          </table:table-cell>
          <table:table-cell office:value-type="string" calcext:value-type="string">
            <text:p>Gab. estanco Q Energy Plus 420x420X210 <text:s/>con BJA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115139.061982204" calcext:value-type="float">
            <text:p>115139,0619822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523002</text:p>
          </table:table-cell>
          <table:table-cell office:value-type="string" calcext:value-type="string">
            <text:p>Gab. estanco Q Energy Plus 420x520X230 <text:s/>con BJA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132266.605213834" calcext:value-type="float">
            <text:p>132266,6052138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52643002</text:p>
          </table:table-cell>
          <table:table-cell office:value-type="string" calcext:value-type="string">
            <text:p>Gab. estanco Q Energy Plus 520x640X240 <text:s/>con BJA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176175.761150286" calcext:value-type="float">
            <text:p>176175,7611502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425002</text:p>
          </table:table-cell>
          <table:table-cell office:value-type="string" calcext:value-type="string">
            <text:p>Gab. estanco Q Energy Plus 420x420X210 con BJA c/ falleba 3 puntos</text:p>
          </table:table-cell>
          <table:table-cell office:value-type="string" calcext:value-type="string">
            <text:p>Genrod</text:p>
          </table:table-cell>
          <table:table-cell office:value-type="float" office:value="138171.79519316" calcext:value-type="float">
            <text:p>138171,795193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525002</text:p>
          </table:table-cell>
          <table:table-cell office:value-type="string" calcext:value-type="string">
            <text:p>Gab. estanco Q Energy Plus 420x520X230 <text:s/>con BJA c/ falleba 3 puntos</text:p>
          </table:table-cell>
          <table:table-cell office:value-type="string" calcext:value-type="string">
            <text:p>Genrod</text:p>
          </table:table-cell>
          <table:table-cell office:value-type="float" office:value="158729.720059138" calcext:value-type="float">
            <text:p>158729,7200591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52645002</text:p>
          </table:table-cell>
          <table:table-cell office:value-type="string" calcext:value-type="string">
            <text:p>Gab. estanco Q Energy Plus 520x640X240 <text:s/>con BJA c/ falleba 3 puntos</text:p>
          </table:table-cell>
          <table:table-cell office:value-type="string" calcext:value-type="string">
            <text:p>Genrod</text:p>
          </table:table-cell>
          <table:table-cell office:value-type="float" office:value="211410.918694397" calcext:value-type="float">
            <text:p>211410,9186943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42300T</text:p>
          </table:table-cell>
          <table:table-cell office:value-type="string" calcext:value-type="string">
            <text:p>Gab. estanco Q Energy Plus 420x420X210 con BJA Pta Fumé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126652.970837452" calcext:value-type="float">
            <text:p>126652,9708374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52300T</text:p>
          </table:table-cell>
          <table:table-cell office:value-type="string" calcext:value-type="string">
            <text:p>Gab. estanco Q Energy Plus 420x520X230 <text:s/>con BJA Pta Fumé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145493.260421163" calcext:value-type="float">
            <text:p>145493,2604211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5264300T</text:p>
          </table:table-cell>
          <table:table-cell office:value-type="string" calcext:value-type="string">
            <text:p>Gab. estanco Q Energy Plus 520x640X240 con BJA Pta Fumé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193793.339922341" calcext:value-type="float">
            <text:p>193793,3399223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42500T</text:p>
          </table:table-cell>
          <table:table-cell office:value-type="string" calcext:value-type="string">
            <text:p>Gab. estanco Q Energy Plus 420x420X210 con BJA Pta Fumé c/ falleba 3 puntos</text:p>
          </table:table-cell>
          <table:table-cell office:value-type="string" calcext:value-type="string">
            <text:p>Genrod</text:p>
          </table:table-cell>
          <table:table-cell office:value-type="float" office:value="151988.974712476" calcext:value-type="float">
            <text:p>151988,9747124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52500T</text:p>
          </table:table-cell>
          <table:table-cell office:value-type="string" calcext:value-type="string">
            <text:p>Gab. estanco Q Energy Plus 420x520X230 con BJA Pta Fumé c/ falleba 3 puntos</text:p>
          </table:table-cell>
          <table:table-cell office:value-type="string" calcext:value-type="string">
            <text:p>Genrod</text:p>
          </table:table-cell>
          <table:table-cell office:value-type="float" office:value="174602.694722079" calcext:value-type="float">
            <text:p>174602,6947220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5264500T</text:p>
          </table:table-cell>
          <table:table-cell office:value-type="string" calcext:value-type="string">
            <text:p>Gab. estanco Q Energy Plus 520x640X240 <text:s/>con BJA Pta Fumé c/ falleba 3 puntos</text:p>
          </table:table-cell>
          <table:table-cell office:value-type="string" calcext:value-type="string">
            <text:p>Genrod</text:p>
          </table:table-cell>
          <table:table-cell office:value-type="float" office:value="232552.00790681" calcext:value-type="float">
            <text:p>232552,007906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423362</text:p>
          </table:table-cell>
          <table:table-cell office:value-type="string" calcext:value-type="string">
            <text:p>Gab. estanco Q Energy Plus 420x420X210 36 P.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187692.1410409" calcext:value-type="float">
            <text:p>187692,14104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523542</text:p>
          </table:table-cell>
          <table:table-cell office:value-type="string" calcext:value-type="string">
            <text:p>Gab. estanco Q Energy Plus 420x520X230 54 P.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232532.425615789" calcext:value-type="float">
            <text:p>232532,4256157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52643962</text:p>
          </table:table-cell>
          <table:table-cell office:value-type="string" calcext:value-type="string">
            <text:p>Gab. estanco Q Energy Plus 520x640X240 96 P. <text:s/>cierre media vuelta</text:p>
          </table:table-cell>
          <table:table-cell office:value-type="string" calcext:value-type="string">
            <text:p>Genrod</text:p>
          </table:table-cell>
          <table:table-cell office:value-type="float" office:value="293054.56488169" calcext:value-type="float">
            <text:p>293054,564881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425362</text:p>
          </table:table-cell>
          <table:table-cell office:value-type="string" calcext:value-type="string">
            <text:p>Gab. estanco Q Energy Plus 420x420X210 36 P. c/ falleba 3 puntos</text:p>
          </table:table-cell>
          <table:table-cell office:value-type="string" calcext:value-type="string">
            <text:p>Genrod</text:p>
          </table:table-cell>
          <table:table-cell office:value-type="float" office:value="206461.355144989" calcext:value-type="float">
            <text:p>206461,3551449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525542</text:p>
          </table:table-cell>
          <table:table-cell office:value-type="string" calcext:value-type="string">
            <text:p>Gab. estanco Q Energy Plus 420x520X230 54 P. c/ falleba 3 puntos</text:p>
          </table:table-cell>
          <table:table-cell office:value-type="string" calcext:value-type="string">
            <text:p>Genrod</text:p>
          </table:table-cell>
          <table:table-cell office:value-type="float" office:value="255785.665520341" calcext:value-type="float">
            <text:p>255785,6655203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52645962</text:p>
          </table:table-cell>
          <table:table-cell office:value-type="string" calcext:value-type="string">
            <text:p>Gab. estanco Q Energy Plus 520x640X240 96 P. c/ falleba 3 puntos</text:p>
          </table:table-cell>
          <table:table-cell office:value-type="string" calcext:value-type="string">
            <text:p>Genrod</text:p>
          </table:table-cell>
          <table:table-cell office:value-type="float" office:value="322360.008084723" calcext:value-type="float">
            <text:p>322360,0080847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42336T</text:p>
          </table:table-cell>
          <table:table-cell office:value-type="string" calcext:value-type="string">
            <text:p>Gab. estanco Q Energy Plus 420x420X210 36 P. Pta Fumé cierre media vuelta</text:p>
          </table:table-cell>
          <table:table-cell office:value-type="string" calcext:value-type="string">
            <text:p>Genrod</text:p>
          </table:table-cell>
          <table:table-cell office:value-type="float" office:value="197101.232599289" calcext:value-type="float">
            <text:p>197101,2325992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52354T</text:p>
          </table:table-cell>
          <table:table-cell office:value-type="string" calcext:value-type="string">
            <text:p>Gab. estanco Q Energy Plus 420x520X230 54 P. Pta Fumé cierre media vuelta</text:p>
          </table:table-cell>
          <table:table-cell office:value-type="string" calcext:value-type="string">
            <text:p>Genrod</text:p>
          </table:table-cell>
          <table:table-cell office:value-type="float" office:value="244048.77893613" calcext:value-type="float">
            <text:p>244048,778936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5264396T</text:p>
          </table:table-cell>
          <table:table-cell office:value-type="string" calcext:value-type="string">
            <text:p>Gab. estanco Q Energy Plus 520x640X240 96 P. Pta Fumé cierre media vuelta</text:p>
          </table:table-cell>
          <table:table-cell office:value-type="string" calcext:value-type="string">
            <text:p>Genrod</text:p>
          </table:table-cell>
          <table:table-cell office:value-type="float" office:value="304766.927104148" calcext:value-type="float">
            <text:p>304766,9271041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42536T</text:p>
          </table:table-cell>
          <table:table-cell office:value-type="string" calcext:value-type="string">
            <text:p>Gab. estanco Q Energy Plus 420x420X210 36 P. Pta Fumé c/ falleba 3 puntos</text:p>
          </table:table-cell>
          <table:table-cell office:value-type="string" calcext:value-type="string">
            <text:p>Genrod</text:p>
          </table:table-cell>
          <table:table-cell office:value-type="float" office:value="216801.548771543" calcext:value-type="float">
            <text:p>216801,5487715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4252554T</text:p>
          </table:table-cell>
          <table:table-cell office:value-type="string" calcext:value-type="string">
            <text:p>Gab. estanco Q Energy Plus 420x520X230 54 P. Pta Fumé c/ falleba 3 puntos</text:p>
          </table:table-cell>
          <table:table-cell office:value-type="string" calcext:value-type="string">
            <text:p>Genrod</text:p>
          </table:table-cell>
          <table:table-cell office:value-type="float" office:value="268551.67190891" calcext:value-type="float">
            <text:p>268551,671908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5264596T</text:p>
          </table:table-cell>
          <table:table-cell office:value-type="string" calcext:value-type="string">
            <text:p>Gab. estanco Q Energy Plus 520x640X240 96 P. Pta Fumé c/ falleba 3 puntos</text:p>
          </table:table-cell>
          <table:table-cell office:value-type="string" calcext:value-type="string">
            <text:p>Genrod</text:p>
          </table:table-cell>
          <table:table-cell office:value-type="float" office:value="338482.902733201" calcext:value-type="float">
            <text:p>338482,9027332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44242</text:p>
          </table:table-cell>
          <table:table-cell office:value-type="string" calcext:value-type="string">
            <text:p><text:s/>Contrafrente abulonado ciego p/ Q Energy Plus 420x4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24404.8752365858" calcext:value-type="float">
            <text:p>24404,87523658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44252</text:p>
          </table:table-cell>
          <table:table-cell office:value-type="string" calcext:value-type="string">
            <text:p>Contrafrente abulonado ciego p/ Q Energy Plus 420x5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29158.4298838775" calcext:value-type="float">
            <text:p>29158,42988387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45264</text:p>
          </table:table-cell>
          <table:table-cell office:value-type="string" calcext:value-type="string">
            <text:p>Contrafrente abulonado ciego p/ Q Energy Plus 520x640</text:p>
          </table:table-cell>
          <table:table-cell office:value-type="string" calcext:value-type="string">
            <text:p>Genrod</text:p>
          </table:table-cell>
          <table:table-cell office:value-type="float" office:value="31608.7138671009" calcext:value-type="float">
            <text:p>31608,71386710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4242</text:p>
          </table:table-cell>
          <table:table-cell office:value-type="string" calcext:value-type="string">
            <text:p><text:s/>Contrafrente abisagrado ciego p/ Q Energy Plus 420x4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29305.4432030327" calcext:value-type="float">
            <text:p>29305,44320303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4252</text:p>
          </table:table-cell>
          <table:table-cell office:value-type="string" calcext:value-type="string">
            <text:p>Contrafrente <text:s/>abisagrado ciego p/ Q Energy Plus 420x5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35259.6553355921" calcext:value-type="float">
            <text:p>35259,65533559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5264</text:p>
          </table:table-cell>
          <table:table-cell office:value-type="string" calcext:value-type="string">
            <text:p>Contrafrente <text:s/>abisagrado ciego p/ Q Energy Plus 520x640</text:p>
          </table:table-cell>
          <table:table-cell office:value-type="string" calcext:value-type="string">
            <text:p>Genrod</text:p>
          </table:table-cell>
          <table:table-cell office:value-type="float" office:value="37930.4725826848" calcext:value-type="float">
            <text:p>37930,47258268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4242T</text:p>
          </table:table-cell>
          <table:table-cell office:value-type="string" calcext:value-type="string">
            <text:p><text:s/>Contrafrente abisagrado transparente p/ Q Energy Plus 420x4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29305.4432030327" calcext:value-type="float">
            <text:p>29305,44320303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4252T</text:p>
          </table:table-cell>
          <table:table-cell office:value-type="string" calcext:value-type="string">
            <text:p>Contrafrente abisagrado transparente p/ Q Energy Plus 420x5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35259.6553355921" calcext:value-type="float">
            <text:p>35259,65533559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5264T</text:p>
          </table:table-cell>
          <table:table-cell office:value-type="string" calcext:value-type="string">
            <text:p>Contrafrente abisagrado transparente <text:s/>p/ Q Energy Plus 520x640</text:p>
          </table:table-cell>
          <table:table-cell office:value-type="string" calcext:value-type="string">
            <text:p>Genrod</text:p>
          </table:table-cell>
          <table:table-cell office:value-type="float" office:value="37930.4725826848" calcext:value-type="float">
            <text:p>37930,47258268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44242C</text:p>
          </table:table-cell>
          <table:table-cell office:value-type="string" calcext:value-type="string">
            <text:p><text:s/>Contrafrente abulonado 36 P. <text:s/>p/ Q Energy Plus 420x4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24404.8752365858" calcext:value-type="float">
            <text:p>24404,87523658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44252C</text:p>
          </table:table-cell>
          <table:table-cell office:value-type="string" calcext:value-type="string">
            <text:p>Contrafrente abulonado 54 P. <text:s/>p / Q Energy Plus 420x5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29158.4298838775" calcext:value-type="float">
            <text:p>29158,42988387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45264C</text:p>
          </table:table-cell>
          <table:table-cell office:value-type="string" calcext:value-type="string">
            <text:p>Contrafrente abulonado 96 P. <text:s/>p/ Q Energy Plus 520x640</text:p>
          </table:table-cell>
          <table:table-cell office:value-type="string" calcext:value-type="string">
            <text:p>Genrod</text:p>
          </table:table-cell>
          <table:table-cell office:value-type="float" office:value="31608.7138671009" calcext:value-type="float">
            <text:p>31608,71386710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4242C</text:p>
          </table:table-cell>
          <table:table-cell office:value-type="string" calcext:value-type="string">
            <text:p><text:s/>Contrafrente abisagrado 35 P. p/ Q Energy Plus 420x4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29305.4432030327" calcext:value-type="float">
            <text:p>29305,44320303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4252C</text:p>
          </table:table-cell>
          <table:table-cell office:value-type="string" calcext:value-type="string">
            <text:p>Contrafrente <text:s/>abisagrado 52 P p/ Q Energy Plus 420x520 <text:s text:c="2"/></text:p>
          </table:table-cell>
          <table:table-cell office:value-type="string" calcext:value-type="string">
            <text:p>Genrod</text:p>
          </table:table-cell>
          <table:table-cell office:value-type="float" office:value="35259.6553355921" calcext:value-type="float">
            <text:p>35259,65533559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045264C</text:p>
          </table:table-cell>
          <table:table-cell office:value-type="string" calcext:value-type="string">
            <text:p>Contrafrente <text:s/>abisagrado 94 P <text:s/>p/ Q Energy Plus 520x640</text:p>
          </table:table-cell>
          <table:table-cell office:value-type="string" calcext:value-type="string">
            <text:p>Genrod</text:p>
          </table:table-cell>
          <table:table-cell office:value-type="float" office:value="37930.4725826848" calcext:value-type="float">
            <text:p>37930,47258268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60145</text:p>
          </table:table-cell>
          <table:table-cell office:value-type="string" calcext:value-type="string">
            <text:p>kit soporte 145mm p/ contrafrente Q Energy Plus </text:p>
          </table:table-cell>
          <table:table-cell office:value-type="string" calcext:value-type="string">
            <text:p>Genrod</text:p>
          </table:table-cell>
          <table:table-cell office:value-type="float" office:value="16637.4545506574" calcext:value-type="float">
            <text:p>16637,4545506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60170</text:p>
          </table:table-cell>
          <table:table-cell office:value-type="string" calcext:value-type="string">
            <text:p>kit soporte 170mm p/ contrafrente Q Energy Plus </text:p>
          </table:table-cell>
          <table:table-cell office:value-type="string" calcext:value-type="string">
            <text:p>Genrod</text:p>
          </table:table-cell>
          <table:table-cell office:value-type="float" office:value="20141.3826999933" calcext:value-type="float">
            <text:p>20141,38269999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70420</text:p>
          </table:table-cell>
          <table:table-cell office:value-type="string" calcext:value-type="string">
            <text:p>Caballete Regulable 18 polos (ancho 420) p/ Q Energy Plus </text:p>
          </table:table-cell>
          <table:table-cell office:value-type="string" calcext:value-type="string">
            <text:p>Genrod</text:p>
          </table:table-cell>
          <table:table-cell office:value-type="float" office:value="40870.8186766075" calcext:value-type="float">
            <text:p>40870,81867660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70520</text:p>
          </table:table-cell>
          <table:table-cell office:value-type="string" calcext:value-type="string">
            <text:p>Caballete Regulable 9 polos p/ Q Energy Plus </text:p>
          </table:table-cell>
          <table:table-cell office:value-type="string" calcext:value-type="string">
            <text:p>Genrod</text:p>
          </table:table-cell>
          <table:table-cell office:value-type="float" office:value="20557.9248659785" calcext:value-type="float">
            <text:p>20557,92486597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70640</text:p>
          </table:table-cell>
          <table:table-cell office:value-type="string" calcext:value-type="string">
            <text:p>Caballete Regulable 24 polos (ancho 520) p/ Q Energy Plus </text:p>
          </table:table-cell>
          <table:table-cell office:value-type="string" calcext:value-type="string">
            <text:p>Genrod</text:p>
          </table:table-cell>
          <table:table-cell office:value-type="float" office:value="43590.631506661" calcext:value-type="float">
            <text:p>43590,6315066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170540</text:p>
          </table:table-cell>
          <table:table-cell office:value-type="string" calcext:value-type="string">
            <text:p>Caballete Regulable 12 polos p/ Q Energy Plus </text:p>
          </table:table-cell>
          <table:table-cell office:value-type="string" calcext:value-type="string">
            <text:p>Genrod</text:p>
          </table:table-cell>
          <table:table-cell office:value-type="float" office:value="22591.6666832168" calcext:value-type="float">
            <text:p>22591,66668321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5210002</text:p>
          </table:table-cell>
          <table:table-cell office:value-type="string" calcext:value-type="string">
            <text:p>kit fijacion a pared para gabinete Q Energy Plus</text:p>
          </table:table-cell>
          <table:table-cell office:value-type="string" calcext:value-type="string">
            <text:p>Genrod</text:p>
          </table:table-cell>
          <table:table-cell office:value-type="float" office:value="8551.50943493809" calcext:value-type="float">
            <text:p>8551,509434938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32514</text:p>
          </table:table-cell>
          <table:table-cell office:value-type="string" calcext:value-type="string">
            <text:p>Gabinete Q Energy poliester c/ bandeja de chapa 250x300x140</text:p>
          </table:table-cell>
          <table:table-cell office:value-type="string" calcext:value-type="string">
            <text:p>Genrod</text:p>
          </table:table-cell>
          <table:table-cell office:value-type="float" office:value="156338.236089522" calcext:value-type="float">
            <text:p>156338,2360895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43020</text:p>
          </table:table-cell>
          <table:table-cell office:value-type="string" calcext:value-type="string">
            <text:p>Gabinete Q Energy poliester c/ bandeja de chapa 300x400x200</text:p>
          </table:table-cell>
          <table:table-cell office:value-type="string" calcext:value-type="string">
            <text:p>Genrod</text:p>
          </table:table-cell>
          <table:table-cell office:value-type="float" office:value="201477.887927546" calcext:value-type="float">
            <text:p>201477,8879275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44020</text:p>
          </table:table-cell>
          <table:table-cell office:value-type="string" calcext:value-type="string">
            <text:p>Gabinete Q Energy poliester c/ bandeja de chapa 400x400x200</text:p>
          </table:table-cell>
          <table:table-cell office:value-type="string" calcext:value-type="string">
            <text:p>Genrod</text:p>
          </table:table-cell>
          <table:table-cell office:value-type="float" office:value="281123.874728003" calcext:value-type="float">
            <text:p>281123,8747280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54020</text:p>
          </table:table-cell>
          <table:table-cell office:value-type="string" calcext:value-type="string">
            <text:p>Gabinete Q Energy poliester c/ bandeja de chapa 400x500x200</text:p>
          </table:table-cell>
          <table:table-cell office:value-type="string" calcext:value-type="string">
            <text:p>Genrod</text:p>
          </table:table-cell>
          <table:table-cell office:value-type="float" office:value="335680.66891706" calcext:value-type="float">
            <text:p>335680,668917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64023</text:p>
          </table:table-cell>
          <table:table-cell office:value-type="string" calcext:value-type="string">
            <text:p>Gabinete Q Energy poliester c/ bandeja de chapa 400x600x230</text:p>
          </table:table-cell>
          <table:table-cell office:value-type="string" calcext:value-type="string">
            <text:p>Genrod</text:p>
          </table:table-cell>
          <table:table-cell office:value-type="float" office:value="386032.770583133" calcext:value-type="float">
            <text:p>386032,7705831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65023</text:p>
          </table:table-cell>
          <table:table-cell office:value-type="string" calcext:value-type="string">
            <text:p>Gabinete Q Energy poliester c/ bandeja de chapa 500x600x230</text:p>
          </table:table-cell>
          <table:table-cell office:value-type="string" calcext:value-type="string">
            <text:p>Genrod</text:p>
          </table:table-cell>
          <table:table-cell office:value-type="float" office:value="436732.3582763" calcext:value-type="float">
            <text:p>436732,35827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86030</text:p>
          </table:table-cell>
          <table:table-cell office:value-type="string" calcext:value-type="string">
            <text:p>Gabinete Q Energy poliester c/ bandeja de chapa 600x800x300</text:p>
          </table:table-cell>
          <table:table-cell office:value-type="string" calcext:value-type="string">
            <text:p>Genrod</text:p>
          </table:table-cell>
          <table:table-cell office:value-type="float" office:value="656071.527517614" calcext:value-type="float">
            <text:p>656071,5275176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718030</text:p>
          </table:table-cell>
          <table:table-cell office:value-type="string" calcext:value-type="string">
            <text:p>Gabinete Q Energy poliester c/ bandeja de chapa 800x1000x300</text:p>
          </table:table-cell>
          <table:table-cell office:value-type="string" calcext:value-type="string">
            <text:p>Genrod</text:p>
          </table:table-cell>
          <table:table-cell office:value-type="float" office:value="2427603.67811034" calcext:value-type="float">
            <text:p>2427603,678110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090905B</text:p>
          </table:table-cell>
          <table:table-cell office:value-type="string" calcext:value-type="string">
            <text:p>Caja estanca plástica 90x90x55 Blanca IP65</text:p>
          </table:table-cell>
          <table:table-cell office:value-type="string" calcext:value-type="string">
            <text:p>Genrod</text:p>
          </table:table-cell>
          <table:table-cell office:value-type="float" office:value="3039.82519511865" calcext:value-type="float">
            <text:p>3039,82519511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090905G</text:p>
          </table:table-cell>
          <table:table-cell office:value-type="string" calcext:value-type="string">
            <text:p>Caja estanca plástica 90x90x55 Gris IP65</text:p>
          </table:table-cell>
          <table:table-cell office:value-type="string" calcext:value-type="string">
            <text:p>Genrod</text:p>
          </table:table-cell>
          <table:table-cell office:value-type="float" office:value="3039.82519511865" calcext:value-type="float">
            <text:p>3039,82519511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090907B</text:p>
          </table:table-cell>
          <table:table-cell office:value-type="string" calcext:value-type="string">
            <text:p>Caja estanca plástica 90x90x75 Blanca IP65</text:p>
          </table:table-cell>
          <table:table-cell office:value-type="string" calcext:value-type="string">
            <text:p>Genrod</text:p>
          </table:table-cell>
          <table:table-cell office:value-type="float" office:value="3328.48463833252" calcext:value-type="float">
            <text:p>3328,484638332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090907G</text:p>
          </table:table-cell>
          <table:table-cell office:value-type="string" calcext:value-type="string">
            <text:p>Caja estanca plástica 90x90x75 Gris IP65</text:p>
          </table:table-cell>
          <table:table-cell office:value-type="string" calcext:value-type="string">
            <text:p>Genrod</text:p>
          </table:table-cell>
          <table:table-cell office:value-type="float" office:value="3328.48463833252" calcext:value-type="float">
            <text:p>3328,484638332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06B</text:p>
          </table:table-cell>
          <table:table-cell office:value-type="string" calcext:value-type="string">
            <text:p>Caja estanca plástica 115x115x65 Blanca IP65</text:p>
          </table:table-cell>
          <table:table-cell office:value-type="string" calcext:value-type="string">
            <text:p>Genrod</text:p>
          </table:table-cell>
          <table:table-cell office:value-type="float" office:value="4376.70846880291" calcext:value-type="float">
            <text:p>4376,708468802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06G</text:p>
          </table:table-cell>
          <table:table-cell office:value-type="string" calcext:value-type="string">
            <text:p>Caja estanca plástica 115x115x65 Gris IP65</text:p>
          </table:table-cell>
          <table:table-cell office:value-type="string" calcext:value-type="string">
            <text:p>Genrod</text:p>
          </table:table-cell>
          <table:table-cell office:value-type="float" office:value="4376.70846880291" calcext:value-type="float">
            <text:p>4376,708468802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08B</text:p>
          </table:table-cell>
          <table:table-cell office:value-type="string" calcext:value-type="string">
            <text:p>Caja estanca plástica 115x115x80 Blanca IP65</text:p>
          </table:table-cell>
          <table:table-cell office:value-type="string" calcext:value-type="string">
            <text:p>Genrod</text:p>
          </table:table-cell>
          <table:table-cell office:value-type="float" office:value="4609.96889332192" calcext:value-type="float">
            <text:p>4609,968893321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08G</text:p>
          </table:table-cell>
          <table:table-cell office:value-type="string" calcext:value-type="string">
            <text:p>Caja estanca plástica 115x115x80 Gris IP65</text:p>
          </table:table-cell>
          <table:table-cell office:value-type="string" calcext:value-type="string">
            <text:p>Genrod</text:p>
          </table:table-cell>
          <table:table-cell office:value-type="float" office:value="4609.96889332192" calcext:value-type="float">
            <text:p>4609,968893321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11B</text:p>
          </table:table-cell>
          <table:table-cell office:value-type="string" calcext:value-type="string">
            <text:p>Caja estanca plástica 115x115x110 Blanca IP65</text:p>
          </table:table-cell>
          <table:table-cell office:value-type="string" calcext:value-type="string">
            <text:p>Genrod</text:p>
          </table:table-cell>
          <table:table-cell office:value-type="float" office:value="5546.96956203851" calcext:value-type="float">
            <text:p>5546,969562038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111G</text:p>
          </table:table-cell>
          <table:table-cell office:value-type="string" calcext:value-type="string">
            <text:p>Caja estanca plástica 115x115x110 Gris IP65</text:p>
          </table:table-cell>
          <table:table-cell office:value-type="string" calcext:value-type="string">
            <text:p>Genrod</text:p>
          </table:table-cell>
          <table:table-cell office:value-type="float" office:value="5546.96956203851" calcext:value-type="float">
            <text:p>5546,969562038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6B</text:p>
          </table:table-cell>
          <table:table-cell office:value-type="string" calcext:value-type="string">
            <text:p>Caja estanca plástica 115x165x65 Blanca IP65</text:p>
          </table:table-cell>
          <table:table-cell office:value-type="string" calcext:value-type="string">
            <text:p>Genrod</text:p>
          </table:table-cell>
          <table:table-cell office:value-type="float" office:value="4895.67903625995" calcext:value-type="float">
            <text:p>4895,679036259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6G</text:p>
          </table:table-cell>
          <table:table-cell office:value-type="string" calcext:value-type="string">
            <text:p>Caja estanca plástica 115x165x65 Gris IP65</text:p>
          </table:table-cell>
          <table:table-cell office:value-type="string" calcext:value-type="string">
            <text:p>Genrod</text:p>
          </table:table-cell>
          <table:table-cell office:value-type="float" office:value="4895.67903625995" calcext:value-type="float">
            <text:p>4895,679036259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8B</text:p>
          </table:table-cell>
          <table:table-cell office:value-type="string" calcext:value-type="string">
            <text:p>Caja estanca plástica 115x165x80 Blanca IP65</text:p>
          </table:table-cell>
          <table:table-cell office:value-type="string" calcext:value-type="string">
            <text:p>Genrod</text:p>
          </table:table-cell>
          <table:table-cell office:value-type="float" office:value="5656.25309388117" calcext:value-type="float">
            <text:p>5656,253093881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8G</text:p>
          </table:table-cell>
          <table:table-cell office:value-type="string" calcext:value-type="string">
            <text:p>Caja estanca plástica 115x165x80 Gris IP65</text:p>
          </table:table-cell>
          <table:table-cell office:value-type="string" calcext:value-type="string">
            <text:p>Genrod</text:p>
          </table:table-cell>
          <table:table-cell office:value-type="float" office:value="5656.25309388117" calcext:value-type="float">
            <text:p>5656,253093881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11B</text:p>
          </table:table-cell>
          <table:table-cell office:value-type="string" calcext:value-type="string">
            <text:p>Caja estanca plástica 115x165x110 Blanca IP65</text:p>
          </table:table-cell>
          <table:table-cell office:value-type="string" calcext:value-type="string">
            <text:p>Genrod</text:p>
          </table:table-cell>
          <table:table-cell office:value-type="float" office:value="6221.29651429595" calcext:value-type="float">
            <text:p>6221,296514295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11G</text:p>
          </table:table-cell>
          <table:table-cell office:value-type="string" calcext:value-type="string">
            <text:p>Caja estanca plástica 115x165x110 Gris IP65</text:p>
          </table:table-cell>
          <table:table-cell office:value-type="string" calcext:value-type="string">
            <text:p>Genrod</text:p>
          </table:table-cell>
          <table:table-cell office:value-type="float" office:value="6221.29651429595" calcext:value-type="float">
            <text:p>6221,296514295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6B</text:p>
          </table:table-cell>
          <table:table-cell office:value-type="string" calcext:value-type="string">
            <text:p>Caja estanca plástica 165x165x65 Blanca IP65</text:p>
          </table:table-cell>
          <table:table-cell office:value-type="string" calcext:value-type="string">
            <text:p>Genrod</text:p>
          </table:table-cell>
          <table:table-cell office:value-type="float" office:value="6221.29651429595" calcext:value-type="float">
            <text:p>6221,296514295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6G</text:p>
          </table:table-cell>
          <table:table-cell office:value-type="string" calcext:value-type="string">
            <text:p>Caja estanca plástica 165x165x65 Gris IP65</text:p>
          </table:table-cell>
          <table:table-cell office:value-type="string" calcext:value-type="string">
            <text:p>Genrod</text:p>
          </table:table-cell>
          <table:table-cell office:value-type="float" office:value="6221.29651429595" calcext:value-type="float">
            <text:p>6221,296514295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8B</text:p>
          </table:table-cell>
          <table:table-cell office:value-type="string" calcext:value-type="string">
            <text:p>Caja estanca plástica 165x165x80 Blanca IP65</text:p>
          </table:table-cell>
          <table:table-cell office:value-type="string" calcext:value-type="string">
            <text:p>Genrod</text:p>
          </table:table-cell>
          <table:table-cell office:value-type="float" office:value="6911.77819238862" calcext:value-type="float">
            <text:p>6911,778192388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8G</text:p>
          </table:table-cell>
          <table:table-cell office:value-type="string" calcext:value-type="string">
            <text:p>Caja estanca plástica 165x165x80 Gris IP65</text:p>
          </table:table-cell>
          <table:table-cell office:value-type="string" calcext:value-type="string">
            <text:p>Genrod</text:p>
          </table:table-cell>
          <table:table-cell office:value-type="float" office:value="6911.77819238862" calcext:value-type="float">
            <text:p>6911,778192388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11B</text:p>
          </table:table-cell>
          <table:table-cell office:value-type="string" calcext:value-type="string">
            <text:p>Caja estanca plástica 165x165x110 Blanca IP65</text:p>
          </table:table-cell>
          <table:table-cell office:value-type="string" calcext:value-type="string">
            <text:p>Genrod</text:p>
          </table:table-cell>
          <table:table-cell office:value-type="float" office:value="7529.74959613201" calcext:value-type="float">
            <text:p>7529,749596132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11G</text:p>
          </table:table-cell>
          <table:table-cell office:value-type="string" calcext:value-type="string">
            <text:p>Caja estanca plástica 165x165x110 Gris IP65</text:p>
          </table:table-cell>
          <table:table-cell office:value-type="string" calcext:value-type="string">
            <text:p>Genrod</text:p>
          </table:table-cell>
          <table:table-cell office:value-type="float" office:value="7529.74959613201" calcext:value-type="float">
            <text:p>7529,749596132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6B</text:p>
          </table:table-cell>
          <table:table-cell office:value-type="string" calcext:value-type="string">
            <text:p>Caja estanca plástica 165x210x65 Blanca IP65</text:p>
          </table:table-cell>
          <table:table-cell office:value-type="string" calcext:value-type="string">
            <text:p>Genrod</text:p>
          </table:table-cell>
          <table:table-cell office:value-type="float" office:value="7001.45286293785" calcext:value-type="float">
            <text:p>7001,452862937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6G</text:p>
          </table:table-cell>
          <table:table-cell office:value-type="string" calcext:value-type="string">
            <text:p>Caja estanca plástica 165x210x65 Gris IP65</text:p>
          </table:table-cell>
          <table:table-cell office:value-type="string" calcext:value-type="string">
            <text:p>Genrod</text:p>
          </table:table-cell>
          <table:table-cell office:value-type="float" office:value="7001.45286293785" calcext:value-type="float">
            <text:p>7001,452862937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8B</text:p>
          </table:table-cell>
          <table:table-cell office:value-type="string" calcext:value-type="string">
            <text:p>Caja estanca plástica 165x210x80 Blanca IP65</text:p>
          </table:table-cell>
          <table:table-cell office:value-type="string" calcext:value-type="string">
            <text:p>Genrod</text:p>
          </table:table-cell>
          <table:table-cell office:value-type="float" office:value="7450.35762113909" calcext:value-type="float">
            <text:p>7450,357621139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8G</text:p>
          </table:table-cell>
          <table:table-cell office:value-type="string" calcext:value-type="string">
            <text:p>Caja estanca plástica 165x210x80 Gris IP65</text:p>
          </table:table-cell>
          <table:table-cell office:value-type="string" calcext:value-type="string">
            <text:p>Genrod</text:p>
          </table:table-cell>
          <table:table-cell office:value-type="float" office:value="7450.35762113909" calcext:value-type="float">
            <text:p>7450,357621139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11B</text:p>
          </table:table-cell>
          <table:table-cell office:value-type="string" calcext:value-type="string">
            <text:p>Caja estanca plástica 165x210x110 Blanca IP65</text:p>
          </table:table-cell>
          <table:table-cell office:value-type="string" calcext:value-type="string">
            <text:p>Genrod</text:p>
          </table:table-cell>
          <table:table-cell office:value-type="float" office:value="8651.46680104363" calcext:value-type="float">
            <text:p>8651,466801043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11G</text:p>
          </table:table-cell>
          <table:table-cell office:value-type="string" calcext:value-type="string">
            <text:p>Caja estanca plástica 165x210x110 Gris IP65</text:p>
          </table:table-cell>
          <table:table-cell office:value-type="string" calcext:value-type="string">
            <text:p>Genrod</text:p>
          </table:table-cell>
          <table:table-cell office:value-type="float" office:value="8651.46680104363" calcext:value-type="float">
            <text:p>8651,466801043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1B</text:p>
          </table:table-cell>
          <table:table-cell office:value-type="string" calcext:value-type="string">
            <text:p>Caja estanca plástica 210x210x110 Blanca IP65</text:p>
          </table:table-cell>
          <table:table-cell office:value-type="string" calcext:value-type="string">
            <text:p>Genrod</text:p>
          </table:table-cell>
          <table:table-cell office:value-type="float" office:value="10410.2860060825" calcext:value-type="float">
            <text:p>10410,28600608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1G</text:p>
          </table:table-cell>
          <table:table-cell office:value-type="string" calcext:value-type="string">
            <text:p>Caja estanca plástica 210x210x110 Gris IP65</text:p>
          </table:table-cell>
          <table:table-cell office:value-type="string" calcext:value-type="string">
            <text:p>Genrod</text:p>
          </table:table-cell>
          <table:table-cell office:value-type="float" office:value="10410.2860060825" calcext:value-type="float">
            <text:p>10410,28600608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3B</text:p>
          </table:table-cell>
          <table:table-cell office:value-type="string" calcext:value-type="string">
            <text:p>Caja estanca plástica 210x210x135 Blanca IP65</text:p>
          </table:table-cell>
          <table:table-cell office:value-type="string" calcext:value-type="string">
            <text:p>Genrod</text:p>
          </table:table-cell>
          <table:table-cell office:value-type="float" office:value="10867.0289947465" calcext:value-type="float">
            <text:p>10867,02899474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3G</text:p>
          </table:table-cell>
          <table:table-cell office:value-type="string" calcext:value-type="string">
            <text:p>Caja estanca plástica 210x210x135 Gris IP65</text:p>
          </table:table-cell>
          <table:table-cell office:value-type="string" calcext:value-type="string">
            <text:p>Genrod</text:p>
          </table:table-cell>
          <table:table-cell office:value-type="float" office:value="10867.0289947465" calcext:value-type="float">
            <text:p>10867,02899474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6B</text:p>
          </table:table-cell>
          <table:table-cell office:value-type="string" calcext:value-type="string">
            <text:p>Caja estanca plástica 210x210x165 Blanca IP65</text:p>
          </table:table-cell>
          <table:table-cell office:value-type="string" calcext:value-type="string">
            <text:p>Genrod</text:p>
          </table:table-cell>
          <table:table-cell office:value-type="float" office:value="12681.7254833898" calcext:value-type="float">
            <text:p>12681,72548338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6G</text:p>
          </table:table-cell>
          <table:table-cell office:value-type="string" calcext:value-type="string">
            <text:p>Caja estanca plástica 210x210x165 Gris IP65</text:p>
          </table:table-cell>
          <table:table-cell office:value-type="string" calcext:value-type="string">
            <text:p>Genrod</text:p>
          </table:table-cell>
          <table:table-cell office:value-type="float" office:value="12681.7254833898" calcext:value-type="float">
            <text:p>12681,72548338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1B</text:p>
          </table:table-cell>
          <table:table-cell office:value-type="string" calcext:value-type="string">
            <text:p>Caja estanca plástica 210x310x110 Blanca IP65</text:p>
          </table:table-cell>
          <table:table-cell office:value-type="string" calcext:value-type="string">
            <text:p>Genrod</text:p>
          </table:table-cell>
          <table:table-cell office:value-type="float" office:value="17453.4010567007" calcext:value-type="float">
            <text:p>17453,40105670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1G</text:p>
          </table:table-cell>
          <table:table-cell office:value-type="string" calcext:value-type="string">
            <text:p>Caja estanca plástica 210x310x110 Gris IP65</text:p>
          </table:table-cell>
          <table:table-cell office:value-type="string" calcext:value-type="string">
            <text:p>Genrod</text:p>
          </table:table-cell>
          <table:table-cell office:value-type="float" office:value="17453.4010567007" calcext:value-type="float">
            <text:p>17453,40105670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3B</text:p>
          </table:table-cell>
          <table:table-cell office:value-type="string" calcext:value-type="string">
            <text:p>Caja estanca plástica 210x310x135 Blanca IP65</text:p>
          </table:table-cell>
          <table:table-cell office:value-type="string" calcext:value-type="string">
            <text:p>Genrod</text:p>
          </table:table-cell>
          <table:table-cell office:value-type="float" office:value="19856.6556571472" calcext:value-type="float">
            <text:p>19856,65565714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3G</text:p>
          </table:table-cell>
          <table:table-cell office:value-type="string" calcext:value-type="string">
            <text:p>Caja estanca plástica 210x310x135 Gris IP65</text:p>
          </table:table-cell>
          <table:table-cell office:value-type="string" calcext:value-type="string">
            <text:p>Genrod</text:p>
          </table:table-cell>
          <table:table-cell office:value-type="float" office:value="19856.6556571472" calcext:value-type="float">
            <text:p>19856,65565714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6B</text:p>
          </table:table-cell>
          <table:table-cell office:value-type="string" calcext:value-type="string">
            <text:p>Caja estanca plástica 210x310x165 Blanca IP65</text:p>
          </table:table-cell>
          <table:table-cell office:value-type="string" calcext:value-type="string">
            <text:p>Genrod</text:p>
          </table:table-cell>
          <table:table-cell office:value-type="float" office:value="21972.2339144718" calcext:value-type="float">
            <text:p>21972,23391447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3116G</text:p>
          </table:table-cell>
          <table:table-cell office:value-type="string" calcext:value-type="string">
            <text:p>Caja estanca plástica 210x310x165 Gris IP65</text:p>
          </table:table-cell>
          <table:table-cell office:value-type="string" calcext:value-type="string">
            <text:p>Genrod</text:p>
          </table:table-cell>
          <table:table-cell office:value-type="float" office:value="21972.2339144718" calcext:value-type="float">
            <text:p>21972,23391447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1B</text:p>
          </table:table-cell>
          <table:table-cell office:value-type="string" calcext:value-type="string">
            <text:p>Caja estanca plástica 310x310x110 Blanca IP65</text:p>
          </table:table-cell>
          <table:table-cell office:value-type="string" calcext:value-type="string">
            <text:p>Genrod</text:p>
          </table:table-cell>
          <table:table-cell office:value-type="float" office:value="23021.4408450342" calcext:value-type="float">
            <text:p>23021,44084503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1G</text:p>
          </table:table-cell>
          <table:table-cell office:value-type="string" calcext:value-type="string">
            <text:p>Caja estanca plástica 310x310x110 Gris IP65</text:p>
          </table:table-cell>
          <table:table-cell office:value-type="string" calcext:value-type="string">
            <text:p>Genrod</text:p>
          </table:table-cell>
          <table:table-cell office:value-type="float" office:value="23021.4408450342" calcext:value-type="float">
            <text:p>23021,44084503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3B</text:p>
          </table:table-cell>
          <table:table-cell office:value-type="string" calcext:value-type="string">
            <text:p>Caja estanca plástica 310x310x135 Blanca IP65</text:p>
          </table:table-cell>
          <table:table-cell office:value-type="string" calcext:value-type="string">
            <text:p>Genrod</text:p>
          </table:table-cell>
          <table:table-cell office:value-type="float" office:value="25117.9150762477" calcext:value-type="float">
            <text:p>25117,91507624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3G</text:p>
          </table:table-cell>
          <table:table-cell office:value-type="string" calcext:value-type="string">
            <text:p>Caja estanca plástica 310x310x135 Gris IP65</text:p>
          </table:table-cell>
          <table:table-cell office:value-type="string" calcext:value-type="string">
            <text:p>Genrod</text:p>
          </table:table-cell>
          <table:table-cell office:value-type="float" office:value="25117.9150762477" calcext:value-type="float">
            <text:p>25117,91507624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6B</text:p>
          </table:table-cell>
          <table:table-cell office:value-type="string" calcext:value-type="string">
            <text:p>Caja estanca plástica 310x310x165 Blanca IP65</text:p>
          </table:table-cell>
          <table:table-cell office:value-type="string" calcext:value-type="string">
            <text:p>Genrod</text:p>
          </table:table-cell>
          <table:table-cell office:value-type="float" office:value="27630.4266382641" calcext:value-type="float">
            <text:p>27630,42663826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313116G</text:p>
          </table:table-cell>
          <table:table-cell office:value-type="string" calcext:value-type="string">
            <text:p>Caja estanca plástica 310x310x165 Gris IP65</text:p>
          </table:table-cell>
          <table:table-cell office:value-type="string" calcext:value-type="string">
            <text:p>Genrod</text:p>
          </table:table-cell>
          <table:table-cell office:value-type="float" office:value="27630.4266382641" calcext:value-type="float">
            <text:p>27630,42663826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8BT</text:p>
          </table:table-cell>
          <table:table-cell office:value-type="string" calcext:value-type="string">
            <text:p>Caja estanca plástica 115x165x80 tapa TTE. Blanca IP65</text:p>
          </table:table-cell>
          <table:table-cell office:value-type="string" calcext:value-type="string">
            <text:p>Genrod</text:p>
          </table:table-cell>
          <table:table-cell office:value-type="float" office:value="8491.7263212386" calcext:value-type="float">
            <text:p>8491,72632123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08GT</text:p>
          </table:table-cell>
          <table:table-cell office:value-type="string" calcext:value-type="string">
            <text:p>Caja estanca plástica 115x165x80 tapa TTE. GRIS IP65</text:p>
          </table:table-cell>
          <table:table-cell office:value-type="string" calcext:value-type="string">
            <text:p>Genrod</text:p>
          </table:table-cell>
          <table:table-cell office:value-type="float" office:value="8491.7263212386" calcext:value-type="float">
            <text:p>8491,72632123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11BT</text:p>
          </table:table-cell>
          <table:table-cell office:value-type="string" calcext:value-type="string">
            <text:p>Caja estanca plástica 115x165x110 tapa TTE. Blanca IP65</text:p>
          </table:table-cell>
          <table:table-cell office:value-type="string" calcext:value-type="string">
            <text:p>Genrod</text:p>
          </table:table-cell>
          <table:table-cell office:value-type="float" office:value="10002.565170652" calcext:value-type="float">
            <text:p>10002,5651706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11611GT</text:p>
          </table:table-cell>
          <table:table-cell office:value-type="string" calcext:value-type="string">
            <text:p>Caja estanca plástica 115x165x110 tapa TTE. GRIS IP65</text:p>
          </table:table-cell>
          <table:table-cell office:value-type="string" calcext:value-type="string">
            <text:p>Genrod</text:p>
          </table:table-cell>
          <table:table-cell office:value-type="float" office:value="10002.565170652" calcext:value-type="float">
            <text:p>10002,5651706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8BT</text:p>
          </table:table-cell>
          <table:table-cell office:value-type="string" calcext:value-type="string">
            <text:p>Caja estanca plástica 165x165x80 tapa TTE. Blanca IP65</text:p>
          </table:table-cell>
          <table:table-cell office:value-type="string" calcext:value-type="string">
            <text:p>Genrod</text:p>
          </table:table-cell>
          <table:table-cell office:value-type="float" office:value="10722.4601406848" calcext:value-type="float">
            <text:p>10722,46014068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08GT</text:p>
          </table:table-cell>
          <table:table-cell office:value-type="string" calcext:value-type="string">
            <text:p>Caja estanca plástica 165x165x80 tapa TTE. GRIS IP65</text:p>
          </table:table-cell>
          <table:table-cell office:value-type="string" calcext:value-type="string">
            <text:p>Genrod</text:p>
          </table:table-cell>
          <table:table-cell office:value-type="float" office:value="10722.4601406848" calcext:value-type="float">
            <text:p>10722,46014068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11BT</text:p>
          </table:table-cell>
          <table:table-cell office:value-type="string" calcext:value-type="string">
            <text:p>Caja estanca plástica 165x165x110 tapa TTE. Blanca IP65</text:p>
          </table:table-cell>
          <table:table-cell office:value-type="string" calcext:value-type="string">
            <text:p>Genrod</text:p>
          </table:table-cell>
          <table:table-cell office:value-type="float" office:value="12598.4011080291" calcext:value-type="float">
            <text:p>12598,40110802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1611GT</text:p>
          </table:table-cell>
          <table:table-cell office:value-type="string" calcext:value-type="string">
            <text:p>Caja estanca plástica 165x165x110 tapa TTE. GRIS IP65</text:p>
          </table:table-cell>
          <table:table-cell office:value-type="string" calcext:value-type="string">
            <text:p>Genrod</text:p>
          </table:table-cell>
          <table:table-cell office:value-type="float" office:value="12598.4011080291" calcext:value-type="float">
            <text:p>12598,40110802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8BT</text:p>
          </table:table-cell>
          <table:table-cell office:value-type="string" calcext:value-type="string">
            <text:p>Caja estanca plástica 165x210x80 tapa TTE. Blanca IP65</text:p>
          </table:table-cell>
          <table:table-cell office:value-type="string" calcext:value-type="string">
            <text:p>Genrod</text:p>
          </table:table-cell>
          <table:table-cell office:value-type="float" office:value="11939.2723517877" calcext:value-type="float">
            <text:p>11939,27235178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08GT</text:p>
          </table:table-cell>
          <table:table-cell office:value-type="string" calcext:value-type="string">
            <text:p>Caja estanca plástica 165x210x80 tapa TTE.GRIS IP65</text:p>
          </table:table-cell>
          <table:table-cell office:value-type="string" calcext:value-type="string">
            <text:p>Genrod</text:p>
          </table:table-cell>
          <table:table-cell office:value-type="float" office:value="11939.2723517877" calcext:value-type="float">
            <text:p>11939,27235178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11BT</text:p>
          </table:table-cell>
          <table:table-cell office:value-type="string" calcext:value-type="string">
            <text:p>Caja estanca plástica 165x210x110 tapa TTE. Blanca IP65</text:p>
          </table:table-cell>
          <table:table-cell office:value-type="string" calcext:value-type="string">
            <text:p>Genrod</text:p>
          </table:table-cell>
          <table:table-cell office:value-type="float" office:value="13664.7724347914" calcext:value-type="float">
            <text:p>13664,77243479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162111GT</text:p>
          </table:table-cell>
          <table:table-cell office:value-type="string" calcext:value-type="string">
            <text:p>Caja estanca plástica 165x210x110 tapa TTE. GRIS IP65</text:p>
          </table:table-cell>
          <table:table-cell office:value-type="string" calcext:value-type="string">
            <text:p>Genrod</text:p>
          </table:table-cell>
          <table:table-cell office:value-type="float" office:value="13664.7724347914" calcext:value-type="float">
            <text:p>13664,77243479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1BT</text:p>
          </table:table-cell>
          <table:table-cell office:value-type="string" calcext:value-type="string">
            <text:p>Caja estanca plástica 210x210x110 Blanca tapa TTE. IP65</text:p>
          </table:table-cell>
          <table:table-cell office:value-type="string" calcext:value-type="string">
            <text:p>Genrod</text:p>
          </table:table-cell>
          <table:table-cell office:value-type="float" office:value="16688.4163338021" calcext:value-type="float">
            <text:p>16688,41633380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1GT</text:p>
          </table:table-cell>
          <table:table-cell office:value-type="string" calcext:value-type="string">
            <text:p>Caja estanca plástica 210x210x110 tapa TTE. Gris IP65</text:p>
          </table:table-cell>
          <table:table-cell office:value-type="string" calcext:value-type="string">
            <text:p>Genrod</text:p>
          </table:table-cell>
          <table:table-cell office:value-type="float" office:value="16688.4163338021" calcext:value-type="float">
            <text:p>16688,41633380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3BT</text:p>
          </table:table-cell>
          <table:table-cell office:value-type="string" calcext:value-type="string">
            <text:p>Caja estanca plástica 210x210x135 tapa TTE. Blanca IP65</text:p>
          </table:table-cell>
          <table:table-cell office:value-type="string" calcext:value-type="string">
            <text:p>Genrod</text:p>
          </table:table-cell>
          <table:table-cell office:value-type="float" office:value="17923.3760411969" calcext:value-type="float">
            <text:p>17923,37604119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3GT</text:p>
          </table:table-cell>
          <table:table-cell office:value-type="string" calcext:value-type="string">
            <text:p>Caja estanca plástica 210x210x135 tapa TTE. GRIS IP65</text:p>
          </table:table-cell>
          <table:table-cell office:value-type="string" calcext:value-type="string">
            <text:p>Genrod</text:p>
          </table:table-cell>
          <table:table-cell office:value-type="float" office:value="17923.3760411969" calcext:value-type="float">
            <text:p>17923,37604119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6BT</text:p>
          </table:table-cell>
          <table:table-cell office:value-type="string" calcext:value-type="string">
            <text:p>Caja estanca plástica 210x210x165 tapa TTE. Blanca IP65</text:p>
          </table:table-cell>
          <table:table-cell office:value-type="string" calcext:value-type="string">
            <text:p>Genrod</text:p>
          </table:table-cell>
          <table:table-cell office:value-type="float" office:value="19197.0220657235" calcext:value-type="float">
            <text:p>19197,02206572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212116GT</text:p>
          </table:table-cell>
          <table:table-cell office:value-type="string" calcext:value-type="string">
            <text:p>Caja estanca plástica 210x210x165 tapa TTE. GRIS IP65</text:p>
          </table:table-cell>
          <table:table-cell office:value-type="string" calcext:value-type="string">
            <text:p>Genrod</text:p>
          </table:table-cell>
          <table:table-cell office:value-type="float" office:value="19197.0220657235" calcext:value-type="float">
            <text:p>19197,02206572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6</text:p>
          </table:table-cell>
          <table:table-cell office:value-type="string" calcext:value-type="string">
            <text:p>Caja IP 65 190x285x185 - tapa opaca</text:p>
          </table:table-cell>
          <table:table-cell office:value-type="string" calcext:value-type="string">
            <text:p>Genrod</text:p>
          </table:table-cell>
          <table:table-cell office:value-type="float" office:value="21829.1264254116" calcext:value-type="float">
            <text:p>21829,12642541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3</text:p>
          </table:table-cell>
          <table:table-cell office:value-type="string" calcext:value-type="string">
            <text:p>Caja IP 65 285x285x185 - tapa opaca</text:p>
          </table:table-cell>
          <table:table-cell office:value-type="string" calcext:value-type="string">
            <text:p>Genrod</text:p>
          </table:table-cell>
          <table:table-cell office:value-type="float" office:value="27908.8033859217" calcext:value-type="float">
            <text:p>27908,80338592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8</text:p>
          </table:table-cell>
          <table:table-cell office:value-type="string" calcext:value-type="string">
            <text:p>Caja IP 65 285x380x185 - tapa opaca</text:p>
          </table:table-cell>
          <table:table-cell office:value-type="string" calcext:value-type="string">
            <text:p>Genrod</text:p>
          </table:table-cell>
          <table:table-cell office:value-type="float" office:value="33770.8698125656" calcext:value-type="float">
            <text:p>33770,86981256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7</text:p>
          </table:table-cell>
          <table:table-cell office:value-type="string" calcext:value-type="string">
            <text:p>Caja IP 65 190x285x185 - tapa transparente</text:p>
          </table:table-cell>
          <table:table-cell office:value-type="string" calcext:value-type="string">
            <text:p>Genrod</text:p>
          </table:table-cell>
          <table:table-cell office:value-type="float" office:value="21829.1264254116" calcext:value-type="float">
            <text:p>21829,12642541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4</text:p>
          </table:table-cell>
          <table:table-cell office:value-type="string" calcext:value-type="string">
            <text:p>Caja IP 65 285x285x185 - tapa transparente</text:p>
          </table:table-cell>
          <table:table-cell office:value-type="string" calcext:value-type="string">
            <text:p>Genrod</text:p>
          </table:table-cell>
          <table:table-cell office:value-type="float" office:value="27908.8033859217" calcext:value-type="float">
            <text:p>27908,80338592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09</text:p>
          </table:table-cell>
          <table:table-cell office:value-type="string" calcext:value-type="string">
            <text:p>Caja IP 65 285x380x185 - tapa transparente</text:p>
          </table:table-cell>
          <table:table-cell office:value-type="string" calcext:value-type="string">
            <text:p>Genrod</text:p>
          </table:table-cell>
          <table:table-cell office:value-type="float" office:value="33770.8698125656" calcext:value-type="float">
            <text:p>33770,86981256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0</text:p>
          </table:table-cell>
          <table:table-cell office:value-type="string" calcext:value-type="string">
            <text:p>Caja IP 65 190x285x185 - puerta opaca</text:p>
          </table:table-cell>
          <table:table-cell office:value-type="string" calcext:value-type="string">
            <text:p>Genrod</text:p>
          </table:table-cell>
          <table:table-cell office:value-type="float" office:value="28400.8051265321" calcext:value-type="float">
            <text:p>28400,80512653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5</text:p>
          </table:table-cell>
          <table:table-cell office:value-type="string" calcext:value-type="string">
            <text:p>Caja IP 65 285x285x185 - puerta opaca</text:p>
          </table:table-cell>
          <table:table-cell office:value-type="string" calcext:value-type="string">
            <text:p>Genrod</text:p>
          </table:table-cell>
          <table:table-cell office:value-type="float" office:value="36729.8416676898" calcext:value-type="float">
            <text:p>36729,84166768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2</text:p>
          </table:table-cell>
          <table:table-cell office:value-type="string" calcext:value-type="string">
            <text:p>Caja IP 65 285x380x185 - puerta opaca</text:p>
          </table:table-cell>
          <table:table-cell office:value-type="string" calcext:value-type="string">
            <text:p>Genrod</text:p>
          </table:table-cell>
          <table:table-cell office:value-type="float" office:value="45144.1156438466" calcext:value-type="float">
            <text:p>45144,11564384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1</text:p>
          </table:table-cell>
          <table:table-cell office:value-type="string" calcext:value-type="string">
            <text:p>Caja IP 65 190x285x185 - puerta transparente</text:p>
          </table:table-cell>
          <table:table-cell office:value-type="string" calcext:value-type="string">
            <text:p>Genrod</text:p>
          </table:table-cell>
          <table:table-cell office:value-type="float" office:value="30190.020723603" calcext:value-type="float">
            <text:p>30190,020723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6</text:p>
          </table:table-cell>
          <table:table-cell office:value-type="string" calcext:value-type="string">
            <text:p>Caja IP 65 285x285x185 - puerta transparente</text:p>
          </table:table-cell>
          <table:table-cell office:value-type="string" calcext:value-type="string">
            <text:p>Genrod</text:p>
          </table:table-cell>
          <table:table-cell office:value-type="float" office:value="36729.8416676898" calcext:value-type="float">
            <text:p>36729,84166768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3</text:p>
          </table:table-cell>
          <table:table-cell office:value-type="string" calcext:value-type="string">
            <text:p>Caja IP 65 285x380x185 - puerta transparente</text:p>
          </table:table-cell>
          <table:table-cell office:value-type="string" calcext:value-type="string">
            <text:p>Genrod</text:p>
          </table:table-cell>
          <table:table-cell office:value-type="float" office:value="47512.5631869837" calcext:value-type="float">
            <text:p>47512,56318698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4</text:p>
          </table:table-cell>
          <table:table-cell office:value-type="string" calcext:value-type="string">
            <text:p>Caja IP 65 190x285x185 p/10 Bocas Puerta Opaca</text:p>
          </table:table-cell>
          <table:table-cell office:value-type="string" calcext:value-type="string">
            <text:p>Genrod</text:p>
          </table:table-cell>
          <table:table-cell office:value-type="float" office:value="36728.8585675979" calcext:value-type="float">
            <text:p>36728,85856759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7</text:p>
          </table:table-cell>
          <table:table-cell office:value-type="string" calcext:value-type="string">
            <text:p>Caja IP 65 285x285x185 p/20 Bocas Puerta Opaca</text:p>
          </table:table-cell>
          <table:table-cell office:value-type="string" calcext:value-type="string">
            <text:p>Genrod</text:p>
          </table:table-cell>
          <table:table-cell office:value-type="float" office:value="47045.5375027633" calcext:value-type="float">
            <text:p>47045,53750276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6</text:p>
          </table:table-cell>
          <table:table-cell office:value-type="string" calcext:value-type="string">
            <text:p>Caja IP 65 285x380x185 p/20 Bocas Puerta Opaca</text:p>
          </table:table-cell>
          <table:table-cell office:value-type="string" calcext:value-type="string">
            <text:p>Genrod</text:p>
          </table:table-cell>
          <table:table-cell office:value-type="float" office:value="53466.2970546335" calcext:value-type="float">
            <text:p>53466,29705463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5</text:p>
          </table:table-cell>
          <table:table-cell office:value-type="string" calcext:value-type="string">
            <text:p>Caja IP 65 190x285x185 p/10 Bocas Puerta Transparente</text:p>
          </table:table-cell>
          <table:table-cell office:value-type="string" calcext:value-type="string">
            <text:p>Genrod</text:p>
          </table:table-cell>
          <table:table-cell office:value-type="float" office:value="38517.5693294864" calcext:value-type="float">
            <text:p>38517,56932948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8</text:p>
          </table:table-cell>
          <table:table-cell office:value-type="string" calcext:value-type="string">
            <text:p>Caja IP 65 285x285x185 p/20 Bocas Puerta Transparente</text:p>
          </table:table-cell>
          <table:table-cell office:value-type="string" calcext:value-type="string">
            <text:p>Genrod</text:p>
          </table:table-cell>
          <table:table-cell office:value-type="float" office:value="48760.7548902107" calcext:value-type="float">
            <text:p>48760,75489021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7</text:p>
          </table:table-cell>
          <table:table-cell office:value-type="string" calcext:value-type="string">
            <text:p>Caja IP 65 285x380x185 p/20 Bocas Puerta Transparente</text:p>
          </table:table-cell>
          <table:table-cell office:value-type="string" calcext:value-type="string">
            <text:p>Genrod</text:p>
          </table:table-cell>
          <table:table-cell office:value-type="float" office:value="55635.7598251059" calcext:value-type="float">
            <text:p>55635,75982510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9</text:p>
          </table:table-cell>
          <table:table-cell office:value-type="string" calcext:value-type="string">
            <text:p>Bandeja Metálica p/caja 185x285</text:p>
          </table:table-cell>
          <table:table-cell office:value-type="string" calcext:value-type="string">
            <text:p>Genrod</text:p>
          </table:table-cell>
          <table:table-cell office:value-type="float" office:value="3604.36378035107" calcext:value-type="float">
            <text:p>3604,363780351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9</text:p>
          </table:table-cell>
          <table:table-cell office:value-type="string" calcext:value-type="string">
            <text:p>Bandeja Metálica p/caja 285x285</text:p>
          </table:table-cell>
          <table:table-cell office:value-type="string" calcext:value-type="string">
            <text:p>Genrod</text:p>
          </table:table-cell>
          <table:table-cell office:value-type="float" office:value="5366.13228566576" calcext:value-type="float">
            <text:p>5366,132285665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20</text:p>
          </table:table-cell>
          <table:table-cell office:value-type="string" calcext:value-type="string">
            <text:p>Bandeja Metálica p/caja 285x380</text:p>
          </table:table-cell>
          <table:table-cell office:value-type="string" calcext:value-type="string">
            <text:p>Genrod</text:p>
          </table:table-cell>
          <table:table-cell office:value-type="float" office:value="6864.72223933893" calcext:value-type="float">
            <text:p>6864,722239338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45018</text:p>
          </table:table-cell>
          <table:table-cell office:value-type="string" calcext:value-type="string">
            <text:p>Kit Acople p/caja estanca modular</text:p>
          </table:table-cell>
          <table:table-cell office:value-type="string" calcext:value-type="string">
            <text:p>Genrod</text:p>
          </table:table-cell>
          <table:table-cell office:value-type="float" office:value="2250.84751592198" calcext:value-type="float">
            <text:p>2250,847515921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27</text:p>
          </table:table-cell>
          <table:table-cell office:value-type="string" calcext:value-type="string">
            <text:p>Kit Monofásico config. Superior (Edelap)</text:p>
          </table:table-cell>
          <table:table-cell office:value-type="string" calcext:value-type="string">
            <text:p>Genrod</text:p>
          </table:table-cell>
          <table:table-cell office:value-type="float" office:value="38881.4492148706" calcext:value-type="float">
            <text:p>38881,44921487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28N</text:p>
          </table:table-cell>
          <table:table-cell office:value-type="string" calcext:value-type="string">
            <text:p>Kit Monofásico config. Superior (otras distrib.)</text:p>
          </table:table-cell>
          <table:table-cell office:value-type="string" calcext:value-type="string">
            <text:p>Genrod</text:p>
          </table:table-cell>
          <table:table-cell office:value-type="float" office:value="38881.4492148706" calcext:value-type="float">
            <text:p>38881,44921487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29-2</text:p>
          </table:table-cell>
          <table:table-cell office:value-type="string" calcext:value-type="string">
            <text:p>Kit Monofásico config. Inferior (Edenor)</text:p>
          </table:table-cell>
          <table:table-cell office:value-type="string" calcext:value-type="string">
            <text:p>Genrod</text:p>
          </table:table-cell>
          <table:table-cell office:value-type="float" office:value="42126.981461661" calcext:value-type="float">
            <text:p>42126,9814616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29</text:p>
          </table:table-cell>
          <table:table-cell office:value-type="string" calcext:value-type="string">
            <text:p>Kit Monofásico config. Inferior (Edesur/otras distrib.)</text:p>
          </table:table-cell>
          <table:table-cell office:value-type="string" calcext:value-type="string">
            <text:p>Genrod</text:p>
          </table:table-cell>
          <table:table-cell office:value-type="float" office:value="42126.981461661" calcext:value-type="float">
            <text:p>42126,9814616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47N</text:p>
          </table:table-cell>
          <table:table-cell office:value-type="string" calcext:value-type="string">
            <text:p>Kit trifásico config. Superior (Edelap)</text:p>
          </table:table-cell>
          <table:table-cell office:value-type="string" calcext:value-type="string">
            <text:p>Genrod</text:p>
          </table:table-cell>
          <table:table-cell office:value-type="float" office:value="64845.680618921" calcext:value-type="float">
            <text:p>64845,6806189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48N</text:p>
          </table:table-cell>
          <table:table-cell office:value-type="string" calcext:value-type="string">
            <text:p>Kit Trifásico config. Superior (otras distrib.)</text:p>
          </table:table-cell>
          <table:table-cell office:value-type="string" calcext:value-type="string">
            <text:p>Genrod</text:p>
          </table:table-cell>
          <table:table-cell office:value-type="float" office:value="64845.680618921" calcext:value-type="float">
            <text:p>64845,6806189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49N-2</text:p>
          </table:table-cell>
          <table:table-cell office:value-type="string" calcext:value-type="string">
            <text:p>Kit Trifásico config. Inferior (Edenor)</text:p>
          </table:table-cell>
          <table:table-cell office:value-type="string" calcext:value-type="string">
            <text:p>Genrod</text:p>
          </table:table-cell>
          <table:table-cell office:value-type="float" office:value="68091.2128657114" calcext:value-type="float">
            <text:p>68091,21286571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49N</text:p>
          </table:table-cell>
          <table:table-cell office:value-type="string" calcext:value-type="string">
            <text:p>Kit Trifásico config. Inferior (Edesur/otras distrib.)</text:p>
          </table:table-cell>
          <table:table-cell office:value-type="string" calcext:value-type="string">
            <text:p>Genrod</text:p>
          </table:table-cell>
          <table:table-cell office:value-type="float" office:value="68091.2128657114" calcext:value-type="float">
            <text:p>68091,21286571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21</text:p>
          </table:table-cell>
          <table:table-cell office:value-type="string" calcext:value-type="string">
            <text:p>Caño de bajada pilar aislado 32mm x 2 mts con rosca 1 punta</text:p>
          </table:table-cell>
          <table:table-cell office:value-type="string" calcext:value-type="string">
            <text:p>Genrod</text:p>
          </table:table-cell>
          <table:table-cell office:value-type="float" office:value="48797.9267017954" calcext:value-type="float">
            <text:p>48797,92670179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14</text:p>
          </table:table-cell>
          <table:table-cell office:value-type="string" calcext:value-type="string">
            <text:p>Caño de bajada pilar aislado / D: 50mm H: 2 mtrs</text:p>
          </table:table-cell>
          <table:table-cell office:value-type="string" calcext:value-type="string">
            <text:p>Genrod</text:p>
          </table:table-cell>
          <table:table-cell office:value-type="float" office:value="53775.6547403238" calcext:value-type="float">
            <text:p>53775,65474032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16</text:p>
          </table:table-cell>
          <table:table-cell office:value-type="string" calcext:value-type="string">
            <text:p>Caño de bajada pilar aislado / D: 50mm H: 3,2 mtrs (Edemsa)</text:p>
          </table:table-cell>
          <table:table-cell office:value-type="string" calcext:value-type="string">
            <text:p>Genrod</text:p>
          </table:table-cell>
          <table:table-cell office:value-type="float" office:value="134235.117011458" calcext:value-type="float">
            <text:p>134235,117011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10</text:p>
          </table:table-cell>
          <table:table-cell office:value-type="string" calcext:value-type="string">
            <text:p>Caño de bajada pilar aislado / D: 63mm H: 4,2 mtrs (Edemsa)</text:p>
          </table:table-cell>
          <table:table-cell office:value-type="string" calcext:value-type="string">
            <text:p>Genrod</text:p>
          </table:table-cell>
          <table:table-cell office:value-type="float" office:value="232157.41278612" calcext:value-type="float">
            <text:p>232157,412786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18</text:p>
          </table:table-cell>
          <table:table-cell office:value-type="string" calcext:value-type="string">
            <text:p>Caño de bajada pilar aislado / D: 50mm H: 3 mts </text:p>
          </table:table-cell>
          <table:table-cell office:value-type="string" calcext:value-type="string">
            <text:p>Genrod</text:p>
          </table:table-cell>
          <table:table-cell office:value-type="float" office:value="73360.0979530926" calcext:value-type="float">
            <text:p>73360,09795309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18-2</text:p>
          </table:table-cell>
          <table:table-cell office:value-type="string" calcext:value-type="string">
            <text:p>Caño de bajada pilar EDENOR aislado / d=50mm h=3mts</text:p>
          </table:table-cell>
          <table:table-cell office:value-type="string" calcext:value-type="string">
            <text:p>Genrod</text:p>
          </table:table-cell>
          <table:table-cell office:value-type="float" office:value="73360.0979530926" calcext:value-type="float">
            <text:p>73360,09795309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19</text:p>
          </table:table-cell>
          <table:table-cell office:value-type="string" calcext:value-type="string">
            <text:p>Caño de bajada pilar aislado / D: 50mm H: 3mtrs ( Oceba )</text:p>
          </table:table-cell>
          <table:table-cell office:value-type="string" calcext:value-type="string">
            <text:p>Genrod</text:p>
          </table:table-cell>
          <table:table-cell office:value-type="float" office:value="93801.3793216753" calcext:value-type="float">
            <text:p>93801,37932167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15</text:p>
          </table:table-cell>
          <table:table-cell office:value-type="string" calcext:value-type="string">
            <text:p>Caño de bajada pilar aislado / D: 50mm H: 3,2 mtrs (E. Rios)</text:p>
          </table:table-cell>
          <table:table-cell office:value-type="string" calcext:value-type="string">
            <text:p>Genrod</text:p>
          </table:table-cell>
          <table:table-cell office:value-type="float" office:value="83152.3328446135" calcext:value-type="float">
            <text:p>83152,33284461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23-1</text:p>
          </table:table-cell>
          <table:table-cell office:value-type="string" calcext:value-type="string">
            <text:p>Pipeta de bajada pilar aislado D: 50mm</text:p>
          </table:table-cell>
          <table:table-cell office:value-type="string" calcext:value-type="string">
            <text:p>Genrod</text:p>
          </table:table-cell>
          <table:table-cell office:value-type="float" office:value="4048.56560027462" calcext:value-type="float">
            <text:p>4048,565600274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20</text:p>
          </table:table-cell>
          <table:table-cell office:value-type="string" calcext:value-type="string">
            <text:p>Conector para Caño Pilar Aislado D: 50mm</text:p>
          </table:table-cell>
          <table:table-cell office:value-type="string" calcext:value-type="string">
            <text:p>Genrod</text:p>
          </table:table-cell>
          <table:table-cell office:value-type="float" office:value="3786.87498390741" calcext:value-type="float">
            <text:p>3786,874983907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46</text:p>
          </table:table-cell>
          <table:table-cell office:value-type="string" calcext:value-type="string">
            <text:p>Pipeta de bajada pilar aislado D: 63mm</text:p>
          </table:table-cell>
          <table:table-cell office:value-type="string" calcext:value-type="string">
            <text:p>Genrod</text:p>
          </table:table-cell>
          <table:table-cell office:value-type="float" office:value="10236.8884060812" calcext:value-type="float">
            <text:p>10236,88840608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245</text:p>
          </table:table-cell>
          <table:table-cell office:value-type="string" calcext:value-type="string">
            <text:p>Conector para Caño Pilar Aislado D: 63mm</text:p>
          </table:table-cell>
          <table:table-cell office:value-type="string" calcext:value-type="string">
            <text:p>Genrod</text:p>
          </table:table-cell>
          <table:table-cell office:value-type="float" office:value="8954.07563745404" calcext:value-type="float">
            <text:p>8954,075637454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834PN</text:p>
          </table:table-cell>
          <table:table-cell office:value-type="string" calcext:value-type="string">
            <text:p>Caja medidor monofásica sin/reset (Edelap/otras distrib)</text:p>
          </table:table-cell>
          <table:table-cell office:value-type="string" calcext:value-type="string">
            <text:p>Genrod</text:p>
          </table:table-cell>
          <table:table-cell office:value-type="float" office:value="11985.448979207" calcext:value-type="float">
            <text:p>11985,4489792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884PN</text:p>
          </table:table-cell>
          <table:table-cell office:value-type="string" calcext:value-type="string">
            <text:p>Caja medidor monofásica c/reset (Edesur/otras distrib)</text:p>
          </table:table-cell>
          <table:table-cell office:value-type="string" calcext:value-type="string">
            <text:p>Genrod</text:p>
          </table:table-cell>
          <table:table-cell office:value-type="float" office:value="12587.7419167211" calcext:value-type="float">
            <text:p>12587,74191672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884PN-2</text:p>
          </table:table-cell>
          <table:table-cell office:value-type="string" calcext:value-type="string">
            <text:p>Caja medidor monofásica c/reset (Edenor)</text:p>
          </table:table-cell>
          <table:table-cell office:value-type="string" calcext:value-type="string">
            <text:p>Genrod</text:p>
          </table:table-cell>
          <table:table-cell office:value-type="float" office:value="12587.7419167211" calcext:value-type="float">
            <text:p>12587,74191672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834PN-5</text:p>
          </table:table-cell>
          <table:table-cell office:value-type="string" calcext:value-type="string">
            <text:p>Caja medidor monofásica sin/reset (Edemsa)</text:p>
          </table:table-cell>
          <table:table-cell office:value-type="string" calcext:value-type="string">
            <text:p>Genrod</text:p>
          </table:table-cell>
          <table:table-cell office:value-type="float" office:value="18610.5960929774" calcext:value-type="float">
            <text:p>18610,59609297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79PN</text:p>
          </table:table-cell>
          <table:table-cell office:value-type="string" calcext:value-type="string">
            <text:p>Caja medidor trifásica sin/reset (Edelap/otras distrib)</text:p>
          </table:table-cell>
          <table:table-cell office:value-type="string" calcext:value-type="string">
            <text:p>Genrod</text:p>
          </table:table-cell>
          <table:table-cell office:value-type="float" office:value="24031.1322654244" calcext:value-type="float">
            <text:p>24031,13226542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89PN</text:p>
          </table:table-cell>
          <table:table-cell office:value-type="string" calcext:value-type="string">
            <text:p>Caja medidor trifásica c/reset (Edesur/otras distrib)</text:p>
          </table:table-cell>
          <table:table-cell office:value-type="string" calcext:value-type="string">
            <text:p>Genrod</text:p>
          </table:table-cell>
          <table:table-cell office:value-type="float" office:value="25837.9860116718" calcext:value-type="float">
            <text:p>25837,98601167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89PN-2</text:p>
          </table:table-cell>
          <table:table-cell office:value-type="string" calcext:value-type="string">
            <text:p>Caja medidor trifásica c/reset (Edenor)</text:p>
          </table:table-cell>
          <table:table-cell office:value-type="string" calcext:value-type="string">
            <text:p>Genrod</text:p>
          </table:table-cell>
          <table:table-cell office:value-type="float" office:value="25837.9860116718" calcext:value-type="float">
            <text:p>25837,98601167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79PN-5</text:p>
          </table:table-cell>
          <table:table-cell office:value-type="string" calcext:value-type="string">
            <text:p>Caja medidor trifásica sin/reset (Edemsa)</text:p>
          </table:table-cell>
          <table:table-cell office:value-type="string" calcext:value-type="string">
            <text:p>Genrod</text:p>
          </table:table-cell>
          <table:table-cell office:value-type="float" office:value="33667.6939341754" calcext:value-type="float">
            <text:p>33667,69393417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</text:p>
          </table:table-cell>
          <table:table-cell office:value-type="string" calcext:value-type="string">
            <text:p>Tapa repuesto p/caja medidor trifásico sin reset</text:p>
          </table:table-cell>
          <table:table-cell office:value-type="string" calcext:value-type="string">
            <text:p>Genrod</text:p>
          </table:table-cell>
          <table:table-cell office:value-type="float" office:value="14394.5956629685" calcext:value-type="float">
            <text:p>14394,59566296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</text:p>
          </table:table-cell>
          <table:table-cell office:value-type="string" calcext:value-type="string">
            <text:p>Tapa repuesto p/caja medidor trifásico con reset</text:p>
          </table:table-cell>
          <table:table-cell office:value-type="string" calcext:value-type="string">
            <text:p>Genrod</text:p>
          </table:table-cell>
          <table:table-cell office:value-type="float" office:value="15478.7129239759" calcext:value-type="float">
            <text:p>15478,71292397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2</text:p>
          </table:table-cell>
          <table:table-cell office:value-type="string" calcext:value-type="string">
            <text:p>Tapa repuesto p/caja medidor monofásico sin reset</text:p>
          </table:table-cell>
          <table:table-cell office:value-type="string" calcext:value-type="string">
            <text:p>Genrod</text:p>
          </table:table-cell>
          <table:table-cell office:value-type="float" office:value="7167.18067797904" calcext:value-type="float">
            <text:p>7167,180677979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</text:p>
          </table:table-cell>
          <table:table-cell office:value-type="string" calcext:value-type="string">
            <text:p>Tapa repuesto p/caja medidor monofásico con reset</text:p>
          </table:table-cell>
          <table:table-cell office:value-type="string" calcext:value-type="string">
            <text:p>Genrod</text:p>
          </table:table-cell>
          <table:table-cell office:value-type="float" office:value="7528.56145374653" calcext:value-type="float">
            <text:p>7528,561453746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45</text:p>
          </table:table-cell>
          <table:table-cell office:value-type="string" calcext:value-type="string">
            <text:p>Gab. Plast. Monof. Provis. de Obra - p/P.de Diario</text:p>
          </table:table-cell>
          <table:table-cell office:value-type="string" calcext:value-type="string">
            <text:p>Genrod</text:p>
          </table:table-cell>
          <table:table-cell office:value-type="float" office:value="117599.80161842" calcext:value-type="float">
            <text:p>117599,801618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46</text:p>
          </table:table-cell>
          <table:table-cell office:value-type="string" calcext:value-type="string">
            <text:p>Gabinete Plastico Provisorio de Obra Trifasico</text:p>
          </table:table-cell>
          <table:table-cell office:value-type="string" calcext:value-type="string">
            <text:p>Genrod</text:p>
          </table:table-cell>
          <table:table-cell office:value-type="float" office:value="149193.309769616" calcext:value-type="float">
            <text:p>149193,3097696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45-5</text:p>
          </table:table-cell>
          <table:table-cell office:value-type="string" calcext:value-type="string">
            <text:p>Gab. provisorio obra monofásico (Edemsa)</text:p>
          </table:table-cell>
          <table:table-cell office:value-type="string" calcext:value-type="string">
            <text:p>Genrod</text:p>
          </table:table-cell>
          <table:table-cell office:value-type="float" office:value="129359.829406223" calcext:value-type="float">
            <text:p>129359,8294062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46-5</text:p>
          </table:table-cell>
          <table:table-cell office:value-type="string" calcext:value-type="string">
            <text:p>Gab. provisorio obra trifásico (Edemsa)</text:p>
          </table:table-cell>
          <table:table-cell office:value-type="string" calcext:value-type="string">
            <text:p>Genrod</text:p>
          </table:table-cell>
          <table:table-cell office:value-type="float" office:value="164112.367523962" calcext:value-type="float">
            <text:p>164112,3675239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46SB</text:p>
          </table:table-cell>
          <table:table-cell office:value-type="string" calcext:value-type="string">
            <text:p>Gab. provisorio obra trifásico (Bombero - Epec)</text:p>
          </table:table-cell>
          <table:table-cell office:value-type="string" calcext:value-type="string">
            <text:p>Genrod</text:p>
          </table:table-cell>
          <table:table-cell office:value-type="float" office:value="149193.309769616" calcext:value-type="float">
            <text:p>149193,3097696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001</text:p>
          </table:table-cell>
          <table:table-cell office:value-type="string" calcext:value-type="string">
            <text:p>Caja de Toma 60A sin Bases </text:p>
          </table:table-cell>
          <table:table-cell office:value-type="string" calcext:value-type="string">
            <text:p>Genrod</text:p>
          </table:table-cell>
          <table:table-cell office:value-type="float" office:value="34297.9927595251" calcext:value-type="float">
            <text:p>34297,99275952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201</text:p>
          </table:table-cell>
          <table:table-cell office:value-type="string" calcext:value-type="string">
            <text:p>Caja de Toma 60A c/Bases NH00 </text:p>
          </table:table-cell>
          <table:table-cell office:value-type="string" calcext:value-type="string">
            <text:p>Genrod</text:p>
          </table:table-cell>
          <table:table-cell office:value-type="float" office:value="57462.9341331259" calcext:value-type="float">
            <text:p>57462,93413312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301</text:p>
          </table:table-cell>
          <table:table-cell office:value-type="string" calcext:value-type="string">
            <text:p>Caja de Toma 60A c/Bases NH00 BL </text:p>
          </table:table-cell>
          <table:table-cell office:value-type="string" calcext:value-type="string">
            <text:p>Genrod</text:p>
          </table:table-cell>
          <table:table-cell office:value-type="float" office:value="62791.1237958465" calcext:value-type="float">
            <text:p>62791,12379584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9101</text:p>
          </table:table-cell>
          <table:table-cell office:value-type="string" calcext:value-type="string">
            <text:p>Caja de Toma 200A c/3 Bases NH T1</text:p>
          </table:table-cell>
          <table:table-cell office:value-type="string" calcext:value-type="string">
            <text:p>Genrod</text:p>
          </table:table-cell>
          <table:table-cell office:value-type="float" office:value="202682.792919298" calcext:value-type="float">
            <text:p>202682,7929192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601</text:p>
          </table:table-cell>
          <table:table-cell office:value-type="string" calcext:value-type="string">
            <text:p>Gabinete para Medición T2</text:p>
          </table:table-cell>
          <table:table-cell office:value-type="string" calcext:value-type="string">
            <text:p>Genrod</text:p>
          </table:table-cell>
          <table:table-cell office:value-type="float" office:value="194984.043855294" calcext:value-type="float">
            <text:p>194984,0438552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301</text:p>
          </table:table-cell>
          <table:table-cell office:value-type="string" calcext:value-type="string">
            <text:p>Caja p/Toma y Med. Ind. h/100kW T2</text:p>
          </table:table-cell>
          <table:table-cell office:value-type="string" calcext:value-type="string">
            <text:p>Genrod</text:p>
          </table:table-cell>
          <table:table-cell office:value-type="float" office:value="359250.016495959" calcext:value-type="float">
            <text:p>359250,0164959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101</text:p>
          </table:table-cell>
          <table:table-cell office:value-type="string" calcext:value-type="string">
            <text:p>Gabinete para medición T3</text:p>
          </table:table-cell>
          <table:table-cell office:value-type="string" calcext:value-type="string">
            <text:p>Genrod</text:p>
          </table:table-cell>
          <table:table-cell office:value-type="float" office:value="603044.207418788" calcext:value-type="float">
            <text:p>603044,2074187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201</text:p>
          </table:table-cell>
          <table:table-cell office:value-type="string" calcext:value-type="string">
            <text:p>Caja para toma y trafos T3</text:p>
          </table:table-cell>
          <table:table-cell office:value-type="string" calcext:value-type="string">
            <text:p>Genrod</text:p>
          </table:table-cell>
          <table:table-cell office:value-type="float" office:value="715728.458444882" calcext:value-type="float">
            <text:p>715728,4584448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201</text:p>
          </table:table-cell>
          <table:table-cell office:value-type="string" calcext:value-type="string">
            <text:p>Gabinete para toma T3</text:p>
          </table:table-cell>
          <table:table-cell office:value-type="string" calcext:value-type="string">
            <text:p>Genrod</text:p>
          </table:table-cell>
          <table:table-cell office:value-type="float" office:value="428307.935094002" calcext:value-type="float">
            <text:p>428307,9350940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401</text:p>
          </table:table-cell>
          <table:table-cell office:value-type="string" calcext:value-type="string">
            <text:p>Caja de toma y secc. 400 A c/6 bases NH T3</text:p>
          </table:table-cell>
          <table:table-cell office:value-type="string" calcext:value-type="string">
            <text:p>Genrod</text:p>
          </table:table-cell>
          <table:table-cell office:value-type="float" office:value="610742.980409709" calcext:value-type="float">
            <text:p>610742,9804097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701</text:p>
          </table:table-cell>
          <table:table-cell office:value-type="string" calcext:value-type="string">
            <text:p>Gabinete para trafos 600/5 A T3</text:p>
          </table:table-cell>
          <table:table-cell office:value-type="string" calcext:value-type="string">
            <text:p>Genrod</text:p>
          </table:table-cell>
          <table:table-cell office:value-type="float" office:value="484714.208674218" calcext:value-type="float">
            <text:p>484714,2086742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701</text:p>
          </table:table-cell>
          <table:table-cell office:value-type="string" calcext:value-type="string">
            <text:p>Gabinete para trafos 750/5 A T3</text:p>
          </table:table-cell>
          <table:table-cell office:value-type="string" calcext:value-type="string">
            <text:p>Genrod</text:p>
          </table:table-cell>
          <table:table-cell office:value-type="float" office:value="681084.027839572" calcext:value-type="float">
            <text:p>681084,0278395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501</text:p>
          </table:table-cell>
          <table:table-cell office:value-type="string" calcext:value-type="string">
            <text:p>Caja Country 250A c/6 BNH1 + 3 BNH T00</text:p>
          </table:table-cell>
          <table:table-cell office:value-type="string" calcext:value-type="string">
            <text:p>Genrod</text:p>
          </table:table-cell>
          <table:table-cell office:value-type="float" office:value="528622.830880886" calcext:value-type="float">
            <text:p>528622,8308808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501-C</text:p>
          </table:table-cell>
          <table:table-cell office:value-type="string" calcext:value-type="string">
            <text:p>Caja Country 250A c/6 BNH1 c/ptes + 3 BNH T00</text:p>
          </table:table-cell>
          <table:table-cell office:value-type="string" calcext:value-type="string">
            <text:p>Genrod</text:p>
          </table:table-cell>
          <table:table-cell office:value-type="float" office:value="739081.393613243" calcext:value-type="float">
            <text:p>739081,3936132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301</text:p>
          </table:table-cell>
          <table:table-cell office:value-type="string" calcext:value-type="string">
            <text:p>Caja Country 500A c/6 BNH3 + 3 BNH T00 BL</text:p>
          </table:table-cell>
          <table:table-cell office:value-type="string" calcext:value-type="string">
            <text:p>Genrod</text:p>
          </table:table-cell>
          <table:table-cell office:value-type="float" office:value="681340.644035169" calcext:value-type="float">
            <text:p>681340,6440351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301-C</text:p>
          </table:table-cell>
          <table:table-cell office:value-type="string" calcext:value-type="string">
            <text:p>Caja Country 500A c/6 BNH3 c/ptes + 3BNH00 BL</text:p>
          </table:table-cell>
          <table:table-cell office:value-type="string" calcext:value-type="string">
            <text:p>Genrod</text:p>
          </table:table-cell>
          <table:table-cell office:value-type="float" office:value="941558.893576064" calcext:value-type="float">
            <text:p>941558,8935760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102</text:p>
          </table:table-cell>
          <table:table-cell office:value-type="string" calcext:value-type="string">
            <text:p>Caja de Toma 60A SBC NH00</text:p>
          </table:table-cell>
          <table:table-cell office:value-type="string" calcext:value-type="string">
            <text:p>Genrod</text:p>
          </table:table-cell>
          <table:table-cell office:value-type="float" office:value="80051.7631750174" calcext:value-type="float">
            <text:p>80051,76317501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002</text:p>
          </table:table-cell>
          <table:table-cell office:value-type="string" calcext:value-type="string">
            <text:p>Caja de Toma 60A sin Bases <text:s/></text:p>
          </table:table-cell>
          <table:table-cell office:value-type="string" calcext:value-type="string">
            <text:p>Genrod</text:p>
          </table:table-cell>
          <table:table-cell office:value-type="float" office:value="32337.1100483131" calcext:value-type="float">
            <text:p>32337,11004831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9102</text:p>
          </table:table-cell>
          <table:table-cell office:value-type="string" calcext:value-type="string">
            <text:p>Caja de Toma 200A c/3 Bases NH T1</text:p>
          </table:table-cell>
          <table:table-cell office:value-type="string" calcext:value-type="string">
            <text:p>Genrod</text:p>
          </table:table-cell>
          <table:table-cell office:value-type="float" office:value="213512.403131091" calcext:value-type="float">
            <text:p>213512,4031310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9202</text:p>
          </table:table-cell>
          <table:table-cell office:value-type="string" calcext:value-type="string">
            <text:p>Caja de Toma 400A c/3 Bases NH T3</text:p>
          </table:table-cell>
          <table:table-cell office:value-type="string" calcext:value-type="string">
            <text:p>Genrod</text:p>
          </table:table-cell>
          <table:table-cell office:value-type="float" office:value="295093.646685701" calcext:value-type="float">
            <text:p>295093,6466857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402</text:p>
          </table:table-cell>
          <table:table-cell office:value-type="string" calcext:value-type="string">
            <text:p>Caja de toma 500 A c/6 bases NH T3</text:p>
          </table:table-cell>
          <table:table-cell office:value-type="string" calcext:value-type="string">
            <text:p>Genrod</text:p>
          </table:table-cell>
          <table:table-cell office:value-type="float" office:value="608176.722746069" calcext:value-type="float">
            <text:p>608176,7227460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102</text:p>
          </table:table-cell>
          <table:table-cell office:value-type="string" calcext:value-type="string">
            <text:p>Gabinete para medición T3</text:p>
          </table:table-cell>
          <table:table-cell office:value-type="string" calcext:value-type="string">
            <text:p>Genrod</text:p>
          </table:table-cell>
          <table:table-cell office:value-type="float" office:value="597911.716018425" calcext:value-type="float">
            <text:p>597911,7160184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202</text:p>
          </table:table-cell>
          <table:table-cell office:value-type="string" calcext:value-type="string">
            <text:p>Caja para toma y trafos T3</text:p>
          </table:table-cell>
          <table:table-cell office:value-type="string" calcext:value-type="string">
            <text:p>Genrod</text:p>
          </table:table-cell>
          <table:table-cell office:value-type="float" office:value="733923.204702944" calcext:value-type="float">
            <text:p>733923,2047029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302</text:p>
          </table:table-cell>
          <table:table-cell office:value-type="string" calcext:value-type="string">
            <text:p>Caja Club de Campo 250A</text:p>
          </table:table-cell>
          <table:table-cell office:value-type="string" calcext:value-type="string">
            <text:p>Genrod</text:p>
          </table:table-cell>
          <table:table-cell office:value-type="float" office:value="792690.442990324" calcext:value-type="float">
            <text:p>792690,4429903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502</text:p>
          </table:table-cell>
          <table:table-cell office:value-type="string" calcext:value-type="string">
            <text:p>Caja Club de Campo 500A</text:p>
          </table:table-cell>
          <table:table-cell office:value-type="string" calcext:value-type="string">
            <text:p>Genrod</text:p>
          </table:table-cell>
          <table:table-cell office:value-type="float" office:value="923826.056470076" calcext:value-type="float">
            <text:p>923826,0564700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103</text:p>
          </table:table-cell>
          <table:table-cell office:value-type="string" calcext:value-type="string">
            <text:p>Caja Toma 100A DIN00 p/pared C/SBC NH00</text:p>
          </table:table-cell>
          <table:table-cell office:value-type="string" calcext:value-type="string">
            <text:p>Genrod</text:p>
          </table:table-cell>
          <table:table-cell office:value-type="float" office:value="80051.7631750174" calcext:value-type="float">
            <text:p>80051,76317501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003</text:p>
          </table:table-cell>
          <table:table-cell office:value-type="string" calcext:value-type="string">
            <text:p>Caja Toma 100A DIN00 p/pared S/bases NH </text:p>
          </table:table-cell>
          <table:table-cell office:value-type="string" calcext:value-type="string">
            <text:p>Genrod</text:p>
          </table:table-cell>
          <table:table-cell office:value-type="float" office:value="31110.7119390813" calcext:value-type="float">
            <text:p>31110,71193908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203</text:p>
          </table:table-cell>
          <table:table-cell office:value-type="string" calcext:value-type="string">
            <text:p>Caja Toma 100A DIN00 p/pared C/bases NH </text:p>
          </table:table-cell>
          <table:table-cell office:value-type="string" calcext:value-type="string">
            <text:p>Genrod</text:p>
          </table:table-cell>
          <table:table-cell office:value-type="float" office:value="48625.4073336226" calcext:value-type="float">
            <text:p>48625,40733362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9103</text:p>
          </table:table-cell>
          <table:table-cell office:value-type="string" calcext:value-type="string">
            <text:p>Caja de Toma 200A c/3 Bases NH T1</text:p>
          </table:table-cell>
          <table:table-cell office:value-type="string" calcext:value-type="string">
            <text:p>Genrod</text:p>
          </table:table-cell>
          <table:table-cell office:value-type="float" office:value="209919.632831227" calcext:value-type="float">
            <text:p>209919,6328312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103</text:p>
          </table:table-cell>
          <table:table-cell office:value-type="string" calcext:value-type="string">
            <text:p>Gabinete para medición T3</text:p>
          </table:table-cell>
          <table:table-cell office:value-type="string" calcext:value-type="string">
            <text:p>Genrod</text:p>
          </table:table-cell>
          <table:table-cell office:value-type="float" office:value="605379.498542932" calcext:value-type="float">
            <text:p>605379,4985429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203</text:p>
          </table:table-cell>
          <table:table-cell office:value-type="string" calcext:value-type="string">
            <text:p>Caja para toma y trafos T3</text:p>
          </table:table-cell>
          <table:table-cell office:value-type="string" calcext:value-type="string">
            <text:p>Genrod</text:p>
          </table:table-cell>
          <table:table-cell office:value-type="float" office:value="736258.495827088" calcext:value-type="float">
            <text:p>736258,4958270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303</text:p>
          </table:table-cell>
          <table:table-cell office:value-type="string" calcext:value-type="string">
            <text:p>Caja de Toma 100A c/Bases NH00 BL</text:p>
          </table:table-cell>
          <table:table-cell office:value-type="string" calcext:value-type="string">
            <text:p>Genrod</text:p>
          </table:table-cell>
          <table:table-cell office:value-type="float" office:value="61251.3787684295" calcext:value-type="float">
            <text:p>61251,37876842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9203</text:p>
          </table:table-cell>
          <table:table-cell office:value-type="string" calcext:value-type="string">
            <text:p>Caja de Toma 400A c/3 Bases NH T3</text:p>
          </table:table-cell>
          <table:table-cell office:value-type="string" calcext:value-type="string">
            <text:p>Genrod</text:p>
          </table:table-cell>
          <table:table-cell office:value-type="float" office:value="295093.646685701" calcext:value-type="float">
            <text:p>295093,6466857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603</text:p>
          </table:table-cell>
          <table:table-cell office:value-type="string" calcext:value-type="string">
            <text:p>Caja de Toma 500A c/6 Bases NH T03</text:p>
          </table:table-cell>
          <table:table-cell office:value-type="string" calcext:value-type="string">
            <text:p>Genrod</text:p>
          </table:table-cell>
          <table:table-cell office:value-type="float" office:value="608176.722746069" calcext:value-type="float">
            <text:p>608176,7227460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403</text:p>
          </table:table-cell>
          <table:table-cell office:value-type="string" calcext:value-type="string">
            <text:p>Gabinete para Medición T2</text:p>
          </table:table-cell>
          <table:table-cell office:value-type="string" calcext:value-type="string">
            <text:p>Genrod</text:p>
          </table:table-cell>
          <table:table-cell office:value-type="float" office:value="196575.112121831" calcext:value-type="float">
            <text:p>196575,112121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303</text:p>
          </table:table-cell>
          <table:table-cell office:value-type="string" calcext:value-type="string">
            <text:p>Caja p/Toma y Med. Ind. h/100kW T2</text:p>
          </table:table-cell>
          <table:table-cell office:value-type="string" calcext:value-type="string">
            <text:p>Genrod</text:p>
          </table:table-cell>
          <table:table-cell office:value-type="float" office:value="359250.016495959" calcext:value-type="float">
            <text:p>359250,0164959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9303</text:p>
          </table:table-cell>
          <table:table-cell office:value-type="string" calcext:value-type="string">
            <text:p>Caja de Toma E/S 6 Bases NH T00 </text:p>
          </table:table-cell>
          <table:table-cell office:value-type="string" calcext:value-type="string">
            <text:p>Genrod</text:p>
          </table:table-cell>
          <table:table-cell office:value-type="float" office:value="256317.539806315" calcext:value-type="float">
            <text:p>256317,5398063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503</text:p>
          </table:table-cell>
          <table:table-cell office:value-type="string" calcext:value-type="string">
            <text:p>Caja de Toma E/S 6 Bases NH T00 (420x520)</text:p>
          </table:table-cell>
          <table:table-cell office:value-type="string" calcext:value-type="string">
            <text:p>Genrod</text:p>
          </table:table-cell>
          <table:table-cell office:value-type="float" office:value="330738.916344216" calcext:value-type="float">
            <text:p>330738,9163442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603</text:p>
          </table:table-cell>
          <table:table-cell office:value-type="string" calcext:value-type="string">
            <text:p>Caja de Toma E/S 6 Bases NH T01</text:p>
          </table:table-cell>
          <table:table-cell office:value-type="string" calcext:value-type="string">
            <text:p>Genrod</text:p>
          </table:table-cell>
          <table:table-cell office:value-type="float" office:value="397743.83359673" calcext:value-type="float">
            <text:p>397743,833596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703</text:p>
          </table:table-cell>
          <table:table-cell office:value-type="string" calcext:value-type="string">
            <text:p>Caja Toma Country 250A EDEA</text:p>
          </table:table-cell>
          <table:table-cell office:value-type="string" calcext:value-type="string">
            <text:p>Genrod</text:p>
          </table:table-cell>
          <table:table-cell office:value-type="float" office:value="832324.975906953" calcext:value-type="float">
            <text:p>832324,9759069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803</text:p>
          </table:table-cell>
          <table:table-cell office:value-type="string" calcext:value-type="string">
            <text:p>Caja Toma Country 500A EDEA</text:p>
          </table:table-cell>
          <table:table-cell office:value-type="string" calcext:value-type="string">
            <text:p>Genrod</text:p>
          </table:table-cell>
          <table:table-cell office:value-type="float" office:value="970017.378435115" calcext:value-type="float">
            <text:p>970017,3784351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911</text:p>
          </table:table-cell>
          <table:table-cell office:value-type="string" calcext:value-type="string">
            <text:p>Caja de Toma Indirecta  </text:p>
          </table:table-cell>
          <table:table-cell office:value-type="string" calcext:value-type="string">
            <text:p>Genrod</text:p>
          </table:table-cell>
          <table:table-cell office:value-type="float" office:value="366948.765559963" calcext:value-type="float">
            <text:p>366948,7655599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811</text:p>
          </table:table-cell>
          <table:table-cell office:value-type="string" calcext:value-type="string">
            <text:p>Caja de medición Indirecta  </text:p>
          </table:table-cell>
          <table:table-cell office:value-type="string" calcext:value-type="string">
            <text:p>Genrod</text:p>
          </table:table-cell>
          <table:table-cell office:value-type="float" office:value="366948.765559963" calcext:value-type="float">
            <text:p>366948,7655599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110</text:p>
          </table:table-cell>
          <table:table-cell office:value-type="string" calcext:value-type="string">
            <text:p>Caja de Toma Indirecta</text:p>
          </table:table-cell>
          <table:table-cell office:value-type="string" calcext:value-type="string">
            <text:p>Genrod</text:p>
          </table:table-cell>
          <table:table-cell office:value-type="float" office:value="366948.765559963" calcext:value-type="float">
            <text:p>366948,7655599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210</text:p>
          </table:table-cell>
          <table:table-cell office:value-type="string" calcext:value-type="string">
            <text:p>Caja de medición Indirecta  </text:p>
          </table:table-cell>
          <table:table-cell office:value-type="string" calcext:value-type="string">
            <text:p>Genrod</text:p>
          </table:table-cell>
          <table:table-cell office:value-type="float" office:value="366948.765559963" calcext:value-type="float">
            <text:p>366948,7655599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510</text:p>
          </table:table-cell>
          <table:table-cell office:value-type="string" calcext:value-type="string">
            <text:p>Caja de Toma 500A c/6 Bases NH T03</text:p>
          </table:table-cell>
          <table:table-cell office:value-type="string" calcext:value-type="string">
            <text:p>Genrod</text:p>
          </table:table-cell>
          <table:table-cell office:value-type="float" office:value="641538.048446477" calcext:value-type="float">
            <text:p>641538,0484464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706</text:p>
          </table:table-cell>
          <table:table-cell office:value-type="string" calcext:value-type="string">
            <text:p>Caja para Acometida CALF</text:p>
          </table:table-cell>
          <table:table-cell office:value-type="string" calcext:value-type="string">
            <text:p>Genrod</text:p>
          </table:table-cell>
          <table:table-cell office:value-type="float" office:value="589212.103974299" calcext:value-type="float">
            <text:p>589212,1039742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208</text:p>
          </table:table-cell>
          <table:table-cell office:value-type="string" calcext:value-type="string">
            <text:p>Caja de ES CT 500A Barra</text:p>
          </table:table-cell>
          <table:table-cell office:value-type="string" calcext:value-type="string">
            <text:p>Genrod</text:p>
          </table:table-cell>
          <table:table-cell office:value-type="float" office:value="1026476.26730802" calcext:value-type="float">
            <text:p>1026476,267308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108</text:p>
          </table:table-cell>
          <table:table-cell office:value-type="string" calcext:value-type="string">
            <text:p>Caja Country Bases y barras</text:p>
          </table:table-cell>
          <table:table-cell office:value-type="string" calcext:value-type="string">
            <text:p>Genrod</text:p>
          </table:table-cell>
          <table:table-cell office:value-type="float" office:value="1121427.68122813" calcext:value-type="float">
            <text:p>1121427,681228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209</text:p>
          </table:table-cell>
          <table:table-cell office:value-type="string" calcext:value-type="string">
            <text:p>Caja de Toma 63 Río Negro (antes 086109)</text:p>
          </table:table-cell>
          <table:table-cell office:value-type="string" calcext:value-type="string">
            <text:p>Genrod</text:p>
          </table:table-cell>
          <table:table-cell office:value-type="float" office:value="92323.5922964417" calcext:value-type="float">
            <text:p>92323,59229644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6209</text:p>
          </table:table-cell>
          <table:table-cell office:value-type="string" calcext:value-type="string">
            <text:p>Caja de Toma con 6 bases NH00-Río Negro</text:p>
          </table:table-cell>
          <table:table-cell office:value-type="string" calcext:value-type="string">
            <text:p>Genrod</text:p>
          </table:table-cell>
          <table:table-cell office:value-type="float" office:value="163727.066666452" calcext:value-type="float">
            <text:p>163727,0666664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6309</text:p>
          </table:table-cell>
          <table:table-cell office:value-type="string" calcext:value-type="string">
            <text:p>Caja de Toma con 12 bases NH00-Río Negro</text:p>
          </table:table-cell>
          <table:table-cell office:value-type="string" calcext:value-type="string">
            <text:p>Genrod</text:p>
          </table:table-cell>
          <table:table-cell office:value-type="float" office:value="332586.624733268" calcext:value-type="float">
            <text:p>332586,624733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005</text:p>
          </table:table-cell>
          <table:table-cell office:value-type="string" calcext:value-type="string">
            <text:p>Caja de Toma 63A Sin Bases</text:p>
          </table:table-cell>
          <table:table-cell office:value-type="string" calcext:value-type="string">
            <text:p>Genrod</text:p>
          </table:table-cell>
          <table:table-cell office:value-type="float" office:value="35570.7851627674" calcext:value-type="float">
            <text:p>35570,78516276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205</text:p>
          </table:table-cell>
          <table:table-cell office:value-type="string" calcext:value-type="string">
            <text:p>Caja de Toma 63A c/Bases NH00</text:p>
          </table:table-cell>
          <table:table-cell office:value-type="string" calcext:value-type="string">
            <text:p>Genrod</text:p>
          </table:table-cell>
          <table:table-cell office:value-type="float" office:value="60209.8639546173" calcext:value-type="float">
            <text:p>60209,86395461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105</text:p>
          </table:table-cell>
          <table:table-cell office:value-type="string" calcext:value-type="string">
            <text:p>Caja de Toma 200A c/3 Bases NH T1</text:p>
          </table:table-cell>
          <table:table-cell office:value-type="string" calcext:value-type="string">
            <text:p>Genrod</text:p>
          </table:table-cell>
          <table:table-cell office:value-type="float" office:value="281774.775632406" calcext:value-type="float">
            <text:p>281774,7756324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8205</text:p>
          </table:table-cell>
          <table:table-cell office:value-type="string" calcext:value-type="string">
            <text:p>Caja de Toma 400A c/3 Bases NH T3</text:p>
          </table:table-cell>
          <table:table-cell office:value-type="string" calcext:value-type="string">
            <text:p>Genrod</text:p>
          </table:table-cell>
          <table:table-cell office:value-type="float" office:value="358762.433760866" calcext:value-type="float">
            <text:p>358762,4337608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9105</text:p>
          </table:table-cell>
          <table:table-cell office:value-type="string" calcext:value-type="string">
            <text:p>Caja de Toma 125A c/3 Bases NH T00</text:p>
          </table:table-cell>
          <table:table-cell office:value-type="string" calcext:value-type="string">
            <text:p>Genrod</text:p>
          </table:table-cell>
          <table:table-cell office:value-type="float" office:value="230449.670213433" calcext:value-type="float">
            <text:p>230449,6702134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9205</text:p>
          </table:table-cell>
          <table:table-cell office:value-type="string" calcext:value-type="string">
            <text:p>Caja de Toma para medición directa T2</text:p>
          </table:table-cell>
          <table:table-cell office:value-type="string" calcext:value-type="string">
            <text:p>Genrod</text:p>
          </table:table-cell>
          <table:table-cell office:value-type="float" office:value="300251.811669083" calcext:value-type="float">
            <text:p>300251,8116690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405</text:p>
          </table:table-cell>
          <table:table-cell office:value-type="string" calcext:value-type="string">
            <text:p>Caja de Toma 500A c/3 Bases NH T3</text:p>
          </table:table-cell>
          <table:table-cell office:value-type="string" calcext:value-type="string">
            <text:p>Genrod</text:p>
          </table:table-cell>
          <table:table-cell office:value-type="float" office:value="953363.669258042" calcext:value-type="float">
            <text:p>953363,6692580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0105</text:p>
          </table:table-cell>
          <table:table-cell office:value-type="string" calcext:value-type="string">
            <text:p>Kit de prolongacion de borne para caja de toma 125A Edemsa</text:p>
          </table:table-cell>
          <table:table-cell office:value-type="string" calcext:value-type="string">
            <text:p>Genrod</text:p>
          </table:table-cell>
          <table:table-cell office:value-type="float" office:value="24009.968336761" calcext:value-type="float">
            <text:p>24009,9683367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5107</text:p>
          </table:table-cell>
          <table:table-cell office:value-type="string" calcext:value-type="string">
            <text:p>Caja de toma 210x270-c-SBC unipolar</text:p>
          </table:table-cell>
          <table:table-cell office:value-type="string" calcext:value-type="string">
            <text:p>Genrod</text:p>
          </table:table-cell>
          <table:table-cell office:value-type="float" office:value="45478.9219083762" calcext:value-type="float">
            <text:p>45478,92190837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807</text:p>
          </table:table-cell>
          <table:table-cell office:value-type="string" calcext:value-type="string">
            <text:p>Caja toma doble suministro-6 Bases NH T1-EPE</text:p>
          </table:table-cell>
          <table:table-cell office:value-type="string" calcext:value-type="string">
            <text:p>Genrod</text:p>
          </table:table-cell>
          <table:table-cell office:value-type="float" office:value="992637.623520346" calcext:value-type="float">
            <text:p>992637,6235203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907</text:p>
          </table:table-cell>
          <table:table-cell office:value-type="string" calcext:value-type="string">
            <text:p>Caja toma doble suministro-6 Bases NH T3-EPE</text:p>
          </table:table-cell>
          <table:table-cell office:value-type="string" calcext:value-type="string">
            <text:p>Genrod</text:p>
          </table:table-cell>
          <table:table-cell office:value-type="float" office:value="1130330.02604851" calcext:value-type="float">
            <text:p>1130330,026048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307</text:p>
          </table:table-cell>
          <table:table-cell office:value-type="string" calcext:value-type="string">
            <text:p>Caja Club de Campo 250A <text:s/>EPE <text:s/></text:p>
          </table:table-cell>
          <table:table-cell office:value-type="string" calcext:value-type="string">
            <text:p>Genrod</text:p>
          </table:table-cell>
          <table:table-cell office:value-type="float" office:value="832324.975906953" calcext:value-type="float">
            <text:p>832324,9759069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507</text:p>
          </table:table-cell>
          <table:table-cell office:value-type="string" calcext:value-type="string">
            <text:p>Caja Club de Campo 500A EPE <text:s/></text:p>
          </table:table-cell>
          <table:table-cell office:value-type="string" calcext:value-type="string">
            <text:p>Genrod</text:p>
          </table:table-cell>
          <table:table-cell office:value-type="float" office:value="1018518.29401436" calcext:value-type="float">
            <text:p>1018518,294014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87303</text:p>
          </table:table-cell>
          <table:table-cell office:value-type="string" calcext:value-type="string">
            <text:p>Caja de toma 500A C/3 bases NH T3 </text:p>
          </table:table-cell>
          <table:table-cell office:value-type="string" calcext:value-type="string">
            <text:p>Genrod</text:p>
          </table:table-cell>
          <table:table-cell office:value-type="float" office:value="514944.697153755" calcext:value-type="float">
            <text:p>514944,6971537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5021</text:p>
          </table:table-cell>
          <table:table-cell office:value-type="string" calcext:value-type="string">
            <text:p>Bandeja Plástica portamedidor monofásicas</text:p>
          </table:table-cell>
          <table:table-cell office:value-type="string" calcext:value-type="string">
            <text:p>Genrod</text:p>
          </table:table-cell>
          <table:table-cell office:value-type="float" office:value="3774.94985354912" calcext:value-type="float">
            <text:p>3774,949853549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5022</text:p>
          </table:table-cell>
          <table:table-cell office:value-type="string" calcext:value-type="string">
            <text:p>Bandeja Plástica portamedidor Trifásicas</text:p>
          </table:table-cell>
          <table:table-cell office:value-type="string" calcext:value-type="string">
            <text:p>Genrod</text:p>
          </table:table-cell>
          <table:table-cell office:value-type="float" office:value="7188.60324523228" calcext:value-type="float">
            <text:p>7188,603245232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20</text:p>
          </table:table-cell>
          <table:table-cell office:value-type="string" calcext:value-type="string">
            <text:p>Gab. p/Deriv. Aérea Monof. - 2 Entrada y 6 Salidas (Edesa)</text:p>
          </table:table-cell>
          <table:table-cell office:value-type="string" calcext:value-type="string">
            <text:p>Genrod</text:p>
          </table:table-cell>
          <table:table-cell office:value-type="float" office:value="39929.3843271971" calcext:value-type="float">
            <text:p>39929,3843271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21</text:p>
          </table:table-cell>
          <table:table-cell office:value-type="string" calcext:value-type="string">
            <text:p>Gab. p/Deriv. Aérea Trif. - 2 Entrada y 12 Salidas (Edesa)</text:p>
          </table:table-cell>
          <table:table-cell office:value-type="string" calcext:value-type="string">
            <text:p>Genrod</text:p>
          </table:table-cell>
          <table:table-cell office:value-type="float" office:value="61500.2904964289" calcext:value-type="float">
            <text:p>61500,29049642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834EJE</text:p>
          </table:table-cell>
          <table:table-cell office:value-type="string" calcext:value-type="string">
            <text:p>Caja derivación aérea monofásica 6 salidas (Ejesa)</text:p>
          </table:table-cell>
          <table:table-cell office:value-type="string" calcext:value-type="string">
            <text:p>Genrod</text:p>
          </table:table-cell>
          <table:table-cell office:value-type="float" office:value="84583.7607142247" calcext:value-type="float">
            <text:p>84583,76071422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3-01</text:p>
          </table:table-cell>
          <table:table-cell office:value-type="string" calcext:value-type="string">
            <text:p>Gab. Mod. Viv. Col. 4 Monof. c/TM e ID Edesur</text:p>
          </table:table-cell>
          <table:table-cell office:value-type="string" calcext:value-type="string">
            <text:p>Genrod</text:p>
          </table:table-cell>
          <table:table-cell office:value-type="float" office:value="609177.561799273" calcext:value-type="float">
            <text:p>609177,5617992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3-01</text:p>
          </table:table-cell>
          <table:table-cell office:value-type="string" calcext:value-type="string">
            <text:p>Gab. Mod. Viv. Col. 8 Monof. c/TM e ID Edesur</text:p>
          </table:table-cell>
          <table:table-cell office:value-type="string" calcext:value-type="string">
            <text:p>Genrod</text:p>
          </table:table-cell>
          <table:table-cell office:value-type="float" office:value="1151706.93276656" calcext:value-type="float">
            <text:p>1151706,932766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3-01</text:p>
          </table:table-cell>
          <table:table-cell office:value-type="string" calcext:value-type="string">
            <text:p>Gab. Mod. Viv. Col. 12 Monof. c/TM e ID Edesur</text:p>
          </table:table-cell>
          <table:table-cell office:value-type="string" calcext:value-type="string">
            <text:p>Genrod</text:p>
          </table:table-cell>
          <table:table-cell office:value-type="float" office:value="1716000.70688898" calcext:value-type="float">
            <text:p>1716000,706888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3-01</text:p>
          </table:table-cell>
          <table:table-cell office:value-type="string" calcext:value-type="string">
            <text:p>Gab. Mod. Viv. Col. 3 Monof. c/TM e ID Edesur</text:p>
          </table:table-cell>
          <table:table-cell office:value-type="string" calcext:value-type="string">
            <text:p>Genrod</text:p>
          </table:table-cell>
          <table:table-cell office:value-type="float" office:value="491463.465851055" calcext:value-type="float">
            <text:p>491463,4658510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3-01</text:p>
          </table:table-cell>
          <table:table-cell office:value-type="string" calcext:value-type="string">
            <text:p>Gab. Mod. Viv. Col. 6 Monof. c/TM e ID Edesur</text:p>
          </table:table-cell>
          <table:table-cell office:value-type="string" calcext:value-type="string">
            <text:p>Genrod</text:p>
          </table:table-cell>
          <table:table-cell office:value-type="float" office:value="959751.079653899" calcext:value-type="float">
            <text:p>959751,0796538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3-01</text:p>
          </table:table-cell>
          <table:table-cell office:value-type="string" calcext:value-type="string">
            <text:p>Gab. Mod. Viv. Col. 9 Monof. c/TM e ID Edesur</text:p>
          </table:table-cell>
          <table:table-cell office:value-type="string" calcext:value-type="string">
            <text:p>Genrod</text:p>
          </table:table-cell>
          <table:table-cell office:value-type="float" office:value="1395632.00393087" calcext:value-type="float">
            <text:p>1395632,003930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3-01</text:p>
          </table:table-cell>
          <table:table-cell office:value-type="string" calcext:value-type="string">
            <text:p>Gab. Mod. Viv. Col. <text:s/>1 Trif. c/TM e ID (de 2 Trif c/cable p/1) Edesur</text:p>
          </table:table-cell>
          <table:table-cell office:value-type="string" calcext:value-type="string">
            <text:p>Genrod</text:p>
          </table:table-cell>
          <table:table-cell office:value-type="float" office:value="415527.970014919" calcext:value-type="float">
            <text:p>415527,9700149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3-01</text:p>
          </table:table-cell>
          <table:table-cell office:value-type="string" calcext:value-type="string">
            <text:p>Gab. Mod. Viv. Col. 2 Trif. c/TM e ID Edesur</text:p>
          </table:table-cell>
          <table:table-cell office:value-type="string" calcext:value-type="string">
            <text:p>Genrod</text:p>
          </table:table-cell>
          <table:table-cell office:value-type="float" office:value="547638.772891775" calcext:value-type="float">
            <text:p>547638,7728917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3-01</text:p>
          </table:table-cell>
          <table:table-cell office:value-type="string" calcext:value-type="string">
            <text:p>Gab. Mod. Viv. Col. 4 Trif. c/TM e ID Edesur</text:p>
          </table:table-cell>
          <table:table-cell office:value-type="string" calcext:value-type="string">
            <text:p>Genrod</text:p>
          </table:table-cell>
          <table:table-cell office:value-type="float" office:value="1081445.44233906" calcext:value-type="float">
            <text:p>1081445,442339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3-01</text:p>
          </table:table-cell>
          <table:table-cell office:value-type="string" calcext:value-type="string">
            <text:p>Gab. Mod. Viv. Col. 1 Monof.+1 Trif. c/TM e ID Edesur</text:p>
          </table:table-cell>
          <table:table-cell office:value-type="string" calcext:value-type="string">
            <text:p>Genrod</text:p>
          </table:table-cell>
          <table:table-cell office:value-type="float" office:value="513481.925021558" calcext:value-type="float">
            <text:p>513481,9250215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2-01</text:p>
          </table:table-cell>
          <table:table-cell office:value-type="string" calcext:value-type="string">
            <text:p>Gab. Mod. Viv. Col. 4 Monof.c/TM Edesur</text:p>
          </table:table-cell>
          <table:table-cell office:value-type="string" calcext:value-type="string">
            <text:p>Genrod</text:p>
          </table:table-cell>
          <table:table-cell office:value-type="float" office:value="488330.068449957" calcext:value-type="float">
            <text:p>488330,0684499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2-01</text:p>
          </table:table-cell>
          <table:table-cell office:value-type="string" calcext:value-type="string">
            <text:p>Gab. Mod. Viv. Col. 8 Monof.c/TM Edesur</text:p>
          </table:table-cell>
          <table:table-cell office:value-type="string" calcext:value-type="string">
            <text:p>Genrod</text:p>
          </table:table-cell>
          <table:table-cell office:value-type="float" office:value="837520.347247831" calcext:value-type="float">
            <text:p>837520,347247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2-01</text:p>
          </table:table-cell>
          <table:table-cell office:value-type="string" calcext:value-type="string">
            <text:p>Gab. Mod. Viv. Col. 12 Monof.c/TM Edesur</text:p>
          </table:table-cell>
          <table:table-cell office:value-type="string" calcext:value-type="string">
            <text:p>Genrod</text:p>
          </table:table-cell>
          <table:table-cell office:value-type="float" office:value="1349308.55752461" calcext:value-type="float">
            <text:p>1349308,557524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2-01</text:p>
          </table:table-cell>
          <table:table-cell office:value-type="string" calcext:value-type="string">
            <text:p>Gab. Mod. Viv. Col. 3 Monof.c/TM Edesur</text:p>
          </table:table-cell>
          <table:table-cell office:value-type="string" calcext:value-type="string">
            <text:p>Genrod</text:p>
          </table:table-cell>
          <table:table-cell office:value-type="float" office:value="369515.023223603" calcext:value-type="float">
            <text:p>369515,023223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2-01</text:p>
          </table:table-cell>
          <table:table-cell office:value-type="string" calcext:value-type="string">
            <text:p>Gab. Mod. Viv. Col. 6 Monof.c/TM Edesur</text:p>
          </table:table-cell>
          <table:table-cell office:value-type="string" calcext:value-type="string">
            <text:p>Genrod</text:p>
          </table:table-cell>
          <table:table-cell office:value-type="float" office:value="752833.940055368" calcext:value-type="float">
            <text:p>752833,9400553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2-01</text:p>
          </table:table-cell>
          <table:table-cell office:value-type="string" calcext:value-type="string">
            <text:p>Gab. Mod. Viv. Col. 9 Monof.c/TM Edesur</text:p>
          </table:table-cell>
          <table:table-cell office:value-type="string" calcext:value-type="string">
            <text:p>Genrod</text:p>
          </table:table-cell>
          <table:table-cell office:value-type="float" office:value="1044437.48684636" calcext:value-type="float">
            <text:p>1044437,486846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01</text:p>
          </table:table-cell>
          <table:table-cell office:value-type="string" calcext:value-type="string">
            <text:p>Gab. Mod. Viv. Col. <text:s/>1 Trif. c/TM (de 2 Trif c/cable p/1) Edesur</text:p>
          </table:table-cell>
          <table:table-cell office:value-type="string" calcext:value-type="string">
            <text:p>Genrod</text:p>
          </table:table-cell>
          <table:table-cell office:value-type="float" office:value="397997.889612101" calcext:value-type="float">
            <text:p>397997,8896121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01</text:p>
          </table:table-cell>
          <table:table-cell office:value-type="string" calcext:value-type="string">
            <text:p>Gab. Mod. Viv. Col. <text:s/>2 Trif. c/TM <text:s/>Edesur</text:p>
          </table:table-cell>
          <table:table-cell office:value-type="string" calcext:value-type="string">
            <text:p>Genrod</text:p>
          </table:table-cell>
          <table:table-cell office:value-type="float" office:value="429049.573844465" calcext:value-type="float">
            <text:p>429049,5738444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01</text:p>
          </table:table-cell>
          <table:table-cell office:value-type="string" calcext:value-type="string">
            <text:p>Gab. Mod. Viv. Col. <text:s/>4 Trif. c/TM <text:s/>Edesur</text:p>
          </table:table-cell>
          <table:table-cell office:value-type="string" calcext:value-type="string">
            <text:p>Genrod</text:p>
          </table:table-cell>
          <table:table-cell office:value-type="float" office:value="837435.669885014" calcext:value-type="float">
            <text:p>837435,6698850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01</text:p>
          </table:table-cell>
          <table:table-cell office:value-type="string" calcext:value-type="string">
            <text:p>Gab. Mod. Viv. Col. 1 Monof. 1 Trif. c/TM Edesur</text:p>
          </table:table-cell>
          <table:table-cell office:value-type="string" calcext:value-type="string">
            <text:p>Genrod</text:p>
          </table:table-cell>
          <table:table-cell office:value-type="float" office:value="451604.378808954" calcext:value-type="float">
            <text:p>451604,3788089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1-01</text:p>
          </table:table-cell>
          <table:table-cell office:value-type="string" calcext:value-type="string">
            <text:p>Gab. Mod. Viv. Col. 4 Monof. s/TM s/ID Edesur</text:p>
          </table:table-cell>
          <table:table-cell office:value-type="string" calcext:value-type="string">
            <text:p>Genrod</text:p>
          </table:table-cell>
          <table:table-cell office:value-type="float" office:value="469392.487095532" calcext:value-type="float">
            <text:p>469392,4870955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1-01</text:p>
          </table:table-cell>
          <table:table-cell office:value-type="string" calcext:value-type="string">
            <text:p>Gab. Mod. Viv. Col. 8 Monof. s/TM s/ID Edesur</text:p>
          </table:table-cell>
          <table:table-cell office:value-type="string" calcext:value-type="string">
            <text:p>Genrod</text:p>
          </table:table-cell>
          <table:table-cell office:value-type="float" office:value="799645.208465899" calcext:value-type="float">
            <text:p>799645,2084658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1-01</text:p>
          </table:table-cell>
          <table:table-cell office:value-type="string" calcext:value-type="string">
            <text:p>Gab. Mod. Viv. Col. 12 Monof. s/TM s/ID Edesur</text:p>
          </table:table-cell>
          <table:table-cell office:value-type="string" calcext:value-type="string">
            <text:p>Genrod</text:p>
          </table:table-cell>
          <table:table-cell office:value-type="float" office:value="1292495.81346134" calcext:value-type="float">
            <text:p>1292495,813461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1-01</text:p>
          </table:table-cell>
          <table:table-cell office:value-type="string" calcext:value-type="string">
            <text:p>Gab. Mod. Viv. Col. 3 Monof. s/TM s/ID Edesur</text:p>
          </table:table-cell>
          <table:table-cell office:value-type="string" calcext:value-type="string">
            <text:p>Genrod</text:p>
          </table:table-cell>
          <table:table-cell office:value-type="float" office:value="355311.980769292" calcext:value-type="float">
            <text:p>355311,980769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1-01</text:p>
          </table:table-cell>
          <table:table-cell office:value-type="string" calcext:value-type="string">
            <text:p>Gab. Mod. Viv. Col. 6 Monof. s/TM s/ID Edesur</text:p>
          </table:table-cell>
          <table:table-cell office:value-type="string" calcext:value-type="string">
            <text:p>Genrod</text:p>
          </table:table-cell>
          <table:table-cell office:value-type="float" office:value="724427.591950648" calcext:value-type="float">
            <text:p>724427,5919506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1-01</text:p>
          </table:table-cell>
          <table:table-cell office:value-type="string" calcext:value-type="string">
            <text:p>Gab. Mod. Viv. Col. 9 Monof. s/TM s/ID Edesur</text:p>
          </table:table-cell>
          <table:table-cell office:value-type="string" calcext:value-type="string">
            <text:p>Genrod</text:p>
          </table:table-cell>
          <table:table-cell office:value-type="float" office:value="1001828.07236041" calcext:value-type="float">
            <text:p>1001828,072360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01</text:p>
          </table:table-cell>
          <table:table-cell office:value-type="string" calcext:value-type="string">
            <text:p>Gab. Mod. Viv. Col. <text:s/>1 Trif. s/TM s/ID (de 2 Trif c/cable p/1) Edesur</text:p>
          </table:table-cell>
          <table:table-cell office:value-type="string" calcext:value-type="string">
            <text:p>Genrod</text:p>
          </table:table-cell>
          <table:table-cell office:value-type="float" office:value="388529.098934888" calcext:value-type="float">
            <text:p>388529,0989348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01</text:p>
          </table:table-cell>
          <table:table-cell office:value-type="string" calcext:value-type="string">
            <text:p>Gab. Mod. Viv. Col. <text:s/>2 Trif. s/TM s/ID Edesur</text:p>
          </table:table-cell>
          <table:table-cell office:value-type="string" calcext:value-type="string">
            <text:p>Genrod</text:p>
          </table:table-cell>
          <table:table-cell office:value-type="float" office:value="410111.99249004" calcext:value-type="float">
            <text:p>410111,992490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01</text:p>
          </table:table-cell>
          <table:table-cell office:value-type="string" calcext:value-type="string">
            <text:p>Gab. Mod. Viv. Col. <text:s/>4 Trif. s/TM s/ID Edesur</text:p>
          </table:table-cell>
          <table:table-cell office:value-type="string" calcext:value-type="string">
            <text:p>Genrod</text:p>
          </table:table-cell>
          <table:table-cell office:value-type="float" office:value="799560.507176164" calcext:value-type="float">
            <text:p>799560,5071761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01</text:p>
          </table:table-cell>
          <table:table-cell office:value-type="string" calcext:value-type="string">
            <text:p>Gab. Mod. Viv. Col. 1 Monof. 1 Trif. s/TM s/ID Edesur</text:p>
          </table:table-cell>
          <table:table-cell office:value-type="string" calcext:value-type="string">
            <text:p>Genrod</text:p>
          </table:table-cell>
          <table:table-cell office:value-type="float" office:value="437401.360281562" calcext:value-type="float">
            <text:p>437401,3602815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20-01</text:p>
          </table:table-cell>
          <table:table-cell office:value-type="string" calcext:value-type="string">
            <text:p>Gab. Mod. Viv. Col. <text:s/>1 Trif. T2 s/TM s/ID (de 2 Trif c/cable p/1) Edesur</text:p>
          </table:table-cell>
          <table:table-cell office:value-type="string" calcext:value-type="string">
            <text:p>Genrod</text:p>
          </table:table-cell>
          <table:table-cell office:value-type="float" office:value="403975.33619487" calcext:value-type="float">
            <text:p>403975,336194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20-01</text:p>
          </table:table-cell>
          <table:table-cell office:value-type="string" calcext:value-type="string">
            <text:p>Gab. Mod. Viv. Col. <text:s/>2 Trif. T2 s/TM s/ID Edesur</text:p>
          </table:table-cell>
          <table:table-cell office:value-type="string" calcext:value-type="string">
            <text:p>Genrod</text:p>
          </table:table-cell>
          <table:table-cell office:value-type="float" office:value="432429.968820122" calcext:value-type="float">
            <text:p>432429,9688201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19</text:p>
          </table:table-cell>
          <table:table-cell office:value-type="string" calcext:value-type="string">
            <text:p>KIT barras de acople para gab. Viviendas colectivas</text:p>
          </table:table-cell>
          <table:table-cell office:value-type="string" calcext:value-type="string">
            <text:p>Genrod</text:p>
          </table:table-cell>
          <table:table-cell office:value-type="float" office:value="20008.2870082025" calcext:value-type="float">
            <text:p>20008,28700820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3-09</text:p>
          </table:table-cell>
          <table:table-cell office:value-type="string" calcext:value-type="string">
            <text:p>Gab. Mod. Viv. Col. 4 Monof. c/TM e ID Edenor</text:p>
          </table:table-cell>
          <table:table-cell office:value-type="string" calcext:value-type="string">
            <text:p>Genrod</text:p>
          </table:table-cell>
          <table:table-cell office:value-type="float" office:value="576714.452600749" calcext:value-type="float">
            <text:p>576714,4526007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3-09</text:p>
          </table:table-cell>
          <table:table-cell office:value-type="string" calcext:value-type="string">
            <text:p>Gab. Mod. Viv. Col. 8 Monof. c/TM e ID Edenor</text:p>
          </table:table-cell>
          <table:table-cell office:value-type="string" calcext:value-type="string">
            <text:p>Genrod</text:p>
          </table:table-cell>
          <table:table-cell office:value-type="float" office:value="1091607.80258847" calcext:value-type="float">
            <text:p>1091607,802588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3-09</text:p>
          </table:table-cell>
          <table:table-cell office:value-type="string" calcext:value-type="string">
            <text:p>Gab. Mod. Viv. Col. 12 Monof. c/TM e ID Edenor</text:p>
          </table:table-cell>
          <table:table-cell office:value-type="string" calcext:value-type="string">
            <text:p>Genrod</text:p>
          </table:table-cell>
          <table:table-cell office:value-type="float" office:value="1633883.11754038" calcext:value-type="float">
            <text:p>1633883,117540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3-09</text:p>
          </table:table-cell>
          <table:table-cell office:value-type="string" calcext:value-type="string">
            <text:p>Gab. Mod. Viv. Col. 3 Monof. c/TM e ID Edenor</text:p>
          </table:table-cell>
          <table:table-cell office:value-type="string" calcext:value-type="string">
            <text:p>Genrod</text:p>
          </table:table-cell>
          <table:table-cell office:value-type="float" office:value="467186.688451627" calcext:value-type="float">
            <text:p>467186,6884516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3-09</text:p>
          </table:table-cell>
          <table:table-cell office:value-type="string" calcext:value-type="string">
            <text:p>Gab. Mod. Viv. Col. 6 Monof. c/TM e ID Edenor</text:p>
          </table:table-cell>
          <table:table-cell office:value-type="string" calcext:value-type="string">
            <text:p>Genrod</text:p>
          </table:table-cell>
          <table:table-cell office:value-type="float" office:value="896829.075616568" calcext:value-type="float">
            <text:p>896829,0756165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3-09</text:p>
          </table:table-cell>
          <table:table-cell office:value-type="string" calcext:value-type="string">
            <text:p>Gab. Mod. Viv. Col. 9 Monof. c/TM e ID Edenor</text:p>
          </table:table-cell>
          <table:table-cell office:value-type="string" calcext:value-type="string">
            <text:p>Genrod</text:p>
          </table:table-cell>
          <table:table-cell office:value-type="float" office:value="1326471.43885459" calcext:value-type="float">
            <text:p>1326471,438854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3-09</text:p>
          </table:table-cell>
          <table:table-cell office:value-type="string" calcext:value-type="string">
            <text:p>Gab. Mod. Viv. Col. <text:s/>1 Trif. c/TM e ID Edenor</text:p>
          </table:table-cell>
          <table:table-cell office:value-type="string" calcext:value-type="string">
            <text:p>Genrod</text:p>
          </table:table-cell>
          <table:table-cell office:value-type="float" office:value="261680.997746174" calcext:value-type="float">
            <text:p>261680,9977461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3L-09</text:p>
          </table:table-cell>
          <table:table-cell office:value-type="string" calcext:value-type="string">
            <text:p>Gab. Mod. Viv. Col. <text:s/>1 Trif. c/TM e ID (de 2 Trif c/cable p/1) Edenor</text:p>
          </table:table-cell>
          <table:table-cell office:value-type="string" calcext:value-type="string">
            <text:p>Genrod</text:p>
          </table:table-cell>
          <table:table-cell office:value-type="float" office:value="373975.192154961" calcext:value-type="float">
            <text:p>373975,1921549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3-09</text:p>
          </table:table-cell>
          <table:table-cell office:value-type="string" calcext:value-type="string">
            <text:p>Gab. Mod. Viv. Col. <text:s/>2 Trif. c/TM e ID Edenor</text:p>
          </table:table-cell>
          <table:table-cell office:value-type="string" calcext:value-type="string">
            <text:p>Genrod</text:p>
          </table:table-cell>
          <table:table-cell office:value-type="float" office:value="548767.932006238" calcext:value-type="float">
            <text:p>548767,9320062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3-09</text:p>
          </table:table-cell>
          <table:table-cell office:value-type="string" calcext:value-type="string">
            <text:p>Gab. Mod. Viv. Col. <text:s/>4 Trif. c/TM e ID Edenor</text:p>
          </table:table-cell>
          <table:table-cell office:value-type="string" calcext:value-type="string">
            <text:p>Genrod</text:p>
          </table:table-cell>
          <table:table-cell office:value-type="float" office:value="1083421.44686245" calcext:value-type="float">
            <text:p>1083421,446862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3-09</text:p>
          </table:table-cell>
          <table:table-cell office:value-type="string" calcext:value-type="string">
            <text:p>Gab. Mod. Viv. Col. 1 Monof. 1 Trif. c/TM e ID Edenor</text:p>
          </table:table-cell>
          <table:table-cell office:value-type="string" calcext:value-type="string">
            <text:p>Genrod</text:p>
          </table:table-cell>
          <table:table-cell office:value-type="float" office:value="468315.847566089" calcext:value-type="float">
            <text:p>468315,8475660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2-09</text:p>
          </table:table-cell>
          <table:table-cell office:value-type="string" calcext:value-type="string">
            <text:p>Gab. Mod. Viv. Col. 4 Monof.c/TM Edenor</text:p>
          </table:table-cell>
          <table:table-cell office:value-type="string" calcext:value-type="string">
            <text:p>Genrod</text:p>
          </table:table-cell>
          <table:table-cell office:value-type="float" office:value="442909.911052199" calcext:value-type="float">
            <text:p>442909,9110521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2-09</text:p>
          </table:table-cell>
          <table:table-cell office:value-type="string" calcext:value-type="string">
            <text:p>Gab. Mod. Viv. Col. 8 Monof.c/TM Edenor</text:p>
          </table:table-cell>
          <table:table-cell office:value-type="string" calcext:value-type="string">
            <text:p>Genrod</text:p>
          </table:table-cell>
          <table:table-cell office:value-type="float" office:value="827668.510540287" calcext:value-type="float">
            <text:p>827668,5105402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2-09</text:p>
          </table:table-cell>
          <table:table-cell office:value-type="string" calcext:value-type="string">
            <text:p>Gab. Mod. Viv. Col. 12 Monof.c/TM Edenor</text:p>
          </table:table-cell>
          <table:table-cell office:value-type="string" calcext:value-type="string">
            <text:p>Genrod</text:p>
          </table:table-cell>
          <table:table-cell office:value-type="float" office:value="1227670.63843902" calcext:value-type="float">
            <text:p>1227670,638439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2-09</text:p>
          </table:table-cell>
          <table:table-cell office:value-type="string" calcext:value-type="string">
            <text:p>Gab. Mod. Viv. Col. 3 Monof.c/TM Edenor</text:p>
          </table:table-cell>
          <table:table-cell office:value-type="string" calcext:value-type="string">
            <text:p>Genrod</text:p>
          </table:table-cell>
          <table:table-cell office:value-type="float" office:value="369515.023223603" calcext:value-type="float">
            <text:p>369515,023223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2-09</text:p>
          </table:table-cell>
          <table:table-cell office:value-type="string" calcext:value-type="string">
            <text:p>Gab. Mod. Viv. Col. 6 Monof.c/TM Edenor</text:p>
          </table:table-cell>
          <table:table-cell office:value-type="string" calcext:value-type="string">
            <text:p>Genrod</text:p>
          </table:table-cell>
          <table:table-cell office:value-type="float" office:value="700356.609972976" calcext:value-type="float">
            <text:p>700356,6099729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2-09</text:p>
          </table:table-cell>
          <table:table-cell office:value-type="string" calcext:value-type="string">
            <text:p>Gab. Mod. Viv. Col. 9 Monof.c/TM Edenor</text:p>
          </table:table-cell>
          <table:table-cell office:value-type="string" calcext:value-type="string">
            <text:p>Genrod</text:p>
          </table:table-cell>
          <table:table-cell office:value-type="float" office:value="1025834.69092865" calcext:value-type="float">
            <text:p>1025834,69092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09</text:p>
          </table:table-cell>
          <table:table-cell office:value-type="string" calcext:value-type="string">
            <text:p>Gab. Mod. Viv. Col. <text:s/>1 Trif. c/TM Edenor</text:p>
          </table:table-cell>
          <table:table-cell office:value-type="string" calcext:value-type="string">
            <text:p>Genrod</text:p>
          </table:table-cell>
          <table:table-cell office:value-type="float" office:value="200706.788395907" calcext:value-type="float">
            <text:p>200706,7883959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L-09</text:p>
          </table:table-cell>
          <table:table-cell office:value-type="string" calcext:value-type="string">
            <text:p>Gab. Mod. Viv. Col. <text:s/>1 Trif. c/TM <text:s/>(de 2 Trif c/cable p/1) Edenor</text:p>
          </table:table-cell>
          <table:table-cell office:value-type="string" calcext:value-type="string">
            <text:p>Genrod</text:p>
          </table:table-cell>
          <table:table-cell office:value-type="float" office:value="358195.270096491" calcext:value-type="float">
            <text:p>358195,2700964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09</text:p>
          </table:table-cell>
          <table:table-cell office:value-type="string" calcext:value-type="string">
            <text:p>Gab. Mod. Viv. Col. <text:s/>2 Trif. c/TM Edenor</text:p>
          </table:table-cell>
          <table:table-cell office:value-type="string" calcext:value-type="string">
            <text:p>Genrod</text:p>
          </table:table-cell>
          <table:table-cell office:value-type="float" office:value="429924.676943557" calcext:value-type="float">
            <text:p>429924,6769435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09</text:p>
          </table:table-cell>
          <table:table-cell office:value-type="string" calcext:value-type="string">
            <text:p>Gab. Mod. Viv. Col. <text:s/>4 Trif. c/TM Edenor</text:p>
          </table:table-cell>
          <table:table-cell office:value-type="string" calcext:value-type="string">
            <text:p>Genrod</text:p>
          </table:table-cell>
          <table:table-cell office:value-type="float" office:value="838960.029904154" calcext:value-type="float">
            <text:p>838960,0299041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09</text:p>
          </table:table-cell>
          <table:table-cell office:value-type="string" calcext:value-type="string">
            <text:p>Gab. Mod. Viv. Col. 1 Monof. 1 Trif. c/TM Edenor</text:p>
          </table:table-cell>
          <table:table-cell office:value-type="string" calcext:value-type="string">
            <text:p>Genrod</text:p>
          </table:table-cell>
          <table:table-cell office:value-type="float" office:value="376289.953983458" calcext:value-type="float">
            <text:p>376289,953983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1-09</text:p>
          </table:table-cell>
          <table:table-cell office:value-type="string" calcext:value-type="string">
            <text:p>Gab. Mod. Viv. Col. 4 Monof. s/TM s/ID Edenor</text:p>
          </table:table-cell>
          <table:table-cell office:value-type="string" calcext:value-type="string">
            <text:p>Genrod</text:p>
          </table:table-cell>
          <table:table-cell office:value-type="float" office:value="423972.353624692" calcext:value-type="float">
            <text:p>423972,3536246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1-09</text:p>
          </table:table-cell>
          <table:table-cell office:value-type="string" calcext:value-type="string">
            <text:p>Gab. Mod. Viv. Col. 8 Monof. s/TM s/ID Edenor</text:p>
          </table:table-cell>
          <table:table-cell office:value-type="string" calcext:value-type="string">
            <text:p>Genrod</text:p>
          </table:table-cell>
          <table:table-cell office:value-type="float" office:value="789793.347831437" calcext:value-type="float">
            <text:p>789793,3478314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1-09</text:p>
          </table:table-cell>
          <table:table-cell office:value-type="string" calcext:value-type="string">
            <text:p>Gab. Mod. Viv. Col. 12 Monof. s/TM s/ID Edenor</text:p>
          </table:table-cell>
          <table:table-cell office:value-type="string" calcext:value-type="string">
            <text:p>Genrod</text:p>
          </table:table-cell>
          <table:table-cell office:value-type="float" office:value="1170857.91830267" calcext:value-type="float">
            <text:p>1170857,918302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1-09</text:p>
          </table:table-cell>
          <table:table-cell office:value-type="string" calcext:value-type="string">
            <text:p>Gab. Mod. Viv. Col. 3 Monof. s/TM s/ID Edenor</text:p>
          </table:table-cell>
          <table:table-cell office:value-type="string" calcext:value-type="string">
            <text:p>Genrod</text:p>
          </table:table-cell>
          <table:table-cell office:value-type="float" office:value="355311.980769292" calcext:value-type="float">
            <text:p>355311,980769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1-09</text:p>
          </table:table-cell>
          <table:table-cell office:value-type="string" calcext:value-type="string">
            <text:p>Gab. Mod. Viv. Col. 6 Monof. s/TM s/ID Edenor</text:p>
          </table:table-cell>
          <table:table-cell office:value-type="string" calcext:value-type="string">
            <text:p>Genrod</text:p>
          </table:table-cell>
          <table:table-cell office:value-type="float" office:value="671950.237941338" calcext:value-type="float">
            <text:p>671950,2379413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1-09</text:p>
          </table:table-cell>
          <table:table-cell office:value-type="string" calcext:value-type="string">
            <text:p>Gab. Mod. Viv. Col. 9 Monof. s/TM s/ID Edenor</text:p>
          </table:table-cell>
          <table:table-cell office:value-type="string" calcext:value-type="string">
            <text:p>Genrod</text:p>
          </table:table-cell>
          <table:table-cell office:value-type="float" office:value="983225.300369624" calcext:value-type="float">
            <text:p>983225,3003696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09</text:p>
          </table:table-cell>
          <table:table-cell office:value-type="string" calcext:value-type="string">
            <text:p>Gab. Mod. Viv. Col. <text:s/>1 Trif. s/TM s/ID Edenor</text:p>
          </table:table-cell>
          <table:table-cell office:value-type="string" calcext:value-type="string">
            <text:p>Genrod</text:p>
          </table:table-cell>
          <table:table-cell office:value-type="float" office:value="191237.997718694" calcext:value-type="float">
            <text:p>191237,9977186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L-09</text:p>
          </table:table-cell>
          <table:table-cell office:value-type="string" calcext:value-type="string">
            <text:p>Gab. Mod. Viv. Col. <text:s/>1 Trif. s/TM s/ID <text:s/>(de 2 Trif c/cable p/1) Edenor</text:p>
          </table:table-cell>
          <table:table-cell office:value-type="string" calcext:value-type="string">
            <text:p>Genrod</text:p>
          </table:table-cell>
          <table:table-cell office:value-type="float" office:value="349670.180992288" calcext:value-type="float">
            <text:p>349670,1809922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09</text:p>
          </table:table-cell>
          <table:table-cell office:value-type="string" calcext:value-type="string">
            <text:p>Gab. Mod. Viv. Col. <text:s/>2 Trif. s/TM s/ID Edenor</text:p>
          </table:table-cell>
          <table:table-cell office:value-type="string" calcext:value-type="string">
            <text:p>Genrod</text:p>
          </table:table-cell>
          <table:table-cell office:value-type="float" office:value="410987.095589132" calcext:value-type="float">
            <text:p>410987,0955891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09</text:p>
          </table:table-cell>
          <table:table-cell office:value-type="string" calcext:value-type="string">
            <text:p>Gab. Mod. Viv. Col. <text:s/>4 Trif. s/TM s/ID Edenor</text:p>
          </table:table-cell>
          <table:table-cell office:value-type="string" calcext:value-type="string">
            <text:p>Genrod</text:p>
          </table:table-cell>
          <table:table-cell office:value-type="float" office:value="801084.867195304" calcext:value-type="float">
            <text:p>801084,8671953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09</text:p>
          </table:table-cell>
          <table:table-cell office:value-type="string" calcext:value-type="string">
            <text:p>Gab. Mod. Viv. Col. 1 Monof. 1 Trif.s/TM s/ID Edenor</text:p>
          </table:table-cell>
          <table:table-cell office:value-type="string" calcext:value-type="string">
            <text:p>Genrod</text:p>
          </table:table-cell>
          <table:table-cell office:value-type="float" office:value="362086.911529147" calcext:value-type="float">
            <text:p>362086,9115291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20-09</text:p>
          </table:table-cell>
          <table:table-cell office:value-type="string" calcext:value-type="string">
            <text:p>Gab. Mod. Viv. Col. <text:s/>1 Trif. T2 s/TM s/ID (de 2 Trif c/cable p/1) Edenor</text:p>
          </table:table-cell>
          <table:table-cell office:value-type="string" calcext:value-type="string">
            <text:p>Genrod</text:p>
          </table:table-cell>
          <table:table-cell office:value-type="float" office:value="380112.111646229" calcext:value-type="float">
            <text:p>380112,1116462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20-09</text:p>
          </table:table-cell>
          <table:table-cell office:value-type="string" calcext:value-type="string">
            <text:p>Gab. Mod. Viv. Col. <text:s/>2 Trif. T2 s/TM s/ID Edenor</text:p>
          </table:table-cell>
          <table:table-cell office:value-type="string" calcext:value-type="string">
            <text:p>Genrod</text:p>
          </table:table-cell>
          <table:table-cell office:value-type="float" office:value="433305.071919214" calcext:value-type="float">
            <text:p>433305,0719192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3-02</text:p>
          </table:table-cell>
          <table:table-cell office:value-type="string" calcext:value-type="string">
            <text:p>Gab. Mod. Viv. Col. 4 Mono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576714.452600749" calcext:value-type="float">
            <text:p>576714,4526007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3-02</text:p>
          </table:table-cell>
          <table:table-cell office:value-type="string" calcext:value-type="string">
            <text:p>Gab. Mod. Viv. Col. 8 Mono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1091607.80258847" calcext:value-type="float">
            <text:p>1091607,802588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3-02</text:p>
          </table:table-cell>
          <table:table-cell office:value-type="string" calcext:value-type="string">
            <text:p>Gab. Mod. Viv. Col. 12 Mono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1633883.11754038" calcext:value-type="float">
            <text:p>1633883,117540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3-02</text:p>
          </table:table-cell>
          <table:table-cell office:value-type="string" calcext:value-type="string">
            <text:p>Gab. Mod. Viv. Col. 3 Mono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467186.688451627" calcext:value-type="float">
            <text:p>467186,6884516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3-02</text:p>
          </table:table-cell>
          <table:table-cell office:value-type="string" calcext:value-type="string">
            <text:p>Gab. Mod. Viv. Col. 6 Mono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896829.075616568" calcext:value-type="float">
            <text:p>896829,0756165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3-02</text:p>
          </table:table-cell>
          <table:table-cell office:value-type="string" calcext:value-type="string">
            <text:p>Gab. Mod. Viv. Col. 9 Mono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1326471.43885459" calcext:value-type="float">
            <text:p>1326471,438854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3-02</text:p>
          </table:table-cell>
          <table:table-cell office:value-type="string" calcext:value-type="string">
            <text:p>Gab. Mod. Viv. Col. <text:s/>1 Tri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261680.997746174" calcext:value-type="float">
            <text:p>261680,9977461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3L-02</text:p>
          </table:table-cell>
          <table:table-cell office:value-type="string" calcext:value-type="string">
            <text:p>Gab. Mod. Viv. Col. <text:s/>1 Trif. c/TM e ID (de 2 Trif c/cable p/1)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373975.192154961" calcext:value-type="float">
            <text:p>373975,1921549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3-02</text:p>
          </table:table-cell>
          <table:table-cell office:value-type="string" calcext:value-type="string">
            <text:p>Gab. Mod. Viv. Col. <text:s/>2 Tri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548767.932006238" calcext:value-type="float">
            <text:p>548767,9320062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3-02</text:p>
          </table:table-cell>
          <table:table-cell office:value-type="string" calcext:value-type="string">
            <text:p>Gab. Mod. Viv. Col. <text:s/>4 Tri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1083421.44686245" calcext:value-type="float">
            <text:p>1083421,446862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3-02</text:p>
          </table:table-cell>
          <table:table-cell office:value-type="string" calcext:value-type="string">
            <text:p>Gab. Mod. Viv. Col. 1 Monof. 1 Trif. c/TM e 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468315.847566089" calcext:value-type="float">
            <text:p>468315,8475660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2-02</text:p>
          </table:table-cell>
          <table:table-cell office:value-type="string" calcext:value-type="string">
            <text:p>Gab. Mod. Viv. Col. 4 Monof.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442909.911052199" calcext:value-type="float">
            <text:p>442909,9110521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2-02</text:p>
          </table:table-cell>
          <table:table-cell office:value-type="string" calcext:value-type="string">
            <text:p>Gab. Mod. Viv. Col. 8 Monof.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827668.510540287" calcext:value-type="float">
            <text:p>827668,5105402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2-02</text:p>
          </table:table-cell>
          <table:table-cell office:value-type="string" calcext:value-type="string">
            <text:p>Gab. Mod. Viv. Col. 12 Monof.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1227670.63843902" calcext:value-type="float">
            <text:p>1227670,638439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2-02</text:p>
          </table:table-cell>
          <table:table-cell office:value-type="string" calcext:value-type="string">
            <text:p>Gab. Mod. Viv. Col. 3 Monof.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369515.023223603" calcext:value-type="float">
            <text:p>369515,023223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2-02</text:p>
          </table:table-cell>
          <table:table-cell office:value-type="string" calcext:value-type="string">
            <text:p>Gab. Mod. Viv. Col. 6 Monof.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700356.609972976" calcext:value-type="float">
            <text:p>700356,6099729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2-02</text:p>
          </table:table-cell>
          <table:table-cell office:value-type="string" calcext:value-type="string">
            <text:p>Gab. Mod. Viv. Col. 9 Monof.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1025834.69092865" calcext:value-type="float">
            <text:p>1025834,69092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02</text:p>
          </table:table-cell>
          <table:table-cell office:value-type="string" calcext:value-type="string">
            <text:p>Gab. Mod. Viv. Col. <text:s/>1 Trif. 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200706.788395907" calcext:value-type="float">
            <text:p>200706,7883959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L-02</text:p>
          </table:table-cell>
          <table:table-cell office:value-type="string" calcext:value-type="string">
            <text:p>Gab. Mod. Viv. Col. <text:s/>1 Trif. c/TM <text:s/>(de 2 Trif c/cable p/1)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358195.270096491" calcext:value-type="float">
            <text:p>358195,2700964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02</text:p>
          </table:table-cell>
          <table:table-cell office:value-type="string" calcext:value-type="string">
            <text:p>Gab. Mod. Viv. Col. <text:s/>2 Trif. 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429924.676943557" calcext:value-type="float">
            <text:p>429924,6769435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02</text:p>
          </table:table-cell>
          <table:table-cell office:value-type="string" calcext:value-type="string">
            <text:p>Gab. Mod. Viv. Col. <text:s/>4 Trif. 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838960.029904154" calcext:value-type="float">
            <text:p>838960,0299041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02</text:p>
          </table:table-cell>
          <table:table-cell office:value-type="string" calcext:value-type="string">
            <text:p>Gab. Mod. Viv. Col. 1 Monof. 1 Trif. c/TM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376289.953983458" calcext:value-type="float">
            <text:p>376289,953983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1-02</text:p>
          </table:table-cell>
          <table:table-cell office:value-type="string" calcext:value-type="string">
            <text:p>Gab. Mod. Viv. Col. 4 Mono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423972.353624692" calcext:value-type="float">
            <text:p>423972,3536246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1-02</text:p>
          </table:table-cell>
          <table:table-cell office:value-type="string" calcext:value-type="string">
            <text:p>Gab. Mod. Viv. Col. 8 Mono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789793.347831437" calcext:value-type="float">
            <text:p>789793,3478314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1-02</text:p>
          </table:table-cell>
          <table:table-cell office:value-type="string" calcext:value-type="string">
            <text:p>Gab. Mod. Viv. Col. 12 Mono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1170857.91830267" calcext:value-type="float">
            <text:p>1170857,918302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1-02</text:p>
          </table:table-cell>
          <table:table-cell office:value-type="string" calcext:value-type="string">
            <text:p>Gab. Mod. Viv. Col. 3 Mono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355311.980769292" calcext:value-type="float">
            <text:p>355311,980769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1-02</text:p>
          </table:table-cell>
          <table:table-cell office:value-type="string" calcext:value-type="string">
            <text:p>Gab. Mod. Viv. Col. 6 Mono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671950.237941338" calcext:value-type="float">
            <text:p>671950,2379413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1-02</text:p>
          </table:table-cell>
          <table:table-cell office:value-type="string" calcext:value-type="string">
            <text:p>Gab. Mod. Viv. Col. 9 Mono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983225.300369624" calcext:value-type="float">
            <text:p>983225,3003696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02</text:p>
          </table:table-cell>
          <table:table-cell office:value-type="string" calcext:value-type="string">
            <text:p>Gab. Mod. Viv. Col. <text:s/>1 Tri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191237.997718694" calcext:value-type="float">
            <text:p>191237,9977186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L-02</text:p>
          </table:table-cell>
          <table:table-cell office:value-type="string" calcext:value-type="string">
            <text:p>Gab. Mod. Viv. Col. <text:s/>1 Trif. s/TM s/ID <text:s/>(de 2 Trif c/cable p/1)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349670.180992288" calcext:value-type="float">
            <text:p>349670,1809922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02</text:p>
          </table:table-cell>
          <table:table-cell office:value-type="string" calcext:value-type="string">
            <text:p>Gab. Mod. Viv. Col. <text:s/>2 Tri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410987.095589132" calcext:value-type="float">
            <text:p>410987,0955891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02</text:p>
          </table:table-cell>
          <table:table-cell office:value-type="string" calcext:value-type="string">
            <text:p>Gab. Mod. Viv. Col. <text:s/>4 Trif.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801084.867195304" calcext:value-type="float">
            <text:p>801084,8671953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02</text:p>
          </table:table-cell>
          <table:table-cell office:value-type="string" calcext:value-type="string">
            <text:p>Gab. Mod. Viv. Col. 1 Monof. 1 Trif.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362086.911529147" calcext:value-type="float">
            <text:p>362086,9115291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20-02</text:p>
          </table:table-cell>
          <table:table-cell office:value-type="string" calcext:value-type="string">
            <text:p>Gab. Mod. Viv. Col. <text:s/>1 Trif. T2 s/TM s/ID (de 2 Trif c/cable p/1)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380112.111646229" calcext:value-type="float">
            <text:p>380112,1116462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20-02</text:p>
          </table:table-cell>
          <table:table-cell office:value-type="string" calcext:value-type="string">
            <text:p>Gab. Mod. Viv. Col. <text:s/>2 Trif. T2 s/TM s/ID - Otras distribuidores</text:p>
          </table:table-cell>
          <table:table-cell office:value-type="string" calcext:value-type="string">
            <text:p>Genrod</text:p>
          </table:table-cell>
          <table:table-cell office:value-type="float" office:value="433305.071919214" calcext:value-type="float">
            <text:p>433305,0719192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04</text:p>
          </table:table-cell>
          <table:table-cell office:value-type="string" calcext:value-type="string">
            <text:p>Gab. Mod. Viv. Col. <text:s/>1 Trif. c/TM Oceba</text:p>
          </table:table-cell>
          <table:table-cell office:value-type="string" calcext:value-type="string">
            <text:p>Genrod</text:p>
          </table:table-cell>
          <table:table-cell office:value-type="float" office:value="223035.771108271" calcext:value-type="float">
            <text:p>223035,7711082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L-04</text:p>
          </table:table-cell>
          <table:table-cell office:value-type="string" calcext:value-type="string">
            <text:p>Gab. Mod. Viv. Col. <text:s/>1 Trif. c/TM (de 2 Trif c/cable p/1) Oceba</text:p>
          </table:table-cell>
          <table:table-cell office:value-type="string" calcext:value-type="string">
            <text:p>Genrod</text:p>
          </table:table-cell>
          <table:table-cell office:value-type="float" office:value="380524.252808855" calcext:value-type="float">
            <text:p>380524,2528088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04</text:p>
          </table:table-cell>
          <table:table-cell office:value-type="string" calcext:value-type="string">
            <text:p>Gab. Mod. Viv. Col. <text:s/>2 Trif. c/TM Oceba</text:p>
          </table:table-cell>
          <table:table-cell office:value-type="string" calcext:value-type="string">
            <text:p>Genrod</text:p>
          </table:table-cell>
          <table:table-cell office:value-type="float" office:value="474582.642368285" calcext:value-type="float">
            <text:p>474582,6423682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04</text:p>
          </table:table-cell>
          <table:table-cell office:value-type="string" calcext:value-type="string">
            <text:p>Gab. Mod. Viv. Col. <text:s/>4 Trif. c/TM Oceba</text:p>
          </table:table-cell>
          <table:table-cell office:value-type="string" calcext:value-type="string">
            <text:p>Genrod</text:p>
          </table:table-cell>
          <table:table-cell office:value-type="float" office:value="928275.960753611" calcext:value-type="float">
            <text:p>928275,9607536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04</text:p>
          </table:table-cell>
          <table:table-cell office:value-type="string" calcext:value-type="string">
            <text:p>Gab. Mod. Viv. Col. 1 Monof. 1 Trif. c/TM Oceba</text:p>
          </table:table-cell>
          <table:table-cell office:value-type="string" calcext:value-type="string">
            <text:p>Genrod</text:p>
          </table:table-cell>
          <table:table-cell office:value-type="float" office:value="398618.936695822" calcext:value-type="float">
            <text:p>398618,9366958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04</text:p>
          </table:table-cell>
          <table:table-cell office:value-type="string" calcext:value-type="string">
            <text:p>Gab. Mod. Viv. Col. <text:s/>1 Trif. s/TM s/ID Oceba</text:p>
          </table:table-cell>
          <table:table-cell office:value-type="string" calcext:value-type="string">
            <text:p>Genrod</text:p>
          </table:table-cell>
          <table:table-cell office:value-type="float" office:value="213566.932577223" calcext:value-type="float">
            <text:p>213566,9325772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L-04</text:p>
          </table:table-cell>
          <table:table-cell office:value-type="string" calcext:value-type="string">
            <text:p>Gab. Mod. Viv. Col. <text:s/>1 Trif. s/TM s/ID(de 2 Trif c/cable p/1) Oceba</text:p>
          </table:table-cell>
          <table:table-cell office:value-type="string" calcext:value-type="string">
            <text:p>Genrod</text:p>
          </table:table-cell>
          <table:table-cell office:value-type="float" office:value="371999.163704652" calcext:value-type="float">
            <text:p>371999,1637046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04</text:p>
          </table:table-cell>
          <table:table-cell office:value-type="string" calcext:value-type="string">
            <text:p>Gab. Mod. Viv. Col. <text:s/>2 Trif. s/TM s/ID Oceba</text:p>
          </table:table-cell>
          <table:table-cell office:value-type="string" calcext:value-type="string">
            <text:p>Genrod</text:p>
          </table:table-cell>
          <table:table-cell office:value-type="float" office:value="455645.013160024" calcext:value-type="float">
            <text:p>455645,0131600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04</text:p>
          </table:table-cell>
          <table:table-cell office:value-type="string" calcext:value-type="string">
            <text:p>Gab. Mod. Viv. Col. <text:s/>4 Trif. s/TM s/ID Oceba</text:p>
          </table:table-cell>
          <table:table-cell office:value-type="string" calcext:value-type="string">
            <text:p>Genrod</text:p>
          </table:table-cell>
          <table:table-cell office:value-type="float" office:value="890400.798044761" calcext:value-type="float">
            <text:p>890400,7980447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04</text:p>
          </table:table-cell>
          <table:table-cell office:value-type="string" calcext:value-type="string">
            <text:p>Gab. Mod. Viv. Col. 1 Monof. 1 Trif. s/TM s/ID Oceba</text:p>
          </table:table-cell>
          <table:table-cell office:value-type="string" calcext:value-type="string">
            <text:p>Genrod</text:p>
          </table:table-cell>
          <table:table-cell office:value-type="float" office:value="384415.870314593" calcext:value-type="float">
            <text:p>384415,8703145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2-08</text:p>
          </table:table-cell>
          <table:table-cell office:value-type="string" calcext:value-type="string">
            <text:p>Gab. Mod. Med. Col.4 Monof.c/TM epec</text:p>
          </table:table-cell>
          <table:table-cell office:value-type="string" calcext:value-type="string">
            <text:p>Genrod</text:p>
          </table:table-cell>
          <table:table-cell office:value-type="float" office:value="442909.911052199" calcext:value-type="float">
            <text:p>442909,9110521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2-08</text:p>
          </table:table-cell>
          <table:table-cell office:value-type="string" calcext:value-type="string">
            <text:p>Gab. Mod. Med. Col.8 Monof.c/TM epec</text:p>
          </table:table-cell>
          <table:table-cell office:value-type="string" calcext:value-type="string">
            <text:p>Genrod</text:p>
          </table:table-cell>
          <table:table-cell office:value-type="float" office:value="827668.510540287" calcext:value-type="float">
            <text:p>827668,5105402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2-08</text:p>
          </table:table-cell>
          <table:table-cell office:value-type="string" calcext:value-type="string">
            <text:p>Gab. Mod. Med. Col.12 Monof.c/TM epec</text:p>
          </table:table-cell>
          <table:table-cell office:value-type="string" calcext:value-type="string">
            <text:p>Genrod</text:p>
          </table:table-cell>
          <table:table-cell office:value-type="float" office:value="1227670.63843902" calcext:value-type="float">
            <text:p>1227670,638439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2-08</text:p>
          </table:table-cell>
          <table:table-cell office:value-type="string" calcext:value-type="string">
            <text:p>Gab. Mod. Med. Col.3 Monof.c/TM epec</text:p>
          </table:table-cell>
          <table:table-cell office:value-type="string" calcext:value-type="string">
            <text:p>Genrod</text:p>
          </table:table-cell>
          <table:table-cell office:value-type="float" office:value="369515.023223603" calcext:value-type="float">
            <text:p>369515,023223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2-08</text:p>
          </table:table-cell>
          <table:table-cell office:value-type="string" calcext:value-type="string">
            <text:p>Gab. Mod. Med. Col.6 Monof.c/TM epec</text:p>
          </table:table-cell>
          <table:table-cell office:value-type="string" calcext:value-type="string">
            <text:p>Genrod</text:p>
          </table:table-cell>
          <table:table-cell office:value-type="float" office:value="700356.609972976" calcext:value-type="float">
            <text:p>700356,6099729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2-08</text:p>
          </table:table-cell>
          <table:table-cell office:value-type="string" calcext:value-type="string">
            <text:p>Gab. Mod. Med. Col.9 Monof.c/TM epec</text:p>
          </table:table-cell>
          <table:table-cell office:value-type="string" calcext:value-type="string">
            <text:p>Genrod</text:p>
          </table:table-cell>
          <table:table-cell office:value-type="float" office:value="1025834.69092865" calcext:value-type="float">
            <text:p>1025834,69092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08</text:p>
          </table:table-cell>
          <table:table-cell office:value-type="string" calcext:value-type="string">
            <text:p>Gab. Mod. Med. Col. 1 Trif. c/TM <text:s text:c="2"/>epec</text:p>
          </table:table-cell>
          <table:table-cell office:value-type="string" calcext:value-type="string">
            <text:p>Genrod</text:p>
          </table:table-cell>
          <table:table-cell office:value-type="float" office:value="200706.788395907" calcext:value-type="float">
            <text:p>200706,7883959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L-08</text:p>
          </table:table-cell>
          <table:table-cell office:value-type="string" calcext:value-type="string">
            <text:p>Gab. Mod. Med. Col. 1 Trif ( alto). c/TM <text:s text:c="2"/>epec</text:p>
          </table:table-cell>
          <table:table-cell office:value-type="string" calcext:value-type="string">
            <text:p>Genrod</text:p>
          </table:table-cell>
          <table:table-cell office:value-type="float" office:value="358195.270096491" calcext:value-type="float">
            <text:p>358195,2700964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08</text:p>
          </table:table-cell>
          <table:table-cell office:value-type="string" calcext:value-type="string">
            <text:p>Gab. Mod. Med. Col. 2 Trif. c/TM epec</text:p>
          </table:table-cell>
          <table:table-cell office:value-type="string" calcext:value-type="string">
            <text:p>Genrod</text:p>
          </table:table-cell>
          <table:table-cell office:value-type="float" office:value="429924.676943557" calcext:value-type="float">
            <text:p>429924,6769435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08</text:p>
          </table:table-cell>
          <table:table-cell office:value-type="string" calcext:value-type="string">
            <text:p>Gab. Mod. Med. Col. 4 Trif. c/TM epec</text:p>
          </table:table-cell>
          <table:table-cell office:value-type="string" calcext:value-type="string">
            <text:p>Genrod</text:p>
          </table:table-cell>
          <table:table-cell office:value-type="float" office:value="838960.029904154" calcext:value-type="float">
            <text:p>838960,0299041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08</text:p>
          </table:table-cell>
          <table:table-cell office:value-type="string" calcext:value-type="string">
            <text:p>Gab. Mod. Med. Col.1 Monof. 1 Trif. c/TM epec</text:p>
          </table:table-cell>
          <table:table-cell office:value-type="string" calcext:value-type="string">
            <text:p>Genrod</text:p>
          </table:table-cell>
          <table:table-cell office:value-type="float" office:value="376289.953983458" calcext:value-type="float">
            <text:p>376289,953983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1-08</text:p>
          </table:table-cell>
          <table:table-cell office:value-type="string" calcext:value-type="string">
            <text:p>Gab. Mod. Med. Col.4 Monof. s/TM <text:s/>epec</text:p>
          </table:table-cell>
          <table:table-cell office:value-type="string" calcext:value-type="string">
            <text:p>Genrod</text:p>
          </table:table-cell>
          <table:table-cell office:value-type="float" office:value="423972.353624692" calcext:value-type="float">
            <text:p>423972,3536246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1-08</text:p>
          </table:table-cell>
          <table:table-cell office:value-type="string" calcext:value-type="string">
            <text:p>Gab. Mod. Med. Col.8 Monof. s/TM <text:s/>epec</text:p>
          </table:table-cell>
          <table:table-cell office:value-type="string" calcext:value-type="string">
            <text:p>Genrod</text:p>
          </table:table-cell>
          <table:table-cell office:value-type="float" office:value="789793.347831437" calcext:value-type="float">
            <text:p>789793,3478314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1-08</text:p>
          </table:table-cell>
          <table:table-cell office:value-type="string" calcext:value-type="string">
            <text:p>Gab. Mod. Med. Col.12 Monof. s/TM <text:s/>epec</text:p>
          </table:table-cell>
          <table:table-cell office:value-type="string" calcext:value-type="string">
            <text:p>Genrod</text:p>
          </table:table-cell>
          <table:table-cell office:value-type="float" office:value="1170857.91830267" calcext:value-type="float">
            <text:p>1170857,918302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1-08</text:p>
          </table:table-cell>
          <table:table-cell office:value-type="string" calcext:value-type="string">
            <text:p>Gab. Mod. Med. Col.3 Monof. s/TM <text:s/>epec</text:p>
          </table:table-cell>
          <table:table-cell office:value-type="string" calcext:value-type="string">
            <text:p>Genrod</text:p>
          </table:table-cell>
          <table:table-cell office:value-type="float" office:value="355311.980769292" calcext:value-type="float">
            <text:p>355311,980769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1-08</text:p>
          </table:table-cell>
          <table:table-cell office:value-type="string" calcext:value-type="string">
            <text:p>Gab. Mod. Med. Col.6 Monof. s/TM <text:s/>epec</text:p>
          </table:table-cell>
          <table:table-cell office:value-type="string" calcext:value-type="string">
            <text:p>Genrod</text:p>
          </table:table-cell>
          <table:table-cell office:value-type="float" office:value="671950.237941338" calcext:value-type="float">
            <text:p>671950,2379413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1-08</text:p>
          </table:table-cell>
          <table:table-cell office:value-type="string" calcext:value-type="string">
            <text:p>Gab. Mod. Med. Col.9 Monof. s/TM <text:s/>epec</text:p>
          </table:table-cell>
          <table:table-cell office:value-type="string" calcext:value-type="string">
            <text:p>Genrod</text:p>
          </table:table-cell>
          <table:table-cell office:value-type="float" office:value="983225.300369624" calcext:value-type="float">
            <text:p>983225,3003696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08</text:p>
          </table:table-cell>
          <table:table-cell office:value-type="string" calcext:value-type="string">
            <text:p>Gab. Mod. Med. Col. 1 Trif. s/TM <text:s text:c="3"/>epec</text:p>
          </table:table-cell>
          <table:table-cell office:value-type="string" calcext:value-type="string">
            <text:p>Genrod</text:p>
          </table:table-cell>
          <table:table-cell office:value-type="float" office:value="191237.997718694" calcext:value-type="float">
            <text:p>191237,9977186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L-08</text:p>
          </table:table-cell>
          <table:table-cell office:value-type="string" calcext:value-type="string">
            <text:p>Gab. Mod. Med. Col. 1 Trif (alto). s/TM <text:s/>epec</text:p>
          </table:table-cell>
          <table:table-cell office:value-type="string" calcext:value-type="string">
            <text:p>Genrod</text:p>
          </table:table-cell>
          <table:table-cell office:value-type="float" office:value="349670.180992288" calcext:value-type="float">
            <text:p>349670,1809922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08</text:p>
          </table:table-cell>
          <table:table-cell office:value-type="string" calcext:value-type="string">
            <text:p>Gab. Mod. Med. Col. 2 Trif. s/TM <text:s/>epec</text:p>
          </table:table-cell>
          <table:table-cell office:value-type="string" calcext:value-type="string">
            <text:p>Genrod</text:p>
          </table:table-cell>
          <table:table-cell office:value-type="float" office:value="410987.095589132" calcext:value-type="float">
            <text:p>410987,0955891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08</text:p>
          </table:table-cell>
          <table:table-cell office:value-type="string" calcext:value-type="string">
            <text:p>Gab. Mod. Med. Col. 4 Trif. s/TM <text:s/>epec</text:p>
          </table:table-cell>
          <table:table-cell office:value-type="string" calcext:value-type="string">
            <text:p>Genrod</text:p>
          </table:table-cell>
          <table:table-cell office:value-type="float" office:value="801084.867195304" calcext:value-type="float">
            <text:p>801084,8671953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08</text:p>
          </table:table-cell>
          <table:table-cell office:value-type="string" calcext:value-type="string">
            <text:p>Gab. Mod. Med. Col.1 Monof. 1 Trif.s/TM <text:s/>epec</text:p>
          </table:table-cell>
          <table:table-cell office:value-type="string" calcext:value-type="string">
            <text:p>Genrod</text:p>
          </table:table-cell>
          <table:table-cell office:value-type="float" office:value="362086.911529147" calcext:value-type="float">
            <text:p>362086,9115291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0-08</text:p>
          </table:table-cell>
          <table:table-cell office:value-type="string" calcext:value-type="string">
            <text:p>Gab. Mod. Med. Col. 4 Monof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381575.123047607" calcext:value-type="float">
            <text:p>381575,1230476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0-08</text:p>
          </table:table-cell>
          <table:table-cell office:value-type="string" calcext:value-type="string">
            <text:p>Gab. Mod. Med. Col. 8 Monof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710814.036975211" calcext:value-type="float">
            <text:p>710814,0369752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0-08</text:p>
          </table:table-cell>
          <table:table-cell office:value-type="string" calcext:value-type="string">
            <text:p>Gab. Mod. Med. Col. 12 Monof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1053772.16714816" calcext:value-type="float">
            <text:p>1053772,167148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0-08</text:p>
          </table:table-cell>
          <table:table-cell office:value-type="string" calcext:value-type="string">
            <text:p>Gab. Mod. Med. Col. 3 Monof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319780.675021232" calcext:value-type="float">
            <text:p>319780,6750212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0-08</text:p>
          </table:table-cell>
          <table:table-cell office:value-type="string" calcext:value-type="string">
            <text:p>Gab. Mod. Med. Col. 6 Monof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604755.22132528" calcext:value-type="float">
            <text:p>604755,221325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0-08</text:p>
          </table:table-cell>
          <table:table-cell office:value-type="string" calcext:value-type="string">
            <text:p>Gab. Mod. Med. Col. 9 Monof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884902.655483455" calcext:value-type="float">
            <text:p>884902,6554834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0-08</text:p>
          </table:table-cell>
          <table:table-cell office:value-type="string" calcext:value-type="string">
            <text:p>Gab. Mod. Med. Col. <text:s/>1 Trif 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172114.121380687" calcext:value-type="float">
            <text:p>172114,1213806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0L-08</text:p>
          </table:table-cell>
          <table:table-cell office:value-type="string" calcext:value-type="string">
            <text:p>Gab. Mod. Med. Col. <text:s/>1 Trif alto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314703.167678443" calcext:value-type="float">
            <text:p>314703,1676784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0-08</text:p>
          </table:table-cell>
          <table:table-cell office:value-type="string" calcext:value-type="string">
            <text:p>Gab. Mod. Med. Col. <text:s/>2 Trif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369888.402779061" calcext:value-type="float">
            <text:p>369888,4027790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0-08</text:p>
          </table:table-cell>
          <table:table-cell office:value-type="string" calcext:value-type="string">
            <text:p>Gab. Mod. Med. Col. <text:s/>4 Trif. 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720976.397224616" calcext:value-type="float">
            <text:p>720976,3972246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0-08</text:p>
          </table:table-cell>
          <table:table-cell office:value-type="string" calcext:value-type="string">
            <text:p>Gab. Mod. Med. Col. 1 Monof. 1 Trif.s/TM <text:s/>s/cablear s/base NH epec</text:p>
          </table:table-cell>
          <table:table-cell office:value-type="string" calcext:value-type="string">
            <text:p>Genrod</text:p>
          </table:table-cell>
          <table:table-cell office:value-type="float" office:value="325878.091170875" calcext:value-type="float">
            <text:p>325878,0911708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3-03</text:p>
          </table:table-cell>
          <table:table-cell office:value-type="string" calcext:value-type="string">
            <text:p>Gab. Mod. Viv. Col. 4 Monof. c/TM e ID Enersa</text:p>
          </table:table-cell>
          <table:table-cell office:value-type="string" calcext:value-type="string">
            <text:p>Genrod</text:p>
          </table:table-cell>
          <table:table-cell office:value-type="float" office:value="609177.561799273" calcext:value-type="float">
            <text:p>609177,5617992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3-03</text:p>
          </table:table-cell>
          <table:table-cell office:value-type="string" calcext:value-type="string">
            <text:p>Gab. Mod. Viv. Col. 8 Monof. c/TM e ID Enersa</text:p>
          </table:table-cell>
          <table:table-cell office:value-type="string" calcext:value-type="string">
            <text:p>Genrod</text:p>
          </table:table-cell>
          <table:table-cell office:value-type="float" office:value="1151706.93276656" calcext:value-type="float">
            <text:p>1151706,932766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3-03</text:p>
          </table:table-cell>
          <table:table-cell office:value-type="string" calcext:value-type="string">
            <text:p>Gab. Mod. Viv. Col. 12 Monof. c/TM e ID Enersa</text:p>
          </table:table-cell>
          <table:table-cell office:value-type="string" calcext:value-type="string">
            <text:p>Genrod</text:p>
          </table:table-cell>
          <table:table-cell office:value-type="float" office:value="1716000.70688898" calcext:value-type="float">
            <text:p>1716000,706888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3-03</text:p>
          </table:table-cell>
          <table:table-cell office:value-type="string" calcext:value-type="string">
            <text:p>Gab. Mod. Viv. Col. 3 Monof. c/TM e ID Enersa</text:p>
          </table:table-cell>
          <table:table-cell office:value-type="string" calcext:value-type="string">
            <text:p>Genrod</text:p>
          </table:table-cell>
          <table:table-cell office:value-type="float" office:value="491463.465851055" calcext:value-type="float">
            <text:p>491463,4658510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3-03</text:p>
          </table:table-cell>
          <table:table-cell office:value-type="string" calcext:value-type="string">
            <text:p>Gab. Mod. Viv. Col. 6 Monof. c/TM e ID Enersa</text:p>
          </table:table-cell>
          <table:table-cell office:value-type="string" calcext:value-type="string">
            <text:p>Genrod</text:p>
          </table:table-cell>
          <table:table-cell office:value-type="float" office:value="959751.079653899" calcext:value-type="float">
            <text:p>959751,0796538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3-03</text:p>
          </table:table-cell>
          <table:table-cell office:value-type="string" calcext:value-type="string">
            <text:p>Gab. Mod. Viv. Col. 9 Monof. c/TM e ID Enersa</text:p>
          </table:table-cell>
          <table:table-cell office:value-type="string" calcext:value-type="string">
            <text:p>Genrod</text:p>
          </table:table-cell>
          <table:table-cell office:value-type="float" office:value="1395632.00393087" calcext:value-type="float">
            <text:p>1395632,003930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3-03</text:p>
          </table:table-cell>
          <table:table-cell office:value-type="string" calcext:value-type="string">
            <text:p>Gab. Mod. Viv. Col. <text:s/>1 Trif. c/TM e ID (de 2 Trif c/cable p/1)Enersa</text:p>
          </table:table-cell>
          <table:table-cell office:value-type="string" calcext:value-type="string">
            <text:p>Genrod</text:p>
          </table:table-cell>
          <table:table-cell office:value-type="float" office:value="436304.382871815" calcext:value-type="float">
            <text:p>436304,3828718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3-03</text:p>
          </table:table-cell>
          <table:table-cell office:value-type="string" calcext:value-type="string">
            <text:p>Gab. Mod. Viv. Col. 2 Trif. c/TM e ID Enersa</text:p>
          </table:table-cell>
          <table:table-cell office:value-type="string" calcext:value-type="string">
            <text:p>Genrod</text:p>
          </table:table-cell>
          <table:table-cell office:value-type="float" office:value="575020.713929056" calcext:value-type="float">
            <text:p>575020,7139290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3-03</text:p>
          </table:table-cell>
          <table:table-cell office:value-type="string" calcext:value-type="string">
            <text:p>Gab. Mod. Viv. Col. 4 Trif. c/TM e ID Enersa</text:p>
          </table:table-cell>
          <table:table-cell office:value-type="string" calcext:value-type="string">
            <text:p>Genrod</text:p>
          </table:table-cell>
          <table:table-cell office:value-type="float" office:value="1135517.71684871" calcext:value-type="float">
            <text:p>1135517,716848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3-03</text:p>
          </table:table-cell>
          <table:table-cell office:value-type="string" calcext:value-type="string">
            <text:p>Gab. Mod. Viv. Col. 1 Monof. 1 Trif. c/TM e ID Enersa</text:p>
          </table:table-cell>
          <table:table-cell office:value-type="string" calcext:value-type="string">
            <text:p>Genrod</text:p>
          </table:table-cell>
          <table:table-cell office:value-type="float" office:value="539156.010505523" calcext:value-type="float">
            <text:p>539156,0105055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2-03</text:p>
          </table:table-cell>
          <table:table-cell office:value-type="string" calcext:value-type="string">
            <text:p>Gab. Mod. Viv. Col. 4 Monof.c/TM Enersa</text:p>
          </table:table-cell>
          <table:table-cell office:value-type="string" calcext:value-type="string">
            <text:p>Genrod</text:p>
          </table:table-cell>
          <table:table-cell office:value-type="float" office:value="488330.068449957" calcext:value-type="float">
            <text:p>488330,0684499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2-03</text:p>
          </table:table-cell>
          <table:table-cell office:value-type="string" calcext:value-type="string">
            <text:p>Gab. Mod. Viv. Col. 8 Monof.c/TM Enersa</text:p>
          </table:table-cell>
          <table:table-cell office:value-type="string" calcext:value-type="string">
            <text:p>Genrod</text:p>
          </table:table-cell>
          <table:table-cell office:value-type="float" office:value="837520.347247831" calcext:value-type="float">
            <text:p>837520,347247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2-03</text:p>
          </table:table-cell>
          <table:table-cell office:value-type="string" calcext:value-type="string">
            <text:p>Gab. Mod. Viv. Col. 12 Monof.c/TM Enersa</text:p>
          </table:table-cell>
          <table:table-cell office:value-type="string" calcext:value-type="string">
            <text:p>Genrod</text:p>
          </table:table-cell>
          <table:table-cell office:value-type="float" office:value="1349308.55752461" calcext:value-type="float">
            <text:p>1349308,557524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2-03</text:p>
          </table:table-cell>
          <table:table-cell office:value-type="string" calcext:value-type="string">
            <text:p>Gab. Mod. Viv. Col. 3 Monof.c/TM Enersa</text:p>
          </table:table-cell>
          <table:table-cell office:value-type="string" calcext:value-type="string">
            <text:p>Genrod</text:p>
          </table:table-cell>
          <table:table-cell office:value-type="float" office:value="369515.023223603" calcext:value-type="float">
            <text:p>369515,023223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2-03</text:p>
          </table:table-cell>
          <table:table-cell office:value-type="string" calcext:value-type="string">
            <text:p>Gab. Mod. Viv. Col. 6 Monof.c/TM Enersa</text:p>
          </table:table-cell>
          <table:table-cell office:value-type="string" calcext:value-type="string">
            <text:p>Genrod</text:p>
          </table:table-cell>
          <table:table-cell office:value-type="float" office:value="752833.940055368" calcext:value-type="float">
            <text:p>752833,9400553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2-03</text:p>
          </table:table-cell>
          <table:table-cell office:value-type="string" calcext:value-type="string">
            <text:p>Gab. Mod. Viv. Col. 9 Monof.c/TM Enersa</text:p>
          </table:table-cell>
          <table:table-cell office:value-type="string" calcext:value-type="string">
            <text:p>Genrod</text:p>
          </table:table-cell>
          <table:table-cell office:value-type="float" office:value="1044437.48684636" calcext:value-type="float">
            <text:p>1044437,486846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03</text:p>
          </table:table-cell>
          <table:table-cell office:value-type="string" calcext:value-type="string">
            <text:p>Gab. Mod. Viv. Col. <text:s/>1 Trif. c/TM (de 2 Trif c/cable p/1) Enersa</text:p>
          </table:table-cell>
          <table:table-cell office:value-type="string" calcext:value-type="string">
            <text:p>Genrod</text:p>
          </table:table-cell>
          <table:table-cell office:value-type="float" office:value="417897.787681743" calcext:value-type="float">
            <text:p>417897,7876817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03</text:p>
          </table:table-cell>
          <table:table-cell office:value-type="string" calcext:value-type="string">
            <text:p>Gab. Mod. Viv. Col. <text:s/>2 Trif. c/TM <text:s/>Enersa</text:p>
          </table:table-cell>
          <table:table-cell office:value-type="string" calcext:value-type="string">
            <text:p>Genrod</text:p>
          </table:table-cell>
          <table:table-cell office:value-type="float" office:value="450502.041769575" calcext:value-type="float">
            <text:p>450502,0417695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03</text:p>
          </table:table-cell>
          <table:table-cell office:value-type="string" calcext:value-type="string">
            <text:p>Gab. Mod. Viv. Col. <text:s/>4 Trif. c/TM <text:s/>Enersa</text:p>
          </table:table-cell>
          <table:table-cell office:value-type="string" calcext:value-type="string">
            <text:p>Genrod</text:p>
          </table:table-cell>
          <table:table-cell office:value-type="float" office:value="879307.441415805" calcext:value-type="float">
            <text:p>879307,4414158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03</text:p>
          </table:table-cell>
          <table:table-cell office:value-type="string" calcext:value-type="string">
            <text:p>Gab. Mod. Viv. Col. 1 Monof. 1 Trif. c/TM Enersa</text:p>
          </table:table-cell>
          <table:table-cell office:value-type="string" calcext:value-type="string">
            <text:p>Genrod</text:p>
          </table:table-cell>
          <table:table-cell office:value-type="float" office:value="474184.618087282" calcext:value-type="float">
            <text:p>474184,6180872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1-03</text:p>
          </table:table-cell>
          <table:table-cell office:value-type="string" calcext:value-type="string">
            <text:p>Gab. Mod. Viv. Col. 4 Monof. s/TM s/ID Enersa</text:p>
          </table:table-cell>
          <table:table-cell office:value-type="string" calcext:value-type="string">
            <text:p>Genrod</text:p>
          </table:table-cell>
          <table:table-cell office:value-type="float" office:value="469392.487095532" calcext:value-type="float">
            <text:p>469392,4870955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1-03</text:p>
          </table:table-cell>
          <table:table-cell office:value-type="string" calcext:value-type="string">
            <text:p>Gab. Mod. Viv. Col. 8 Monof. s/TM s/ID Enersa</text:p>
          </table:table-cell>
          <table:table-cell office:value-type="string" calcext:value-type="string">
            <text:p>Genrod</text:p>
          </table:table-cell>
          <table:table-cell office:value-type="float" office:value="799645.208465899" calcext:value-type="float">
            <text:p>799645,2084658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1-03</text:p>
          </table:table-cell>
          <table:table-cell office:value-type="string" calcext:value-type="string">
            <text:p>Gab. Mod. Viv. Col. 12 Monof.s/TM s/ID Enersa</text:p>
          </table:table-cell>
          <table:table-cell office:value-type="string" calcext:value-type="string">
            <text:p>Genrod</text:p>
          </table:table-cell>
          <table:table-cell office:value-type="float" office:value="1292495.81346134" calcext:value-type="float">
            <text:p>1292495,813461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1-03</text:p>
          </table:table-cell>
          <table:table-cell office:value-type="string" calcext:value-type="string">
            <text:p>Gab. Mod. Viv. Col. 3 Monof. s/TM s/ID Enersa</text:p>
          </table:table-cell>
          <table:table-cell office:value-type="string" calcext:value-type="string">
            <text:p>Genrod</text:p>
          </table:table-cell>
          <table:table-cell office:value-type="float" office:value="355311.980769292" calcext:value-type="float">
            <text:p>355311,980769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1-03</text:p>
          </table:table-cell>
          <table:table-cell office:value-type="string" calcext:value-type="string">
            <text:p>Gab. Mod. Viv. Col. 6 Monof. s/TM s/ID Enersa</text:p>
          </table:table-cell>
          <table:table-cell office:value-type="string" calcext:value-type="string">
            <text:p>Genrod</text:p>
          </table:table-cell>
          <table:table-cell office:value-type="float" office:value="724427.591950648" calcext:value-type="float">
            <text:p>724427,5919506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1-03</text:p>
          </table:table-cell>
          <table:table-cell office:value-type="string" calcext:value-type="string">
            <text:p>Gab. Mod. Viv. Col. 9 Monof. s/TM s/ID Enersa</text:p>
          </table:table-cell>
          <table:table-cell office:value-type="string" calcext:value-type="string">
            <text:p>Genrod</text:p>
          </table:table-cell>
          <table:table-cell office:value-type="float" office:value="1001828.07236041" calcext:value-type="float">
            <text:p>1001828,072360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03</text:p>
          </table:table-cell>
          <table:table-cell office:value-type="string" calcext:value-type="string">
            <text:p>Gab. Mod. Viv. Col. <text:s/>1 Trif. (de 2 Trif c/cable p/1) s/TM s/ID Enersa</text:p>
          </table:table-cell>
          <table:table-cell office:value-type="string" calcext:value-type="string">
            <text:p>Genrod</text:p>
          </table:table-cell>
          <table:table-cell office:value-type="float" office:value="407955.602931814" calcext:value-type="float">
            <text:p>407955,6029318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03</text:p>
          </table:table-cell>
          <table:table-cell office:value-type="string" calcext:value-type="string">
            <text:p>Gab. Mod. Viv. Col. <text:s/>2 Trif. s/TM s/ID Enersa</text:p>
          </table:table-cell>
          <table:table-cell office:value-type="string" calcext:value-type="string">
            <text:p>Genrod</text:p>
          </table:table-cell>
          <table:table-cell office:value-type="float" office:value="430617.696196635" calcext:value-type="float">
            <text:p>430617,6961966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03</text:p>
          </table:table-cell>
          <table:table-cell office:value-type="string" calcext:value-type="string">
            <text:p>Gab. Mod. Viv. Col. <text:s/>4 Trif. s/TM s/ID Enersa</text:p>
          </table:table-cell>
          <table:table-cell office:value-type="string" calcext:value-type="string">
            <text:p>Genrod</text:p>
          </table:table-cell>
          <table:table-cell office:value-type="float" office:value="839538.439219992" calcext:value-type="float">
            <text:p>839538,4392199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03</text:p>
          </table:table-cell>
          <table:table-cell office:value-type="string" calcext:value-type="string">
            <text:p>Gab. Mod. Viv. Col. 1 Monof. 1 Trif. s/TM s/ID Enersa</text:p>
          </table:table-cell>
          <table:table-cell office:value-type="string" calcext:value-type="string">
            <text:p>Genrod</text:p>
          </table:table-cell>
          <table:table-cell office:value-type="float" office:value="459271.32899893" calcext:value-type="float">
            <text:p>459271,328998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2-05</text:p>
          </table:table-cell>
          <table:table-cell office:value-type="string" calcext:value-type="string">
            <text:p>Gab. Mod. Viv. Col. 3 Monof.c/TM Edemsa</text:p>
          </table:table-cell>
          <table:table-cell office:value-type="string" calcext:value-type="string">
            <text:p>Genrod</text:p>
          </table:table-cell>
          <table:table-cell office:value-type="float" office:value="370079.602780834" calcext:value-type="float">
            <text:p>370079,6027808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2-05</text:p>
          </table:table-cell>
          <table:table-cell office:value-type="string" calcext:value-type="string">
            <text:p>Gab. Mod. Viv. Col. 6 Monof.c/TM <text:s/>Edemsa</text:p>
          </table:table-cell>
          <table:table-cell office:value-type="string" calcext:value-type="string">
            <text:p>Genrod</text:p>
          </table:table-cell>
          <table:table-cell office:value-type="float" office:value="700638.875824674" calcext:value-type="float">
            <text:p>700638,8758246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2-05</text:p>
          </table:table-cell>
          <table:table-cell office:value-type="string" calcext:value-type="string">
            <text:p>Gab. Mod. Viv. Col. 9 Monof.c/TM <text:s/>Edemsa</text:p>
          </table:table-cell>
          <table:table-cell office:value-type="string" calcext:value-type="string">
            <text:p>Genrod</text:p>
          </table:table-cell>
          <table:table-cell office:value-type="float" office:value="1030633.5932382" calcext:value-type="float">
            <text:p>1030633,59323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2-05</text:p>
          </table:table-cell>
          <table:table-cell office:value-type="string" calcext:value-type="string">
            <text:p>Gab. Mod. Viv. Col. 12 Monof. c/TM Edemsa</text:p>
          </table:table-cell>
          <table:table-cell office:value-type="string" calcext:value-type="string">
            <text:p>Genrod</text:p>
          </table:table-cell>
          <table:table-cell office:value-type="float" office:value="1330195.40044587" calcext:value-type="float">
            <text:p>1330195,400445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05</text:p>
          </table:table-cell>
          <table:table-cell office:value-type="string" calcext:value-type="string">
            <text:p>Gab. Mod. Viv. Col. 1 Monof. 1 Trif. c/TM <text:s/>Edemsa</text:p>
          </table:table-cell>
          <table:table-cell office:value-type="string" calcext:value-type="string">
            <text:p>Genrod</text:p>
          </table:table-cell>
          <table:table-cell office:value-type="float" office:value="421617.49028162" calcext:value-type="float">
            <text:p>421617,490281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05</text:p>
          </table:table-cell>
          <table:table-cell office:value-type="string" calcext:value-type="string">
            <text:p>Gab. Mod. Viv. Col. <text:s/>1 Trif. c/TM <text:s/>Edemsa</text:p>
          </table:table-cell>
          <table:table-cell office:value-type="string" calcext:value-type="string">
            <text:p>Genrod</text:p>
          </table:table-cell>
          <table:table-cell office:value-type="float" office:value="223338.374840272" calcext:value-type="float">
            <text:p>223338,3748402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05</text:p>
          </table:table-cell>
          <table:table-cell office:value-type="string" calcext:value-type="string">
            <text:p>Gab. Mod. Viv. Col. <text:s/>2 Trif. c/TM <text:s/>Edemsa</text:p>
          </table:table-cell>
          <table:table-cell office:value-type="string" calcext:value-type="string">
            <text:p>Genrod</text:p>
          </table:table-cell>
          <table:table-cell office:value-type="float" office:value="390686.636985178" calcext:value-type="float">
            <text:p>390686,6369851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05</text:p>
          </table:table-cell>
          <table:table-cell office:value-type="string" calcext:value-type="string">
            <text:p>Gab. Mod. Viv. Col. <text:s/>4 Trif. c/TM <text:s/>Edemsa</text:p>
          </table:table-cell>
          <table:table-cell office:value-type="string" calcext:value-type="string">
            <text:p>Genrod</text:p>
          </table:table-cell>
          <table:table-cell office:value-type="float" office:value="759072.501094319" calcext:value-type="float">
            <text:p>759072,5010943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1-05</text:p>
          </table:table-cell>
          <table:table-cell office:value-type="string" calcext:value-type="string">
            <text:p>Gab. Mod. Viv. Col. 3 Monof. s/TM s/ID Edemsa</text:p>
          </table:table-cell>
          <table:table-cell office:value-type="string" calcext:value-type="string">
            <text:p>Genrod</text:p>
          </table:table-cell>
          <table:table-cell office:value-type="float" office:value="355876.560326523" calcext:value-type="float">
            <text:p>355876,5603265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1-05</text:p>
          </table:table-cell>
          <table:table-cell office:value-type="string" calcext:value-type="string">
            <text:p>Gab. Mod. Viv. Col. 6 Monof. s/TM s/ID Edemsa</text:p>
          </table:table-cell>
          <table:table-cell office:value-type="string" calcext:value-type="string">
            <text:p>Genrod</text:p>
          </table:table-cell>
          <table:table-cell office:value-type="float" office:value="672232.527719954" calcext:value-type="float">
            <text:p>672232,5277199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1-05</text:p>
          </table:table-cell>
          <table:table-cell office:value-type="string" calcext:value-type="string">
            <text:p>Gab. Mod. Viv. Col. 9 Monof. s/TM s/ID Edemsa</text:p>
          </table:table-cell>
          <table:table-cell office:value-type="string" calcext:value-type="string">
            <text:p>Genrod</text:p>
          </table:table-cell>
          <table:table-cell office:value-type="float" office:value="988024.20267917" calcext:value-type="float">
            <text:p>988024,202679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1-05</text:p>
          </table:table-cell>
          <table:table-cell office:value-type="string" calcext:value-type="string">
            <text:p>Gab. Mod. Viv. Col. 12 Monof. s/TM s/ID Edemsa</text:p>
          </table:table-cell>
          <table:table-cell office:value-type="string" calcext:value-type="string">
            <text:p>Genrod</text:p>
          </table:table-cell>
          <table:table-cell office:value-type="float" office:value="1273382.6563826" calcext:value-type="float">
            <text:p>1273382,65638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05</text:p>
          </table:table-cell>
          <table:table-cell office:value-type="string" calcext:value-type="string">
            <text:p>Gab. Mod. Viv. Col. 1 Monof. 1 Trif. s/TM s/ID Edemsa</text:p>
          </table:table-cell>
          <table:table-cell office:value-type="string" calcext:value-type="string">
            <text:p>Genrod</text:p>
          </table:table-cell>
          <table:table-cell office:value-type="float" office:value="407414.44782731" calcext:value-type="float">
            <text:p>407414,447827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05</text:p>
          </table:table-cell>
          <table:table-cell office:value-type="string" calcext:value-type="string">
            <text:p>Gab. Mod. Viv. Col. <text:s/>1 Trif. s/TM s/ID Edemsa</text:p>
          </table:table-cell>
          <table:table-cell office:value-type="string" calcext:value-type="string">
            <text:p>Genrod</text:p>
          </table:table-cell>
          <table:table-cell office:value-type="float" office:value="213869.608089978" calcext:value-type="float">
            <text:p>213869,6080899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05</text:p>
          </table:table-cell>
          <table:table-cell office:value-type="string" calcext:value-type="string">
            <text:p>Gab. Mod. Viv. Col. <text:s/>2 Trif. s/TM s/ID Edemsa</text:p>
          </table:table-cell>
          <table:table-cell office:value-type="string" calcext:value-type="string">
            <text:p>Genrod</text:p>
          </table:table-cell>
          <table:table-cell office:value-type="float" office:value="371749.055630753" calcext:value-type="float">
            <text:p>371749,0556307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05</text:p>
          </table:table-cell>
          <table:table-cell office:value-type="string" calcext:value-type="string">
            <text:p>Gab. Mod. Viv. Col. <text:s/>4 Trif. s/TM s/ID Edemsa</text:p>
          </table:table-cell>
          <table:table-cell office:value-type="string" calcext:value-type="string">
            <text:p>Genrod</text:p>
          </table:table-cell>
          <table:table-cell office:value-type="float" office:value="721197.362312387" calcext:value-type="float">
            <text:p>721197,3623123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44</text:p>
          </table:table-cell>
          <table:table-cell office:value-type="string" calcext:value-type="string">
            <text:p>Kit Barra de Acople</text:p>
          </table:table-cell>
          <table:table-cell office:value-type="string" calcext:value-type="string">
            <text:p>Genrod</text:p>
          </table:table-cell>
          <table:table-cell office:value-type="float" office:value="21827.3548764026" calcext:value-type="float">
            <text:p>21827,35487640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0-06</text:p>
          </table:table-cell>
          <table:table-cell office:value-type="string" calcext:value-type="string">
            <text:p>Gab. Mod. Viv. Col. 3 Monof. Sin Cablear <text:s/>Calf</text:p>
          </table:table-cell>
          <table:table-cell office:value-type="string" calcext:value-type="string">
            <text:p>Genrod</text:p>
          </table:table-cell>
          <table:table-cell office:value-type="float" office:value="300890.803941308" calcext:value-type="float">
            <text:p>300890,8039413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0-06</text:p>
          </table:table-cell>
          <table:table-cell office:value-type="string" calcext:value-type="string">
            <text:p>Gab. Mod. Viv. Col. 6 Monof. Sin Cablear <text:s/>Calf</text:p>
          </table:table-cell>
          <table:table-cell office:value-type="string" calcext:value-type="string">
            <text:p>Genrod</text:p>
          </table:table-cell>
          <table:table-cell office:value-type="float" office:value="556135.652159651" calcext:value-type="float">
            <text:p>556135,6521596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0-06</text:p>
          </table:table-cell>
          <table:table-cell office:value-type="string" calcext:value-type="string">
            <text:p>Gab. Mod. Viv. Col. 9 Monof. Sin Cablear <text:s/>Calf</text:p>
          </table:table-cell>
          <table:table-cell office:value-type="string" calcext:value-type="string">
            <text:p>Genrod</text:p>
          </table:table-cell>
          <table:table-cell office:value-type="float" office:value="806722.719030837" calcext:value-type="float">
            <text:p>806722,7190308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310-06</text:p>
          </table:table-cell>
          <table:table-cell office:value-type="string" calcext:value-type="string">
            <text:p>Gab. Mod. Viv. Col. <text:s/>3 Trif. Sin Cablear <text:s/>Calf</text:p>
          </table:table-cell>
          <table:table-cell office:value-type="string" calcext:value-type="string">
            <text:p>Genrod</text:p>
          </table:table-cell>
          <table:table-cell office:value-type="float" office:value="524773.444385425" calcext:value-type="float">
            <text:p>524773,4443854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0-06</text:p>
          </table:table-cell>
          <table:table-cell office:value-type="string" calcext:value-type="string">
            <text:p>Gab. Mod. Viv. Col. <text:s/>1 Trif. Sin Cablear <text:s/>Calf</text:p>
          </table:table-cell>
          <table:table-cell office:value-type="string" calcext:value-type="string">
            <text:p>Genrod</text:p>
          </table:table-cell>
          <table:table-cell office:value-type="float" office:value="161158.224895667" calcext:value-type="float">
            <text:p>161158,2248956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2-07</text:p>
          </table:table-cell>
          <table:table-cell office:value-type="string" calcext:value-type="string">
            <text:p>Gab. Mod. Viv. Col. 4 Monof.c/TM DPE</text:p>
          </table:table-cell>
          <table:table-cell office:value-type="string" calcext:value-type="string">
            <text:p>Genrod</text:p>
          </table:table-cell>
          <table:table-cell office:value-type="float" office:value="442909.911052199" calcext:value-type="float">
            <text:p>442909,9110521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2-07</text:p>
          </table:table-cell>
          <table:table-cell office:value-type="string" calcext:value-type="string">
            <text:p>Gab. Mod. Viv. Col. 8 Monof.c/TM DPE</text:p>
          </table:table-cell>
          <table:table-cell office:value-type="string" calcext:value-type="string">
            <text:p>Genrod</text:p>
          </table:table-cell>
          <table:table-cell office:value-type="float" office:value="827668.510540287" calcext:value-type="float">
            <text:p>827668,5105402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2-07</text:p>
          </table:table-cell>
          <table:table-cell office:value-type="string" calcext:value-type="string">
            <text:p>Gab. Mod. Viv. Col. 12 Monof.c/TM DPE</text:p>
          </table:table-cell>
          <table:table-cell office:value-type="string" calcext:value-type="string">
            <text:p>Genrod</text:p>
          </table:table-cell>
          <table:table-cell office:value-type="float" office:value="1227670.63843902" calcext:value-type="float">
            <text:p>1227670,638439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2-07</text:p>
          </table:table-cell>
          <table:table-cell office:value-type="string" calcext:value-type="string">
            <text:p>Gab. Mod. Viv. Col. 3 Monof.c/TM DPE</text:p>
          </table:table-cell>
          <table:table-cell office:value-type="string" calcext:value-type="string">
            <text:p>Genrod</text:p>
          </table:table-cell>
          <table:table-cell office:value-type="float" office:value="369515.023223603" calcext:value-type="float">
            <text:p>369515,023223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2-07</text:p>
          </table:table-cell>
          <table:table-cell office:value-type="string" calcext:value-type="string">
            <text:p>Gab. Mod. Viv. Col. 6 Monof.c/TM DPE</text:p>
          </table:table-cell>
          <table:table-cell office:value-type="string" calcext:value-type="string">
            <text:p>Genrod</text:p>
          </table:table-cell>
          <table:table-cell office:value-type="float" office:value="700356.609972976" calcext:value-type="float">
            <text:p>700356,6099729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2-07</text:p>
          </table:table-cell>
          <table:table-cell office:value-type="string" calcext:value-type="string">
            <text:p>Gab. Mod. Viv. Col. 9 Monof.c/TM DPE</text:p>
          </table:table-cell>
          <table:table-cell office:value-type="string" calcext:value-type="string">
            <text:p>Genrod</text:p>
          </table:table-cell>
          <table:table-cell office:value-type="float" office:value="1025834.69092865" calcext:value-type="float">
            <text:p>1025834,69092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07</text:p>
          </table:table-cell>
          <table:table-cell office:value-type="string" calcext:value-type="string">
            <text:p>Gab. Mod. Viv. Col. <text:s/>1 Trif. c/TM DPE</text:p>
          </table:table-cell>
          <table:table-cell office:value-type="string" calcext:value-type="string">
            <text:p>Genrod</text:p>
          </table:table-cell>
          <table:table-cell office:value-type="float" office:value="200706.788395907" calcext:value-type="float">
            <text:p>200706,7883959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L-07</text:p>
          </table:table-cell>
          <table:table-cell office:value-type="string" calcext:value-type="string">
            <text:p>Gab. Mod. Viv. Col. <text:s/>1 Trif. c/TM (de 2 Trif c/cable p/1) DPE</text:p>
          </table:table-cell>
          <table:table-cell office:value-type="string" calcext:value-type="string">
            <text:p>Genrod</text:p>
          </table:table-cell>
          <table:table-cell office:value-type="float" office:value="358195.270096491" calcext:value-type="float">
            <text:p>358195,2700964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07</text:p>
          </table:table-cell>
          <table:table-cell office:value-type="string" calcext:value-type="string">
            <text:p>Gab. Mod. Viv. Col. <text:s/>2 Trif. c/TM DPE</text:p>
          </table:table-cell>
          <table:table-cell office:value-type="string" calcext:value-type="string">
            <text:p>Genrod</text:p>
          </table:table-cell>
          <table:table-cell office:value-type="float" office:value="429924.676943557" calcext:value-type="float">
            <text:p>429924,6769435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07</text:p>
          </table:table-cell>
          <table:table-cell office:value-type="string" calcext:value-type="string">
            <text:p>Gab. Mod. Viv. Col. <text:s/>4 Trif. c/TM DPE</text:p>
          </table:table-cell>
          <table:table-cell office:value-type="string" calcext:value-type="string">
            <text:p>Genrod</text:p>
          </table:table-cell>
          <table:table-cell office:value-type="float" office:value="838960.029904154" calcext:value-type="float">
            <text:p>838960,0299041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07</text:p>
          </table:table-cell>
          <table:table-cell office:value-type="string" calcext:value-type="string">
            <text:p>Gab. Mod. Viv. Col. 1 Monof. 1 Trif. c/TM DPE</text:p>
          </table:table-cell>
          <table:table-cell office:value-type="string" calcext:value-type="string">
            <text:p>Genrod</text:p>
          </table:table-cell>
          <table:table-cell office:value-type="float" office:value="376289.953983458" calcext:value-type="float">
            <text:p>376289,953983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1-07</text:p>
          </table:table-cell>
          <table:table-cell office:value-type="string" calcext:value-type="string">
            <text:p>ab. Mod. Viv. Col. 4 Monof. s/TM s/ID DPE</text:p>
          </table:table-cell>
          <table:table-cell office:value-type="string" calcext:value-type="string">
            <text:p>Genrod</text:p>
          </table:table-cell>
          <table:table-cell office:value-type="float" office:value="423972.353624692" calcext:value-type="float">
            <text:p>423972,3536246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1-07</text:p>
          </table:table-cell>
          <table:table-cell office:value-type="string" calcext:value-type="string">
            <text:p>Gab. Mod. Viv. Col. 8 Monof. s/TM s/ID DPE</text:p>
          </table:table-cell>
          <table:table-cell office:value-type="string" calcext:value-type="string">
            <text:p>Genrod</text:p>
          </table:table-cell>
          <table:table-cell office:value-type="float" office:value="789793.347831437" calcext:value-type="float">
            <text:p>789793,3478314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1-07</text:p>
          </table:table-cell>
          <table:table-cell office:value-type="string" calcext:value-type="string">
            <text:p>Gab. Mod. Viv. Col. 12 Monof. s/TM s/ID DPE</text:p>
          </table:table-cell>
          <table:table-cell office:value-type="string" calcext:value-type="string">
            <text:p>Genrod</text:p>
          </table:table-cell>
          <table:table-cell office:value-type="float" office:value="1170857.91830267" calcext:value-type="float">
            <text:p>1170857,918302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1-07</text:p>
          </table:table-cell>
          <table:table-cell office:value-type="string" calcext:value-type="string">
            <text:p>Gab. Mod. Viv. Col. 3 Monof. s/TM s/ID DPE</text:p>
          </table:table-cell>
          <table:table-cell office:value-type="string" calcext:value-type="string">
            <text:p>Genrod</text:p>
          </table:table-cell>
          <table:table-cell office:value-type="float" office:value="355311.980769292" calcext:value-type="float">
            <text:p>355311,980769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1-07</text:p>
          </table:table-cell>
          <table:table-cell office:value-type="string" calcext:value-type="string">
            <text:p>Gab. Mod. Viv. Col. 6 Monof. s/TM s/ID DPE</text:p>
          </table:table-cell>
          <table:table-cell office:value-type="string" calcext:value-type="string">
            <text:p>Genrod</text:p>
          </table:table-cell>
          <table:table-cell office:value-type="float" office:value="671950.237941338" calcext:value-type="float">
            <text:p>671950,2379413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1-07</text:p>
          </table:table-cell>
          <table:table-cell office:value-type="string" calcext:value-type="string">
            <text:p>Gab. Mod. Viv. Col. 9 Monof. s/TM s/ID DPE</text:p>
          </table:table-cell>
          <table:table-cell office:value-type="string" calcext:value-type="string">
            <text:p>Genrod</text:p>
          </table:table-cell>
          <table:table-cell office:value-type="float" office:value="983225.300369624" calcext:value-type="float">
            <text:p>983225,3003696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07</text:p>
          </table:table-cell>
          <table:table-cell office:value-type="string" calcext:value-type="string">
            <text:p>Gab. Mod. Viv. Col. <text:s/>1 Trif. s/TM s/ID DPE</text:p>
          </table:table-cell>
          <table:table-cell office:value-type="string" calcext:value-type="string">
            <text:p>Genrod</text:p>
          </table:table-cell>
          <table:table-cell office:value-type="float" office:value="191237.997718694" calcext:value-type="float">
            <text:p>191237,9977186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L-07</text:p>
          </table:table-cell>
          <table:table-cell office:value-type="string" calcext:value-type="string">
            <text:p>Gab. Mod. Viv. Col. <text:s/>1 Trif. s/TM <text:s/>s/ ID (de 2 Trif c/cable p/1) DPE</text:p>
          </table:table-cell>
          <table:table-cell office:value-type="string" calcext:value-type="string">
            <text:p>Genrod</text:p>
          </table:table-cell>
          <table:table-cell office:value-type="float" office:value="349670.180992288" calcext:value-type="float">
            <text:p>349670,1809922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07</text:p>
          </table:table-cell>
          <table:table-cell office:value-type="string" calcext:value-type="string">
            <text:p>Gab. Mod. Viv. Col. <text:s/>2 Trif. s/TM s/ID DPE</text:p>
          </table:table-cell>
          <table:table-cell office:value-type="string" calcext:value-type="string">
            <text:p>Genrod</text:p>
          </table:table-cell>
          <table:table-cell office:value-type="float" office:value="410987.095589132" calcext:value-type="float">
            <text:p>410987,0955891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07</text:p>
          </table:table-cell>
          <table:table-cell office:value-type="string" calcext:value-type="string">
            <text:p>Gab. Mod. Viv. Col. <text:s/>4 Trif. s/TM s/ID DPE</text:p>
          </table:table-cell>
          <table:table-cell office:value-type="string" calcext:value-type="string">
            <text:p>Genrod</text:p>
          </table:table-cell>
          <table:table-cell office:value-type="float" office:value="801084.867195304" calcext:value-type="float">
            <text:p>801084,8671953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07</text:p>
          </table:table-cell>
          <table:table-cell office:value-type="string" calcext:value-type="string">
            <text:p>Gab. Mod. Viv. Col. 1 Monof. 1 Trif. s/TM s/ID DPE</text:p>
          </table:table-cell>
          <table:table-cell office:value-type="string" calcext:value-type="string">
            <text:p>Genrod</text:p>
          </table:table-cell>
          <table:table-cell office:value-type="float" office:value="362086.911529147" calcext:value-type="float">
            <text:p>362086,9115291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2-10</text:p>
          </table:table-cell>
          <table:table-cell office:value-type="string" calcext:value-type="string">
            <text:p>Gab. Mod. Viv. Col. 4 Monof.c/TM Edese</text:p>
          </table:table-cell>
          <table:table-cell office:value-type="string" calcext:value-type="string">
            <text:p>Genrod</text:p>
          </table:table-cell>
          <table:table-cell office:value-type="float" office:value="442909.911052199" calcext:value-type="float">
            <text:p>442909,9110521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2-10</text:p>
          </table:table-cell>
          <table:table-cell office:value-type="string" calcext:value-type="string">
            <text:p>Gab. Mod. Viv. Col. 8 Monof.c/TM Edese</text:p>
          </table:table-cell>
          <table:table-cell office:value-type="string" calcext:value-type="string">
            <text:p>Genrod</text:p>
          </table:table-cell>
          <table:table-cell office:value-type="float" office:value="827668.510540287" calcext:value-type="float">
            <text:p>827668,5105402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2-10</text:p>
          </table:table-cell>
          <table:table-cell office:value-type="string" calcext:value-type="string">
            <text:p>Gab. Mod. Viv. Col. 12 Monof.c/TM Edese</text:p>
          </table:table-cell>
          <table:table-cell office:value-type="string" calcext:value-type="string">
            <text:p>Genrod</text:p>
          </table:table-cell>
          <table:table-cell office:value-type="float" office:value="1227670.63843902" calcext:value-type="float">
            <text:p>1227670,638439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2-10</text:p>
          </table:table-cell>
          <table:table-cell office:value-type="string" calcext:value-type="string">
            <text:p>Gab. Mod. Viv. Col. 3 Monof.c/TM Edese</text:p>
          </table:table-cell>
          <table:table-cell office:value-type="string" calcext:value-type="string">
            <text:p>Genrod</text:p>
          </table:table-cell>
          <table:table-cell office:value-type="float" office:value="369515.023223603" calcext:value-type="float">
            <text:p>369515,023223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2-10</text:p>
          </table:table-cell>
          <table:table-cell office:value-type="string" calcext:value-type="string">
            <text:p>Gab. Mod. Viv. Col. 6 Monof.c/TM Edese</text:p>
          </table:table-cell>
          <table:table-cell office:value-type="string" calcext:value-type="string">
            <text:p>Genrod</text:p>
          </table:table-cell>
          <table:table-cell office:value-type="float" office:value="700356.609972976" calcext:value-type="float">
            <text:p>700356,6099729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2-10</text:p>
          </table:table-cell>
          <table:table-cell office:value-type="string" calcext:value-type="string">
            <text:p>Gab. Mod. Viv. Col. 9 Monof.c/TM Edese</text:p>
          </table:table-cell>
          <table:table-cell office:value-type="string" calcext:value-type="string">
            <text:p>Genrod</text:p>
          </table:table-cell>
          <table:table-cell office:value-type="float" office:value="1025834.69092865" calcext:value-type="float">
            <text:p>1025834,69092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2-10</text:p>
          </table:table-cell>
          <table:table-cell office:value-type="string" calcext:value-type="string">
            <text:p>Gab. Mod. Viv. Col. <text:s/>1 Trif. c/TM Edese</text:p>
          </table:table-cell>
          <table:table-cell office:value-type="string" calcext:value-type="string">
            <text:p>Genrod</text:p>
          </table:table-cell>
          <table:table-cell office:value-type="float" office:value="200706.788395907" calcext:value-type="float">
            <text:p>200706,7883959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2-10</text:p>
          </table:table-cell>
          <table:table-cell office:value-type="string" calcext:value-type="string">
            <text:p>Gab. Mod. Viv. Col. <text:s/>2 Trif. c/TM Edese</text:p>
          </table:table-cell>
          <table:table-cell office:value-type="string" calcext:value-type="string">
            <text:p>Genrod</text:p>
          </table:table-cell>
          <table:table-cell office:value-type="float" office:value="429924.676943557" calcext:value-type="float">
            <text:p>429924,6769435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2-10</text:p>
          </table:table-cell>
          <table:table-cell office:value-type="string" calcext:value-type="string">
            <text:p>Gab. Mod. Viv. Col. 1 Monof. 1 Trif. c/TM Edese</text:p>
          </table:table-cell>
          <table:table-cell office:value-type="string" calcext:value-type="string">
            <text:p>Genrod</text:p>
          </table:table-cell>
          <table:table-cell office:value-type="float" office:value="376289.953983458" calcext:value-type="float">
            <text:p>376289,953983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2-10</text:p>
          </table:table-cell>
          <table:table-cell office:value-type="string" calcext:value-type="string">
            <text:p>Gab. Mod. Viv. Col. <text:s/>4 Trif. <text:s/>c/TM Edese</text:p>
          </table:table-cell>
          <table:table-cell office:value-type="string" calcext:value-type="string">
            <text:p>Genrod</text:p>
          </table:table-cell>
          <table:table-cell office:value-type="float" office:value="838960.029904154" calcext:value-type="float">
            <text:p>838960,0299041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4011-10</text:p>
          </table:table-cell>
          <table:table-cell office:value-type="string" calcext:value-type="string">
            <text:p>Gab. Mod. Viv. Col. 4 Monof. s/TM s/ID Edese</text:p>
          </table:table-cell>
          <table:table-cell office:value-type="string" calcext:value-type="string">
            <text:p>Genrod</text:p>
          </table:table-cell>
          <table:table-cell office:value-type="float" office:value="423972.353624692" calcext:value-type="float">
            <text:p>423972,3536246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8011-10</text:p>
          </table:table-cell>
          <table:table-cell office:value-type="string" calcext:value-type="string">
            <text:p>Gab. Mod. Viv. Col. 8 Monof. s/TM s/ID Edese</text:p>
          </table:table-cell>
          <table:table-cell office:value-type="string" calcext:value-type="string">
            <text:p>Genrod</text:p>
          </table:table-cell>
          <table:table-cell office:value-type="float" office:value="789793.347831437" calcext:value-type="float">
            <text:p>789793,3478314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12011-10</text:p>
          </table:table-cell>
          <table:table-cell office:value-type="string" calcext:value-type="string">
            <text:p>Gab. Mod. Viv. Col. 12 Monof. s/TM s/ID Edese</text:p>
          </table:table-cell>
          <table:table-cell office:value-type="string" calcext:value-type="string">
            <text:p>Genrod</text:p>
          </table:table-cell>
          <table:table-cell office:value-type="float" office:value="1170857.91830267" calcext:value-type="float">
            <text:p>1170857,918302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3011-10</text:p>
          </table:table-cell>
          <table:table-cell office:value-type="string" calcext:value-type="string">
            <text:p>Gab. Mod. Viv. Col. 3 Monof. s/TM s/ID Edese</text:p>
          </table:table-cell>
          <table:table-cell office:value-type="string" calcext:value-type="string">
            <text:p>Genrod</text:p>
          </table:table-cell>
          <table:table-cell office:value-type="float" office:value="355311.980769292" calcext:value-type="float">
            <text:p>355311,980769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6011-10</text:p>
          </table:table-cell>
          <table:table-cell office:value-type="string" calcext:value-type="string">
            <text:p>Gab. Mod. Viv. Col. 6 Monof. s/TM s/ID Edese</text:p>
          </table:table-cell>
          <table:table-cell office:value-type="string" calcext:value-type="string">
            <text:p>Genrod</text:p>
          </table:table-cell>
          <table:table-cell office:value-type="float" office:value="671950.237941338" calcext:value-type="float">
            <text:p>671950,2379413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9011-10</text:p>
          </table:table-cell>
          <table:table-cell office:value-type="string" calcext:value-type="string">
            <text:p>Gab. Mod. Viv. Col. 9 Monof. s/TM s/ID Edese</text:p>
          </table:table-cell>
          <table:table-cell office:value-type="string" calcext:value-type="string">
            <text:p>Genrod</text:p>
          </table:table-cell>
          <table:table-cell office:value-type="float" office:value="983225.300369624" calcext:value-type="float">
            <text:p>983225,3003696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1111-10</text:p>
          </table:table-cell>
          <table:table-cell office:value-type="string" calcext:value-type="string">
            <text:p>Gab. Mod. Viv. Col. 1 Monof. 1 Trif. <text:s/>s/TM s/ID Edese</text:p>
          </table:table-cell>
          <table:table-cell office:value-type="string" calcext:value-type="string">
            <text:p>Genrod</text:p>
          </table:table-cell>
          <table:table-cell office:value-type="float" office:value="362086.911529147" calcext:value-type="float">
            <text:p>362086,9115291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111-10</text:p>
          </table:table-cell>
          <table:table-cell office:value-type="string" calcext:value-type="string">
            <text:p>Gab. Mod. Viv. Col. <text:s/>1 Trif. s/TM s/ID Edese</text:p>
          </table:table-cell>
          <table:table-cell office:value-type="string" calcext:value-type="string">
            <text:p>Genrod</text:p>
          </table:table-cell>
          <table:table-cell office:value-type="float" office:value="191237.997718694" calcext:value-type="float">
            <text:p>191237,9977186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211-10</text:p>
          </table:table-cell>
          <table:table-cell office:value-type="string" calcext:value-type="string">
            <text:p>Gab. Mod. Viv. Col. <text:s/>2 Trif. s/TM s/ID Edese</text:p>
          </table:table-cell>
          <table:table-cell office:value-type="string" calcext:value-type="string">
            <text:p>Genrod</text:p>
          </table:table-cell>
          <table:table-cell office:value-type="float" office:value="410987.095589132" calcext:value-type="float">
            <text:p>410987,0955891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7700411-10</text:p>
          </table:table-cell>
          <table:table-cell office:value-type="string" calcext:value-type="string">
            <text:p>Gab. Mod. Viv. Col. <text:s/>4 Trif. s/TM s/ID Edese</text:p>
          </table:table-cell>
          <table:table-cell office:value-type="string" calcext:value-type="string">
            <text:p>Genrod</text:p>
          </table:table-cell>
          <table:table-cell office:value-type="float" office:value="801084.867195304" calcext:value-type="float">
            <text:p>801084,8671953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0214</text:p>
          </table:table-cell>
          <table:table-cell office:value-type="string" calcext:value-type="string">
            <text:p>Interruptor Termomagnético 1x2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26.567763574" calcext:value-type="float">
            <text:p>26,567763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0614</text:p>
          </table:table-cell>
          <table:table-cell office:value-type="string" calcext:value-type="string">
            <text:p>Interruptor Termomagnético 1x6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26.567763574" calcext:value-type="float">
            <text:p>26,567763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1014</text:p>
          </table:table-cell>
          <table:table-cell office:value-type="string" calcext:value-type="string">
            <text:p>Interruptor Termomagnético 1x1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26.567763574" calcext:value-type="float">
            <text:p>26,567763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1614</text:p>
          </table:table-cell>
          <table:table-cell office:value-type="string" calcext:value-type="string">
            <text:p>Interruptor Termomagnético 1x16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26.567763574" calcext:value-type="float">
            <text:p>26,567763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2014</text:p>
          </table:table-cell>
          <table:table-cell office:value-type="string" calcext:value-type="string">
            <text:p>Interruptor Termomagnético 1x2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26.567763574" calcext:value-type="float">
            <text:p>26,567763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2514</text:p>
          </table:table-cell>
          <table:table-cell office:value-type="string" calcext:value-type="string">
            <text:p>Interruptor Termomagnético 1x25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26.567763574" calcext:value-type="float">
            <text:p>26,567763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3214</text:p>
          </table:table-cell>
          <table:table-cell office:value-type="string" calcext:value-type="string">
            <text:p>Interruptor Termomagnético 1x32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30.4830129428" calcext:value-type="float">
            <text:p>30,48301294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4014</text:p>
          </table:table-cell>
          <table:table-cell office:value-type="string" calcext:value-type="string">
            <text:p>Interruptor Termomagnético 1x4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30.4830129428" calcext:value-type="float">
            <text:p>30,48301294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5014</text:p>
          </table:table-cell>
          <table:table-cell office:value-type="string" calcext:value-type="string">
            <text:p>Interruptor Termomagnético 1x5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30.4830129428" calcext:value-type="float">
            <text:p>30,48301294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6314</text:p>
          </table:table-cell>
          <table:table-cell office:value-type="string" calcext:value-type="string">
            <text:p>Interruptor Termomagnético 1x63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30.4830129428" calcext:value-type="float">
            <text:p>30,48301294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0224</text:p>
          </table:table-cell>
          <table:table-cell office:value-type="string" calcext:value-type="string">
            <text:p>Interruptor Termomagnético 2x2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53.4151878172" calcext:value-type="float">
            <text:p>53,4151878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0624</text:p>
          </table:table-cell>
          <table:table-cell office:value-type="string" calcext:value-type="string">
            <text:p>Interruptor Termomagnético 2x6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53.4151878172" calcext:value-type="float">
            <text:p>53,4151878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1024</text:p>
          </table:table-cell>
          <table:table-cell office:value-type="string" calcext:value-type="string">
            <text:p>Interruptor Termomagnético 2x1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53.4151878172" calcext:value-type="float">
            <text:p>53,4151878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1624</text:p>
          </table:table-cell>
          <table:table-cell office:value-type="string" calcext:value-type="string">
            <text:p>Interruptor Termomagnético 2x16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53.4151878172" calcext:value-type="float">
            <text:p>53,4151878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2024</text:p>
          </table:table-cell>
          <table:table-cell office:value-type="string" calcext:value-type="string">
            <text:p>Interruptor Termomagnético 2x2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53.4151878172" calcext:value-type="float">
            <text:p>53,4151878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2524</text:p>
          </table:table-cell>
          <table:table-cell office:value-type="string" calcext:value-type="string">
            <text:p>Interruptor Termomagnético 2x25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53.4151878172" calcext:value-type="float">
            <text:p>53,4151878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3224</text:p>
          </table:table-cell>
          <table:table-cell office:value-type="string" calcext:value-type="string">
            <text:p>Interruptor Termomagnético 2x32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57.330437186" calcext:value-type="float">
            <text:p>57,3304371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4024</text:p>
          </table:table-cell>
          <table:table-cell office:value-type="string" calcext:value-type="string">
            <text:p>Interruptor Termomagnético 2x4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57.330437186" calcext:value-type="float">
            <text:p>57,3304371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5024</text:p>
          </table:table-cell>
          <table:table-cell office:value-type="string" calcext:value-type="string">
            <text:p>Interruptor Termomagnético 2x5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61.525347224" calcext:value-type="float">
            <text:p>61,5253472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6324</text:p>
          </table:table-cell>
          <table:table-cell office:value-type="string" calcext:value-type="string">
            <text:p>Interruptor Termomagnético 2x63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61.525347224" calcext:value-type="float">
            <text:p>61,5253472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0234</text:p>
          </table:table-cell>
          <table:table-cell office:value-type="string" calcext:value-type="string">
            <text:p>Interruptor Termomagnético 3x2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79.9829513912001" calcext:value-type="float">
            <text:p>79,98295139120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0634</text:p>
          </table:table-cell>
          <table:table-cell office:value-type="string" calcext:value-type="string">
            <text:p>Interruptor Termomagnético 3x6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79.9829513912001" calcext:value-type="float">
            <text:p>79,98295139120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1034</text:p>
          </table:table-cell>
          <table:table-cell office:value-type="string" calcext:value-type="string">
            <text:p>Interruptor Termomagnético 3x1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79.9829513912001" calcext:value-type="float">
            <text:p>79,98295139120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1634</text:p>
          </table:table-cell>
          <table:table-cell office:value-type="string" calcext:value-type="string">
            <text:p>Interruptor Termomagnético 3x16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79.9829513912001" calcext:value-type="float">
            <text:p>79,98295139120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2034</text:p>
          </table:table-cell>
          <table:table-cell office:value-type="string" calcext:value-type="string">
            <text:p>Interruptor Termomagnético 3x2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79.9829513912001" calcext:value-type="float">
            <text:p>79,98295139120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2534</text:p>
          </table:table-cell>
          <table:table-cell office:value-type="string" calcext:value-type="string">
            <text:p>Interruptor Termomagnético 3x25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79.9829513912001" calcext:value-type="float">
            <text:p>79,98295139120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3234</text:p>
          </table:table-cell>
          <table:table-cell office:value-type="string" calcext:value-type="string">
            <text:p>Interruptor Termomagnético 3x32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86.4151467828" calcext:value-type="float">
            <text:p>86,41514678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4034</text:p>
          </table:table-cell>
          <table:table-cell office:value-type="string" calcext:value-type="string">
            <text:p>Interruptor Termomagnético 3x4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86.4151467828" calcext:value-type="float">
            <text:p>86,41514678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5034</text:p>
          </table:table-cell>
          <table:table-cell office:value-type="string" calcext:value-type="string">
            <text:p>Interruptor Termomagnético 3x5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91.1693781592" calcext:value-type="float">
            <text:p>91,16937815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6334</text:p>
          </table:table-cell>
          <table:table-cell office:value-type="string" calcext:value-type="string">
            <text:p>Interruptor Termomagnético 3x63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91.1693781592" calcext:value-type="float">
            <text:p>91,16937815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0244</text:p>
          </table:table-cell>
          <table:table-cell office:value-type="string" calcext:value-type="string">
            <text:p>Interruptor Termomagnético 4x2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05.9913936268" calcext:value-type="float">
            <text:p>105,9913936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0644</text:p>
          </table:table-cell>
          <table:table-cell office:value-type="string" calcext:value-type="string">
            <text:p>Interruptor Termomagnético 4x6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05.9913936268" calcext:value-type="float">
            <text:p>105,9913936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1044</text:p>
          </table:table-cell>
          <table:table-cell office:value-type="string" calcext:value-type="string">
            <text:p>Interruptor Termomagnético 4x1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05.9913936268" calcext:value-type="float">
            <text:p>105,9913936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1644</text:p>
          </table:table-cell>
          <table:table-cell office:value-type="string" calcext:value-type="string">
            <text:p>Interruptor Termomagnético 4x16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05.9913936268" calcext:value-type="float">
            <text:p>105,9913936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2044</text:p>
          </table:table-cell>
          <table:table-cell office:value-type="string" calcext:value-type="string">
            <text:p>Interruptor Termomagnético 4x2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05.9913936268" calcext:value-type="float">
            <text:p>105,9913936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2544</text:p>
          </table:table-cell>
          <table:table-cell office:value-type="string" calcext:value-type="string">
            <text:p>Interruptor Termomagnético 4x25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05.9913936268" calcext:value-type="float">
            <text:p>105,9913936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3244</text:p>
          </table:table-cell>
          <table:table-cell office:value-type="string" calcext:value-type="string">
            <text:p>Interruptor Termomagnético 4x32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13.5422316952" calcext:value-type="float">
            <text:p>113,54223169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4044</text:p>
          </table:table-cell>
          <table:table-cell office:value-type="string" calcext:value-type="string">
            <text:p>Interruptor Termomagnético 4x4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13.5422316952" calcext:value-type="float">
            <text:p>113,54223169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5044</text:p>
          </table:table-cell>
          <table:table-cell office:value-type="string" calcext:value-type="string">
            <text:p>Interruptor Termomagnético 4x50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21.9320517712" calcext:value-type="float">
            <text:p>121,93205177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66344</text:p>
          </table:table-cell>
          <table:table-cell office:value-type="string" calcext:value-type="string">
            <text:p>Interruptor Termomagnético 4x63A – Icc 4,5KA - Curva C</text:p>
          </table:table-cell>
          <table:table-cell office:value-type="string" calcext:value-type="string">
            <text:p>Genrod</text:p>
          </table:table-cell>
          <table:table-cell office:value-type="float" office:value="121.9320517712" calcext:value-type="float">
            <text:p>121,93205177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42523</text:p>
          </table:table-cell>
          <table:table-cell office:value-type="string" calcext:value-type="string">
            <text:p>Interruptor Diferencial 2x25A – Sens. 30mA - tipo AC</text:p>
          </table:table-cell>
          <table:table-cell office:value-type="string" calcext:value-type="string">
            <text:p>Genrod</text:p>
          </table:table-cell>
          <table:table-cell office:value-type="float" office:value="212.2624479228" calcext:value-type="float">
            <text:p>212,26244792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44023</text:p>
          </table:table-cell>
          <table:table-cell office:value-type="string" calcext:value-type="string">
            <text:p>Interruptor Diferencial 2x40A – Sens. 30mA - tipo AC</text:p>
          </table:table-cell>
          <table:table-cell office:value-type="string" calcext:value-type="string">
            <text:p>Genrod</text:p>
          </table:table-cell>
          <table:table-cell office:value-type="float" office:value="212.2624479228" calcext:value-type="float">
            <text:p>212,26244792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46323</text:p>
          </table:table-cell>
          <table:table-cell office:value-type="string" calcext:value-type="string">
            <text:p>Interruptor Diferencial 2x63A – Sens. 30mA - tipo AC</text:p>
          </table:table-cell>
          <table:table-cell office:value-type="string" calcext:value-type="string">
            <text:p>Genrod</text:p>
          </table:table-cell>
          <table:table-cell office:value-type="float" office:value="212.2624479228" calcext:value-type="float">
            <text:p>212,26244792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42543</text:p>
          </table:table-cell>
          <table:table-cell office:value-type="string" calcext:value-type="string">
            <text:p>Interruptor Diferencial 4x25A – Sens. 30mA - tipo AC</text:p>
          </table:table-cell>
          <table:table-cell office:value-type="string" calcext:value-type="string">
            <text:p>Genrod</text:p>
          </table:table-cell>
          <table:table-cell office:value-type="float" office:value="296.1606486828" calcext:value-type="float">
            <text:p>296,16064868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44043</text:p>
          </table:table-cell>
          <table:table-cell office:value-type="string" calcext:value-type="string">
            <text:p>Interruptor Diferencial 4x40A – Sens. 30mA - tipo AC</text:p>
          </table:table-cell>
          <table:table-cell office:value-type="string" calcext:value-type="string">
            <text:p>Genrod</text:p>
          </table:table-cell>
          <table:table-cell office:value-type="float" office:value="296.1606486828" calcext:value-type="float">
            <text:p>296,16064868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346343</text:p>
          </table:table-cell>
          <table:table-cell office:value-type="string" calcext:value-type="string">
            <text:p>Interruptor Diferencial 4x63A – Sens. 30mA - tipo AC</text:p>
          </table:table-cell>
          <table:table-cell office:value-type="string" calcext:value-type="string">
            <text:p>Genrod</text:p>
          </table:table-cell>
          <table:table-cell office:value-type="float" office:value="296.1606486828" calcext:value-type="float">
            <text:p>296,16064868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8000</text:p>
          </table:table-cell>
          <table:table-cell office:value-type="string" calcext:value-type="string">
            <text:p>Seccionador Bajo carga 160A c/base porta fusibles NH00 Unipolar</text:p>
          </table:table-cell>
          <table:table-cell office:value-type="string" calcext:value-type="string">
            <text:p>Genrod</text:p>
          </table:table-cell>
          <table:table-cell office:value-type="float" office:value="17904.5908583589" calcext:value-type="float">
            <text:p>17904,5908583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8300</text:p>
          </table:table-cell>
          <table:table-cell office:value-type="string" calcext:value-type="string">
            <text:p>Seccionador Bajo carga 160A c/base porta fusibles NH00 Tripolar<text:tab/>  </text:p>
          </table:table-cell>
          <table:table-cell office:value-type="string" calcext:value-type="string">
            <text:p>Genrod</text:p>
          </table:table-cell>
          <table:table-cell office:value-type="float" office:value="53743.8235535629" calcext:value-type="float">
            <text:p>53743,82355356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8301</text:p>
          </table:table-cell>
          <table:table-cell office:value-type="string" calcext:value-type="string">
            <text:p>Seccionador Bajo Carga 160A c/base porta fusibles NH00 Tripolar (Ap.Unipolar)</text:p>
          </table:table-cell>
          <table:table-cell office:value-type="string" calcext:value-type="string">
            <text:p>Genrod</text:p>
          </table:table-cell>
          <table:table-cell office:value-type="float" office:value="53743.8235535629" calcext:value-type="float">
            <text:p>53743,82355356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8400</text:p>
          </table:table-cell>
          <table:table-cell office:value-type="string" calcext:value-type="string">
            <text:p>Seccionador Bajo Carga 160A c/base porta fusibles NH00 Tetrapolar</text:p>
          </table:table-cell>
          <table:table-cell office:value-type="string" calcext:value-type="string">
            <text:p>Genrod</text:p>
          </table:table-cell>
          <table:table-cell office:value-type="float" office:value="71618.3900037083" calcext:value-type="float">
            <text:p>71618,39000370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35</text:p>
          </table:table-cell>
          <table:table-cell office:value-type="string" calcext:value-type="string">
            <text:p>Bases NH tamaño 00</text:p>
          </table:table-cell>
          <table:table-cell office:value-type="string" calcext:value-type="string">
            <text:p>Genrod</text:p>
          </table:table-cell>
          <table:table-cell office:value-type="float" office:value="8952.29542917943" calcext:value-type="float">
            <text:p>8952,295429179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37</text:p>
          </table:table-cell>
          <table:table-cell office:value-type="string" calcext:value-type="string">
            <text:p>Bases NH tamaño 01</text:p>
          </table:table-cell>
          <table:table-cell office:value-type="string" calcext:value-type="string">
            <text:p>Genrod</text:p>
          </table:table-cell>
          <table:table-cell office:value-type="float" office:value="27908.3516912848" calcext:value-type="float">
            <text:p>27908,35169128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41</text:p>
          </table:table-cell>
          <table:table-cell office:value-type="string" calcext:value-type="string">
            <text:p>Bases NH tamaño 03</text:p>
          </table:table-cell>
          <table:table-cell office:value-type="string" calcext:value-type="string">
            <text:p>Genrod</text:p>
          </table:table-cell>
          <table:table-cell office:value-type="float" office:value="54645.0606351508" calcext:value-type="float">
            <text:p>54645,06063515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43</text:p>
          </table:table-cell>
          <table:table-cell office:value-type="string" calcext:value-type="string">
            <text:p>Interceptor tripolar NH00</text:p>
          </table:table-cell>
          <table:table-cell office:value-type="string" calcext:value-type="string">
            <text:p>Genrod</text:p>
          </table:table-cell>
          <table:table-cell office:value-type="float" office:value="29981.1783797461" calcext:value-type="float">
            <text:p>29981,17837974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007</text:p>
          </table:table-cell>
          <table:table-cell office:value-type="string" calcext:value-type="string">
            <text:p>Jabalina Lisa de Acero-Cobre ø3/8" x 750mm</text:p>
          </table:table-cell>
          <table:table-cell office:value-type="string" calcext:value-type="string">
            <text:p>Genrod</text:p>
          </table:table-cell>
          <table:table-cell office:value-type="float" office:value="12598.8226311331" calcext:value-type="float">
            <text:p>12598,82263113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010</text:p>
          </table:table-cell>
          <table:table-cell office:value-type="string" calcext:value-type="string">
            <text:p>Jabalina Lisa de Acero-Cobre ø3/8" x 1000mm</text:p>
          </table:table-cell>
          <table:table-cell office:value-type="string" calcext:value-type="string">
            <text:p>Genrod</text:p>
          </table:table-cell>
          <table:table-cell office:value-type="float" office:value="14494.2209872573" calcext:value-type="float">
            <text:p>14494,22098725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015</text:p>
          </table:table-cell>
          <table:table-cell office:value-type="string" calcext:value-type="string">
            <text:p>Jabalina Lisa de Acero-Cobre ø3/8" x 1500mm</text:p>
          </table:table-cell>
          <table:table-cell office:value-type="string" calcext:value-type="string">
            <text:p>Genrod</text:p>
          </table:table-cell>
          <table:table-cell office:value-type="float" office:value="21969.893095401" calcext:value-type="float">
            <text:p>21969,8930954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020</text:p>
          </table:table-cell>
          <table:table-cell office:value-type="string" calcext:value-type="string">
            <text:p>Jabalina Lisa de Acero-Cobre ø3/8" x 2000mm</text:p>
          </table:table-cell>
          <table:table-cell office:value-type="string" calcext:value-type="string">
            <text:p>Genrod</text:p>
          </table:table-cell>
          <table:table-cell office:value-type="float" office:value="30795.1249567304" calcext:value-type="float">
            <text:p>30795,12495673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210</text:p>
          </table:table-cell>
          <table:table-cell office:value-type="string" calcext:value-type="string">
            <text:p>Jabalina Lisa de Acero-Cobre ø1/2" x 1000mm</text:p>
          </table:table-cell>
          <table:table-cell office:value-type="string" calcext:value-type="string">
            <text:p>Genrod</text:p>
          </table:table-cell>
          <table:table-cell office:value-type="float" office:value="20883.2035469394" calcext:value-type="float">
            <text:p>20883,20354693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215</text:p>
          </table:table-cell>
          <table:table-cell office:value-type="string" calcext:value-type="string">
            <text:p>Jabalina Lisa de Acero-Cobre ø1/2" x 1500mm</text:p>
          </table:table-cell>
          <table:table-cell office:value-type="string" calcext:value-type="string">
            <text:p>Genrod</text:p>
          </table:table-cell>
          <table:table-cell office:value-type="float" office:value="31112.6528036628" calcext:value-type="float">
            <text:p>31112,65280366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220</text:p>
          </table:table-cell>
          <table:table-cell office:value-type="string" calcext:value-type="string">
            <text:p>Jabalina Lisa de Acero-Cobre ø1/2" x 2000mm</text:p>
          </table:table-cell>
          <table:table-cell office:value-type="string" calcext:value-type="string">
            <text:p>Genrod</text:p>
          </table:table-cell>
          <table:table-cell office:value-type="float" office:value="42618.0274629727" calcext:value-type="float">
            <text:p>42618,02746297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230</text:p>
          </table:table-cell>
          <table:table-cell office:value-type="string" calcext:value-type="string">
            <text:p>Jabalina Lisa de Acero-Cobre ø1/2" x 3000mm</text:p>
          </table:table-cell>
          <table:table-cell office:value-type="string" calcext:value-type="string">
            <text:p>Genrod</text:p>
          </table:table-cell>
          <table:table-cell office:value-type="float" office:value="63628.6671325122" calcext:value-type="float">
            <text:p>63628,66713251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610</text:p>
          </table:table-cell>
          <table:table-cell office:value-type="string" calcext:value-type="string">
            <text:p>Jabalina Lisa de Acero-Cobre ø5/8" x 1000mm</text:p>
          </table:table-cell>
          <table:table-cell office:value-type="string" calcext:value-type="string">
            <text:p>Genrod</text:p>
          </table:table-cell>
          <table:table-cell office:value-type="float" office:value="25099.63336714" calcext:value-type="float">
            <text:p>25099,633367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615</text:p>
          </table:table-cell>
          <table:table-cell office:value-type="string" calcext:value-type="string">
            <text:p>Jabalina Lisa de Acero-Cobre ø5/8" x 1500mm</text:p>
          </table:table-cell>
          <table:table-cell office:value-type="string" calcext:value-type="string">
            <text:p>Genrod</text:p>
          </table:table-cell>
          <table:table-cell office:value-type="float" office:value="37417.0812894105" calcext:value-type="float">
            <text:p>37417,08128941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620</text:p>
          </table:table-cell>
          <table:table-cell office:value-type="string" calcext:value-type="string">
            <text:p>Jabalina Lisa de Acero-Cobre ø5/8" x 2000mm</text:p>
          </table:table-cell>
          <table:table-cell office:value-type="string" calcext:value-type="string">
            <text:p>Genrod</text:p>
          </table:table-cell>
          <table:table-cell office:value-type="float" office:value="50678.6721014675" calcext:value-type="float">
            <text:p>50678,67210146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630</text:p>
          </table:table-cell>
          <table:table-cell office:value-type="string" calcext:value-type="string">
            <text:p>Jabalina Lisa de Acero-Cobre ø5/8" x 3000mm</text:p>
          </table:table-cell>
          <table:table-cell office:value-type="string" calcext:value-type="string">
            <text:p>Genrod</text:p>
          </table:table-cell>
          <table:table-cell office:value-type="float" office:value="74063.3186496428" calcext:value-type="float">
            <text:p>74063,31864964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910</text:p>
          </table:table-cell>
          <table:table-cell office:value-type="string" calcext:value-type="string">
            <text:p>Jabalina Lisa de Acero-Cobre ø3/4" x 1000mm</text:p>
          </table:table-cell>
          <table:table-cell office:value-type="string" calcext:value-type="string">
            <text:p>Genrod</text:p>
          </table:table-cell>
          <table:table-cell office:value-type="float" office:value="34710.4360277674" calcext:value-type="float">
            <text:p>34710,43602776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915</text:p>
          </table:table-cell>
          <table:table-cell office:value-type="string" calcext:value-type="string">
            <text:p>Jabalina Lisa de Acero-Cobre ø3/4" x 1500mm</text:p>
          </table:table-cell>
          <table:table-cell office:value-type="string" calcext:value-type="string">
            <text:p>Genrod</text:p>
          </table:table-cell>
          <table:table-cell office:value-type="float" office:value="49547.8314554122" calcext:value-type="float">
            <text:p>49547,83145541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920</text:p>
          </table:table-cell>
          <table:table-cell office:value-type="string" calcext:value-type="string">
            <text:p>Jabalina Lisa de Acero-Cobre ø3/4" x 2000mm</text:p>
          </table:table-cell>
          <table:table-cell office:value-type="string" calcext:value-type="string">
            <text:p>Genrod</text:p>
          </table:table-cell>
          <table:table-cell office:value-type="float" office:value="65399.1674638926" calcext:value-type="float">
            <text:p>65399,16746389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930</text:p>
          </table:table-cell>
          <table:table-cell office:value-type="string" calcext:value-type="string">
            <text:p>Jabalina Lisa de Acero-Cobre ø3/4" x 3000mm</text:p>
          </table:table-cell>
          <table:table-cell office:value-type="string" calcext:value-type="string">
            <text:p>Genrod</text:p>
          </table:table-cell>
          <table:table-cell office:value-type="float" office:value="97801.2034913336" calcext:value-type="float">
            <text:p>97801,20349133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C25</text:p>
          </table:table-cell>
          <table:table-cell office:value-type="string" calcext:value-type="string">
            <text:p>Cable Acero Cobre 25 mm²</text:p>
          </table:table-cell>
          <table:table-cell office:value-type="string" calcext:value-type="string">
            <text:p>Genrod</text:p>
          </table:table-cell>
          <table:table-cell office:value-type="float" office:value="7354.5517174187" calcext:value-type="float">
            <text:p>7354,55171741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C35</text:p>
          </table:table-cell>
          <table:table-cell office:value-type="string" calcext:value-type="string">
            <text:p>Cable Acero Cobre 35 mm²</text:p>
          </table:table-cell>
          <table:table-cell office:value-type="string" calcext:value-type="string">
            <text:p>Genrod</text:p>
          </table:table-cell>
          <table:table-cell office:value-type="float" office:value="10607.9209649733" calcext:value-type="float">
            <text:p>10607,92096497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C50</text:p>
          </table:table-cell>
          <table:table-cell office:value-type="string" calcext:value-type="string">
            <text:p>Cable Acero Cobre 50 mm²</text:p>
          </table:table-cell>
          <table:table-cell office:value-type="string" calcext:value-type="string">
            <text:p>Genrod</text:p>
          </table:table-cell>
          <table:table-cell office:value-type="float" office:value="15272.6496972386" calcext:value-type="float">
            <text:p>15272,64969723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C70</text:p>
          </table:table-cell>
          <table:table-cell office:value-type="string" calcext:value-type="string">
            <text:p>Cable Acero Cobre 70 mm²</text:p>
          </table:table-cell>
          <table:table-cell office:value-type="string" calcext:value-type="string">
            <text:p>Genrod</text:p>
          </table:table-cell>
          <table:table-cell office:value-type="float" office:value="21029.5573523988" calcext:value-type="float">
            <text:p>21029,55735239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CC95</text:p>
          </table:table-cell>
          <table:table-cell office:value-type="string" calcext:value-type="string">
            <text:p>Cable Acero Cobre 95 mm²</text:p>
          </table:table-cell>
          <table:table-cell office:value-type="string" calcext:value-type="string">
            <text:p>Genrod</text:p>
          </table:table-cell>
          <table:table-cell office:value-type="float" office:value="29465.781448098" calcext:value-type="float">
            <text:p>29465,7814480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A1215</text:p>
          </table:table-cell>
          <table:table-cell office:value-type="string" calcext:value-type="string">
            <text:p>Jabalina Acoplable de Acero-Cobre ø1/2" x 1500mm</text:p>
          </table:table-cell>
          <table:table-cell office:value-type="string" calcext:value-type="string">
            <text:p>Genrod</text:p>
          </table:table-cell>
          <table:table-cell office:value-type="float" office:value="36451.9253103947" calcext:value-type="float">
            <text:p>36451,92531039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A1230</text:p>
          </table:table-cell>
          <table:table-cell office:value-type="string" calcext:value-type="string">
            <text:p>Jabalina Acoplable de Acero-Cobre ø1/2" x 3000mm</text:p>
          </table:table-cell>
          <table:table-cell office:value-type="string" calcext:value-type="string">
            <text:p>Genrod</text:p>
          </table:table-cell>
          <table:table-cell office:value-type="float" office:value="67743.3074235679" calcext:value-type="float">
            <text:p>67743,30742356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A1615</text:p>
          </table:table-cell>
          <table:table-cell office:value-type="string" calcext:value-type="string">
            <text:p>Jabalina Acoplable de Acero-Cobre ø5/8" x 1500mm</text:p>
          </table:table-cell>
          <table:table-cell office:value-type="string" calcext:value-type="string">
            <text:p>Genrod</text:p>
          </table:table-cell>
          <table:table-cell office:value-type="float" office:value="41569.1732802298" calcext:value-type="float">
            <text:p>41569,17328022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A1630</text:p>
          </table:table-cell>
          <table:table-cell office:value-type="string" calcext:value-type="string">
            <text:p>Jabalina Acoplable de Acero-Cobre ø5/8" x 3000mm</text:p>
          </table:table-cell>
          <table:table-cell office:value-type="string" calcext:value-type="string">
            <text:p>Genrod</text:p>
          </table:table-cell>
          <table:table-cell office:value-type="float" office:value="79241.953172282" calcext:value-type="float">
            <text:p>79241,9531722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A1915</text:p>
          </table:table-cell>
          <table:table-cell office:value-type="string" calcext:value-type="string">
            <text:p>Jabalina Acoplable de Acero-Cobre ø3/4" x 1500mm</text:p>
          </table:table-cell>
          <table:table-cell office:value-type="string" calcext:value-type="string">
            <text:p>Genrod</text:p>
          </table:table-cell>
          <table:table-cell office:value-type="float" office:value="53654.9164784305" calcext:value-type="float">
            <text:p>53654,91647843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A1930</text:p>
          </table:table-cell>
          <table:table-cell office:value-type="string" calcext:value-type="string">
            <text:p>Jabalina Acoplable de Acero-Cobre ø3/4" x 3000mm</text:p>
          </table:table-cell>
          <table:table-cell office:value-type="string" calcext:value-type="string">
            <text:p>Genrod</text:p>
          </table:table-cell>
          <table:table-cell office:value-type="float" office:value="102755.688557941" calcext:value-type="float">
            <text:p>102755,6885579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T-1</text:p>
          </table:table-cell>
          <table:table-cell office:value-type="string" calcext:value-type="string">
            <text:p>Tomacable Normalizado T1</text:p>
          </table:table-cell>
          <table:table-cell office:value-type="string" calcext:value-type="string">
            <text:p>Genrod</text:p>
          </table:table-cell>
          <table:table-cell office:value-type="float" office:value="15162.4490298489" calcext:value-type="float">
            <text:p>15162,44902984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T-2</text:p>
          </table:table-cell>
          <table:table-cell office:value-type="string" calcext:value-type="string">
            <text:p>Tomacable Normalizado T2</text:p>
          </table:table-cell>
          <table:table-cell office:value-type="string" calcext:value-type="string">
            <text:p>Genrod</text:p>
          </table:table-cell>
          <table:table-cell office:value-type="float" office:value="19909.105199895" calcext:value-type="float">
            <text:p>19909,1051998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T-22</text:p>
          </table:table-cell>
          <table:table-cell office:value-type="string" calcext:value-type="string">
            <text:p>Tomacable Normalizado T22</text:p>
          </table:table-cell>
          <table:table-cell office:value-type="string" calcext:value-type="string">
            <text:p>Genrod</text:p>
          </table:table-cell>
          <table:table-cell office:value-type="float" office:value="22159.3650516521" calcext:value-type="float">
            <text:p>22159,36505165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T-3</text:p>
          </table:table-cell>
          <table:table-cell office:value-type="string" calcext:value-type="string">
            <text:p>Tomacable Normalizado T3</text:p>
          </table:table-cell>
          <table:table-cell office:value-type="string" calcext:value-type="string">
            <text:p>Genrod</text:p>
          </table:table-cell>
          <table:table-cell office:value-type="float" office:value="27327.5815679741" calcext:value-type="float">
            <text:p>27327,58156797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T-4</text:p>
          </table:table-cell>
          <table:table-cell office:value-type="string" calcext:value-type="string">
            <text:p>Tomacable Normalizado T4</text:p>
          </table:table-cell>
          <table:table-cell office:value-type="string" calcext:value-type="string">
            <text:p>Genrod</text:p>
          </table:table-cell>
          <table:table-cell office:value-type="float" office:value="33592.3153837595" calcext:value-type="float">
            <text:p>33592,31538375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C1010VA</text:p>
          </table:table-cell>
          <table:table-cell office:value-type="string" calcext:value-type="string">
            <text:p>Conj. Agrafado- Jab. 3/8" x 1000mm c/cable VyA - 6 mm²</text:p>
          </table:table-cell>
          <table:table-cell office:value-type="string" calcext:value-type="string">
            <text:p>Genrod</text:p>
          </table:table-cell>
          <table:table-cell office:value-type="float" office:value="35520.177782232" calcext:value-type="float">
            <text:p>35520,1777822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C1215VA</text:p>
          </table:table-cell>
          <table:table-cell office:value-type="string" calcext:value-type="string">
            <text:p>Conj. Agrafado- Jab. 1/2" x1500mm c/cable VyA - 6 mm²</text:p>
          </table:table-cell>
          <table:table-cell office:value-type="string" calcext:value-type="string">
            <text:p>Genrod</text:p>
          </table:table-cell>
          <table:table-cell office:value-type="float" office:value="55676.8065486501" calcext:value-type="float">
            <text:p>55676,80654865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C1615VA</text:p>
          </table:table-cell>
          <table:table-cell office:value-type="string" calcext:value-type="string">
            <text:p>Conj. Agrafado- Jab. 5/8" x 1500mm c/cable VyA-6 mm²</text:p>
          </table:table-cell>
          <table:table-cell office:value-type="string" calcext:value-type="string">
            <text:p>Genrod</text:p>
          </table:table-cell>
          <table:table-cell office:value-type="float" office:value="65244.5205712515" calcext:value-type="float">
            <text:p>65244,52057125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C1620VA</text:p>
          </table:table-cell>
          <table:table-cell office:value-type="string" calcext:value-type="string">
            <text:p>Conj. Agrafado- Jab. 5/8" x 2000mm c/cable VyA - 6 mm²</text:p>
          </table:table-cell>
          <table:table-cell office:value-type="string" calcext:value-type="string">
            <text:p>Genrod</text:p>
          </table:table-cell>
          <table:table-cell office:value-type="float" office:value="79127.2075389636" calcext:value-type="float">
            <text:p>79127,20753896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C1010</text:p>
          </table:table-cell>
          <table:table-cell office:value-type="string" calcext:value-type="string">
            <text:p>Conj. Agrafado - Jab. 3/8" x 1000mm c/CableDesn. 6mm²</text:p>
          </table:table-cell>
          <table:table-cell office:value-type="string" calcext:value-type="string">
            <text:p>Genrod</text:p>
          </table:table-cell>
          <table:table-cell office:value-type="float" office:value="35520.177782232" calcext:value-type="float">
            <text:p>35520,1777822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C1215</text:p>
          </table:table-cell>
          <table:table-cell office:value-type="string" calcext:value-type="string">
            <text:p>Conj. Agrafado - Jab. 1/2" x1500mm c/CableDesn. 6mm²</text:p>
          </table:table-cell>
          <table:table-cell office:value-type="string" calcext:value-type="string">
            <text:p>Genrod</text:p>
          </table:table-cell>
          <table:table-cell office:value-type="float" office:value="55676.8065486501" calcext:value-type="float">
            <text:p>55676,80654865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C1615</text:p>
          </table:table-cell>
          <table:table-cell office:value-type="string" calcext:value-type="string">
            <text:p>Conj. Agrafado - Jab. 5/8" x 1500mm c/CableDesn. 6mm²</text:p>
          </table:table-cell>
          <table:table-cell office:value-type="string" calcext:value-type="string">
            <text:p>Genrod</text:p>
          </table:table-cell>
          <table:table-cell office:value-type="float" office:value="65244.5205712515" calcext:value-type="float">
            <text:p>65244,52057125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C1620</text:p>
          </table:table-cell>
          <table:table-cell office:value-type="string" calcext:value-type="string">
            <text:p>Conj. Agrafado - Jab. 5/8" x 2000mm c/CableDesn. 6mm²</text:p>
          </table:table-cell>
          <table:table-cell office:value-type="string" calcext:value-type="string">
            <text:p>Genrod</text:p>
          </table:table-cell>
          <table:table-cell office:value-type="float" office:value="79127.2075389636" calcext:value-type="float">
            <text:p>79127,20753896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JC1615VA6S</text:p>
          </table:table-cell>
          <table:table-cell office:value-type="string" calcext:value-type="string">
            <text:p>Conj. Soldado Jab. -5/8x1500-IRAM C/2Mts. Cable V/A 6mm</text:p>
          </table:table-cell>
          <table:table-cell office:value-type="string" calcext:value-type="string">
            <text:p>Genrod</text:p>
          </table:table-cell>
          <table:table-cell office:value-type="float" office:value="75268.1773122523" calcext:value-type="float">
            <text:p>75268,17731225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007+M10</text:p>
          </table:table-cell>
          <table:table-cell office:value-type="string" calcext:value-type="string">
            <text:p>Jabalina + Tomacable - 3/8" x 750mm </text:p>
          </table:table-cell>
          <table:table-cell office:value-type="string" calcext:value-type="string">
            <text:p>Genrod</text:p>
          </table:table-cell>
          <table:table-cell office:value-type="float" office:value="12307.010240776" calcext:value-type="float">
            <text:p>12307,0102407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010+M10</text:p>
          </table:table-cell>
          <table:table-cell office:value-type="string" calcext:value-type="string">
            <text:p>Jabalina + Tomacable - 3/8" x 1000mm</text:p>
          </table:table-cell>
          <table:table-cell office:value-type="string" calcext:value-type="string">
            <text:p>Genrod</text:p>
          </table:table-cell>
          <table:table-cell office:value-type="float" office:value="13835.8231550646" calcext:value-type="float">
            <text:p>13835,82315506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015+M10</text:p>
          </table:table-cell>
          <table:table-cell office:value-type="string" calcext:value-type="string">
            <text:p>Jabalina + Tomacable - 3/8" x 1500mm</text:p>
          </table:table-cell>
          <table:table-cell office:value-type="string" calcext:value-type="string">
            <text:p>Genrod</text:p>
          </table:table-cell>
          <table:table-cell office:value-type="float" office:value="19866.2895549524" calcext:value-type="float">
            <text:p>19866,28955495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020+M10</text:p>
          </table:table-cell>
          <table:table-cell office:value-type="string" calcext:value-type="string">
            <text:p>Jabalina + Tomacable - 3/8" x 2000mm</text:p>
          </table:table-cell>
          <table:table-cell office:value-type="string" calcext:value-type="string">
            <text:p>Genrod</text:p>
          </table:table-cell>
          <table:table-cell office:value-type="float" office:value="26985.3835082542" calcext:value-type="float">
            <text:p>26985,38350825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210+M12</text:p>
          </table:table-cell>
          <table:table-cell office:value-type="string" calcext:value-type="string">
            <text:p>Jabalina + Tomacable - 1/2" x 1000mm</text:p>
          </table:table-cell>
          <table:table-cell office:value-type="string" calcext:value-type="string">
            <text:p>Genrod</text:p>
          </table:table-cell>
          <table:table-cell office:value-type="float" office:value="19735.0266103907" calcext:value-type="float">
            <text:p>19735,02661039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215+M12</text:p>
          </table:table-cell>
          <table:table-cell office:value-type="string" calcext:value-type="string">
            <text:p>Jabalina + Tomacable - 1/2" x 1500mm</text:p>
          </table:table-cell>
          <table:table-cell office:value-type="string" calcext:value-type="string">
            <text:p>Genrod</text:p>
          </table:table-cell>
          <table:table-cell office:value-type="float" office:value="27986.7098411196" calcext:value-type="float">
            <text:p>27986,70984111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220+M12</text:p>
          </table:table-cell>
          <table:table-cell office:value-type="string" calcext:value-type="string">
            <text:p>Jabalina + Tomacable - 1/2" x 2000mm</text:p>
          </table:table-cell>
          <table:table-cell office:value-type="string" calcext:value-type="string">
            <text:p>Genrod</text:p>
          </table:table-cell>
          <table:table-cell office:value-type="float" office:value="37267.7737479768" calcext:value-type="float">
            <text:p>37267,77374797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230+M12</text:p>
          </table:table-cell>
          <table:table-cell office:value-type="string" calcext:value-type="string">
            <text:p>Jabalina + Tomacable - 1/2" x 3000mm</text:p>
          </table:table-cell>
          <table:table-cell office:value-type="string" calcext:value-type="string">
            <text:p>Genrod</text:p>
          </table:table-cell>
          <table:table-cell office:value-type="float" office:value="54216.3033901361" calcext:value-type="float">
            <text:p>54216,30339013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610+M16</text:p>
          </table:table-cell>
          <table:table-cell office:value-type="string" calcext:value-type="string">
            <text:p>Jabalina + Tomacable - 5/8" x 1000mm</text:p>
          </table:table-cell>
          <table:table-cell office:value-type="string" calcext:value-type="string">
            <text:p>Genrod</text:p>
          </table:table-cell>
          <table:table-cell office:value-type="float" office:value="23615.4806456548" calcext:value-type="float">
            <text:p>23615,48064565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615+M16</text:p>
          </table:table-cell>
          <table:table-cell office:value-type="string" calcext:value-type="string">
            <text:p>Jabalina + Tomacable - 5/8" x 1500mm</text:p>
          </table:table-cell>
          <table:table-cell office:value-type="string" calcext:value-type="string">
            <text:p>Genrod</text:p>
          </table:table-cell>
          <table:table-cell office:value-type="float" office:value="33551.6689271011" calcext:value-type="float">
            <text:p>33551,66892710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620+M16</text:p>
          </table:table-cell>
          <table:table-cell office:value-type="string" calcext:value-type="string">
            <text:p>Jabalina + Tomacable - 5/8" x 2000mm</text:p>
          </table:table-cell>
          <table:table-cell office:value-type="string" calcext:value-type="string">
            <text:p>Genrod</text:p>
          </table:table-cell>
          <table:table-cell office:value-type="float" office:value="44249.2201617216" calcext:value-type="float">
            <text:p>44249,22016172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630+M16</text:p>
          </table:table-cell>
          <table:table-cell office:value-type="string" calcext:value-type="string">
            <text:p>Jabalina + Tomacable - 5/8" x 3000mm</text:p>
          </table:table-cell>
          <table:table-cell office:value-type="string" calcext:value-type="string">
            <text:p>Genrod</text:p>
          </table:table-cell>
          <table:table-cell office:value-type="float" office:value="63112.8036620087" calcext:value-type="float">
            <text:p>63112,80366200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910+M19</text:p>
          </table:table-cell>
          <table:table-cell office:value-type="string" calcext:value-type="string">
            <text:p>Jabalina + Tomacable - 3/4" x 1000mm</text:p>
          </table:table-cell>
          <table:table-cell office:value-type="string" calcext:value-type="string">
            <text:p>Genrod</text:p>
          </table:table-cell>
          <table:table-cell office:value-type="float" office:value="32057.8901251801" calcext:value-type="float">
            <text:p>32057,89012518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915+M19</text:p>
          </table:table-cell>
          <table:table-cell office:value-type="string" calcext:value-type="string">
            <text:p>Jabalina + Tomacable - 3/4" x 1500mm</text:p>
          </table:table-cell>
          <table:table-cell office:value-type="string" calcext:value-type="string">
            <text:p>Genrod</text:p>
          </table:table-cell>
          <table:table-cell office:value-type="float" office:value="44026.7873648983" calcext:value-type="float">
            <text:p>44026,78736489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920+M19</text:p>
          </table:table-cell>
          <table:table-cell office:value-type="string" calcext:value-type="string">
            <text:p>Jabalina + Tomacable - 3/4" x 2000mm</text:p>
          </table:table-cell>
          <table:table-cell office:value-type="string" calcext:value-type="string">
            <text:p>Genrod</text:p>
          </table:table-cell>
          <table:table-cell office:value-type="float" office:value="56813.4538313709" calcext:value-type="float">
            <text:p>56813,45383137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L1930+M19</text:p>
          </table:table-cell>
          <table:table-cell office:value-type="string" calcext:value-type="string">
            <text:p>Jabalina + Tomacable - 3/4" x 3000mm</text:p>
          </table:table-cell>
          <table:table-cell office:value-type="string" calcext:value-type="string">
            <text:p>Genrod</text:p>
          </table:table-cell>
          <table:table-cell office:value-type="float" office:value="82951.0118203298" calcext:value-type="float">
            <text:p>82951,01182032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-10</text:p>
          </table:table-cell>
          <table:table-cell office:value-type="string" calcext:value-type="string">
            <text:p>Mordaza para Jabalina de PAT ø3/8"</text:p>
          </table:table-cell>
          <table:table-cell office:value-type="string" calcext:value-type="string">
            <text:p>Genrod</text:p>
          </table:table-cell>
          <table:table-cell office:value-type="float" office:value="2947.86548111246" calcext:value-type="float">
            <text:p>2947,865481112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-12</text:p>
          </table:table-cell>
          <table:table-cell office:value-type="string" calcext:value-type="string">
            <text:p>Mordaza para Jabalina de PAT ø1/2"</text:p>
          </table:table-cell>
          <table:table-cell office:value-type="string" calcext:value-type="string">
            <text:p>Genrod</text:p>
          </table:table-cell>
          <table:table-cell office:value-type="float" office:value="3972.54804992163" calcext:value-type="float">
            <text:p>3972,548049921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-16</text:p>
          </table:table-cell>
          <table:table-cell office:value-type="string" calcext:value-type="string">
            <text:p>Mordaza para Jabalina de PAT ø5/8"</text:p>
          </table:table-cell>
          <table:table-cell office:value-type="string" calcext:value-type="string">
            <text:p>Genrod</text:p>
          </table:table-cell>
          <table:table-cell office:value-type="float" office:value="4631.70337643578" calcext:value-type="float">
            <text:p>4631,703376435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-19</text:p>
          </table:table-cell>
          <table:table-cell office:value-type="string" calcext:value-type="string">
            <text:p>Mordaza para Jabalina de PAT ø3/4"</text:p>
          </table:table-cell>
          <table:table-cell office:value-type="string" calcext:value-type="string">
            <text:p>Genrod</text:p>
          </table:table-cell>
          <table:table-cell office:value-type="float" office:value="5579.91670025512" calcext:value-type="float">
            <text:p>5579,916700255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12</text:p>
          </table:table-cell>
          <table:table-cell office:value-type="string" calcext:value-type="string">
            <text:p>Bujes de Acople p/Jabalina ø1/2" (M14)</text:p>
          </table:table-cell>
          <table:table-cell office:value-type="string" calcext:value-type="string">
            <text:p>Genrod</text:p>
          </table:table-cell>
          <table:table-cell office:value-type="float" office:value="14663.7349795734" calcext:value-type="float">
            <text:p>14663,73497957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16</text:p>
          </table:table-cell>
          <table:table-cell office:value-type="string" calcext:value-type="string">
            <text:p>Bujes de Acople p/Jabalina ø5/8" (M16)</text:p>
          </table:table-cell>
          <table:table-cell office:value-type="string" calcext:value-type="string">
            <text:p>Genrod</text:p>
          </table:table-cell>
          <table:table-cell office:value-type="float" office:value="16926.140564144" calcext:value-type="float">
            <text:p>16926,1405641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19</text:p>
          </table:table-cell>
          <table:table-cell office:value-type="string" calcext:value-type="string">
            <text:p>Bujes de Acople p/Jabalina ø3/4" (M18)</text:p>
          </table:table-cell>
          <table:table-cell office:value-type="string" calcext:value-type="string">
            <text:p>Genrod</text:p>
          </table:table-cell>
          <table:table-cell office:value-type="float" office:value="23266.4719003838" calcext:value-type="float">
            <text:p>23266,47190038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12</text:p>
          </table:table-cell>
          <table:table-cell office:value-type="string" calcext:value-type="string">
            <text:p>Sufridera de Acople p/Jabalina ø1/2" (M14)</text:p>
          </table:table-cell>
          <table:table-cell office:value-type="string" calcext:value-type="string">
            <text:p>Genrod</text:p>
          </table:table-cell>
          <table:table-cell office:value-type="float" office:value="5926.31334616631" calcext:value-type="float">
            <text:p>5926,313346166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16</text:p>
          </table:table-cell>
          <table:table-cell office:value-type="string" calcext:value-type="string">
            <text:p>Sufridera de Acople p/Jabalina ø5/8" (M16)</text:p>
          </table:table-cell>
          <table:table-cell office:value-type="string" calcext:value-type="string">
            <text:p>Genrod</text:p>
          </table:table-cell>
          <table:table-cell office:value-type="float" office:value="6496.00656431327" calcext:value-type="float">
            <text:p>6496,006564313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19</text:p>
          </table:table-cell>
          <table:table-cell office:value-type="string" calcext:value-type="string">
            <text:p>Sufridera de Acople p/Jabalina ø3/4" (M18)</text:p>
          </table:table-cell>
          <table:table-cell office:value-type="string" calcext:value-type="string">
            <text:p>Genrod</text:p>
          </table:table-cell>
          <table:table-cell office:value-type="float" office:value="9004.18717187059" calcext:value-type="float">
            <text:p>9004,187171870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I1</text:p>
          </table:table-cell>
          <table:table-cell office:value-type="string" calcext:value-type="string">
            <text:p>Caja de Inspeccion Fundicion Gris 25x25</text:p>
          </table:table-cell>
          <table:table-cell office:value-type="string" calcext:value-type="string">
            <text:p>Genrod</text:p>
          </table:table-cell>
          <table:table-cell office:value-type="float" office:value="45363.5595265329" calcext:value-type="float">
            <text:p>45363,55952653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I2</text:p>
          </table:table-cell>
          <table:table-cell office:value-type="string" calcext:value-type="string">
            <text:p>Caja de Inspeccion Fundicion Gris 15x15</text:p>
          </table:table-cell>
          <table:table-cell office:value-type="string" calcext:value-type="string">
            <text:p>Genrod</text:p>
          </table:table-cell>
          <table:table-cell office:value-type="float" office:value="21133.968379314" calcext:value-type="float">
            <text:p>21133,9683793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I7</text:p>
          </table:table-cell>
          <table:table-cell office:value-type="string" calcext:value-type="string">
            <text:p>Caja de Inspecc. Fundicion Aluminio 15x15</text:p>
          </table:table-cell>
          <table:table-cell office:value-type="string" calcext:value-type="string">
            <text:p>Genrod</text:p>
          </table:table-cell>
          <table:table-cell office:value-type="float" office:value="10794.5984312155" calcext:value-type="float">
            <text:p>10794,59843121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I3</text:p>
          </table:table-cell>
          <table:table-cell office:value-type="string" calcext:value-type="string">
            <text:p>Caja de Inspecc. S/B.Neutro-Mat. Aislante - 25x25cm</text:p>
          </table:table-cell>
          <table:table-cell office:value-type="string" calcext:value-type="string">
            <text:p>Genrod</text:p>
          </table:table-cell>
          <table:table-cell office:value-type="float" office:value="10966.3752445787" calcext:value-type="float">
            <text:p>10966,37524457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I6</text:p>
          </table:table-cell>
          <table:table-cell office:value-type="string" calcext:value-type="string">
            <text:p>Caja de Inspecc. S/B.Neutro-Mat. Aislante - 15x15cm</text:p>
          </table:table-cell>
          <table:table-cell office:value-type="string" calcext:value-type="string">
            <text:p>Genrod</text:p>
          </table:table-cell>
          <table:table-cell office:value-type="float" office:value="5218.02958532757" calcext:value-type="float">
            <text:p>5218,029585327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I9</text:p>
          </table:table-cell>
          <table:table-cell office:value-type="string" calcext:value-type="string">
            <text:p>Caja de Inspecc Eco. S/B.Neutro-Mat. Aislante - 15x15cm</text:p>
          </table:table-cell>
          <table:table-cell office:value-type="string" calcext:value-type="string">
            <text:p>Genrod</text:p>
          </table:table-cell>
          <table:table-cell office:value-type="float" office:value="1893.2647851808" calcext:value-type="float">
            <text:p>1893,26478518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6</text:p>
          </table:table-cell>
          <table:table-cell office:value-type="string" calcext:value-type="string">
            <text:p>Gel-Mejorador de Suelos x 12Kg.</text:p>
          </table:table-cell>
          <table:table-cell office:value-type="string" calcext:value-type="string">
            <text:p>Genrod</text:p>
          </table:table-cell>
          <table:table-cell office:value-type="float" office:value="24795.2191136343" calcext:value-type="float">
            <text:p>24795,21911363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2525</text:p>
          </table:table-cell>
          <table:table-cell office:value-type="string" calcext:value-type="string">
            <text:p>Molde p/Sold-Cruce Cables Horiz. Enteros-XBC 25x25</text:p>
          </table:table-cell>
          <table:table-cell office:value-type="string" calcext:value-type="string">
            <text:p>Genrod</text:p>
          </table:table-cell>
          <table:table-cell office:value-type="float" office:value="499649.959806292" calcext:value-type="float">
            <text:p>499649,959806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3535</text:p>
          </table:table-cell>
          <table:table-cell office:value-type="string" calcext:value-type="string">
            <text:p>Molde p/Sold-Cruce Cables Horiz. Enteros-XBC 35x35</text:p>
          </table:table-cell>
          <table:table-cell office:value-type="string" calcext:value-type="string">
            <text:p>Genrod</text:p>
          </table:table-cell>
          <table:table-cell office:value-type="float" office:value="499649.959806292" calcext:value-type="float">
            <text:p>499649,959806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3525</text:p>
          </table:table-cell>
          <table:table-cell office:value-type="string" calcext:value-type="string">
            <text:p>Molde p/Sold-Cruce Cables Horiz. Enteros-XBC 35x25</text:p>
          </table:table-cell>
          <table:table-cell office:value-type="string" calcext:value-type="string">
            <text:p>Genrod</text:p>
          </table:table-cell>
          <table:table-cell office:value-type="float" office:value="499649.959806292" calcext:value-type="float">
            <text:p>499649,959806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5050</text:p>
          </table:table-cell>
          <table:table-cell office:value-type="string" calcext:value-type="string">
            <text:p>Molde p/Sold-Cruce Cables Horiz. Enteros-XBC 50x50</text:p>
          </table:table-cell>
          <table:table-cell office:value-type="string" calcext:value-type="string">
            <text:p>Genrod</text:p>
          </table:table-cell>
          <table:table-cell office:value-type="float" office:value="499649.959806292" calcext:value-type="float">
            <text:p>499649,959806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5035</text:p>
          </table:table-cell>
          <table:table-cell office:value-type="string" calcext:value-type="string">
            <text:p>Molde p/Sold-Cruce Cables Horiz. Enteros-XBC 50x35</text:p>
          </table:table-cell>
          <table:table-cell office:value-type="string" calcext:value-type="string">
            <text:p>Genrod</text:p>
          </table:table-cell>
          <table:table-cell office:value-type="float" office:value="499649.959806292" calcext:value-type="float">
            <text:p>499649,959806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5025</text:p>
          </table:table-cell>
          <table:table-cell office:value-type="string" calcext:value-type="string">
            <text:p>Molde p/Sold-Cruce Cables Horiz. Enteros-XBC 50x25</text:p>
          </table:table-cell>
          <table:table-cell office:value-type="string" calcext:value-type="string">
            <text:p>Genrod</text:p>
          </table:table-cell>
          <table:table-cell office:value-type="float" office:value="499649.959806292" calcext:value-type="float">
            <text:p>499649,959806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7070</text:p>
          </table:table-cell>
          <table:table-cell office:value-type="string" calcext:value-type="string">
            <text:p>Molde p/Sold-Cruce Cables Horiz. Enteros-XBC 70x70</text:p>
          </table:table-cell>
          <table:table-cell office:value-type="string" calcext:value-type="string">
            <text:p>Genrod</text:p>
          </table:table-cell>
          <table:table-cell office:value-type="float" office:value="499649.959806292" calcext:value-type="float">
            <text:p>499649,959806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7050</text:p>
          </table:table-cell>
          <table:table-cell office:value-type="string" calcext:value-type="string">
            <text:p>Molde p/Sold-Cruce Cables Horiz. Enteros-XBC 70x50</text:p>
          </table:table-cell>
          <table:table-cell office:value-type="string" calcext:value-type="string">
            <text:p>Genrod</text:p>
          </table:table-cell>
          <table:table-cell office:value-type="float" office:value="499649.959806292" calcext:value-type="float">
            <text:p>499649,959806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7035</text:p>
          </table:table-cell>
          <table:table-cell office:value-type="string" calcext:value-type="string">
            <text:p>Molde p/Sold-Cruce Cables Horiz. Enteros-XBC 70x35</text:p>
          </table:table-cell>
          <table:table-cell office:value-type="string" calcext:value-type="string">
            <text:p>Genrod</text:p>
          </table:table-cell>
          <table:table-cell office:value-type="float" office:value="499649.959806292" calcext:value-type="float">
            <text:p>499649,959806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9595</text:p>
          </table:table-cell>
          <table:table-cell office:value-type="string" calcext:value-type="string">
            <text:p>Molde p/Sold-Cruce Cables Horiz. Enteros-XBC 95x95</text:p>
          </table:table-cell>
          <table:table-cell office:value-type="string" calcext:value-type="string">
            <text:p>Genrod</text:p>
          </table:table-cell>
          <table:table-cell office:value-type="float" office:value="650253.57982114" calcext:value-type="float">
            <text:p>650253,579821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9570</text:p>
          </table:table-cell>
          <table:table-cell office:value-type="string" calcext:value-type="string">
            <text:p>Molde p/Sold-Cruce Cables Horiz. Enteros-XBC 95x70</text:p>
          </table:table-cell>
          <table:table-cell office:value-type="string" calcext:value-type="string">
            <text:p>Genrod</text:p>
          </table:table-cell>
          <table:table-cell office:value-type="float" office:value="650253.57982114" calcext:value-type="float">
            <text:p>650253,579821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9550</text:p>
          </table:table-cell>
          <table:table-cell office:value-type="string" calcext:value-type="string">
            <text:p>Molde p/Sold-Cruce Cables Horiz. Enteros-XBC 95x50</text:p>
          </table:table-cell>
          <table:table-cell office:value-type="string" calcext:value-type="string">
            <text:p>Genrod</text:p>
          </table:table-cell>
          <table:table-cell office:value-type="float" office:value="650253.57982114" calcext:value-type="float">
            <text:p>650253,579821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9535</text:p>
          </table:table-cell>
          <table:table-cell office:value-type="string" calcext:value-type="string">
            <text:p>Molde p/Sold-Cruce Cables Horiz. Enteros-XBC 95x35</text:p>
          </table:table-cell>
          <table:table-cell office:value-type="string" calcext:value-type="string">
            <text:p>Genrod</text:p>
          </table:table-cell>
          <table:table-cell office:value-type="float" office:value="650253.57982114" calcext:value-type="float">
            <text:p>650253,579821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120120</text:p>
          </table:table-cell>
          <table:table-cell office:value-type="string" calcext:value-type="string">
            <text:p>Molde p/Sold-Cruce Cables Horiz. Enteros-XBC 120X120</text:p>
          </table:table-cell>
          <table:table-cell office:value-type="string" calcext:value-type="string">
            <text:p>Genrod</text:p>
          </table:table-cell>
          <table:table-cell office:value-type="float" office:value="650253.57982114" calcext:value-type="float">
            <text:p>650253,579821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12095</text:p>
          </table:table-cell>
          <table:table-cell office:value-type="string" calcext:value-type="string">
            <text:p>Molde p/Sold-Cruce Cables Horiz. Enteros-XBC 120x95</text:p>
          </table:table-cell>
          <table:table-cell office:value-type="string" calcext:value-type="string">
            <text:p>Genrod</text:p>
          </table:table-cell>
          <table:table-cell office:value-type="float" office:value="650253.57982114" calcext:value-type="float">
            <text:p>650253,579821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12070</text:p>
          </table:table-cell>
          <table:table-cell office:value-type="string" calcext:value-type="string">
            <text:p>Molde p/Sold-Cruce Cables Horiz. Enteros-XBC 120x70</text:p>
          </table:table-cell>
          <table:table-cell office:value-type="string" calcext:value-type="string">
            <text:p>Genrod</text:p>
          </table:table-cell>
          <table:table-cell office:value-type="float" office:value="650253.57982114" calcext:value-type="float">
            <text:p>650253,579821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12050</text:p>
          </table:table-cell>
          <table:table-cell office:value-type="string" calcext:value-type="string">
            <text:p>Molde p/Sold-Cruce Cables Horiz. Enteros-XBC 120x50</text:p>
          </table:table-cell>
          <table:table-cell office:value-type="string" calcext:value-type="string">
            <text:p>Genrod</text:p>
          </table:table-cell>
          <table:table-cell office:value-type="float" office:value="650253.57982114" calcext:value-type="float">
            <text:p>650253,579821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BC12035</text:p>
          </table:table-cell>
          <table:table-cell office:value-type="string" calcext:value-type="string">
            <text:p>Molde p/Sold-Cruce Cables Horiz. Enteros-XBC 120x35</text:p>
          </table:table-cell>
          <table:table-cell office:value-type="string" calcext:value-type="string">
            <text:p>Genrod</text:p>
          </table:table-cell>
          <table:table-cell office:value-type="float" office:value="650253.57982114" calcext:value-type="float">
            <text:p>650253,579821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2525</text:p>
          </table:table-cell>
          <table:table-cell office:value-type="string" calcext:value-type="string">
            <text:p>Molde p/Sold-Cruce Cables Horiz. Cortados-XAC 25x25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3535</text:p>
          </table:table-cell>
          <table:table-cell office:value-type="string" calcext:value-type="string">
            <text:p>Molde p/Sold-Cruce Cables Horiz. Cortados-XAC 35x35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3525</text:p>
          </table:table-cell>
          <table:table-cell office:value-type="string" calcext:value-type="string">
            <text:p>Molde p/Sold-Cruce Cables Horiz. Cortados-XAC 35x25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5050</text:p>
          </table:table-cell>
          <table:table-cell office:value-type="string" calcext:value-type="string">
            <text:p>Molde p/Sold-Cruce Cables Horiz. Cortados-XAC 50x50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5035</text:p>
          </table:table-cell>
          <table:table-cell office:value-type="string" calcext:value-type="string">
            <text:p>Molde p/Sold-Cruce Cables Horiz. Cortados-XAC 50x35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5025</text:p>
          </table:table-cell>
          <table:table-cell office:value-type="string" calcext:value-type="string">
            <text:p>Molde p/Sold-Cruce Cables Horiz. Cortados-XAC 50x25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7070</text:p>
          </table:table-cell>
          <table:table-cell office:value-type="string" calcext:value-type="string">
            <text:p>Molde p/Sold-Cruce Cables Horiz. Cortados-XAC 70x70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7050</text:p>
          </table:table-cell>
          <table:table-cell office:value-type="string" calcext:value-type="string">
            <text:p>Molde p/Sold-Cruce Cables Horiz. Cortados-XAC 70x50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7035</text:p>
          </table:table-cell>
          <table:table-cell office:value-type="string" calcext:value-type="string">
            <text:p>Molde p/Sold-Cruce Cables Horiz. Cortados-XAC 70x35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9595</text:p>
          </table:table-cell>
          <table:table-cell office:value-type="string" calcext:value-type="string">
            <text:p>Molde p/Sold-Cruce Cables Horiz. Cortados-XAC 95x95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9570</text:p>
          </table:table-cell>
          <table:table-cell office:value-type="string" calcext:value-type="string">
            <text:p>Molde p/Sold-Cruce Cables Horiz. Cortados-XAC 95x70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9550</text:p>
          </table:table-cell>
          <table:table-cell office:value-type="string" calcext:value-type="string">
            <text:p>Molde p/Sold-Cruce Cables Horiz. Cortados-XAC 95x50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9535</text:p>
          </table:table-cell>
          <table:table-cell office:value-type="string" calcext:value-type="string">
            <text:p>Molde p/Sold-Cruce Cables Horiz. Cortados-XAC 95x35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120120</text:p>
          </table:table-cell>
          <table:table-cell office:value-type="string" calcext:value-type="string">
            <text:p>Molde p/Sold-Cruce Cables Horiz. Cortados-XAC 120X120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12095</text:p>
          </table:table-cell>
          <table:table-cell office:value-type="string" calcext:value-type="string">
            <text:p>Molde p/Sold-Cruce Cables Horiz. Cortados-XAC 120x95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12070</text:p>
          </table:table-cell>
          <table:table-cell office:value-type="string" calcext:value-type="string">
            <text:p>Molde p/Sold-Cruce Cables Horiz. Cortados-XAC 120x70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12050</text:p>
          </table:table-cell>
          <table:table-cell office:value-type="string" calcext:value-type="string">
            <text:p>Molde p/Sold-Cruce Cables Horiz. Cortados-XAC 120x50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XAC12035</text:p>
          </table:table-cell>
          <table:table-cell office:value-type="string" calcext:value-type="string">
            <text:p>Molde p/Sold-Cruce Cables Horiz. Cortados-XAC 120x35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2525</text:p>
          </table:table-cell>
          <table:table-cell office:value-type="string" calcext:value-type="string">
            <text:p>Molde p/Sold. TipoT"-Cab.Pasante 25 - Deriv.25mm2"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3535</text:p>
          </table:table-cell>
          <table:table-cell office:value-type="string" calcext:value-type="string">
            <text:p>Molde p/Sold. TipoT"-Cab.Pasante 35 - Deriv.35mm2"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3525</text:p>
          </table:table-cell>
          <table:table-cell office:value-type="string" calcext:value-type="string">
            <text:p>Molde p/Sold. TipoT"-Cab.Pasante 35 - Deriv.25mm2"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5050</text:p>
          </table:table-cell>
          <table:table-cell office:value-type="string" calcext:value-type="string">
            <text:p>Molde p/Sold. TipoT"-Cab.Pasante 50 - Deriv.50mm2"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5035</text:p>
          </table:table-cell>
          <table:table-cell office:value-type="string" calcext:value-type="string">
            <text:p>Molde p/Sold. TipoT"-Cab.Pasante 50 - Deriv.35mm2"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5025</text:p>
          </table:table-cell>
          <table:table-cell office:value-type="string" calcext:value-type="string">
            <text:p>Molde p/Sold. TipoT"-Cab.Pasante 50 - Deriv.25mm2"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7070</text:p>
          </table:table-cell>
          <table:table-cell office:value-type="string" calcext:value-type="string">
            <text:p>Molde p/Sold. TipoT"-Cab.Pasante 70 - Deriv.70mm2"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7050</text:p>
          </table:table-cell>
          <table:table-cell office:value-type="string" calcext:value-type="string">
            <text:p>Molde p/Sold. TipoT"-Cab.Pasante 70 - Deriv.50mm2"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7035</text:p>
          </table:table-cell>
          <table:table-cell office:value-type="string" calcext:value-type="string">
            <text:p>Molde p/Sold. TipoT"-Cab.Pasante 70 - Deriv.35mm2"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7025</text:p>
          </table:table-cell>
          <table:table-cell office:value-type="string" calcext:value-type="string">
            <text:p>Molde p/Sold. TipoT"-Cab.Pasante 70 - Deriv.25mm2"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9595</text:p>
          </table:table-cell>
          <table:table-cell office:value-type="string" calcext:value-type="string">
            <text:p>Molde p/Sold. TipoT"-Cab.Pasante 95 - Deriv.95mm2"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9570</text:p>
          </table:table-cell>
          <table:table-cell office:value-type="string" calcext:value-type="string">
            <text:p>Molde p/Sold. TipoT"-Cab.Pasante 95 - Deriv.70mm2"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9550</text:p>
          </table:table-cell>
          <table:table-cell office:value-type="string" calcext:value-type="string">
            <text:p>Molde p/Sold. TipoT"-Cab.Pasante 95 - Deriv.50mm2"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9535</text:p>
          </table:table-cell>
          <table:table-cell office:value-type="string" calcext:value-type="string">
            <text:p>Molde p/Sold. TipoT"-Cab.Pasante 95 - Deriv.35mm2"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120120</text:p>
          </table:table-cell>
          <table:table-cell office:value-type="string" calcext:value-type="string">
            <text:p>Molde p/Sold. TipoT"-Cab.Pasante 120-Deriv.120mm2"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12095</text:p>
          </table:table-cell>
          <table:table-cell office:value-type="string" calcext:value-type="string">
            <text:p>Molde p/Sold. TipoT"-Cab.Pasante 120- Deriv.95mm2"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12070</text:p>
          </table:table-cell>
          <table:table-cell office:value-type="string" calcext:value-type="string">
            <text:p>Molde p/Sold. TipoT"-Cab.Pasante120 - Deriv.70mm2"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12050</text:p>
          </table:table-cell>
          <table:table-cell office:value-type="string" calcext:value-type="string">
            <text:p>Molde p/Sold. TipoT"-Cab.Pasante120 - Deriv.50mm2"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TAC12035</text:p>
          </table:table-cell>
          <table:table-cell office:value-type="string" calcext:value-type="string">
            <text:p>Molde p/Sold. TipoT"-Cab.Pasante120 - Deriv.35mm2"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2525</text:p>
          </table:table-cell>
          <table:table-cell office:value-type="string" calcext:value-type="string">
            <text:p>Molde PTC p/Sold. Tipo Paralelo p/Cables 25x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3535</text:p>
          </table:table-cell>
          <table:table-cell office:value-type="string" calcext:value-type="string">
            <text:p>Molde PTC p/Sold. Tipo Paralelo p/Cables 35x3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3525</text:p>
          </table:table-cell>
          <table:table-cell office:value-type="string" calcext:value-type="string">
            <text:p>Molde PTC p/Sold. Tipo Paralelo p/Cables 35x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5050</text:p>
          </table:table-cell>
          <table:table-cell office:value-type="string" calcext:value-type="string">
            <text:p>Molde PTC p/Sold. Tipo Paralelo p/Cables 50x5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5035</text:p>
          </table:table-cell>
          <table:table-cell office:value-type="string" calcext:value-type="string">
            <text:p>Molde PTC p/Sold. Tipo Paralelo p/Cables 50x3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5025</text:p>
          </table:table-cell>
          <table:table-cell office:value-type="string" calcext:value-type="string">
            <text:p>Molde PTC p/Sold. Tipo Paralelo p/Cables 50x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7070</text:p>
          </table:table-cell>
          <table:table-cell office:value-type="string" calcext:value-type="string">
            <text:p>Molde PTC p/Sold. Tipo Paralelo p/Cables 70x7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7050</text:p>
          </table:table-cell>
          <table:table-cell office:value-type="string" calcext:value-type="string">
            <text:p>Molde PTC p/Sold. Tipo Paralelo p/Cables 70x5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7035</text:p>
          </table:table-cell>
          <table:table-cell office:value-type="string" calcext:value-type="string">
            <text:p>Molde PTC p/Sold. Tipo Paralelo p/Cables 70x3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7025</text:p>
          </table:table-cell>
          <table:table-cell office:value-type="string" calcext:value-type="string">
            <text:p>Molde PTC p/Sold. Tipo Paralelo p/Cables 70x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9595</text:p>
          </table:table-cell>
          <table:table-cell office:value-type="string" calcext:value-type="string">
            <text:p>Molde PTC p/Sold. Tipo Paralelo p/Cables 95x9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9570</text:p>
          </table:table-cell>
          <table:table-cell office:value-type="string" calcext:value-type="string">
            <text:p>Molde PTC p/Sold. Tipo Paralelo p/Cables 95x7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9550</text:p>
          </table:table-cell>
          <table:table-cell office:value-type="string" calcext:value-type="string">
            <text:p>Molde PTC p/Sold. Tipo Paralelo p/Cables 95x5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9535</text:p>
          </table:table-cell>
          <table:table-cell office:value-type="string" calcext:value-type="string">
            <text:p>Molde PTC p/Sold. Tipo Paralelo p/Cables 95x3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120120</text:p>
          </table:table-cell>
          <table:table-cell office:value-type="string" calcext:value-type="string">
            <text:p>Molde PTC p/Sold. Tipo Paralelo p/Cables120x12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12095</text:p>
          </table:table-cell>
          <table:table-cell office:value-type="string" calcext:value-type="string">
            <text:p>Molde PTC p/Sold. Tipo Paralelo p/Cables 120X9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12070</text:p>
          </table:table-cell>
          <table:table-cell office:value-type="string" calcext:value-type="string">
            <text:p>Molde PTC p/Sold. Tipo Paralelo p/Cables 120x7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12050</text:p>
          </table:table-cell>
          <table:table-cell office:value-type="string" calcext:value-type="string">
            <text:p>Molde PTC p/Sold. Tipo Paralelo p/Cables 120x5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PTC12035</text:p>
          </table:table-cell>
          <table:table-cell office:value-type="string" calcext:value-type="string">
            <text:p>Molde PTC p/Sold. Tipo Paralelo p/Cables 120x3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SSC16</text:p>
          </table:table-cell>
          <table:table-cell office:value-type="string" calcext:value-type="string">
            <text:p>Molde p/Sold. Tipo Lineal p/Cable Horiz. 16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SSC25</text:p>
          </table:table-cell>
          <table:table-cell office:value-type="string" calcext:value-type="string">
            <text:p>Molde p/Sold. Tipo Lineal p/Cable Horiz. 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SSC35</text:p>
          </table:table-cell>
          <table:table-cell office:value-type="string" calcext:value-type="string">
            <text:p>Molde p/Sold. Tipo Lineal p/Cable Horiz. 3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SSC50</text:p>
          </table:table-cell>
          <table:table-cell office:value-type="string" calcext:value-type="string">
            <text:p>Molde p/Sold. Tipo Lineal p/Cable Horiz. 5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SSC70</text:p>
          </table:table-cell>
          <table:table-cell office:value-type="string" calcext:value-type="string">
            <text:p>Molde p/Sold. Tipo Lineal p/Cable Horiz. 7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SSC95</text:p>
          </table:table-cell>
          <table:table-cell office:value-type="string" calcext:value-type="string">
            <text:p>Molde p/Sold. Tipo Lineal p/Cable Horiz. 9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SSC120</text:p>
          </table:table-cell>
          <table:table-cell office:value-type="string" calcext:value-type="string">
            <text:p>Molde p/Sold. Tipo Lineal p/Cable Horiz. 12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SSC150</text:p>
          </table:table-cell>
          <table:table-cell office:value-type="string" calcext:value-type="string">
            <text:p>Molde p/Sold. Tipo Lineal p/Cable Horiz. 15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1225</text:p>
          </table:table-cell>
          <table:table-cell office:value-type="string" calcext:value-type="string">
            <text:p>Molde p/Sold. GT - Jabalina 1/2" - cable pasante 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1235</text:p>
          </table:table-cell>
          <table:table-cell office:value-type="string" calcext:value-type="string">
            <text:p>Molde p/Sold. GT - Jabalina 1/2" - cable pasante 3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1250</text:p>
          </table:table-cell>
          <table:table-cell office:value-type="string" calcext:value-type="string">
            <text:p>Molde p/Sold. GT - Jabalina 1/2" - cable pasante 5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1270</text:p>
          </table:table-cell>
          <table:table-cell office:value-type="string" calcext:value-type="string">
            <text:p>Molde p/Sold. GT - Jabalina 1/2" - cable pasante 7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1295</text:p>
          </table:table-cell>
          <table:table-cell office:value-type="string" calcext:value-type="string">
            <text:p>Molde p/Sold. GT - Jabalina 1/2" - cable pasante 9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12120</text:p>
          </table:table-cell>
          <table:table-cell office:value-type="string" calcext:value-type="string">
            <text:p>Molde p/Sold. GT - Jabalina 1/2" - cable pasante 12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12150</text:p>
          </table:table-cell>
          <table:table-cell office:value-type="string" calcext:value-type="string">
            <text:p>Molde p/Sold. GT - Jabalina 1/2" - cable pasante 15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5825</text:p>
          </table:table-cell>
          <table:table-cell office:value-type="string" calcext:value-type="string">
            <text:p>Molde p/Sold. GT - Jabalina 5/8" - cable pasante 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5835</text:p>
          </table:table-cell>
          <table:table-cell office:value-type="string" calcext:value-type="string">
            <text:p>Molde p/Sold. GT - Jabalina 5/8" - cable pasante 3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5850</text:p>
          </table:table-cell>
          <table:table-cell office:value-type="string" calcext:value-type="string">
            <text:p>Molde p/Sold. GT - Jabalina 5/8" - cable pasante 5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5870</text:p>
          </table:table-cell>
          <table:table-cell office:value-type="string" calcext:value-type="string">
            <text:p>Molde p/Sold. GT - Jabalina 5/8" - cable pasante 7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5895</text:p>
          </table:table-cell>
          <table:table-cell office:value-type="string" calcext:value-type="string">
            <text:p>Molde p/Sold. GT - Jabalina 5/8" - cable pasante 9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58120</text:p>
          </table:table-cell>
          <table:table-cell office:value-type="string" calcext:value-type="string">
            <text:p>Molde p/Sold. GT - Jabalina 5/8" - cable pasante 12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58150</text:p>
          </table:table-cell>
          <table:table-cell office:value-type="string" calcext:value-type="string">
            <text:p>Molde p/Sold. GT - Jabalina 5/8" - cable pasante 15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3425</text:p>
          </table:table-cell>
          <table:table-cell office:value-type="string" calcext:value-type="string">
            <text:p>Molde p/Sold. GT - Jabalina 3/4" - cable pasante 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3435</text:p>
          </table:table-cell>
          <table:table-cell office:value-type="string" calcext:value-type="string">
            <text:p>Molde p/Sold. GT - Jabalina 3/4" - cable pasante 3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3450</text:p>
          </table:table-cell>
          <table:table-cell office:value-type="string" calcext:value-type="string">
            <text:p>Molde p/Sold. GT - Jabalina 3/4" - cable pasante 5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3470</text:p>
          </table:table-cell>
          <table:table-cell office:value-type="string" calcext:value-type="string">
            <text:p>Molde p/Sold. GT - Jabalina 3/4" - cable pasante 7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3495</text:p>
          </table:table-cell>
          <table:table-cell office:value-type="string" calcext:value-type="string">
            <text:p>Molde p/Sold. GT - Jabalina 3/4" - cable pasante 9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34120</text:p>
          </table:table-cell>
          <table:table-cell office:value-type="string" calcext:value-type="string">
            <text:p>Molde p/Sold. GT - Jabalina 3/4" - cable pasante 12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TC34150</text:p>
          </table:table-cell>
          <table:table-cell office:value-type="string" calcext:value-type="string">
            <text:p>Molde p/Sold. GT - Jabalina 3/4" - cable pasante 15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1225</text:p>
          </table:table-cell>
          <table:table-cell office:value-type="string" calcext:value-type="string">
            <text:p>Molde p/Sold. GR - Jabalina 1/2" - cable derivado 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1235</text:p>
          </table:table-cell>
          <table:table-cell office:value-type="string" calcext:value-type="string">
            <text:p>Molde p/Sold. GR - Jabalina 1/2" - cable derivado 3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1250</text:p>
          </table:table-cell>
          <table:table-cell office:value-type="string" calcext:value-type="string">
            <text:p>Molde p/Sold. GR - Jabalina 1/2" - cable derivado 5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1270</text:p>
          </table:table-cell>
          <table:table-cell office:value-type="string" calcext:value-type="string">
            <text:p>Molde p/Sold. GR - Jabalina 1/2" - cable derivado 7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1295</text:p>
          </table:table-cell>
          <table:table-cell office:value-type="string" calcext:value-type="string">
            <text:p>Molde p/Sold. GR - Jabalina 1/2" - cable derivado 9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12120</text:p>
          </table:table-cell>
          <table:table-cell office:value-type="string" calcext:value-type="string">
            <text:p>Molde p/Sold. GR - Jabalina 1/2" - cable derivado 12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12150</text:p>
          </table:table-cell>
          <table:table-cell office:value-type="string" calcext:value-type="string">
            <text:p>Molde p/Sold. GR - Jabalina 1/2" - cable derivado 15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5825</text:p>
          </table:table-cell>
          <table:table-cell office:value-type="string" calcext:value-type="string">
            <text:p>Molde p/Sold. GR - Jabalina 5/8" - cable derivado 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5835</text:p>
          </table:table-cell>
          <table:table-cell office:value-type="string" calcext:value-type="string">
            <text:p>Molde p/Sold. GR - Jabalina 5/8" - cable derivado 3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5850</text:p>
          </table:table-cell>
          <table:table-cell office:value-type="string" calcext:value-type="string">
            <text:p>Molde p/Sold. GR - Jabalina 5/8" - cable derivado 5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5870</text:p>
          </table:table-cell>
          <table:table-cell office:value-type="string" calcext:value-type="string">
            <text:p>Molde p/Sold. GR - Jabalina 5/8" - cable derivado 7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5895</text:p>
          </table:table-cell>
          <table:table-cell office:value-type="string" calcext:value-type="string">
            <text:p>Molde p/Sold. GR - Jabalina 5/8" - cable derivado 9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58120</text:p>
          </table:table-cell>
          <table:table-cell office:value-type="string" calcext:value-type="string">
            <text:p>Molde p/Sold. GR - Jabalina 5/8" - cable derivado 12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58150</text:p>
          </table:table-cell>
          <table:table-cell office:value-type="string" calcext:value-type="string">
            <text:p>Molde p/Sold. GR - Jabalina 5/8" - cable derivado 15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3425</text:p>
          </table:table-cell>
          <table:table-cell office:value-type="string" calcext:value-type="string">
            <text:p>Molde p/Sold. GR - Jabalina 3/4" - cable derivado 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3435</text:p>
          </table:table-cell>
          <table:table-cell office:value-type="string" calcext:value-type="string">
            <text:p>Molde p/Sold. GR - Jabalina 3/4" - cable derivado 3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3450</text:p>
          </table:table-cell>
          <table:table-cell office:value-type="string" calcext:value-type="string">
            <text:p>Molde p/Sold. GR - Jabalina 3/4" - cable derivado 5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3470</text:p>
          </table:table-cell>
          <table:table-cell office:value-type="string" calcext:value-type="string">
            <text:p>Molde p/Sold. GR - Jabalina 3/4" - cable derivado 7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3495</text:p>
          </table:table-cell>
          <table:table-cell office:value-type="string" calcext:value-type="string">
            <text:p>Molde p/Sold. GR - Jabalina 3/4" - cable derivado 9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34120</text:p>
          </table:table-cell>
          <table:table-cell office:value-type="string" calcext:value-type="string">
            <text:p>Molde p/Sold. GR - Jabalina 3/4" - cable derivado 12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RC34150</text:p>
          </table:table-cell>
          <table:table-cell office:value-type="string" calcext:value-type="string">
            <text:p>Molde p/Sold. GR - Jabalina 3/4" - cable derivado 150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1225</text:p>
          </table:table-cell>
          <table:table-cell office:value-type="string" calcext:value-type="string">
            <text:p>Molde p/Sold. GS - Jabalina 1/2" - cable paralelo 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1235</text:p>
          </table:table-cell>
          <table:table-cell office:value-type="string" calcext:value-type="string">
            <text:p>Molde p/Sold. GS - Jabalina 1/2" - cable paralelo 3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1250</text:p>
          </table:table-cell>
          <table:table-cell office:value-type="string" calcext:value-type="string">
            <text:p>Molde p/Sold. GS - Jabalina 1/2" - cable paralelo 5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1270</text:p>
          </table:table-cell>
          <table:table-cell office:value-type="string" calcext:value-type="string">
            <text:p>Molde p/Sold. GS - Jabalina 1/2" - cable paralelo 7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1295</text:p>
          </table:table-cell>
          <table:table-cell office:value-type="string" calcext:value-type="string">
            <text:p>Molde p/Sold. GS - Jabalina 1/2" - cable paralelo 9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5825</text:p>
          </table:table-cell>
          <table:table-cell office:value-type="string" calcext:value-type="string">
            <text:p>Molde p/Sold. GS - Jabalina 5/8" - cable paralelo 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5835</text:p>
          </table:table-cell>
          <table:table-cell office:value-type="string" calcext:value-type="string">
            <text:p>Molde p/Sold. GS - Jabalina 5/8" - cable paralelo 3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5850</text:p>
          </table:table-cell>
          <table:table-cell office:value-type="string" calcext:value-type="string">
            <text:p>Molde p/Sold. GS - Jabalina 5/8" - cable paralelo 5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5870</text:p>
          </table:table-cell>
          <table:table-cell office:value-type="string" calcext:value-type="string">
            <text:p>Molde p/Sold. GS - Jabalina 5/8" - cable paralelo 7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5895</text:p>
          </table:table-cell>
          <table:table-cell office:value-type="string" calcext:value-type="string">
            <text:p>Molde p/Sold. GS - Jabalina 5/8" - cable paralelo 9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3425</text:p>
          </table:table-cell>
          <table:table-cell office:value-type="string" calcext:value-type="string">
            <text:p>Molde p/Sold. GS - Jabalina 3/4" - cable paralelo 2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3435</text:p>
          </table:table-cell>
          <table:table-cell office:value-type="string" calcext:value-type="string">
            <text:p>Molde p/Sold. GS - Jabalina 3/4" - cable paralelo 35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3450</text:p>
          </table:table-cell>
          <table:table-cell office:value-type="string" calcext:value-type="string">
            <text:p>Molde p/Sold. GS - Jabalina 3/4" - cable paralelo 5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3470</text:p>
          </table:table-cell>
          <table:table-cell office:value-type="string" calcext:value-type="string">
            <text:p>Molde p/Sold. GS - Jabalina 3/4" - cable paralelo 70mm2</text:p>
          </table:table-cell>
          <table:table-cell office:value-type="string" calcext:value-type="string">
            <text:p>Genrod</text:p>
          </table:table-cell>
          <table:table-cell office:value-type="float" office:value="319153.159739585" calcext:value-type="float">
            <text:p>319153,159739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SC3495</text:p>
          </table:table-cell>
          <table:table-cell office:value-type="string" calcext:value-type="string">
            <text:p>Molde p/Sold. GS - Jabalina 3/4" - cable paralelo 95mm2</text:p>
          </table:table-cell>
          <table:table-cell office:value-type="string" calcext:value-type="string">
            <text:p>Genrod</text:p>
          </table:table-cell>
          <table:table-cell office:value-type="float" office:value="437477.492589971" calcext:value-type="float">
            <text:p>437477,49258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1225</text:p>
          </table:table-cell>
          <table:table-cell office:value-type="string" calcext:value-type="string">
            <text:p>Molde p/Sold. GY - Jabalina 1/2" - cable derivado 25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,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1235</text:p>
          </table:table-cell>
          <table:table-cell office:value-type="string" calcext:value-type="string">
            <text:p>Molde p/Sold. GY - Jabalina 1/2" - cable derivado 35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,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1250</text:p>
          </table:table-cell>
          <table:table-cell office:value-type="string" calcext:value-type="string">
            <text:p>Molde p/Sold. GY - Jabalina 1/2" - cable derivado 50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,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1270</text:p>
          </table:table-cell>
          <table:table-cell office:value-type="string" calcext:value-type="string">
            <text:p>Molde p/Sold. GY - Jabalina 1/2" - cable derivado 70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,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1295</text:p>
          </table:table-cell>
          <table:table-cell office:value-type="string" calcext:value-type="string">
            <text:p>Molde p/Sold. GY - Jabalina 1/2" - cable derivado 95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,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12120</text:p>
          </table:table-cell>
          <table:table-cell office:value-type="string" calcext:value-type="string">
            <text:p>Molde p/Sold. GY - Jabalina 1/2" - cable derivado 120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,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12150</text:p>
          </table:table-cell>
          <table:table-cell office:value-type="string" calcext:value-type="string">
            <text:p>Molde p/Sold. GY - Jabalina 1/2" - cable derivado 150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,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5825</text:p>
          </table:table-cell>
          <table:table-cell office:value-type="string" calcext:value-type="string">
            <text:p>Molde p/Sold. GY - Jabalina 5/8" - cable derivado 25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,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5835</text:p>
          </table:table-cell>
          <table:table-cell office:value-type="string" calcext:value-type="string">
            <text:p>Molde p/Sold. GY - Jabalina 5/8" - cable derivado 35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,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5850</text:p>
          </table:table-cell>
          <table:table-cell office:value-type="string" calcext:value-type="string">
            <text:p>Molde p/Sold. GY - Jabalina 5/8" - cable derivado 50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,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5870</text:p>
          </table:table-cell>
          <table:table-cell office:value-type="string" calcext:value-type="string">
            <text:p>Molde p/Sold. GY - Jabalina 5/8" - cable derivado 70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,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5895</text:p>
          </table:table-cell>
          <table:table-cell office:value-type="string" calcext:value-type="string">
            <text:p>Molde p/Sold. GY - Jabalina 5/8" - cable derivado 95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,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58120</text:p>
          </table:table-cell>
          <table:table-cell office:value-type="string" calcext:value-type="string">
            <text:p>Molde p/Sold. GY - Jabalina 5/8" - cable derivado 120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,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58150</text:p>
          </table:table-cell>
          <table:table-cell office:value-type="string" calcext:value-type="string">
            <text:p>Molde p/Sold. GY - Jabalina 5/8" - cable derivado 150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,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3425</text:p>
          </table:table-cell>
          <table:table-cell office:value-type="string" calcext:value-type="string">
            <text:p>Molde p/Sold. GY - Jabalina 3/4" - cable derivado 25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,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3435</text:p>
          </table:table-cell>
          <table:table-cell office:value-type="string" calcext:value-type="string">
            <text:p>Molde p/Sold. GY - Jabalina 3/4" - cable derivado 35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,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3450</text:p>
          </table:table-cell>
          <table:table-cell office:value-type="string" calcext:value-type="string">
            <text:p>Molde p/Sold. GY - Jabalina 3/4" - cable derivado 50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,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3470</text:p>
          </table:table-cell>
          <table:table-cell office:value-type="string" calcext:value-type="string">
            <text:p>Molde p/Sold. GY - Jabalina 3/4" - cable derivado 70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,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3495</text:p>
          </table:table-cell>
          <table:table-cell office:value-type="string" calcext:value-type="string">
            <text:p>Molde p/Sold. GY - Jabalina 3/4" - cable derivado 95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,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34120</text:p>
          </table:table-cell>
          <table:table-cell office:value-type="string" calcext:value-type="string">
            <text:p>Molde p/Sold. GY - Jabalina 3/4" - cable derivado 120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,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SGYC34150</text:p>
          </table:table-cell>
          <table:table-cell office:value-type="string" calcext:value-type="string">
            <text:p>Molde p/Sold. GY - Jabalina 3/4" - cable derivado 150mm2</text:p>
          </table:table-cell>
          <table:table-cell office:value-type="string" calcext:value-type="string">
            <text:p>Genrod</text:p>
          </table:table-cell>
          <table:table-cell office:value-type="float" office:value="739903.670452589" calcext:value-type="float">
            <text:p>739903,670452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15</text:p>
          </table:table-cell>
          <table:table-cell office:value-type="string" calcext:value-type="string">
            <text:p>Cartucho para Soldadura N°15</text:p>
          </table:table-cell>
          <table:table-cell office:value-type="string" calcext:value-type="string">
            <text:p>Genrod</text:p>
          </table:table-cell>
          <table:table-cell office:value-type="float" office:value="5891.49904241881" calcext:value-type="float">
            <text:p>5891,499042418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25</text:p>
          </table:table-cell>
          <table:table-cell office:value-type="string" calcext:value-type="string">
            <text:p>Cartucho para Soldadura N°25</text:p>
          </table:table-cell>
          <table:table-cell office:value-type="string" calcext:value-type="string">
            <text:p>Genrod</text:p>
          </table:table-cell>
          <table:table-cell office:value-type="float" office:value="7418.67136313869" calcext:value-type="float">
            <text:p>7418,671363138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32</text:p>
          </table:table-cell>
          <table:table-cell office:value-type="string" calcext:value-type="string">
            <text:p>Cartucho para Soldadura N°32</text:p>
          </table:table-cell>
          <table:table-cell office:value-type="string" calcext:value-type="string">
            <text:p>Genrod</text:p>
          </table:table-cell>
          <table:table-cell office:value-type="float" office:value="8268.12781408516" calcext:value-type="float">
            <text:p>8268,127814085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45</text:p>
          </table:table-cell>
          <table:table-cell office:value-type="string" calcext:value-type="string">
            <text:p>Cartucho para Soldadura N°45</text:p>
          </table:table-cell>
          <table:table-cell office:value-type="string" calcext:value-type="string">
            <text:p>Genrod</text:p>
          </table:table-cell>
          <table:table-cell office:value-type="float" office:value="9899.15608456759" calcext:value-type="float">
            <text:p>9899,156084567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65</text:p>
          </table:table-cell>
          <table:table-cell office:value-type="string" calcext:value-type="string">
            <text:p>Cartucho para Soldadura N°65</text:p>
          </table:table-cell>
          <table:table-cell office:value-type="string" calcext:value-type="string">
            <text:p>Genrod</text:p>
          </table:table-cell>
          <table:table-cell office:value-type="float" office:value="13027.1535220851" calcext:value-type="float">
            <text:p>13027,15352208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90</text:p>
          </table:table-cell>
          <table:table-cell office:value-type="string" calcext:value-type="string">
            <text:p>Cartucho para Soldadura N°90</text:p>
          </table:table-cell>
          <table:table-cell office:value-type="string" calcext:value-type="string">
            <text:p>Genrod</text:p>
          </table:table-cell>
          <table:table-cell office:value-type="float" office:value="15481.1452660976" calcext:value-type="float">
            <text:p>15481,14526609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115</text:p>
          </table:table-cell>
          <table:table-cell office:value-type="string" calcext:value-type="string">
            <text:p>Cartucho para Soldadura N°115</text:p>
          </table:table-cell>
          <table:table-cell office:value-type="string" calcext:value-type="string">
            <text:p>Genrod</text:p>
          </table:table-cell>
          <table:table-cell office:value-type="float" office:value="20440.8683216153" calcext:value-type="float">
            <text:p>20440,86832161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150</text:p>
          </table:table-cell>
          <table:table-cell office:value-type="string" calcext:value-type="string">
            <text:p>Cartucho para Soldadura N°150</text:p>
          </table:table-cell>
          <table:table-cell office:value-type="string" calcext:value-type="string">
            <text:p>Genrod</text:p>
          </table:table-cell>
          <table:table-cell office:value-type="float" office:value="25770.0727591098" calcext:value-type="float">
            <text:p>25770,07275910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200</text:p>
          </table:table-cell>
          <table:table-cell office:value-type="string" calcext:value-type="string">
            <text:p>Cartucho para Soldadura N°200</text:p>
          </table:table-cell>
          <table:table-cell office:value-type="string" calcext:value-type="string">
            <text:p>Genrod</text:p>
          </table:table-cell>
          <table:table-cell office:value-type="float" office:value="32514.7384287435" calcext:value-type="float">
            <text:p>32514,73842874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-250</text:p>
          </table:table-cell>
          <table:table-cell office:value-type="string" calcext:value-type="string">
            <text:p>Cartucho para Soldadura N°250</text:p>
          </table:table-cell>
          <table:table-cell office:value-type="string" calcext:value-type="string">
            <text:p>Genrod</text:p>
          </table:table-cell>
          <table:table-cell office:value-type="float" office:value="38524.5573112211" calcext:value-type="float">
            <text:p>38524,55731122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A-3</text:p>
          </table:table-cell>
          <table:table-cell office:value-type="string" calcext:value-type="string">
            <text:p>Cepillo para cable T-314</text:p>
          </table:table-cell>
          <table:table-cell office:value-type="string" calcext:value-type="string">
            <text:p>Genrod</text:p>
          </table:table-cell>
          <table:table-cell office:value-type="float" office:value="149546.886450657" calcext:value-type="float">
            <text:p>149546,8864506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A-3P</text:p>
          </table:table-cell>
          <table:table-cell office:value-type="string" calcext:value-type="string">
            <text:p>Cepillo plano de Acero</text:p>
          </table:table-cell>
          <table:table-cell office:value-type="string" calcext:value-type="string">
            <text:p>Genrod</text:p>
          </table:table-cell>
          <table:table-cell office:value-type="float" office:value="104650.8840138" calcext:value-type="float">
            <text:p>104650,88401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A-2G</text:p>
          </table:table-cell>
          <table:table-cell office:value-type="string" calcext:value-type="string">
            <text:p>Masilla - Paquete de 1Kg. </text:p>
          </table:table-cell>
          <table:table-cell office:value-type="string" calcext:value-type="string">
            <text:p>Genrod</text:p>
          </table:table-cell>
          <table:table-cell office:value-type="float" office:value="94886.1928332091" calcext:value-type="float">
            <text:p>94886,19283320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A-2</text:p>
          </table:table-cell>
          <table:table-cell office:value-type="string" calcext:value-type="string">
            <text:p>Masilla - Paquete de 1/2 Kg. </text:p>
          </table:table-cell>
          <table:table-cell office:value-type="string" calcext:value-type="string">
            <text:p>Genrod</text:p>
          </table:table-cell>
          <table:table-cell office:value-type="float" office:value="66653.8673907392" calcext:value-type="float">
            <text:p>66653,86739073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A-1C</text:p>
          </table:table-cell>
          <table:table-cell office:value-type="string" calcext:value-type="string">
            <text:p>Limpiador de Crisol p/cartucho C-65 o menores</text:p>
          </table:table-cell>
          <table:table-cell office:value-type="string" calcext:value-type="string">
            <text:p>Genrod</text:p>
          </table:table-cell>
          <table:table-cell office:value-type="float" office:value="27489.2177159663" calcext:value-type="float">
            <text:p>27489,21771596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A-1G</text:p>
          </table:table-cell>
          <table:table-cell office:value-type="string" calcext:value-type="string">
            <text:p>Limpiador de Crisol p/cartucho C-90 o mayores</text:p>
          </table:table-cell>
          <table:table-cell office:value-type="string" calcext:value-type="string">
            <text:p>Genrod</text:p>
          </table:table-cell>
          <table:table-cell office:value-type="float" office:value="31734.7898113249" calcext:value-type="float">
            <text:p>31734,78981132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A-4</text:p>
          </table:table-cell>
          <table:table-cell office:value-type="string" calcext:value-type="string">
            <text:p>Chispero</text:p>
          </table:table-cell>
          <table:table-cell office:value-type="string" calcext:value-type="string">
            <text:p>Genrod</text:p>
          </table:table-cell>
          <table:table-cell office:value-type="float" office:value="90943.9276477905" calcext:value-type="float">
            <text:p>90943,92764779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A-PI</text:p>
          </table:table-cell>
          <table:table-cell office:value-type="string" calcext:value-type="string">
            <text:p>Polvo de Ignicion </text:p>
          </table:table-cell>
          <table:table-cell office:value-type="string" calcext:value-type="string">
            <text:p>Genrod</text:p>
          </table:table-cell>
          <table:table-cell office:value-type="float" office:value="3962.96101241564" calcext:value-type="float">
            <text:p>3962,961012415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L1</text:p>
          </table:table-cell>
          <table:table-cell office:value-type="string" calcext:value-type="string">
            <text:p>Manija L-160 para Molde de Sold. Cuproalum.</text:p>
          </table:table-cell>
          <table:table-cell office:value-type="string" calcext:value-type="string">
            <text:p>Genrod</text:p>
          </table:table-cell>
          <table:table-cell office:value-type="float" office:value="232822.227580731" calcext:value-type="float">
            <text:p>232822,2275807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PLACA2B-162</text:p>
          </table:table-cell>
          <table:table-cell office:value-type="string" calcext:value-type="string">
            <text:p>Placa de PAT de 2 agujeros</text:p>
          </table:table-cell>
          <table:table-cell office:value-type="string" calcext:value-type="string">
            <text:p>Genrod</text:p>
          </table:table-cell>
          <table:table-cell office:value-type="float" office:value="47339.240466842" calcext:value-type="float">
            <text:p>47339,2404668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PLACA1B-164</text:p>
          </table:table-cell>
          <table:table-cell office:value-type="string" calcext:value-type="string">
            <text:p>Placa de PAT de 4 agujeros</text:p>
          </table:table-cell>
          <table:table-cell office:value-type="string" calcext:value-type="string">
            <text:p>Genrod</text:p>
          </table:table-cell>
          <table:table-cell office:value-type="float" office:value="70990.4547476816" calcext:value-type="float">
            <text:p>70990,45474768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062V</text:p>
          </table:table-cell>
          <table:table-cell office:value-type="string" calcext:value-type="string">
            <text:p>Gab Q Energy vacío apto p/equipar pta vidrio - <text:s/>600x600x200</text:p>
          </table:table-cell>
          <table:table-cell office:value-type="string" calcext:value-type="string">
            <text:p>Genrod</text:p>
          </table:table-cell>
          <table:table-cell office:value-type="float" office:value="316381.140961288" calcext:value-type="float">
            <text:p>316381,1409612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092V</text:p>
          </table:table-cell>
          <table:table-cell office:value-type="string" calcext:value-type="string">
            <text:p>Gab Q Energy vacío apto p/equipar pta vidrio - <text:s/>600x900x200</text:p>
          </table:table-cell>
          <table:table-cell office:value-type="string" calcext:value-type="string">
            <text:p>Genrod</text:p>
          </table:table-cell>
          <table:table-cell office:value-type="float" office:value="413743.858289236" calcext:value-type="float">
            <text:p>413743,8582892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22V</text:p>
          </table:table-cell>
          <table:table-cell office:value-type="string" calcext:value-type="string">
            <text:p>Gab Q Energy vacío apto p/equipar pta vidrio - <text:s/>600x1200x200</text:p>
          </table:table-cell>
          <table:table-cell office:value-type="string" calcext:value-type="string">
            <text:p>Genrod</text:p>
          </table:table-cell>
          <table:table-cell office:value-type="float" office:value="506252.909355668" calcext:value-type="float">
            <text:p>506252,9093556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52V</text:p>
          </table:table-cell>
          <table:table-cell office:value-type="string" calcext:value-type="string">
            <text:p>Gab Q Energy vacío apto p/equipar pta vidrio - <text:s/>600x1500x200</text:p>
          </table:table-cell>
          <table:table-cell office:value-type="string" calcext:value-type="string">
            <text:p>Genrod</text:p>
          </table:table-cell>
          <table:table-cell office:value-type="float" office:value="599295.508187793" calcext:value-type="float">
            <text:p>599295,5081877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82V</text:p>
          </table:table-cell>
          <table:table-cell office:value-type="string" calcext:value-type="string">
            <text:p>Gab Q Energy vacío apto p/equipar pta vidrio - <text:s/>600x1800x200</text:p>
          </table:table-cell>
          <table:table-cell office:value-type="string" calcext:value-type="string">
            <text:p>Genrod</text:p>
          </table:table-cell>
          <table:table-cell office:value-type="float" office:value="699846.512228459" calcext:value-type="float">
            <text:p>699846,5122284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063V</text:p>
          </table:table-cell>
          <table:table-cell office:value-type="string" calcext:value-type="string">
            <text:p>Gab Q Energy vacío apto p/equipar pta vidrio - <text:s/>600x600x300</text:p>
          </table:table-cell>
          <table:table-cell office:value-type="string" calcext:value-type="string">
            <text:p>Genrod</text:p>
          </table:table-cell>
          <table:table-cell office:value-type="float" office:value="410066.233933951" calcext:value-type="float">
            <text:p>410066,2339339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093V</text:p>
          </table:table-cell>
          <table:table-cell office:value-type="string" calcext:value-type="string">
            <text:p>Gab Q Energy vacío apto p/equipar pta vidrio - <text:s/>600x900x300</text:p>
          </table:table-cell>
          <table:table-cell office:value-type="string" calcext:value-type="string">
            <text:p>Genrod</text:p>
          </table:table-cell>
          <table:table-cell office:value-type="float" office:value="491835.488209079" calcext:value-type="float">
            <text:p>491835,4882090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23V</text:p>
          </table:table-cell>
          <table:table-cell office:value-type="string" calcext:value-type="string">
            <text:p>Gab Q Energy vacío apto p/equipar pta vidrio - <text:s/>600x1200x300</text:p>
          </table:table-cell>
          <table:table-cell office:value-type="string" calcext:value-type="string">
            <text:p>Genrod</text:p>
          </table:table-cell>
          <table:table-cell office:value-type="float" office:value="592920.118962086" calcext:value-type="float">
            <text:p>592920,1189620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53V</text:p>
          </table:table-cell>
          <table:table-cell office:value-type="string" calcext:value-type="string">
            <text:p>Gab Q Energy vacío apto p/equipar pta vidrio - <text:s/>600x1500x300</text:p>
          </table:table-cell>
          <table:table-cell office:value-type="string" calcext:value-type="string">
            <text:p>Genrod</text:p>
          </table:table-cell>
          <table:table-cell office:value-type="float" office:value="690550.544374887" calcext:value-type="float">
            <text:p>690550,5443748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83V</text:p>
          </table:table-cell>
          <table:table-cell office:value-type="string" calcext:value-type="string">
            <text:p>Gab Q Energy vacío apto p/equipar pta vidrio - <text:s/>600x1800x300</text:p>
          </table:table-cell>
          <table:table-cell office:value-type="string" calcext:value-type="string">
            <text:p>Genrod</text:p>
          </table:table-cell>
          <table:table-cell office:value-type="float" office:value="765079.706783966" calcext:value-type="float">
            <text:p>765079,7067839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24V</text:p>
          </table:table-cell>
          <table:table-cell office:value-type="string" calcext:value-type="string">
            <text:p>Gab Q Energy vacío apto p/equipar pta vidrio - <text:s/>600x1200x400</text:p>
          </table:table-cell>
          <table:table-cell office:value-type="string" calcext:value-type="string">
            <text:p>Genrod</text:p>
          </table:table-cell>
          <table:table-cell office:value-type="float" office:value="610485.642977337" calcext:value-type="float">
            <text:p>610485,6429773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54V</text:p>
          </table:table-cell>
          <table:table-cell office:value-type="string" calcext:value-type="string">
            <text:p>Gab Q Energy vacío apto p/equipar pta vidrio - <text:s/>600x1500x400</text:p>
          </table:table-cell>
          <table:table-cell office:value-type="string" calcext:value-type="string">
            <text:p>Genrod</text:p>
          </table:table-cell>
          <table:table-cell office:value-type="float" office:value="710927.253278817" calcext:value-type="float">
            <text:p>710927,2532788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84V</text:p>
          </table:table-cell>
          <table:table-cell office:value-type="string" calcext:value-type="string">
            <text:p>Gab Q Energy vacío apto p/equipar pta vidrio - <text:s/>600x1800x400</text:p>
          </table:table-cell>
          <table:table-cell office:value-type="string" calcext:value-type="string">
            <text:p>Genrod</text:p>
          </table:table-cell>
          <table:table-cell office:value-type="float" office:value="818058.460466787" calcext:value-type="float">
            <text:p>818058,4604667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062C</text:p>
          </table:table-cell>
          <table:table-cell office:value-type="string" calcext:value-type="string">
            <text:p>Gab Q Energy vacío apto p/equipar pta ciega - <text:s/>600x600x200</text:p>
          </table:table-cell>
          <table:table-cell office:value-type="string" calcext:value-type="string">
            <text:p>Genrod</text:p>
          </table:table-cell>
          <table:table-cell office:value-type="float" office:value="206546.379482009" calcext:value-type="float">
            <text:p>206546,3794820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092C</text:p>
          </table:table-cell>
          <table:table-cell office:value-type="string" calcext:value-type="string">
            <text:p>Gab Q Energy vacío apto p/equipar pta ciega - <text:s/>600x900x200</text:p>
          </table:table-cell>
          <table:table-cell office:value-type="string" calcext:value-type="string">
            <text:p>Genrod</text:p>
          </table:table-cell>
          <table:table-cell office:value-type="float" office:value="265073.635194799" calcext:value-type="float">
            <text:p>265073,6351947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22C</text:p>
          </table:table-cell>
          <table:table-cell office:value-type="string" calcext:value-type="string">
            <text:p>Gab Q Energy vacío apto p/equipar pta ciega - <text:s/>600x1200x200</text:p>
          </table:table-cell>
          <table:table-cell office:value-type="string" calcext:value-type="string">
            <text:p>Genrod</text:p>
          </table:table-cell>
          <table:table-cell office:value-type="float" office:value="319654.953209813" calcext:value-type="float">
            <text:p>319654,9532098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52C</text:p>
          </table:table-cell>
          <table:table-cell office:value-type="string" calcext:value-type="string">
            <text:p>Gab Q Energy vacío apto p/equipar pta ciega - <text:s/>600x1500x200</text:p>
          </table:table-cell>
          <table:table-cell office:value-type="string" calcext:value-type="string">
            <text:p>Genrod</text:p>
          </table:table-cell>
          <table:table-cell office:value-type="float" office:value="355049.577783901" calcext:value-type="float">
            <text:p>355049,5777839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82C</text:p>
          </table:table-cell>
          <table:table-cell office:value-type="string" calcext:value-type="string">
            <text:p>Gab Q Energy vacío apto p/equipar pta ciega - <text:s/>600x1800x200</text:p>
          </table:table-cell>
          <table:table-cell office:value-type="string" calcext:value-type="string">
            <text:p>Genrod</text:p>
          </table:table-cell>
          <table:table-cell office:value-type="float" office:value="416158.204691766" calcext:value-type="float">
            <text:p>416158,2046917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063C</text:p>
          </table:table-cell>
          <table:table-cell office:value-type="string" calcext:value-type="string">
            <text:p>Gab Q Energy vacío apto p/equipar pta ciega - <text:s/>600x600x300</text:p>
          </table:table-cell>
          <table:table-cell office:value-type="string" calcext:value-type="string">
            <text:p>Genrod</text:p>
          </table:table-cell>
          <table:table-cell office:value-type="float" office:value="285666.815808746" calcext:value-type="float">
            <text:p>285666,8158087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093C</text:p>
          </table:table-cell>
          <table:table-cell office:value-type="string" calcext:value-type="string">
            <text:p>Gab Q Energy vacío apto p/equipar pta ciega - <text:s/>600x900x300</text:p>
          </table:table-cell>
          <table:table-cell office:value-type="string" calcext:value-type="string">
            <text:p>Genrod</text:p>
          </table:table-cell>
          <table:table-cell office:value-type="float" office:value="326476.680470239" calcext:value-type="float">
            <text:p>326476,6804702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23C</text:p>
          </table:table-cell>
          <table:table-cell office:value-type="string" calcext:value-type="string">
            <text:p>Gab Q Energy vacío apto p/equipar pta ciega - <text:s/>600x1200x300</text:p>
          </table:table-cell>
          <table:table-cell office:value-type="string" calcext:value-type="string">
            <text:p>Genrod</text:p>
          </table:table-cell>
          <table:table-cell office:value-type="float" office:value="386601.868978513" calcext:value-type="float">
            <text:p>386601,8689785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53C</text:p>
          </table:table-cell>
          <table:table-cell office:value-type="string" calcext:value-type="string">
            <text:p>Gab Q Energy vacío apto p/equipar pta ciega - <text:s/>600x1500x300</text:p>
          </table:table-cell>
          <table:table-cell office:value-type="string" calcext:value-type="string">
            <text:p>Genrod</text:p>
          </table:table-cell>
          <table:table-cell office:value-type="float" office:value="428101.885240651" calcext:value-type="float">
            <text:p>428101,8852406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83C</text:p>
          </table:table-cell>
          <table:table-cell office:value-type="string" calcext:value-type="string">
            <text:p>Gab Q Energy vacío apto p/equipar pta ciega - <text:s/>600x1800x300</text:p>
          </table:table-cell>
          <table:table-cell office:value-type="string" calcext:value-type="string">
            <text:p>Genrod</text:p>
          </table:table-cell>
          <table:table-cell office:value-type="float" office:value="457118.778505127" calcext:value-type="float">
            <text:p>457118,7785051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24C</text:p>
          </table:table-cell>
          <table:table-cell office:value-type="string" calcext:value-type="string">
            <text:p>Gab Q Energy vacío apto p/equipar pta ciega - <text:s/>600x1200x400</text:p>
          </table:table-cell>
          <table:table-cell office:value-type="string" calcext:value-type="string">
            <text:p>Genrod</text:p>
          </table:table-cell>
          <table:table-cell office:value-type="float" office:value="387479.413607" calcext:value-type="float">
            <text:p>387479,4136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54C</text:p>
          </table:table-cell>
          <table:table-cell office:value-type="string" calcext:value-type="string">
            <text:p>Gab Q Energy vacío apto p/equipar pta ciega - <text:s/>600x1500x400</text:p>
          </table:table-cell>
          <table:table-cell office:value-type="string" calcext:value-type="string">
            <text:p>Genrod</text:p>
          </table:table-cell>
          <table:table-cell office:value-type="float" office:value="421170.764241039" calcext:value-type="float">
            <text:p>421170,7642410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184C</text:p>
          </table:table-cell>
          <table:table-cell office:value-type="string" calcext:value-type="string">
            <text:p>Gab Q Energy vacío apto p/equipar pta ciega - <text:s/>600x1800x400</text:p>
          </table:table-cell>
          <table:table-cell office:value-type="string" calcext:value-type="string">
            <text:p>Genrod</text:p>
          </table:table-cell>
          <table:table-cell office:value-type="float" office:value="484307.951596067" calcext:value-type="float">
            <text:p>484307,9515960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062C</text:p>
          </table:table-cell>
          <table:table-cell office:value-type="string" calcext:value-type="string">
            <text:p>Gab Q Energy vacío apto p/equipar pta ciega - <text:s/>300x600x200</text:p>
          </table:table-cell>
          <table:table-cell office:value-type="string" calcext:value-type="string">
            <text:p>Genrod</text:p>
          </table:table-cell>
          <table:table-cell office:value-type="float" office:value="174046.96741256" calcext:value-type="float">
            <text:p>174046,967412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092C</text:p>
          </table:table-cell>
          <table:table-cell office:value-type="string" calcext:value-type="string">
            <text:p>Gab Q Energy vacío apto p/equipar pta ciega - <text:s/>300x900x200</text:p>
          </table:table-cell>
          <table:table-cell office:value-type="string" calcext:value-type="string">
            <text:p>Genrod</text:p>
          </table:table-cell>
          <table:table-cell office:value-type="float" office:value="239120.87533488" calcext:value-type="float">
            <text:p>239120,875334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22C</text:p>
          </table:table-cell>
          <table:table-cell office:value-type="string" calcext:value-type="string">
            <text:p>Gab Q Energy vacío apto p/equipar pta ciega - <text:s/>300x1200x200</text:p>
          </table:table-cell>
          <table:table-cell office:value-type="string" calcext:value-type="string">
            <text:p>Genrod</text:p>
          </table:table-cell>
          <table:table-cell office:value-type="float" office:value="303548.24037318" calcext:value-type="float">
            <text:p>303548,240373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52C</text:p>
          </table:table-cell>
          <table:table-cell office:value-type="string" calcext:value-type="string">
            <text:p>Gab Q Energy vacío apto p/equipar pta ciega - <text:s/>300x1500x200</text:p>
          </table:table-cell>
          <table:table-cell office:value-type="string" calcext:value-type="string">
            <text:p>Genrod</text:p>
          </table:table-cell>
          <table:table-cell office:value-type="float" office:value="445842.5152423" calcext:value-type="float">
            <text:p>445842,51524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82C</text:p>
          </table:table-cell>
          <table:table-cell office:value-type="string" calcext:value-type="string">
            <text:p>Gab Q Energy vacío apto p/equipar pta ciega - <text:s/>300x1800x200</text:p>
          </table:table-cell>
          <table:table-cell office:value-type="string" calcext:value-type="string">
            <text:p>Genrod</text:p>
          </table:table-cell>
          <table:table-cell office:value-type="float" office:value="512295.96899866" calcext:value-type="float">
            <text:p>512295,968998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063C</text:p>
          </table:table-cell>
          <table:table-cell office:value-type="string" calcext:value-type="string">
            <text:p>Gab Q Energy vacío apto p/equipar pta ciega - <text:s/>300x600x300</text:p>
          </table:table-cell>
          <table:table-cell office:value-type="string" calcext:value-type="string">
            <text:p>Genrod</text:p>
          </table:table-cell>
          <table:table-cell office:value-type="float" office:value="208111.90404488" calcext:value-type="float">
            <text:p>208111,904044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093C</text:p>
          </table:table-cell>
          <table:table-cell office:value-type="string" calcext:value-type="string">
            <text:p>Gab Q Energy vacío apto p/equipar pta ciega - <text:s/>300x900x300</text:p>
          </table:table-cell>
          <table:table-cell office:value-type="string" calcext:value-type="string">
            <text:p>Genrod</text:p>
          </table:table-cell>
          <table:table-cell office:value-type="float" office:value="282722.13766588" calcext:value-type="float">
            <text:p>282722,137665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23C</text:p>
          </table:table-cell>
          <table:table-cell office:value-type="string" calcext:value-type="string">
            <text:p>Gab Q Energy vacío apto p/equipar pta ciega - <text:s/>300x1200x300</text:p>
          </table:table-cell>
          <table:table-cell office:value-type="string" calcext:value-type="string">
            <text:p>Genrod</text:p>
          </table:table-cell>
          <table:table-cell office:value-type="float" office:value="356029.52788282" calcext:value-type="float">
            <text:p>356029,527882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53C</text:p>
          </table:table-cell>
          <table:table-cell office:value-type="string" calcext:value-type="string">
            <text:p>Gab Q Energy vacío apto p/equipar pta ciega - <text:s/>300x1500x300</text:p>
          </table:table-cell>
          <table:table-cell office:value-type="string" calcext:value-type="string">
            <text:p>Genrod</text:p>
          </table:table-cell>
          <table:table-cell office:value-type="float" office:value="516220.74821372" calcext:value-type="float">
            <text:p>516220,748213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83C</text:p>
          </table:table-cell>
          <table:table-cell office:value-type="string" calcext:value-type="string">
            <text:p>Gab Q Energy vacío apto p/equipar pta ciega - <text:s/>300x1800x300</text:p>
          </table:table-cell>
          <table:table-cell office:value-type="string" calcext:value-type="string">
            <text:p>Genrod</text:p>
          </table:table-cell>
          <table:table-cell office:value-type="float" office:value="592074.12662178" calcext:value-type="float">
            <text:p>592074,126621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24C</text:p>
          </table:table-cell>
          <table:table-cell office:value-type="string" calcext:value-type="string">
            <text:p>Gab Q Energy vacío apto p/equipar pta ciega - <text:s/>300x1200x400</text:p>
          </table:table-cell>
          <table:table-cell office:value-type="string" calcext:value-type="string">
            <text:p>Genrod</text:p>
          </table:table-cell>
          <table:table-cell office:value-type="float" office:value="409189.60925348" calcext:value-type="float">
            <text:p>409189,609253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54C</text:p>
          </table:table-cell>
          <table:table-cell office:value-type="string" calcext:value-type="string">
            <text:p>Gab Q Energy vacío apto p/equipar pta ciega - <text:s/>300x1500x400</text:p>
          </table:table-cell>
          <table:table-cell office:value-type="string" calcext:value-type="string">
            <text:p>Genrod</text:p>
          </table:table-cell>
          <table:table-cell office:value-type="float" office:value="594089.70289372" calcext:value-type="float">
            <text:p>594089,702893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84C</text:p>
          </table:table-cell>
          <table:table-cell office:value-type="string" calcext:value-type="string">
            <text:p>Gab Q Energy vacío apto p/equipar pta ciega - <text:s/>300x1800x400</text:p>
          </table:table-cell>
          <table:table-cell office:value-type="string" calcext:value-type="string">
            <text:p>Genrod</text:p>
          </table:table-cell>
          <table:table-cell office:value-type="float" office:value="678217.78995168" calcext:value-type="float">
            <text:p>678217,789951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092C</text:p>
          </table:table-cell>
          <table:table-cell office:value-type="string" calcext:value-type="string">
            <text:p>Gab Q Energy vacío apto p/equipar pta ciega - <text:s/>750x900x200</text:p>
          </table:table-cell>
          <table:table-cell office:value-type="string" calcext:value-type="string">
            <text:p>Genrod</text:p>
          </table:table-cell>
          <table:table-cell office:value-type="float" office:value="327332.698979252" calcext:value-type="float">
            <text:p>327332,6989792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22C</text:p>
          </table:table-cell>
          <table:table-cell office:value-type="string" calcext:value-type="string">
            <text:p>Gab Q Energy vacío apto p/equipar pta ciega - <text:s/>750x1200x200</text:p>
          </table:table-cell>
          <table:table-cell office:value-type="string" calcext:value-type="string">
            <text:p>Genrod</text:p>
          </table:table-cell>
          <table:table-cell office:value-type="float" office:value="392156.186744916" calcext:value-type="float">
            <text:p>392156,1867449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52C</text:p>
          </table:table-cell>
          <table:table-cell office:value-type="string" calcext:value-type="string">
            <text:p>Gab Q Energy vacío apto p/equipar pta ciega - <text:s/>750x1500x200</text:p>
          </table:table-cell>
          <table:table-cell office:value-type="string" calcext:value-type="string">
            <text:p>Genrod</text:p>
          </table:table-cell>
          <table:table-cell office:value-type="float" office:value="452582.214614837" calcext:value-type="float">
            <text:p>452582,2146148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82C</text:p>
          </table:table-cell>
          <table:table-cell office:value-type="string" calcext:value-type="string">
            <text:p>Gab Q Energy vacío apto p/equipar pta ciega - <text:s/>750x1800x200</text:p>
          </table:table-cell>
          <table:table-cell office:value-type="string" calcext:value-type="string">
            <text:p>Genrod</text:p>
          </table:table-cell>
          <table:table-cell office:value-type="float" office:value="525069.500908716" calcext:value-type="float">
            <text:p>525069,5009087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093C</text:p>
          </table:table-cell>
          <table:table-cell office:value-type="string" calcext:value-type="string">
            <text:p>Gab Q Energy vacío apto p/equipar pta ciega - <text:s/>750x900x300</text:p>
          </table:table-cell>
          <table:table-cell office:value-type="string" calcext:value-type="string">
            <text:p>Genrod</text:p>
          </table:table-cell>
          <table:table-cell office:value-type="float" office:value="362507.351875243" calcext:value-type="float">
            <text:p>362507,3518752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23C</text:p>
          </table:table-cell>
          <table:table-cell office:value-type="string" calcext:value-type="string">
            <text:p>Gab Q Energy vacío apto p/equipar pta ciega - <text:s/>750x1200x300</text:p>
          </table:table-cell>
          <table:table-cell office:value-type="string" calcext:value-type="string">
            <text:p>Genrod</text:p>
          </table:table-cell>
          <table:table-cell office:value-type="float" office:value="435150.584115336" calcext:value-type="float">
            <text:p>435150,5841153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53C</text:p>
          </table:table-cell>
          <table:table-cell office:value-type="string" calcext:value-type="string">
            <text:p>Gab Q Energy vacío apto p/equipar pta ciega - <text:s/>750x1500x300</text:p>
          </table:table-cell>
          <table:table-cell office:value-type="string" calcext:value-type="string">
            <text:p>Genrod</text:p>
          </table:table-cell>
          <table:table-cell office:value-type="float" office:value="489530.561861283" calcext:value-type="float">
            <text:p>489530,5618612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83C</text:p>
          </table:table-cell>
          <table:table-cell office:value-type="string" calcext:value-type="string">
            <text:p>Gab Q Energy vacío apto p/equipar pta ciega - <text:s/>750x1800x300</text:p>
          </table:table-cell>
          <table:table-cell office:value-type="string" calcext:value-type="string">
            <text:p>Genrod</text:p>
          </table:table-cell>
          <table:table-cell office:value-type="float" office:value="584236.303420502" calcext:value-type="float">
            <text:p>584236,3034205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24C</text:p>
          </table:table-cell>
          <table:table-cell office:value-type="string" calcext:value-type="string">
            <text:p>Gab Q Energy vacío apto p/equipar pta ciega - <text:s/>750x1200x400</text:p>
          </table:table-cell>
          <table:table-cell office:value-type="string" calcext:value-type="string">
            <text:p>Genrod</text:p>
          </table:table-cell>
          <table:table-cell office:value-type="float" office:value="487287.292845918" calcext:value-type="float">
            <text:p>487287,2928459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54C</text:p>
          </table:table-cell>
          <table:table-cell office:value-type="string" calcext:value-type="string">
            <text:p>Gab Q Energy vacío apto p/equipar pta ciega - <text:s/>750x1500x400</text:p>
          </table:table-cell>
          <table:table-cell office:value-type="string" calcext:value-type="string">
            <text:p>Genrod</text:p>
          </table:table-cell>
          <table:table-cell office:value-type="float" office:value="552837.642403751" calcext:value-type="float">
            <text:p>552837,6424037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7184C</text:p>
          </table:table-cell>
          <table:table-cell office:value-type="string" calcext:value-type="string">
            <text:p>Gab Q Energy vacío apto p/equipar pta ciega - <text:s/>750x1800x400</text:p>
          </table:table-cell>
          <table:table-cell office:value-type="string" calcext:value-type="string">
            <text:p>Genrod</text:p>
          </table:table-cell>
          <table:table-cell office:value-type="float" office:value="630766.905383306" calcext:value-type="float">
            <text:p>630766,9053833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062D</text:p>
          </table:table-cell>
          <table:table-cell office:value-type="string" calcext:value-type="string">
            <text:p>Ducto de Servicio Q Energy tapa ftal abul - <text:s/>300x600x200</text:p>
          </table:table-cell>
          <table:table-cell office:value-type="string" calcext:value-type="string">
            <text:p>Genrod</text:p>
          </table:table-cell>
          <table:table-cell office:value-type="float" office:value="140908.37490642" calcext:value-type="float">
            <text:p>140908,374906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092D</text:p>
          </table:table-cell>
          <table:table-cell office:value-type="string" calcext:value-type="string">
            <text:p>Ducto de Servicio Q Energy tapa ftal abul - <text:s/>300x900x200</text:p>
          </table:table-cell>
          <table:table-cell office:value-type="string" calcext:value-type="string">
            <text:p>Genrod</text:p>
          </table:table-cell>
          <table:table-cell office:value-type="float" office:value="188243.57301156" calcext:value-type="float">
            <text:p>188243,573011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22D</text:p>
          </table:table-cell>
          <table:table-cell office:value-type="string" calcext:value-type="string">
            <text:p>Ducto de Servicio Q Energy tapa ftal abul - <text:s/>300x1200x200</text:p>
          </table:table-cell>
          <table:table-cell office:value-type="string" calcext:value-type="string">
            <text:p>Genrod</text:p>
          </table:table-cell>
          <table:table-cell office:value-type="float" office:value="235579.42986006" calcext:value-type="float">
            <text:p>235579,429860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52D</text:p>
          </table:table-cell>
          <table:table-cell office:value-type="string" calcext:value-type="string">
            <text:p>Ducto de Servicio Q Energy tapa ftal abul - <text:s/>300x1500x200</text:p>
          </table:table-cell>
          <table:table-cell office:value-type="string" calcext:value-type="string">
            <text:p>Genrod</text:p>
          </table:table-cell>
          <table:table-cell office:value-type="float" office:value="360952.3170121" calcext:value-type="float">
            <text:p>360952,31701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82D</text:p>
          </table:table-cell>
          <table:table-cell office:value-type="string" calcext:value-type="string">
            <text:p>Ducto de Servicio Q Energy tapa ftal abul - <text:s/>300x1800x200</text:p>
          </table:table-cell>
          <table:table-cell office:value-type="string" calcext:value-type="string">
            <text:p>Genrod</text:p>
          </table:table-cell>
          <table:table-cell office:value-type="float" office:value="407601.39273634" calcext:value-type="float">
            <text:p>407601,392736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063D</text:p>
          </table:table-cell>
          <table:table-cell office:value-type="string" calcext:value-type="string">
            <text:p>Ducto de Servicio Q Energy tapa ftal abul - <text:s/>300x600x300</text:p>
          </table:table-cell>
          <table:table-cell office:value-type="string" calcext:value-type="string">
            <text:p>Genrod</text:p>
          </table:table-cell>
          <table:table-cell office:value-type="float" office:value="156823.84778896" calcext:value-type="float">
            <text:p>156823,847788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093D</text:p>
          </table:table-cell>
          <table:table-cell office:value-type="string" calcext:value-type="string">
            <text:p>Ducto de Servicio Q Energy tapa ftal abul - <text:s/>300x900x300</text:p>
          </table:table-cell>
          <table:table-cell office:value-type="string" calcext:value-type="string">
            <text:p>Genrod</text:p>
          </table:table-cell>
          <table:table-cell office:value-type="float" office:value="204160.11635206" calcext:value-type="float">
            <text:p>204160,116352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23D</text:p>
          </table:table-cell>
          <table:table-cell office:value-type="string" calcext:value-type="string">
            <text:p>Ducto de Servicio Q Energy tapa ftal abul - <text:s/>300x1200x300</text:p>
          </table:table-cell>
          <table:table-cell office:value-type="string" calcext:value-type="string">
            <text:p>Genrod</text:p>
          </table:table-cell>
          <table:table-cell office:value-type="float" office:value="251631.70178036" calcext:value-type="float">
            <text:p>251631,701780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53D</text:p>
          </table:table-cell>
          <table:table-cell office:value-type="string" calcext:value-type="string">
            <text:p>Ducto de Servicio Q Energy tapa ftal abul - <text:s/>300x1500x300</text:p>
          </table:table-cell>
          <table:table-cell office:value-type="string" calcext:value-type="string">
            <text:p>Genrod</text:p>
          </table:table-cell>
          <table:table-cell office:value-type="float" office:value="384593.60063982" calcext:value-type="float">
            <text:p>384593,600639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83D</text:p>
          </table:table-cell>
          <table:table-cell office:value-type="string" calcext:value-type="string">
            <text:p>Ducto de Servicio Q Energy tapa ftal abul - <text:s/>300x1800x300</text:p>
          </table:table-cell>
          <table:table-cell office:value-type="string" calcext:value-type="string">
            <text:p>Genrod</text:p>
          </table:table-cell>
          <table:table-cell office:value-type="float" office:value="432614.09769666" calcext:value-type="float">
            <text:p>432614,097696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24D</text:p>
          </table:table-cell>
          <table:table-cell office:value-type="string" calcext:value-type="string">
            <text:p>Ducto de Servicio Q Energy tapa ftal abul - <text:s/>300x1200x400</text:p>
          </table:table-cell>
          <table:table-cell office:value-type="string" calcext:value-type="string">
            <text:p>Genrod</text:p>
          </table:table-cell>
          <table:table-cell office:value-type="float" office:value="266038.2406539" calcext:value-type="float">
            <text:p>266038,24065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54D</text:p>
          </table:table-cell>
          <table:table-cell office:value-type="string" calcext:value-type="string">
            <text:p>Ducto de Servicio Q Energy tapa ftal abul - <text:s/>300x1500x400</text:p>
          </table:table-cell>
          <table:table-cell office:value-type="string" calcext:value-type="string">
            <text:p>Genrod</text:p>
          </table:table-cell>
          <table:table-cell office:value-type="float" office:value="416783.89090778" calcext:value-type="float">
            <text:p>416783,890907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3184D</text:p>
          </table:table-cell>
          <table:table-cell office:value-type="string" calcext:value-type="string">
            <text:p>Ducto de Servicio Q Energy tapa ftal abul - <text:s/>300x1800x400</text:p>
          </table:table-cell>
          <table:table-cell office:value-type="string" calcext:value-type="string">
            <text:p>Genrod</text:p>
          </table:table-cell>
          <table:table-cell office:value-type="float" office:value="463432.44512686" calcext:value-type="float">
            <text:p>463432,445126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30060</text:p>
          </table:table-cell>
          <table:table-cell office:value-type="string" calcext:value-type="string">
            <text:p>Marco perimetral p/montaje de carat y kit DIN - 300x600</text:p>
          </table:table-cell>
          <table:table-cell office:value-type="string" calcext:value-type="string">
            <text:p>Genrod</text:p>
          </table:table-cell>
          <table:table-cell office:value-type="float" office:value="23805.3355300418" calcext:value-type="float">
            <text:p>23805,33553004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30090</text:p>
          </table:table-cell>
          <table:table-cell office:value-type="string" calcext:value-type="string">
            <text:p>Marco perimetral p/montaje de carat y kit DIN - 300x900</text:p>
          </table:table-cell>
          <table:table-cell office:value-type="string" calcext:value-type="string">
            <text:p>Genrod</text:p>
          </table:table-cell>
          <table:table-cell office:value-type="float" office:value="31274.7147787039" calcext:value-type="float">
            <text:p>31274,71477870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30120</text:p>
          </table:table-cell>
          <table:table-cell office:value-type="string" calcext:value-type="string">
            <text:p>Marco perimetral p/montaje de carat y kit DIN - 300x1200</text:p>
          </table:table-cell>
          <table:table-cell office:value-type="string" calcext:value-type="string">
            <text:p>Genrod</text:p>
          </table:table-cell>
          <table:table-cell office:value-type="float" office:value="38743.5150852776" calcext:value-type="float">
            <text:p>38743,51508527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30150</text:p>
          </table:table-cell>
          <table:table-cell office:value-type="string" calcext:value-type="string">
            <text:p>Marco perimetral p/montaje de carat y kit DIN - 300x1500</text:p>
          </table:table-cell>
          <table:table-cell office:value-type="string" calcext:value-type="string">
            <text:p>Genrod</text:p>
          </table:table-cell>
          <table:table-cell office:value-type="float" office:value="46211.1575076741" calcext:value-type="float">
            <text:p>46211,15750767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30180</text:p>
          </table:table-cell>
          <table:table-cell office:value-type="string" calcext:value-type="string">
            <text:p>Marco perimetral p/montaje de carat y kit DIN - 300x1800</text:p>
          </table:table-cell>
          <table:table-cell office:value-type="string" calcext:value-type="string">
            <text:p>Genrod</text:p>
          </table:table-cell>
          <table:table-cell office:value-type="float" office:value="53679.9578142477" calcext:value-type="float">
            <text:p>53679,95781424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60060</text:p>
          </table:table-cell>
          <table:table-cell office:value-type="string" calcext:value-type="string">
            <text:p>Marco perimetral p/montaje de carat y kit DIN - 600x600</text:p>
          </table:table-cell>
          <table:table-cell office:value-type="string" calcext:value-type="string">
            <text:p>Genrod</text:p>
          </table:table-cell>
          <table:table-cell office:value-type="float" office:value="26138.7879334725" calcext:value-type="float">
            <text:p>26138,78793347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60090</text:p>
          </table:table-cell>
          <table:table-cell office:value-type="string" calcext:value-type="string">
            <text:p>Marco perimetral p/montaje de carat y kit DIN - 600x900</text:p>
          </table:table-cell>
          <table:table-cell office:value-type="string" calcext:value-type="string">
            <text:p>Genrod</text:p>
          </table:table-cell>
          <table:table-cell office:value-type="float" office:value="33608.1671821346" calcext:value-type="float">
            <text:p>33608,16718213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60120</text:p>
          </table:table-cell>
          <table:table-cell office:value-type="string" calcext:value-type="string">
            <text:p>Marco perimetral p/montaje de carat y kit DIN - 600x1200</text:p>
          </table:table-cell>
          <table:table-cell office:value-type="string" calcext:value-type="string">
            <text:p>Genrod</text:p>
          </table:table-cell>
          <table:table-cell office:value-type="float" office:value="41076.9674887083" calcext:value-type="float">
            <text:p>41076,96748870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60150</text:p>
          </table:table-cell>
          <table:table-cell office:value-type="string" calcext:value-type="string">
            <text:p>Marco perimetral p/montaje de carat y kit DIN - 600x1500</text:p>
          </table:table-cell>
          <table:table-cell office:value-type="string" calcext:value-type="string">
            <text:p>Genrod</text:p>
          </table:table-cell>
          <table:table-cell office:value-type="float" office:value="48545.7677952819" calcext:value-type="float">
            <text:p>48545,76779528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60180</text:p>
          </table:table-cell>
          <table:table-cell office:value-type="string" calcext:value-type="string">
            <text:p>Marco perimetral p/montaje de carat y kit DIN - 600x1800</text:p>
          </table:table-cell>
          <table:table-cell office:value-type="string" calcext:value-type="string">
            <text:p>Genrod</text:p>
          </table:table-cell>
          <table:table-cell office:value-type="float" office:value="56013.9891597669" calcext:value-type="float">
            <text:p>56013,98915976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70090</text:p>
          </table:table-cell>
          <table:table-cell office:value-type="string" calcext:value-type="string">
            <text:p>Marco perimetral p/montaje de carat y kit DIN - 750x900</text:p>
          </table:table-cell>
          <table:table-cell office:value-type="string" calcext:value-type="string">
            <text:p>Genrod</text:p>
          </table:table-cell>
          <table:table-cell office:value-type="float" office:value="42010.932655279" calcext:value-type="float">
            <text:p>42010,9326552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70120</text:p>
          </table:table-cell>
          <table:table-cell office:value-type="string" calcext:value-type="string">
            <text:p>Marco perimetral p/montaje de carat y kit DIN - 750x1200</text:p>
          </table:table-cell>
          <table:table-cell office:value-type="string" calcext:value-type="string">
            <text:p>Genrod</text:p>
          </table:table-cell>
          <table:table-cell office:value-type="float" office:value="51346.505410817" calcext:value-type="float">
            <text:p>51346,5054108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70150</text:p>
          </table:table-cell>
          <table:table-cell office:value-type="string" calcext:value-type="string">
            <text:p>Marco perimetral p/montaje de carat y kit DIN - 750x1500</text:p>
          </table:table-cell>
          <table:table-cell office:value-type="string" calcext:value-type="string">
            <text:p>Genrod</text:p>
          </table:table-cell>
          <table:table-cell office:value-type="float" office:value="60682.078166355" calcext:value-type="float">
            <text:p>60682,0781663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570180</text:p>
          </table:table-cell>
          <table:table-cell office:value-type="string" calcext:value-type="string">
            <text:p>Marco perimetral p/montaje de carat y kit DIN - 750x1800</text:p>
          </table:table-cell>
          <table:table-cell office:value-type="string" calcext:value-type="string">
            <text:p>Genrod</text:p>
          </table:table-cell>
          <table:table-cell office:value-type="float" office:value="70017.6509218929" calcext:value-type="float">
            <text:p>70017,65092189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7300</text:p>
          </table:table-cell>
          <table:table-cell office:value-type="string" calcext:value-type="string">
            <text:p>Kit p/montaje de elementos DIN - Ancho 300</text:p>
          </table:table-cell>
          <table:table-cell office:value-type="string" calcext:value-type="string">
            <text:p>Genrod</text:p>
          </table:table-cell>
          <table:table-cell office:value-type="float" office:value="12602.9903255394" calcext:value-type="float">
            <text:p>12602,99032553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7600</text:p>
          </table:table-cell>
          <table:table-cell office:value-type="string" calcext:value-type="string">
            <text:p>Kit p/montaje de elementos DIN - Ancho 600</text:p>
          </table:table-cell>
          <table:table-cell office:value-type="string" calcext:value-type="string">
            <text:p>Genrod</text:p>
          </table:table-cell>
          <table:table-cell office:value-type="float" office:value="14936.4427289701" calcext:value-type="float">
            <text:p>14936,44272897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7750</text:p>
          </table:table-cell>
          <table:table-cell office:value-type="string" calcext:value-type="string">
            <text:p>Kit p/montaje de elementos DIN - Ancho 750</text:p>
          </table:table-cell>
          <table:table-cell office:value-type="string" calcext:value-type="string">
            <text:p>Genrod</text:p>
          </table:table-cell>
          <table:table-cell office:value-type="float" office:value="19603.9527934696" calcext:value-type="float">
            <text:p>19603,95279346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30150</text:p>
          </table:table-cell>
          <table:table-cell office:value-type="string" calcext:value-type="string">
            <text:p>Carátula de protección Ciega - 300x150</text:p>
          </table:table-cell>
          <table:table-cell office:value-type="string" calcext:value-type="string">
            <text:p>Genrod</text:p>
          </table:table-cell>
          <table:table-cell office:value-type="float" office:value="10268.3800379316" calcext:value-type="float">
            <text:p>10268,38003793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30300</text:p>
          </table:table-cell>
          <table:table-cell office:value-type="string" calcext:value-type="string">
            <text:p>Carátula de protección Ciega - 300x300</text:p>
          </table:table-cell>
          <table:table-cell office:value-type="string" calcext:value-type="string">
            <text:p>Genrod</text:p>
          </table:table-cell>
          <table:table-cell office:value-type="float" office:value="20537.8916444908" calcext:value-type="float">
            <text:p>20537,89164449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30151</text:p>
          </table:table-cell>
          <table:table-cell office:value-type="string" calcext:value-type="string">
            <text:p>Carátula de protección Calada DIN - 300x150</text:p>
          </table:table-cell>
          <table:table-cell office:value-type="string" calcext:value-type="string">
            <text:p>Genrod</text:p>
          </table:table-cell>
          <table:table-cell office:value-type="float" office:value="10268.3800379316" calcext:value-type="float">
            <text:p>10268,38003793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60150</text:p>
          </table:table-cell>
          <table:table-cell office:value-type="string" calcext:value-type="string">
            <text:p>Carátula de protección Ciega - 600x150</text:p>
          </table:table-cell>
          <table:table-cell office:value-type="string" calcext:value-type="string">
            <text:p>Genrod</text:p>
          </table:table-cell>
          <table:table-cell office:value-type="float" office:value="13886.1102026018" calcext:value-type="float">
            <text:p>13886,11020260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60300</text:p>
          </table:table-cell>
          <table:table-cell office:value-type="string" calcext:value-type="string">
            <text:p>Carátula de protección Ciega - 600x300</text:p>
          </table:table-cell>
          <table:table-cell office:value-type="string" calcext:value-type="string">
            <text:p>Genrod</text:p>
          </table:table-cell>
          <table:table-cell office:value-type="float" office:value="24272.0154845081" calcext:value-type="float">
            <text:p>24272,01548450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60450</text:p>
          </table:table-cell>
          <table:table-cell office:value-type="string" calcext:value-type="string">
            <text:p>Carátula de protección Ciega - 600x450</text:p>
          </table:table-cell>
          <table:table-cell office:value-type="string" calcext:value-type="string">
            <text:p>Genrod</text:p>
          </table:table-cell>
          <table:table-cell office:value-type="float" office:value="38091.2052447841" calcext:value-type="float">
            <text:p>38091,20524478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60151</text:p>
          </table:table-cell>
          <table:table-cell office:value-type="string" calcext:value-type="string">
            <text:p>Carátula de protección Calada DIN - 600x150</text:p>
          </table:table-cell>
          <table:table-cell office:value-type="string" calcext:value-type="string">
            <text:p>Genrod</text:p>
          </table:table-cell>
          <table:table-cell office:value-type="float" office:value="13886.1102026018" calcext:value-type="float">
            <text:p>13886,11020260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70150</text:p>
          </table:table-cell>
          <table:table-cell office:value-type="string" calcext:value-type="string">
            <text:p>Carátula de protección Ciega - 750x150</text:p>
          </table:table-cell>
          <table:table-cell office:value-type="string" calcext:value-type="string">
            <text:p>Genrod</text:p>
          </table:table-cell>
          <table:table-cell office:value-type="float" office:value="17386.8677498365" calcext:value-type="float">
            <text:p>17386,86774983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70300</text:p>
          </table:table-cell>
          <table:table-cell office:value-type="string" calcext:value-type="string">
            <text:p>Carátula de protección Ciega - 750x300</text:p>
          </table:table-cell>
          <table:table-cell office:value-type="string" calcext:value-type="string">
            <text:p>Genrod</text:p>
          </table:table-cell>
          <table:table-cell office:value-type="float" office:value="30340.7496121332" calcext:value-type="float">
            <text:p>30340,74961213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70450</text:p>
          </table:table-cell>
          <table:table-cell office:value-type="string" calcext:value-type="string">
            <text:p>Carátula de protección Ciega - 750x450</text:p>
          </table:table-cell>
          <table:table-cell office:value-type="string" calcext:value-type="string">
            <text:p>Genrod</text:p>
          </table:table-cell>
          <table:table-cell office:value-type="float" office:value="47558.2768010702" calcext:value-type="float">
            <text:p>47558,27680107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70151</text:p>
          </table:table-cell>
          <table:table-cell office:value-type="string" calcext:value-type="string">
            <text:p>Carátula de protección Calada DIN - 750x150</text:p>
          </table:table-cell>
          <table:table-cell office:value-type="string" calcext:value-type="string">
            <text:p>Genrod</text:p>
          </table:table-cell>
          <table:table-cell office:value-type="float" office:value="17386.8677498365" calcext:value-type="float">
            <text:p>17386,86774983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60075</text:p>
          </table:table-cell>
          <table:table-cell office:value-type="string" calcext:value-type="string">
            <text:p>Carátula de protección PLANA Ciega - 600x75</text:p>
          </table:table-cell>
          <table:table-cell office:value-type="string" calcext:value-type="string">
            <text:p>Genrod</text:p>
          </table:table-cell>
          <table:table-cell office:value-type="float" office:value="9719.62188463925" calcext:value-type="float">
            <text:p>9719,621884639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06150</text:p>
          </table:table-cell>
          <table:table-cell office:value-type="string" calcext:value-type="string">
            <text:p>Carátula de protección PLANA Ciega - 600x150</text:p>
          </table:table-cell>
          <table:table-cell office:value-type="string" calcext:value-type="string">
            <text:p>Genrod</text:p>
          </table:table-cell>
          <table:table-cell office:value-type="float" office:value="13886.1102026018" calcext:value-type="float">
            <text:p>13886,11020260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06151</text:p>
          </table:table-cell>
          <table:table-cell office:value-type="string" calcext:value-type="string">
            <text:p>Carátula de protección PLANA Calada DIN - 600x150</text:p>
          </table:table-cell>
          <table:table-cell office:value-type="string" calcext:value-type="string">
            <text:p>Genrod</text:p>
          </table:table-cell>
          <table:table-cell office:value-type="float" office:value="13886.1102026018" calcext:value-type="float">
            <text:p>13886,11020260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75075</text:p>
          </table:table-cell>
          <table:table-cell office:value-type="string" calcext:value-type="string">
            <text:p>Carátula de protección PLANA Ciega - 750x75</text:p>
          </table:table-cell>
          <table:table-cell office:value-type="string" calcext:value-type="string">
            <text:p>Genrod</text:p>
          </table:table-cell>
          <table:table-cell office:value-type="float" office:value="12170.0469055056" calcext:value-type="float">
            <text:p>12170,04690550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75150</text:p>
          </table:table-cell>
          <table:table-cell office:value-type="string" calcext:value-type="string">
            <text:p>Carátula de protección PLANA Ciega - 750x150</text:p>
          </table:table-cell>
          <table:table-cell office:value-type="string" calcext:value-type="string">
            <text:p>Genrod</text:p>
          </table:table-cell>
          <table:table-cell office:value-type="float" office:value="17386.2888077479" calcext:value-type="float">
            <text:p>17386,28880774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475151</text:p>
          </table:table-cell>
          <table:table-cell office:value-type="string" calcext:value-type="string">
            <text:p>Carátula de protección PLANA Calada DIN - 750x150</text:p>
          </table:table-cell>
          <table:table-cell office:value-type="string" calcext:value-type="string">
            <text:p>Genrod</text:p>
          </table:table-cell>
          <table:table-cell office:value-type="float" office:value="17386.2888077479" calcext:value-type="float">
            <text:p>17386,28880774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30015</text:p>
          </table:table-cell>
          <table:table-cell office:value-type="string" calcext:value-type="string">
            <text:p>Bandeja portaelemento ancho 300 - alto 150</text:p>
          </table:table-cell>
          <table:table-cell office:value-type="string" calcext:value-type="string">
            <text:p>Genrod</text:p>
          </table:table-cell>
          <table:table-cell office:value-type="float" office:value="8635.52650828898" calcext:value-type="float">
            <text:p>8635,526508288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30030</text:p>
          </table:table-cell>
          <table:table-cell office:value-type="string" calcext:value-type="string">
            <text:p>Bandeja portaelemento ancho 300 - alto 300</text:p>
          </table:table-cell>
          <table:table-cell office:value-type="string" calcext:value-type="string">
            <text:p>Genrod</text:p>
          </table:table-cell>
          <table:table-cell office:value-type="float" office:value="15870.4078955409" calcext:value-type="float">
            <text:p>15870,40789554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30045</text:p>
          </table:table-cell>
          <table:table-cell office:value-type="string" calcext:value-type="string">
            <text:p>Bandeja portaelemento ancho 300 - alto 450</text:p>
          </table:table-cell>
          <table:table-cell office:value-type="string" calcext:value-type="string">
            <text:p>Genrod</text:p>
          </table:table-cell>
          <table:table-cell office:value-type="float" office:value="21541.6982793797" calcext:value-type="float">
            <text:p>21541,69827937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30060</text:p>
          </table:table-cell>
          <table:table-cell office:value-type="string" calcext:value-type="string">
            <text:p>Bandeja portaelemento ancho 300 - alto 600</text:p>
          </table:table-cell>
          <table:table-cell office:value-type="string" calcext:value-type="string">
            <text:p>Genrod</text:p>
          </table:table-cell>
          <table:table-cell office:value-type="float" office:value="30340.7496121332" calcext:value-type="float">
            <text:p>30340,74961213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30075</text:p>
          </table:table-cell>
          <table:table-cell office:value-type="string" calcext:value-type="string">
            <text:p>Bandeja portaelemento ancho 300 - alto 750</text:p>
          </table:table-cell>
          <table:table-cell office:value-type="string" calcext:value-type="string">
            <text:p>Genrod</text:p>
          </table:table-cell>
          <table:table-cell office:value-type="float" office:value="34892.4449433742" calcext:value-type="float">
            <text:p>34892,44494337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30105</text:p>
          </table:table-cell>
          <table:table-cell office:value-type="string" calcext:value-type="string">
            <text:p>Bandeja portaelemento ancho 300 - alto 1050</text:p>
          </table:table-cell>
          <table:table-cell office:value-type="string" calcext:value-type="string">
            <text:p>Genrod</text:p>
          </table:table-cell>
          <table:table-cell office:value-type="float" office:value="48545.7677952819" calcext:value-type="float">
            <text:p>48545,76779528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30135</text:p>
          </table:table-cell>
          <table:table-cell office:value-type="string" calcext:value-type="string">
            <text:p>Bandeja portaelemento ancho 300 - alto 1350</text:p>
          </table:table-cell>
          <table:table-cell office:value-type="string" calcext:value-type="string">
            <text:p>Genrod</text:p>
          </table:table-cell>
          <table:table-cell office:value-type="float" office:value="60682.078166355" calcext:value-type="float">
            <text:p>60682,0781663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30165</text:p>
          </table:table-cell>
          <table:table-cell office:value-type="string" calcext:value-type="string">
            <text:p>Bandeja portaelemento ancho 300 - alto 1650</text:p>
          </table:table-cell>
          <table:table-cell office:value-type="string" calcext:value-type="string">
            <text:p>Genrod</text:p>
          </table:table-cell>
          <table:table-cell office:value-type="float" office:value="75851.8608725583" calcext:value-type="float">
            <text:p>75851,86087255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60015</text:p>
          </table:table-cell>
          <table:table-cell office:value-type="string" calcext:value-type="string">
            <text:p>Bandeja portaelemento ancho 600 - alto 150</text:p>
          </table:table-cell>
          <table:table-cell office:value-type="string" calcext:value-type="string">
            <text:p>Genrod</text:p>
          </table:table-cell>
          <table:table-cell office:value-type="float" office:value="17445.6303718238" calcext:value-type="float">
            <text:p>17445,63037182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60030</text:p>
          </table:table-cell>
          <table:table-cell office:value-type="string" calcext:value-type="string">
            <text:p>Bandeja portaelemento ancho 600 - alto 300</text:p>
          </table:table-cell>
          <table:table-cell office:value-type="string" calcext:value-type="string">
            <text:p>Genrod</text:p>
          </table:table-cell>
          <table:table-cell office:value-type="float" office:value="31857.7884085173" calcext:value-type="float">
            <text:p>31857,78840851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60045</text:p>
          </table:table-cell>
          <table:table-cell office:value-type="string" calcext:value-type="string">
            <text:p>Bandeja portaelemento ancho 600 - alto 450</text:p>
          </table:table-cell>
          <table:table-cell office:value-type="string" calcext:value-type="string">
            <text:p>Genrod</text:p>
          </table:table-cell>
          <table:table-cell office:value-type="float" office:value="45511.1112604251" calcext:value-type="float">
            <text:p>45511,11126042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60060</text:p>
          </table:table-cell>
          <table:table-cell office:value-type="string" calcext:value-type="string">
            <text:p>Bandeja portaelemento ancho 600 - alto 600</text:p>
          </table:table-cell>
          <table:table-cell office:value-type="string" calcext:value-type="string">
            <text:p>Genrod</text:p>
          </table:table-cell>
          <table:table-cell office:value-type="float" office:value="60682.078166355" calcext:value-type="float">
            <text:p>60682,0781663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60075</text:p>
          </table:table-cell>
          <table:table-cell office:value-type="string" calcext:value-type="string">
            <text:p>Bandeja portaelemento ancho 600 - alto 750</text:p>
          </table:table-cell>
          <table:table-cell office:value-type="string" calcext:value-type="string">
            <text:p>Genrod</text:p>
          </table:table-cell>
          <table:table-cell office:value-type="float" office:value="75851.8608725583" calcext:value-type="float">
            <text:p>75851,86087255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60105</text:p>
          </table:table-cell>
          <table:table-cell office:value-type="string" calcext:value-type="string">
            <text:p>Bandeja portaelemento ancho 600 - alto 1050</text:p>
          </table:table-cell>
          <table:table-cell office:value-type="string" calcext:value-type="string">
            <text:p>Genrod</text:p>
          </table:table-cell>
          <table:table-cell office:value-type="float" office:value="104676.755888034" calcext:value-type="float">
            <text:p>104676,7558880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60135</text:p>
          </table:table-cell>
          <table:table-cell office:value-type="string" calcext:value-type="string">
            <text:p>Bandeja portaelemento ancho 600 - alto 1350</text:p>
          </table:table-cell>
          <table:table-cell office:value-type="string" calcext:value-type="string">
            <text:p>Genrod</text:p>
          </table:table-cell>
          <table:table-cell office:value-type="float" office:value="132741.631518997" calcext:value-type="float">
            <text:p>132741,6315189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60165</text:p>
          </table:table-cell>
          <table:table-cell office:value-type="string" calcext:value-type="string">
            <text:p>Bandeja portaelemento ancho 600 - alto 1650</text:p>
          </table:table-cell>
          <table:table-cell office:value-type="string" calcext:value-type="string">
            <text:p>Genrod</text:p>
          </table:table-cell>
          <table:table-cell office:value-type="float" office:value="162324.151203983" calcext:value-type="float">
            <text:p>162324,1512039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70015</text:p>
          </table:table-cell>
          <table:table-cell office:value-type="string" calcext:value-type="string">
            <text:p>Bandeja portaelemento ancho 750 - alto 150</text:p>
          </table:table-cell>
          <table:table-cell office:value-type="string" calcext:value-type="string">
            <text:p>Genrod</text:p>
          </table:table-cell>
          <table:table-cell office:value-type="float" office:value="21808.2221645063" calcext:value-type="float">
            <text:p>21808,22216450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70030</text:p>
          </table:table-cell>
          <table:table-cell office:value-type="string" calcext:value-type="string">
            <text:p>Bandeja portaelemento ancho 750 - alto 300</text:p>
          </table:table-cell>
          <table:table-cell office:value-type="string" calcext:value-type="string">
            <text:p>Genrod</text:p>
          </table:table-cell>
          <table:table-cell office:value-type="float" office:value="39822.3736672814" calcext:value-type="float">
            <text:p>39822,37366728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70045</text:p>
          </table:table-cell>
          <table:table-cell office:value-type="string" calcext:value-type="string">
            <text:p>Bandeja portaelemento ancho 750 - alto 450</text:p>
          </table:table-cell>
          <table:table-cell office:value-type="string" calcext:value-type="string">
            <text:p>Genrod</text:p>
          </table:table-cell>
          <table:table-cell office:value-type="float" office:value="56888.6127622618" calcext:value-type="float">
            <text:p>56888,61276226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70060</text:p>
          </table:table-cell>
          <table:table-cell office:value-type="string" calcext:value-type="string">
            <text:p>Bandeja portaelemento ancho 750 - alto 600</text:p>
          </table:table-cell>
          <table:table-cell office:value-type="string" calcext:value-type="string">
            <text:p>Genrod</text:p>
          </table:table-cell>
          <table:table-cell office:value-type="float" office:value="75851.8608725583" calcext:value-type="float">
            <text:p>75851,86087255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70075</text:p>
          </table:table-cell>
          <table:table-cell office:value-type="string" calcext:value-type="string">
            <text:p>Bandeja portaelemento ancho 750 - alto 750</text:p>
          </table:table-cell>
          <table:table-cell office:value-type="string" calcext:value-type="string">
            <text:p>Genrod</text:p>
          </table:table-cell>
          <table:table-cell office:value-type="float" office:value="94815.1352984043" calcext:value-type="float">
            <text:p>94815,13529840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70105</text:p>
          </table:table-cell>
          <table:table-cell office:value-type="string" calcext:value-type="string">
            <text:p>Bandeja portaelemento ancho 750 - alto 1050</text:p>
          </table:table-cell>
          <table:table-cell office:value-type="string" calcext:value-type="string">
            <text:p>Genrod</text:p>
          </table:table-cell>
          <table:table-cell office:value-type="float" office:value="130845.20144577" calcext:value-type="float">
            <text:p>130845,201445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70135</text:p>
          </table:table-cell>
          <table:table-cell office:value-type="string" calcext:value-type="string">
            <text:p>Bandeja portaelemento ancho 750 - alto 1350</text:p>
          </table:table-cell>
          <table:table-cell office:value-type="string" calcext:value-type="string">
            <text:p>Genrod</text:p>
          </table:table-cell>
          <table:table-cell office:value-type="float" office:value="165927.35518534" calcext:value-type="float">
            <text:p>165927,355185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0570165</text:p>
          </table:table-cell>
          <table:table-cell office:value-type="string" calcext:value-type="string">
            <text:p>Bandeja portaelemento ancho 750 - alto 1650</text:p>
          </table:table-cell>
          <table:table-cell office:value-type="string" calcext:value-type="string">
            <text:p>Genrod</text:p>
          </table:table-cell>
          <table:table-cell office:value-type="float" office:value="202905.36005605" calcext:value-type="float">
            <text:p>202905,360056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20060</text:p>
          </table:table-cell>
          <table:table-cell office:value-type="string" calcext:value-type="string">
            <text:p>Cierre Lateral Enterizo - 200x600</text:p>
          </table:table-cell>
          <table:table-cell office:value-type="string" calcext:value-type="string">
            <text:p>Genrod</text:p>
          </table:table-cell>
          <table:table-cell office:value-type="float" office:value="16688.005702314" calcext:value-type="float">
            <text:p>16688,0057023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20090</text:p>
          </table:table-cell>
          <table:table-cell office:value-type="string" calcext:value-type="string">
            <text:p>Cierre Lateral Enterizo - 200x900</text:p>
          </table:table-cell>
          <table:table-cell office:value-type="string" calcext:value-type="string">
            <text:p>Genrod</text:p>
          </table:table-cell>
          <table:table-cell office:value-type="float" office:value="25789.6332229808" calcext:value-type="float">
            <text:p>25789,63322298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20120</text:p>
          </table:table-cell>
          <table:table-cell office:value-type="string" calcext:value-type="string">
            <text:p>Cierre Lateral Enterizo - 200x1200</text:p>
          </table:table-cell>
          <table:table-cell office:value-type="string" calcext:value-type="string">
            <text:p>Genrod</text:p>
          </table:table-cell>
          <table:table-cell office:value-type="float" office:value="34588.1056136458" calcext:value-type="float">
            <text:p>34588,1056136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20150</text:p>
          </table:table-cell>
          <table:table-cell office:value-type="string" calcext:value-type="string">
            <text:p>Cierre Lateral Enterizo - 200x1500</text:p>
          </table:table-cell>
          <table:table-cell office:value-type="string" calcext:value-type="string">
            <text:p>Genrod</text:p>
          </table:table-cell>
          <table:table-cell office:value-type="float" office:value="43387.7358884878" calcext:value-type="float">
            <text:p>43387,73588848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20180</text:p>
          </table:table-cell>
          <table:table-cell office:value-type="string" calcext:value-type="string">
            <text:p>Cierre Lateral Enterizo - 200x1800</text:p>
          </table:table-cell>
          <table:table-cell office:value-type="string" calcext:value-type="string">
            <text:p>Genrod</text:p>
          </table:table-cell>
          <table:table-cell office:value-type="float" office:value="53095.7263002572" calcext:value-type="float">
            <text:p>53095,72630025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30060</text:p>
          </table:table-cell>
          <table:table-cell office:value-type="string" calcext:value-type="string">
            <text:p>Cierre Lateral Enterizo - 300x600</text:p>
          </table:table-cell>
          <table:table-cell office:value-type="string" calcext:value-type="string">
            <text:p>Genrod</text:p>
          </table:table-cell>
          <table:table-cell office:value-type="float" office:value="26606.0468300274" calcext:value-type="float">
            <text:p>26606,04683002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30090</text:p>
          </table:table-cell>
          <table:table-cell office:value-type="string" calcext:value-type="string">
            <text:p>Cierre Lateral Enterizo - 300x900</text:p>
          </table:table-cell>
          <table:table-cell office:value-type="string" calcext:value-type="string">
            <text:p>Genrod</text:p>
          </table:table-cell>
          <table:table-cell office:value-type="float" office:value="41076.9674887083" calcext:value-type="float">
            <text:p>41076,96748870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30120</text:p>
          </table:table-cell>
          <table:table-cell office:value-type="string" calcext:value-type="string">
            <text:p>Cierre Lateral Enterizo - 300x1200</text:p>
          </table:table-cell>
          <table:table-cell office:value-type="string" calcext:value-type="string">
            <text:p>Genrod</text:p>
          </table:table-cell>
          <table:table-cell office:value-type="float" office:value="54613.9229808184" calcext:value-type="float">
            <text:p>54613,92298081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30150</text:p>
          </table:table-cell>
          <table:table-cell office:value-type="string" calcext:value-type="string">
            <text:p>Cierre Lateral Enterizo - 300x1500</text:p>
          </table:table-cell>
          <table:table-cell office:value-type="string" calcext:value-type="string">
            <text:p>Genrod</text:p>
          </table:table-cell>
          <table:table-cell office:value-type="float" office:value="68266.6932061871" calcext:value-type="float">
            <text:p>68266,69320618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30180</text:p>
          </table:table-cell>
          <table:table-cell office:value-type="string" calcext:value-type="string">
            <text:p>Cierre Lateral Enterizo - 300x1800</text:p>
          </table:table-cell>
          <table:table-cell office:value-type="string" calcext:value-type="string">
            <text:p>Genrod</text:p>
          </table:table-cell>
          <table:table-cell office:value-type="float" office:value="83553.448529826" calcext:value-type="float">
            <text:p>83553,4485298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40120</text:p>
          </table:table-cell>
          <table:table-cell office:value-type="string" calcext:value-type="string">
            <text:p>Cierre Lateral Enterizo - 400x1200</text:p>
          </table:table-cell>
          <table:table-cell office:value-type="string" calcext:value-type="string">
            <text:p>Genrod</text:p>
          </table:table-cell>
          <table:table-cell office:value-type="float" office:value="72817.2043377015" calcext:value-type="float">
            <text:p>72817,20433770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40150</text:p>
          </table:table-cell>
          <table:table-cell office:value-type="string" calcext:value-type="string">
            <text:p>Cierre Lateral Enterizo - 400x1500</text:p>
          </table:table-cell>
          <table:table-cell office:value-type="string" calcext:value-type="string">
            <text:p>Genrod</text:p>
          </table:table-cell>
          <table:table-cell office:value-type="float" office:value="91022.8277784882" calcext:value-type="float">
            <text:p>91022,82777848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640180</text:p>
          </table:table-cell>
          <table:table-cell office:value-type="string" calcext:value-type="string">
            <text:p>Cierre Lateral Enterizo - 400x1800</text:p>
          </table:table-cell>
          <table:table-cell office:value-type="string" calcext:value-type="string">
            <text:p>Genrod</text:p>
          </table:table-cell>
          <table:table-cell office:value-type="float" office:value="111094.618410601" calcext:value-type="float">
            <text:p>111094,6184106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6200</text:p>
          </table:table-cell>
          <table:table-cell office:value-type="string" calcext:value-type="string">
            <text:p>Corredera profundidad 200mm</text:p>
          </table:table-cell>
          <table:table-cell office:value-type="string" calcext:value-type="string">
            <text:p>Genrod</text:p>
          </table:table-cell>
          <table:table-cell office:value-type="float" office:value="11202.3452045024" calcext:value-type="float">
            <text:p>11202,34520450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6300</text:p>
          </table:table-cell>
          <table:table-cell office:value-type="string" calcext:value-type="string">
            <text:p>Corredera profundidad 300mm</text:p>
          </table:table-cell>
          <table:table-cell office:value-type="string" calcext:value-type="string">
            <text:p>Genrod</text:p>
          </table:table-cell>
          <table:table-cell office:value-type="float" office:value="14003.056504488" calcext:value-type="float">
            <text:p>14003,0565044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6400</text:p>
          </table:table-cell>
          <table:table-cell office:value-type="string" calcext:value-type="string">
            <text:p>Corredera profundidad 400mm</text:p>
          </table:table-cell>
          <table:table-cell office:value-type="string" calcext:value-type="string">
            <text:p>Genrod</text:p>
          </table:table-cell>
          <table:table-cell office:value-type="float" office:value="16803.2151779345" calcext:value-type="float">
            <text:p>16803,21517793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82050</text:p>
          </table:table-cell>
          <table:table-cell office:value-type="string" calcext:value-type="string">
            <text:p>Soporte p/bonera a 45º largo 500 profundidad 200</text:p>
          </table:table-cell>
          <table:table-cell office:value-type="string" calcext:value-type="string">
            <text:p>Genrod</text:p>
          </table:table-cell>
          <table:table-cell office:value-type="float" office:value="26138.7879334725" calcext:value-type="float">
            <text:p>26138,78793347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83050</text:p>
          </table:table-cell>
          <table:table-cell office:value-type="string" calcext:value-type="string">
            <text:p>Soporte p/bonera a 45º largo 500 profundidad 300</text:p>
          </table:table-cell>
          <table:table-cell office:value-type="string" calcext:value-type="string">
            <text:p>Genrod</text:p>
          </table:table-cell>
          <table:table-cell office:value-type="float" office:value="38743.5150852776" calcext:value-type="float">
            <text:p>38743,51508527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84050</text:p>
          </table:table-cell>
          <table:table-cell office:value-type="string" calcext:value-type="string">
            <text:p>Soporte p/bonera a 45º largo 500 profundidad 400</text:p>
          </table:table-cell>
          <table:table-cell office:value-type="string" calcext:value-type="string">
            <text:p>Genrod</text:p>
          </table:table-cell>
          <table:table-cell office:value-type="float" office:value="30224.3559367862" calcext:value-type="float">
            <text:p>30224,35593678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82100</text:p>
          </table:table-cell>
          <table:table-cell office:value-type="string" calcext:value-type="string">
            <text:p>Soporte p/bonera a 45º largo 1000 profundidad 200</text:p>
          </table:table-cell>
          <table:table-cell office:value-type="string" calcext:value-type="string">
            <text:p>Genrod</text:p>
          </table:table-cell>
          <table:table-cell office:value-type="float" office:value="42943.7399376726" calcext:value-type="float">
            <text:p>42943,73993767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83100</text:p>
          </table:table-cell>
          <table:table-cell office:value-type="string" calcext:value-type="string">
            <text:p>Soporte p/bonera a 45º largo 1000 profundidad 300</text:p>
          </table:table-cell>
          <table:table-cell office:value-type="string" calcext:value-type="string">
            <text:p>Genrod</text:p>
          </table:table-cell>
          <table:table-cell office:value-type="float" office:value="34774.89338385" calcext:value-type="float">
            <text:p>34774,893383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84100</text:p>
          </table:table-cell>
          <table:table-cell office:value-type="string" calcext:value-type="string">
            <text:p>Soporte p/bonera a 45º largo 1000 profundidad 400</text:p>
          </table:table-cell>
          <table:table-cell office:value-type="string" calcext:value-type="string">
            <text:p>Genrod</text:p>
          </table:table-cell>
          <table:table-cell office:value-type="float" office:value="47377.8837093894" calcext:value-type="float">
            <text:p>47377,88370938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3020</text:p>
          </table:table-cell>
          <table:table-cell office:value-type="string" calcext:value-type="string">
            <text:p>Zócalo altura 100 - 300x200</text:p>
          </table:table-cell>
          <table:table-cell office:value-type="string" calcext:value-type="string">
            <text:p>Genrod</text:p>
          </table:table-cell>
          <table:table-cell office:value-type="float" office:value="44110.466139388" calcext:value-type="float">
            <text:p>44110,4661393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3030</text:p>
          </table:table-cell>
          <table:table-cell office:value-type="string" calcext:value-type="string">
            <text:p>Zócalo altura 100 - 300x300</text:p>
          </table:table-cell>
          <table:table-cell office:value-type="string" calcext:value-type="string">
            <text:p>Genrod</text:p>
          </table:table-cell>
          <table:table-cell office:value-type="float" office:value="49011.8951232092" calcext:value-type="float">
            <text:p>49011,89512320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3040</text:p>
          </table:table-cell>
          <table:table-cell office:value-type="string" calcext:value-type="string">
            <text:p>Zócalo altura 100 - 300x400</text:p>
          </table:table-cell>
          <table:table-cell office:value-type="string" calcext:value-type="string">
            <text:p>Genrod</text:p>
          </table:table-cell>
          <table:table-cell office:value-type="float" office:value="58814.1478332135" calcext:value-type="float">
            <text:p>58814,14783321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6020</text:p>
          </table:table-cell>
          <table:table-cell office:value-type="string" calcext:value-type="string">
            <text:p>Zócalo altura 100 - 600x200</text:p>
          </table:table-cell>
          <table:table-cell office:value-type="string" calcext:value-type="string">
            <text:p>Genrod</text:p>
          </table:table-cell>
          <table:table-cell office:value-type="float" office:value="57180.1364193938" calcext:value-type="float">
            <text:p>57180,13641939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6030</text:p>
          </table:table-cell>
          <table:table-cell office:value-type="string" calcext:value-type="string">
            <text:p>Zócalo altura 100 - 600x300</text:p>
          </table:table-cell>
          <table:table-cell office:value-type="string" calcext:value-type="string">
            <text:p>Genrod</text:p>
          </table:table-cell>
          <table:table-cell office:value-type="float" office:value="65349.5619153049" calcext:value-type="float">
            <text:p>65349,56191530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6040</text:p>
          </table:table-cell>
          <table:table-cell office:value-type="string" calcext:value-type="string">
            <text:p>Zócalo altura 100 - 600x400</text:p>
          </table:table-cell>
          <table:table-cell office:value-type="string" calcext:value-type="string">
            <text:p>Genrod</text:p>
          </table:table-cell>
          <table:table-cell office:value-type="float" office:value="73518.4084691276" calcext:value-type="float">
            <text:p>73518,40846912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7020</text:p>
          </table:table-cell>
          <table:table-cell office:value-type="string" calcext:value-type="string">
            <text:p>Zócalo altura 100 - 750x200</text:p>
          </table:table-cell>
          <table:table-cell office:value-type="string" calcext:value-type="string">
            <text:p>Genrod</text:p>
          </table:table-cell>
          <table:table-cell office:value-type="float" office:value="71475.9007807403" calcext:value-type="float">
            <text:p>71475,90078074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7030</text:p>
          </table:table-cell>
          <table:table-cell office:value-type="string" calcext:value-type="string">
            <text:p>Zócalo altura 100 - 750x300</text:p>
          </table:table-cell>
          <table:table-cell office:value-type="string" calcext:value-type="string">
            <text:p>Genrod</text:p>
          </table:table-cell>
          <table:table-cell office:value-type="float" office:value="81686.6760808616" calcext:value-type="float">
            <text:p>81686,67608086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197040</text:p>
          </table:table-cell>
          <table:table-cell office:value-type="string" calcext:value-type="string">
            <text:p>Zócalo altura 100 - 750x400</text:p>
          </table:table-cell>
          <table:table-cell office:value-type="string" calcext:value-type="string">
            <text:p>Genrod</text:p>
          </table:table-cell>
          <table:table-cell office:value-type="float" office:value="91898.0040075221" calcext:value-type="float">
            <text:p>91898,00400752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210001</text:p>
          </table:table-cell>
          <table:table-cell office:value-type="string" calcext:value-type="string">
            <text:p>Kit para unión de Gab y ductos (incluye bulonería)</text:p>
          </table:table-cell>
          <table:table-cell office:value-type="string" calcext:value-type="string">
            <text:p>Genrod</text:p>
          </table:table-cell>
          <table:table-cell office:value-type="float" office:value="14703.6816938255" calcext:value-type="float">
            <text:p>14703,68169382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0210002</text:p>
          </table:table-cell>
          <table:table-cell office:value-type="string" calcext:value-type="string">
            <text:p>Kit fijación a pared o muro (incluye 2 soportes)</text:p>
          </table:table-cell>
          <table:table-cell office:value-type="string" calcext:value-type="string">
            <text:p>Genrod</text:p>
          </table:table-cell>
          <table:table-cell office:value-type="float" office:value="16688.005702314" calcext:value-type="float">
            <text:p>16688,0057023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2060VN</text:p>
          </table:table-cell>
          <table:table-cell office:value-type="string" calcext:value-type="string">
            <text:p>Rack 19Px20Ux600mm C/Visor - Negro</text:p>
          </table:table-cell>
          <table:table-cell office:value-type="string" calcext:value-type="string">
            <text:p>Genrod</text:p>
          </table:table-cell>
          <table:table-cell office:value-type="float" office:value="786720.141004992" calcext:value-type="float">
            <text:p>786720,1410049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2080VN</text:p>
          </table:table-cell>
          <table:table-cell office:value-type="string" calcext:value-type="string">
            <text:p>Rack 19Px20Ux800mm C/Visor - Negro</text:p>
          </table:table-cell>
          <table:table-cell office:value-type="string" calcext:value-type="string">
            <text:p>Genrod</text:p>
          </table:table-cell>
          <table:table-cell office:value-type="float" office:value="910127.199759332" calcext:value-type="float">
            <text:p>910127,1997593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3060VN</text:p>
          </table:table-cell>
          <table:table-cell office:value-type="string" calcext:value-type="string">
            <text:p>Rack 19Px30Ux600mm C/Visor - Negro</text:p>
          </table:table-cell>
          <table:table-cell office:value-type="string" calcext:value-type="string">
            <text:p>Genrod</text:p>
          </table:table-cell>
          <table:table-cell office:value-type="float" office:value="966912.86609203" calcext:value-type="float">
            <text:p>966912,866092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3080VN</text:p>
          </table:table-cell>
          <table:table-cell office:value-type="string" calcext:value-type="string">
            <text:p>Rack 19Px30Ux800mm C/Visor - Negro</text:p>
          </table:table-cell>
          <table:table-cell office:value-type="string" calcext:value-type="string">
            <text:p>Genrod</text:p>
          </table:table-cell>
          <table:table-cell office:value-type="float" office:value="1079811.94173043" calcext:value-type="float">
            <text:p>1079811,941730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60VN</text:p>
          </table:table-cell>
          <table:table-cell office:value-type="string" calcext:value-type="string">
            <text:p>Rack 19Px40Ux600mm C/Visor - Negro</text:p>
          </table:table-cell>
          <table:table-cell office:value-type="string" calcext:value-type="string">
            <text:p>Genrod</text:p>
          </table:table-cell>
          <table:table-cell office:value-type="float" office:value="1112348.48710667" calcext:value-type="float">
            <text:p>1112348,487106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80VN</text:p>
          </table:table-cell>
          <table:table-cell office:value-type="string" calcext:value-type="string">
            <text:p>Rack 19Px40Ux800mm C/Visor - Negro</text:p>
          </table:table-cell>
          <table:table-cell office:value-type="string" calcext:value-type="string">
            <text:p>Genrod</text:p>
          </table:table-cell>
          <table:table-cell office:value-type="float" office:value="1218644.91243405" calcext:value-type="float">
            <text:p>1218644,912434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100VN</text:p>
          </table:table-cell>
          <table:table-cell office:value-type="string" calcext:value-type="string">
            <text:p>Rack 19Px40Ux1000mm C/Visor - Negro</text:p>
          </table:table-cell>
          <table:table-cell office:value-type="string" calcext:value-type="string">
            <text:p>Genrod</text:p>
          </table:table-cell>
          <table:table-cell office:value-type="float" office:value="1326626.08555466" calcext:value-type="float">
            <text:p>1326626,085554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60VN</text:p>
          </table:table-cell>
          <table:table-cell office:value-type="string" calcext:value-type="string">
            <text:p>Rack 19Px45Ux600mm C/Visor - Negro</text:p>
          </table:table-cell>
          <table:table-cell office:value-type="string" calcext:value-type="string">
            <text:p>Genrod</text:p>
          </table:table-cell>
          <table:table-cell office:value-type="float" office:value="1172367.25553285" calcext:value-type="float">
            <text:p>1172367,255532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80VN</text:p>
          </table:table-cell>
          <table:table-cell office:value-type="string" calcext:value-type="string">
            <text:p>Rack 19Px45Ux800mm C/Visor - Negro</text:p>
          </table:table-cell>
          <table:table-cell office:value-type="string" calcext:value-type="string">
            <text:p>Genrod</text:p>
          </table:table-cell>
          <table:table-cell office:value-type="float" office:value="1249496.68370153" calcext:value-type="float">
            <text:p>1249496,683701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100VN</text:p>
          </table:table-cell>
          <table:table-cell office:value-type="string" calcext:value-type="string">
            <text:p>Rack 19Px45Ux1000mm C/Visor - Negro</text:p>
          </table:table-cell>
          <table:table-cell office:value-type="string" calcext:value-type="string">
            <text:p>Genrod</text:p>
          </table:table-cell>
          <table:table-cell office:value-type="float" office:value="1434607.28499081" calcext:value-type="float">
            <text:p>1434607,284990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2060VB</text:p>
          </table:table-cell>
          <table:table-cell office:value-type="string" calcext:value-type="string">
            <text:p>Rack 19Px20Ux600mm C/Visor - Blanco</text:p>
          </table:table-cell>
          <table:table-cell office:value-type="string" calcext:value-type="string">
            <text:p>Genrod</text:p>
          </table:table-cell>
          <table:table-cell office:value-type="float" office:value="786720.141004992" calcext:value-type="float">
            <text:p>786720,1410049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2080VB</text:p>
          </table:table-cell>
          <table:table-cell office:value-type="string" calcext:value-type="string">
            <text:p>Rack 19Px20Ux800mm C/Visor - Blanco</text:p>
          </table:table-cell>
          <table:table-cell office:value-type="string" calcext:value-type="string">
            <text:p>Genrod</text:p>
          </table:table-cell>
          <table:table-cell office:value-type="float" office:value="910127.199759332" calcext:value-type="float">
            <text:p>910127,1997593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3060VB</text:p>
          </table:table-cell>
          <table:table-cell office:value-type="string" calcext:value-type="string">
            <text:p>Rack 19Px30Ux600mm C/Visor - Blanco</text:p>
          </table:table-cell>
          <table:table-cell office:value-type="string" calcext:value-type="string">
            <text:p>Genrod</text:p>
          </table:table-cell>
          <table:table-cell office:value-type="float" office:value="966912.86609203" calcext:value-type="float">
            <text:p>966912,866092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3080VB</text:p>
          </table:table-cell>
          <table:table-cell office:value-type="string" calcext:value-type="string">
            <text:p>Rack 19Px30Ux800mm C/Visor - Blanco</text:p>
          </table:table-cell>
          <table:table-cell office:value-type="string" calcext:value-type="string">
            <text:p>Genrod</text:p>
          </table:table-cell>
          <table:table-cell office:value-type="float" office:value="1079811.94173043" calcext:value-type="float">
            <text:p>1079811,941730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60VB</text:p>
          </table:table-cell>
          <table:table-cell office:value-type="string" calcext:value-type="string">
            <text:p>Rack 19Px40Ux600mm C/Visor - Blanco</text:p>
          </table:table-cell>
          <table:table-cell office:value-type="string" calcext:value-type="string">
            <text:p>Genrod</text:p>
          </table:table-cell>
          <table:table-cell office:value-type="float" office:value="1112348.48710667" calcext:value-type="float">
            <text:p>1112348,487106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80VB</text:p>
          </table:table-cell>
          <table:table-cell office:value-type="string" calcext:value-type="string">
            <text:p>Rack 19Px40Ux800mm C/Visor - Blanco</text:p>
          </table:table-cell>
          <table:table-cell office:value-type="string" calcext:value-type="string">
            <text:p>Genrod</text:p>
          </table:table-cell>
          <table:table-cell office:value-type="float" office:value="1218644.91243405" calcext:value-type="float">
            <text:p>1218644,912434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100VB</text:p>
          </table:table-cell>
          <table:table-cell office:value-type="string" calcext:value-type="string">
            <text:p>Rack 19Px40Ux1000mm C/Visor - Blanco</text:p>
          </table:table-cell>
          <table:table-cell office:value-type="string" calcext:value-type="string">
            <text:p>Genrod</text:p>
          </table:table-cell>
          <table:table-cell office:value-type="float" office:value="1326626.08555466" calcext:value-type="float">
            <text:p>1326626,085554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60VB</text:p>
          </table:table-cell>
          <table:table-cell office:value-type="string" calcext:value-type="string">
            <text:p>Rack 19Px45Ux600mm C/Visor - Blanco</text:p>
          </table:table-cell>
          <table:table-cell office:value-type="string" calcext:value-type="string">
            <text:p>Genrod</text:p>
          </table:table-cell>
          <table:table-cell office:value-type="float" office:value="1172367.25553285" calcext:value-type="float">
            <text:p>1172367,255532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80VB</text:p>
          </table:table-cell>
          <table:table-cell office:value-type="string" calcext:value-type="string">
            <text:p>Rack 19Px45Ux800mm C/Visor - Blanco</text:p>
          </table:table-cell>
          <table:table-cell office:value-type="string" calcext:value-type="string">
            <text:p>Genrod</text:p>
          </table:table-cell>
          <table:table-cell office:value-type="float" office:value="1249496.68370153" calcext:value-type="float">
            <text:p>1249496,683701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100VB</text:p>
          </table:table-cell>
          <table:table-cell office:value-type="string" calcext:value-type="string">
            <text:p>Rack 19Px45Ux1000mm C/Visor - Blanco</text:p>
          </table:table-cell>
          <table:table-cell office:value-type="string" calcext:value-type="string">
            <text:p>Genrod</text:p>
          </table:table-cell>
          <table:table-cell office:value-type="float" office:value="1434607.28499081" calcext:value-type="float">
            <text:p>1434607,284990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80MPN</text:p>
          </table:table-cell>
          <table:table-cell office:value-type="string" calcext:value-type="string">
            <text:p>Q Rack Server <text:s/>19Px40Ux800mm c/Pta Tras y Del Microperf</text:p>
          </table:table-cell>
          <table:table-cell office:value-type="string" calcext:value-type="string">
            <text:p>Genrod</text:p>
          </table:table-cell>
          <table:table-cell office:value-type="float" office:value="1915295.63801819" calcext:value-type="float">
            <text:p>1915295,638018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100MPN</text:p>
          </table:table-cell>
          <table:table-cell office:value-type="string" calcext:value-type="string">
            <text:p>Q Rack Server  19Px40Ux1000mm c/Pta Tras y Del Microperf</text:p>
          </table:table-cell>
          <table:table-cell office:value-type="string" calcext:value-type="string">
            <text:p>Genrod</text:p>
          </table:table-cell>
          <table:table-cell office:value-type="float" office:value="2202590.04424669" calcext:value-type="float">
            <text:p>2202590,044246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120MPN</text:p>
          </table:table-cell>
          <table:table-cell office:value-type="string" calcext:value-type="string">
            <text:p>Q Rack Server  19Px40Ux1200mm c/Pta Tras y Del Microperf</text:p>
          </table:table-cell>
          <table:table-cell office:value-type="string" calcext:value-type="string">
            <text:p>Genrod</text:p>
          </table:table-cell>
          <table:table-cell office:value-type="float" office:value="2776939.8588833" calcext:value-type="float">
            <text:p>2776939,85888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80MPN</text:p>
          </table:table-cell>
          <table:table-cell office:value-type="string" calcext:value-type="string">
            <text:p>Q Rack Server  19Px45Ux800mm c/Pta Tras y Del Microperf</text:p>
          </table:table-cell>
          <table:table-cell office:value-type="string" calcext:value-type="string">
            <text:p>Genrod</text:p>
          </table:table-cell>
          <table:table-cell office:value-type="float" office:value="2008237.23777142" calcext:value-type="float">
            <text:p>2008237,237771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100MPN</text:p>
          </table:table-cell>
          <table:table-cell office:value-type="string" calcext:value-type="string">
            <text:p>Q Rack Server  19Px45Ux1000mm c/Pta Tras y Del Microperf</text:p>
          </table:table-cell>
          <table:table-cell office:value-type="string" calcext:value-type="string">
            <text:p>Genrod</text:p>
          </table:table-cell>
          <table:table-cell office:value-type="float" office:value="2309473.01685642" calcext:value-type="float">
            <text:p>2309473,016856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120MPN</text:p>
          </table:table-cell>
          <table:table-cell office:value-type="string" calcext:value-type="string">
            <text:p>Q Rack Server  19Px45Ux1200mm c/Pta Tras y Del Microperf</text:p>
          </table:table-cell>
          <table:table-cell office:value-type="string" calcext:value-type="string">
            <text:p>Genrod</text:p>
          </table:table-cell>
          <table:table-cell office:value-type="float" office:value="2849261.54142431" calcext:value-type="float">
            <text:p>2849261,541424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0646SN</text:p>
          </table:table-cell>
          <table:table-cell office:value-type="string" calcext:value-type="string">
            <text:p>Rack Mural 19Px6Ux460mm S/Fondo Negro</text:p>
          </table:table-cell>
          <table:table-cell office:value-type="string" calcext:value-type="string">
            <text:p>Genrod</text:p>
          </table:table-cell>
          <table:table-cell office:value-type="float" office:value="214419.807677377" calcext:value-type="float">
            <text:p>214419,8076773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0946SN</text:p>
          </table:table-cell>
          <table:table-cell office:value-type="string" calcext:value-type="string">
            <text:p>Rack Mural 19Px9Ux460mm S/Fondo Negro</text:p>
          </table:table-cell>
          <table:table-cell office:value-type="string" calcext:value-type="string">
            <text:p>Genrod</text:p>
          </table:table-cell>
          <table:table-cell office:value-type="float" office:value="242861.837763478" calcext:value-type="float">
            <text:p>242861,8377634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1246SN</text:p>
          </table:table-cell>
          <table:table-cell office:value-type="string" calcext:value-type="string">
            <text:p>Rack Mural 19Px12Ux460mm S/Fondo Negro</text:p>
          </table:table-cell>
          <table:table-cell office:value-type="string" calcext:value-type="string">
            <text:p>Genrod</text:p>
          </table:table-cell>
          <table:table-cell office:value-type="float" office:value="273194.955866262" calcext:value-type="float">
            <text:p>273194,9558662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1546SN</text:p>
          </table:table-cell>
          <table:table-cell office:value-type="string" calcext:value-type="string">
            <text:p>Rack Mural 19Px15Ux460mm S/Fondo Negro</text:p>
          </table:table-cell>
          <table:table-cell office:value-type="string" calcext:value-type="string">
            <text:p>Genrod</text:p>
          </table:table-cell>
          <table:table-cell office:value-type="float" office:value="299710.977201521" calcext:value-type="float">
            <text:p>299710,9772015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0646SB</text:p>
          </table:table-cell>
          <table:table-cell office:value-type="string" calcext:value-type="string">
            <text:p>Rack Mural 19Px6Ux460mm S/Fondo Blanco</text:p>
          </table:table-cell>
          <table:table-cell office:value-type="string" calcext:value-type="string">
            <text:p>Genrod</text:p>
          </table:table-cell>
          <table:table-cell office:value-type="float" office:value="214419.807677377" calcext:value-type="float">
            <text:p>214419,8076773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0946SB</text:p>
          </table:table-cell>
          <table:table-cell office:value-type="string" calcext:value-type="string">
            <text:p>Rack Mural 19Px9Ux460mm S/Fondo Blanco</text:p>
          </table:table-cell>
          <table:table-cell office:value-type="string" calcext:value-type="string">
            <text:p>Genrod</text:p>
          </table:table-cell>
          <table:table-cell office:value-type="float" office:value="242861.837763478" calcext:value-type="float">
            <text:p>242861,8377634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1246SB</text:p>
          </table:table-cell>
          <table:table-cell office:value-type="string" calcext:value-type="string">
            <text:p>Rack Mural 19Px12Ux460mm S/Fondo Blanco</text:p>
          </table:table-cell>
          <table:table-cell office:value-type="string" calcext:value-type="string">
            <text:p>Genrod</text:p>
          </table:table-cell>
          <table:table-cell office:value-type="float" office:value="273194.955866262" calcext:value-type="float">
            <text:p>273194,9558662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1546SB</text:p>
          </table:table-cell>
          <table:table-cell office:value-type="string" calcext:value-type="string">
            <text:p>Rack Mural 19Px15Ux460mm S/Fondo Blanco</text:p>
          </table:table-cell>
          <table:table-cell office:value-type="string" calcext:value-type="string">
            <text:p>Genrod</text:p>
          </table:table-cell>
          <table:table-cell office:value-type="float" office:value="299710.977201521" calcext:value-type="float">
            <text:p>299710,9772015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0659PN</text:p>
          </table:table-cell>
          <table:table-cell office:value-type="string" calcext:value-type="string">
            <text:p>Rack Mural 19Px6Ux590mm P/Pivotante Negro</text:p>
          </table:table-cell>
          <table:table-cell office:value-type="string" calcext:value-type="string">
            <text:p>Genrod</text:p>
          </table:table-cell>
          <table:table-cell office:value-type="float" office:value="354795.343260381" calcext:value-type="float">
            <text:p>354795,3432603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0959PN</text:p>
          </table:table-cell>
          <table:table-cell office:value-type="string" calcext:value-type="string">
            <text:p>Rack Mural 19Px9Ux590mm P/Pivotante Negro</text:p>
          </table:table-cell>
          <table:table-cell office:value-type="string" calcext:value-type="string">
            <text:p>Genrod</text:p>
          </table:table-cell>
          <table:table-cell office:value-type="float" office:value="401073.000161589" calcext:value-type="float">
            <text:p>401073,000161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1259PN</text:p>
          </table:table-cell>
          <table:table-cell office:value-type="string" calcext:value-type="string">
            <text:p>Rack Mural 19Px12Ux590mm P/Pivotante Negro</text:p>
          </table:table-cell>
          <table:table-cell office:value-type="string" calcext:value-type="string">
            <text:p>Genrod</text:p>
          </table:table-cell>
          <table:table-cell office:value-type="float" office:value="438288.739706295" calcext:value-type="float">
            <text:p>438288,7397062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1559PN</text:p>
          </table:table-cell>
          <table:table-cell office:value-type="string" calcext:value-type="string">
            <text:p>Rack Mural 19Px15Ux590mm P/Pivotante Negro</text:p>
          </table:table-cell>
          <table:table-cell office:value-type="string" calcext:value-type="string">
            <text:p>Genrod</text:p>
          </table:table-cell>
          <table:table-cell office:value-type="float" office:value="447350.657062798" calcext:value-type="float">
            <text:p>447350,6570627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0659PB</text:p>
          </table:table-cell>
          <table:table-cell office:value-type="string" calcext:value-type="string">
            <text:p>Rack Mural 19Px6Ux590mm P/Pivotante Blanco</text:p>
          </table:table-cell>
          <table:table-cell office:value-type="string" calcext:value-type="string">
            <text:p>Genrod</text:p>
          </table:table-cell>
          <table:table-cell office:value-type="float" office:value="354795.343260381" calcext:value-type="float">
            <text:p>354795,3432603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0959PB</text:p>
          </table:table-cell>
          <table:table-cell office:value-type="string" calcext:value-type="string">
            <text:p>Rack Mural 19Px9Ux590mm P/Pivotante Blanco</text:p>
          </table:table-cell>
          <table:table-cell office:value-type="string" calcext:value-type="string">
            <text:p>Genrod</text:p>
          </table:table-cell>
          <table:table-cell office:value-type="float" office:value="401073.000161589" calcext:value-type="float">
            <text:p>401073,000161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1259PB</text:p>
          </table:table-cell>
          <table:table-cell office:value-type="string" calcext:value-type="string">
            <text:p>Rack Mural 19Px12Ux590mm P/Pivotante Blanco</text:p>
          </table:table-cell>
          <table:table-cell office:value-type="string" calcext:value-type="string">
            <text:p>Genrod</text:p>
          </table:table-cell>
          <table:table-cell office:value-type="float" office:value="438288.739706295" calcext:value-type="float">
            <text:p>438288,7397062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1559PB</text:p>
          </table:table-cell>
          <table:table-cell office:value-type="string" calcext:value-type="string">
            <text:p>Rack Mural 19Px15Ux590mm P/Pivotante Blanco</text:p>
          </table:table-cell>
          <table:table-cell office:value-type="string" calcext:value-type="string">
            <text:p>Genrod</text:p>
          </table:table-cell>
          <table:table-cell office:value-type="float" office:value="447350.657062798" calcext:value-type="float">
            <text:p>447350,6570627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3000AN</text:p>
          </table:table-cell>
          <table:table-cell office:value-type="string" calcext:value-type="string">
            <text:p>Rack Abierto 19Px30U Negro</text:p>
          </table:table-cell>
          <table:table-cell office:value-type="string" calcext:value-type="string">
            <text:p>Genrod</text:p>
          </table:table-cell>
          <table:table-cell office:value-type="float" office:value="204392.978068116" calcext:value-type="float">
            <text:p>204392,9780681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00AN</text:p>
          </table:table-cell>
          <table:table-cell office:value-type="string" calcext:value-type="string">
            <text:p>Rack Abierto 19Px40U Negro</text:p>
          </table:table-cell>
          <table:table-cell office:value-type="string" calcext:value-type="string">
            <text:p>Genrod</text:p>
          </table:table-cell>
          <table:table-cell office:value-type="float" office:value="239101.214165135" calcext:value-type="float">
            <text:p>239101,2141651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00AN</text:p>
          </table:table-cell>
          <table:table-cell office:value-type="string" calcext:value-type="string">
            <text:p>Rack Abierto 19Px45U Negro</text:p>
          </table:table-cell>
          <table:table-cell office:value-type="string" calcext:value-type="string">
            <text:p>Genrod</text:p>
          </table:table-cell>
          <table:table-cell office:value-type="float" office:value="254527.099798871" calcext:value-type="float">
            <text:p>254527,0997988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3000AB</text:p>
          </table:table-cell>
          <table:table-cell office:value-type="string" calcext:value-type="string">
            <text:p>Rack Abierto 19Px30U Blanco</text:p>
          </table:table-cell>
          <table:table-cell office:value-type="string" calcext:value-type="string">
            <text:p>Genrod</text:p>
          </table:table-cell>
          <table:table-cell office:value-type="float" office:value="204392.978068116" calcext:value-type="float">
            <text:p>204392,9780681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000AB</text:p>
          </table:table-cell>
          <table:table-cell office:value-type="string" calcext:value-type="string">
            <text:p>Rack Abierto 19Px40U Blanco</text:p>
          </table:table-cell>
          <table:table-cell office:value-type="string" calcext:value-type="string">
            <text:p>Genrod</text:p>
          </table:table-cell>
          <table:table-cell office:value-type="float" office:value="239101.214165135" calcext:value-type="float">
            <text:p>239101,2141651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4500AB</text:p>
          </table:table-cell>
          <table:table-cell office:value-type="string" calcext:value-type="string">
            <text:p>Rack Abierto 19Px45U Blanco</text:p>
          </table:table-cell>
          <table:table-cell office:value-type="string" calcext:value-type="string">
            <text:p>Genrod</text:p>
          </table:table-cell>
          <table:table-cell office:value-type="float" office:value="254527.099798871" calcext:value-type="float">
            <text:p>254527,0997988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101C</text:p>
          </table:table-cell>
          <table:table-cell office:value-type="string" calcext:value-type="string">
            <text:p>Bandeja fija ciega 19" x 1U P. 300 mm </text:p>
          </table:table-cell>
          <table:table-cell office:value-type="string" calcext:value-type="string">
            <text:p>Genrod</text:p>
          </table:table-cell>
          <table:table-cell office:value-type="float" office:value="29309.1800725437" calcext:value-type="float">
            <text:p>29309,18007254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101E</text:p>
          </table:table-cell>
          <table:table-cell office:value-type="string" calcext:value-type="string">
            <text:p>Bandeja fija ventilada 19" x 1U P. 300 mm </text:p>
          </table:table-cell>
          <table:table-cell office:value-type="string" calcext:value-type="string">
            <text:p>Genrod</text:p>
          </table:table-cell>
          <table:table-cell office:value-type="float" office:value="32394.3624624008" calcext:value-type="float">
            <text:p>32394,36246240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102C</text:p>
          </table:table-cell>
          <table:table-cell office:value-type="string" calcext:value-type="string">
            <text:p>Bandeja fija ciega 19" x 2U P. 300 mm </text:p>
          </table:table-cell>
          <table:table-cell office:value-type="string" calcext:value-type="string">
            <text:p>Genrod</text:p>
          </table:table-cell>
          <table:table-cell office:value-type="float" office:value="33936.9536573293" calcext:value-type="float">
            <text:p>33936,95365732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102E</text:p>
          </table:table-cell>
          <table:table-cell office:value-type="string" calcext:value-type="string">
            <text:p>Bandeja fija ventilada 19" x 2U P. 300 mm </text:p>
          </table:table-cell>
          <table:table-cell office:value-type="string" calcext:value-type="string">
            <text:p>Genrod</text:p>
          </table:table-cell>
          <table:table-cell office:value-type="float" office:value="40107.2921214941" calcext:value-type="float">
            <text:p>40107,29212149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260C</text:p>
          </table:table-cell>
          <table:table-cell office:value-type="string" calcext:value-type="string">
            <text:p>Bandeja fija ciega 19" regulable P. 600/800 mm</text:p>
          </table:table-cell>
          <table:table-cell office:value-type="string" calcext:value-type="string">
            <text:p>Genrod</text:p>
          </table:table-cell>
          <table:table-cell office:value-type="float" office:value="56458.748261517" calcext:value-type="float">
            <text:p>56458,7482615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260E</text:p>
          </table:table-cell>
          <table:table-cell office:value-type="string" calcext:value-type="string">
            <text:p>Bandeja ventilada 19" regulable P. 600/800 mm</text:p>
          </table:table-cell>
          <table:table-cell office:value-type="string" calcext:value-type="string">
            <text:p>Genrod</text:p>
          </table:table-cell>
          <table:table-cell office:value-type="float" office:value="59852.4278379203" calcext:value-type="float">
            <text:p>59852,42783792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280C</text:p>
          </table:table-cell>
          <table:table-cell office:value-type="string" calcext:value-type="string">
            <text:p>Bandeja ciega 19" regulable P.800/1000 mm</text:p>
          </table:table-cell>
          <table:table-cell office:value-type="string" calcext:value-type="string">
            <text:p>Genrod</text:p>
          </table:table-cell>
          <table:table-cell office:value-type="float" office:value="71884.6338952531" calcext:value-type="float">
            <text:p>71884,63389525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280E</text:p>
          </table:table-cell>
          <table:table-cell office:value-type="string" calcext:value-type="string">
            <text:p>Bandeja ventilada 19" regulable P.800/1000 mm</text:p>
          </table:table-cell>
          <table:table-cell office:value-type="string" calcext:value-type="string">
            <text:p>Genrod</text:p>
          </table:table-cell>
          <table:table-cell office:value-type="float" office:value="75278.3134716564" calcext:value-type="float">
            <text:p>75278,31347165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0001</text:p>
          </table:table-cell>
          <table:table-cell office:value-type="string" calcext:value-type="string">
            <text:p>Bandeja desliz. portateclado reg. P. 800/1000 mm</text:p>
          </table:table-cell>
          <table:table-cell office:value-type="string" calcext:value-type="string">
            <text:p>Genrod</text:p>
          </table:table-cell>
          <table:table-cell office:value-type="float" office:value="146320.560312527" calcext:value-type="float">
            <text:p>146320,5603125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0002</text:p>
          </table:table-cell>
          <table:table-cell office:value-type="string" calcext:value-type="string">
            <text:p>Bandeja deslizable regulable P.800/1000 mm</text:p>
          </table:table-cell>
          <table:table-cell office:value-type="string" calcext:value-type="string">
            <text:p>Genrod</text:p>
          </table:table-cell>
          <table:table-cell office:value-type="float" office:value="114151.537900318" calcext:value-type="float">
            <text:p>114151,5379003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1A</text:p>
          </table:table-cell>
          <table:table-cell office:value-type="string" calcext:value-type="string">
            <text:p>Anilla ordenador de cables 1 U</text:p>
          </table:table-cell>
          <table:table-cell office:value-type="string" calcext:value-type="string">
            <text:p>Genrod</text:p>
          </table:table-cell>
          <table:table-cell office:value-type="float" office:value="2298.63693146957" calcext:value-type="float">
            <text:p>2298,636931469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2A</text:p>
          </table:table-cell>
          <table:table-cell office:value-type="string" calcext:value-type="string">
            <text:p>Anilla ordenador de cables 2 U</text:p>
          </table:table-cell>
          <table:table-cell office:value-type="string" calcext:value-type="string">
            <text:p>Genrod</text:p>
          </table:table-cell>
          <table:table-cell office:value-type="float" office:value="2930.92063880931" calcext:value-type="float">
            <text:p>2930,920638809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1C</text:p>
          </table:table-cell>
          <table:table-cell office:value-type="string" calcext:value-type="string">
            <text:p>Organizador de cables 19" x 1 U ciego</text:p>
          </table:table-cell>
          <table:table-cell office:value-type="string" calcext:value-type="string">
            <text:p>Genrod</text:p>
          </table:table-cell>
          <table:table-cell office:value-type="float" office:value="15271.6238826883" calcext:value-type="float">
            <text:p>15271,62388268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1E</text:p>
          </table:table-cell>
          <table:table-cell office:value-type="string" calcext:value-type="string">
            <text:p>Organizador de cables 19"x 1U calado</text:p>
          </table:table-cell>
          <table:table-cell office:value-type="string" calcext:value-type="string">
            <text:p>Genrod</text:p>
          </table:table-cell>
          <table:table-cell office:value-type="float" office:value="16042.9326379273" calcext:value-type="float">
            <text:p>16042,93263792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1L</text:p>
          </table:table-cell>
          <table:table-cell office:value-type="string" calcext:value-type="string">
            <text:p>Organizador de cables lateral regulable x 1U</text:p>
          </table:table-cell>
          <table:table-cell office:value-type="string" calcext:value-type="string">
            <text:p>Genrod</text:p>
          </table:table-cell>
          <table:table-cell office:value-type="float" office:value="30080.4625122332" calcext:value-type="float">
            <text:p>30080,46251223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2C</text:p>
          </table:table-cell>
          <table:table-cell office:value-type="string" calcext:value-type="string">
            <text:p>Organizador de cables 19"x 2U ciego</text:p>
          </table:table-cell>
          <table:table-cell office:value-type="string" calcext:value-type="string">
            <text:p>Genrod</text:p>
          </table:table-cell>
          <table:table-cell office:value-type="float" office:value="16197.1680734257" calcext:value-type="float">
            <text:p>16197,16807342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2E</text:p>
          </table:table-cell>
          <table:table-cell office:value-type="string" calcext:value-type="string">
            <text:p>Organizador de cables 19"x 2U calado</text:p>
          </table:table-cell>
          <table:table-cell office:value-type="string" calcext:value-type="string">
            <text:p>Genrod</text:p>
          </table:table-cell>
          <table:table-cell office:value-type="float" office:value="16968.4768286647" calcext:value-type="float">
            <text:p>16968,47682866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2L</text:p>
          </table:table-cell>
          <table:table-cell office:value-type="string" calcext:value-type="string">
            <text:p>Organizador de cables lateral regulable x 2U</text:p>
          </table:table-cell>
          <table:table-cell office:value-type="string" calcext:value-type="string">
            <text:p>Genrod</text:p>
          </table:table-cell>
          <table:table-cell office:value-type="float" office:value="37639.1567358282" calcext:value-type="float">
            <text:p>37639,15673582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2T</text:p>
          </table:table-cell>
          <table:table-cell office:value-type="string" calcext:value-type="string">
            <text:p>Organizador de cables 19”x 2U. con tapa</text:p>
          </table:table-cell>
          <table:table-cell office:value-type="string" calcext:value-type="string">
            <text:p>Genrod</text:p>
          </table:table-cell>
          <table:table-cell office:value-type="float" office:value="29309.1800725437" calcext:value-type="float">
            <text:p>29309,18007254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01T</text:p>
          </table:table-cell>
          <table:table-cell office:value-type="string" calcext:value-type="string">
            <text:p>Organizador de cables 19" x 1U con tapa</text:p>
          </table:table-cell>
          <table:table-cell office:value-type="string" calcext:value-type="string">
            <text:p>Genrod</text:p>
          </table:table-cell>
          <table:table-cell office:value-type="float" office:value="25921.8425435649" calcext:value-type="float">
            <text:p>25921,84254356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40TV</text:p>
          </table:table-cell>
          <table:table-cell office:value-type="string" calcext:value-type="string">
            <text:p>Organizador de cables VERTICAL 40u con tapa p/rack abierto</text:p>
          </table:table-cell>
          <table:table-cell office:value-type="string" calcext:value-type="string">
            <text:p>Genrod</text:p>
          </table:table-cell>
          <table:table-cell office:value-type="float" office:value="123607.056930382" calcext:value-type="float">
            <text:p>123607,0569303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445TV</text:p>
          </table:table-cell>
          <table:table-cell office:value-type="string" calcext:value-type="string">
            <text:p>Organizador de cables VERTICAL 45u con tapa p/rack abierto</text:p>
          </table:table-cell>
          <table:table-cell office:value-type="string" calcext:value-type="string">
            <text:p>Genrod</text:p>
          </table:table-cell>
          <table:table-cell office:value-type="float" office:value="146561.768639054" calcext:value-type="float">
            <text:p>146561,7686390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3002</text:p>
          </table:table-cell>
          <table:table-cell office:value-type="string" calcext:value-type="string">
            <text:p>Panel de ventilación para 2 fan</text:p>
          </table:table-cell>
          <table:table-cell office:value-type="string" calcext:value-type="string">
            <text:p>Genrod</text:p>
          </table:table-cell>
          <table:table-cell office:value-type="float" office:value="268101.870735583" calcext:value-type="float">
            <text:p>268101,8707355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3004</text:p>
          </table:table-cell>
          <table:table-cell office:value-type="string" calcext:value-type="string">
            <text:p>Panel de ventilación para 4 fan</text:p>
          </table:table-cell>
          <table:table-cell office:value-type="string" calcext:value-type="string">
            <text:p>Genrod</text:p>
          </table:table-cell>
          <table:table-cell office:value-type="float" office:value="519852.311646693" calcext:value-type="float">
            <text:p>519852,3116466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501C</text:p>
          </table:table-cell>
          <table:table-cell office:value-type="string" calcext:value-type="string">
            <text:p>Tapa ciega 19" x 1U </text:p>
          </table:table-cell>
          <table:table-cell office:value-type="string" calcext:value-type="string">
            <text:p>Genrod</text:p>
          </table:table-cell>
          <table:table-cell office:value-type="float" office:value="8484.23841433233" calcext:value-type="float">
            <text:p>8484,238414332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502C</text:p>
          </table:table-cell>
          <table:table-cell office:value-type="string" calcext:value-type="string">
            <text:p>Tapa ciega 19" x 2U </text:p>
          </table:table-cell>
          <table:table-cell office:value-type="string" calcext:value-type="string">
            <text:p>Genrod</text:p>
          </table:table-cell>
          <table:table-cell office:value-type="float" office:value="10026.8296092609" calcext:value-type="float">
            <text:p>10026,82960926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502E</text:p>
          </table:table-cell>
          <table:table-cell office:value-type="string" calcext:value-type="string">
            <text:p>Tapa calada 19" x 2U</text:p>
          </table:table-cell>
          <table:table-cell office:value-type="string" calcext:value-type="string">
            <text:p>Genrod</text:p>
          </table:table-cell>
          <table:table-cell office:value-type="float" office:value="12340.703243879" calcext:value-type="float">
            <text:p>12340,7032438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504C</text:p>
          </table:table-cell>
          <table:table-cell office:value-type="string" calcext:value-type="string">
            <text:p>Tapa ciega 19" x 4U </text:p>
          </table:table-cell>
          <table:table-cell office:value-type="string" calcext:value-type="string">
            <text:p>Genrod</text:p>
          </table:table-cell>
          <table:table-cell office:value-type="float" office:value="16968.4768286647" calcext:value-type="float">
            <text:p>16968,47682866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504E</text:p>
          </table:table-cell>
          <table:table-cell office:value-type="string" calcext:value-type="string">
            <text:p>Tapa calada 19" x 4U </text:p>
          </table:table-cell>
          <table:table-cell office:value-type="string" calcext:value-type="string">
            <text:p>Genrod</text:p>
          </table:table-cell>
          <table:table-cell office:value-type="float" office:value="21596.2504134503" calcext:value-type="float">
            <text:p>21596,25041345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5S</text:p>
          </table:table-cell>
          <table:table-cell office:value-type="string" calcext:value-type="string">
            <text:p>Canal de tensión horizontal 2U x 5 tomas schuko</text:p>
          </table:table-cell>
          <table:table-cell office:value-type="string" calcext:value-type="string">
            <text:p>Genrod</text:p>
          </table:table-cell>
          <table:table-cell office:value-type="float" office:value="137213.564419766" calcext:value-type="float">
            <text:p>137213,5644197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5T</text:p>
          </table:table-cell>
          <table:table-cell office:value-type="string" calcext:value-type="string">
            <text:p>Canal de tensión horizontal 1U x 5 tomas </text:p>
          </table:table-cell>
          <table:table-cell office:value-type="string" calcext:value-type="string">
            <text:p>Genrod</text:p>
          </table:table-cell>
          <table:table-cell office:value-type="float" office:value="54299.1100623973" calcext:value-type="float">
            <text:p>54299,11006239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9S</text:p>
          </table:table-cell>
          <table:table-cell office:value-type="string" calcext:value-type="string">
            <text:p>Canal de tensión vertical 2U x 9 tomas schuko</text:p>
          </table:table-cell>
          <table:table-cell office:value-type="string" calcext:value-type="string">
            <text:p>Genrod</text:p>
          </table:table-cell>
          <table:table-cell office:value-type="float" office:value="220590.146141542" calcext:value-type="float">
            <text:p>220590,1461415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10T</text:p>
          </table:table-cell>
          <table:table-cell office:value-type="string" calcext:value-type="string">
            <text:p>Canal de tensión vertical 1U x 10 tomas</text:p>
          </table:table-cell>
          <table:table-cell office:value-type="string" calcext:value-type="string">
            <text:p>Genrod</text:p>
          </table:table-cell>
          <table:table-cell office:value-type="float" office:value="119782.302337958" calcext:value-type="float">
            <text:p>119782,3023379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5SC</text:p>
          </table:table-cell>
          <table:table-cell office:value-type="string" calcext:value-type="string">
            <text:p>Canal de tensión horizontal 1U X 5 tomas schuko - Cambre</text:p>
          </table:table-cell>
          <table:table-cell office:value-type="string" calcext:value-type="string">
            <text:p>Genrod</text:p>
          </table:table-cell>
          <table:table-cell office:value-type="float" office:value="164671.629795286" calcext:value-type="float">
            <text:p>164671,6297952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5TC</text:p>
          </table:table-cell>
          <table:table-cell office:value-type="string" calcext:value-type="string">
            <text:p>Canal de tensión horizontal 1U x 5 tomas Cambre</text:p>
          </table:table-cell>
          <table:table-cell office:value-type="string" calcext:value-type="string">
            <text:p>Genrod</text:p>
          </table:table-cell>
          <table:table-cell office:value-type="float" office:value="59235.4071492785" calcext:value-type="float">
            <text:p>59235,40714927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5SIT</text:p>
          </table:table-cell>
          <table:table-cell office:value-type="string" calcext:value-type="string">
            <text:p>Canal de tensión horizontal 5 tomas schuko c/ITM</text:p>
          </table:table-cell>
          <table:table-cell office:value-type="string" calcext:value-type="string">
            <text:p>Genrod</text:p>
          </table:table-cell>
          <table:table-cell office:value-type="float" office:value="169153.720498154" calcext:value-type="float">
            <text:p>169153,7204981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5TIT</text:p>
          </table:table-cell>
          <table:table-cell office:value-type="string" calcext:value-type="string">
            <text:p>Canal de tensión horizontal 5 tomas c/ITM</text:p>
          </table:table-cell>
          <table:table-cell office:value-type="string" calcext:value-type="string">
            <text:p>Genrod</text:p>
          </table:table-cell>
          <table:table-cell office:value-type="float" office:value="86238.9503541911" calcext:value-type="float">
            <text:p>86238,95035419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9SIT</text:p>
          </table:table-cell>
          <table:table-cell office:value-type="string" calcext:value-type="string">
            <text:p>Canal de tensión vertical 9 tomas schuko c/ITM</text:p>
          </table:table-cell>
          <table:table-cell office:value-type="string" calcext:value-type="string">
            <text:p>Genrod</text:p>
          </table:table-cell>
          <table:table-cell office:value-type="float" office:value="252529.986433336" calcext:value-type="float">
            <text:p>252529,9864333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10TIT</text:p>
          </table:table-cell>
          <table:table-cell office:value-type="string" calcext:value-type="string">
            <text:p>Canal de tensión vertical 10 tomas c/ITM</text:p>
          </table:table-cell>
          <table:table-cell office:value-type="string" calcext:value-type="string">
            <text:p>Genrod</text:p>
          </table:table-cell>
          <table:table-cell office:value-type="float" office:value="151722.142629752" calcext:value-type="float">
            <text:p>151722,1426297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5SCIT</text:p>
          </table:table-cell>
          <table:table-cell office:value-type="string" calcext:value-type="string">
            <text:p>Canal de tensión horizontal 5 tomas schuko - Cambre c/ITM</text:p>
          </table:table-cell>
          <table:table-cell office:value-type="string" calcext:value-type="string">
            <text:p>Genrod</text:p>
          </table:table-cell>
          <table:table-cell office:value-type="float" office:value="196611.47008708" calcext:value-type="float">
            <text:p>196611,470087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5TCIT</text:p>
          </table:table-cell>
          <table:table-cell office:value-type="string" calcext:value-type="string">
            <text:p>Canal de tensión horizontal 5 tomas Cambre c/ITM</text:p>
          </table:table-cell>
          <table:table-cell office:value-type="string" calcext:value-type="string">
            <text:p>Genrod</text:p>
          </table:table-cell>
          <table:table-cell office:value-type="float" office:value="91175.87901426" calcext:value-type="float">
            <text:p>91175,879014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8006</text:p>
          </table:table-cell>
          <table:table-cell office:value-type="string" calcext:value-type="string">
            <text:p>Kit fijación 20 tornillos y tuercas</text:p>
          </table:table-cell>
          <table:table-cell office:value-type="string" calcext:value-type="string">
            <text:p>Genrod</text:p>
          </table:table-cell>
          <table:table-cell office:value-type="float" office:value="23062.0265194488" calcext:value-type="float">
            <text:p>23062,02651944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8007</text:p>
          </table:table-cell>
          <table:table-cell office:value-type="string" calcext:value-type="string">
            <text:p>Modulo p/19 polos DIN 19” x 3U</text:p>
          </table:table-cell>
          <table:table-cell office:value-type="string" calcext:value-type="string">
            <text:p>Genrod</text:p>
          </table:table-cell>
          <table:table-cell office:value-type="float" office:value="95172.9478246746" calcext:value-type="float">
            <text:p>95172,94782467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8008</text:p>
          </table:table-cell>
          <table:table-cell office:value-type="string" calcext:value-type="string">
            <text:p>Kit de ruedas para rack</text:p>
          </table:table-cell>
          <table:table-cell office:value-type="string" calcext:value-type="string">
            <text:p>Genrod</text:p>
          </table:table-cell>
          <table:table-cell office:value-type="float" office:value="115092.660896347" calcext:value-type="float">
            <text:p>115092,6608963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701</text:p>
          </table:table-cell>
          <table:table-cell office:value-type="string" calcext:value-type="string">
            <text:p>soporte intermedio</text:p>
          </table:table-cell>
          <table:table-cell office:value-type="string" calcext:value-type="string">
            <text:p>Genrod</text:p>
          </table:table-cell>
          <table:table-cell office:value-type="float" office:value="8196.03051643477" calcext:value-type="float">
            <text:p>8196,030516434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20VN</text:p>
          </table:table-cell>
          <table:table-cell office:value-type="string" calcext:value-type="string">
            <text:p>Puerta 19" Px20U C/Visor Serigraf. Negra</text:p>
          </table:table-cell>
          <table:table-cell office:value-type="string" calcext:value-type="string">
            <text:p>Genrod</text:p>
          </table:table-cell>
          <table:table-cell office:value-type="float" office:value="160583.456552574" calcext:value-type="float">
            <text:p>160583,456552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30VN</text:p>
          </table:table-cell>
          <table:table-cell office:value-type="string" calcext:value-type="string">
            <text:p>Puerta 19" Px30U C/Visor Serigraf. Negra</text:p>
          </table:table-cell>
          <table:table-cell office:value-type="string" calcext:value-type="string">
            <text:p>Genrod</text:p>
          </table:table-cell>
          <table:table-cell office:value-type="float" office:value="228148.840365137" calcext:value-type="float">
            <text:p>228148,8403651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0VN</text:p>
          </table:table-cell>
          <table:table-cell office:value-type="string" calcext:value-type="string">
            <text:p>Puerta 19" Px40U C/Visor Serigraf. Negra</text:p>
          </table:table-cell>
          <table:table-cell office:value-type="string" calcext:value-type="string">
            <text:p>Genrod</text:p>
          </table:table-cell>
          <table:table-cell office:value-type="float" office:value="297334.235719197" calcext:value-type="float">
            <text:p>297334,2357191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5VN</text:p>
          </table:table-cell>
          <table:table-cell office:value-type="string" calcext:value-type="string">
            <text:p>Puerta 19" Px45U C/Visor Serigraf. Negra</text:p>
          </table:table-cell>
          <table:table-cell office:value-type="string" calcext:value-type="string">
            <text:p>Genrod</text:p>
          </table:table-cell>
          <table:table-cell office:value-type="float" office:value="330885.219212313" calcext:value-type="float">
            <text:p>330885,2192123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20CN</text:p>
          </table:table-cell>
          <table:table-cell office:value-type="string" calcext:value-type="string">
            <text:p>Puerta 19" Px20U Ciega Negra</text:p>
          </table:table-cell>
          <table:table-cell office:value-type="string" calcext:value-type="string">
            <text:p>Genrod</text:p>
          </table:table-cell>
          <table:table-cell office:value-type="float" office:value="134359.458869887" calcext:value-type="float">
            <text:p>134359,4588698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30CN</text:p>
          </table:table-cell>
          <table:table-cell office:value-type="string" calcext:value-type="string">
            <text:p>Puerta 19" Px30U Ciega Negra</text:p>
          </table:table-cell>
          <table:table-cell office:value-type="string" calcext:value-type="string">
            <text:p>Genrod</text:p>
          </table:table-cell>
          <table:table-cell office:value-type="float" office:value="191126.70431795" calcext:value-type="float">
            <text:p>191126,704317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0CN</text:p>
          </table:table-cell>
          <table:table-cell office:value-type="string" calcext:value-type="string">
            <text:p>Puerta 19" Px40U Ciega Negra</text:p>
          </table:table-cell>
          <table:table-cell office:value-type="string" calcext:value-type="string">
            <text:p>Genrod</text:p>
          </table:table-cell>
          <table:table-cell office:value-type="float" office:value="247971.422743681" calcext:value-type="float">
            <text:p>247971,4227436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5CN</text:p>
          </table:table-cell>
          <table:table-cell office:value-type="string" calcext:value-type="string">
            <text:p>Puerta 19" Px45U Ciega Negra</text:p>
          </table:table-cell>
          <table:table-cell office:value-type="string" calcext:value-type="string">
            <text:p>Genrod</text:p>
          </table:table-cell>
          <table:table-cell office:value-type="float" office:value="275969.088461274" calcext:value-type="float">
            <text:p>275969,0884612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20VB</text:p>
          </table:table-cell>
          <table:table-cell office:value-type="string" calcext:value-type="string">
            <text:p>Puerta 19" Px20U C/Visor Serigraf. Blanca</text:p>
          </table:table-cell>
          <table:table-cell office:value-type="string" calcext:value-type="string">
            <text:p>Genrod</text:p>
          </table:table-cell>
          <table:table-cell office:value-type="float" office:value="160583.456552574" calcext:value-type="float">
            <text:p>160583,456552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30VB</text:p>
          </table:table-cell>
          <table:table-cell office:value-type="string" calcext:value-type="string">
            <text:p>Puerta 19" Px30U C/Visor Serigraf. Blanca</text:p>
          </table:table-cell>
          <table:table-cell office:value-type="string" calcext:value-type="string">
            <text:p>Genrod</text:p>
          </table:table-cell>
          <table:table-cell office:value-type="float" office:value="228148.840365137" calcext:value-type="float">
            <text:p>228148,8403651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0VB</text:p>
          </table:table-cell>
          <table:table-cell office:value-type="string" calcext:value-type="string">
            <text:p>Puerta 19" Px40U C/Visor Serigraf. Blanca</text:p>
          </table:table-cell>
          <table:table-cell office:value-type="string" calcext:value-type="string">
            <text:p>Genrod</text:p>
          </table:table-cell>
          <table:table-cell office:value-type="float" office:value="297334.235719197" calcext:value-type="float">
            <text:p>297334,2357191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5VB</text:p>
          </table:table-cell>
          <table:table-cell office:value-type="string" calcext:value-type="string">
            <text:p>Puerta 19" Px45U C/Visor Serigraf. Blanca</text:p>
          </table:table-cell>
          <table:table-cell office:value-type="string" calcext:value-type="string">
            <text:p>Genrod</text:p>
          </table:table-cell>
          <table:table-cell office:value-type="float" office:value="330885.219212313" calcext:value-type="float">
            <text:p>330885,2192123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20CB</text:p>
          </table:table-cell>
          <table:table-cell office:value-type="string" calcext:value-type="string">
            <text:p>Puerta 19" Px20U Ciega Blanca</text:p>
          </table:table-cell>
          <table:table-cell office:value-type="string" calcext:value-type="string">
            <text:p>Genrod</text:p>
          </table:table-cell>
          <table:table-cell office:value-type="float" office:value="134359.458869887" calcext:value-type="float">
            <text:p>134359,4588698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30CB</text:p>
          </table:table-cell>
          <table:table-cell office:value-type="string" calcext:value-type="string">
            <text:p>Puerta 19" Px30U Ciega Blanca</text:p>
          </table:table-cell>
          <table:table-cell office:value-type="string" calcext:value-type="string">
            <text:p>Genrod</text:p>
          </table:table-cell>
          <table:table-cell office:value-type="float" office:value="191126.70431795" calcext:value-type="float">
            <text:p>191126,704317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0CB</text:p>
          </table:table-cell>
          <table:table-cell office:value-type="string" calcext:value-type="string">
            <text:p>Puerta 19" Px40U Ciega Blanca</text:p>
          </table:table-cell>
          <table:table-cell office:value-type="string" calcext:value-type="string">
            <text:p>Genrod</text:p>
          </table:table-cell>
          <table:table-cell office:value-type="float" office:value="247971.422743681" calcext:value-type="float">
            <text:p>247971,4227436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5CB</text:p>
          </table:table-cell>
          <table:table-cell office:value-type="string" calcext:value-type="string">
            <text:p>Puerta 19" Px45U Ciega Blanca</text:p>
          </table:table-cell>
          <table:table-cell office:value-type="string" calcext:value-type="string">
            <text:p>Genrod</text:p>
          </table:table-cell>
          <table:table-cell office:value-type="float" office:value="275969.088461274" calcext:value-type="float">
            <text:p>275969,0884612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20MPN</text:p>
          </table:table-cell>
          <table:table-cell office:value-type="string" calcext:value-type="string">
            <text:p>Puerta 19" 20U c/1 hoja microperforada Negra</text:p>
          </table:table-cell>
          <table:table-cell office:value-type="string" calcext:value-type="string">
            <text:p>Genrod</text:p>
          </table:table-cell>
          <table:table-cell office:value-type="float" office:value="320200.106132826" calcext:value-type="float">
            <text:p>320200,1061328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30MPN</text:p>
          </table:table-cell>
          <table:table-cell office:value-type="string" calcext:value-type="string">
            <text:p>Puerta 19" 30U c/1 hoja microperforada. Negra</text:p>
          </table:table-cell>
          <table:table-cell office:value-type="string" calcext:value-type="string">
            <text:p>Genrod</text:p>
          </table:table-cell>
          <table:table-cell office:value-type="float" office:value="357478.055636501" calcext:value-type="float">
            <text:p>357478,0556365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0MPN</text:p>
          </table:table-cell>
          <table:table-cell office:value-type="string" calcext:value-type="string">
            <text:p>Puerta 19" 40U c/1 hoja microperforada Negra</text:p>
          </table:table-cell>
          <table:table-cell office:value-type="string" calcext:value-type="string">
            <text:p>Genrod</text:p>
          </table:table-cell>
          <table:table-cell office:value-type="float" office:value="436119.28580722" calcext:value-type="float">
            <text:p>436119,285807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5MPN</text:p>
          </table:table-cell>
          <table:table-cell office:value-type="string" calcext:value-type="string">
            <text:p>Puerta 19" 45U c/1 hoja microperforada. Negra</text:p>
          </table:table-cell>
          <table:table-cell office:value-type="string" calcext:value-type="string">
            <text:p>Genrod</text:p>
          </table:table-cell>
          <table:table-cell office:value-type="float" office:value="480588.353939363" calcext:value-type="float">
            <text:p>480588,3539393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0DMPN</text:p>
          </table:table-cell>
          <table:table-cell office:value-type="string" calcext:value-type="string">
            <text:p>Puerta 19" 40U c/2 hojas microperforada Negra</text:p>
          </table:table-cell>
          <table:table-cell office:value-type="string" calcext:value-type="string">
            <text:p>Genrod</text:p>
          </table:table-cell>
          <table:table-cell office:value-type="float" office:value="578079.649042067" calcext:value-type="float">
            <text:p>578079,6490420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45DMPN</text:p>
          </table:table-cell>
          <table:table-cell office:value-type="string" calcext:value-type="string">
            <text:p>Puerta 19" 45U c/2 hojas microperforada. Negra</text:p>
          </table:table-cell>
          <table:table-cell office:value-type="string" calcext:value-type="string">
            <text:p>Genrod</text:p>
          </table:table-cell>
          <table:table-cell office:value-type="float" office:value="645248.24699958" calcext:value-type="float">
            <text:p>645248,246999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06CN</text:p>
          </table:table-cell>
          <table:table-cell office:value-type="string" calcext:value-type="string">
            <text:p>Tapa tras. para Rack Mural 19x06U Negra</text:p>
          </table:table-cell>
          <table:table-cell office:value-type="string" calcext:value-type="string">
            <text:p>Genrod</text:p>
          </table:table-cell>
          <table:table-cell office:value-type="float" office:value="49517.1010421133" calcext:value-type="float">
            <text:p>49517,10104211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09CN</text:p>
          </table:table-cell>
          <table:table-cell office:value-type="string" calcext:value-type="string">
            <text:p>Tapa tras. para Rack Mural 19x09U Negra</text:p>
          </table:table-cell>
          <table:table-cell office:value-type="string" calcext:value-type="string">
            <text:p>Genrod</text:p>
          </table:table-cell>
          <table:table-cell office:value-type="float" office:value="64942.9866758494" calcext:value-type="float">
            <text:p>64942,98667584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12CN</text:p>
          </table:table-cell>
          <table:table-cell office:value-type="string" calcext:value-type="string">
            <text:p>Tapa tras. para Rack Mural 19x12U Negra</text:p>
          </table:table-cell>
          <table:table-cell office:value-type="string" calcext:value-type="string">
            <text:p>Genrod</text:p>
          </table:table-cell>
          <table:table-cell office:value-type="float" office:value="80368.8723095855" calcext:value-type="float">
            <text:p>80368,87230958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15CN</text:p>
          </table:table-cell>
          <table:table-cell office:value-type="string" calcext:value-type="string">
            <text:p>Tapa tras. para Rack Mural 19x15U Negra</text:p>
          </table:table-cell>
          <table:table-cell office:value-type="string" calcext:value-type="string">
            <text:p>Genrod</text:p>
          </table:table-cell>
          <table:table-cell office:value-type="float" office:value="95794.7579433216" calcext:value-type="float">
            <text:p>95794,75794332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20CN</text:p>
          </table:table-cell>
          <table:table-cell office:value-type="string" calcext:value-type="string">
            <text:p>Tapa tras. para Rack de Pie 19x20U Negra</text:p>
          </table:table-cell>
          <table:table-cell office:value-type="string" calcext:value-type="string">
            <text:p>Genrod</text:p>
          </table:table-cell>
          <table:table-cell office:value-type="float" office:value="121555.970372865" calcext:value-type="float">
            <text:p>121555,970372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30CN</text:p>
          </table:table-cell>
          <table:table-cell office:value-type="string" calcext:value-type="string">
            <text:p>Tapa tras. para Rack de Pie 19x30U Negra</text:p>
          </table:table-cell>
          <table:table-cell office:value-type="string" calcext:value-type="string">
            <text:p>Genrod</text:p>
          </table:table-cell>
          <table:table-cell office:value-type="float" office:value="173155.868209618" calcext:value-type="float">
            <text:p>173155,8682096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40CN</text:p>
          </table:table-cell>
          <table:table-cell office:value-type="string" calcext:value-type="string">
            <text:p>Tapa tras. para Rack de Pie 19x40U Negra</text:p>
          </table:table-cell>
          <table:table-cell office:value-type="string" calcext:value-type="string">
            <text:p>Genrod</text:p>
          </table:table-cell>
          <table:table-cell office:value-type="float" office:value="224755.134473184" calcext:value-type="float">
            <text:p>224755,1344731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45CN</text:p>
          </table:table-cell>
          <table:table-cell office:value-type="string" calcext:value-type="string">
            <text:p>Tapa tras. para Rack de Pie 19x45U Negra</text:p>
          </table:table-cell>
          <table:table-cell office:value-type="string" calcext:value-type="string">
            <text:p>Genrod</text:p>
          </table:table-cell>
          <table:table-cell office:value-type="float" office:value="250362.111467229" calcext:value-type="float">
            <text:p>250362,1114672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06CB</text:p>
          </table:table-cell>
          <table:table-cell office:value-type="string" calcext:value-type="string">
            <text:p>Tapa tras. para Rack Mural 19x06U Blanca</text:p>
          </table:table-cell>
          <table:table-cell office:value-type="string" calcext:value-type="string">
            <text:p>Genrod</text:p>
          </table:table-cell>
          <table:table-cell office:value-type="float" office:value="49517.1010421133" calcext:value-type="float">
            <text:p>49517,10104211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09CB</text:p>
          </table:table-cell>
          <table:table-cell office:value-type="string" calcext:value-type="string">
            <text:p>Tapa tras. para Rack Mural 19x09U Blanca</text:p>
          </table:table-cell>
          <table:table-cell office:value-type="string" calcext:value-type="string">
            <text:p>Genrod</text:p>
          </table:table-cell>
          <table:table-cell office:value-type="float" office:value="64942.9866758494" calcext:value-type="float">
            <text:p>64942,98667584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12CB</text:p>
          </table:table-cell>
          <table:table-cell office:value-type="string" calcext:value-type="string">
            <text:p>Tapa tras. para Rack Mural 19x12U Blanca</text:p>
          </table:table-cell>
          <table:table-cell office:value-type="string" calcext:value-type="string">
            <text:p>Genrod</text:p>
          </table:table-cell>
          <table:table-cell office:value-type="float" office:value="80368.8723095855" calcext:value-type="float">
            <text:p>80368,87230958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15CB</text:p>
          </table:table-cell>
          <table:table-cell office:value-type="string" calcext:value-type="string">
            <text:p>Tapa tras. para Rack Mural 19x15U Blanca</text:p>
          </table:table-cell>
          <table:table-cell office:value-type="string" calcext:value-type="string">
            <text:p>Genrod</text:p>
          </table:table-cell>
          <table:table-cell office:value-type="float" office:value="95794.7579433216" calcext:value-type="float">
            <text:p>95794,75794332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20CB</text:p>
          </table:table-cell>
          <table:table-cell office:value-type="string" calcext:value-type="string">
            <text:p>Tapa tras. para Rack de Pie 19x20U Blanca</text:p>
          </table:table-cell>
          <table:table-cell office:value-type="string" calcext:value-type="string">
            <text:p>Genrod</text:p>
          </table:table-cell>
          <table:table-cell office:value-type="float" office:value="121555.970372865" calcext:value-type="float">
            <text:p>121555,970372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30CB</text:p>
          </table:table-cell>
          <table:table-cell office:value-type="string" calcext:value-type="string">
            <text:p>Tapa tras. para Rack de Pie 19x30U Blanca</text:p>
          </table:table-cell>
          <table:table-cell office:value-type="string" calcext:value-type="string">
            <text:p>Genrod</text:p>
          </table:table-cell>
          <table:table-cell office:value-type="float" office:value="173155.868209618" calcext:value-type="float">
            <text:p>173155,8682096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40CB</text:p>
          </table:table-cell>
          <table:table-cell office:value-type="string" calcext:value-type="string">
            <text:p>Tapa tras. para Rack de Pie 19x40U Blanca</text:p>
          </table:table-cell>
          <table:table-cell office:value-type="string" calcext:value-type="string">
            <text:p>Genrod</text:p>
          </table:table-cell>
          <table:table-cell office:value-type="float" office:value="224755.134473184" calcext:value-type="float">
            <text:p>224755,1344731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945CB</text:p>
          </table:table-cell>
          <table:table-cell office:value-type="string" calcext:value-type="string">
            <text:p>Tapa tras. para Rack de Pie 19x45U Blanca</text:p>
          </table:table-cell>
          <table:table-cell office:value-type="string" calcext:value-type="string">
            <text:p>Genrod</text:p>
          </table:table-cell>
          <table:table-cell office:value-type="float" office:value="250362.111467229" calcext:value-type="float">
            <text:p>250362,1114672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606U</text:p>
          </table:table-cell>
          <table:table-cell office:value-type="string" calcext:value-type="string">
            <text:p>Kit x 2 soportes rack. de 6 U</text:p>
          </table:table-cell>
          <table:table-cell office:value-type="string" calcext:value-type="string">
            <text:p>Genrod</text:p>
          </table:table-cell>
          <table:table-cell office:value-type="float" office:value="13041.5389576124" calcext:value-type="float">
            <text:p>13041,53895761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609U</text:p>
          </table:table-cell>
          <table:table-cell office:value-type="string" calcext:value-type="string">
            <text:p>Kit x 2 soportes rack. de 9 U</text:p>
          </table:table-cell>
          <table:table-cell office:value-type="string" calcext:value-type="string">
            <text:p>Genrod</text:p>
          </table:table-cell>
          <table:table-cell office:value-type="float" office:value="19562.2952786438" calcext:value-type="float">
            <text:p>19562,29527864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612U</text:p>
          </table:table-cell>
          <table:table-cell office:value-type="string" calcext:value-type="string">
            <text:p>Kit x 2 soportes rack. de 12 U</text:p>
          </table:table-cell>
          <table:table-cell office:value-type="string" calcext:value-type="string">
            <text:p>Genrod</text:p>
          </table:table-cell>
          <table:table-cell office:value-type="float" office:value="26083.0779152248" calcext:value-type="float">
            <text:p>26083,07791522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615U</text:p>
          </table:table-cell>
          <table:table-cell office:value-type="string" calcext:value-type="string">
            <text:p>Kit x 2 soportes rack. de 15 U</text:p>
          </table:table-cell>
          <table:table-cell office:value-type="string" calcext:value-type="string">
            <text:p>Genrod</text:p>
          </table:table-cell>
          <table:table-cell office:value-type="float" office:value="32603.8342362562" calcext:value-type="float">
            <text:p>32603,83423625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620U</text:p>
          </table:table-cell>
          <table:table-cell office:value-type="string" calcext:value-type="string">
            <text:p>Kit x 2 soportes rack. de 20 U</text:p>
          </table:table-cell>
          <table:table-cell office:value-type="string" calcext:value-type="string">
            <text:p>Genrod</text:p>
          </table:table-cell>
          <table:table-cell office:value-type="float" office:value="43481.9455556238" calcext:value-type="float">
            <text:p>43481,94555562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630U</text:p>
          </table:table-cell>
          <table:table-cell office:value-type="string" calcext:value-type="string">
            <text:p>Kit x 2 soportes rack. de 30 U</text:p>
          </table:table-cell>
          <table:table-cell office:value-type="string" calcext:value-type="string">
            <text:p>Genrod</text:p>
          </table:table-cell>
          <table:table-cell office:value-type="float" office:value="58281.2842718067" calcext:value-type="float">
            <text:p>58281,28427180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640U</text:p>
          </table:table-cell>
          <table:table-cell office:value-type="string" calcext:value-type="string">
            <text:p>Kit x 2 soportes rack. de 40 U</text:p>
          </table:table-cell>
          <table:table-cell office:value-type="string" calcext:value-type="string">
            <text:p>Genrod</text:p>
          </table:table-cell>
          <table:table-cell office:value-type="float" office:value="78643.4406768746" calcext:value-type="float">
            <text:p>78643,44067687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5645U</text:p>
          </table:table-cell>
          <table:table-cell office:value-type="string" calcext:value-type="string">
            <text:p>Kit x 2 soportes rack. de 45 U</text:p>
          </table:table-cell>
          <table:table-cell office:value-type="string" calcext:value-type="string">
            <text:p>Genrod</text:p>
          </table:table-cell>
          <table:table-cell office:value-type="float" office:value="90878.7764606384" calcext:value-type="float">
            <text:p>90878,77646063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1</text:p>
          </table:table-cell>
          <table:table-cell office:value-type="string" calcext:value-type="string">
            <text:p>Gab. Estanco Serie 9000 - 200x200x100</text:p>
          </table:table-cell>
          <table:table-cell office:value-type="string" calcext:value-type="string">
            <text:p>Genrod</text:p>
          </table:table-cell>
          <table:table-cell office:value-type="float" office:value="38618.7530651961" calcext:value-type="float">
            <text:p>38618,75306519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2</text:p>
          </table:table-cell>
          <table:table-cell office:value-type="string" calcext:value-type="string">
            <text:p>Gab. Estanco Serie 9000 - 200x300x100</text:p>
          </table:table-cell>
          <table:table-cell office:value-type="string" calcext:value-type="string">
            <text:p>Genrod</text:p>
          </table:table-cell>
          <table:table-cell office:value-type="float" office:value="50028.7279550903" calcext:value-type="float">
            <text:p>50028,72795509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3</text:p>
          </table:table-cell>
          <table:table-cell office:value-type="string" calcext:value-type="string">
            <text:p>Gab. Estanco Serie 9000 - 300x300x100</text:p>
          </table:table-cell>
          <table:table-cell office:value-type="string" calcext:value-type="string">
            <text:p>Genrod</text:p>
          </table:table-cell>
          <table:table-cell office:value-type="float" office:value="56364.2754388863" calcext:value-type="float">
            <text:p>56364,27543888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4</text:p>
          </table:table-cell>
          <table:table-cell office:value-type="string" calcext:value-type="string">
            <text:p>Gab. Estanco Serie 9000 - 300x450x100</text:p>
          </table:table-cell>
          <table:table-cell office:value-type="string" calcext:value-type="string">
            <text:p>Genrod</text:p>
          </table:table-cell>
          <table:table-cell office:value-type="float" office:value="71808.5293261589" calcext:value-type="float">
            <text:p>71808,5293261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5</text:p>
          </table:table-cell>
          <table:table-cell office:value-type="string" calcext:value-type="string">
            <text:p>Gab. Estanco Serie 9000 - 300x600x100</text:p>
          </table:table-cell>
          <table:table-cell office:value-type="string" calcext:value-type="string">
            <text:p>Genrod</text:p>
          </table:table-cell>
          <table:table-cell office:value-type="float" office:value="110658.648702377" calcext:value-type="float">
            <text:p>110658,6487023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6</text:p>
          </table:table-cell>
          <table:table-cell office:value-type="string" calcext:value-type="string">
            <text:p>Gab. Estanco Serie 9000 - 450x450x100</text:p>
          </table:table-cell>
          <table:table-cell office:value-type="string" calcext:value-type="string">
            <text:p>Genrod</text:p>
          </table:table-cell>
          <table:table-cell office:value-type="float" office:value="105737.377794249" calcext:value-type="float">
            <text:p>105737,3777942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7</text:p>
          </table:table-cell>
          <table:table-cell office:value-type="string" calcext:value-type="string">
            <text:p>Gab. Estanco Serie 9000 - 450x600x100</text:p>
          </table:table-cell>
          <table:table-cell office:value-type="string" calcext:value-type="string">
            <text:p>Genrod</text:p>
          </table:table-cell>
          <table:table-cell office:value-type="float" office:value="146205.113996961" calcext:value-type="float">
            <text:p>146205,1139969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8</text:p>
          </table:table-cell>
          <table:table-cell office:value-type="string" calcext:value-type="string">
            <text:p>Gab. Estanco Serie 9000 - 600x600x100</text:p>
          </table:table-cell>
          <table:table-cell office:value-type="string" calcext:value-type="string">
            <text:p>Genrod</text:p>
          </table:table-cell>
          <table:table-cell office:value-type="float" office:value="176376.680941492" calcext:value-type="float">
            <text:p>176376,6809414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9</text:p>
          </table:table-cell>
          <table:table-cell office:value-type="string" calcext:value-type="string">
            <text:p>Gab. Estanco Serie 9000 - 600x750x100</text:p>
          </table:table-cell>
          <table:table-cell office:value-type="string" calcext:value-type="string">
            <text:p>Genrod</text:p>
          </table:table-cell>
          <table:table-cell office:value-type="float" office:value="231325.311396138" calcext:value-type="float">
            <text:p>231325,3113961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10</text:p>
          </table:table-cell>
          <table:table-cell office:value-type="string" calcext:value-type="string">
            <text:p>Gab. Estanco Serie 9000 - 200x250x100</text:p>
          </table:table-cell>
          <table:table-cell office:value-type="string" calcext:value-type="string">
            <text:p>Genrod</text:p>
          </table:table-cell>
          <table:table-cell office:value-type="float" office:value="40330.8690298705" calcext:value-type="float">
            <text:p>40330,86902987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11</text:p>
          </table:table-cell>
          <table:table-cell office:value-type="string" calcext:value-type="string">
            <text:p>Gab. Estanco Serie 9000 - 250x300x100</text:p>
          </table:table-cell>
          <table:table-cell office:value-type="string" calcext:value-type="string">
            <text:p>Genrod</text:p>
          </table:table-cell>
          <table:table-cell office:value-type="float" office:value="53013.0428437932" calcext:value-type="float">
            <text:p>53013,04284379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0</text:p>
          </table:table-cell>
          <table:table-cell office:value-type="string" calcext:value-type="string">
            <text:p>Gab. Estanco Serie 9000 - 200x200x150</text:p>
          </table:table-cell>
          <table:table-cell office:value-type="string" calcext:value-type="string">
            <text:p>Genrod</text:p>
          </table:table-cell>
          <table:table-cell office:value-type="float" office:value="44723.5921267068" calcext:value-type="float">
            <text:p>44723,59212670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1</text:p>
          </table:table-cell>
          <table:table-cell office:value-type="string" calcext:value-type="string">
            <text:p>Gab. Estanco Serie 9000 - 200x300x150</text:p>
          </table:table-cell>
          <table:table-cell office:value-type="string" calcext:value-type="string">
            <text:p>Genrod</text:p>
          </table:table-cell>
          <table:table-cell office:value-type="float" office:value="55102.5237880011" calcext:value-type="float">
            <text:p>55102,52378800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2</text:p>
          </table:table-cell>
          <table:table-cell office:value-type="string" calcext:value-type="string">
            <text:p>Gab. Estanco Serie 9000 - 200x450x150</text:p>
          </table:table-cell>
          <table:table-cell office:value-type="string" calcext:value-type="string">
            <text:p>Genrod</text:p>
          </table:table-cell>
          <table:table-cell office:value-type="float" office:value="72668.837269737" calcext:value-type="float">
            <text:p>72668,8372697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3</text:p>
          </table:table-cell>
          <table:table-cell office:value-type="string" calcext:value-type="string">
            <text:p>Gab. Estanco Serie 9000 - 300x300x150</text:p>
          </table:table-cell>
          <table:table-cell office:value-type="string" calcext:value-type="string">
            <text:p>Genrod</text:p>
          </table:table-cell>
          <table:table-cell office:value-type="float" office:value="59526.5097576188" calcext:value-type="float">
            <text:p>59526,50975761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4</text:p>
          </table:table-cell>
          <table:table-cell office:value-type="string" calcext:value-type="string">
            <text:p>Gab. Estanco Serie 9000 - 300x450x150</text:p>
          </table:table-cell>
          <table:table-cell office:value-type="string" calcext:value-type="string">
            <text:p>Genrod</text:p>
          </table:table-cell>
          <table:table-cell office:value-type="float" office:value="78086.0773389025" calcext:value-type="float">
            <text:p>78086,07733890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5</text:p>
          </table:table-cell>
          <table:table-cell office:value-type="string" calcext:value-type="string">
            <text:p>Gab. Estanco Serie 9000 - 300x600x150</text:p>
          </table:table-cell>
          <table:table-cell office:value-type="string" calcext:value-type="string">
            <text:p>Genrod</text:p>
          </table:table-cell>
          <table:table-cell office:value-type="float" office:value="115438.499847604" calcext:value-type="float">
            <text:p>115438,4998476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6</text:p>
          </table:table-cell>
          <table:table-cell office:value-type="string" calcext:value-type="string">
            <text:p>Gab. Estanco Serie 9000 - 450x450x150</text:p>
          </table:table-cell>
          <table:table-cell office:value-type="string" calcext:value-type="string">
            <text:p>Genrod</text:p>
          </table:table-cell>
          <table:table-cell office:value-type="float" office:value="113253.888192028" calcext:value-type="float">
            <text:p>113253,8881920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7</text:p>
          </table:table-cell>
          <table:table-cell office:value-type="string" calcext:value-type="string">
            <text:p>Gab. Estanco Serie 9000 - 450x600x150</text:p>
          </table:table-cell>
          <table:table-cell office:value-type="string" calcext:value-type="string">
            <text:p>Genrod</text:p>
          </table:table-cell>
          <table:table-cell office:value-type="float" office:value="135303.476576359" calcext:value-type="float">
            <text:p>135303,4765763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8</text:p>
          </table:table-cell>
          <table:table-cell office:value-type="string" calcext:value-type="string">
            <text:p>Gab. Estanco Serie 9000 - 600x600x150</text:p>
          </table:table-cell>
          <table:table-cell office:value-type="string" calcext:value-type="string">
            <text:p>Genrod</text:p>
          </table:table-cell>
          <table:table-cell office:value-type="float" office:value="175110.350384997" calcext:value-type="float">
            <text:p>175110,3503849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9</text:p>
          </table:table-cell>
          <table:table-cell office:value-type="string" calcext:value-type="string">
            <text:p>Gab. Estanco Serie 9000 - 600x750x150</text:p>
          </table:table-cell>
          <table:table-cell office:value-type="string" calcext:value-type="string">
            <text:p>Genrod</text:p>
          </table:table-cell>
          <table:table-cell office:value-type="float" office:value="232846.98172923" calcext:value-type="float">
            <text:p>232846,981729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0</text:p>
          </table:table-cell>
          <table:table-cell office:value-type="string" calcext:value-type="string">
            <text:p>Gab. Estanco Serie 9000 - 600x900x150</text:p>
          </table:table-cell>
          <table:table-cell office:value-type="string" calcext:value-type="string">
            <text:p>Genrod</text:p>
          </table:table-cell>
          <table:table-cell office:value-type="float" office:value="269534.173462644" calcext:value-type="float">
            <text:p>269534,1734626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1</text:p>
          </table:table-cell>
          <table:table-cell office:value-type="string" calcext:value-type="string">
            <text:p>Gab. Estanco Serie 9000 - 600x1200x150</text:p>
          </table:table-cell>
          <table:table-cell office:value-type="string" calcext:value-type="string">
            <text:p>Genrod</text:p>
          </table:table-cell>
          <table:table-cell office:value-type="float" office:value="358863.43773884" calcext:value-type="float">
            <text:p>358863,437738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2</text:p>
          </table:table-cell>
          <table:table-cell office:value-type="string" calcext:value-type="string">
            <text:p>Gab. Estanco Serie 9000 - 600x1050x150</text:p>
          </table:table-cell>
          <table:table-cell office:value-type="string" calcext:value-type="string">
            <text:p>Genrod</text:p>
          </table:table-cell>
          <table:table-cell office:value-type="float" office:value="310125.434854612" calcext:value-type="float">
            <text:p>310125,4348546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3</text:p>
          </table:table-cell>
          <table:table-cell office:value-type="string" calcext:value-type="string">
            <text:p>Gab. Estanco Serie 9000 - 450x750x150</text:p>
          </table:table-cell>
          <table:table-cell office:value-type="string" calcext:value-type="string">
            <text:p>Genrod</text:p>
          </table:table-cell>
          <table:table-cell office:value-type="float" office:value="170318.788820252" calcext:value-type="float">
            <text:p>170318,7888202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4</text:p>
          </table:table-cell>
          <table:table-cell office:value-type="string" calcext:value-type="string">
            <text:p>Gab. Estanco Serie 9000 - 200x250x150</text:p>
          </table:table-cell>
          <table:table-cell office:value-type="string" calcext:value-type="string">
            <text:p>Genrod</text:p>
          </table:table-cell>
          <table:table-cell office:value-type="float" office:value="46884.7566276964" calcext:value-type="float">
            <text:p>46884,75662769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5</text:p>
          </table:table-cell>
          <table:table-cell office:value-type="string" calcext:value-type="string">
            <text:p>Gab. Estanco Serie 9000 - 250x300x150</text:p>
          </table:table-cell>
          <table:table-cell office:value-type="string" calcext:value-type="string">
            <text:p>Genrod</text:p>
          </table:table-cell>
          <table:table-cell office:value-type="float" office:value="56575.4577234578" calcext:value-type="float">
            <text:p>56575,45772345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7</text:p>
          </table:table-cell>
          <table:table-cell office:value-type="string" calcext:value-type="string">
            <text:p>Gab. Estanco Serie 9000 - 400x500x150</text:p>
          </table:table-cell>
          <table:table-cell office:value-type="string" calcext:value-type="string">
            <text:p>Genrod</text:p>
          </table:table-cell>
          <table:table-cell office:value-type="float" office:value="111580.219245143" calcext:value-type="float">
            <text:p>111580,2192451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8</text:p>
          </table:table-cell>
          <table:table-cell office:value-type="string" calcext:value-type="string">
            <text:p>Gab. Estanco Serie 9000 - 500x600x150</text:p>
          </table:table-cell>
          <table:table-cell office:value-type="string" calcext:value-type="string">
            <text:p>Genrod</text:p>
          </table:table-cell>
          <table:table-cell office:value-type="float" office:value="145307.016924331" calcext:value-type="float">
            <text:p>145307,0169243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70</text:p>
          </table:table-cell>
          <table:table-cell office:value-type="string" calcext:value-type="string">
            <text:p>Gab. Estanco Serie 9000 - 750x900x150</text:p>
          </table:table-cell>
          <table:table-cell office:value-type="string" calcext:value-type="string">
            <text:p>Genrod</text:p>
          </table:table-cell>
          <table:table-cell office:value-type="float" office:value="370606.751693989" calcext:value-type="float">
            <text:p>370606,7516939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71</text:p>
          </table:table-cell>
          <table:table-cell office:value-type="string" calcext:value-type="string">
            <text:p>Gab. Estanco Serie 9000 - 750x1200x150</text:p>
          </table:table-cell>
          <table:table-cell office:value-type="string" calcext:value-type="string">
            <text:p>Genrod</text:p>
          </table:table-cell>
          <table:table-cell office:value-type="float" office:value="465225.704571025" calcext:value-type="float">
            <text:p>465225,7045710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0</text:p>
          </table:table-cell>
          <table:table-cell office:value-type="string" calcext:value-type="string">
            <text:p>Gab. Estanco Serie 9000 - 200x200x225</text:p>
          </table:table-cell>
          <table:table-cell office:value-type="string" calcext:value-type="string">
            <text:p>Genrod</text:p>
          </table:table-cell>
          <table:table-cell office:value-type="float" office:value="63427.8162834783" calcext:value-type="float">
            <text:p>63427,81628347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1</text:p>
          </table:table-cell>
          <table:table-cell office:value-type="string" calcext:value-type="string">
            <text:p>Gab. Estanco Serie 9000 - 200x300x225</text:p>
          </table:table-cell>
          <table:table-cell office:value-type="string" calcext:value-type="string">
            <text:p>Genrod</text:p>
          </table:table-cell>
          <table:table-cell office:value-type="float" office:value="71742.0562481742" calcext:value-type="float">
            <text:p>71742,05624817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2</text:p>
          </table:table-cell>
          <table:table-cell office:value-type="string" calcext:value-type="string">
            <text:p>Gab. Estanco Serie 9000 - 300x300x225</text:p>
          </table:table-cell>
          <table:table-cell office:value-type="string" calcext:value-type="string">
            <text:p>Genrod</text:p>
          </table:table-cell>
          <table:table-cell office:value-type="float" office:value="85551.746095088" calcext:value-type="float">
            <text:p>85551,7460950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3</text:p>
          </table:table-cell>
          <table:table-cell office:value-type="string" calcext:value-type="string">
            <text:p>Gab. Estanco Serie 9000 - 300x450x225</text:p>
          </table:table-cell>
          <table:table-cell office:value-type="string" calcext:value-type="string">
            <text:p>Genrod</text:p>
          </table:table-cell>
          <table:table-cell office:value-type="float" office:value="102413.513370614" calcext:value-type="float">
            <text:p>102413,5133706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4</text:p>
          </table:table-cell>
          <table:table-cell office:value-type="string" calcext:value-type="string">
            <text:p>Gab. Estanco Serie 9000 - 300x600x225</text:p>
          </table:table-cell>
          <table:table-cell office:value-type="string" calcext:value-type="string">
            <text:p>Genrod</text:p>
          </table:table-cell>
          <table:table-cell office:value-type="float" office:value="126531.740783965" calcext:value-type="float">
            <text:p>126531,7407839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5</text:p>
          </table:table-cell>
          <table:table-cell office:value-type="string" calcext:value-type="string">
            <text:p>Gab. Estanco Serie 9000 - 450x450x225</text:p>
          </table:table-cell>
          <table:table-cell office:value-type="string" calcext:value-type="string">
            <text:p>Genrod</text:p>
          </table:table-cell>
          <table:table-cell office:value-type="float" office:value="135585.026640238" calcext:value-type="float">
            <text:p>135585,0266402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6</text:p>
          </table:table-cell>
          <table:table-cell office:value-type="string" calcext:value-type="string">
            <text:p>Gab. Estanco Serie 9000 - 450x600x225</text:p>
          </table:table-cell>
          <table:table-cell office:value-type="string" calcext:value-type="string">
            <text:p>Genrod</text:p>
          </table:table-cell>
          <table:table-cell office:value-type="float" office:value="161034.768226144" calcext:value-type="float">
            <text:p>161034,7682261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7</text:p>
          </table:table-cell>
          <table:table-cell office:value-type="string" calcext:value-type="string">
            <text:p>Gab. Estanco Serie 9000 - 450x750x225</text:p>
          </table:table-cell>
          <table:table-cell office:value-type="string" calcext:value-type="string">
            <text:p>Genrod</text:p>
          </table:table-cell>
          <table:table-cell office:value-type="float" office:value="193212.395823033" calcext:value-type="float">
            <text:p>193212,3958230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8</text:p>
          </table:table-cell>
          <table:table-cell office:value-type="string" calcext:value-type="string">
            <text:p>Gab. Estanco Serie 9000 - 600x600x225</text:p>
          </table:table-cell>
          <table:table-cell office:value-type="string" calcext:value-type="string">
            <text:p>Genrod</text:p>
          </table:table-cell>
          <table:table-cell office:value-type="float" office:value="198767.160953778" calcext:value-type="float">
            <text:p>198767,1609537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9</text:p>
          </table:table-cell>
          <table:table-cell office:value-type="string" calcext:value-type="string">
            <text:p>Gab. Estanco Serie 9000 - 600x750x225</text:p>
          </table:table-cell>
          <table:table-cell office:value-type="string" calcext:value-type="string">
            <text:p>Genrod</text:p>
          </table:table-cell>
          <table:table-cell office:value-type="float" office:value="258649.456940357" calcext:value-type="float">
            <text:p>258649,4569403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0</text:p>
          </table:table-cell>
          <table:table-cell office:value-type="string" calcext:value-type="string">
            <text:p>Gab. Estanco Serie 9000 - 600x900x225</text:p>
          </table:table-cell>
          <table:table-cell office:value-type="string" calcext:value-type="string">
            <text:p>Genrod</text:p>
          </table:table-cell>
          <table:table-cell office:value-type="float" office:value="307138.06736217" calcext:value-type="float">
            <text:p>307138,067362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1</text:p>
          </table:table-cell>
          <table:table-cell office:value-type="string" calcext:value-type="string">
            <text:p>Gab. Estanco Serie 9000 - 600x1200x225</text:p>
          </table:table-cell>
          <table:table-cell office:value-type="string" calcext:value-type="string">
            <text:p>Genrod</text:p>
          </table:table-cell>
          <table:table-cell office:value-type="float" office:value="383157.689862659" calcext:value-type="float">
            <text:p>383157,6898626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2</text:p>
          </table:table-cell>
          <table:table-cell office:value-type="string" calcext:value-type="string">
            <text:p>Gab. Estanco Serie 9000 - 600x1050x225</text:p>
          </table:table-cell>
          <table:table-cell office:value-type="string" calcext:value-type="string">
            <text:p>Genrod</text:p>
          </table:table-cell>
          <table:table-cell office:value-type="float" office:value="337080.478501834" calcext:value-type="float">
            <text:p>337080,4785018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3</text:p>
          </table:table-cell>
          <table:table-cell office:value-type="string" calcext:value-type="string">
            <text:p>Gab. Estanco Serie 9000 - 750x750x225</text:p>
          </table:table-cell>
          <table:table-cell office:value-type="string" calcext:value-type="string">
            <text:p>Genrod</text:p>
          </table:table-cell>
          <table:table-cell office:value-type="float" office:value="322167.719767396" calcext:value-type="float">
            <text:p>322167,719767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4</text:p>
          </table:table-cell>
          <table:table-cell office:value-type="string" calcext:value-type="string">
            <text:p>Gab. Estanco Serie 9000 - 750x1200x225</text:p>
          </table:table-cell>
          <table:table-cell office:value-type="string" calcext:value-type="string">
            <text:p>Genrod</text:p>
          </table:table-cell>
          <table:table-cell office:value-type="float" office:value="502904.676733215" calcext:value-type="float">
            <text:p>502904,6767332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5</text:p>
          </table:table-cell>
          <table:table-cell office:value-type="string" calcext:value-type="string">
            <text:p>Gab. Estanco Serie 9000 - 750x900x225</text:p>
          </table:table-cell>
          <table:table-cell office:value-type="string" calcext:value-type="string">
            <text:p>Genrod</text:p>
          </table:table-cell>
          <table:table-cell office:value-type="float" office:value="394264.141204858" calcext:value-type="float">
            <text:p>394264,1412048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6</text:p>
          </table:table-cell>
          <table:table-cell office:value-type="string" calcext:value-type="string">
            <text:p>Gab. Estanco Serie 9000 - 400x500x225</text:p>
          </table:table-cell>
          <table:table-cell office:value-type="string" calcext:value-type="string">
            <text:p>Genrod</text:p>
          </table:table-cell>
          <table:table-cell office:value-type="float" office:value="137351.247374642" calcext:value-type="float">
            <text:p>137351,2473746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7</text:p>
          </table:table-cell>
          <table:table-cell office:value-type="string" calcext:value-type="string">
            <text:p>Gab. Estanco Serie 9000 - 500x600x225</text:p>
          </table:table-cell>
          <table:table-cell office:value-type="string" calcext:value-type="string">
            <text:p>Genrod</text:p>
          </table:table-cell>
          <table:table-cell office:value-type="float" office:value="180493.064453246" calcext:value-type="float">
            <text:p>180493,0644532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20</text:p>
          </table:table-cell>
          <table:table-cell office:value-type="string" calcext:value-type="string">
            <text:p>Gab. Estanco Serie 9000 - 900x900x225</text:p>
          </table:table-cell>
          <table:table-cell office:value-type="string" calcext:value-type="string">
            <text:p>Genrod</text:p>
          </table:table-cell>
          <table:table-cell office:value-type="float" office:value="473115.290513773" calcext:value-type="float">
            <text:p>473115,2905137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21</text:p>
          </table:table-cell>
          <table:table-cell office:value-type="string" calcext:value-type="string">
            <text:p>Gab. Estanco Serie 9000 - 900x1200x225</text:p>
          </table:table-cell>
          <table:table-cell office:value-type="string" calcext:value-type="string">
            <text:p>Genrod</text:p>
          </table:table-cell>
          <table:table-cell office:value-type="float" office:value="598138.545054935" calcext:value-type="float">
            <text:p>598138,5450549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0</text:p>
          </table:table-cell>
          <table:table-cell office:value-type="string" calcext:value-type="string">
            <text:p>Gab. Estanco Serie 9000 - 300x300x300</text:p>
          </table:table-cell>
          <table:table-cell office:value-type="string" calcext:value-type="string">
            <text:p>Genrod</text:p>
          </table:table-cell>
          <table:table-cell office:value-type="float" office:value="97683.8459782444" calcext:value-type="float">
            <text:p>97683,84597824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1</text:p>
          </table:table-cell>
          <table:table-cell office:value-type="string" calcext:value-type="string">
            <text:p>Gab. Estanco Serie 9000 - 300x450x300</text:p>
          </table:table-cell>
          <table:table-cell office:value-type="string" calcext:value-type="string">
            <text:p>Genrod</text:p>
          </table:table-cell>
          <table:table-cell office:value-type="float" office:value="113871.724662704" calcext:value-type="float">
            <text:p>113871,7246627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2</text:p>
          </table:table-cell>
          <table:table-cell office:value-type="string" calcext:value-type="string">
            <text:p>Gab. Estanco Serie 9000 - 300x600x300</text:p>
          </table:table-cell>
          <table:table-cell office:value-type="string" calcext:value-type="string">
            <text:p>Genrod</text:p>
          </table:table-cell>
          <table:table-cell office:value-type="float" office:value="147518.365178177" calcext:value-type="float">
            <text:p>147518,3651781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3</text:p>
          </table:table-cell>
          <table:table-cell office:value-type="string" calcext:value-type="string">
            <text:p>Gab. Estanco Serie 9000 - 450x450x300</text:p>
          </table:table-cell>
          <table:table-cell office:value-type="string" calcext:value-type="string">
            <text:p>Genrod</text:p>
          </table:table-cell>
          <table:table-cell office:value-type="float" office:value="151795.063017359" calcext:value-type="float">
            <text:p>151795,0630173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4</text:p>
          </table:table-cell>
          <table:table-cell office:value-type="string" calcext:value-type="string">
            <text:p>Gab. Estanco Serie 9000 - 450x600x300</text:p>
          </table:table-cell>
          <table:table-cell office:value-type="string" calcext:value-type="string">
            <text:p>Genrod</text:p>
          </table:table-cell>
          <table:table-cell office:value-type="float" office:value="186297.458886351" calcext:value-type="float">
            <text:p>186297,4588863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5</text:p>
          </table:table-cell>
          <table:table-cell office:value-type="string" calcext:value-type="string">
            <text:p>Gab. Estanco Serie 9000 - 600x600x300</text:p>
          </table:table-cell>
          <table:table-cell office:value-type="string" calcext:value-type="string">
            <text:p>Genrod</text:p>
          </table:table-cell>
          <table:table-cell office:value-type="float" office:value="229224.856867797" calcext:value-type="float">
            <text:p>229224,8568677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6</text:p>
          </table:table-cell>
          <table:table-cell office:value-type="string" calcext:value-type="string">
            <text:p>Gab. Estanco Serie 9000 - 600x750x300</text:p>
          </table:table-cell>
          <table:table-cell office:value-type="string" calcext:value-type="string">
            <text:p>Genrod</text:p>
          </table:table-cell>
          <table:table-cell office:value-type="float" office:value="295493.199877623" calcext:value-type="float">
            <text:p>295493,1998776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7</text:p>
          </table:table-cell>
          <table:table-cell office:value-type="string" calcext:value-type="string">
            <text:p>Gab. Estanco Serie 9000 - 600x900x300</text:p>
          </table:table-cell>
          <table:table-cell office:value-type="string" calcext:value-type="string">
            <text:p>Genrod</text:p>
          </table:table-cell>
          <table:table-cell office:value-type="float" office:value="340567.999327681" calcext:value-type="float">
            <text:p>340567,9993276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8</text:p>
          </table:table-cell>
          <table:table-cell office:value-type="string" calcext:value-type="string">
            <text:p>Gab. Estanco Serie 9000 - 600x1050x300</text:p>
          </table:table-cell>
          <table:table-cell office:value-type="string" calcext:value-type="string">
            <text:p>Genrod</text:p>
          </table:table-cell>
          <table:table-cell office:value-type="float" office:value="380396.293993595" calcext:value-type="float">
            <text:p>380396,2939935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9</text:p>
          </table:table-cell>
          <table:table-cell office:value-type="string" calcext:value-type="string">
            <text:p>Gab. Estanco Serie 9000 - 600x1200x300</text:p>
          </table:table-cell>
          <table:table-cell office:value-type="string" calcext:value-type="string">
            <text:p>Genrod</text:p>
          </table:table-cell>
          <table:table-cell office:value-type="float" office:value="426799.344488073" calcext:value-type="float">
            <text:p>426799,3444880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0</text:p>
          </table:table-cell>
          <table:table-cell office:value-type="string" calcext:value-type="string">
            <text:p>Gab. Estanco Serie 9000 - 450x750x300</text:p>
          </table:table-cell>
          <table:table-cell office:value-type="string" calcext:value-type="string">
            <text:p>Genrod</text:p>
          </table:table-cell>
          <table:table-cell office:value-type="float" office:value="218127.694914563" calcext:value-type="float">
            <text:p>218127,6949145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1</text:p>
          </table:table-cell>
          <table:table-cell office:value-type="string" calcext:value-type="string">
            <text:p>Gab. Estanco Serie 9000 - 750x900x300</text:p>
          </table:table-cell>
          <table:table-cell office:value-type="string" calcext:value-type="string">
            <text:p>Genrod</text:p>
          </table:table-cell>
          <table:table-cell office:value-type="float" office:value="448481.699379419" calcext:value-type="float">
            <text:p>448481,6993794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2</text:p>
          </table:table-cell>
          <table:table-cell office:value-type="string" calcext:value-type="string">
            <text:p>Gab. Estanco Serie 9000 - 750x1200x300</text:p>
          </table:table-cell>
          <table:table-cell office:value-type="string" calcext:value-type="string">
            <text:p>Genrod</text:p>
          </table:table-cell>
          <table:table-cell office:value-type="float" office:value="576618.425526128" calcext:value-type="float">
            <text:p>576618,4255261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4</text:p>
          </table:table-cell>
          <table:table-cell office:value-type="string" calcext:value-type="string">
            <text:p>Gab. Estanco Serie 9000 - 750x750x300</text:p>
          </table:table-cell>
          <table:table-cell office:value-type="string" calcext:value-type="string">
            <text:p>Genrod</text:p>
          </table:table-cell>
          <table:table-cell office:value-type="float" office:value="365445.272450214" calcext:value-type="float">
            <text:p>365445,2724502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20</text:p>
          </table:table-cell>
          <table:table-cell office:value-type="string" calcext:value-type="string">
            <text:p>Gab. Estanco Serie 9000 - 900x900x300</text:p>
          </table:table-cell>
          <table:table-cell office:value-type="string" calcext:value-type="string">
            <text:p>Genrod</text:p>
          </table:table-cell>
          <table:table-cell office:value-type="float" office:value="549183.780989645" calcext:value-type="float">
            <text:p>549183,7809896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21</text:p>
          </table:table-cell>
          <table:table-cell office:value-type="string" calcext:value-type="string">
            <text:p>Gab. Estanco Serie 9000 - 900x1200x300</text:p>
          </table:table-cell>
          <table:table-cell office:value-type="string" calcext:value-type="string">
            <text:p>Genrod</text:p>
          </table:table-cell>
          <table:table-cell office:value-type="float" office:value="685236.98757067" calcext:value-type="float">
            <text:p>685236,987570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5</text:p>
          </table:table-cell>
          <table:table-cell office:value-type="string" calcext:value-type="string">
            <text:p>Gab. Est. S.9000 -450x450x100- CF calado p/18-24 B</text:p>
          </table:table-cell>
          <table:table-cell office:value-type="string" calcext:value-type="string">
            <text:p>Genrod</text:p>
          </table:table-cell>
          <table:table-cell office:value-type="float" office:value="132817.762403641" calcext:value-type="float">
            <text:p>132817,7624036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6</text:p>
          </table:table-cell>
          <table:table-cell office:value-type="string" calcext:value-type="string">
            <text:p>Gab. Estanco S.9000 - 200x200x100 - CF calado p/3 Bip.</text:p>
          </table:table-cell>
          <table:table-cell office:value-type="string" calcext:value-type="string">
            <text:p>Genrod</text:p>
          </table:table-cell>
          <table:table-cell office:value-type="float" office:value="51115.1917308937" calcext:value-type="float">
            <text:p>51115,19173089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7</text:p>
          </table:table-cell>
          <table:table-cell office:value-type="string" calcext:value-type="string">
            <text:p>Gab. Estanco S.9000 - 300x200x100 - CF calado p/5 Bip.</text:p>
          </table:table-cell>
          <table:table-cell office:value-type="string" calcext:value-type="string">
            <text:p>Genrod</text:p>
          </table:table-cell>
          <table:table-cell office:value-type="float" office:value="57908.9192466742" calcext:value-type="float">
            <text:p>57908,91924667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8</text:p>
          </table:table-cell>
          <table:table-cell office:value-type="string" calcext:value-type="string">
            <text:p>Gab. Estanco S.9000 - 300x300x100 - CF calado p/10 Bip.</text:p>
          </table:table-cell>
          <table:table-cell office:value-type="string" calcext:value-type="string">
            <text:p>Genrod</text:p>
          </table:table-cell>
          <table:table-cell office:value-type="float" office:value="80537.2655107037" calcext:value-type="float">
            <text:p>80537,26551070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8E</text:p>
          </table:table-cell>
          <table:table-cell office:value-type="string" calcext:value-type="string">
            <text:p>Gab. Estanco S.9000 - 300x450x100 - CF calado p/10 Bip.</text:p>
          </table:table-cell>
          <table:table-cell office:value-type="string" calcext:value-type="string">
            <text:p>Genrod</text:p>
          </table:table-cell>
          <table:table-cell office:value-type="float" office:value="102082.437442615" calcext:value-type="float">
            <text:p>102082,437442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9</text:p>
          </table:table-cell>
          <table:table-cell office:value-type="string" calcext:value-type="string">
            <text:p>Gab. Estanco S.9000 - 300x450x100 - CF calado p/15 Bip.</text:p>
          </table:table-cell>
          <table:table-cell office:value-type="string" calcext:value-type="string">
            <text:p>Genrod</text:p>
          </table:table-cell>
          <table:table-cell office:value-type="float" office:value="102734.16834102" calcext:value-type="float">
            <text:p>102734,168341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9E</text:p>
          </table:table-cell>
          <table:table-cell office:value-type="string" calcext:value-type="string">
            <text:p>Gab. Estanco S.9000 - 300x600x100 - CF calado p/15 Bip.</text:p>
          </table:table-cell>
          <table:table-cell office:value-type="string" calcext:value-type="string">
            <text:p>Genrod</text:p>
          </table:table-cell>
          <table:table-cell office:value-type="float" office:value="132817.762403641" calcext:value-type="float">
            <text:p>132817,7624036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0</text:p>
          </table:table-cell>
          <table:table-cell office:value-type="string" calcext:value-type="string">
            <text:p>Gab. Est. S.9000 -450x600x100- CF calado p/18-24 Bip.</text:p>
          </table:table-cell>
          <table:table-cell office:value-type="string" calcext:value-type="string">
            <text:p>Genrod</text:p>
          </table:table-cell>
          <table:table-cell office:value-type="float" office:value="140170.669030308" calcext:value-type="float">
            <text:p>140170,6690303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1</text:p>
          </table:table-cell>
          <table:table-cell office:value-type="string" calcext:value-type="string">
            <text:p>Gab. Est. S.9000 -600x600x100- CF calado p/30-36 Bip.</text:p>
          </table:table-cell>
          <table:table-cell office:value-type="string" calcext:value-type="string">
            <text:p>Genrod</text:p>
          </table:table-cell>
          <table:table-cell office:value-type="float" office:value="177792.273294633" calcext:value-type="float">
            <text:p>177792,2732946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2</text:p>
          </table:table-cell>
          <table:table-cell office:value-type="string" calcext:value-type="string">
            <text:p>Gab. Est. S.9000 -600x750x100- CF calado p/40-48 Bip.</text:p>
          </table:table-cell>
          <table:table-cell office:value-type="string" calcext:value-type="string">
            <text:p>Genrod</text:p>
          </table:table-cell>
          <table:table-cell office:value-type="float" office:value="239426.711196645" calcext:value-type="float">
            <text:p>239426,7111966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3</text:p>
          </table:table-cell>
          <table:table-cell office:value-type="string" calcext:value-type="string">
            <text:p>Gab. Est. S.9000-600x900x100-CF cal p/50-60 Bip.</text:p>
          </table:table-cell>
          <table:table-cell office:value-type="string" calcext:value-type="string">
            <text:p>Genrod</text:p>
          </table:table-cell>
          <table:table-cell office:value-type="float" office:value="287316.011294615" calcext:value-type="float">
            <text:p>287316,011294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0D</text:p>
          </table:table-cell>
          <table:table-cell office:value-type="string" calcext:value-type="string">
            <text:p>Gab. Estanco S9000 600x900x225 c/ducto de 300</text:p>
          </table:table-cell>
          <table:table-cell office:value-type="string" calcext:value-type="string">
            <text:p>Genrod</text:p>
          </table:table-cell>
          <table:table-cell office:value-type="float" office:value="427330.050174422" calcext:value-type="float">
            <text:p>427330,0501744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1D</text:p>
          </table:table-cell>
          <table:table-cell office:value-type="string" calcext:value-type="string">
            <text:p>Gab. Estanco S9000 600x1200x225 c/ducto de 300</text:p>
          </table:table-cell>
          <table:table-cell office:value-type="string" calcext:value-type="string">
            <text:p>Genrod</text:p>
          </table:table-cell>
          <table:table-cell office:value-type="float" office:value="570475.955228862" calcext:value-type="float">
            <text:p>570475,9552288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24D</text:p>
          </table:table-cell>
          <table:table-cell office:value-type="string" calcext:value-type="string">
            <text:p>Gab. Estanco S9000 600x1500x225 c/ducto de 300</text:p>
          </table:table-cell>
          <table:table-cell office:value-type="string" calcext:value-type="string">
            <text:p>Genrod</text:p>
          </table:table-cell>
          <table:table-cell office:value-type="float" office:value="810925.97288256" calcext:value-type="float">
            <text:p>810925,972882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5D</text:p>
          </table:table-cell>
          <table:table-cell office:value-type="string" calcext:value-type="string">
            <text:p>Gab. Estanco S9000 750x900x225 c/ducto de 300</text:p>
          </table:table-cell>
          <table:table-cell office:value-type="string" calcext:value-type="string">
            <text:p>Genrod</text:p>
          </table:table-cell>
          <table:table-cell office:value-type="float" office:value="499342.103960254" calcext:value-type="float">
            <text:p>499342,1039602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4D</text:p>
          </table:table-cell>
          <table:table-cell office:value-type="string" calcext:value-type="string">
            <text:p>Gab. Estanco S9000 750x1200x225 c/ducto de 300</text:p>
          </table:table-cell>
          <table:table-cell office:value-type="string" calcext:value-type="string">
            <text:p>Genrod</text:p>
          </table:table-cell>
          <table:table-cell office:value-type="float" office:value="669419.342351835" calcext:value-type="float">
            <text:p>669419,3423518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25D</text:p>
          </table:table-cell>
          <table:table-cell office:value-type="string" calcext:value-type="string">
            <text:p>Gab. Estanco S9000 750x1500x225 c/ducto de 300</text:p>
          </table:table-cell>
          <table:table-cell office:value-type="string" calcext:value-type="string">
            <text:p>Genrod</text:p>
          </table:table-cell>
          <table:table-cell office:value-type="float" office:value="956882.089150347" calcext:value-type="float">
            <text:p>956882,0891503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7D</text:p>
          </table:table-cell>
          <table:table-cell office:value-type="string" calcext:value-type="string">
            <text:p>Gab. Estanco S9000 600x900x300 c/ducto de 300</text:p>
          </table:table-cell>
          <table:table-cell office:value-type="string" calcext:value-type="string">
            <text:p>Genrod</text:p>
          </table:table-cell>
          <table:table-cell office:value-type="float" office:value="568783.391717451" calcext:value-type="float">
            <text:p>568783,3917174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9D</text:p>
          </table:table-cell>
          <table:table-cell office:value-type="string" calcext:value-type="string">
            <text:p>Gab. Estanco S9000 600x1200x300 c/ducto de 300</text:p>
          </table:table-cell>
          <table:table-cell office:value-type="string" calcext:value-type="string">
            <text:p>Genrod</text:p>
          </table:table-cell>
          <table:table-cell office:value-type="float" office:value="758000.034507543" calcext:value-type="float">
            <text:p>758000,0345075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24D</text:p>
          </table:table-cell>
          <table:table-cell office:value-type="string" calcext:value-type="string">
            <text:p>Gab. Estanco S9000 600x1500x300 c/ducto de 300</text:p>
          </table:table-cell>
          <table:table-cell office:value-type="string" calcext:value-type="string">
            <text:p>Genrod</text:p>
          </table:table-cell>
          <table:table-cell office:value-type="float" office:value="1079335.36712936" calcext:value-type="float">
            <text:p>1079335,367129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1D</text:p>
          </table:table-cell>
          <table:table-cell office:value-type="string" calcext:value-type="string">
            <text:p>Gab. Estanco S9000 750x900x300 c/ducto de 300</text:p>
          </table:table-cell>
          <table:table-cell office:value-type="string" calcext:value-type="string">
            <text:p>Genrod</text:p>
          </table:table-cell>
          <table:table-cell office:value-type="float" office:value="664631.438648468" calcext:value-type="float">
            <text:p>664631,4386484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2D</text:p>
          </table:table-cell>
          <table:table-cell office:value-type="string" calcext:value-type="string">
            <text:p>Gab. Estanco S9000 750x1200x300 c/ducto de 300</text:p>
          </table:table-cell>
          <table:table-cell office:value-type="string" calcext:value-type="string">
            <text:p>Genrod</text:p>
          </table:table-cell>
          <table:table-cell office:value-type="float" office:value="891039.610677745" calcext:value-type="float">
            <text:p>891039,6106777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25D</text:p>
          </table:table-cell>
          <table:table-cell office:value-type="string" calcext:value-type="string">
            <text:p>Gab. Estanco S9000 750x1500x300 c/ducto de 300</text:p>
          </table:table-cell>
          <table:table-cell office:value-type="string" calcext:value-type="string">
            <text:p>Genrod</text:p>
          </table:table-cell>
          <table:table-cell office:value-type="float" office:value="1273581.67457588" calcext:value-type="float">
            <text:p>1273581,674575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2</text:p>
          </table:table-cell>
          <table:table-cell office:value-type="string" calcext:value-type="string">
            <text:p>Contrafrente Abisagrado Ciego p/S9000 - 300x300</text:p>
          </table:table-cell>
          <table:table-cell office:value-type="string" calcext:value-type="string">
            <text:p>Genrod</text:p>
          </table:table-cell>
          <table:table-cell office:value-type="float" office:value="27528.2489459809" calcext:value-type="float">
            <text:p>27528,24894598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4</text:p>
          </table:table-cell>
          <table:table-cell office:value-type="string" calcext:value-type="string">
            <text:p>Contrafrente Abisagrado Ciego p/S9000 - 300x450</text:p>
          </table:table-cell>
          <table:table-cell office:value-type="string" calcext:value-type="string">
            <text:p>Genrod</text:p>
          </table:table-cell>
          <table:table-cell office:value-type="float" office:value="33036.6197629932" calcext:value-type="float">
            <text:p>33036,61976299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5</text:p>
          </table:table-cell>
          <table:table-cell office:value-type="string" calcext:value-type="string">
            <text:p>Contrafrente Abisagrado Ciego p/S9000 - 300x600</text:p>
          </table:table-cell>
          <table:table-cell office:value-type="string" calcext:value-type="string">
            <text:p>Genrod</text:p>
          </table:table-cell>
          <table:table-cell office:value-type="float" office:value="44186.0707130421" calcext:value-type="float">
            <text:p>44186,07071304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8</text:p>
          </table:table-cell>
          <table:table-cell office:value-type="string" calcext:value-type="string">
            <text:p>Contrafrente Abisagrado Ciego p/S9000 - 450x450</text:p>
          </table:table-cell>
          <table:table-cell office:value-type="string" calcext:value-type="string">
            <text:p>Genrod</text:p>
          </table:table-cell>
          <table:table-cell office:value-type="float" office:value="47589.3291494558" calcext:value-type="float">
            <text:p>47589,32914945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70</text:p>
          </table:table-cell>
          <table:table-cell office:value-type="string" calcext:value-type="string">
            <text:p>Contrafrente Abisagrado Ciego p/S9000 - 400x500</text:p>
          </table:table-cell>
          <table:table-cell office:value-type="string" calcext:value-type="string">
            <text:p>Genrod</text:p>
          </table:table-cell>
          <table:table-cell office:value-type="float" office:value="47582.8292087344" calcext:value-type="float">
            <text:p>47582,82920873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9</text:p>
          </table:table-cell>
          <table:table-cell office:value-type="string" calcext:value-type="string">
            <text:p>Contrafrente Abisagrado Ciego p/S9000 - 450x600</text:p>
          </table:table-cell>
          <table:table-cell office:value-type="string" calcext:value-type="string">
            <text:p>Genrod</text:p>
          </table:table-cell>
          <table:table-cell office:value-type="float" office:value="55064.7872900477" calcext:value-type="float">
            <text:p>55064,78729004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0</text:p>
          </table:table-cell>
          <table:table-cell office:value-type="string" calcext:value-type="string">
            <text:p>Contrafrente Abisagrado Ciego p/S9000 - 450x750</text:p>
          </table:table-cell>
          <table:table-cell office:value-type="string" calcext:value-type="string">
            <text:p>Genrod</text:p>
          </table:table-cell>
          <table:table-cell office:value-type="float" office:value="66077.9763248927" calcext:value-type="float">
            <text:p>66077,97632489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2</text:p>
          </table:table-cell>
          <table:table-cell office:value-type="string" calcext:value-type="string">
            <text:p>Contrafrente Abisagrado Ciego p/S9000 - 500x600</text:p>
          </table:table-cell>
          <table:table-cell office:value-type="string" calcext:value-type="string">
            <text:p>Genrod</text:p>
          </table:table-cell>
          <table:table-cell office:value-type="float" office:value="61179.2578426679" calcext:value-type="float">
            <text:p>61179,25784266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3</text:p>
          </table:table-cell>
          <table:table-cell office:value-type="string" calcext:value-type="string">
            <text:p>Contrafrente Abisagrado Ciego p/S9000 - 600x600</text:p>
          </table:table-cell>
          <table:table-cell office:value-type="string" calcext:value-type="string">
            <text:p>Genrod</text:p>
          </table:table-cell>
          <table:table-cell office:value-type="float" office:value="67977.4853174093" calcext:value-type="float">
            <text:p>67977,48531740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4</text:p>
          </table:table-cell>
          <table:table-cell office:value-type="string" calcext:value-type="string">
            <text:p>Contrafrente Abisagrado Ciego p/S9000 - 600x750</text:p>
          </table:table-cell>
          <table:table-cell office:value-type="string" calcext:value-type="string">
            <text:p>Genrod</text:p>
          </table:table-cell>
          <table:table-cell office:value-type="float" office:value="80890.788602409" calcext:value-type="float">
            <text:p>80890,7886024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5</text:p>
          </table:table-cell>
          <table:table-cell office:value-type="string" calcext:value-type="string">
            <text:p>Contrafrente Abisagrado Ciego p/S9000 - 600x900</text:p>
          </table:table-cell>
          <table:table-cell office:value-type="string" calcext:value-type="string">
            <text:p>Genrod</text:p>
          </table:table-cell>
          <table:table-cell office:value-type="float" office:value="93811.2234013174" calcext:value-type="float">
            <text:p>93811,22340131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7</text:p>
          </table:table-cell>
          <table:table-cell office:value-type="string" calcext:value-type="string">
            <text:p>Contrafrente Abisagrado Ciego p/S9000 - 600x1050</text:p>
          </table:table-cell>
          <table:table-cell office:value-type="string" calcext:value-type="string">
            <text:p>Genrod</text:p>
          </table:table-cell>
          <table:table-cell office:value-type="float" office:value="106724.526686317" calcext:value-type="float">
            <text:p>106724,5266863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8</text:p>
          </table:table-cell>
          <table:table-cell office:value-type="string" calcext:value-type="string">
            <text:p>Contrafrente Abisagrado Ciego p/S9000 - 600x1200</text:p>
          </table:table-cell>
          <table:table-cell office:value-type="string" calcext:value-type="string">
            <text:p>Genrod</text:p>
          </table:table-cell>
          <table:table-cell office:value-type="float" office:value="120999.370185828" calcext:value-type="float">
            <text:p>120999,3701858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77</text:p>
          </table:table-cell>
          <table:table-cell office:value-type="string" calcext:value-type="string">
            <text:p>Contrafrente Abisagrado Ciego p/S9000 - 600x1500</text:p>
          </table:table-cell>
          <table:table-cell office:value-type="string" calcext:value-type="string">
            <text:p>Genrod</text:p>
          </table:table-cell>
          <table:table-cell office:value-type="float" office:value="149233.270591096" calcext:value-type="float">
            <text:p>149233,2705910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1</text:p>
          </table:table-cell>
          <table:table-cell office:value-type="string" calcext:value-type="string">
            <text:p>Contrafrente Abisagrado Ciego p/S9000 - 750x750</text:p>
          </table:table-cell>
          <table:table-cell office:value-type="string" calcext:value-type="string">
            <text:p>Genrod</text:p>
          </table:table-cell>
          <table:table-cell office:value-type="float" office:value="101290.813083178" calcext:value-type="float">
            <text:p>101290,8130831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6</text:p>
          </table:table-cell>
          <table:table-cell office:value-type="string" calcext:value-type="string">
            <text:p>Contrafrente Abisagrado Ciego p/S9000 - 750x900</text:p>
          </table:table-cell>
          <table:table-cell office:value-type="string" calcext:value-type="string">
            <text:p>Genrod</text:p>
          </table:table-cell>
          <table:table-cell office:value-type="float" office:value="117602.638005685" calcext:value-type="float">
            <text:p>117602,6380056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9</text:p>
          </table:table-cell>
          <table:table-cell office:value-type="string" calcext:value-type="string">
            <text:p>Contrafrente Abisagrado Ciego p/S9000 - 750x1200</text:p>
          </table:table-cell>
          <table:table-cell office:value-type="string" calcext:value-type="string">
            <text:p>Genrod</text:p>
          </table:table-cell>
          <table:table-cell office:value-type="float" office:value="150914.755256177" calcext:value-type="float">
            <text:p>150914,7552561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78</text:p>
          </table:table-cell>
          <table:table-cell office:value-type="string" calcext:value-type="string">
            <text:p>Contrafrente Abisagrado Ciego p/S9000 - 750x1500</text:p>
          </table:table-cell>
          <table:table-cell office:value-type="string" calcext:value-type="string">
            <text:p>Genrod</text:p>
          </table:table-cell>
          <table:table-cell office:value-type="float" office:value="186118.697358738" calcext:value-type="float">
            <text:p>186118,6973587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79</text:p>
          </table:table-cell>
          <table:table-cell office:value-type="string" calcext:value-type="string">
            <text:p>Contrafrente Abisagrado Ciego p/S9000 - 900x900</text:p>
          </table:table-cell>
          <table:table-cell office:value-type="string" calcext:value-type="string">
            <text:p>Genrod</text:p>
          </table:table-cell>
          <table:table-cell office:value-type="float" office:value="142188.571679932" calcext:value-type="float">
            <text:p>142188,5716799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0</text:p>
          </table:table-cell>
          <table:table-cell office:value-type="string" calcext:value-type="string">
            <text:p>Contrafrente Abisagrado Ciego p/S9000 - 900x1200</text:p>
          </table:table-cell>
          <table:table-cell office:value-type="string" calcext:value-type="string">
            <text:p>Genrod</text:p>
          </table:table-cell>
          <table:table-cell office:value-type="float" office:value="186657.85033647" calcext:value-type="float">
            <text:p>186657,850336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2C</text:p>
          </table:table-cell>
          <table:table-cell office:value-type="string" calcext:value-type="string">
            <text:p>Contraf. Abisagrado Calado 10 Bip. p/S9000-300x300</text:p>
          </table:table-cell>
          <table:table-cell office:value-type="string" calcext:value-type="string">
            <text:p>Genrod</text:p>
          </table:table-cell>
          <table:table-cell office:value-type="float" office:value="33036.6197629932" calcext:value-type="float">
            <text:p>33036,61976299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4C</text:p>
          </table:table-cell>
          <table:table-cell office:value-type="string" calcext:value-type="string">
            <text:p>Contraf. Abisagrado Calado 15 Bip. p/S9000-300x450</text:p>
          </table:table-cell>
          <table:table-cell office:value-type="string" calcext:value-type="string">
            <text:p>Genrod</text:p>
          </table:table-cell>
          <table:table-cell office:value-type="float" office:value="39641.6911045564" calcext:value-type="float">
            <text:p>39641,69110455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5C</text:p>
          </table:table-cell>
          <table:table-cell office:value-type="string" calcext:value-type="string">
            <text:p>Contraf. Abisagrado Calado 15 Bip. p/S9000-300x600</text:p>
          </table:table-cell>
          <table:table-cell office:value-type="string" calcext:value-type="string">
            <text:p>Genrod</text:p>
          </table:table-cell>
          <table:table-cell office:value-type="float" office:value="53020.0954110536" calcext:value-type="float">
            <text:p>53020,09541105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8C</text:p>
          </table:table-cell>
          <table:table-cell office:value-type="string" calcext:value-type="string">
            <text:p>Contraf. Abisagrado Calado 18 Bip. p/S9000-450x450</text:p>
          </table:table-cell>
          <table:table-cell office:value-type="string" calcext:value-type="string">
            <text:p>Genrod</text:p>
          </table:table-cell>
          <table:table-cell office:value-type="float" office:value="57099.4003135912" calcext:value-type="float">
            <text:p>57099,40031359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70C</text:p>
          </table:table-cell>
          <table:table-cell office:value-type="string" calcext:value-type="string">
            <text:p>Contraf. Abisagrado Calado 18 Bip. p/S9000-400x500</text:p>
          </table:table-cell>
          <table:table-cell office:value-type="string" calcext:value-type="string">
            <text:p>Genrod</text:p>
          </table:table-cell>
          <table:table-cell office:value-type="float" office:value="57099.4003135912" calcext:value-type="float">
            <text:p>57099,40031359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89C</text:p>
          </table:table-cell>
          <table:table-cell office:value-type="string" calcext:value-type="string">
            <text:p>Contraf. Abisagrado Calado 27 Bip. p/S9000-450x600</text:p>
          </table:table-cell>
          <table:table-cell office:value-type="string" calcext:value-type="string">
            <text:p>Genrod</text:p>
          </table:table-cell>
          <table:table-cell office:value-type="float" office:value="66077.9763248927" calcext:value-type="float">
            <text:p>66077,97632489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0C</text:p>
          </table:table-cell>
          <table:table-cell office:value-type="string" calcext:value-type="string">
            <text:p>Contraf. Abisagrado Calado 36 Bip. p/S9000-450x750</text:p>
          </table:table-cell>
          <table:table-cell office:value-type="string" calcext:value-type="string">
            <text:p>Genrod</text:p>
          </table:table-cell>
          <table:table-cell office:value-type="float" office:value="79292.2768648368" calcext:value-type="float">
            <text:p>79292,27686483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2C</text:p>
          </table:table-cell>
          <table:table-cell office:value-type="string" calcext:value-type="string">
            <text:p>Contraf. Abisagrado Calado 27 Bip. p/S9000-500x600</text:p>
          </table:table-cell>
          <table:table-cell office:value-type="string" calcext:value-type="string">
            <text:p>Genrod</text:p>
          </table:table-cell>
          <table:table-cell office:value-type="float" office:value="73417.1462347311" calcext:value-type="float">
            <text:p>73417,14623473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3C</text:p>
          </table:table-cell>
          <table:table-cell office:value-type="string" calcext:value-type="string">
            <text:p>Contraf. Abisagrado Calado 36 Bip. p/S9000-600x600</text:p>
          </table:table-cell>
          <table:table-cell office:value-type="string" calcext:value-type="string">
            <text:p>Genrod</text:p>
          </table:table-cell>
          <table:table-cell office:value-type="float" office:value="81575.1244666188" calcext:value-type="float">
            <text:p>81575,12446661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4C</text:p>
          </table:table-cell>
          <table:table-cell office:value-type="string" calcext:value-type="string">
            <text:p>Contraf. Abisagrado Calado 48 Bip. p/S9000-600x750</text:p>
          </table:table-cell>
          <table:table-cell office:value-type="string" calcext:value-type="string">
            <text:p>Genrod</text:p>
          </table:table-cell>
          <table:table-cell office:value-type="float" office:value="97073.4568080715" calcext:value-type="float">
            <text:p>97073,45680807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5C</text:p>
          </table:table-cell>
          <table:table-cell office:value-type="string" calcext:value-type="string">
            <text:p>Contraf. Abisagrado Calado 60 Bip. p/S9000-600x900</text:p>
          </table:table-cell>
          <table:table-cell office:value-type="string" calcext:value-type="string">
            <text:p>Genrod</text:p>
          </table:table-cell>
          <table:table-cell office:value-type="float" office:value="112574.762806615" calcext:value-type="float">
            <text:p>112574,762806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7C</text:p>
          </table:table-cell>
          <table:table-cell office:value-type="string" calcext:value-type="string">
            <text:p>Contraf. Abisagrado Calado 72 Bip. p/S9000-600x1050</text:p>
          </table:table-cell>
          <table:table-cell office:value-type="string" calcext:value-type="string">
            <text:p>Genrod</text:p>
          </table:table-cell>
          <table:table-cell office:value-type="float" office:value="128076.068805159" calcext:value-type="float">
            <text:p>128076,0688051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8C</text:p>
          </table:table-cell>
          <table:table-cell office:value-type="string" calcext:value-type="string">
            <text:p>Contraf. Abisagrado Calado 84 Bip. p/S9000-600x1200</text:p>
          </table:table-cell>
          <table:table-cell office:value-type="string" calcext:value-type="string">
            <text:p>Genrod</text:p>
          </table:table-cell>
          <table:table-cell office:value-type="float" office:value="145202.570508447" calcext:value-type="float">
            <text:p>145202,5705084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77C</text:p>
          </table:table-cell>
          <table:table-cell office:value-type="string" calcext:value-type="string">
            <text:p>Contraf. Abisagrado Calado 108 Bip. p/S9000-600x1500</text:p>
          </table:table-cell>
          <table:table-cell office:value-type="string" calcext:value-type="string">
            <text:p>Genrod</text:p>
          </table:table-cell>
          <table:table-cell office:value-type="float" office:value="179082.893103297" calcext:value-type="float">
            <text:p>179082,8931032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1C</text:p>
          </table:table-cell>
          <table:table-cell office:value-type="string" calcext:value-type="string">
            <text:p>Contraf. Abisagrado Calado 64 Bip. p/S9000-750x750</text:p>
          </table:table-cell>
          <table:table-cell office:value-type="string" calcext:value-type="string">
            <text:p>Genrod</text:p>
          </table:table-cell>
          <table:table-cell office:value-type="float" office:value="121545.049419831" calcext:value-type="float">
            <text:p>121545,049419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6C</text:p>
          </table:table-cell>
          <table:table-cell office:value-type="string" calcext:value-type="string">
            <text:p>Contraf. Abisagrado Calado 80 Bip. p/S9000 - 750x900</text:p>
          </table:table-cell>
          <table:table-cell office:value-type="string" calcext:value-type="string">
            <text:p>Genrod</text:p>
          </table:table-cell>
          <table:table-cell office:value-type="float" office:value="141122.686663821" calcext:value-type="float">
            <text:p>141122,6866638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99C</text:p>
          </table:table-cell>
          <table:table-cell office:value-type="string" calcext:value-type="string">
            <text:p>Contraf. Abisagrado Calado 112 Bip. p/S9000 - 750x1200</text:p>
          </table:table-cell>
          <table:table-cell office:value-type="string" calcext:value-type="string">
            <text:p>Genrod</text:p>
          </table:table-cell>
          <table:table-cell office:value-type="float" office:value="181095.558958575" calcext:value-type="float">
            <text:p>181095,5589585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878C</text:p>
          </table:table-cell>
          <table:table-cell office:value-type="string" calcext:value-type="string">
            <text:p>Contraf. Abisagrado Calado 144 Bip. p/S9000 - 750x1500</text:p>
          </table:table-cell>
          <table:table-cell office:value-type="string" calcext:value-type="string">
            <text:p>Genrod</text:p>
          </table:table-cell>
          <table:table-cell office:value-type="float" office:value="223350.726228571" calcext:value-type="float">
            <text:p>223350,7262285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2</text:p>
          </table:table-cell>
          <table:table-cell office:value-type="string" calcext:value-type="string">
            <text:p>Contrafrente Abulonado Ciego p/S9000 - 300x300</text:p>
          </table:table-cell>
          <table:table-cell office:value-type="string" calcext:value-type="string">
            <text:p>Genrod</text:p>
          </table:table-cell>
          <table:table-cell office:value-type="float" office:value="18219.6496286592" calcext:value-type="float">
            <text:p>18219,64962865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4</text:p>
          </table:table-cell>
          <table:table-cell office:value-type="string" calcext:value-type="string">
            <text:p>Contrafrente Abulonado Ciego p/S9000 - 300x450</text:p>
          </table:table-cell>
          <table:table-cell office:value-type="string" calcext:value-type="string">
            <text:p>Genrod</text:p>
          </table:table-cell>
          <table:table-cell office:value-type="float" office:value="21752.643724006" calcext:value-type="float">
            <text:p>21752,6437240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5</text:p>
          </table:table-cell>
          <table:table-cell office:value-type="string" calcext:value-type="string">
            <text:p>Contrafrente Abulonado Ciego p/S9000 - 300x600</text:p>
          </table:table-cell>
          <table:table-cell office:value-type="string" calcext:value-type="string">
            <text:p>Genrod</text:p>
          </table:table-cell>
          <table:table-cell office:value-type="float" office:value="29569.3619102457" calcext:value-type="float">
            <text:p>29569,36191024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8</text:p>
          </table:table-cell>
          <table:table-cell office:value-type="string" calcext:value-type="string">
            <text:p>Contrafrente Abulonado Ciego p/S9000 - 450x450</text:p>
          </table:table-cell>
          <table:table-cell office:value-type="string" calcext:value-type="string">
            <text:p>Genrod</text:p>
          </table:table-cell>
          <table:table-cell office:value-type="float" office:value="31613.4485316018" calcext:value-type="float">
            <text:p>31613,44853160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70</text:p>
          </table:table-cell>
          <table:table-cell office:value-type="string" calcext:value-type="string">
            <text:p>Contrafrente Abulonado Ciego p/S9000 - 400x500</text:p>
          </table:table-cell>
          <table:table-cell office:value-type="string" calcext:value-type="string">
            <text:p>Genrod</text:p>
          </table:table-cell>
          <table:table-cell office:value-type="float" office:value="31613.4485316018" calcext:value-type="float">
            <text:p>31613,44853160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9</text:p>
          </table:table-cell>
          <table:table-cell office:value-type="string" calcext:value-type="string">
            <text:p>Contrafrente Abulonado Ciego p/S9000 - 450x600</text:p>
          </table:table-cell>
          <table:table-cell office:value-type="string" calcext:value-type="string">
            <text:p>Genrod</text:p>
          </table:table-cell>
          <table:table-cell office:value-type="float" office:value="36440.4571414955" calcext:value-type="float">
            <text:p>36440,45714149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0</text:p>
          </table:table-cell>
          <table:table-cell office:value-type="string" calcext:value-type="string">
            <text:p>Contrafrente Abulonado Ciego p/S9000 - 450x750</text:p>
          </table:table-cell>
          <table:table-cell office:value-type="string" calcext:value-type="string">
            <text:p>Genrod</text:p>
          </table:table-cell>
          <table:table-cell office:value-type="float" office:value="43504.7085059234" calcext:value-type="float">
            <text:p>43504,70850592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2</text:p>
          </table:table-cell>
          <table:table-cell office:value-type="string" calcext:value-type="string">
            <text:p>Contrafrente Abulonado Ciego p/S9000 - 500x600</text:p>
          </table:table-cell>
          <table:table-cell office:value-type="string" calcext:value-type="string">
            <text:p>Genrod</text:p>
          </table:table-cell>
          <table:table-cell office:value-type="float" office:value="40379.9212140999" calcext:value-type="float">
            <text:p>40379,92121409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3</text:p>
          </table:table-cell>
          <table:table-cell office:value-type="string" calcext:value-type="string">
            <text:p>Contrafrente Abulonado Ciego p/S9000 - 600x600</text:p>
          </table:table-cell>
          <table:table-cell office:value-type="string" calcext:value-type="string">
            <text:p>Genrod</text:p>
          </table:table-cell>
          <table:table-cell office:value-type="float" office:value="44866.8539780722" calcext:value-type="float">
            <text:p>44866,85397807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4</text:p>
          </table:table-cell>
          <table:table-cell office:value-type="string" calcext:value-type="string">
            <text:p>Contrafrente Abulonado Ciego p/S9000 - 600x750</text:p>
          </table:table-cell>
          <table:table-cell office:value-type="string" calcext:value-type="string">
            <text:p>Genrod</text:p>
          </table:table-cell>
          <table:table-cell office:value-type="float" office:value="53290.8560996464" calcext:value-type="float">
            <text:p>53290,85609964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5</text:p>
          </table:table-cell>
          <table:table-cell office:value-type="string" calcext:value-type="string">
            <text:p>Contrafrente Abulonado Ciego p/S9000 - 600x900</text:p>
          </table:table-cell>
          <table:table-cell office:value-type="string" calcext:value-type="string">
            <text:p>Genrod</text:p>
          </table:table-cell>
          <table:table-cell office:value-type="float" office:value="61722.5949927675" calcext:value-type="float">
            <text:p>61722,59499276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7</text:p>
          </table:table-cell>
          <table:table-cell office:value-type="string" calcext:value-type="string">
            <text:p>Contrafrente Abulonado Ciego p/S9000 - 600x1050</text:p>
          </table:table-cell>
          <table:table-cell office:value-type="string" calcext:value-type="string">
            <text:p>Genrod</text:p>
          </table:table-cell>
          <table:table-cell office:value-type="float" office:value="70698.8026046158" calcext:value-type="float">
            <text:p>70698,80260461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8</text:p>
          </table:table-cell>
          <table:table-cell office:value-type="string" calcext:value-type="string">
            <text:p>Contrafrente Abulonado Ciego p/S9000 - 600x1200</text:p>
          </table:table-cell>
          <table:table-cell office:value-type="string" calcext:value-type="string">
            <text:p>Genrod</text:p>
          </table:table-cell>
          <table:table-cell office:value-type="float" office:value="83341.9241431112" calcext:value-type="float">
            <text:p>83341,92414311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77</text:p>
          </table:table-cell>
          <table:table-cell office:value-type="string" calcext:value-type="string">
            <text:p>Contrafrente Abulonado Ciego p/S9000 - 600x1500</text:p>
          </table:table-cell>
          <table:table-cell office:value-type="string" calcext:value-type="string">
            <text:p>Genrod</text:p>
          </table:table-cell>
          <table:table-cell office:value-type="float" office:value="102788.036270804" calcext:value-type="float">
            <text:p>102788,0362708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1</text:p>
          </table:table-cell>
          <table:table-cell office:value-type="string" calcext:value-type="string">
            <text:p>Contrafrente Abulonado Ciego p/S9000 - 750x750</text:p>
          </table:table-cell>
          <table:table-cell office:value-type="string" calcext:value-type="string">
            <text:p>Genrod</text:p>
          </table:table-cell>
          <table:table-cell office:value-type="float" office:value="77762.4487114057" calcext:value-type="float">
            <text:p>77762,44871140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6</text:p>
          </table:table-cell>
          <table:table-cell office:value-type="string" calcext:value-type="string">
            <text:p>Contrafrente Abulonado Ciego p/S9000 - 750x900</text:p>
          </table:table-cell>
          <table:table-cell office:value-type="string" calcext:value-type="string">
            <text:p>Genrod</text:p>
          </table:table-cell>
          <table:table-cell office:value-type="float" office:value="91092.8797712022" calcext:value-type="float">
            <text:p>91092,87977120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9</text:p>
          </table:table-cell>
          <table:table-cell office:value-type="string" calcext:value-type="string">
            <text:p>Contrafrente Abulonado Ciego p/S9000 - 750x1200</text:p>
          </table:table-cell>
          <table:table-cell office:value-type="string" calcext:value-type="string">
            <text:p>Genrod</text:p>
          </table:table-cell>
          <table:table-cell office:value-type="float" office:value="117261.351644487" calcext:value-type="float">
            <text:p>117261,3516444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78</text:p>
          </table:table-cell>
          <table:table-cell office:value-type="string" calcext:value-type="string">
            <text:p>Contrafrente Abulonado Ciego p/S9000 - 750x1500</text:p>
          </table:table-cell>
          <table:table-cell office:value-type="string" calcext:value-type="string">
            <text:p>Genrod</text:p>
          </table:table-cell>
          <table:table-cell office:value-type="float" office:value="144622.20738023" calcext:value-type="float">
            <text:p>144622,207380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79</text:p>
          </table:table-cell>
          <table:table-cell office:value-type="string" calcext:value-type="string">
            <text:p>Contrafrente Abulonado Ciego p/S9000 - 900x900</text:p>
          </table:table-cell>
          <table:table-cell office:value-type="string" calcext:value-type="string">
            <text:p>Genrod</text:p>
          </table:table-cell>
          <table:table-cell office:value-type="float" office:value="120777.188001574" calcext:value-type="float">
            <text:p>120777,188001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0</text:p>
          </table:table-cell>
          <table:table-cell office:value-type="string" calcext:value-type="string">
            <text:p>Contrafrente Abulonado Ciego p/S9000 - 900x1200</text:p>
          </table:table-cell>
          <table:table-cell office:value-type="string" calcext:value-type="string">
            <text:p>Genrod</text:p>
          </table:table-cell>
          <table:table-cell office:value-type="float" office:value="149993.421553356" calcext:value-type="float">
            <text:p>149993,4215533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2C</text:p>
          </table:table-cell>
          <table:table-cell office:value-type="string" calcext:value-type="string">
            <text:p>Contraf. Abulonado Calado 10 Bip. p/S9000-300x300</text:p>
          </table:table-cell>
          <table:table-cell office:value-type="string" calcext:value-type="string">
            <text:p>Genrod</text:p>
          </table:table-cell>
          <table:table-cell office:value-type="float" office:value="23684.7576823275" calcext:value-type="float">
            <text:p>23684,75768232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4C</text:p>
          </table:table-cell>
          <table:table-cell office:value-type="string" calcext:value-type="string">
            <text:p>Contraf. Abulonado Calado 15 Bip. p/S9000-300x450</text:p>
          </table:table-cell>
          <table:table-cell office:value-type="string" calcext:value-type="string">
            <text:p>Genrod</text:p>
          </table:table-cell>
          <table:table-cell office:value-type="float" office:value="28277.1368530635" calcext:value-type="float">
            <text:p>28277,13685306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5C</text:p>
          </table:table-cell>
          <table:table-cell office:value-type="string" calcext:value-type="string">
            <text:p>Contraf. Abulonado Calado 15 Bip. p/S9000-300x600</text:p>
          </table:table-cell>
          <table:table-cell office:value-type="string" calcext:value-type="string">
            <text:p>Genrod</text:p>
          </table:table-cell>
          <table:table-cell office:value-type="float" office:value="38478.0438221301" calcext:value-type="float">
            <text:p>38478,04382213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8C</text:p>
          </table:table-cell>
          <table:table-cell office:value-type="string" calcext:value-type="string">
            <text:p>Contraf. Abulonado Calado 18 Bip. p/S9000-450x450</text:p>
          </table:table-cell>
          <table:table-cell office:value-type="string" calcext:value-type="string">
            <text:p>Genrod</text:p>
          </table:table-cell>
          <table:table-cell office:value-type="float" office:value="41092.7041872969" calcext:value-type="float">
            <text:p>41092,70418729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70C</text:p>
          </table:table-cell>
          <table:table-cell office:value-type="string" calcext:value-type="string">
            <text:p>Contraf. Abulonado Calado 18 Bip. p/S9000-400x500</text:p>
          </table:table-cell>
          <table:table-cell office:value-type="string" calcext:value-type="string">
            <text:p>Genrod</text:p>
          </table:table-cell>
          <table:table-cell office:value-type="float" office:value="41092.7041872969" calcext:value-type="float">
            <text:p>41092,70418729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89C</text:p>
          </table:table-cell>
          <table:table-cell office:value-type="string" calcext:value-type="string">
            <text:p>Contraf. Abulonado Calado 27 Bip. p/S9000-450x600</text:p>
          </table:table-cell>
          <table:table-cell office:value-type="string" calcext:value-type="string">
            <text:p>Genrod</text:p>
          </table:table-cell>
          <table:table-cell office:value-type="float" office:value="47381.9626195587" calcext:value-type="float">
            <text:p>47381,96261955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0C</text:p>
          </table:table-cell>
          <table:table-cell office:value-type="string" calcext:value-type="string">
            <text:p>Contraf. Abulonado Calado 36 Bip. p/S9000-450x750</text:p>
          </table:table-cell>
          <table:table-cell office:value-type="string" calcext:value-type="string">
            <text:p>Genrod</text:p>
          </table:table-cell>
          <table:table-cell office:value-type="float" office:value="56560.8262779473" calcext:value-type="float">
            <text:p>56560,82627794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2C</text:p>
          </table:table-cell>
          <table:table-cell office:value-type="string" calcext:value-type="string">
            <text:p>Contraf. Abulonado Calado 27 Bip. p/S9000-500x600</text:p>
          </table:table-cell>
          <table:table-cell office:value-type="string" calcext:value-type="string">
            <text:p>Genrod</text:p>
          </table:table-cell>
          <table:table-cell office:value-type="float" office:value="52493.3633726755" calcext:value-type="float">
            <text:p>52493,36337267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3C</text:p>
          </table:table-cell>
          <table:table-cell office:value-type="string" calcext:value-type="string">
            <text:p>Contraf. Abulonado Calado 36 Bip. p/S9000-600x600</text:p>
          </table:table-cell>
          <table:table-cell office:value-type="string" calcext:value-type="string">
            <text:p>Genrod</text:p>
          </table:table-cell>
          <table:table-cell office:value-type="float" office:value="58327.0206968017" calcext:value-type="float">
            <text:p>58327,02069680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4C</text:p>
          </table:table-cell>
          <table:table-cell office:value-type="string" calcext:value-type="string">
            <text:p>Contraf. Abulonado Calado 48 Bip. p/S9000 - 600x750</text:p>
          </table:table-cell>
          <table:table-cell office:value-type="string" calcext:value-type="string">
            <text:p>Genrod</text:p>
          </table:table-cell>
          <table:table-cell office:value-type="float" office:value="69285.710228675" calcext:value-type="float">
            <text:p>69285,7102286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5C</text:p>
          </table:table-cell>
          <table:table-cell office:value-type="string" calcext:value-type="string">
            <text:p>Contraf. Abulonado Calado 60 Bip. p/S9000-600x900</text:p>
          </table:table-cell>
          <table:table-cell office:value-type="string" calcext:value-type="string">
            <text:p>Genrod</text:p>
          </table:table-cell>
          <table:table-cell office:value-type="float" office:value="80244.3997605483" calcext:value-type="float">
            <text:p>80244,39976054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7C</text:p>
          </table:table-cell>
          <table:table-cell office:value-type="string" calcext:value-type="string">
            <text:p>Contraf. Abulonado Calado 72 Bip. p/S9000- 600x1050</text:p>
          </table:table-cell>
          <table:table-cell office:value-type="string" calcext:value-type="string">
            <text:p>Genrod</text:p>
          </table:table-cell>
          <table:table-cell office:value-type="float" office:value="91904.0039528034" calcext:value-type="float">
            <text:p>91904,00395280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8C</text:p>
          </table:table-cell>
          <table:table-cell office:value-type="string" calcext:value-type="string">
            <text:p>Contraf. Abulonado Calado 84 Bip. p/S9000-600x1200</text:p>
          </table:table-cell>
          <table:table-cell office:value-type="string" calcext:value-type="string">
            <text:p>Genrod</text:p>
          </table:table-cell>
          <table:table-cell office:value-type="float" office:value="108343.801392428" calcext:value-type="float">
            <text:p>108343,8013924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77C</text:p>
          </table:table-cell>
          <table:table-cell office:value-type="string" calcext:value-type="string">
            <text:p>Contraf. Abulonado Calado 108 Bip. p/S9000-600x1500</text:p>
          </table:table-cell>
          <table:table-cell office:value-type="string" calcext:value-type="string">
            <text:p>Genrod</text:p>
          </table:table-cell>
          <table:table-cell office:value-type="float" office:value="133623.833999742" calcext:value-type="float">
            <text:p>133623,8339997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1C</text:p>
          </table:table-cell>
          <table:table-cell office:value-type="string" calcext:value-type="string">
            <text:p>Contraf. Abulonado Calado 64 Bip. p/S9000- 750x750</text:p>
          </table:table-cell>
          <table:table-cell office:value-type="string" calcext:value-type="string">
            <text:p>Genrod</text:p>
          </table:table-cell>
          <table:table-cell office:value-type="float" office:value="101095.288550546" calcext:value-type="float">
            <text:p>101095,2885505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6C</text:p>
          </table:table-cell>
          <table:table-cell office:value-type="string" calcext:value-type="string">
            <text:p>Contraf. Abulonado Calado 80 Bip. p/S9000-750x900</text:p>
          </table:table-cell>
          <table:table-cell office:value-type="string" calcext:value-type="string">
            <text:p>Genrod</text:p>
          </table:table-cell>
          <table:table-cell office:value-type="float" office:value="118421.446327734" calcext:value-type="float">
            <text:p>118421,4463277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99C</text:p>
          </table:table-cell>
          <table:table-cell office:value-type="string" calcext:value-type="string">
            <text:p>Contraf. Abulonado Calado 112 Bip. p/S9000-750x1200</text:p>
          </table:table-cell>
          <table:table-cell office:value-type="string" calcext:value-type="string">
            <text:p>Genrod</text:p>
          </table:table-cell>
          <table:table-cell office:value-type="float" office:value="152440.42555279" calcext:value-type="float">
            <text:p>152440,425552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78C</text:p>
          </table:table-cell>
          <table:table-cell office:value-type="string" calcext:value-type="string">
            <text:p>Contraf. Abulonado Calado 144 Bip. p/S9000-750x1500</text:p>
          </table:table-cell>
          <table:table-cell office:value-type="string" calcext:value-type="string">
            <text:p>Genrod</text:p>
          </table:table-cell>
          <table:table-cell office:value-type="float" office:value="188008.732753442" calcext:value-type="float">
            <text:p>188008,7327534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07</text:p>
          </table:table-cell>
          <table:table-cell office:value-type="string" calcext:value-type="string">
            <text:p>Soporte Fijo p/Contrafrente Profundidad 100mm.</text:p>
          </table:table-cell>
          <table:table-cell office:value-type="string" calcext:value-type="string">
            <text:p>Genrod</text:p>
          </table:table-cell>
          <table:table-cell office:value-type="float" office:value="5079.74314709309" calcext:value-type="float">
            <text:p>5079,743147093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01</text:p>
          </table:table-cell>
          <table:table-cell office:value-type="string" calcext:value-type="string">
            <text:p>Soporte Regulable p/Contrafrente Profundidad 150mm.</text:p>
          </table:table-cell>
          <table:table-cell office:value-type="string" calcext:value-type="string">
            <text:p>Genrod</text:p>
          </table:table-cell>
          <table:table-cell office:value-type="float" office:value="7694.53509000727" calcext:value-type="float">
            <text:p>7694,535090007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02</text:p>
          </table:table-cell>
          <table:table-cell office:value-type="string" calcext:value-type="string">
            <text:p>Soporte Regulable p/Contrafrente Profundidad 225mm.</text:p>
          </table:table-cell>
          <table:table-cell office:value-type="string" calcext:value-type="string">
            <text:p>Genrod</text:p>
          </table:table-cell>
          <table:table-cell office:value-type="float" office:value="9073.33830497651" calcext:value-type="float">
            <text:p>9073,338304976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03</text:p>
          </table:table-cell>
          <table:table-cell office:value-type="string" calcext:value-type="string">
            <text:p>Soporte Regulable p/Contrafrente Profundidad 300mm.</text:p>
          </table:table-cell>
          <table:table-cell office:value-type="string" calcext:value-type="string">
            <text:p>Genrod</text:p>
          </table:table-cell>
          <table:table-cell office:value-type="float" office:value="12370.5450769886" calcext:value-type="float">
            <text:p>12370,54507698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41</text:p>
          </table:table-cell>
          <table:table-cell office:value-type="string" calcext:value-type="string">
            <text:p>Riel Porta elementos x 1 metro</text:p>
          </table:table-cell>
          <table:table-cell office:value-type="string" calcext:value-type="string">
            <text:p>Genrod</text:p>
          </table:table-cell>
          <table:table-cell office:value-type="float" office:value="14349.2375578885" calcext:value-type="float">
            <text:p>14349,23755788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400004</text:p>
          </table:table-cell>
          <table:table-cell office:value-type="string" calcext:value-type="string">
            <text:p>Sop. Fijo para Riel Portael. 45mm</text:p>
          </table:table-cell>
          <table:table-cell office:value-type="string" calcext:value-type="string">
            <text:p>Genrod</text:p>
          </table:table-cell>
          <table:table-cell office:value-type="float" office:value="5281.60972714899" calcext:value-type="float">
            <text:p>5281,609727148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400610</text:p>
          </table:table-cell>
          <table:table-cell office:value-type="string" calcext:value-type="string">
            <text:p>Sop. Fijacion Riel Portael. - Regulacion 65 a 100mm</text:p>
          </table:table-cell>
          <table:table-cell office:value-type="string" calcext:value-type="string">
            <text:p>Genrod</text:p>
          </table:table-cell>
          <table:table-cell office:value-type="float" office:value="6130.36514450566" calcext:value-type="float">
            <text:p>6130,365144505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401013</text:p>
          </table:table-cell>
          <table:table-cell office:value-type="string" calcext:value-type="string">
            <text:p>Sop. Fijacion Riel Portael.-Regulacion 100 a 130mm</text:p>
          </table:table-cell>
          <table:table-cell office:value-type="string" calcext:value-type="string">
            <text:p>Genrod</text:p>
          </table:table-cell>
          <table:table-cell office:value-type="float" office:value="7067.98817245402" calcext:value-type="float">
            <text:p>7067,988172454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401216</text:p>
          </table:table-cell>
          <table:table-cell office:value-type="string" calcext:value-type="string">
            <text:p>Sop. Fijacion Riel Portael.-Regulacion 115 a 160mm</text:p>
          </table:table-cell>
          <table:table-cell office:value-type="string" calcext:value-type="string">
            <text:p>Genrod</text:p>
          </table:table-cell>
          <table:table-cell office:value-type="float" office:value="8076.05792635852" calcext:value-type="float">
            <text:p>8076,057926358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50</text:p>
          </table:table-cell>
          <table:table-cell office:value-type="string" calcext:value-type="string">
            <text:p>Riel DIN 35 mm. Longitud 1 metro</text:p>
          </table:table-cell>
          <table:table-cell office:value-type="string" calcext:value-type="string">
            <text:p>Genrod</text:p>
          </table:table-cell>
          <table:table-cell office:value-type="float" office:value="4976.90197972788" calcext:value-type="float">
            <text:p>4976,901979727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56</text:p>
          </table:table-cell>
          <table:table-cell office:value-type="string" calcext:value-type="string">
            <text:p>Riel DIN 35 mm. - Seccionable - Longitud 1 metro</text:p>
          </table:table-cell>
          <table:table-cell office:value-type="string" calcext:value-type="string">
            <text:p>Genrod</text:p>
          </table:table-cell>
          <table:table-cell office:value-type="float" office:value="6383.02073505666" calcext:value-type="float">
            <text:p>6383,020735056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6</text:p>
          </table:table-cell>
          <table:table-cell office:value-type="string" calcext:value-type="string">
            <text:p>Kit Soporte p/Llave Term. y Riel DIN p/4 Bip. 250mm.</text:p>
          </table:table-cell>
          <table:table-cell office:value-type="string" calcext:value-type="string">
            <text:p>Genrod</text:p>
          </table:table-cell>
          <table:table-cell office:value-type="float" office:value="10303.590243135" calcext:value-type="float">
            <text:p>10303,5902431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7</text:p>
          </table:table-cell>
          <table:table-cell office:value-type="string" calcext:value-type="string">
            <text:p>Kit Soporte p/Llave Term. y Riel DIN p/6 Bip. 300mm.</text:p>
          </table:table-cell>
          <table:table-cell office:value-type="string" calcext:value-type="string">
            <text:p>Genrod</text:p>
          </table:table-cell>
          <table:table-cell office:value-type="float" office:value="13454.1667734482" calcext:value-type="float">
            <text:p>13454,16677344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8</text:p>
          </table:table-cell>
          <table:table-cell office:value-type="string" calcext:value-type="string">
            <text:p>Kit Soporte p/Llave Term. y Riel DIN p/8 Bip. 400mm.</text:p>
          </table:table-cell>
          <table:table-cell office:value-type="string" calcext:value-type="string">
            <text:p>Genrod</text:p>
          </table:table-cell>
          <table:table-cell office:value-type="float" office:value="16028.9590811538" calcext:value-type="float">
            <text:p>16028,95908115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5CCTV</text:p>
          </table:table-cell>
          <table:table-cell office:value-type="string" calcext:value-type="string">
            <text:p>Gab. Estanco con sobretecho, cap. Vent 450x450x225</text:p>
          </table:table-cell>
          <table:table-cell office:value-type="string" calcext:value-type="string">
            <text:p>Genrod</text:p>
          </table:table-cell>
          <table:table-cell office:value-type="float" office:value="309469.914517082" calcext:value-type="float">
            <text:p>309469,9145170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6CCTV</text:p>
          </table:table-cell>
          <table:table-cell office:value-type="string" calcext:value-type="string">
            <text:p>Gab. Estanco con sobretecho, cap. Vent 450x600x225</text:p>
          </table:table-cell>
          <table:table-cell office:value-type="string" calcext:value-type="string">
            <text:p>Genrod</text:p>
          </table:table-cell>
          <table:table-cell office:value-type="float" office:value="346606.312680108" calcext:value-type="float">
            <text:p>346606,3126801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8CCTV</text:p>
          </table:table-cell>
          <table:table-cell office:value-type="string" calcext:value-type="string">
            <text:p>Gab. Estanco con sobretecho, cap. Vent 600x600x225</text:p>
          </table:table-cell>
          <table:table-cell office:value-type="string" calcext:value-type="string">
            <text:p>Genrod</text:p>
          </table:table-cell>
          <table:table-cell office:value-type="float" office:value="381266.943948119" calcext:value-type="float">
            <text:p>381266,9439481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4515</text:p>
          </table:table-cell>
          <table:table-cell office:value-type="string" calcext:value-type="string">
            <text:p>Contraf. Parcial Abulonado Ciego p/S9000 - 450x150</text:p>
          </table:table-cell>
          <table:table-cell office:value-type="string" calcext:value-type="string">
            <text:p>Genrod</text:p>
          </table:table-cell>
          <table:table-cell office:value-type="float" office:value="10351.2213876925" calcext:value-type="float">
            <text:p>10351,22138769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4530</text:p>
          </table:table-cell>
          <table:table-cell office:value-type="string" calcext:value-type="string">
            <text:p>Contraf. Parcial Abulonado Ciego p/S9000 - 450x300</text:p>
          </table:table-cell>
          <table:table-cell office:value-type="string" calcext:value-type="string">
            <text:p>Genrod</text:p>
          </table:table-cell>
          <table:table-cell office:value-type="float" office:value="19794.0036918093" calcext:value-type="float">
            <text:p>19794,00369180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015</text:p>
          </table:table-cell>
          <table:table-cell office:value-type="string" calcext:value-type="string">
            <text:p>Contraf. Parcial Abulonado Ciego p/S9000 - 600x150</text:p>
          </table:table-cell>
          <table:table-cell office:value-type="string" calcext:value-type="string">
            <text:p>Genrod</text:p>
          </table:table-cell>
          <table:table-cell office:value-type="float" office:value="14139.7657840331" calcext:value-type="float">
            <text:p>14139,76578403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030</text:p>
          </table:table-cell>
          <table:table-cell office:value-type="string" calcext:value-type="string">
            <text:p>Contraf. Parcial Abulonado Ciego p/S9000 - 600x300</text:p>
          </table:table-cell>
          <table:table-cell office:value-type="string" calcext:value-type="string">
            <text:p>Genrod</text:p>
          </table:table-cell>
          <table:table-cell office:value-type="float" office:value="27034.6481843972" calcext:value-type="float">
            <text:p>27034,64818439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7515</text:p>
          </table:table-cell>
          <table:table-cell office:value-type="string" calcext:value-type="string">
            <text:p>Contraf. Parcial Abulonado Ciego p/S9000 - 750x150</text:p>
          </table:table-cell>
          <table:table-cell office:value-type="string" calcext:value-type="string">
            <text:p>Genrod</text:p>
          </table:table-cell>
          <table:table-cell office:value-type="float" office:value="17932.7575082356" calcext:value-type="float">
            <text:p>17932,75750823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7530</text:p>
          </table:table-cell>
          <table:table-cell office:value-type="string" calcext:value-type="string">
            <text:p>Contraf. Parcial Abulonado Ciego p/S9000 - 750x300</text:p>
          </table:table-cell>
          <table:table-cell office:value-type="string" calcext:value-type="string">
            <text:p>Genrod</text:p>
          </table:table-cell>
          <table:table-cell office:value-type="float" office:value="34275.292676985" calcext:value-type="float">
            <text:p>34275,2926769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4515C</text:p>
          </table:table-cell>
          <table:table-cell office:value-type="string" calcext:value-type="string">
            <text:p>Contraf. Parcial Abulonado Calado p/S9000 - 450x150</text:p>
          </table:table-cell>
          <table:table-cell office:value-type="string" calcext:value-type="string">
            <text:p>Genrod</text:p>
          </table:table-cell>
          <table:table-cell office:value-type="float" office:value="13314.5101523614" calcext:value-type="float">
            <text:p>13314,51015236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4530C</text:p>
          </table:table-cell>
          <table:table-cell office:value-type="string" calcext:value-type="string">
            <text:p>Contraf. Parcial Abulonado Calado p/S9000 - 450x300</text:p>
          </table:table-cell>
          <table:table-cell office:value-type="string" calcext:value-type="string">
            <text:p>Genrod</text:p>
          </table:table-cell>
          <table:table-cell office:value-type="float" office:value="25451.452096622" calcext:value-type="float">
            <text:p>25451,4520966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015C</text:p>
          </table:table-cell>
          <table:table-cell office:value-type="string" calcext:value-type="string">
            <text:p>Contraf. Parcial Abulonado Calado p/S9000 - 600x150</text:p>
          </table:table-cell>
          <table:table-cell office:value-type="string" calcext:value-type="string">
            <text:p>Genrod</text:p>
          </table:table-cell>
          <table:table-cell office:value-type="float" office:value="18184.1236368621" calcext:value-type="float">
            <text:p>18184,12363686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030C</text:p>
          </table:table-cell>
          <table:table-cell office:value-type="string" calcext:value-type="string">
            <text:p>Contraf. Parcial Abulonado Calado p/S9000 - 600x300</text:p>
          </table:table-cell>
          <table:table-cell office:value-type="string" calcext:value-type="string">
            <text:p>Genrod</text:p>
          </table:table-cell>
          <table:table-cell office:value-type="float" office:value="34767.919763238" calcext:value-type="float">
            <text:p>34767,9197632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7515C</text:p>
          </table:table-cell>
          <table:table-cell office:value-type="string" calcext:value-type="string">
            <text:p>Contraf. Parcial Abulonado Calado p/S9000 - 750x150</text:p>
          </table:table-cell>
          <table:table-cell office:value-type="string" calcext:value-type="string">
            <text:p>Genrod</text:p>
          </table:table-cell>
          <table:table-cell office:value-type="float" office:value="23055.0265832873" calcext:value-type="float">
            <text:p>23055,02658328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7530C</text:p>
          </table:table-cell>
          <table:table-cell office:value-type="string" calcext:value-type="string">
            <text:p>Contraf. Parcial Abulonado Calado p/S9000 - 750x300</text:p>
          </table:table-cell>
          <table:table-cell office:value-type="string" calcext:value-type="string">
            <text:p>Genrod</text:p>
          </table:table-cell>
          <table:table-cell office:value-type="float" office:value="44073.5980545675" calcext:value-type="float">
            <text:p>44073,59805456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045</text:p>
          </table:table-cell>
          <table:table-cell office:value-type="string" calcext:value-type="string">
            <text:p>Soporte para Contraf. Parcial Abulonado p/S9000 - 450mm</text:p>
          </table:table-cell>
          <table:table-cell office:value-type="string" calcext:value-type="string">
            <text:p>Genrod</text:p>
          </table:table-cell>
          <table:table-cell office:value-type="float" office:value="3034.39337936202" calcext:value-type="float">
            <text:p>3034,393379362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060</text:p>
          </table:table-cell>
          <table:table-cell office:value-type="string" calcext:value-type="string">
            <text:p>Soporte para Contraf. Parcial Abulonado p/S9000 - 600mm</text:p>
          </table:table-cell>
          <table:table-cell office:value-type="string" calcext:value-type="string">
            <text:p>Genrod</text:p>
          </table:table-cell>
          <table:table-cell office:value-type="float" office:value="4234.8297999604" calcext:value-type="float">
            <text:p>4234,82979996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075</text:p>
          </table:table-cell>
          <table:table-cell office:value-type="string" calcext:value-type="string">
            <text:p>Soporte para Contraf. Parcial Abulonado p/S9000 - 750mm</text:p>
          </table:table-cell>
          <table:table-cell office:value-type="string" calcext:value-type="string">
            <text:p>Genrod</text:p>
          </table:table-cell>
          <table:table-cell office:value-type="float" office:value="5426.34524928528" calcext:value-type="float">
            <text:p>5426,345249285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090</text:p>
          </table:table-cell>
          <table:table-cell office:value-type="string" calcext:value-type="string">
            <text:p>Soporte para Contraf. Parcial Abulonado p/S9000 - 900mm</text:p>
          </table:table-cell>
          <table:table-cell office:value-type="string" calcext:value-type="string">
            <text:p>Genrod</text:p>
          </table:table-cell>
          <table:table-cell office:value-type="float" office:value="6621.70276883414" calcext:value-type="float">
            <text:p>6621,702768834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105</text:p>
          </table:table-cell>
          <table:table-cell office:value-type="string" calcext:value-type="string">
            <text:p>Soporte para Contraf. Parcial Abulonado p/S9000 - 1050mm</text:p>
          </table:table-cell>
          <table:table-cell office:value-type="string" calcext:value-type="string">
            <text:p>Genrod</text:p>
          </table:table-cell>
          <table:table-cell office:value-type="float" office:value="7822.74444707054" calcext:value-type="float">
            <text:p>7822,744447070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120</text:p>
          </table:table-cell>
          <table:table-cell office:value-type="string" calcext:value-type="string">
            <text:p>Soporte para Contraf. Parcial Abulonado p/S9000 - 1200mm</text:p>
          </table:table-cell>
          <table:table-cell office:value-type="string" calcext:value-type="string">
            <text:p>Genrod</text:p>
          </table:table-cell>
          <table:table-cell office:value-type="float" office:value="9021.2861481064" calcext:value-type="float">
            <text:p>9021,28614810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9150</text:p>
          </table:table-cell>
          <table:table-cell office:value-type="string" calcext:value-type="string">
            <text:p>Soporte para Contraf. Parcial Abulonado p/S9000 - 1500mm</text:p>
          </table:table-cell>
          <table:table-cell office:value-type="string" calcext:value-type="string">
            <text:p>Genrod</text:p>
          </table:table-cell>
          <table:table-cell office:value-type="float" office:value="10825.5854826069" calcext:value-type="float">
            <text:p>10825,58548260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4505</text:p>
          </table:table-cell>
          <table:table-cell office:value-type="string" calcext:value-type="string">
            <text:p>Carátula p/ Extremo Contraf. Parcial p/S9000 - 450x50mm</text:p>
          </table:table-cell>
          <table:table-cell office:value-type="string" calcext:value-type="string">
            <text:p>Genrod</text:p>
          </table:table-cell>
          <table:table-cell office:value-type="float" office:value="4184.6723626528" calcext:value-type="float">
            <text:p>4184,67236265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005</text:p>
          </table:table-cell>
          <table:table-cell office:value-type="string" calcext:value-type="string">
            <text:p>Carátula p/ Extremo Contraf. Parcial p/S9000 - 600x50mm</text:p>
          </table:table-cell>
          <table:table-cell office:value-type="string" calcext:value-type="string">
            <text:p>Genrod</text:p>
          </table:table-cell>
          <table:table-cell office:value-type="float" office:value="5715.18472037035" calcext:value-type="float">
            <text:p>5715,184720370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7505</text:p>
          </table:table-cell>
          <table:table-cell office:value-type="string" calcext:value-type="string">
            <text:p>Carátula p/ Extremo Contraf. Parcial p/S9000 - 750x50mm</text:p>
          </table:table-cell>
          <table:table-cell office:value-type="string" calcext:value-type="string">
            <text:p>Genrod</text:p>
          </table:table-cell>
          <table:table-cell office:value-type="float" office:value="7247.61811319989" calcext:value-type="float">
            <text:p>7247,618113199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8EVP</text:p>
          </table:table-cell>
          <table:table-cell office:value-type="string" calcext:value-type="string">
            <text:p>Gab. Est. S.9000 -300x450x100- CF cal. p/10 Bip. VIS.</text:p>
          </table:table-cell>
          <table:table-cell office:value-type="string" calcext:value-type="string">
            <text:p>Genrod</text:p>
          </table:table-cell>
          <table:table-cell office:value-type="float" office:value="174883.457717386" calcext:value-type="float">
            <text:p>174883,4577173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9EVP</text:p>
          </table:table-cell>
          <table:table-cell office:value-type="string" calcext:value-type="string">
            <text:p>Gab. Est. S.9000 - 300x600x100 - CF cal p/15 Bip. Visor</text:p>
          </table:table-cell>
          <table:table-cell office:value-type="string" calcext:value-type="string">
            <text:p>Genrod</text:p>
          </table:table-cell>
          <table:table-cell office:value-type="float" office:value="205204.918031751" calcext:value-type="float">
            <text:p>205204,9180317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59VP</text:p>
          </table:table-cell>
          <table:table-cell office:value-type="string" calcext:value-type="string">
            <text:p>Gab. Estanco S.9000 - 300x450x100 - CF calado p/15 Bip.</text:p>
          </table:table-cell>
          <table:table-cell office:value-type="string" calcext:value-type="string">
            <text:p>Genrod</text:p>
          </table:table-cell>
          <table:table-cell office:value-type="float" office:value="184614.158448356" calcext:value-type="float">
            <text:p>184614,1584483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0VP</text:p>
          </table:table-cell>
          <table:table-cell office:value-type="string" calcext:value-type="string">
            <text:p>Gab. Est. S.9000-450x600x100-CF cal p/18-24 Bip. VIS.</text:p>
          </table:table-cell>
          <table:table-cell office:value-type="string" calcext:value-type="string">
            <text:p>Genrod</text:p>
          </table:table-cell>
          <table:table-cell office:value-type="float" office:value="232053.910014572" calcext:value-type="float">
            <text:p>232053,9100145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1VP</text:p>
          </table:table-cell>
          <table:table-cell office:value-type="string" calcext:value-type="string">
            <text:p>Gab. Est. S.9000-600x600x100-CF cal p/30-36 Bip. VIS.</text:p>
          </table:table-cell>
          <table:table-cell office:value-type="string" calcext:value-type="string">
            <text:p>Genrod</text:p>
          </table:table-cell>
          <table:table-cell office:value-type="float" office:value="292524.805896355" calcext:value-type="float">
            <text:p>292524,8058963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2VP</text:p>
          </table:table-cell>
          <table:table-cell office:value-type="string" calcext:value-type="string">
            <text:p>Gab. Est. S.9000-600x750x100-CF cal p/40-48 Bip. VIS.</text:p>
          </table:table-cell>
          <table:table-cell office:value-type="string" calcext:value-type="string">
            <text:p>Genrod</text:p>
          </table:table-cell>
          <table:table-cell office:value-type="float" office:value="351732.292247636" calcext:value-type="float">
            <text:p>351732,2922476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63VP</text:p>
          </table:table-cell>
          <table:table-cell office:value-type="string" calcext:value-type="string">
            <text:p>Gab. Est. S.9000-600x900x100-CF cal p/50/60Vip VIS</text:p>
          </table:table-cell>
          <table:table-cell office:value-type="string" calcext:value-type="string">
            <text:p>Genrod</text:p>
          </table:table-cell>
          <table:table-cell office:value-type="float" office:value="436897.041872081" calcext:value-type="float">
            <text:p>436897,0418720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4VP</text:p>
          </table:table-cell>
          <table:table-cell office:value-type="string" calcext:value-type="string">
            <text:p>Gab. Estanco Serie 9000 - 300x450x100 - C/Visor Vidrio</text:p>
          </table:table-cell>
          <table:table-cell office:value-type="string" calcext:value-type="string">
            <text:p>Genrod</text:p>
          </table:table-cell>
          <table:table-cell office:value-type="float" office:value="120940.844403785" calcext:value-type="float">
            <text:p>120940,8444037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5VP</text:p>
          </table:table-cell>
          <table:table-cell office:value-type="string" calcext:value-type="string">
            <text:p>Gab. Estanco Serie 9000 - 300x600x100 - C/Visor Vidrio</text:p>
          </table:table-cell>
          <table:table-cell office:value-type="string" calcext:value-type="string">
            <text:p>Genrod</text:p>
          </table:table-cell>
          <table:table-cell office:value-type="float" office:value="157409.459183224" calcext:value-type="float">
            <text:p>157409,4591832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6VP</text:p>
          </table:table-cell>
          <table:table-cell office:value-type="string" calcext:value-type="string">
            <text:p>Gab. Estanco Serie 9000 - 450x450x100 - C/Visor Vidrio</text:p>
          </table:table-cell>
          <table:table-cell office:value-type="string" calcext:value-type="string">
            <text:p>Genrod</text:p>
          </table:table-cell>
          <table:table-cell office:value-type="float" office:value="153887.701827505" calcext:value-type="float">
            <text:p>153887,7018275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7VP</text:p>
          </table:table-cell>
          <table:table-cell office:value-type="string" calcext:value-type="string">
            <text:p>Gab. Estanco Serie 9000 - 450x600x100 - C/Visor Vidrio</text:p>
          </table:table-cell>
          <table:table-cell office:value-type="string" calcext:value-type="string">
            <text:p>Genrod</text:p>
          </table:table-cell>
          <table:table-cell office:value-type="float" office:value="223455.856848741" calcext:value-type="float">
            <text:p>223455,8568487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8VP</text:p>
          </table:table-cell>
          <table:table-cell office:value-type="string" calcext:value-type="string">
            <text:p>Gab. Estanco Serie 9000 - 600x600x100 - C/Visor Vidrio</text:p>
          </table:table-cell>
          <table:table-cell office:value-type="string" calcext:value-type="string">
            <text:p>Genrod</text:p>
          </table:table-cell>
          <table:table-cell office:value-type="float" office:value="292110.704409749" calcext:value-type="float">
            <text:p>292110,7044097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09VP</text:p>
          </table:table-cell>
          <table:table-cell office:value-type="string" calcext:value-type="string">
            <text:p>Gab. Estanco Serie 9000 - 600x750x100 - C/Visor Vidrio</text:p>
          </table:table-cell>
          <table:table-cell office:value-type="string" calcext:value-type="string">
            <text:p>Genrod</text:p>
          </table:table-cell>
          <table:table-cell office:value-type="float" office:value="334831.999007672" calcext:value-type="float">
            <text:p>334831,9990076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4VP</text:p>
          </table:table-cell>
          <table:table-cell office:value-type="string" calcext:value-type="string">
            <text:p>Gab. Estanco Serie 9000 - 300x45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133569.966069958" calcext:value-type="float">
            <text:p>133569,9660699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5VP</text:p>
          </table:table-cell>
          <table:table-cell office:value-type="string" calcext:value-type="string">
            <text:p>Gab. Estanco Serie 9000 - 300x60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162565.227952763" calcext:value-type="float">
            <text:p>162565,2279527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6VP</text:p>
          </table:table-cell>
          <table:table-cell office:value-type="string" calcext:value-type="string">
            <text:p>Gab. Estanco Serie 9000 - 450x45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161971.733365356" calcext:value-type="float">
            <text:p>161971,7333653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7VP</text:p>
          </table:table-cell>
          <table:table-cell office:value-type="string" calcext:value-type="string">
            <text:p>Gab. Estanco Serie 9000 - 450x60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218869.503938836" calcext:value-type="float">
            <text:p>218869,5039388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8VP</text:p>
          </table:table-cell>
          <table:table-cell office:value-type="string" calcext:value-type="string">
            <text:p>Gab. Estanco Serie 9000 - 600x60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290749.743137326" calcext:value-type="float">
            <text:p>290749,7431373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9VP</text:p>
          </table:table-cell>
          <table:table-cell office:value-type="string" calcext:value-type="string">
            <text:p>Gab. Estanco Serie 9000 - 600x75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332030.945605544" calcext:value-type="float">
            <text:p>332030,9456055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0VP</text:p>
          </table:table-cell>
          <table:table-cell office:value-type="string" calcext:value-type="string">
            <text:p>Gab. Estanco Serie 9000 - 600x90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397454.954210326" calcext:value-type="float">
            <text:p>397454,9542103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1VP</text:p>
          </table:table-cell>
          <table:table-cell office:value-type="string" calcext:value-type="string">
            <text:p>Gab. Estanco Serie 9000 - 600x120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540353.729939605" calcext:value-type="float">
            <text:p>540353,7299396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2VP</text:p>
          </table:table-cell>
          <table:table-cell office:value-type="string" calcext:value-type="string">
            <text:p>Gab. Estanco Serie 9000 - 600x1050x150 - C/Visor Vidrio</text:p>
          </table:table-cell>
          <table:table-cell office:value-type="string" calcext:value-type="string">
            <text:p>Genrod</text:p>
          </table:table-cell>
          <table:table-cell office:value-type="float" office:value="464213.10854261" calcext:value-type="float">
            <text:p>464213,108542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3VP</text:p>
          </table:table-cell>
          <table:table-cell office:value-type="string" calcext:value-type="string">
            <text:p>Gab. Estanco Serie 9000 - 300x45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153842.307504653" calcext:value-type="float">
            <text:p>153842,3075046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4VP</text:p>
          </table:table-cell>
          <table:table-cell office:value-type="string" calcext:value-type="string">
            <text:p>Gab. Estanco Serie 9000 - 300x60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174489.461310582" calcext:value-type="float">
            <text:p>174489,4613105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5VP</text:p>
          </table:table-cell>
          <table:table-cell office:value-type="string" calcext:value-type="string">
            <text:p>Gab. Estanco Serie 9000 - 450x45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185979.724941938" calcext:value-type="float">
            <text:p>185979,7249419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6VP</text:p>
          </table:table-cell>
          <table:table-cell office:value-type="string" calcext:value-type="string">
            <text:p>Gab. Estanco Serie 9000 - 450x60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244396.639555761" calcext:value-type="float">
            <text:p>244396,6395557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8VP</text:p>
          </table:table-cell>
          <table:table-cell office:value-type="string" calcext:value-type="string">
            <text:p>Gab. Estanco Serie 9000 - 600x60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318201.782252015" calcext:value-type="float">
            <text:p>318201,7822520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9VP</text:p>
          </table:table-cell>
          <table:table-cell office:value-type="string" calcext:value-type="string">
            <text:p>Gab. Estanco Serie 9000 - 600x75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361876.910256366" calcext:value-type="float">
            <text:p>361876,9102563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0VP</text:p>
          </table:table-cell>
          <table:table-cell office:value-type="string" calcext:value-type="string">
            <text:p>Gab. Estanco Serie 9000 - 600x90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418016.819320392" calcext:value-type="float">
            <text:p>418016,8193203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1VP</text:p>
          </table:table-cell>
          <table:table-cell office:value-type="string" calcext:value-type="string">
            <text:p>Gab. Estanco Serie 9000 - 600x120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567520.376920191" calcext:value-type="float">
            <text:p>567520,3769201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2VP</text:p>
          </table:table-cell>
          <table:table-cell office:value-type="string" calcext:value-type="string">
            <text:p>Gab. Estanco Serie 9000 - 600x1050x225 - C/Visor Vidrio</text:p>
          </table:table-cell>
          <table:table-cell office:value-type="string" calcext:value-type="string">
            <text:p>Genrod</text:p>
          </table:table-cell>
          <table:table-cell office:value-type="float" office:value="493524.051756969" calcext:value-type="float">
            <text:p>493524,0517569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1VP</text:p>
          </table:table-cell>
          <table:table-cell office:value-type="string" calcext:value-type="string">
            <text:p>Gab. Estanco Serie 9000 - 300x45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165010.731965876" calcext:value-type="float">
            <text:p>165010,7319658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2VP</text:p>
          </table:table-cell>
          <table:table-cell office:value-type="string" calcext:value-type="string">
            <text:p>Gab. Estanco Serie 9000 - 300x60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197318.700479336" calcext:value-type="float">
            <text:p>197318,7004793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3VP</text:p>
          </table:table-cell>
          <table:table-cell office:value-type="string" calcext:value-type="string">
            <text:p>Gab. Estanco Serie 9000 - 450x45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201880.290457182" calcext:value-type="float">
            <text:p>201880,2904571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4VP</text:p>
          </table:table-cell>
          <table:table-cell office:value-type="string" calcext:value-type="string">
            <text:p>Gab. Estanco Serie 9000 - 450x60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264677.244072992" calcext:value-type="float">
            <text:p>264677,2440729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5VP</text:p>
          </table:table-cell>
          <table:table-cell office:value-type="string" calcext:value-type="string">
            <text:p>Gab. Estanco Serie 9000 - 600x60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333532.221387789" calcext:value-type="float">
            <text:p>333532,2213877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6VP</text:p>
          </table:table-cell>
          <table:table-cell office:value-type="string" calcext:value-type="string">
            <text:p>Gab. Estanco Serie 9000 - 600x75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380049.691891403" calcext:value-type="float">
            <text:p>380049,6918914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7VP</text:p>
          </table:table-cell>
          <table:table-cell office:value-type="string" calcext:value-type="string">
            <text:p>Gab. Estanco Serie 9000 - 600x90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430595.757233707" calcext:value-type="float">
            <text:p>430595,7572337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8VP</text:p>
          </table:table-cell>
          <table:table-cell office:value-type="string" calcext:value-type="string">
            <text:p>Gab. Estanco Serie 9000 - 600x105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506743.904877853" calcext:value-type="float">
            <text:p>506743,9048778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9VP</text:p>
          </table:table-cell>
          <table:table-cell office:value-type="string" calcext:value-type="string">
            <text:p>Gab. Estanco Serie 9000 - 600x1200x300 - C/Visor Vidrio</text:p>
          </table:table-cell>
          <table:table-cell office:value-type="string" calcext:value-type="string">
            <text:p>Genrod</text:p>
          </table:table-cell>
          <table:table-cell office:value-type="float" office:value="577484.60183724" calcext:value-type="float">
            <text:p>577484,601837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3I</text:p>
          </table:table-cell>
          <table:table-cell office:value-type="string" calcext:value-type="string">
            <text:p>Gab. Estanco Serie 9000 - 300x300x150 - INOXIDABLE</text:p>
          </table:table-cell>
          <table:table-cell office:value-type="string" calcext:value-type="string">
            <text:p>Genrod</text:p>
          </table:table-cell>
          <table:table-cell office:value-type="float" office:value="302506.320129413" calcext:value-type="float">
            <text:p>302506,3201294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3IB</text:p>
          </table:table-cell>
          <table:table-cell office:value-type="string" calcext:value-type="string">
            <text:p>Gab. Estanco Serie 9000 - 300x3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363007.584155295" calcext:value-type="float">
            <text:p>363007,5841552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4I</text:p>
          </table:table-cell>
          <table:table-cell office:value-type="string" calcext:value-type="string">
            <text:p>Gab. Estanco Serie 9000 - 300x450x150 - INOXIDABLE</text:p>
          </table:table-cell>
          <table:table-cell office:value-type="string" calcext:value-type="string">
            <text:p>Genrod</text:p>
          </table:table-cell>
          <table:table-cell office:value-type="float" office:value="396823.644178316" calcext:value-type="float">
            <text:p>396823,6441783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4IB</text:p>
          </table:table-cell>
          <table:table-cell office:value-type="string" calcext:value-type="string">
            <text:p>Gab. Estanco Serie 9000 - 300x45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476188.36775087" calcext:value-type="float">
            <text:p>476188,367750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5I</text:p>
          </table:table-cell>
          <table:table-cell office:value-type="string" calcext:value-type="string">
            <text:p>Gab. Estanco Serie 9000 - 300x600x150 - INOXIDABLE</text:p>
          </table:table-cell>
          <table:table-cell office:value-type="string" calcext:value-type="string">
            <text:p>Genrod</text:p>
          </table:table-cell>
          <table:table-cell office:value-type="float" office:value="586643.991989014" calcext:value-type="float">
            <text:p>586643,9919890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5IB</text:p>
          </table:table-cell>
          <table:table-cell office:value-type="string" calcext:value-type="string">
            <text:p>Gab. Estanco Serie 9000 - 300x6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703972.790386817" calcext:value-type="float">
            <text:p>703972,7903868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7I</text:p>
          </table:table-cell>
          <table:table-cell office:value-type="string" calcext:value-type="string">
            <text:p>Gab. Estanco Serie 9000 - 400x500x150 - INOXIDABLE</text:p>
          </table:table-cell>
          <table:table-cell office:value-type="string" calcext:value-type="string">
            <text:p>Genrod</text:p>
          </table:table-cell>
          <table:table-cell office:value-type="float" office:value="567036.644489662" calcext:value-type="float">
            <text:p>567036,6444896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7IB</text:p>
          </table:table-cell>
          <table:table-cell office:value-type="string" calcext:value-type="string">
            <text:p>Gab. Estanco Serie 9000 - 400x5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690650.411885161" calcext:value-type="float">
            <text:p>690650,4118851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6I</text:p>
          </table:table-cell>
          <table:table-cell office:value-type="string" calcext:value-type="string">
            <text:p>Gab. Estanco Serie 9000 - 450x450x150 - INOXIDABLE</text:p>
          </table:table-cell>
          <table:table-cell office:value-type="string" calcext:value-type="string">
            <text:p>Genrod</text:p>
          </table:table-cell>
          <table:table-cell office:value-type="float" office:value="575541.987974676" calcext:value-type="float">
            <text:p>575541,9879746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6IB</text:p>
          </table:table-cell>
          <table:table-cell office:value-type="string" calcext:value-type="string">
            <text:p>Gab. Estanco Serie 9000 - 450x45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690650.411885161" calcext:value-type="float">
            <text:p>690650,4118851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7I</text:p>
          </table:table-cell>
          <table:table-cell office:value-type="string" calcext:value-type="string">
            <text:p>Gab. Estanco Serie 9000 - 450x600x150 - INOXIDABLE</text:p>
          </table:table-cell>
          <table:table-cell office:value-type="string" calcext:value-type="string">
            <text:p>Genrod</text:p>
          </table:table-cell>
          <table:table-cell office:value-type="float" office:value="687595.360799458" calcext:value-type="float">
            <text:p>687595,360799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7IB</text:p>
          </table:table-cell>
          <table:table-cell office:value-type="string" calcext:value-type="string">
            <text:p>Gab. Estanco Serie 9000 - 450x6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825114.42243313" calcext:value-type="float">
            <text:p>825114,422433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8I</text:p>
          </table:table-cell>
          <table:table-cell office:value-type="string" calcext:value-type="string">
            <text:p>Gab. Estanco Serie 9000 - 500x600x150 - INOXIDABLE</text:p>
          </table:table-cell>
          <table:table-cell office:value-type="string" calcext:value-type="string">
            <text:p>Genrod</text:p>
          </table:table-cell>
          <table:table-cell office:value-type="float" office:value="738432.055070212" calcext:value-type="float">
            <text:p>738432,0550702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8IB</text:p>
          </table:table-cell>
          <table:table-cell office:value-type="string" calcext:value-type="string">
            <text:p>Gab. Estanco Serie 9000 - 500x6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886118.471347364" calcext:value-type="float">
            <text:p>886118,4713473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8I</text:p>
          </table:table-cell>
          <table:table-cell office:value-type="string" calcext:value-type="string">
            <text:p>Gab. Estanco Serie 9000 - 600x600x150 - INOXIDABLE</text:p>
          </table:table-cell>
          <table:table-cell office:value-type="string" calcext:value-type="string">
            <text:p>Genrod</text:p>
          </table:table-cell>
          <table:table-cell office:value-type="float" office:value="889888.910645663" calcext:value-type="float">
            <text:p>889888,9106456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8IB</text:p>
          </table:table-cell>
          <table:table-cell office:value-type="string" calcext:value-type="string">
            <text:p>Gab. Estanco Serie 9000 - 600x6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1067866.68224858" calcext:value-type="float">
            <text:p>1067866,682248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9I</text:p>
          </table:table-cell>
          <table:table-cell office:value-type="string" calcext:value-type="string">
            <text:p>Gab. Estanco Serie 9000 - 600x750x150 - INOXIDABLE</text:p>
          </table:table-cell>
          <table:table-cell office:value-type="string" calcext:value-type="string">
            <text:p>Genrod</text:p>
          </table:table-cell>
          <table:table-cell office:value-type="float" office:value="1088635.2559998" calcext:value-type="float">
            <text:p>1088635,25599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59IB</text:p>
          </table:table-cell>
          <table:table-cell office:value-type="string" calcext:value-type="string">
            <text:p>Gab. Estanco Serie 9000 - 600x75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1306362.29667354" calcext:value-type="float">
            <text:p>1306362,296673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0I</text:p>
          </table:table-cell>
          <table:table-cell office:value-type="string" calcext:value-type="string">
            <text:p>Gab. Estanco Serie 9000 - 600x900x150 - INOXIDABLE</text:p>
          </table:table-cell>
          <table:table-cell office:value-type="string" calcext:value-type="string">
            <text:p>Genrod</text:p>
          </table:table-cell>
          <table:table-cell office:value-type="float" office:value="1260159.8232972" calcext:value-type="float">
            <text:p>1260159,82329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0IB</text:p>
          </table:table-cell>
          <table:table-cell office:value-type="string" calcext:value-type="string">
            <text:p>Gab. Estanco Serie 9000 - 600x9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1512191.78795664" calcext:value-type="float">
            <text:p>1512191,787956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2I</text:p>
          </table:table-cell>
          <table:table-cell office:value-type="string" calcext:value-type="string">
            <text:p>Gab. Estanco Serie 9000 - 600x1050x150 - INOXIDABLE</text:p>
          </table:table-cell>
          <table:table-cell office:value-type="string" calcext:value-type="string">
            <text:p>Genrod</text:p>
          </table:table-cell>
          <table:table-cell office:value-type="float" office:value="1449937.11886895" calcext:value-type="float">
            <text:p>1449937,118868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2IB</text:p>
          </table:table-cell>
          <table:table-cell office:value-type="string" calcext:value-type="string">
            <text:p>Gab. Estanco Serie 9000 - 600x105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1739924.55316896" calcext:value-type="float">
            <text:p>1739924,553168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1I</text:p>
          </table:table-cell>
          <table:table-cell office:value-type="string" calcext:value-type="string">
            <text:p>Gab. Estanco Serie 9000 - 600x1200x150 - INOXIDABLE</text:p>
          </table:table-cell>
          <table:table-cell office:value-type="string" calcext:value-type="string">
            <text:p>Genrod</text:p>
          </table:table-cell>
          <table:table-cell office:value-type="float" office:value="1677803.04076163" calcext:value-type="float">
            <text:p>1677803,040761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61IB</text:p>
          </table:table-cell>
          <table:table-cell office:value-type="string" calcext:value-type="string">
            <text:p>Gab. Estanco Serie 9000 - 600x12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2013363.63838774" calcext:value-type="float">
            <text:p>2013363,638387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70I</text:p>
          </table:table-cell>
          <table:table-cell office:value-type="string" calcext:value-type="string">
            <text:p>Gab. Estanco Serie 9000 - 750x900x150 - INOXIDABLE</text:p>
          </table:table-cell>
          <table:table-cell office:value-type="string" calcext:value-type="string">
            <text:p>Genrod</text:p>
          </table:table-cell>
          <table:table-cell office:value-type="float" office:value="1732706.93478216" calcext:value-type="float">
            <text:p>1732706,934782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70IB</text:p>
          </table:table-cell>
          <table:table-cell office:value-type="string" calcext:value-type="string">
            <text:p>Gab. Estanco Serie 9000 - 750x9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2079248.30068616" calcext:value-type="float">
            <text:p>2079248,300686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71I</text:p>
          </table:table-cell>
          <table:table-cell office:value-type="string" calcext:value-type="string">
            <text:p>Gab. Estanco Serie 9000 - 750x1200x150 - INOXIDABLE</text:p>
          </table:table-cell>
          <table:table-cell office:value-type="string" calcext:value-type="string">
            <text:p>Genrod</text:p>
          </table:table-cell>
          <table:table-cell office:value-type="float" office:value="2175081.24249177" calcext:value-type="float">
            <text:p>2175081,242491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71IB</text:p>
          </table:table-cell>
          <table:table-cell office:value-type="string" calcext:value-type="string">
            <text:p>Gab. Estanco Serie 9000 - 750x1200x150 - Cpo y bja Inox</text:p>
          </table:table-cell>
          <table:table-cell office:value-type="string" calcext:value-type="string">
            <text:p>Genrod</text:p>
          </table:table-cell>
          <table:table-cell office:value-type="float" office:value="2610097.48572702" calcext:value-type="float">
            <text:p>2610097,485727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2I</text:p>
          </table:table-cell>
          <table:table-cell office:value-type="string" calcext:value-type="string">
            <text:p>Gab. Estanco Serie 9000 - 300x300x225 - INOXIDABLE</text:p>
          </table:table-cell>
          <table:table-cell office:value-type="string" calcext:value-type="string">
            <text:p>Genrod</text:p>
          </table:table-cell>
          <table:table-cell office:value-type="float" office:value="434762.535022714" calcext:value-type="float">
            <text:p>434762,5350227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2IB</text:p>
          </table:table-cell>
          <table:table-cell office:value-type="string" calcext:value-type="string">
            <text:p>Gab. Estanco Serie 9000 - 300x3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521714.531505597" calcext:value-type="float">
            <text:p>521714,5315055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3I</text:p>
          </table:table-cell>
          <table:table-cell office:value-type="string" calcext:value-type="string">
            <text:p>Gab. Estanco Serie 9000 - 300x450x225 - INOXIDABLE</text:p>
          </table:table-cell>
          <table:table-cell office:value-type="string" calcext:value-type="string">
            <text:p>Genrod</text:p>
          </table:table-cell>
          <table:table-cell office:value-type="float" office:value="520452.621961415" calcext:value-type="float">
            <text:p>520452,6219614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3IB</text:p>
          </table:table-cell>
          <table:table-cell office:value-type="string" calcext:value-type="string">
            <text:p>Gab. Estanco Serie 9000 - 300x45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624543.146353698" calcext:value-type="float">
            <text:p>624543,1463536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4I</text:p>
          </table:table-cell>
          <table:table-cell office:value-type="string" calcext:value-type="string">
            <text:p>Gab. Estanco Serie 9000 - 300x600x225 - INOXIDABLE</text:p>
          </table:table-cell>
          <table:table-cell office:value-type="string" calcext:value-type="string">
            <text:p>Genrod</text:p>
          </table:table-cell>
          <table:table-cell office:value-type="float" office:value="643018.451545549" calcext:value-type="float">
            <text:p>643018,4515455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4IB</text:p>
          </table:table-cell>
          <table:table-cell office:value-type="string" calcext:value-type="string">
            <text:p>Gab. Estanco Serie 9000 - 300x6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771622.147117769" calcext:value-type="float">
            <text:p>771622,1471177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6I</text:p>
          </table:table-cell>
          <table:table-cell office:value-type="string" calcext:value-type="string">
            <text:p>Gab. Estanco Serie 9000 - 400x500x225 - INOXIDABLE</text:p>
          </table:table-cell>
          <table:table-cell office:value-type="string" calcext:value-type="string">
            <text:p>Genrod</text:p>
          </table:table-cell>
          <table:table-cell office:value-type="float" office:value="698001.818525508" calcext:value-type="float">
            <text:p>698001,8185255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6IB</text:p>
          </table:table-cell>
          <table:table-cell office:value-type="string" calcext:value-type="string">
            <text:p>Gab. Estanco Serie 9000 - 400x5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837602.203283049" calcext:value-type="float">
            <text:p>837602,2032830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5I</text:p>
          </table:table-cell>
          <table:table-cell office:value-type="string" calcext:value-type="string">
            <text:p>Gab. Estanco Serie 9000 - 450x450x225 - INOXIDABLE</text:p>
          </table:table-cell>
          <table:table-cell office:value-type="string" calcext:value-type="string">
            <text:p>Genrod</text:p>
          </table:table-cell>
          <table:table-cell office:value-type="float" office:value="689026.163540198" calcext:value-type="float">
            <text:p>689026,1635401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5IB</text:p>
          </table:table-cell>
          <table:table-cell office:value-type="string" calcext:value-type="string">
            <text:p>Gab. Estanco Serie 9000 - 450x45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826831.406774458" calcext:value-type="float">
            <text:p>826831,406774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6I</text:p>
          </table:table-cell>
          <table:table-cell office:value-type="string" calcext:value-type="string">
            <text:p>Gab. Estanco Serie 9000 - 450x600x225 - INOXIDABLE</text:p>
          </table:table-cell>
          <table:table-cell office:value-type="string" calcext:value-type="string">
            <text:p>Genrod</text:p>
          </table:table-cell>
          <table:table-cell office:value-type="float" office:value="818358.510361951" calcext:value-type="float">
            <text:p>818358,5103619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6IB</text:p>
          </table:table-cell>
          <table:table-cell office:value-type="string" calcext:value-type="string">
            <text:p>Gab. Estanco Serie 9000 - 450x6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982030.201908122" calcext:value-type="float">
            <text:p>982030,2019081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7I</text:p>
          </table:table-cell>
          <table:table-cell office:value-type="string" calcext:value-type="string">
            <text:p>Gab. Estanco Serie 9000 - 500x600x225 - INOXIDABLE</text:p>
          </table:table-cell>
          <table:table-cell office:value-type="string" calcext:value-type="string">
            <text:p>Genrod</text:p>
          </table:table-cell>
          <table:table-cell office:value-type="float" office:value="917243.161178486" calcext:value-type="float">
            <text:p>917243,1611784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7IB</text:p>
          </table:table-cell>
          <table:table-cell office:value-type="string" calcext:value-type="string">
            <text:p>Gab. Estanco Serie 9000 - 500x6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1100691.77762485" calcext:value-type="float">
            <text:p>1100691,777624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8I</text:p>
          </table:table-cell>
          <table:table-cell office:value-type="string" calcext:value-type="string">
            <text:p>Gab. Estanco Serie 9000 - 600x600x225 - INOXIDABLE</text:p>
          </table:table-cell>
          <table:table-cell office:value-type="string" calcext:value-type="string">
            <text:p>Genrod</text:p>
          </table:table-cell>
          <table:table-cell office:value-type="float" office:value="1010109.78793124" calcext:value-type="float">
            <text:p>1010109,787931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8IB</text:p>
          </table:table-cell>
          <table:table-cell office:value-type="string" calcext:value-type="string">
            <text:p>Gab. Estanco Serie 9000 - 600x6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1212131.76130682" calcext:value-type="float">
            <text:p>1212131,761306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9I</text:p>
          </table:table-cell>
          <table:table-cell office:value-type="string" calcext:value-type="string">
            <text:p>Gab. Estanco Serie 9000 - 600x750x225 - INOXIDABLE</text:p>
          </table:table-cell>
          <table:table-cell office:value-type="string" calcext:value-type="string">
            <text:p>Genrod</text:p>
          </table:table-cell>
          <table:table-cell office:value-type="float" office:value="1209270.12950979" calcext:value-type="float">
            <text:p>1209270,129509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09IB</text:p>
          </table:table-cell>
          <table:table-cell office:value-type="string" calcext:value-type="string">
            <text:p>Gab. Estanco Serie 9000 - 600x75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1451124.16067486" calcext:value-type="float">
            <text:p>1451124,160674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0I</text:p>
          </table:table-cell>
          <table:table-cell office:value-type="string" calcext:value-type="string">
            <text:p>Gab. Estanco Serie 9000 - 600x900x225 - INOXIDABLE</text:p>
          </table:table-cell>
          <table:table-cell office:value-type="string" calcext:value-type="string">
            <text:p>Genrod</text:p>
          </table:table-cell>
          <table:table-cell office:value-type="float" office:value="1435970.19361389" calcext:value-type="float">
            <text:p>1435970,193613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0IB</text:p>
          </table:table-cell>
          <table:table-cell office:value-type="string" calcext:value-type="string">
            <text:p>Gab. Estanco Serie 9000 - 600x9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1723164.23233667" calcext:value-type="float">
            <text:p>1723164,232336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2I</text:p>
          </table:table-cell>
          <table:table-cell office:value-type="string" calcext:value-type="string">
            <text:p>Gab. Estanco Serie 9000 -600x1050x225- INOXIDABLE</text:p>
          </table:table-cell>
          <table:table-cell office:value-type="string" calcext:value-type="string">
            <text:p>Genrod</text:p>
          </table:table-cell>
          <table:table-cell office:value-type="float" office:value="1575960.73270802" calcext:value-type="float">
            <text:p>1575960,732708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2IB</text:p>
          </table:table-cell>
          <table:table-cell office:value-type="string" calcext:value-type="string">
            <text:p>Gab. Estanco Serie 9000 - 600x105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1891152.88451273" calcext:value-type="float">
            <text:p>1891152,884512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1I</text:p>
          </table:table-cell>
          <table:table-cell office:value-type="string" calcext:value-type="string">
            <text:p>Gab. Estanco Serie 9000 -600x1200x225- INOXIDABLE</text:p>
          </table:table-cell>
          <table:table-cell office:value-type="string" calcext:value-type="string">
            <text:p>Genrod</text:p>
          </table:table-cell>
          <table:table-cell office:value-type="float" office:value="1791386.55752644" calcext:value-type="float">
            <text:p>1791386,557526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1IB</text:p>
          </table:table-cell>
          <table:table-cell office:value-type="string" calcext:value-type="string">
            <text:p>Gab. Estanco Serie 9000 - 600x12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2149663.86903172" calcext:value-type="float">
            <text:p>2149663,86903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3I</text:p>
          </table:table-cell>
          <table:table-cell office:value-type="string" calcext:value-type="string">
            <text:p>Gab. Estanco Serie 9000 - 750x750x225 - INOXIDABLE</text:p>
          </table:table-cell>
          <table:table-cell office:value-type="string" calcext:value-type="string">
            <text:p>Genrod</text:p>
          </table:table-cell>
          <table:table-cell office:value-type="float" office:value="1506238.71066897" calcext:value-type="float">
            <text:p>1506238,710668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3IB</text:p>
          </table:table-cell>
          <table:table-cell office:value-type="string" calcext:value-type="string">
            <text:p>Gab. Estanco Serie 9000 - 750x75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1807486.46332899" calcext:value-type="float">
            <text:p>1807486,463328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5I</text:p>
          </table:table-cell>
          <table:table-cell office:value-type="string" calcext:value-type="string">
            <text:p>Gab. Estanco Serie 9000 - 750x900x225 - INOXIDABLE</text:p>
          </table:table-cell>
          <table:table-cell office:value-type="string" calcext:value-type="string">
            <text:p>Genrod</text:p>
          </table:table-cell>
          <table:table-cell office:value-type="float" office:value="1843312.92607003" calcext:value-type="float">
            <text:p>1843312,926070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5IB</text:p>
          </table:table-cell>
          <table:table-cell office:value-type="string" calcext:value-type="string">
            <text:p>Gab. Estanco Serie 9000 - 750x9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2211975.51128404" calcext:value-type="float">
            <text:p>2211975,511284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4I</text:p>
          </table:table-cell>
          <table:table-cell office:value-type="string" calcext:value-type="string">
            <text:p>Gab. Estanco Serie 9000 - 750x1200x225- INOXIDABLE</text:p>
          </table:table-cell>
          <table:table-cell office:value-type="string" calcext:value-type="string">
            <text:p>Genrod</text:p>
          </table:table-cell>
          <table:table-cell office:value-type="float" office:value="2351242.68855407" calcext:value-type="float">
            <text:p>2351242,688554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14IB</text:p>
          </table:table-cell>
          <table:table-cell office:value-type="string" calcext:value-type="string">
            <text:p>Gab. Estanco Serie 9000 - 750x12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2821491.21573867" calcext:value-type="float">
            <text:p>2821491,215738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20I</text:p>
          </table:table-cell>
          <table:table-cell office:value-type="string" calcext:value-type="string">
            <text:p>Gab. Estanco Serie 9000 - 900x900x225 - INOXIDABLE</text:p>
          </table:table-cell>
          <table:table-cell office:value-type="string" calcext:value-type="string">
            <text:p>Genrod</text:p>
          </table:table-cell>
          <table:table-cell office:value-type="float" office:value="2211967.56398809" calcext:value-type="float">
            <text:p>2211967,563988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20IB</text:p>
          </table:table-cell>
          <table:table-cell office:value-type="string" calcext:value-type="string">
            <text:p>Gab. Estanco Serie 9000 - 900x9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2654361.08204882" calcext:value-type="float">
            <text:p>2654361,082048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21I</text:p>
          </table:table-cell>
          <table:table-cell office:value-type="string" calcext:value-type="string">
            <text:p>Gab. Estanco Serie 9000 - 900x1200x225- INOXIDABLE</text:p>
          </table:table-cell>
          <table:table-cell office:value-type="string" calcext:value-type="string">
            <text:p>Genrod</text:p>
          </table:table-cell>
          <table:table-cell office:value-type="float" office:value="2796491.83846655" calcext:value-type="float">
            <text:p>2796491,838466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221IB</text:p>
          </table:table-cell>
          <table:table-cell office:value-type="string" calcext:value-type="string">
            <text:p>Gab. Estanco Serie 9000 - 900x1200x225 - Cpo y bja Inox</text:p>
          </table:table-cell>
          <table:table-cell office:value-type="string" calcext:value-type="string">
            <text:p>Genrod</text:p>
          </table:table-cell>
          <table:table-cell office:value-type="float" office:value="3355790.21142297" calcext:value-type="float">
            <text:p>3355790,211422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0I</text:p>
          </table:table-cell>
          <table:table-cell office:value-type="string" calcext:value-type="string">
            <text:p>Gab. Estanco Serie 9000 - 300x300x300 - INOXIDABLE</text:p>
          </table:table-cell>
          <table:table-cell office:value-type="string" calcext:value-type="string">
            <text:p>Genrod</text:p>
          </table:table-cell>
          <table:table-cell office:value-type="float" office:value="496417.051688979" calcext:value-type="float">
            <text:p>496417,0516889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0IB</text:p>
          </table:table-cell>
          <table:table-cell office:value-type="string" calcext:value-type="string">
            <text:p>Gab. Estanco Serie 9000 - 300x3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595700.488342324" calcext:value-type="float">
            <text:p>595700,4883423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1I</text:p>
          </table:table-cell>
          <table:table-cell office:value-type="string" calcext:value-type="string">
            <text:p>Gab. Estanco Serie 9000 - 300x450x300 - INOXIDABLE</text:p>
          </table:table-cell>
          <table:table-cell office:value-type="string" calcext:value-type="string">
            <text:p>Genrod</text:p>
          </table:table-cell>
          <table:table-cell office:value-type="float" office:value="578681.827760802" calcext:value-type="float">
            <text:p>578681,8277608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1IB</text:p>
          </table:table-cell>
          <table:table-cell office:value-type="string" calcext:value-type="string">
            <text:p>Gab. Estanco Serie 9000 - 300x45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694418.193312962" calcext:value-type="float">
            <text:p>694418,1933129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2I</text:p>
          </table:table-cell>
          <table:table-cell office:value-type="string" calcext:value-type="string">
            <text:p>Gab. Estanco Serie 9000 - 300x600x300 - INOXIDABLE</text:p>
          </table:table-cell>
          <table:table-cell office:value-type="string" calcext:value-type="string">
            <text:p>Genrod</text:p>
          </table:table-cell>
          <table:table-cell office:value-type="float" office:value="749669.847319863" calcext:value-type="float">
            <text:p>749669,8473198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2IB</text:p>
          </table:table-cell>
          <table:table-cell office:value-type="string" calcext:value-type="string">
            <text:p>Gab. Estanco Serie 9000 - 300x6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899603.822046946" calcext:value-type="float">
            <text:p>899603,8220469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3I</text:p>
          </table:table-cell>
          <table:table-cell office:value-type="string" calcext:value-type="string">
            <text:p>Gab. Estanco Serie 9000 - 450x450x300 - INOXIDABLE</text:p>
          </table:table-cell>
          <table:table-cell office:value-type="string" calcext:value-type="string">
            <text:p>Genrod</text:p>
          </table:table-cell>
          <table:table-cell office:value-type="float" office:value="771403.543848244" calcext:value-type="float">
            <text:p>771403,5438482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3IB</text:p>
          </table:table-cell>
          <table:table-cell office:value-type="string" calcext:value-type="string">
            <text:p>Gab. Estanco Serie 9000 - 450x45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925684.242091673" calcext:value-type="float">
            <text:p>925684,2420916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4I</text:p>
          </table:table-cell>
          <table:table-cell office:value-type="string" calcext:value-type="string">
            <text:p>Gab. Estanco Serie 9000 - 450x600x300 - INOXIDABLE</text:p>
          </table:table-cell>
          <table:table-cell office:value-type="string" calcext:value-type="string">
            <text:p>Genrod</text:p>
          </table:table-cell>
          <table:table-cell office:value-type="float" office:value="946740.286905412" calcext:value-type="float">
            <text:p>946740,2869054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4IB</text:p>
          </table:table-cell>
          <table:table-cell office:value-type="string" calcext:value-type="string">
            <text:p>Gab. Estanco Serie 9000 - 450x6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1136088.3495496" calcext:value-type="float">
            <text:p>1136088,34954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5I</text:p>
          </table:table-cell>
          <table:table-cell office:value-type="string" calcext:value-type="string">
            <text:p>Gab. Estanco Serie 9000 - 600x600x300 - INOXIDABLE</text:p>
          </table:table-cell>
          <table:table-cell office:value-type="string" calcext:value-type="string">
            <text:p>Genrod</text:p>
          </table:table-cell>
          <table:table-cell office:value-type="float" office:value="1164891.95528555" calcext:value-type="float">
            <text:p>1164891,955285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5IB</text:p>
          </table:table-cell>
          <table:table-cell office:value-type="string" calcext:value-type="string">
            <text:p>Gab. Estanco Serie 9000 - 600x6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1397870.33055333" calcext:value-type="float">
            <text:p>1397870,330553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6I</text:p>
          </table:table-cell>
          <table:table-cell office:value-type="string" calcext:value-type="string">
            <text:p>Gab. Estanco Serie 9000 - 600x750x300 - INOXIDABLE</text:p>
          </table:table-cell>
          <table:table-cell office:value-type="string" calcext:value-type="string">
            <text:p>Genrod</text:p>
          </table:table-cell>
          <table:table-cell office:value-type="float" office:value="1381526.6901315" calcext:value-type="float">
            <text:p>1381526,69013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6IB</text:p>
          </table:table-cell>
          <table:table-cell office:value-type="string" calcext:value-type="string">
            <text:p>Gab. Estanco Serie 9000 - 600x75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1657832.01236847" calcext:value-type="float">
            <text:p>1657832,012368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7I</text:p>
          </table:table-cell>
          <table:table-cell office:value-type="string" calcext:value-type="string">
            <text:p>Gab. Estanco Serie 9000 - 600x900x300 - INOXIDABLE</text:p>
          </table:table-cell>
          <table:table-cell office:value-type="string" calcext:value-type="string">
            <text:p>Genrod</text:p>
          </table:table-cell>
          <table:table-cell office:value-type="float" office:value="1592265.9524276" calcext:value-type="float">
            <text:p>1592265,95242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7IB</text:p>
          </table:table-cell>
          <table:table-cell office:value-type="string" calcext:value-type="string">
            <text:p>Gab. Estanco Serie 9000 - 600x9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1910719.15343934" calcext:value-type="float">
            <text:p>1910719,153439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8I</text:p>
          </table:table-cell>
          <table:table-cell office:value-type="string" calcext:value-type="string">
            <text:p>Gab. Estanco Serie 9000 -600x1050x300- INOXIDABLE</text:p>
          </table:table-cell>
          <table:table-cell office:value-type="string" calcext:value-type="string">
            <text:p>Genrod</text:p>
          </table:table-cell>
          <table:table-cell office:value-type="float" office:value="1778476.17526743" calcext:value-type="float">
            <text:p>1778476,175267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8IB</text:p>
          </table:table-cell>
          <table:table-cell office:value-type="string" calcext:value-type="string">
            <text:p>Gab. Estanco Serie 9000 - 600x105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2134171.43137336" calcext:value-type="float">
            <text:p>2134171,431373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9I</text:p>
          </table:table-cell>
          <table:table-cell office:value-type="string" calcext:value-type="string">
            <text:p>Gab. Estanco Serie 9000 -600x1200x300- INOXIDABLE</text:p>
          </table:table-cell>
          <table:table-cell office:value-type="string" calcext:value-type="string">
            <text:p>Genrod</text:p>
          </table:table-cell>
          <table:table-cell office:value-type="float" office:value="1995425.56513851" calcext:value-type="float">
            <text:p>1995425,565138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09IB</text:p>
          </table:table-cell>
          <table:table-cell office:value-type="string" calcext:value-type="string">
            <text:p>Gab. Estanco Serie 9000 - 600x12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2394510.66237688" calcext:value-type="float">
            <text:p>2394510,662376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4I</text:p>
          </table:table-cell>
          <table:table-cell office:value-type="string" calcext:value-type="string">
            <text:p>Gab. Estanco Serie 9000 - 750x750x300 - INOXIDABLE</text:p>
          </table:table-cell>
          <table:table-cell office:value-type="string" calcext:value-type="string">
            <text:p>Genrod</text:p>
          </table:table-cell>
          <table:table-cell office:value-type="float" office:value="1708575.31275413" calcext:value-type="float">
            <text:p>1708575,312754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4IB</text:p>
          </table:table-cell>
          <table:table-cell office:value-type="string" calcext:value-type="string">
            <text:p>Gab. Estanco Serie 9000 - 750x75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2050290.38056806" calcext:value-type="float">
            <text:p>2050290,380568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1I</text:p>
          </table:table-cell>
          <table:table-cell office:value-type="string" calcext:value-type="string">
            <text:p>Gab. Estanco Serie 9000 - 750x900x300 - INOXIDABLE</text:p>
          </table:table-cell>
          <table:table-cell office:value-type="string" calcext:value-type="string">
            <text:p>Genrod</text:p>
          </table:table-cell>
          <table:table-cell office:value-type="float" office:value="2096797.56169183" calcext:value-type="float">
            <text:p>2096797,561691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1IB</text:p>
          </table:table-cell>
          <table:table-cell office:value-type="string" calcext:value-type="string">
            <text:p>Gab. Estanco Serie 9000 - 750x9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2510195.37050541" calcext:value-type="float">
            <text:p>2510195,370505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2I</text:p>
          </table:table-cell>
          <table:table-cell office:value-type="string" calcext:value-type="string">
            <text:p>Gab. Estanco Serie 9000 - 750x1200x300 - INOXIDABLE</text:p>
          </table:table-cell>
          <table:table-cell office:value-type="string" calcext:value-type="string">
            <text:p>Genrod</text:p>
          </table:table-cell>
          <table:table-cell office:value-type="float" office:value="2695878.30868032" calcext:value-type="float">
            <text:p>2695878,308680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12IB</text:p>
          </table:table-cell>
          <table:table-cell office:value-type="string" calcext:value-type="string">
            <text:p>Gab. Estanco Serie 9000 - 750x12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3235053.97041638" calcext:value-type="float">
            <text:p>3235053,970416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21I</text:p>
          </table:table-cell>
          <table:table-cell office:value-type="string" calcext:value-type="string">
            <text:p>Gab. Estanco Serie 9000 - 900x1200x300 - INOXIDABLE</text:p>
          </table:table-cell>
          <table:table-cell office:value-type="string" calcext:value-type="string">
            <text:p>Genrod</text:p>
          </table:table-cell>
          <table:table-cell office:value-type="float" office:value="3203705.38789029" calcext:value-type="float">
            <text:p>3203705,387890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321IB</text:p>
          </table:table-cell>
          <table:table-cell office:value-type="string" calcext:value-type="string">
            <text:p>Gab. Estanco Serie 9000 - 900x1200x300 - Cpo y bja Inox</text:p>
          </table:table-cell>
          <table:table-cell office:value-type="string" calcext:value-type="string">
            <text:p>Genrod</text:p>
          </table:table-cell>
          <table:table-cell office:value-type="float" office:value="3844446.46546835" calcext:value-type="float">
            <text:p>3844446,465468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06104</text:p>
          </table:table-cell>
          <table:table-cell office:value-type="string" calcext:value-type="string">
            <text:p>Pupitre Modular tipo Consola - 600x1000x450</text:p>
          </table:table-cell>
          <table:table-cell office:value-type="string" calcext:value-type="string">
            <text:p>Genrod</text:p>
          </table:table-cell>
          <table:table-cell office:value-type="float" office:value="740253.696351819" calcext:value-type="float">
            <text:p>740253,6963518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09104</text:p>
          </table:table-cell>
          <table:table-cell office:value-type="string" calcext:value-type="string">
            <text:p>Pupitre Modular tipo Consola - 900x1000x450</text:p>
          </table:table-cell>
          <table:table-cell office:value-type="string" calcext:value-type="string">
            <text:p>Genrod</text:p>
          </table:table-cell>
          <table:table-cell office:value-type="float" office:value="974089.22169724" calcext:value-type="float">
            <text:p>974089,221697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2104</text:p>
          </table:table-cell>
          <table:table-cell office:value-type="string" calcext:value-type="string">
            <text:p>Pupitre Modular tipo Consola - 1200x1000x450</text:p>
          </table:table-cell>
          <table:table-cell office:value-type="string" calcext:value-type="string">
            <text:p>Genrod</text:p>
          </table:table-cell>
          <table:table-cell office:value-type="float" office:value="1238259.86512721" calcext:value-type="float">
            <text:p>1238259,865127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06106</text:p>
          </table:table-cell>
          <table:table-cell office:value-type="string" calcext:value-type="string">
            <text:p>Pupitre Modular tipo Consola - 600x1000x600</text:p>
          </table:table-cell>
          <table:table-cell office:value-type="string" calcext:value-type="string">
            <text:p>Genrod</text:p>
          </table:table-cell>
          <table:table-cell office:value-type="float" office:value="823121.914288753" calcext:value-type="float">
            <text:p>823121,9142887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09106</text:p>
          </table:table-cell>
          <table:table-cell office:value-type="string" calcext:value-type="string">
            <text:p>Pupitre Modular tipo Consola - 900x1000x600</text:p>
          </table:table-cell>
          <table:table-cell office:value-type="string" calcext:value-type="string">
            <text:p>Genrod</text:p>
          </table:table-cell>
          <table:table-cell office:value-type="float" office:value="1095395.14171895" calcext:value-type="float">
            <text:p>1095395,141718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2106</text:p>
          </table:table-cell>
          <table:table-cell office:value-type="string" calcext:value-type="string">
            <text:p>Pupitre Modular tipo Consola - 1200x1000x600</text:p>
          </table:table-cell>
          <table:table-cell office:value-type="string" calcext:value-type="string">
            <text:p>Genrod</text:p>
          </table:table-cell>
          <table:table-cell office:value-type="float" office:value="1381135.1937019" calcext:value-type="float">
            <text:p>1381135,19370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06146</text:p>
          </table:table-cell>
          <table:table-cell office:value-type="string" calcext:value-type="string">
            <text:p>Pupitre Modular con Cabezal - 600x1400x600</text:p>
          </table:table-cell>
          <table:table-cell office:value-type="string" calcext:value-type="string">
            <text:p>Genrod</text:p>
          </table:table-cell>
          <table:table-cell office:value-type="float" office:value="1035900.07904296" calcext:value-type="float">
            <text:p>1035900,079042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09146</text:p>
          </table:table-cell>
          <table:table-cell office:value-type="string" calcext:value-type="string">
            <text:p>Pupitre Modular con Cabezal - 900x1400x600</text:p>
          </table:table-cell>
          <table:table-cell office:value-type="string" calcext:value-type="string">
            <text:p>Genrod</text:p>
          </table:table-cell>
          <table:table-cell office:value-type="float" office:value="1344870.20864433" calcext:value-type="float">
            <text:p>1344870,208644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12146</text:p>
          </table:table-cell>
          <table:table-cell office:value-type="string" calcext:value-type="string">
            <text:p>Pupitre Modular con Cabezal - 1200x1400x600</text:p>
          </table:table-cell>
          <table:table-cell office:value-type="string" calcext:value-type="string">
            <text:p>Genrod</text:p>
          </table:table-cell>
          <table:table-cell office:value-type="float" office:value="1690614.0555058" calcext:value-type="float">
            <text:p>1690614,05550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907165</text:p>
          </table:table-cell>
          <table:table-cell office:value-type="string" calcext:value-type="string">
            <text:p>Pupitre Estación de Trabajo - 700x1630x500</text:p>
          </table:table-cell>
          <table:table-cell office:value-type="string" calcext:value-type="string">
            <text:p>Genrod</text:p>
          </table:table-cell>
          <table:table-cell office:value-type="float" office:value="1308095.17560676" calcext:value-type="float">
            <text:p>1308095,175606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6074T</text:p>
          </table:table-cell>
          <table:table-cell office:value-type="string" calcext:value-type="string">
            <text:p>Gab. Pesados para usos Extremos-600x750x400- con Trineo</text:p>
          </table:table-cell>
          <table:table-cell office:value-type="string" calcext:value-type="string">
            <text:p>Genrod</text:p>
          </table:table-cell>
          <table:table-cell office:value-type="float" office:value="1081654.76702937" calcext:value-type="float">
            <text:p>1081654,767029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6094T</text:p>
          </table:table-cell>
          <table:table-cell office:value-type="string" calcext:value-type="string">
            <text:p>Gab. Pesados para usos Extremos-600x900x400- con Trineo</text:p>
          </table:table-cell>
          <table:table-cell office:value-type="string" calcext:value-type="string">
            <text:p>Genrod</text:p>
          </table:table-cell>
          <table:table-cell office:value-type="float" office:value="1179384.16522376" calcext:value-type="float">
            <text:p>1179384,165223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71274T</text:p>
          </table:table-cell>
          <table:table-cell office:value-type="string" calcext:value-type="string">
            <text:p>Gab. Pesados para usos Extremos-750x1200x400- con Trineo</text:p>
          </table:table-cell>
          <table:table-cell office:value-type="string" calcext:value-type="string">
            <text:p>Genrod</text:p>
          </table:table-cell>
          <table:table-cell office:value-type="float" office:value="1627467.13139747" calcext:value-type="float">
            <text:p>1627467,131397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7155T</text:p>
          </table:table-cell>
          <table:table-cell office:value-type="string" calcext:value-type="string">
            <text:p>Gab. Pesados para usos Extremos-750x1500x500- con Trineo</text:p>
          </table:table-cell>
          <table:table-cell office:value-type="string" calcext:value-type="string">
            <text:p>Genrod</text:p>
          </table:table-cell>
          <table:table-cell office:value-type="float" office:value="1984059.93194949" calcext:value-type="float">
            <text:p>1984059,931949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8175T</text:p>
          </table:table-cell>
          <table:table-cell office:value-type="string" calcext:value-type="string">
            <text:p>Gab. Pesados para usos Extremos-800x1700x500- con Trineo</text:p>
          </table:table-cell>
          <table:table-cell office:value-type="string" calcext:value-type="string">
            <text:p>Genrod</text:p>
          </table:table-cell>
          <table:table-cell office:value-type="float" office:value="2515833.8190835" calcext:value-type="float">
            <text:p>2515833,81908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6074Z</text:p>
          </table:table-cell>
          <table:table-cell office:value-type="string" calcext:value-type="string">
            <text:p>Gab. Pesados para usos Extremos-600x750x400- con Zócalo</text:p>
          </table:table-cell>
          <table:table-cell office:value-type="string" calcext:value-type="string">
            <text:p>Genrod</text:p>
          </table:table-cell>
          <table:table-cell office:value-type="float" office:value="959145.910609856" calcext:value-type="float">
            <text:p>959145,9106098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6094Z</text:p>
          </table:table-cell>
          <table:table-cell office:value-type="string" calcext:value-type="string">
            <text:p>Gab. Pesados para usos Extremos-600x900x400- con Zócalo</text:p>
          </table:table-cell>
          <table:table-cell office:value-type="string" calcext:value-type="string">
            <text:p>Genrod</text:p>
          </table:table-cell>
          <table:table-cell office:value-type="float" office:value="1073161.34448827" calcext:value-type="float">
            <text:p>1073161,344488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71274Z</text:p>
          </table:table-cell>
          <table:table-cell office:value-type="string" calcext:value-type="string">
            <text:p>Gab. Pesados para usos Extremos-750x1200x400- con Zócalo</text:p>
          </table:table-cell>
          <table:table-cell office:value-type="string" calcext:value-type="string">
            <text:p>Genrod</text:p>
          </table:table-cell>
          <table:table-cell office:value-type="float" office:value="1508024.56280329" calcext:value-type="float">
            <text:p>1508024,562803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7155Z</text:p>
          </table:table-cell>
          <table:table-cell office:value-type="string" calcext:value-type="string">
            <text:p>Gab. Pesados para usos Extremos-750x1500x500- con Zócalo</text:p>
          </table:table-cell>
          <table:table-cell office:value-type="string" calcext:value-type="string">
            <text:p>Genrod</text:p>
          </table:table-cell>
          <table:table-cell office:value-type="float" office:value="1784329.91135581" calcext:value-type="float">
            <text:p>1784329,911355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8175Z</text:p>
          </table:table-cell>
          <table:table-cell office:value-type="string" calcext:value-type="string">
            <text:p>Gab. Pesados para usos Extremos-800x1700x500- con Zócalo</text:p>
          </table:table-cell>
          <table:table-cell office:value-type="string" calcext:value-type="string">
            <text:p>Genrod</text:p>
          </table:table-cell>
          <table:table-cell office:value-type="float" office:value="2300325.8371196" calcext:value-type="float">
            <text:p>2300325,83711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6075</text:p>
          </table:table-cell>
          <table:table-cell office:value-type="string" calcext:value-type="string">
            <text:p>Cfte Abis p/Gab. Pesado 600x750 c/soportes y correderas </text:p>
          </table:table-cell>
          <table:table-cell office:value-type="string" calcext:value-type="string">
            <text:p>Genrod</text:p>
          </table:table-cell>
          <table:table-cell office:value-type="float" office:value="239792.602596605" calcext:value-type="float">
            <text:p>239792,6025966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6090</text:p>
          </table:table-cell>
          <table:table-cell office:value-type="string" calcext:value-type="string">
            <text:p>Cfte Abis p/Gab. Pesado 600x900 c/soportes y correderas </text:p>
          </table:table-cell>
          <table:table-cell office:value-type="string" calcext:value-type="string">
            <text:p>Genrod</text:p>
          </table:table-cell>
          <table:table-cell office:value-type="float" office:value="266620.226353249" calcext:value-type="float">
            <text:p>266620,2263532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7512</text:p>
          </table:table-cell>
          <table:table-cell office:value-type="string" calcext:value-type="string">
            <text:p>Cfte Abis p/Gab. Pesado 750x1200 c/soportes y correderas </text:p>
          </table:table-cell>
          <table:table-cell office:value-type="string" calcext:value-type="string">
            <text:p>Genrod</text:p>
          </table:table-cell>
          <table:table-cell office:value-type="float" office:value="290135.801367974" calcext:value-type="float">
            <text:p>290135,8013679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7515</text:p>
          </table:table-cell>
          <table:table-cell office:value-type="string" calcext:value-type="string">
            <text:p>Cfte Abis p/Gab. Pesado 750x1500 c/soportes y correderas </text:p>
          </table:table-cell>
          <table:table-cell office:value-type="string" calcext:value-type="string">
            <text:p>Genrod</text:p>
          </table:table-cell>
          <table:table-cell office:value-type="float" office:value="312790.252657087" calcext:value-type="float">
            <text:p>312790,2526570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P7817</text:p>
          </table:table-cell>
          <table:table-cell office:value-type="string" calcext:value-type="string">
            <text:p>Cfte Abis p/Gab. Pesado 800x1700 c/soportes y correderas </text:p>
          </table:table-cell>
          <table:table-cell office:value-type="string" calcext:value-type="string">
            <text:p>Genrod</text:p>
          </table:table-cell>
          <table:table-cell office:value-type="float" office:value="359357.696389161" calcext:value-type="float">
            <text:p>359357,6963891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0801B</text:p>
          </table:table-cell>
          <table:table-cell office:value-type="string" calcext:value-type="string">
            <text:p>Kit Vent. Entrada 117x135 ø80mm (3.2")Color Beige</text:p>
          </table:table-cell>
          <table:table-cell office:value-type="string" calcext:value-type="string">
            <text:p>Genrod</text:p>
          </table:table-cell>
          <table:table-cell office:value-type="float" office:value="169917.950370583" calcext:value-type="float">
            <text:p>169917,9503705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201B</text:p>
          </table:table-cell>
          <table:table-cell office:value-type="string" calcext:value-type="string">
            <text:p>Kit Vent. Entrada 148x170 ø120mm (4")Color Beige</text:p>
          </table:table-cell>
          <table:table-cell office:value-type="string" calcext:value-type="string">
            <text:p>Genrod</text:p>
          </table:table-cell>
          <table:table-cell office:value-type="float" office:value="185093.680390969" calcext:value-type="float">
            <text:p>185093,6803909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501B</text:p>
          </table:table-cell>
          <table:table-cell office:value-type="string" calcext:value-type="string">
            <text:p>Kit Vent. Entrada 248x248 ø150mm (6")Color Beige</text:p>
          </table:table-cell>
          <table:table-cell office:value-type="string" calcext:value-type="string">
            <text:p>Genrod</text:p>
          </table:table-cell>
          <table:table-cell office:value-type="float" office:value="314226.529032119" calcext:value-type="float">
            <text:p>314226,5290321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0801G</text:p>
          </table:table-cell>
          <table:table-cell office:value-type="string" calcext:value-type="string">
            <text:p>Kit Vent. Entrada 117x135 ø80mm (3.2")Color Gris</text:p>
          </table:table-cell>
          <table:table-cell office:value-type="string" calcext:value-type="string">
            <text:p>Genrod</text:p>
          </table:table-cell>
          <table:table-cell office:value-type="float" office:value="169917.950370583" calcext:value-type="float">
            <text:p>169917,9503705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201G</text:p>
          </table:table-cell>
          <table:table-cell office:value-type="string" calcext:value-type="string">
            <text:p>Kit Vent. Entrada 148x170 ø120mm (4")Color Gris</text:p>
          </table:table-cell>
          <table:table-cell office:value-type="string" calcext:value-type="string">
            <text:p>Genrod</text:p>
          </table:table-cell>
          <table:table-cell office:value-type="float" office:value="185093.680390969" calcext:value-type="float">
            <text:p>185093,6803909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501G</text:p>
          </table:table-cell>
          <table:table-cell office:value-type="string" calcext:value-type="string">
            <text:p>Kit Vent. Entrada 248x248 ø150mm (6")Color Gris</text:p>
          </table:table-cell>
          <table:table-cell office:value-type="string" calcext:value-type="string">
            <text:p>Genrod</text:p>
          </table:table-cell>
          <table:table-cell office:value-type="float" office:value="314226.529032119" calcext:value-type="float">
            <text:p>314226,5290321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0802B</text:p>
          </table:table-cell>
          <table:table-cell office:value-type="string" calcext:value-type="string">
            <text:p>Kit Ventilación de Salida 117x135 Color Beige</text:p>
          </table:table-cell>
          <table:table-cell office:value-type="string" calcext:value-type="string">
            <text:p>Genrod</text:p>
          </table:table-cell>
          <table:table-cell office:value-type="float" office:value="26964.3593517379" calcext:value-type="float">
            <text:p>26964,35935173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202B</text:p>
          </table:table-cell>
          <table:table-cell office:value-type="string" calcext:value-type="string">
            <text:p>Kit Ventilación de Salida 148x170 Color Beige</text:p>
          </table:table-cell>
          <table:table-cell office:value-type="string" calcext:value-type="string">
            <text:p>Genrod</text:p>
          </table:table-cell>
          <table:table-cell office:value-type="float" office:value="35094.1536301332" calcext:value-type="float">
            <text:p>35094,15363013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502B</text:p>
          </table:table-cell>
          <table:table-cell office:value-type="string" calcext:value-type="string">
            <text:p>Kit Ventilación de Salida 248x248 Color Beige</text:p>
          </table:table-cell>
          <table:table-cell office:value-type="string" calcext:value-type="string">
            <text:p>Genrod</text:p>
          </table:table-cell>
          <table:table-cell office:value-type="float" office:value="74389.4268413438" calcext:value-type="float">
            <text:p>74389,42684134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0802G</text:p>
          </table:table-cell>
          <table:table-cell office:value-type="string" calcext:value-type="string">
            <text:p>Kit Ventilación de Salida 117x135 Color Gris</text:p>
          </table:table-cell>
          <table:table-cell office:value-type="string" calcext:value-type="string">
            <text:p>Genrod</text:p>
          </table:table-cell>
          <table:table-cell office:value-type="float" office:value="26964.3593517379" calcext:value-type="float">
            <text:p>26964,35935173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202G</text:p>
          </table:table-cell>
          <table:table-cell office:value-type="string" calcext:value-type="string">
            <text:p>Kit Ventilación de Salida 148x170 Color Gris</text:p>
          </table:table-cell>
          <table:table-cell office:value-type="string" calcext:value-type="string">
            <text:p>Genrod</text:p>
          </table:table-cell>
          <table:table-cell office:value-type="float" office:value="35094.1536301332" calcext:value-type="float">
            <text:p>35094,15363013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502G</text:p>
          </table:table-cell>
          <table:table-cell office:value-type="string" calcext:value-type="string">
            <text:p>Kit Ventilación de Salida 248x248 Color Gris</text:p>
          </table:table-cell>
          <table:table-cell office:value-type="string" calcext:value-type="string">
            <text:p>Genrod</text:p>
          </table:table-cell>
          <table:table-cell office:value-type="float" office:value="74389.4268413438" calcext:value-type="float">
            <text:p>74389,42684134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0803</text:p>
          </table:table-cell>
          <table:table-cell office:value-type="string" calcext:value-type="string">
            <text:p>Filtro repuesto p/rejilla 117x135mm</text:p>
          </table:table-cell>
          <table:table-cell office:value-type="string" calcext:value-type="string">
            <text:p>Genrod</text:p>
          </table:table-cell>
          <table:table-cell office:value-type="float" office:value="1316.51430935168" calcext:value-type="float">
            <text:p>1316,514309351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203</text:p>
          </table:table-cell>
          <table:table-cell office:value-type="string" calcext:value-type="string">
            <text:p>Filtro repuesto p/rejilla 148x170mm</text:p>
          </table:table-cell>
          <table:table-cell office:value-type="string" calcext:value-type="string">
            <text:p>Genrod</text:p>
          </table:table-cell>
          <table:table-cell office:value-type="float" office:value="2543.73995932" calcext:value-type="float">
            <text:p>2543,739959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41503</text:p>
          </table:table-cell>
          <table:table-cell office:value-type="string" calcext:value-type="string">
            <text:p>Filtro repuesto p/rejilla 248x248mm</text:p>
          </table:table-cell>
          <table:table-cell office:value-type="string" calcext:value-type="string">
            <text:p>Genrod</text:p>
          </table:table-cell>
          <table:table-cell office:value-type="float" office:value="4001.01614283659" calcext:value-type="float">
            <text:p>4001,016142836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419</text:p>
          </table:table-cell>
          <table:table-cell office:value-type="string" calcext:value-type="string">
            <text:p>Planchuela de Cobre Desnudo 19x4 x 4 mts</text:p>
          </table:table-cell>
          <table:table-cell office:value-type="string" calcext:value-type="string">
            <text:p>Genrod</text:p>
          </table:table-cell>
          <table:table-cell office:value-type="float" office:value="179949.214149931" calcext:value-type="float">
            <text:p>179949,2141499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320</text:p>
          </table:table-cell>
          <table:table-cell office:value-type="string" calcext:value-type="string">
            <text:p>Planchuela de Cobre Desnudo 20x3 x 4 mts</text:p>
          </table:table-cell>
          <table:table-cell office:value-type="string" calcext:value-type="string">
            <text:p>Genrod</text:p>
          </table:table-cell>
          <table:table-cell office:value-type="float" office:value="140257.91259556" calcext:value-type="float">
            <text:p>140257,912595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525</text:p>
          </table:table-cell>
          <table:table-cell office:value-type="string" calcext:value-type="string">
            <text:p>Planchuela de Cobre Desnudo 25x5 x 4 mts</text:p>
          </table:table-cell>
          <table:table-cell office:value-type="string" calcext:value-type="string">
            <text:p>Genrod</text:p>
          </table:table-cell>
          <table:table-cell office:value-type="float" office:value="293743.843651071" calcext:value-type="float">
            <text:p>293743,8436510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530</text:p>
          </table:table-cell>
          <table:table-cell office:value-type="string" calcext:value-type="string">
            <text:p>Planchuela de Cobre Desnudo 30x5 x 4 mts</text:p>
          </table:table-cell>
          <table:table-cell office:value-type="string" calcext:value-type="string">
            <text:p>Genrod</text:p>
          </table:table-cell>
          <table:table-cell office:value-type="float" office:value="351964.149155688" calcext:value-type="float">
            <text:p>351964,1491556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1030</text:p>
          </table:table-cell>
          <table:table-cell office:value-type="string" calcext:value-type="string">
            <text:p>Planchuela de Cobre Desnudo 30x10 x 4 mts</text:p>
          </table:table-cell>
          <table:table-cell office:value-type="string" calcext:value-type="string">
            <text:p>Genrod</text:p>
          </table:table-cell>
          <table:table-cell office:value-type="float" office:value="711332.140563741" calcext:value-type="float">
            <text:p>711332,1405637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540</text:p>
          </table:table-cell>
          <table:table-cell office:value-type="string" calcext:value-type="string">
            <text:p>Planchuela de Cobre Desnudo 40x5 x 4 mts</text:p>
          </table:table-cell>
          <table:table-cell office:value-type="string" calcext:value-type="string">
            <text:p>Genrod</text:p>
          </table:table-cell>
          <table:table-cell office:value-type="float" office:value="468402.053422689" calcext:value-type="float">
            <text:p>468402,0534226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1040</text:p>
          </table:table-cell>
          <table:table-cell office:value-type="string" calcext:value-type="string">
            <text:p>Planchuela de Cobre Desnudo 40x10 x 4 mts</text:p>
          </table:table-cell>
          <table:table-cell office:value-type="string" calcext:value-type="string">
            <text:p>Genrod</text:p>
          </table:table-cell>
          <table:table-cell office:value-type="float" office:value="939453.669147883" calcext:value-type="float">
            <text:p>939453,6691478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550</text:p>
          </table:table-cell>
          <table:table-cell office:value-type="string" calcext:value-type="string">
            <text:p>Planchuela de Cobre Desnudo 50x5 x 4 mts</text:p>
          </table:table-cell>
          <table:table-cell office:value-type="string" calcext:value-type="string">
            <text:p>Genrod</text:p>
          </table:table-cell>
          <table:table-cell office:value-type="float" office:value="590140.012737342" calcext:value-type="float">
            <text:p>590140,0127373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1050</text:p>
          </table:table-cell>
          <table:table-cell office:value-type="string" calcext:value-type="string">
            <text:p>Planchuela de Cobre Desnudo 50x10 x 4 mts</text:p>
          </table:table-cell>
          <table:table-cell office:value-type="string" calcext:value-type="string">
            <text:p>Genrod</text:p>
          </table:table-cell>
          <table:table-cell office:value-type="float" office:value="1180271.87705276" calcext:value-type="float">
            <text:p>1180271,877052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560</text:p>
          </table:table-cell>
          <table:table-cell office:value-type="string" calcext:value-type="string">
            <text:p>Planchuela de Cobre Desnudo 60x5 x 4 mts</text:p>
          </table:table-cell>
          <table:table-cell office:value-type="string" calcext:value-type="string">
            <text:p>Genrod</text:p>
          </table:table-cell>
          <table:table-cell office:value-type="float" office:value="703930.131001429" calcext:value-type="float">
            <text:p>703930,1310014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1060</text:p>
          </table:table-cell>
          <table:table-cell office:value-type="string" calcext:value-type="string">
            <text:p>Planchuela de Cobre Desnudo 60x10 x 4 mts</text:p>
          </table:table-cell>
          <table:table-cell office:value-type="string" calcext:value-type="string">
            <text:p>Genrod</text:p>
          </table:table-cell>
          <table:table-cell office:value-type="float" office:value="1410512.55924283" calcext:value-type="float">
            <text:p>1410512,559242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580</text:p>
          </table:table-cell>
          <table:table-cell office:value-type="string" calcext:value-type="string">
            <text:p>Planchuela de Cobre Desnudo 80x5 x 4 mts</text:p>
          </table:table-cell>
          <table:table-cell office:value-type="string" calcext:value-type="string">
            <text:p>Genrod</text:p>
          </table:table-cell>
          <table:table-cell office:value-type="float" office:value="944746.506216249" calcext:value-type="float">
            <text:p>944746,5062162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1080</text:p>
          </table:table-cell>
          <table:table-cell office:value-type="string" calcext:value-type="string">
            <text:p>Planchuela de Cobre Desnudo 80x10 x 4 mts</text:p>
          </table:table-cell>
          <table:table-cell office:value-type="string" calcext:value-type="string">
            <text:p>Genrod</text:p>
          </table:table-cell>
          <table:table-cell office:value-type="float" office:value="1889497.55186478" calcext:value-type="float">
            <text:p>1889497,551864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0599</text:p>
          </table:table-cell>
          <table:table-cell office:value-type="string" calcext:value-type="string">
            <text:p>Planchuela de Cobre Desnudo 100x5 x 4 mts</text:p>
          </table:table-cell>
          <table:table-cell office:value-type="string" calcext:value-type="string">
            <text:p>Genrod</text:p>
          </table:table-cell>
          <table:table-cell office:value-type="float" office:value="1180271.87705276" calcext:value-type="float">
            <text:p>1180271,877052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1099</text:p>
          </table:table-cell>
          <table:table-cell office:value-type="string" calcext:value-type="string">
            <text:p>Planchuela de Cobre Desnudo 100x10 x 4 mts</text:p>
          </table:table-cell>
          <table:table-cell office:value-type="string" calcext:value-type="string">
            <text:p>Genrod</text:p>
          </table:table-cell>
          <table:table-cell office:value-type="float" office:value="2360550.09803262" calcext:value-type="float">
            <text:p>2360550,098032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01210</text:p>
          </table:table-cell>
          <table:table-cell office:value-type="string" calcext:value-type="string">
            <text:p>Planchuela de Cobre Desnudo 120x10 x 4 mts</text:p>
          </table:table-cell>
          <table:table-cell office:value-type="string" calcext:value-type="string">
            <text:p>Genrod</text:p>
          </table:table-cell>
          <table:table-cell office:value-type="float" office:value="2844802.58020975" calcext:value-type="float">
            <text:p>2844802,580209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07</text:p>
          </table:table-cell>
          <table:table-cell office:value-type="string" calcext:value-type="string">
            <text:p>Barra Flex Aislada GEN-ROD - 3x20x1 - 325Amp.x 3 mts</text:p>
          </table:table-cell>
          <table:table-cell office:value-type="string" calcext:value-type="string">
            <text:p>Genrod</text:p>
          </table:table-cell>
          <table:table-cell office:value-type="float" office:value="204271.633310103" calcext:value-type="float">
            <text:p>204271,6333101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08</text:p>
          </table:table-cell>
          <table:table-cell office:value-type="string" calcext:value-type="string">
            <text:p>Barra Flex Aislada GEN-ROD - 4x20x1 - 363Amp. x 3 mts</text:p>
          </table:table-cell>
          <table:table-cell office:value-type="string" calcext:value-type="string">
            <text:p>Genrod</text:p>
          </table:table-cell>
          <table:table-cell office:value-type="float" office:value="265016.624436534" calcext:value-type="float">
            <text:p>265016,6244365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12</text:p>
          </table:table-cell>
          <table:table-cell office:value-type="string" calcext:value-type="string">
            <text:p>Barra Flex Aislada GEN-ROD - 3x24x1 - 373Amp.x 3 mts</text:p>
          </table:table-cell>
          <table:table-cell office:value-type="string" calcext:value-type="string">
            <text:p>Genrod</text:p>
          </table:table-cell>
          <table:table-cell office:value-type="float" office:value="243481.360309002" calcext:value-type="float">
            <text:p>243481,3603090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13</text:p>
          </table:table-cell>
          <table:table-cell office:value-type="string" calcext:value-type="string">
            <text:p>Barra Flex Aislada GEN-ROD - 4x24x1 - 421Amp..x 3 mts</text:p>
          </table:table-cell>
          <table:table-cell office:value-type="string" calcext:value-type="string">
            <text:p>Genrod</text:p>
          </table:table-cell>
          <table:table-cell office:value-type="float" office:value="316273.046082437" calcext:value-type="float">
            <text:p>316273,0460824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19</text:p>
          </table:table-cell>
          <table:table-cell office:value-type="string" calcext:value-type="string">
            <text:p>Barra Flex Aislada GEN-ROD - 3x32x1 - 434Amp..x 3 mts</text:p>
          </table:table-cell>
          <table:table-cell office:value-type="string" calcext:value-type="string">
            <text:p>Genrod</text:p>
          </table:table-cell>
          <table:table-cell office:value-type="float" office:value="322565.234939102" calcext:value-type="float">
            <text:p>322565,2349391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21</text:p>
          </table:table-cell>
          <table:table-cell office:value-type="string" calcext:value-type="string">
            <text:p>Barra Flex Aislada GEN-ROD - 5x32x1 - 579Amp..x 3 mts</text:p>
          </table:table-cell>
          <table:table-cell office:value-type="string" calcext:value-type="string">
            <text:p>Genrod</text:p>
          </table:table-cell>
          <table:table-cell office:value-type="float" office:value="515604.87481885" calcext:value-type="float">
            <text:p>515604,874818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26</text:p>
          </table:table-cell>
          <table:table-cell office:value-type="string" calcext:value-type="string">
            <text:p>Barra Flex Aislada GEN-ROD - 3x40x1 - 472Amp..x 3 mts</text:p>
          </table:table-cell>
          <table:table-cell office:value-type="string" calcext:value-type="string">
            <text:p>Genrod</text:p>
          </table:table-cell>
          <table:table-cell office:value-type="float" office:value="400352.833797081" calcext:value-type="float">
            <text:p>400352,8337970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28</text:p>
          </table:table-cell>
          <table:table-cell office:value-type="string" calcext:value-type="string">
            <text:p>Barra Flex Aislada GEN-ROD - 5x40x1 - 688Amp..x 3 mts</text:p>
          </table:table-cell>
          <table:table-cell office:value-type="string" calcext:value-type="string">
            <text:p>Genrod</text:p>
          </table:table-cell>
          <table:table-cell office:value-type="float" office:value="642789.56077586" calcext:value-type="float">
            <text:p>642789,560775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36</text:p>
          </table:table-cell>
          <table:table-cell office:value-type="string" calcext:value-type="string">
            <text:p>Barra Flex Aislada GEN-ROD - 5x50x1 - 842Amp..x 3 mts</text:p>
          </table:table-cell>
          <table:table-cell office:value-type="string" calcext:value-type="string">
            <text:p>Genrod</text:p>
          </table:table-cell>
          <table:table-cell office:value-type="float" office:value="801301.320056627" calcext:value-type="float">
            <text:p>801301,3200566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38</text:p>
          </table:table-cell>
          <table:table-cell office:value-type="string" calcext:value-type="string">
            <text:p>Barra Flex Aislada GEN-ROD - 8x50x1 - 1063Amp..x 3 mts</text:p>
          </table:table-cell>
          <table:table-cell office:value-type="string" calcext:value-type="string">
            <text:p>Genrod</text:p>
          </table:table-cell>
          <table:table-cell office:value-type="float" office:value="1255458.77594457" calcext:value-type="float">
            <text:p>1255458,775944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42</text:p>
          </table:table-cell>
          <table:table-cell office:value-type="string" calcext:value-type="string">
            <text:p>Barra Flex Aislada GEN-ROD - 5x63x1 - 932Amp..x 3 mts</text:p>
          </table:table-cell>
          <table:table-cell office:value-type="string" calcext:value-type="string">
            <text:p>Genrod</text:p>
          </table:table-cell>
          <table:table-cell office:value-type="float" office:value="1007417.79556457" calcext:value-type="float">
            <text:p>1007417,795564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845</text:p>
          </table:table-cell>
          <table:table-cell office:value-type="string" calcext:value-type="string">
            <text:p>Barra Flex Aislada GEN-ROD - 10x63x1 - 1448Amp..x 3 mts</text:p>
          </table:table-cell>
          <table:table-cell office:value-type="string" calcext:value-type="string">
            <text:p>Genrod</text:p>
          </table:table-cell>
          <table:table-cell office:value-type="float" office:value="1958966.14764361" calcext:value-type="float">
            <text:p>1958966,147643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3PST</text:p>
          </table:table-cell>
          <table:table-cell office:value-type="string" calcext:value-type="string">
            <text:p>Gab Mod S97-300x750x600- s/BJA, s/LAT, c/Tapa Tras.</text:p>
          </table:table-cell>
          <table:table-cell office:value-type="string" calcext:value-type="string">
            <text:p>Genrod</text:p>
          </table:table-cell>
          <table:table-cell office:value-type="float" office:value="247207.008662405" calcext:value-type="float">
            <text:p>247207,0086624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1PST</text:p>
          </table:table-cell>
          <table:table-cell office:value-type="string" calcext:value-type="string">
            <text:p>Gab Mod S97-300x75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13945.048849221" calcext:value-type="float">
            <text:p>213945,0488492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2PST</text:p>
          </table:table-cell>
          <table:table-cell office:value-type="string" calcext:value-type="string">
            <text:p>Gab Mod S97-300x75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30583.660265162" calcext:value-type="float">
            <text:p>230583,6602651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4PST</text:p>
          </table:table-cell>
          <table:table-cell office:value-type="string" calcext:value-type="string">
            <text:p>Gab Mod S97-300x75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63833.593872234" calcext:value-type="float">
            <text:p>263833,5938722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5PST</text:p>
          </table:table-cell>
          <table:table-cell office:value-type="string" calcext:value-type="string">
            <text:p>Gab Mod S97-300x75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80460.968548548" calcext:value-type="float">
            <text:p>280460,9685485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1PST</text:p>
          </table:table-cell>
          <table:table-cell office:value-type="string" calcext:value-type="string">
            <text:p>Gab Mod S97-300x6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83998.821954881" calcext:value-type="float">
            <text:p>183998,8219548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2PST</text:p>
          </table:table-cell>
          <table:table-cell office:value-type="string" calcext:value-type="string">
            <text:p>Gab Mod S97-300x6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00621.90719663" calcext:value-type="float">
            <text:p>200621,907196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3PST</text:p>
          </table:table-cell>
          <table:table-cell office:value-type="string" calcext:value-type="string">
            <text:p>Gab Mod S97-300x6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17247.676624425" calcext:value-type="float">
            <text:p>217247,6766244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4PST</text:p>
          </table:table-cell>
          <table:table-cell office:value-type="string" calcext:value-type="string">
            <text:p>Gab Mod S97-300x6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33868.603991116" calcext:value-type="float">
            <text:p>233868,6039911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5PST</text:p>
          </table:table-cell>
          <table:table-cell office:value-type="string" calcext:value-type="string">
            <text:p>Gab Mod S97-300x6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50497.057604959" calcext:value-type="float">
            <text:p>250497,0576049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1PST</text:p>
          </table:table-cell>
          <table:table-cell office:value-type="string" calcext:value-type="string">
            <text:p>Gab Mod S97-300x9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43909.222948305" calcext:value-type="float">
            <text:p>243909,2229483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2PST</text:p>
          </table:table-cell>
          <table:table-cell office:value-type="string" calcext:value-type="string">
            <text:p>Gab Mod S97-300x9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60535.255531595" calcext:value-type="float">
            <text:p>260535,2555315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3PST</text:p>
          </table:table-cell>
          <table:table-cell office:value-type="string" calcext:value-type="string">
            <text:p>Gab Mod S97-300x9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77158.603928838" calcext:value-type="float">
            <text:p>277158,6039288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4PST</text:p>
          </table:table-cell>
          <table:table-cell office:value-type="string" calcext:value-type="string">
            <text:p>Gab Mod S97-300x9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93783.5575746" calcext:value-type="float">
            <text:p>293783,55757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5PST</text:p>
          </table:table-cell>
          <table:table-cell office:value-type="string" calcext:value-type="string">
            <text:p>Gab Mod S97-300x9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10409.0638469" calcext:value-type="float">
            <text:p>310409,06384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1PST</text:p>
          </table:table-cell>
          <table:table-cell office:value-type="string" calcext:value-type="string">
            <text:p>Gab Mod S97-300x12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20486.340364513" calcext:value-type="float">
            <text:p>320486,3403645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2PST</text:p>
          </table:table-cell>
          <table:table-cell office:value-type="string" calcext:value-type="string">
            <text:p>Gab Mod S97-300x12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45632.032091735" calcext:value-type="float">
            <text:p>345632,0320917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3PST</text:p>
          </table:table-cell>
          <table:table-cell office:value-type="string" calcext:value-type="string">
            <text:p>Gab Mod S97-300x12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70779.355383024" calcext:value-type="float">
            <text:p>370779,3553830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4PST</text:p>
          </table:table-cell>
          <table:table-cell office:value-type="string" calcext:value-type="string">
            <text:p>Gab Mod S97-300x12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95926.915514259" calcext:value-type="float">
            <text:p>395926,9155142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5PST</text:p>
          </table:table-cell>
          <table:table-cell office:value-type="string" calcext:value-type="string">
            <text:p>Gab Mod S97-300x12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21087.870260179" calcext:value-type="float">
            <text:p>421087,8702601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1PST</text:p>
          </table:table-cell>
          <table:table-cell office:value-type="string" calcext:value-type="string">
            <text:p>Gab Mod S97-300x15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97061.589376708" calcext:value-type="float">
            <text:p>397061,5893767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2PST</text:p>
          </table:table-cell>
          <table:table-cell office:value-type="string" calcext:value-type="string">
            <text:p>Gab Mod S97-300x15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30746.22954563" calcext:value-type="float">
            <text:p>430746,229545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3PST</text:p>
          </table:table-cell>
          <table:table-cell office:value-type="string" calcext:value-type="string">
            <text:p>Gab Mod S97-300x15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64416.948788877" calcext:value-type="float">
            <text:p>464416,9487888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4PST</text:p>
          </table:table-cell>
          <table:table-cell office:value-type="string" calcext:value-type="string">
            <text:p>Gab Mod S97-300x15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98084.431219538" calcext:value-type="float">
            <text:p>498084,4312195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5PST</text:p>
          </table:table-cell>
          <table:table-cell office:value-type="string" calcext:value-type="string">
            <text:p>Gab Mod S97-300x15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31753.808369762" calcext:value-type="float">
            <text:p>531753,8083697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1PST</text:p>
          </table:table-cell>
          <table:table-cell office:value-type="string" calcext:value-type="string">
            <text:p>Gab Mod S97-300x18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88345.230566086" calcext:value-type="float">
            <text:p>488345,2305660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2PST</text:p>
          </table:table-cell>
          <table:table-cell office:value-type="string" calcext:value-type="string">
            <text:p>Gab Mod S97-300x1800x450- s/BJA, s/LAT, c/ Tapa Tras</text:p>
          </table:table-cell>
          <table:table-cell office:value-type="string" calcext:value-type="string">
            <text:p>Genrod</text:p>
          </table:table-cell>
          <table:table-cell office:value-type="float" office:value="538830.954353435" calcext:value-type="float">
            <text:p>538830,9543534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3PST</text:p>
          </table:table-cell>
          <table:table-cell office:value-type="string" calcext:value-type="string">
            <text:p>Gab Mod S97-300x18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89297.941469554" calcext:value-type="float">
            <text:p>589297,9414695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4PST</text:p>
          </table:table-cell>
          <table:table-cell office:value-type="string" calcext:value-type="string">
            <text:p>Gab Mod S97-300x1800x750-s/Bandeja s/Lat c/Tapa Trasera</text:p>
          </table:table-cell>
          <table:table-cell office:value-type="string" calcext:value-type="string">
            <text:p>Genrod</text:p>
          </table:table-cell>
          <table:table-cell office:value-type="float" office:value="639783.138945912" calcext:value-type="float">
            <text:p>639783,1389459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5PST</text:p>
          </table:table-cell>
          <table:table-cell office:value-type="string" calcext:value-type="string">
            <text:p>Gab Mod S97-300x18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90251.20499956" calcext:value-type="float">
            <text:p>690251,204999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1PST</text:p>
          </table:table-cell>
          <table:table-cell office:value-type="string" calcext:value-type="string">
            <text:p>Gab Mod S97-300x21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64938.426783027" calcext:value-type="float">
            <text:p>564938,4267830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2PST</text:p>
          </table:table-cell>
          <table:table-cell office:value-type="string" calcext:value-type="string">
            <text:p>Gab Mod S97-300x21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23928.283540114" calcext:value-type="float">
            <text:p>623928,2835401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3PST</text:p>
          </table:table-cell>
          <table:table-cell office:value-type="string" calcext:value-type="string">
            <text:p>Gab Mod S97-300x2100x600-S/bja,S/lat,C/tapa trasera</text:p>
          </table:table-cell>
          <table:table-cell office:value-type="string" calcext:value-type="string">
            <text:p>Genrod</text:p>
          </table:table-cell>
          <table:table-cell office:value-type="float" office:value="682934.745408922" calcext:value-type="float">
            <text:p>682934,7454089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4PST</text:p>
          </table:table-cell>
          <table:table-cell office:value-type="string" calcext:value-type="string">
            <text:p>Gab Mod S97-300x21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41925.681103537" calcext:value-type="float">
            <text:p>741925,6811035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5PST</text:p>
          </table:table-cell>
          <table:table-cell office:value-type="string" calcext:value-type="string">
            <text:p>Gab Mod S97-300x2100x9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800934.011376359" calcext:value-type="float">
            <text:p>800934,0113763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1PSP</text:p>
          </table:table-cell>
          <table:table-cell office:value-type="string" calcext:value-type="string">
            <text:p>Gab. Modular S.97 - 300x75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283350.81061462" calcext:value-type="float">
            <text:p>283350,810614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2PSP</text:p>
          </table:table-cell>
          <table:table-cell office:value-type="string" calcext:value-type="string">
            <text:p>Gab. Modular S.97 - 300x75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03105.209404463" calcext:value-type="float">
            <text:p>303105,2094044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3PSP</text:p>
          </table:table-cell>
          <table:table-cell office:value-type="string" calcext:value-type="string">
            <text:p>Gab. Modular S.97 - 300x75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22847.818828139" calcext:value-type="float">
            <text:p>322847,8188281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4PSP</text:p>
          </table:table-cell>
          <table:table-cell office:value-type="string" calcext:value-type="string">
            <text:p>Gab. Modular S.97 - 300x75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42594.954526326" calcext:value-type="float">
            <text:p>342594,9545263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5PSP</text:p>
          </table:table-cell>
          <table:table-cell office:value-type="string" calcext:value-type="string">
            <text:p>Gab. Modular S.97 - 300x75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62333.037675492" calcext:value-type="float">
            <text:p>362333,0376754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1PSP</text:p>
          </table:table-cell>
          <table:table-cell office:value-type="string" calcext:value-type="string">
            <text:p>Gab. Modular S.97 - 300x6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243155.966660008" calcext:value-type="float">
            <text:p>243155,9666600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2PSP</text:p>
          </table:table-cell>
          <table:table-cell office:value-type="string" calcext:value-type="string">
            <text:p>Gab. Modular S.97 - 300x6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262885.470940044" calcext:value-type="float">
            <text:p>262885,4709400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3PSP</text:p>
          </table:table-cell>
          <table:table-cell office:value-type="string" calcext:value-type="string">
            <text:p>Gab. Modular S.97 - 300x6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282641.7381339" calcext:value-type="float">
            <text:p>282641,73813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4PSP</text:p>
          </table:table-cell>
          <table:table-cell office:value-type="string" calcext:value-type="string">
            <text:p>Gab. Modular S.97 - 300x6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02377.373936964" calcext:value-type="float">
            <text:p>302377,3739369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5PSP</text:p>
          </table:table-cell>
          <table:table-cell office:value-type="string" calcext:value-type="string">
            <text:p>Gab. Modular S.97 - 300x6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22128.825385265" calcext:value-type="float">
            <text:p>322128,8253852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1PSP</text:p>
          </table:table-cell>
          <table:table-cell office:value-type="string" calcext:value-type="string">
            <text:p>Gab. Modular S.97 - 300x9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23578.575321631" calcext:value-type="float">
            <text:p>323578,5753216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2PSP</text:p>
          </table:table-cell>
          <table:table-cell office:value-type="string" calcext:value-type="string">
            <text:p>Gab. Modular S.97 - 300x9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43308.86906815" calcext:value-type="float">
            <text:p>343308,869068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3PSP</text:p>
          </table:table-cell>
          <table:table-cell office:value-type="string" calcext:value-type="string">
            <text:p>Gab. Modular S.97 - 300x9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63067.794132504" calcext:value-type="float">
            <text:p>363067,7941325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4PSP</text:p>
          </table:table-cell>
          <table:table-cell office:value-type="string" calcext:value-type="string">
            <text:p>Gab. Modular S.97 - 300x9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82808.798307662" calcext:value-type="float">
            <text:p>382808,7983076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5PSP</text:p>
          </table:table-cell>
          <table:table-cell office:value-type="string" calcext:value-type="string">
            <text:p>Gab. Modular S.97 - 300x9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02558.90766294" calcext:value-type="float">
            <text:p>402558,907662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1PSP</text:p>
          </table:table-cell>
          <table:table-cell office:value-type="string" calcext:value-type="string">
            <text:p>Gab. Modular S.97 - 300x12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23789.819302968" calcext:value-type="float">
            <text:p>423789,8193029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2PSP</text:p>
          </table:table-cell>
          <table:table-cell office:value-type="string" calcext:value-type="string">
            <text:p>Gab. Modular S.97 - 300x12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53665.388946956" calcext:value-type="float">
            <text:p>453665,3889469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3PSP</text:p>
          </table:table-cell>
          <table:table-cell office:value-type="string" calcext:value-type="string">
            <text:p>Gab. Modular S.97 - 300x12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83529.432380271" calcext:value-type="float">
            <text:p>483529,4323802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4PSP</text:p>
          </table:table-cell>
          <table:table-cell office:value-type="string" calcext:value-type="string">
            <text:p>Gab. Modular S.97 - 300x12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13399.107341175" calcext:value-type="float">
            <text:p>513399,1073411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5PSP</text:p>
          </table:table-cell>
          <table:table-cell office:value-type="string" calcext:value-type="string">
            <text:p>Gab. Modular S.97 - 300x12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43258.887655474" calcext:value-type="float">
            <text:p>543258,8876554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1PSP</text:p>
          </table:table-cell>
          <table:table-cell office:value-type="string" calcext:value-type="string">
            <text:p>Gab. Modular S.97 - 300x15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24024.61570109" calcext:value-type="float">
            <text:p>524024,615701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2PSP</text:p>
          </table:table-cell>
          <table:table-cell office:value-type="string" calcext:value-type="string">
            <text:p>Gab. Modular S.97 - 300x15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64009.040522065" calcext:value-type="float">
            <text:p>564009,0405220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3PSP</text:p>
          </table:table-cell>
          <table:table-cell office:value-type="string" calcext:value-type="string">
            <text:p>Gab. Modular S.97 - 300x15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04006.070491241" calcext:value-type="float">
            <text:p>604006,0704912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4PSP</text:p>
          </table:table-cell>
          <table:table-cell office:value-type="string" calcext:value-type="string">
            <text:p>Gab. Modular S.97 - 300x15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44002.547833878" calcext:value-type="float">
            <text:p>644002,5478338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5PSP</text:p>
          </table:table-cell>
          <table:table-cell office:value-type="string" calcext:value-type="string">
            <text:p>Gab. Modular S.97 - 300x15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83969.867547691" calcext:value-type="float">
            <text:p>683969,8675476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1PSP</text:p>
          </table:table-cell>
          <table:table-cell office:value-type="string" calcext:value-type="string">
            <text:p>Gab. Modular S.97 - 300x18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41715.226588684" calcext:value-type="float">
            <text:p>641715,2265886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2PSP</text:p>
          </table:table-cell>
          <table:table-cell office:value-type="string" calcext:value-type="string">
            <text:p>Gab. Modular S.97 - 300x18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01659.100961045" calcext:value-type="float">
            <text:p>701659,1009610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3PSP</text:p>
          </table:table-cell>
          <table:table-cell office:value-type="string" calcext:value-type="string">
            <text:p>Gab. Modular S.97 - 300x18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61598.422743346" calcext:value-type="float">
            <text:p>761598,4227433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4PSP</text:p>
          </table:table-cell>
          <table:table-cell office:value-type="string" calcext:value-type="string">
            <text:p>Gab. Modular S.97 - 300x18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21554.612792863" calcext:value-type="float">
            <text:p>821554,6127928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5PSP</text:p>
          </table:table-cell>
          <table:table-cell office:value-type="string" calcext:value-type="string">
            <text:p>Gab. Modular S.97 - 300x18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81493.118793131" calcext:value-type="float">
            <text:p>881493,1187931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1PSP</text:p>
          </table:table-cell>
          <table:table-cell office:value-type="string" calcext:value-type="string">
            <text:p>Gab. Modular S.97 - 300x21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41936.391532176" calcext:value-type="float">
            <text:p>741936,3915321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2PSP</text:p>
          </table:table-cell>
          <table:table-cell office:value-type="string" calcext:value-type="string">
            <text:p>Gab. Modular S.97 - 300x21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12003.305162694" calcext:value-type="float">
            <text:p>812003,3051626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3PSP</text:p>
          </table:table-cell>
          <table:table-cell office:value-type="string" calcext:value-type="string">
            <text:p>Gab. Modular S.97 - 300x21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82072.113512775" calcext:value-type="float">
            <text:p>882072,1135127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4PSP</text:p>
          </table:table-cell>
          <table:table-cell office:value-type="string" calcext:value-type="string">
            <text:p>Gab. Modular S.97 - 300x21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52136.079801751" calcext:value-type="float">
            <text:p>952136,0798017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5PSP</text:p>
          </table:table-cell>
          <table:table-cell office:value-type="string" calcext:value-type="string">
            <text:p>Gab. Mod S.97 -300x2100x900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22204.33552529" calcext:value-type="float">
            <text:p>1022204,335525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1SP</text:p>
          </table:table-cell>
          <table:table-cell office:value-type="string" calcext:value-type="string">
            <text:p>Gab. Modular S.97 - 450x75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17758.181034442" calcext:value-type="float">
            <text:p>317758,1810344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1ST</text:p>
          </table:table-cell>
          <table:table-cell office:value-type="string" calcext:value-type="string">
            <text:p>Gab. Modular S.97 - 450x75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43943.748949221" calcext:value-type="float">
            <text:p>243943,7489492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2SP</text:p>
          </table:table-cell>
          <table:table-cell office:value-type="string" calcext:value-type="string">
            <text:p>Gab. Modular S.97 - 450x75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35685.122806243" calcext:value-type="float">
            <text:p>335685,1228062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2ST</text:p>
          </table:table-cell>
          <table:table-cell office:value-type="string" calcext:value-type="string">
            <text:p>Gab. Modular S.97 - 450x75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59058.479525914" calcext:value-type="float">
            <text:p>259058,4795259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3SP</text:p>
          </table:table-cell>
          <table:table-cell office:value-type="string" calcext:value-type="string">
            <text:p>Gab. Modular S.97 - 450x75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53649.537920502" calcext:value-type="float">
            <text:p>353649,5379205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3ST</text:p>
          </table:table-cell>
          <table:table-cell office:value-type="string" calcext:value-type="string">
            <text:p>Gab. Modular S.97 - 450x75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74171.578538539" calcext:value-type="float">
            <text:p>274171,5785385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4SP</text:p>
          </table:table-cell>
          <table:table-cell office:value-type="string" calcext:value-type="string">
            <text:p>Gab. Modular S.97 - 450x75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71590.953244516" calcext:value-type="float">
            <text:p>371590,9532445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4ST</text:p>
          </table:table-cell>
          <table:table-cell office:value-type="string" calcext:value-type="string">
            <text:p>Gab. Modular S.97 - 450x75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89284.703866713" calcext:value-type="float">
            <text:p>289284,7038667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5SP</text:p>
          </table:table-cell>
          <table:table-cell office:value-type="string" calcext:value-type="string">
            <text:p>Gab. Modular S.97 - 450x75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89546.263178655" calcext:value-type="float">
            <text:p>389546,2631786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15ST</text:p>
          </table:table-cell>
          <table:table-cell office:value-type="string" calcext:value-type="string">
            <text:p>Gab. Modular S.97 - 450x75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04397.802879338" calcext:value-type="float">
            <text:p>304397,8028793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1SP</text:p>
          </table:table-cell>
          <table:table-cell office:value-type="string" calcext:value-type="string">
            <text:p>Gab. Modular S.97 - 450x6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273281.823495093" calcext:value-type="float">
            <text:p>273281,8234950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1ST</text:p>
          </table:table-cell>
          <table:table-cell office:value-type="string" calcext:value-type="string">
            <text:p>Gab. Modular S.97 - 450x6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09288.512368854" calcext:value-type="float">
            <text:p>209288,5123688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2SP</text:p>
          </table:table-cell>
          <table:table-cell office:value-type="string" calcext:value-type="string">
            <text:p>Gab. Modular S.97 - 450x6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291242.501801326" calcext:value-type="float">
            <text:p>291242,5018013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2ST</text:p>
          </table:table-cell>
          <table:table-cell office:value-type="string" calcext:value-type="string">
            <text:p>Gab. Modular S.97 - 450x6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24404.321883075" calcext:value-type="float">
            <text:p>224404,3218830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3SP</text:p>
          </table:table-cell>
          <table:table-cell office:value-type="string" calcext:value-type="string">
            <text:p>Gab. Modular S.97 - 450x6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09195.153864969" calcext:value-type="float">
            <text:p>309195,1538649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3ST</text:p>
          </table:table-cell>
          <table:table-cell office:value-type="string" calcext:value-type="string">
            <text:p>Gab. Modular S.97 - 450x6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39517.4208957" calcext:value-type="float">
            <text:p>239517,42089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4SP</text:p>
          </table:table-cell>
          <table:table-cell office:value-type="string" calcext:value-type="string">
            <text:p>Gab. Modular S.97 - 450x6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27142.437556517" calcext:value-type="float">
            <text:p>327142,4375565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4ST</text:p>
          </table:table-cell>
          <table:table-cell office:value-type="string" calcext:value-type="string">
            <text:p>Gab. Modular S.97 - 450x6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54629.467286346" calcext:value-type="float">
            <text:p>254629,4672863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5SP</text:p>
          </table:table-cell>
          <table:table-cell office:value-type="string" calcext:value-type="string">
            <text:p>Gab. Modular S.97 - 450x6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45099.905365713" calcext:value-type="float">
            <text:p>345099,9053657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25ST</text:p>
          </table:table-cell>
          <table:table-cell office:value-type="string" calcext:value-type="string">
            <text:p>Gab. Modular S.97 - 450x6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69745.250485017" calcext:value-type="float">
            <text:p>269745,2504850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1SP</text:p>
          </table:table-cell>
          <table:table-cell office:value-type="string" calcext:value-type="string">
            <text:p>Gab. Modular S.97 - 450x9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62203.459909855" calcext:value-type="float">
            <text:p>362203,4599098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1ST</text:p>
          </table:table-cell>
          <table:table-cell office:value-type="string" calcext:value-type="string">
            <text:p>Gab. Modular S.97 - 450x9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78587.748789961" calcext:value-type="float">
            <text:p>278587,7487899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2SP</text:p>
          </table:table-cell>
          <table:table-cell office:value-type="string" calcext:value-type="string">
            <text:p>Gab. Modular S.97 - 450x9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80153.42778745" calcext:value-type="float">
            <text:p>380153,427787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2ST</text:p>
          </table:table-cell>
          <table:table-cell office:value-type="string" calcext:value-type="string">
            <text:p>Gab. Mod S.97-450x900x450-s/Bja s/Lat c/Tapa Trasera</text:p>
          </table:table-cell>
          <table:table-cell office:value-type="string" calcext:value-type="string">
            <text:p>Genrod</text:p>
          </table:table-cell>
          <table:table-cell office:value-type="float" office:value="293699.795180607" calcext:value-type="float">
            <text:p>293699,7951806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3SP</text:p>
          </table:table-cell>
          <table:table-cell office:value-type="string" calcext:value-type="string">
            <text:p>Gab. Modular S.97 - 450x9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98092.685236407" calcext:value-type="float">
            <text:p>398092,6852364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3ST</text:p>
          </table:table-cell>
          <table:table-cell office:value-type="string" calcext:value-type="string">
            <text:p>Gab. Modular S.97 - 450x9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08825.762496927" calcext:value-type="float">
            <text:p>308825,7624969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4SP</text:p>
          </table:table-cell>
          <table:table-cell office:value-type="string" calcext:value-type="string">
            <text:p>Gab. Modular S.97 - 450x9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16058.179288195" calcext:value-type="float">
            <text:p>416058,1792881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4ST</text:p>
          </table:table-cell>
          <table:table-cell office:value-type="string" calcext:value-type="string">
            <text:p>Gab. Modular S.97 - 450x9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23938.861509552" calcext:value-type="float">
            <text:p>323938,8615095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5SP</text:p>
          </table:table-cell>
          <table:table-cell office:value-type="string" calcext:value-type="string">
            <text:p>Gab. Modular S.97 - 450x9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33994.778866655" calcext:value-type="float">
            <text:p>433994,7788666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35ST</text:p>
          </table:table-cell>
          <table:table-cell office:value-type="string" calcext:value-type="string">
            <text:p>Gab. Mod S.97-450x900x900-s/Bja s/Lat c/Tapa Trasera</text:p>
          </table:table-cell>
          <table:table-cell office:value-type="string" calcext:value-type="string">
            <text:p>Genrod</text:p>
          </table:table-cell>
          <table:table-cell office:value-type="float" office:value="339052.513148716" calcext:value-type="float">
            <text:p>339052,5131487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1SP</text:p>
          </table:table-cell>
          <table:table-cell office:value-type="string" calcext:value-type="string">
            <text:p>Gab. Modular S.97 - 450x12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69117.379605775" calcext:value-type="float">
            <text:p>469117,3796057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1ST</text:p>
          </table:table-cell>
          <table:table-cell office:value-type="string" calcext:value-type="string">
            <text:p>Gab. Modular S.97 - 450x12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63045.057497754" calcext:value-type="float">
            <text:p>363045,0574977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2SP</text:p>
          </table:table-cell>
          <table:table-cell office:value-type="string" calcext:value-type="string">
            <text:p>Gab. Modular S.97 - 450x12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96255.658424022" calcext:value-type="float">
            <text:p>496255,6584240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2ST</text:p>
          </table:table-cell>
          <table:table-cell office:value-type="string" calcext:value-type="string">
            <text:p>Gab. Modular S.97 - 450x12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85906.375321324" calcext:value-type="float">
            <text:p>385906,3753213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3SP</text:p>
          </table:table-cell>
          <table:table-cell office:value-type="string" calcext:value-type="string">
            <text:p>Gab. Modular S.97 - 450x12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23401.989800409" calcext:value-type="float">
            <text:p>523401,9898004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3ST</text:p>
          </table:table-cell>
          <table:table-cell office:value-type="string" calcext:value-type="string">
            <text:p>Gab. Modular S.97 - 450x12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08767.166833904" calcext:value-type="float">
            <text:p>408767,1668339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4SP</text:p>
          </table:table-cell>
          <table:table-cell office:value-type="string" calcext:value-type="string">
            <text:p>Gab. Modular S.97 - 450x12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50577.215650125" calcext:value-type="float">
            <text:p>550577,2156501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4ST</text:p>
          </table:table-cell>
          <table:table-cell office:value-type="string" calcext:value-type="string">
            <text:p>Gab. Modular S.97 - 450x12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31628.510973023" calcext:value-type="float">
            <text:p>431628,5109730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5SP</text:p>
          </table:table-cell>
          <table:table-cell office:value-type="string" calcext:value-type="string">
            <text:p>Gab. Modular S.97 - 450x12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77726.20489701" calcext:value-type="float">
            <text:p>577726,204897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45ST</text:p>
          </table:table-cell>
          <table:table-cell office:value-type="string" calcext:value-type="string">
            <text:p>Gab. Modular S.97 - 450x12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54491.434045112" calcext:value-type="float">
            <text:p>454491,4340451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1SP</text:p>
          </table:table-cell>
          <table:table-cell office:value-type="string" calcext:value-type="string">
            <text:p>Gab. Modular S.97 - 450x15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76021.641495036" calcext:value-type="float">
            <text:p>576021,6414950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1ST</text:p>
          </table:table-cell>
          <table:table-cell office:value-type="string" calcext:value-type="string">
            <text:p>Gab. Modular S.97 - 450x15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47491.655776908" calcext:value-type="float">
            <text:p>447491,6557769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2SP</text:p>
          </table:table-cell>
          <table:table-cell office:value-type="string" calcext:value-type="string">
            <text:p>Gab. Modular S.97 - 450x15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12377.704669351" calcext:value-type="float">
            <text:p>612377,7046693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2ST</text:p>
          </table:table-cell>
          <table:table-cell office:value-type="string" calcext:value-type="string">
            <text:p>Gab. Modular S.97 - 450x15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78111.902840061" calcext:value-type="float">
            <text:p>478111,9028400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3SP</text:p>
          </table:table-cell>
          <table:table-cell office:value-type="string" calcext:value-type="string">
            <text:p>Gab. Modular S.97 - 450x15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48721.45216651" calcext:value-type="float">
            <text:p>648721,452166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3ST</text:p>
          </table:table-cell>
          <table:table-cell office:value-type="string" calcext:value-type="string">
            <text:p>Gab. Modular S.97 - 450x15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08722.518412105" calcext:value-type="float">
            <text:p>508722,5184121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4SP</text:p>
          </table:table-cell>
          <table:table-cell office:value-type="string" calcext:value-type="string">
            <text:p>Gab. Modular S.97 - 450x15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85070.015409224" calcext:value-type="float">
            <text:p>685070,0154092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4ST</text:p>
          </table:table-cell>
          <table:table-cell office:value-type="string" calcext:value-type="string">
            <text:p>Gab. Modular S.97 - 450x15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39329.923487112" calcext:value-type="float">
            <text:p>539329,9234871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5SP</text:p>
          </table:table-cell>
          <table:table-cell office:value-type="string" calcext:value-type="string">
            <text:p>Gab. Modular S.97 - 450x15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21422.868086503" calcext:value-type="float">
            <text:p>721422,8680865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55ST</text:p>
          </table:table-cell>
          <table:table-cell office:value-type="string" calcext:value-type="string">
            <text:p>Gab. Modular S.97 - 450x15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69937.854873109" calcext:value-type="float">
            <text:p>569937,8548731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1SP</text:p>
          </table:table-cell>
          <table:table-cell office:value-type="string" calcext:value-type="string">
            <text:p>Gab. Modular S.97 - 450x18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16937.119522257" calcext:value-type="float">
            <text:p>716937,1195222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1ST</text:p>
          </table:table-cell>
          <table:table-cell office:value-type="string" calcext:value-type="string">
            <text:p>Gab. Modular S.97 - 450x18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60589.466444974" calcext:value-type="float">
            <text:p>560589,4664449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2SP</text:p>
          </table:table-cell>
          <table:table-cell office:value-type="string" calcext:value-type="string">
            <text:p>Gab. Modular S.97 - 450x18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81158.481200284" calcext:value-type="float">
            <text:p>781158,4812002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2ST</text:p>
          </table:table-cell>
          <table:table-cell office:value-type="string" calcext:value-type="string">
            <text:p>Gab. Mod S.97- 450x1800x4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14664.736443501" calcext:value-type="float">
            <text:p>614664,7364435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3SP</text:p>
          </table:table-cell>
          <table:table-cell office:value-type="string" calcext:value-type="string">
            <text:p>Gab. Modular S.97 - 450x18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45378.237629793" calcext:value-type="float">
            <text:p>845378,2376297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3ST</text:p>
          </table:table-cell>
          <table:table-cell office:value-type="string" calcext:value-type="string">
            <text:p>Gab. Mod S.97-450x1800x600- s/BJA, s/LAT, c/ Tapa Trasera</text:p>
          </table:table-cell>
          <table:table-cell office:value-type="string" calcext:value-type="string">
            <text:p>Genrod</text:p>
          </table:table-cell>
          <table:table-cell office:value-type="float" office:value="668725.032894373" calcext:value-type="float">
            <text:p>668725,0328943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4SP</text:p>
          </table:table-cell>
          <table:table-cell office:value-type="string" calcext:value-type="string">
            <text:p>Gab. Modular S.97 - 450x18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09589.415190172" calcext:value-type="float">
            <text:p>909589,415190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4ST</text:p>
          </table:table-cell>
          <table:table-cell office:value-type="string" calcext:value-type="string">
            <text:p>Gab. Modular S.97 - 450x18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22808.908077579" calcext:value-type="float">
            <text:p>722808,9080775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5SP</text:p>
          </table:table-cell>
          <table:table-cell office:value-type="string" calcext:value-type="string">
            <text:p>Gab. Modular S.97 - 450x18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73811.855805728" calcext:value-type="float">
            <text:p>973811,8558057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65ST</text:p>
          </table:table-cell>
          <table:table-cell office:value-type="string" calcext:value-type="string">
            <text:p>Gab. Mod S.97-450x1800x900-s/Bja s/Lat c/Tapa Trasera</text:p>
          </table:table-cell>
          <table:table-cell office:value-type="string" calcext:value-type="string">
            <text:p>Genrod</text:p>
          </table:table-cell>
          <table:table-cell office:value-type="float" office:value="776879.36233055" calcext:value-type="float">
            <text:p>776879,362330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1SP</text:p>
          </table:table-cell>
          <table:table-cell office:value-type="string" calcext:value-type="string">
            <text:p>Gab. Modular S.97 - 450x21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23860.118082747" calcext:value-type="float">
            <text:p>823860,1180827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1ST</text:p>
          </table:table-cell>
          <table:table-cell office:value-type="string" calcext:value-type="string">
            <text:p>Gab. Modular S.97 - 450x21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45051.038271782" calcext:value-type="float">
            <text:p>645051,0382717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2SP</text:p>
          </table:table-cell>
          <table:table-cell office:value-type="string" calcext:value-type="string">
            <text:p>Gab. Modular S.97 - 450x21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97263.369707353" calcext:value-type="float">
            <text:p>897263,3697073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2ST</text:p>
          </table:table-cell>
          <table:table-cell office:value-type="string" calcext:value-type="string">
            <text:p>Gab.Mod.S.97-450x2100x450-S/ban,S/lat,C/tapa trasera</text:p>
          </table:table-cell>
          <table:table-cell office:value-type="string" calcext:value-type="string">
            <text:p>Genrod</text:p>
          </table:table-cell>
          <table:table-cell office:value-type="float" office:value="706869.185024709" calcext:value-type="float">
            <text:p>706869,1850247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3SP</text:p>
          </table:table-cell>
          <table:table-cell office:value-type="string" calcext:value-type="string">
            <text:p>Gab. Modular S.97 - 450x21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70695.015809847" calcext:value-type="float">
            <text:p>970695,0158098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3ST</text:p>
          </table:table-cell>
          <table:table-cell office:value-type="string" calcext:value-type="string">
            <text:p>Gab. Mod S.97-450x2100x600- s/BJA, s/LAT, c/Tapa Tras.</text:p>
          </table:table-cell>
          <table:table-cell office:value-type="string" calcext:value-type="string">
            <text:p>Genrod</text:p>
          </table:table-cell>
          <table:table-cell office:value-type="float" office:value="768690.015963683" calcext:value-type="float">
            <text:p>768690,0159636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4SP</text:p>
          </table:table-cell>
          <table:table-cell office:value-type="string" calcext:value-type="string">
            <text:p>Gab. Modular S.97 - 450x21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44096.68850148" calcext:value-type="float">
            <text:p>1044096,688501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4ST</text:p>
          </table:table-cell>
          <table:table-cell office:value-type="string" calcext:value-type="string">
            <text:p>Gab. Modular S.97 - 450x21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830509.767965128" calcext:value-type="float">
            <text:p>830509,7679651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5SP</text:p>
          </table:table-cell>
          <table:table-cell office:value-type="string" calcext:value-type="string">
            <text:p>Gab. Modular S.97 - 450x21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117514.38736275" calcext:value-type="float">
            <text:p>1117514,387362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75ST</text:p>
          </table:table-cell>
          <table:table-cell office:value-type="string" calcext:value-type="string">
            <text:p>Gab.Mod.S.97-450x2100x900-S/band,S/lat,C/tapa trasera</text:p>
          </table:table-cell>
          <table:table-cell office:value-type="string" calcext:value-type="string">
            <text:p>Genrod</text:p>
          </table:table-cell>
          <table:table-cell office:value-type="float" office:value="892330.072593113" calcext:value-type="float">
            <text:p>892330,0725931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1SP</text:p>
          </table:table-cell>
          <table:table-cell office:value-type="string" calcext:value-type="string">
            <text:p>Gab. Modular S.97 - 600x75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71142.325756993" calcext:value-type="float">
            <text:p>371142,3257569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1ST</text:p>
          </table:table-cell>
          <table:table-cell office:value-type="string" calcext:value-type="string">
            <text:p>Gab. Modular S.97 - 600x75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87514.825270932" calcext:value-type="float">
            <text:p>287514,8252709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2SP</text:p>
          </table:table-cell>
          <table:table-cell office:value-type="string" calcext:value-type="string">
            <text:p>Gab. Modular S.97 - 600x75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88772.138659622" calcext:value-type="float">
            <text:p>388772,1386596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2ST</text:p>
          </table:table-cell>
          <table:table-cell office:value-type="string" calcext:value-type="string">
            <text:p>Gab. Modular S.97 - 600x75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02321.163923276" calcext:value-type="float">
            <text:p>302321,1639232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3SP</text:p>
          </table:table-cell>
          <table:table-cell office:value-type="string" calcext:value-type="string">
            <text:p>Gab. Modular S.97 - 600x75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06410.004120392" calcext:value-type="float">
            <text:p>406410,0041203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3ST</text:p>
          </table:table-cell>
          <table:table-cell office:value-type="string" calcext:value-type="string">
            <text:p>Gab. Modular S.97 - 600x75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17139.291941787" calcext:value-type="float">
            <text:p>317139,2919417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4SP</text:p>
          </table:table-cell>
          <table:table-cell office:value-type="string" calcext:value-type="string">
            <text:p>Gab. Modular S.97 - 600x75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24029.659220923" calcext:value-type="float">
            <text:p>424029,6592209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4ST</text:p>
          </table:table-cell>
          <table:table-cell office:value-type="string" calcext:value-type="string">
            <text:p>Gab. Modular S.97 - 600x75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31945.656909681" calcext:value-type="float">
            <text:p>331945,6569096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5SP</text:p>
          </table:table-cell>
          <table:table-cell office:value-type="string" calcext:value-type="string">
            <text:p>Gab. Modular S.97 - 600x75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41659.998434542" calcext:value-type="float">
            <text:p>441659,9984345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15ST</text:p>
          </table:table-cell>
          <table:table-cell office:value-type="string" calcext:value-type="string">
            <text:p>Gab. Modular S.97 - 600x75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46761.100742145" calcext:value-type="float">
            <text:p>346761,1007421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1SP</text:p>
          </table:table-cell>
          <table:table-cell office:value-type="string" calcext:value-type="string">
            <text:p>Gab. Modular S.97 - 600x6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19727.215708683" calcext:value-type="float">
            <text:p>319727,2157086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1ST</text:p>
          </table:table-cell>
          <table:table-cell office:value-type="string" calcext:value-type="string">
            <text:p>Gab. Modular S.97 - 600x6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46293.96435767" calcext:value-type="float">
            <text:p>246293,964357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2SP</text:p>
          </table:table-cell>
          <table:table-cell office:value-type="string" calcext:value-type="string">
            <text:p>Gab. Modular S.97 - 600x6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37359.18648637" calcext:value-type="float">
            <text:p>337359,186486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2ST</text:p>
          </table:table-cell>
          <table:table-cell office:value-type="string" calcext:value-type="string">
            <text:p>Gab. Modular S.97 - 600x6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61100.329325564" calcext:value-type="float">
            <text:p>261100,3293255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3SP</text:p>
          </table:table-cell>
          <table:table-cell office:value-type="string" calcext:value-type="string">
            <text:p>Gab. Modular S.97 - 600x6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54971.341655299" calcext:value-type="float">
            <text:p>354971,3416552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3ST</text:p>
          </table:table-cell>
          <table:table-cell office:value-type="string" calcext:value-type="string">
            <text:p>Gab. Modular S.97 - 600x6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75915.773158029" calcext:value-type="float">
            <text:p>275915,7731580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4SP</text:p>
          </table:table-cell>
          <table:table-cell office:value-type="string" calcext:value-type="string">
            <text:p>Gab. Modular S.97 - 600x6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72611.864986567" calcext:value-type="float">
            <text:p>372611,8649865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4ST</text:p>
          </table:table-cell>
          <table:table-cell office:value-type="string" calcext:value-type="string">
            <text:p>Gab. Modular S.97 - 600x6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90721.059188394" calcext:value-type="float">
            <text:p>290721,0591883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5SP</text:p>
          </table:table-cell>
          <table:table-cell office:value-type="string" calcext:value-type="string">
            <text:p>Gab. Modular S.97 - 600x6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90233.651646605" calcext:value-type="float">
            <text:p>390233,6516466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25ST</text:p>
          </table:table-cell>
          <table:table-cell office:value-type="string" calcext:value-type="string">
            <text:p>Gab. Modular S.97 - 600x6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05529.029404806" calcext:value-type="float">
            <text:p>305529,0294048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1SP</text:p>
          </table:table-cell>
          <table:table-cell office:value-type="string" calcext:value-type="string">
            <text:p>Gab. Modular S.97 - 600x9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22559.014738271" calcext:value-type="float">
            <text:p>422559,0147382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1ST</text:p>
          </table:table-cell>
          <table:table-cell office:value-type="string" calcext:value-type="string">
            <text:p>Gab. Modular S.97 - 600x9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28736.738806172" calcext:value-type="float">
            <text:p>328736,7388061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2SP</text:p>
          </table:table-cell>
          <table:table-cell office:value-type="string" calcext:value-type="string">
            <text:p>Gab. Modular S.97 - 600x9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40188.85395645" calcext:value-type="float">
            <text:p>440188,853956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2ST</text:p>
          </table:table-cell>
          <table:table-cell office:value-type="string" calcext:value-type="string">
            <text:p>Gab. Modular S.97 - 600x9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43554.314198144" calcext:value-type="float">
            <text:p>343554,3141981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3SP</text:p>
          </table:table-cell>
          <table:table-cell office:value-type="string" calcext:value-type="string">
            <text:p>Gab. Mod S.97-600x900x600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57811.719554017" calcext:value-type="float">
            <text:p>457811,7195540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3ST</text:p>
          </table:table-cell>
          <table:table-cell office:value-type="string" calcext:value-type="string">
            <text:p>Gab. Mod S.97-600x9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58360.152855048" calcext:value-type="float">
            <text:p>358360,1528550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4SP</text:p>
          </table:table-cell>
          <table:table-cell office:value-type="string" calcext:value-type="string">
            <text:p>Gab. Modular S.97 - 600x9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75453.321822813" calcext:value-type="float">
            <text:p>475453,3218228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4ST</text:p>
          </table:table-cell>
          <table:table-cell office:value-type="string" calcext:value-type="string">
            <text:p>Gab. Modular S.97 - 600x9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73179.359811088" calcext:value-type="float">
            <text:p>373179,3598110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5SP</text:p>
          </table:table-cell>
          <table:table-cell office:value-type="string" calcext:value-type="string">
            <text:p>Gab. Modular S.97 - 600x9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93076.71373137" calcext:value-type="float">
            <text:p>493076,713731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35ST</text:p>
          </table:table-cell>
          <table:table-cell office:value-type="string" calcext:value-type="string">
            <text:p>Gab. Modular S.97 - 600x9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87985.698463433" calcext:value-type="float">
            <text:p>387985,6984634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1SP</text:p>
          </table:table-cell>
          <table:table-cell office:value-type="string" calcext:value-type="string">
            <text:p>Gab. Modular S.97 - 600x12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43074.205129228" calcext:value-type="float">
            <text:p>543074,2051292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1ST</text:p>
          </table:table-cell>
          <table:table-cell office:value-type="string" calcext:value-type="string">
            <text:p>Gab. Modular S.97 - 600x12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26044.193480214" calcext:value-type="float">
            <text:p>426044,1934802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2SP</text:p>
          </table:table-cell>
          <table:table-cell office:value-type="string" calcext:value-type="string">
            <text:p>Gab. Modular S.97 - 600x12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69735.488297613" calcext:value-type="float">
            <text:p>569735,4882976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2ST</text:p>
          </table:table-cell>
          <table:table-cell office:value-type="string" calcext:value-type="string">
            <text:p>Gab. Modular S.97 - 600x12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48449.936511197" calcext:value-type="float">
            <text:p>448449,9365111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3SP</text:p>
          </table:table-cell>
          <table:table-cell office:value-type="string" calcext:value-type="string">
            <text:p>Mod S.97-600x1200x600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96404.797708589" calcext:value-type="float">
            <text:p>596404,7977085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3ST</text:p>
          </table:table-cell>
          <table:table-cell office:value-type="string" calcext:value-type="string">
            <text:p>Mod S.97-600x12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70855.153231192" calcext:value-type="float">
            <text:p>470855,1532311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4SP</text:p>
          </table:table-cell>
          <table:table-cell office:value-type="string" calcext:value-type="string">
            <text:p>Gab. Modular S.97 - 600x12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23069.844000549" calcext:value-type="float">
            <text:p>623069,8440005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4ST</text:p>
          </table:table-cell>
          <table:table-cell office:value-type="string" calcext:value-type="string">
            <text:p>Gab. Modular S.97 - 600x12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93251.238455517" calcext:value-type="float">
            <text:p>493251,2384555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5SP</text:p>
          </table:table-cell>
          <table:table-cell office:value-type="string" calcext:value-type="string">
            <text:p>Gab. Modular S.97 - 600x12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49731.653479923" calcext:value-type="float">
            <text:p>649731,6534799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45ST</text:p>
          </table:table-cell>
          <table:table-cell office:value-type="string" calcext:value-type="string">
            <text:p>Gab. Modular S.97 - 600x12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15655.376237983" calcext:value-type="float">
            <text:p>515655,3762379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1SP</text:p>
          </table:table-cell>
          <table:table-cell office:value-type="string" calcext:value-type="string">
            <text:p>Gab. Modular S.97 - 600x15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63582.421899574" calcext:value-type="float">
            <text:p>663582,421899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1ST</text:p>
          </table:table-cell>
          <table:table-cell office:value-type="string" calcext:value-type="string">
            <text:p>Gab. Modular S.97 - 600x15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23342.016663146" calcext:value-type="float">
            <text:p>523342,0166631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2SP</text:p>
          </table:table-cell>
          <table:table-cell office:value-type="string" calcext:value-type="string">
            <text:p>Gab. Modular S.97 - 600x15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99289.622570377" calcext:value-type="float">
            <text:p>699289,6225703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2ST</text:p>
          </table:table-cell>
          <table:table-cell office:value-type="string" calcext:value-type="string">
            <text:p>Gab. Modular S.97 - 600x15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53334.848395613" calcext:value-type="float">
            <text:p>553334,8483956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3SP</text:p>
          </table:table-cell>
          <table:table-cell office:value-type="string" calcext:value-type="string">
            <text:p>Gab. Modular S.97 - 600x15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34987.191750071" calcext:value-type="float">
            <text:p>734987,1917500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3ST</text:p>
          </table:table-cell>
          <table:table-cell office:value-type="string" calcext:value-type="string">
            <text:p>Gab. Modular S.97 - 600x15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83342.101049195" calcext:value-type="float">
            <text:p>583342,1010491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4SP</text:p>
          </table:table-cell>
          <table:table-cell office:value-type="string" calcext:value-type="string">
            <text:p>Gab. Modular S.97 - 600x15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70694.392420875" calcext:value-type="float">
            <text:p>770694,3924208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4ST</text:p>
          </table:table-cell>
          <table:table-cell office:value-type="string" calcext:value-type="string">
            <text:p>Gab. Modular S.97 - 600x15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13334.906466112" calcext:value-type="float">
            <text:p>613334,9064661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5SP</text:p>
          </table:table-cell>
          <table:table-cell office:value-type="string" calcext:value-type="string">
            <text:p>Gab. Modular S.97 - 600x15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06405.356215254" calcext:value-type="float">
            <text:p>806405,3562152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55ST</text:p>
          </table:table-cell>
          <table:table-cell office:value-type="string" calcext:value-type="string">
            <text:p>Gab. Modular S.97 - 600x15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43327.185572041" calcext:value-type="float">
            <text:p>643327,1855720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1SP</text:p>
          </table:table-cell>
          <table:table-cell office:value-type="string" calcext:value-type="string">
            <text:p>Gab. Modular S.97 - 600x18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35329.066119024" calcext:value-type="float">
            <text:p>835329,0661190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1ST</text:p>
          </table:table-cell>
          <table:table-cell office:value-type="string" calcext:value-type="string">
            <text:p>Gab. Modular S.97 - 600x18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63682.526249793" calcext:value-type="float">
            <text:p>663682,5262497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2SP</text:p>
          </table:table-cell>
          <table:table-cell office:value-type="string" calcext:value-type="string">
            <text:p>Gab. Modular S.97 - 600x18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07948.035422498" calcext:value-type="float">
            <text:p>907948,0354224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2ST</text:p>
          </table:table-cell>
          <table:table-cell office:value-type="string" calcext:value-type="string">
            <text:p>Gab. Mod S.97 -600x1800x450- s/BJA, s/LAT,c/Tapa tras</text:p>
          </table:table-cell>
          <table:table-cell office:value-type="string" calcext:value-type="string">
            <text:p>Genrod</text:p>
          </table:table-cell>
          <table:table-cell office:value-type="float" office:value="724702.443440364" calcext:value-type="float">
            <text:p>724702,4434403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3SP</text:p>
          </table:table-cell>
          <table:table-cell office:value-type="string" calcext:value-type="string">
            <text:p>Gab. Modular S.97 - 600x18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80561.636353879" calcext:value-type="float">
            <text:p>980561,6363538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3ST</text:p>
          </table:table-cell>
          <table:table-cell office:value-type="string" calcext:value-type="string">
            <text:p>Gab. Modular S.97 - 600x18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85708.992331798" calcext:value-type="float">
            <text:p>785708,9923317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4SP</text:p>
          </table:table-cell>
          <table:table-cell office:value-type="string" calcext:value-type="string">
            <text:p>Gab. Modular S.97 - 600x18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53176.86884933" calcext:value-type="float">
            <text:p>1053176,868849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4ST</text:p>
          </table:table-cell>
          <table:table-cell office:value-type="string" calcext:value-type="string">
            <text:p>Gab. Modular S.97 - 600x18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846716.620160762" calcext:value-type="float">
            <text:p>846716,6201607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5SP</text:p>
          </table:table-cell>
          <table:table-cell office:value-type="string" calcext:value-type="string">
            <text:p>Gab. Modular S.97 - 600x18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125787.78559466" calcext:value-type="float">
            <text:p>1125787,785594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65ST</text:p>
          </table:table-cell>
          <table:table-cell office:value-type="string" calcext:value-type="string">
            <text:p>Gab. Mod S.97 -600x1800x900- s/BJA, s/LAT, c/ Tapa trasera</text:p>
          </table:table-cell>
          <table:table-cell office:value-type="string" calcext:value-type="string">
            <text:p>Genrod</text:p>
          </table:table-cell>
          <table:table-cell office:value-type="float" office:value="907737.089977872" calcext:value-type="float">
            <text:p>907737,0899778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1SP</text:p>
          </table:table-cell>
          <table:table-cell office:value-type="string" calcext:value-type="string">
            <text:p>Gab. Modular S.97 - 600x21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55835.125014312" calcext:value-type="float">
            <text:p>955835,1250143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1ST</text:p>
          </table:table-cell>
          <table:table-cell office:value-type="string" calcext:value-type="string">
            <text:p>Gab. Modular S.97 - 600x21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60989.980923835" calcext:value-type="float">
            <text:p>760989,9809238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2SP</text:p>
          </table:table-cell>
          <table:table-cell office:value-type="string" calcext:value-type="string">
            <text:p>Gab. Modular S.97 - 600x21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37499.48550922" calcext:value-type="float">
            <text:p>1037499,485509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2ST</text:p>
          </table:table-cell>
          <table:table-cell office:value-type="string" calcext:value-type="string">
            <text:p>Gab.Mod.S.97-600x2100x450-S/ban,S/lat,C/tapa trasera</text:p>
          </table:table-cell>
          <table:table-cell office:value-type="string" calcext:value-type="string">
            <text:p>Genrod</text:p>
          </table:table-cell>
          <table:table-cell office:value-type="float" office:value="829599.144690946" calcext:value-type="float">
            <text:p>829599,1446909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3SP</text:p>
          </table:table-cell>
          <table:table-cell office:value-type="string" calcext:value-type="string">
            <text:p>Gab.Mod.S.97-600x2100x600-S/bja,S/lat,C/pta. tras</text:p>
          </table:table-cell>
          <table:table-cell office:value-type="string" calcext:value-type="string">
            <text:p>Genrod</text:p>
          </table:table-cell>
          <table:table-cell office:value-type="float" office:value="1119147.2408924" calcext:value-type="float">
            <text:p>1119147,24089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3ST</text:p>
          </table:table-cell>
          <table:table-cell office:value-type="string" calcext:value-type="string">
            <text:p>Gab Modular S97 - 600x2100x600 s/BJA, s/LAT, c/TT</text:p>
          </table:table-cell>
          <table:table-cell office:value-type="string" calcext:value-type="string">
            <text:p>Genrod</text:p>
          </table:table-cell>
          <table:table-cell office:value-type="float" office:value="898195.440154361" calcext:value-type="float">
            <text:p>898195,4401543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4SP</text:p>
          </table:table-cell>
          <table:table-cell office:value-type="string" calcext:value-type="string">
            <text:p>Gab. Modular S.97 - 600x21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200808.91720125" calcext:value-type="float">
            <text:p>1200808,917201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4ST</text:p>
          </table:table-cell>
          <table:table-cell office:value-type="string" calcext:value-type="string">
            <text:p>Gab. Modular S.97 - 600x21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966800.288171358" calcext:value-type="float">
            <text:p>966800,2881713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5SP</text:p>
          </table:table-cell>
          <table:table-cell office:value-type="string" calcext:value-type="string">
            <text:p>Gab. Modular S.97 - 600x21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282459.88308147" calcext:value-type="float">
            <text:p>1282459,883081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75ST</text:p>
          </table:table-cell>
          <table:table-cell office:value-type="string" calcext:value-type="string">
            <text:p>Gab.Mod.S.97-600x2100x900-S/band,S/lat,C/tapa trasera</text:p>
          </table:table-cell>
          <table:table-cell office:value-type="string" calcext:value-type="string">
            <text:p>Genrod</text:p>
          </table:table-cell>
          <table:table-cell office:value-type="float" office:value="1035411.05718699" calcext:value-type="float">
            <text:p>1035411,057186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3ST</text:p>
          </table:table-cell>
          <table:table-cell office:value-type="string" calcext:value-type="string">
            <text:p>Gab. Mod S.97-750x1800x600- s/BJA, s/LAT, c/Tapa Tras.</text:p>
          </table:table-cell>
          <table:table-cell office:value-type="string" calcext:value-type="string">
            <text:p>Genrod</text:p>
          </table:table-cell>
          <table:table-cell office:value-type="float" office:value="888009.743572894" calcext:value-type="float">
            <text:p>888009,7435728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1SP</text:p>
          </table:table-cell>
          <table:table-cell office:value-type="string" calcext:value-type="string">
            <text:p>Gab. Modular S.97 - 750x75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18479.078262546" calcext:value-type="float">
            <text:p>418479,0782625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1ST</text:p>
          </table:table-cell>
          <table:table-cell office:value-type="string" calcext:value-type="string">
            <text:p>Gab. Modular S.97 - 750x75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25686.792937068" calcext:value-type="float">
            <text:p>325686,7929370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2SP</text:p>
          </table:table-cell>
          <table:table-cell office:value-type="string" calcext:value-type="string">
            <text:p>Gab. Modular S.97 - 750x75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35627.079769758" calcext:value-type="float">
            <text:p>435627,0797697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2ST</text:p>
          </table:table-cell>
          <table:table-cell office:value-type="string" calcext:value-type="string">
            <text:p>Gab. Modular S.97 - 750x75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40035.951548308" calcext:value-type="float">
            <text:p>340035,9515483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3SP</text:p>
          </table:table-cell>
          <table:table-cell office:value-type="string" calcext:value-type="string">
            <text:p>Gab. Modular S.97 - 750x75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52782.028582034" calcext:value-type="float">
            <text:p>452782,0285820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3ST</text:p>
          </table:table-cell>
          <table:table-cell office:value-type="string" calcext:value-type="string">
            <text:p>Gab. Modular S.97 - 750x75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54402.241582259" calcext:value-type="float">
            <text:p>354402,2415822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4SP</text:p>
          </table:table-cell>
          <table:table-cell office:value-type="string" calcext:value-type="string">
            <text:p>Gab. Modular S.97 - 750x75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69919.345976158" calcext:value-type="float">
            <text:p>469919,3459761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4ST</text:p>
          </table:table-cell>
          <table:table-cell office:value-type="string" calcext:value-type="string">
            <text:p>Gab. Modular S.97 - 750x75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68750.873882509" calcext:value-type="float">
            <text:p>368750,8738825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5SP</text:p>
          </table:table-cell>
          <table:table-cell office:value-type="string" calcext:value-type="string">
            <text:p>Gab. Modular S.97 - 750x75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87076.97897448" calcext:value-type="float">
            <text:p>487076,978974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15ST</text:p>
          </table:table-cell>
          <table:table-cell office:value-type="string" calcext:value-type="string">
            <text:p>Gab. Modular S.97 - 750x75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83115.558667942" calcext:value-type="float">
            <text:p>383115,5586679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1SP</text:p>
          </table:table-cell>
          <table:table-cell office:value-type="string" calcext:value-type="string">
            <text:p>Gab. Modular S.97 - 750x6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60926.103138129" calcext:value-type="float">
            <text:p>360926,1031381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1ST</text:p>
          </table:table-cell>
          <table:table-cell office:value-type="string" calcext:value-type="string">
            <text:p>Gab. Modular S.97 - 750x6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78672.326965988" calcext:value-type="float">
            <text:p>278672,3269659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2SP</text:p>
          </table:table-cell>
          <table:table-cell office:value-type="string" calcext:value-type="string">
            <text:p>Gab. Modular S.97 - 750x6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78070.367837316" calcext:value-type="float">
            <text:p>378070,3678373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2ST</text:p>
          </table:table-cell>
          <table:table-cell office:value-type="string" calcext:value-type="string">
            <text:p>Gab. Modular S.97 - 750x6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93022.038203767" calcext:value-type="float">
            <text:p>293022,0382037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3SP</text:p>
          </table:table-cell>
          <table:table-cell office:value-type="string" calcext:value-type="string">
            <text:p>Gab. Modular S.97 - 750x6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95220.500904036" calcext:value-type="float">
            <text:p>395220,5009040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3ST</text:p>
          </table:table-cell>
          <table:table-cell office:value-type="string" calcext:value-type="string">
            <text:p>Gab. Mod S.97-750x6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07386.170362661" calcext:value-type="float">
            <text:p>307386,1703626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4SP</text:p>
          </table:table-cell>
          <table:table-cell office:value-type="string" calcext:value-type="string">
            <text:p>Gab. Modular S.97 - 750x6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12362.634043715" calcext:value-type="float">
            <text:p>412362,6340437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4ST</text:p>
          </table:table-cell>
          <table:table-cell office:value-type="string" calcext:value-type="string">
            <text:p>Gab. Modular S.97 - 750x6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21748.197277596" calcext:value-type="float">
            <text:p>321748,1972775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5SP</text:p>
          </table:table-cell>
          <table:table-cell office:value-type="string" calcext:value-type="string">
            <text:p>Gab. Modular S.97 - 750x6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29512.767110435" calcext:value-type="float">
            <text:p>429512,7671104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25ST</text:p>
          </table:table-cell>
          <table:table-cell office:value-type="string" calcext:value-type="string">
            <text:p>Gab. Modular S.97 - 750x6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36103.22425637" calcext:value-type="float">
            <text:p>336103,224256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1SP</text:p>
          </table:table-cell>
          <table:table-cell office:value-type="string" calcext:value-type="string">
            <text:p>Gab. Modular S.97 - 750x9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76051.842680171" calcext:value-type="float">
            <text:p>476051,8426801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1ST</text:p>
          </table:table-cell>
          <table:table-cell office:value-type="string" calcext:value-type="string">
            <text:p>Gab. Modular S.97 - 750x9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72685.759049504" calcext:value-type="float">
            <text:p>372685,7590495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2SP</text:p>
          </table:table-cell>
          <table:table-cell office:value-type="string" calcext:value-type="string">
            <text:p>Gab. Modular S.97 - 750x9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93191.291633803" calcext:value-type="float">
            <text:p>493191,2916338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2ST</text:p>
          </table:table-cell>
          <table:table-cell office:value-type="string" calcext:value-type="string">
            <text:p>Gab. Modular S.97 - 750x9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87050.443834937" calcext:value-type="float">
            <text:p>387050,4438349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3SP</text:p>
          </table:table-cell>
          <table:table-cell office:value-type="string" calcext:value-type="string">
            <text:p>Gab. Mod S.97-750x900x600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10339.293141016" calcext:value-type="float">
            <text:p>510339,2931410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3ST</text:p>
          </table:table-cell>
          <table:table-cell office:value-type="string" calcext:value-type="string">
            <text:p>Gab. Mod S.97-750x9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01399.602446177" calcext:value-type="float">
            <text:p>401399,6024461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4SP</text:p>
          </table:table-cell>
          <table:table-cell office:value-type="string" calcext:value-type="string">
            <text:p>Gab. Modular S.97 - 750x9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27485.68939971" calcext:value-type="float">
            <text:p>527485,68939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4ST</text:p>
          </table:table-cell>
          <table:table-cell office:value-type="string" calcext:value-type="string">
            <text:p>Gab. Modular S.97 - 750x9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15764.8135426" calcext:value-type="float">
            <text:p>415764,81354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5SP</text:p>
          </table:table-cell>
          <table:table-cell office:value-type="string" calcext:value-type="string">
            <text:p>Gab. Modular S.97 - 750x9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44629.954098897" calcext:value-type="float">
            <text:p>544629,9540988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35ST</text:p>
          </table:table-cell>
          <table:table-cell office:value-type="string" calcext:value-type="string">
            <text:p>Gab. Modular S.97 - 750x9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30126.814141986" calcext:value-type="float">
            <text:p>430126,8141419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1SP</text:p>
          </table:table-cell>
          <table:table-cell office:value-type="string" calcext:value-type="string">
            <text:p>Gab. Modular S.97 - 750x12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08358.767637319" calcext:value-type="float">
            <text:p>608358,7676373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1ST</text:p>
          </table:table-cell>
          <table:table-cell office:value-type="string" calcext:value-type="string">
            <text:p>Gab. Modular S.97 - 750x12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81101.322945363" calcext:value-type="float">
            <text:p>481101,3229453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2SP</text:p>
          </table:table-cell>
          <table:table-cell office:value-type="string" calcext:value-type="string">
            <text:p>Gab. Modular S.97 - 750x12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34296.794243814" calcext:value-type="float">
            <text:p>634296,7942438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2ST</text:p>
          </table:table-cell>
          <table:table-cell office:value-type="string" calcext:value-type="string">
            <text:p>Gab. Modular S.97 - 750x12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02829.835310497" calcext:value-type="float">
            <text:p>502829,8353104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3SP</text:p>
          </table:table-cell>
          <table:table-cell office:value-type="string" calcext:value-type="string">
            <text:p>Gab. Mod S.97-750x12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60232.136664262" calcext:value-type="float">
            <text:p>660232,1366642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3ST</text:p>
          </table:table-cell>
          <table:table-cell office:value-type="string" calcext:value-type="string">
            <text:p>Gab. Modular S.97 - 750x12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24549.26881106" calcext:value-type="float">
            <text:p>524549,268811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4SP</text:p>
          </table:table-cell>
          <table:table-cell office:value-type="string" calcext:value-type="string">
            <text:p>Gab. Modular S.97 - 750x12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86170.715897295" calcext:value-type="float">
            <text:p>686170,7158972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4ST</text:p>
          </table:table-cell>
          <table:table-cell office:value-type="string" calcext:value-type="string">
            <text:p>Gab. Modular S.97 - 750x12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46267.070747555" calcext:value-type="float">
            <text:p>546267,0707475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5SP</text:p>
          </table:table-cell>
          <table:table-cell office:value-type="string" calcext:value-type="string">
            <text:p>Gab. Modular S.97 - 750x12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12119.426616879" calcext:value-type="float">
            <text:p>712119,4266168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45ST</text:p>
          </table:table-cell>
          <table:table-cell office:value-type="string" calcext:value-type="string">
            <text:p>Gab. Modular S.97 - 750x12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67981.135876024" calcext:value-type="float">
            <text:p>567981,1358760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1SP</text:p>
          </table:table-cell>
          <table:table-cell office:value-type="string" calcext:value-type="string">
            <text:p>Gab. Modular S.97 - 750x15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40668.929407053" calcext:value-type="float">
            <text:p>740668,9294070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1ST</text:p>
          </table:table-cell>
          <table:table-cell office:value-type="string" calcext:value-type="string">
            <text:p>Gab. Modular S.97 - 750x15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89528.676207388" calcext:value-type="float">
            <text:p>589528,6762073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2SP</text:p>
          </table:table-cell>
          <table:table-cell office:value-type="string" calcext:value-type="string">
            <text:p>Gab. Modular S.97 - 750x15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75403.402106903" calcext:value-type="float">
            <text:p>775403,4021069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2ST</text:p>
          </table:table-cell>
          <table:table-cell office:value-type="string" calcext:value-type="string">
            <text:p>Gab. Modular S.97 - 750x15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18598.016361977" calcext:value-type="float">
            <text:p>618598,0163619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3SP</text:p>
          </table:table-cell>
          <table:table-cell office:value-type="string" calcext:value-type="string">
            <text:p>Gab. Modular S.97 - 750x15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10138.927428732" calcext:value-type="float">
            <text:p>810138,9274287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3ST</text:p>
          </table:table-cell>
          <table:table-cell office:value-type="string" calcext:value-type="string">
            <text:p>Gab. Modular S.97 - 750x15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47681.777437681" calcext:value-type="float">
            <text:p>647681,7774376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4SP</text:p>
          </table:table-cell>
          <table:table-cell office:value-type="string" calcext:value-type="string">
            <text:p>Gab. Modular S.97 - 750x15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44858.926576368" calcext:value-type="float">
            <text:p>844858,9265763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4ST</text:p>
          </table:table-cell>
          <table:table-cell office:value-type="string" calcext:value-type="string">
            <text:p>Gab. Modular S.97 - 750x15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76765.564828934" calcext:value-type="float">
            <text:p>676765,5648289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5SP</text:p>
          </table:table-cell>
          <table:table-cell office:value-type="string" calcext:value-type="string">
            <text:p>Gab. Modular S.97 - 750x15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79606.793890903" calcext:value-type="float">
            <text:p>879606,7938909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55ST</text:p>
          </table:table-cell>
          <table:table-cell office:value-type="string" calcext:value-type="string">
            <text:p>Gab. Modular S.97 - 750x15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05835.431294513" calcext:value-type="float">
            <text:p>705835,4312945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1SP</text:p>
          </table:table-cell>
          <table:table-cell office:value-type="string" calcext:value-type="string">
            <text:p>Gab. Modular S.97 - 750x18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40159.89954926" calcext:value-type="float">
            <text:p>940159,899549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1ST</text:p>
          </table:table-cell>
          <table:table-cell office:value-type="string" calcext:value-type="string">
            <text:p>Gab. Modular S.97 - 750x18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54179.174616442" calcext:value-type="float">
            <text:p>754179,1746164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2SP</text:p>
          </table:table-cell>
          <table:table-cell office:value-type="string" calcext:value-type="string">
            <text:p>Gab. Modular S.97 - 750x18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20074.69705258" calcext:value-type="float">
            <text:p>1020074,697052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2ST</text:p>
          </table:table-cell>
          <table:table-cell office:value-type="string" calcext:value-type="string">
            <text:p>Gab Mod S97 -750x1800x450- s/BJA,s/LAT,c/Tapa Trasera</text:p>
          </table:table-cell>
          <table:table-cell office:value-type="string" calcext:value-type="string">
            <text:p>Genrod</text:p>
          </table:table-cell>
          <table:table-cell office:value-type="float" office:value="821104.090585777" calcext:value-type="float">
            <text:p>821104,0905857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3SP</text:p>
          </table:table-cell>
          <table:table-cell office:value-type="string" calcext:value-type="string">
            <text:p>Gab. Mod S.97- 750x1800x600- s/BJA s/LAT c/Puerta Tras</text:p>
          </table:table-cell>
          <table:table-cell office:value-type="string" calcext:value-type="string">
            <text:p>Genrod</text:p>
          </table:table-cell>
          <table:table-cell office:value-type="float" office:value="1099994.31030145" calcext:value-type="float">
            <text:p>1099994,310301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4SP</text:p>
          </table:table-cell>
          <table:table-cell office:value-type="string" calcext:value-type="string">
            <text:p>Gab. Modular S.97 - 750x18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179915.5551144" calcext:value-type="float">
            <text:p>1179915,55511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4ST</text:p>
          </table:table-cell>
          <table:table-cell office:value-type="string" calcext:value-type="string">
            <text:p>Gab.Mod.S.97-750x1800x750-S/bja,S/lat,C/tapa tras</text:p>
          </table:table-cell>
          <table:table-cell office:value-type="string" calcext:value-type="string">
            <text:p>Genrod</text:p>
          </table:table-cell>
          <table:table-cell office:value-type="float" office:value="954933.5806047" calcext:value-type="float">
            <text:p>954933,58060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5SP</text:p>
          </table:table-cell>
          <table:table-cell office:value-type="string" calcext:value-type="string">
            <text:p>Gab. Modular S.97 - 750x18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259830.35261772" calcext:value-type="float">
            <text:p>1259830,352617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65ST</text:p>
          </table:table-cell>
          <table:table-cell office:value-type="string" calcext:value-type="string">
            <text:p>Gab. Mod S.97 -750x1800x900, s/ BJA, s/ LAT, c/ Tapa Tras</text:p>
          </table:table-cell>
          <table:table-cell office:value-type="string" calcext:value-type="string">
            <text:p>Genrod</text:p>
          </table:table-cell>
          <table:table-cell office:value-type="float" office:value="1021858.49657404" calcext:value-type="float">
            <text:p>1021858,496574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1SP</text:p>
          </table:table-cell>
          <table:table-cell office:value-type="string" calcext:value-type="string">
            <text:p>Gab. Modular S.97 - 750x21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72462.00876085" calcext:value-type="float">
            <text:p>1072462,008760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1ST</text:p>
          </table:table-cell>
          <table:table-cell office:value-type="string" calcext:value-type="string">
            <text:p>Gab. Modular S.97 - 750x21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862591.028019824" calcext:value-type="float">
            <text:p>862591,0280198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2SP</text:p>
          </table:table-cell>
          <table:table-cell office:value-type="string" calcext:value-type="string">
            <text:p>Gab. Modular S.97 - 750x21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161185.0417237" calcext:value-type="float">
            <text:p>1161185,04172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2ST</text:p>
          </table:table-cell>
          <table:table-cell office:value-type="string" calcext:value-type="string">
            <text:p>Gab. Modular S.97 - 750x21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936871.19269973" calcext:value-type="float">
            <text:p>936871,192699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3SP</text:p>
          </table:table-cell>
          <table:table-cell office:value-type="string" calcext:value-type="string">
            <text:p>Gab. Mod S.97-750x2100x600- s/BJA, s/LAT, c/ Puerta Trasera</text:p>
          </table:table-cell>
          <table:table-cell office:value-type="string" calcext:value-type="string">
            <text:p>Genrod</text:p>
          </table:table-cell>
          <table:table-cell office:value-type="float" office:value="1249892.52219679" calcext:value-type="float">
            <text:p>1249892,522196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3ST</text:p>
          </table:table-cell>
          <table:table-cell office:value-type="string" calcext:value-type="string">
            <text:p>Gab. Mod S.97-750x21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011159.93624877" calcext:value-type="float">
            <text:p>1011159,936248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4SP</text:p>
          </table:table-cell>
          <table:table-cell office:value-type="string" calcext:value-type="string">
            <text:p>Gab. Mod S.97-750x2100x750- s/BJA, s/ LAT, c/PTA Trasera</text:p>
          </table:table-cell>
          <table:table-cell office:value-type="string" calcext:value-type="string">
            <text:p>Genrod</text:p>
          </table:table-cell>
          <table:table-cell office:value-type="float" office:value="1338597.89742594" calcext:value-type="float">
            <text:p>1338597,897425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4ST</text:p>
          </table:table-cell>
          <table:table-cell office:value-type="string" calcext:value-type="string">
            <text:p>Gab. Mod S.97-750x2100x750- s/BJA, s/ LAT, c/Tapa Trasera</text:p>
          </table:table-cell>
          <table:table-cell office:value-type="string" calcext:value-type="string">
            <text:p>Genrod</text:p>
          </table:table-cell>
          <table:table-cell office:value-type="float" office:value="1085436.91674718" calcext:value-type="float">
            <text:p>1085436,916747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5SP</text:p>
          </table:table-cell>
          <table:table-cell office:value-type="string" calcext:value-type="string">
            <text:p>Mod S.97-750x2100x900- s/BJA, s/ LAT, c/ PTA Trasera</text:p>
          </table:table-cell>
          <table:table-cell office:value-type="string" calcext:value-type="string">
            <text:p>Genrod</text:p>
          </table:table-cell>
          <table:table-cell office:value-type="float" office:value="1427313.95676816" calcext:value-type="float">
            <text:p>1427313,956768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75ST</text:p>
          </table:table-cell>
          <table:table-cell office:value-type="string" calcext:value-type="string">
            <text:p>Gab. Modular S.97 - 750x21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159711.73937055" calcext:value-type="float">
            <text:p>1159711,739370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1SP</text:p>
          </table:table-cell>
          <table:table-cell office:value-type="string" calcext:value-type="string">
            <text:p>Gab. Modular S.97 - 900x75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62594.044360895" calcext:value-type="float">
            <text:p>462594,0443608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1ST</text:p>
          </table:table-cell>
          <table:table-cell office:value-type="string" calcext:value-type="string">
            <text:p>Gab. Modular S.97 - 900x75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60881.129864069" calcext:value-type="float">
            <text:p>360881,1298640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2SP</text:p>
          </table:table-cell>
          <table:table-cell office:value-type="string" calcext:value-type="string">
            <text:p>Gab. Modular S.97 - 900x75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79265.050218245" calcext:value-type="float">
            <text:p>479265,0502182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2ST</text:p>
          </table:table-cell>
          <table:table-cell office:value-type="string" calcext:value-type="string">
            <text:p>Gab. Modular S.97 - 900x75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74788.634608397" calcext:value-type="float">
            <text:p>374788,6346083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3SP</text:p>
          </table:table-cell>
          <table:table-cell office:value-type="string" calcext:value-type="string">
            <text:p>Gab. Modular S.97 - 900x75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95930.161392512" calcext:value-type="float">
            <text:p>495930,1613925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3ST</text:p>
          </table:table-cell>
          <table:table-cell office:value-type="string" calcext:value-type="string">
            <text:p>Gab. Modular S.97 - 900x75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88685.402608538" calcext:value-type="float">
            <text:p>388685,4026085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4SP</text:p>
          </table:table-cell>
          <table:table-cell office:value-type="string" calcext:value-type="string">
            <text:p>Gab. Modular S.97 - 900x75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12601.693560852" calcext:value-type="float">
            <text:p>512601,6935608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4ST</text:p>
          </table:table-cell>
          <table:table-cell office:value-type="string" calcext:value-type="string">
            <text:p>Gab. Modular S.97 - 900x75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02593.433663856" calcext:value-type="float">
            <text:p>402593,4336638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5SP</text:p>
          </table:table-cell>
          <table:table-cell office:value-type="string" calcext:value-type="string">
            <text:p>Gab. Modular S.97 - 900x75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29263.067927093" calcext:value-type="float">
            <text:p>529263,0679270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15ST</text:p>
          </table:table-cell>
          <table:table-cell office:value-type="string" calcext:value-type="string">
            <text:p>Gab. Modular S.97 - 900x75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16501.991030164" calcext:value-type="float">
            <text:p>416501,9910301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1SP</text:p>
          </table:table-cell>
          <table:table-cell office:value-type="string" calcext:value-type="string">
            <text:p>Gab. Modular S.97 - 900x6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399323.489801105" calcext:value-type="float">
            <text:p>399323,4898011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1ST</text:p>
          </table:table-cell>
          <table:table-cell office:value-type="string" calcext:value-type="string">
            <text:p>Gab. Modular S.97 - 900x6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08530.238876274" calcext:value-type="float">
            <text:p>308530,2388762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2SP</text:p>
          </table:table-cell>
          <table:table-cell office:value-type="string" calcext:value-type="string">
            <text:p>Gab. Modular S.97 - 900x6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15986.443100315" calcext:value-type="float">
            <text:p>415986,4431003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2ST</text:p>
          </table:table-cell>
          <table:table-cell office:value-type="string" calcext:value-type="string">
            <text:p>Gab. Modular S.97 - 900x6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22439.322553572" calcext:value-type="float">
            <text:p>322439,3225535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3SP</text:p>
          </table:table-cell>
          <table:table-cell office:value-type="string" calcext:value-type="string">
            <text:p>Gab. Modular S.97 - 900x6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32659.054206183" calcext:value-type="float">
            <text:p>432659,0542061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3ST</text:p>
          </table:table-cell>
          <table:table-cell office:value-type="string" calcext:value-type="string">
            <text:p>Gab. Modular S.97 - 900x6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36335.037931733" calcext:value-type="float">
            <text:p>336335,0379317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4SP</text:p>
          </table:table-cell>
          <table:table-cell office:value-type="string" calcext:value-type="string">
            <text:p>Gab. Modular S.97 - 900x6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49310.244454776" calcext:value-type="float">
            <text:p>449310,2444547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4ST</text:p>
          </table:table-cell>
          <table:table-cell office:value-type="string" calcext:value-type="string">
            <text:p>Gab. Modular S.97 - 900x6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50242.542676062" calcext:value-type="float">
            <text:p>350242,5426760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5SP</text:p>
          </table:table-cell>
          <table:table-cell office:value-type="string" calcext:value-type="string">
            <text:p>Gab. Modular S.97 - 900x6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465980.197690147" calcext:value-type="float">
            <text:p>465980,1976901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25ST</text:p>
          </table:table-cell>
          <table:table-cell office:value-type="string" calcext:value-type="string">
            <text:p>Gab. Modular S.97 - 900x6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64150.547415831" calcext:value-type="float">
            <text:p>364150,547415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1SP</text:p>
          </table:table-cell>
          <table:table-cell office:value-type="string" calcext:value-type="string">
            <text:p>Gab. Modular S.97 - 900x9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25878.019850919" calcext:value-type="float">
            <text:p>525878,0198509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1ST</text:p>
          </table:table-cell>
          <table:table-cell office:value-type="string" calcext:value-type="string">
            <text:p>Gab. Modular S.97 - 900x9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13231.520856423" calcext:value-type="float">
            <text:p>413231,5208564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2SP</text:p>
          </table:table-cell>
          <table:table-cell office:value-type="string" calcext:value-type="string">
            <text:p>Gab. Modular S.97 - 900x9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42550.630956788" calcext:value-type="float">
            <text:p>542550,6309567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2ST</text:p>
          </table:table-cell>
          <table:table-cell office:value-type="string" calcext:value-type="string">
            <text:p>Gab. Modular S.97 - 900x9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27140.60453372" calcext:value-type="float">
            <text:p>427140,604533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3SP</text:p>
          </table:table-cell>
          <table:table-cell office:value-type="string" calcext:value-type="string">
            <text:p>Gab. Modular S.97 - 900x9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59215.189504516" calcext:value-type="float">
            <text:p>559215,1895045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3ST</text:p>
          </table:table-cell>
          <table:table-cell office:value-type="string" calcext:value-type="string">
            <text:p>Gab. Modular S.97 - 900x9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41036.846222872" calcext:value-type="float">
            <text:p>441036,8462228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4SP</text:p>
          </table:table-cell>
          <table:table-cell office:value-type="string" calcext:value-type="string">
            <text:p>Gab. Modular S.97 - 900x9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75878.169119275" calcext:value-type="float">
            <text:p>575878,1691192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4ST</text:p>
          </table:table-cell>
          <table:table-cell office:value-type="string" calcext:value-type="string">
            <text:p>Gab. Modular S.97 - 900x9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54945.956215718" calcext:value-type="float">
            <text:p>454945,9562157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5SP</text:p>
          </table:table-cell>
          <table:table-cell office:value-type="string" calcext:value-type="string">
            <text:p>Gab. Modular S.97 - 900x9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92545.41185305" calcext:value-type="float">
            <text:p>592545,411853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35ST</text:p>
          </table:table-cell>
          <table:table-cell office:value-type="string" calcext:value-type="string">
            <text:p>Gab. Modular S.97 - 900x9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68852.382022518" calcext:value-type="float">
            <text:p>468852,3820225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1SP</text:p>
          </table:table-cell>
          <table:table-cell office:value-type="string" calcext:value-type="string">
            <text:p>Gab. Modular S.97 - 900x12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69142.081722521" calcext:value-type="float">
            <text:p>669142,0817225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1ST</text:p>
          </table:table-cell>
          <table:table-cell office:value-type="string" calcext:value-type="string">
            <text:p>Gab. Modular S.97 - 900x12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31864.359993124" calcext:value-type="float">
            <text:p>531864,3599931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2SP</text:p>
          </table:table-cell>
          <table:table-cell office:value-type="string" calcext:value-type="string">
            <text:p>Gab. Modular S.97 - 900x12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94362.19382367" calcext:value-type="float">
            <text:p>694362,193823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2ST</text:p>
          </table:table-cell>
          <table:table-cell office:value-type="string" calcext:value-type="string">
            <text:p>Gab. Modular S.97 - 900x12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52907.089138827" calcext:value-type="float">
            <text:p>552907,0891388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3SP</text:p>
          </table:table-cell>
          <table:table-cell office:value-type="string" calcext:value-type="string">
            <text:p>Gab. Modular S.97 - 900x12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19576.411241737" calcext:value-type="float">
            <text:p>719576,4112417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3ST</text:p>
          </table:table-cell>
          <table:table-cell office:value-type="string" calcext:value-type="string">
            <text:p>Gab. Modular S.97 - 900x12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73935.897358854" calcext:value-type="float">
            <text:p>573935,8973588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4SP</text:p>
          </table:table-cell>
          <table:table-cell office:value-type="string" calcext:value-type="string">
            <text:p>Gab. Modular S.97 - 900x12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44782.076106222" calcext:value-type="float">
            <text:p>744782,0761062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4ST</text:p>
          </table:table-cell>
          <table:table-cell office:value-type="string" calcext:value-type="string">
            <text:p>Gab. Modular S.97 - 900x12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94964.152952343" calcext:value-type="float">
            <text:p>594964,1529523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5SP</text:p>
          </table:table-cell>
          <table:table-cell office:value-type="string" calcext:value-type="string">
            <text:p>Gab. Modular S.97 - 900x12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69998.425083795" calcext:value-type="float">
            <text:p>769998,4250837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45ST</text:p>
          </table:table-cell>
          <table:table-cell office:value-type="string" calcext:value-type="string">
            <text:p>Gab. Modular S.97 - 900x12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16003.145290019" calcext:value-type="float">
            <text:p>616003,1452900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1SP</text:p>
          </table:table-cell>
          <table:table-cell office:value-type="string" calcext:value-type="string">
            <text:p>Gab. Modular S.97 - 900x15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12419.011897819" calcext:value-type="float">
            <text:p>812419,0118978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1ST</text:p>
          </table:table-cell>
          <table:table-cell office:value-type="string" calcext:value-type="string">
            <text:p>Gab. Modular S.97 - 900x15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50511.14637105" calcext:value-type="float">
            <text:p>650511,146371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2SP</text:p>
          </table:table-cell>
          <table:table-cell office:value-type="string" calcext:value-type="string">
            <text:p>Gab. Modular S.97 - 900x15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46173.230379564" calcext:value-type="float">
            <text:p>846173,2303795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2ST</text:p>
          </table:table-cell>
          <table:table-cell office:value-type="string" calcext:value-type="string">
            <text:p>Gab. Modular S.97 - 900x15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78669.836935907" calcext:value-type="float">
            <text:p>678669,8369359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3SP</text:p>
          </table:table-cell>
          <table:table-cell office:value-type="string" calcext:value-type="string">
            <text:p>Gab. Modular S.97 - 900x15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79940.843475994" calcext:value-type="float">
            <text:p>879940,8434759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3ST</text:p>
          </table:table-cell>
          <table:table-cell office:value-type="string" calcext:value-type="string">
            <text:p>Gab. Modular S.97 - 900x15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06832.790619779" calcext:value-type="float">
            <text:p>706832,7906197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4SP</text:p>
          </table:table-cell>
          <table:table-cell office:value-type="string" calcext:value-type="string">
            <text:p>Gab. Modular S.97 - 900x15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13700.430329833" calcext:value-type="float">
            <text:p>913700,4303298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4ST</text:p>
          </table:table-cell>
          <table:table-cell office:value-type="string" calcext:value-type="string">
            <text:p>Gab. Modular S.97 - 900x15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34994.139055134" calcext:value-type="float">
            <text:p>734994,1390551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5SP</text:p>
          </table:table-cell>
          <table:table-cell office:value-type="string" calcext:value-type="string">
            <text:p>Gab. Modular S.97 - 900x15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47440.201574913" calcext:value-type="float">
            <text:p>947440,2015749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55ST</text:p>
          </table:table-cell>
          <table:table-cell office:value-type="string" calcext:value-type="string">
            <text:p>Gab. Modular S.97 - 900x15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63153.908557519" calcext:value-type="float">
            <text:p>763153,9085575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1SP</text:p>
          </table:table-cell>
          <table:table-cell office:value-type="string" calcext:value-type="string">
            <text:p>Gab. Modular S.97 - 900x18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37820.16679517" calcext:value-type="float">
            <text:p>1037820,166795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1ST</text:p>
          </table:table-cell>
          <table:table-cell office:value-type="string" calcext:value-type="string">
            <text:p>Gab. Modular S.97 - 900x18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837666.965850317" calcext:value-type="float">
            <text:p>837666,9658503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2SP</text:p>
          </table:table-cell>
          <table:table-cell office:value-type="string" calcext:value-type="string">
            <text:p>Gab. Modular S.97 - 900x18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124529.7181207" calcext:value-type="float">
            <text:p>1124529,71812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2ST</text:p>
          </table:table-cell>
          <table:table-cell office:value-type="string" calcext:value-type="string">
            <text:p>Gab. Modular S.97 - 900x18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909999.516713258" calcext:value-type="float">
            <text:p>909999,5167132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3SP</text:p>
          </table:table-cell>
          <table:table-cell office:value-type="string" calcext:value-type="string">
            <text:p>Gab. Modular S.97 - 900x18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211238.71681969" calcext:value-type="float">
            <text:p>1211238,716819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3ST</text:p>
          </table:table-cell>
          <table:table-cell office:value-type="string" calcext:value-type="string">
            <text:p>Gab. Modular S.97 - 900x18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982331.51494966" calcext:value-type="float">
            <text:p>982331,514949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4SP</text:p>
          </table:table-cell>
          <table:table-cell office:value-type="string" calcext:value-type="string">
            <text:p>Gab. Modular S.97 - 900x18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297949.87339374" calcext:value-type="float">
            <text:p>1297949,873393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4ST</text:p>
          </table:table-cell>
          <table:table-cell office:value-type="string" calcext:value-type="string">
            <text:p>Gab.Mod.S.97-900x1800x750 s/Bande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1054680.14461333" calcext:value-type="float">
            <text:p>1054680,144613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5SP</text:p>
          </table:table-cell>
          <table:table-cell office:value-type="string" calcext:value-type="string">
            <text:p>Gab. Modular S.97 - 900x18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384649.26691717" calcext:value-type="float">
            <text:p>1384649,266917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65ST</text:p>
          </table:table-cell>
          <table:table-cell office:value-type="string" calcext:value-type="string">
            <text:p>Gab. Modular S.97 - 900x18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127012.69547627" calcext:value-type="float">
            <text:p>1127012,695476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1SP</text:p>
          </table:table-cell>
          <table:table-cell office:value-type="string" calcext:value-type="string">
            <text:p>Gab. Modular S.97 - 900x21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181102.43902701" calcext:value-type="float">
            <text:p>1181102,439027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1ST</text:p>
          </table:table-cell>
          <table:table-cell office:value-type="string" calcext:value-type="string">
            <text:p>Gab. Modular S.97 - 900x21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956310.515415656" calcext:value-type="float">
            <text:p>956310,5154156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2SP</text:p>
          </table:table-cell>
          <table:table-cell office:value-type="string" calcext:value-type="string">
            <text:p>Gab. Modular S.97 - 900x21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276348.78091919" calcext:value-type="float">
            <text:p>1276348,780919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2ST</text:p>
          </table:table-cell>
          <table:table-cell office:value-type="string" calcext:value-type="string">
            <text:p>Gab. Modular S.97 - 900x21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035764.92238084" calcext:value-type="float">
            <text:p>1035764,922380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3SP</text:p>
          </table:table-cell>
          <table:table-cell office:value-type="string" calcext:value-type="string">
            <text:p>Gab. Mod S.97-900x2100x600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371592.99125185" calcext:value-type="float">
            <text:p>1371592,991251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3ST</text:p>
          </table:table-cell>
          <table:table-cell office:value-type="string" calcext:value-type="string">
            <text:p>Gab. Mod S.97-900x21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115231.09239663" calcext:value-type="float">
            <text:p>1115231,092396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4SP</text:p>
          </table:table-cell>
          <table:table-cell office:value-type="string" calcext:value-type="string">
            <text:p>Gab. Modular S.97 - 900x21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466848.43832414" calcext:value-type="float">
            <text:p>1466848,438324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4ST</text:p>
          </table:table-cell>
          <table:table-cell office:value-type="string" calcext:value-type="string">
            <text:p>Gab. Modular S.97 - 900x21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194698.34134996" calcext:value-type="float">
            <text:p>1194698,341349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5SP</text:p>
          </table:table-cell>
          <table:table-cell office:value-type="string" calcext:value-type="string">
            <text:p>Gab. Modular S.97 - 900x21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562102.28014792" calcext:value-type="float">
            <text:p>1562102,280147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75ST</text:p>
          </table:table-cell>
          <table:table-cell office:value-type="string" calcext:value-type="string">
            <text:p>Gab. Mod S.97 - 900x2100x9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274163.45874377" calcext:value-type="float">
            <text:p>1274163,458743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1SP</text:p>
          </table:table-cell>
          <table:table-cell office:value-type="string" calcext:value-type="string">
            <text:p>Gab. Modular S.97 - 1200x75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73686.724486502" calcext:value-type="float">
            <text:p>673686,7244865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1ST</text:p>
          </table:table-cell>
          <table:table-cell office:value-type="string" calcext:value-type="string">
            <text:p>Gab. Modular S.97 - 1200x75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40253.41506499" calcext:value-type="float">
            <text:p>540253,415064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2SP</text:p>
          </table:table-cell>
          <table:table-cell office:value-type="string" calcext:value-type="string">
            <text:p>Gab. Modular S.97 - 1200x75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93254.019719546" calcext:value-type="float">
            <text:p>693254,0197195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2ST</text:p>
          </table:table-cell>
          <table:table-cell office:value-type="string" calcext:value-type="string">
            <text:p>Gab. Modular S.97 - 1200x75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56876.210835694" calcext:value-type="float">
            <text:p>556876,2108356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3SP</text:p>
          </table:table-cell>
          <table:table-cell office:value-type="string" calcext:value-type="string">
            <text:p>Gab. Modular S.97 - 1200x75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12791.315226185" calcext:value-type="float">
            <text:p>712791,3152261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3ST</text:p>
          </table:table-cell>
          <table:table-cell office:value-type="string" calcext:value-type="string">
            <text:p>Gab. Modular S.97 - 1200x75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73503.322356513" calcext:value-type="float">
            <text:p>573503,3223565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4SP</text:p>
          </table:table-cell>
          <table:table-cell office:value-type="string" calcext:value-type="string">
            <text:p>Gab. Modular S.97 - 1200x75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32359.11045467" calcext:value-type="float">
            <text:p>732359,110454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4ST</text:p>
          </table:table-cell>
          <table:table-cell office:value-type="string" calcext:value-type="string">
            <text:p>Gab. Modular S.97 - 1200x75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90130.960188322" calcext:value-type="float">
            <text:p>590130,9601883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5SP</text:p>
          </table:table-cell>
          <table:table-cell office:value-type="string" calcext:value-type="string">
            <text:p>Gab. Modular S.97 - 1200x75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51901.774333402" calcext:value-type="float">
            <text:p>751901,7743334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15ST</text:p>
          </table:table-cell>
          <table:table-cell office:value-type="string" calcext:value-type="string">
            <text:p>Gab. Modular S.97 - 1200x75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06756.992771612" calcext:value-type="float">
            <text:p>606756,9927716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1SP</text:p>
          </table:table-cell>
          <table:table-cell office:value-type="string" calcext:value-type="string">
            <text:p>Gab. Modular S.97 - 1200x6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582254.795175808" calcext:value-type="float">
            <text:p>582254,7951758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1ST</text:p>
          </table:table-cell>
          <table:table-cell office:value-type="string" calcext:value-type="string">
            <text:p>Gab. Modular S.97 - 1200x6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61338.634757434" calcext:value-type="float">
            <text:p>461338,6347574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2SP</text:p>
          </table:table-cell>
          <table:table-cell office:value-type="string" calcext:value-type="string">
            <text:p>Gab. Modular S.97 - 1200x6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01810.301042686" calcext:value-type="float">
            <text:p>601810,3010426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2ST</text:p>
          </table:table-cell>
          <table:table-cell office:value-type="string" calcext:value-type="string">
            <text:p>Gab. Modular S.97 - 1200x6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77964.667340724" calcext:value-type="float">
            <text:p>477964,6673407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3SP</text:p>
          </table:table-cell>
          <table:table-cell office:value-type="string" calcext:value-type="string">
            <text:p>Gab. Modular S.97 - 1200x6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21365.254283025" calcext:value-type="float">
            <text:p>621365,2542830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3ST</text:p>
          </table:table-cell>
          <table:table-cell office:value-type="string" calcext:value-type="string">
            <text:p>Gab. Modular S.97 - 1200x6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94590.699924014" calcext:value-type="float">
            <text:p>494590,6999240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4SP</text:p>
          </table:table-cell>
          <table:table-cell office:value-type="string" calcext:value-type="string">
            <text:p>Gab. Modular S.97 - 1200x6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40908.997099286" calcext:value-type="float">
            <text:p>640908,9970992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4ST</text:p>
          </table:table-cell>
          <table:table-cell office:value-type="string" calcext:value-type="string">
            <text:p>Gab. Modular S.97 - 1200x6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11217.811444834" calcext:value-type="float">
            <text:p>511217,8114448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5SP</text:p>
          </table:table-cell>
          <table:table-cell office:value-type="string" calcext:value-type="string">
            <text:p>Gab. Modular S.97 - 1200x6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660473.581830735" calcext:value-type="float">
            <text:p>660473,5818307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25ST</text:p>
          </table:table-cell>
          <table:table-cell office:value-type="string" calcext:value-type="string">
            <text:p>Gab. Modular S.97 - 1200x6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27843.844028124" calcext:value-type="float">
            <text:p>527843,8440281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1SP</text:p>
          </table:table-cell>
          <table:table-cell office:value-type="string" calcext:value-type="string">
            <text:p>Gab. Modular S.97 - 1200x9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65130.969474352" calcext:value-type="float">
            <text:p>765130,9694743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1ST</text:p>
          </table:table-cell>
          <table:table-cell office:value-type="string" calcext:value-type="string">
            <text:p>Gab. Modular S.97 - 1200x9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19161.748062923" calcext:value-type="float">
            <text:p>619161,7480629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2SP</text:p>
          </table:table-cell>
          <table:table-cell office:value-type="string" calcext:value-type="string">
            <text:p>Gab. Modular S.97 - 1200x9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784677.37016111" calcext:value-type="float">
            <text:p>784677,370161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2ST</text:p>
          </table:table-cell>
          <table:table-cell office:value-type="string" calcext:value-type="string">
            <text:p>Gab. Modular S.97 - 1200x9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35790.99114325" calcext:value-type="float">
            <text:p>635790,991143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3SP</text:p>
          </table:table-cell>
          <table:table-cell office:value-type="string" calcext:value-type="string">
            <text:p>Gab. Modular S.97 - 1200x9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04240.37595959" calcext:value-type="float">
            <text:p>804240,375959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3ST</text:p>
          </table:table-cell>
          <table:table-cell office:value-type="string" calcext:value-type="string">
            <text:p>Gab. Modular S.97 - 1200x9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52417.023726541" calcext:value-type="float">
            <text:p>652417,0237265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4SP</text:p>
          </table:table-cell>
          <table:table-cell office:value-type="string" calcext:value-type="string">
            <text:p>Gab. Modular S.97 - 1200x9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23785.697708819" calcext:value-type="float">
            <text:p>823785,6977088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4ST</text:p>
          </table:table-cell>
          <table:table-cell office:value-type="string" calcext:value-type="string">
            <text:p>Gab. Modular S.97 - 1200x9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69044.661558349" calcext:value-type="float">
            <text:p>669044,6615583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5SP</text:p>
          </table:table-cell>
          <table:table-cell office:value-type="string" calcext:value-type="string">
            <text:p>Gab. Modular S.97 - 1200x9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843333.703644096" calcext:value-type="float">
            <text:p>843333,7036440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35ST</text:p>
          </table:table-cell>
          <table:table-cell office:value-type="string" calcext:value-type="string">
            <text:p>Gab. Modular S.97 - 1200x9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85668.009955592" calcext:value-type="float">
            <text:p>685668,0099555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1SP</text:p>
          </table:table-cell>
          <table:table-cell office:value-type="string" calcext:value-type="string">
            <text:p>Gab. Modular S.97 - 1200x12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67614.570218897" calcext:value-type="float">
            <text:p>967614,5702188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1ST</text:p>
          </table:table-cell>
          <table:table-cell office:value-type="string" calcext:value-type="string">
            <text:p>Gab. Modular S.97 - 1200x12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829412.830600632" calcext:value-type="float">
            <text:p>829412,8306006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2SP</text:p>
          </table:table-cell>
          <table:table-cell office:value-type="string" calcext:value-type="string">
            <text:p>Gab. Modular S.97 - 1200x12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997183.932129142" calcext:value-type="float">
            <text:p>997183,9321291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2ST</text:p>
          </table:table-cell>
          <table:table-cell office:value-type="string" calcext:value-type="string">
            <text:p>Gab. Modular S.97 - 1200x12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854562.28545143" calcext:value-type="float">
            <text:p>854562,285451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3SP</text:p>
          </table:table-cell>
          <table:table-cell office:value-type="string" calcext:value-type="string">
            <text:p>Gab. Modular S.97 - 1200x12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26762.37290396" calcext:value-type="float">
            <text:p>1026762,37290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3ST</text:p>
          </table:table-cell>
          <table:table-cell office:value-type="string" calcext:value-type="string">
            <text:p>Gab. Modular S.97 - 1200x12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879709.582427169" calcext:value-type="float">
            <text:p>879709,5824271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4SP</text:p>
          </table:table-cell>
          <table:table-cell office:value-type="string" calcext:value-type="string">
            <text:p>Gab. Modular S.97 - 1200x12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56335.47162223" calcext:value-type="float">
            <text:p>1056335,471622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4ST</text:p>
          </table:table-cell>
          <table:table-cell office:value-type="string" calcext:value-type="string">
            <text:p>Gab. Modular S.97 - 1200x12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904858.484651428" calcext:value-type="float">
            <text:p>904858,4846514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5SP</text:p>
          </table:table-cell>
          <table:table-cell office:value-type="string" calcext:value-type="string">
            <text:p>Gab. Modular S.97 - 1200x12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085909.09665149" calcext:value-type="float">
            <text:p>1085909,096651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45ST</text:p>
          </table:table-cell>
          <table:table-cell office:value-type="string" calcext:value-type="string">
            <text:p>Gab. Modular S.97 - 1200x12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930006.860564696" calcext:value-type="float">
            <text:p>930006,8605646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1SP</text:p>
          </table:table-cell>
          <table:table-cell office:value-type="string" calcext:value-type="string">
            <text:p>Gab. Modular S.97 - 1200x15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170089.09209887" calcext:value-type="float">
            <text:p>1170089,092098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1ST</text:p>
          </table:table-cell>
          <table:table-cell office:value-type="string" calcext:value-type="string">
            <text:p>Gab. Modular S.97 - 1200x15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011942.63963693" calcext:value-type="float">
            <text:p>1011942,639636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2SP</text:p>
          </table:table-cell>
          <table:table-cell office:value-type="string" calcext:value-type="string">
            <text:p>Gab. Modular S.97 - 1200x15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209692.07303014" calcext:value-type="float">
            <text:p>1209692,073030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2ST</text:p>
          </table:table-cell>
          <table:table-cell office:value-type="string" calcext:value-type="string">
            <text:p>Gab. Modular S.97 - 1200x15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045617.0956882" calcext:value-type="float">
            <text:p>1045617,09568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3SP</text:p>
          </table:table-cell>
          <table:table-cell office:value-type="string" calcext:value-type="string">
            <text:p>Gab. Modular S.97 - 1200x15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249283.2909108" calcext:value-type="float">
            <text:p>1249283,29091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3ST</text:p>
          </table:table-cell>
          <table:table-cell office:value-type="string" calcext:value-type="string">
            <text:p>Gab. Modular S.97 - 1200x15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079286.18336738" calcext:value-type="float">
            <text:p>1079286,183367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4SP</text:p>
          </table:table-cell>
          <table:table-cell office:value-type="string" calcext:value-type="string">
            <text:p>Gab. Modular S.97 - 1200x15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288876.66666651" calcext:value-type="float">
            <text:p>1288876,666666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4ST</text:p>
          </table:table-cell>
          <table:table-cell office:value-type="string" calcext:value-type="string">
            <text:p>Gab. Modular S.97 - 1200x15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112956.37629964" calcext:value-type="float">
            <text:p>1112956,376299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5SP</text:p>
          </table:table-cell>
          <table:table-cell office:value-type="string" calcext:value-type="string">
            <text:p>Gab. Modular S.97 - 1200x15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328479.64759778" calcext:value-type="float">
            <text:p>1328479,647597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55ST</text:p>
          </table:table-cell>
          <table:table-cell office:value-type="string" calcext:value-type="string">
            <text:p>Gab. Modular S.97 - 1200x15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146625.46397882" calcext:value-type="float">
            <text:p>1146625,463978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1SP</text:p>
          </table:table-cell>
          <table:table-cell office:value-type="string" calcext:value-type="string">
            <text:p>Gab. Modular S.97 - 1200x18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508437.61166792" calcext:value-type="float">
            <text:p>1508437,611667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1ST</text:p>
          </table:table-cell>
          <table:table-cell office:value-type="string" calcext:value-type="string">
            <text:p>Gab. Modular S.97 - 1200x18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310009.31604478" calcext:value-type="float">
            <text:p>1310009,316044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2SP</text:p>
          </table:table-cell>
          <table:table-cell office:value-type="string" calcext:value-type="string">
            <text:p>Gab. Modular S.97 - 1200x18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631327.62250609" calcext:value-type="float">
            <text:p>1631327,622506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2ST</text:p>
          </table:table-cell>
          <table:table-cell office:value-type="string" calcext:value-type="string">
            <text:p>Gab. Modular S.97 - 1200x18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414503.94201487" calcext:value-type="float">
            <text:p>1414503,942014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3SP</text:p>
          </table:table-cell>
          <table:table-cell office:value-type="string" calcext:value-type="string">
            <text:p>Gab. Modular S.97 - 1200x18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754214.94915821" calcext:value-type="float">
            <text:p>1754214,949158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3ST</text:p>
          </table:table-cell>
          <table:table-cell office:value-type="string" calcext:value-type="string">
            <text:p>Gab. Modular S.97 - 1200x18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518992.14699089" calcext:value-type="float">
            <text:p>1518992,146990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4SP</text:p>
          </table:table-cell>
          <table:table-cell office:value-type="string" calcext:value-type="string">
            <text:p>Gab. Modular S.97 - 1200x18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877104.43368539" calcext:value-type="float">
            <text:p>1877104,433685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4ST</text:p>
          </table:table-cell>
          <table:table-cell office:value-type="string" calcext:value-type="string">
            <text:p>Gab. Modular S.97 - 1200x18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623499.08863813" calcext:value-type="float">
            <text:p>1623499,088638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5SP</text:p>
          </table:table-cell>
          <table:table-cell office:value-type="string" calcext:value-type="string">
            <text:p>Gab. Modular S.97 - 1200x18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999996.57608307" calcext:value-type="float">
            <text:p>1999996,576083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65ST</text:p>
          </table:table-cell>
          <table:table-cell office:value-type="string" calcext:value-type="string">
            <text:p>Gab. Modular S.97 - 1200x18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727991.05673772" calcext:value-type="float">
            <text:p>1727991,056737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1SP</text:p>
          </table:table-cell>
          <table:table-cell office:value-type="string" calcext:value-type="string">
            <text:p>Gab. Modular S.97 - 1200x2100x3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710920.13347493" calcext:value-type="float">
            <text:p>1710920,133474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1ST</text:p>
          </table:table-cell>
          <table:table-cell office:value-type="string" calcext:value-type="string">
            <text:p>Gab. Modular S.97 - 1200x2100x3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492540.7303296" calcext:value-type="float">
            <text:p>1492540,73032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2SP</text:p>
          </table:table-cell>
          <table:table-cell office:value-type="string" calcext:value-type="string">
            <text:p>Gab. Modular S.97 - 1200x2100x4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843836.31603363" calcext:value-type="float">
            <text:p>1843836,316033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2ST</text:p>
          </table:table-cell>
          <table:table-cell office:value-type="string" calcext:value-type="string">
            <text:p>Gab. Modular S.97 - 1200x2100x4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605556.62069214" calcext:value-type="float">
            <text:p>1605556,620692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3SP</text:p>
          </table:table-cell>
          <table:table-cell office:value-type="string" calcext:value-type="string">
            <text:p>Gab. Modular S.97 - 1200x2100x6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1976742.84078566" calcext:value-type="float">
            <text:p>1976742,840785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3ST</text:p>
          </table:table-cell>
          <table:table-cell office:value-type="string" calcext:value-type="string">
            <text:p>Gab. Modular S.97 - 1200x2100x6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718569.85318418" calcext:value-type="float">
            <text:p>1718569,853184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4SP</text:p>
          </table:table-cell>
          <table:table-cell office:value-type="string" calcext:value-type="string">
            <text:p>Gab. Modular S.97 - 1200x2100x75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2109662.76015238" calcext:value-type="float">
            <text:p>2109662,760152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4ST</text:p>
          </table:table-cell>
          <table:table-cell office:value-type="string" calcext:value-type="string">
            <text:p>Gab. Modular S.97 - 1200x2100x75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831594.84872683" calcext:value-type="float">
            <text:p>1831594,848726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5SP</text:p>
          </table:table-cell>
          <table:table-cell office:value-type="string" calcext:value-type="string">
            <text:p>Gab. Modular S.97 - 1200x2100x900 - s/Bja, s/Lat, c/Puerta Trasera</text:p>
          </table:table-cell>
          <table:table-cell office:value-type="string" calcext:value-type="string">
            <text:p>Genrod</text:p>
          </table:table-cell>
          <table:table-cell office:value-type="float" office:value="2548362.60137264" calcext:value-type="float">
            <text:p>2548362,601372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75ST</text:p>
          </table:table-cell>
          <table:table-cell office:value-type="string" calcext:value-type="string">
            <text:p>Gab. Modular S.97 - 1200x2100x900 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209782.58391483" calcext:value-type="float">
            <text:p>2209782,583914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81D</text:p>
          </table:table-cell>
          <table:table-cell office:value-type="string" calcext:value-type="string">
            <text:p>Ducto Horiz. S97-300x300x3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189858.110624201" calcext:value-type="float">
            <text:p>189858,1106242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82D</text:p>
          </table:table-cell>
          <table:table-cell office:value-type="string" calcext:value-type="string">
            <text:p>Ducto Horiz. S97-300x300x4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10227.188018781" calcext:value-type="float">
            <text:p>210227,1880187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83D</text:p>
          </table:table-cell>
          <table:table-cell office:value-type="string" calcext:value-type="string">
            <text:p>Ducto Horiz. S97-300x300x6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30689.36982742" calcext:value-type="float">
            <text:p>230689,369827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84D</text:p>
          </table:table-cell>
          <table:table-cell office:value-type="string" calcext:value-type="string">
            <text:p>Ducto Horiz. S97-300x300x7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51060.894568103" calcext:value-type="float">
            <text:p>251060,8945681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85D</text:p>
          </table:table-cell>
          <table:table-cell office:value-type="string" calcext:value-type="string">
            <text:p>Ducto Horiz. S97-300x300x9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71397.761730121" calcext:value-type="float">
            <text:p>271397,7617301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81D</text:p>
          </table:table-cell>
          <table:table-cell office:value-type="string" calcext:value-type="string">
            <text:p>Ducto Horiz. S97-600x300x3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39381.606344837" calcext:value-type="float">
            <text:p>239381,6063448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82D</text:p>
          </table:table-cell>
          <table:table-cell office:value-type="string" calcext:value-type="string">
            <text:p>Ducto Horiz. S97-600x300x4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84633.851545034" calcext:value-type="float">
            <text:p>284633,8515450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83D</text:p>
          </table:table-cell>
          <table:table-cell office:value-type="string" calcext:value-type="string">
            <text:p>Ducto Horiz. S97-600x300x6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315613.33217413" calcext:value-type="float">
            <text:p>315613,332174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84D</text:p>
          </table:table-cell>
          <table:table-cell office:value-type="string" calcext:value-type="string">
            <text:p>Ducto Horiz. S97-600x300x7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346591.628603498" calcext:value-type="float">
            <text:p>346591,6286034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285D</text:p>
          </table:table-cell>
          <table:table-cell office:value-type="string" calcext:value-type="string">
            <text:p>Ducto Horiz. S97-600x300x9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377485.952114479" calcext:value-type="float">
            <text:p>377485,9521144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81D</text:p>
          </table:table-cell>
          <table:table-cell office:value-type="string" calcext:value-type="string">
            <text:p>Ducto Horiz. S97-900x300x3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341931.592155051" calcext:value-type="float">
            <text:p>341931,5921550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82D</text:p>
          </table:table-cell>
          <table:table-cell office:value-type="string" calcext:value-type="string">
            <text:p>Ducto Horiz. S97-900x300x4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379106.016287074" calcext:value-type="float">
            <text:p>379106,0162870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83D</text:p>
          </table:table-cell>
          <table:table-cell office:value-type="string" calcext:value-type="string">
            <text:p>Ducto Horiz. S97-900x300x6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416371.071171505" calcext:value-type="float">
            <text:p>416371,0711715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84D</text:p>
          </table:table-cell>
          <table:table-cell office:value-type="string" calcext:value-type="string">
            <text:p>Ducto Horiz. S97-900x300x7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453637.36288676" calcext:value-type="float">
            <text:p>453637,362886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385D</text:p>
          </table:table-cell>
          <table:table-cell office:value-type="string" calcext:value-type="string">
            <text:p>Ducto Horiz. S97-900x300x9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490898.786225362" calcext:value-type="float">
            <text:p>490898,7862253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81D</text:p>
          </table:table-cell>
          <table:table-cell office:value-type="string" calcext:value-type="string">
            <text:p>Ducto Horiz. S97-450x300x3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20092.361207591" calcext:value-type="float">
            <text:p>220092,3612075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82D</text:p>
          </table:table-cell>
          <table:table-cell office:value-type="string" calcext:value-type="string">
            <text:p>Ducto Horiz. S97-450x300x4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45631.89144832" calcext:value-type="float">
            <text:p>245631,891448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83D</text:p>
          </table:table-cell>
          <table:table-cell office:value-type="string" calcext:value-type="string">
            <text:p>Ducto Horiz. S97-450x300x6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71174.500608339" calcext:value-type="float">
            <text:p>271174,5006083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84D</text:p>
          </table:table-cell>
          <table:table-cell office:value-type="string" calcext:value-type="string">
            <text:p>Ducto Horiz. S97-450x300x7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96714.030849068" calcext:value-type="float">
            <text:p>296714,0308490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485D</text:p>
          </table:table-cell>
          <table:table-cell office:value-type="string" calcext:value-type="string">
            <text:p>Ducto Horiz. S97-450x300x9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322257.850524362" calcext:value-type="float">
            <text:p>322257,8505243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81D</text:p>
          </table:table-cell>
          <table:table-cell office:value-type="string" calcext:value-type="string">
            <text:p>Ducto Horiz. S97-750x300x3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297798.731483056" calcext:value-type="float">
            <text:p>297798,7314830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82D</text:p>
          </table:table-cell>
          <table:table-cell office:value-type="string" calcext:value-type="string">
            <text:p>Ducto Horiz. S97-750x300x4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331881.473284501" calcext:value-type="float">
            <text:p>331881,4732845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83D</text:p>
          </table:table-cell>
          <table:table-cell office:value-type="string" calcext:value-type="string">
            <text:p>Ducto Horiz. S97-750x300x6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366043.924885319" calcext:value-type="float">
            <text:p>366043,9248853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84D</text:p>
          </table:table-cell>
          <table:table-cell office:value-type="string" calcext:value-type="string">
            <text:p>Ducto Horiz. S97-750x300x7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400107.193180149" calcext:value-type="float">
            <text:p>400107,1931801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685D</text:p>
          </table:table-cell>
          <table:table-cell office:value-type="string" calcext:value-type="string">
            <text:p>Ducto Horiz. S97-750x300x9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434183.856089664" calcext:value-type="float">
            <text:p>434183,8560896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81D</text:p>
          </table:table-cell>
          <table:table-cell office:value-type="string" calcext:value-type="string">
            <text:p>Ducto Horiz. S97-1200x300x3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448139.018294099" calcext:value-type="float">
            <text:p>448139,0182940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82D</text:p>
          </table:table-cell>
          <table:table-cell office:value-type="string" calcext:value-type="string">
            <text:p>Ducto Horiz. S97-1200x300x4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500766.985702362" calcext:value-type="float">
            <text:p>500766,9857023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83D</text:p>
          </table:table-cell>
          <table:table-cell office:value-type="string" calcext:value-type="string">
            <text:p>Ducto Horiz. S97-1200x300x6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553586.609257481" calcext:value-type="float">
            <text:p>553586,6092574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84D</text:p>
          </table:table-cell>
          <table:table-cell office:value-type="string" calcext:value-type="string">
            <text:p>Ducto Horiz. S97-1200x300x75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606403.7854665" calcext:value-type="float">
            <text:p>606403,78546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885D</text:p>
          </table:table-cell>
          <table:table-cell office:value-type="string" calcext:value-type="string">
            <text:p>Ducto Horiz. S97-1200x300x900 s/Bja-s/Laterales-Tapa Tras.</text:p>
          </table:table-cell>
          <table:table-cell office:value-type="string" calcext:value-type="string">
            <text:p>Genrod</text:p>
          </table:table-cell>
          <table:table-cell office:value-type="float" office:value="670178.124905522" calcext:value-type="float">
            <text:p>670178,1249055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11ST</text:p>
          </table:table-cell>
          <table:table-cell office:value-type="string" calcext:value-type="string">
            <text:p>Ducto Vertical S97-200x750x300- s/BJA, s/LAT, c/TapaTrasera</text:p>
          </table:table-cell>
          <table:table-cell office:value-type="string" calcext:value-type="string">
            <text:p>Genrod</text:p>
          </table:table-cell>
          <table:table-cell office:value-type="float" office:value="161540.079407246" calcext:value-type="float">
            <text:p>161540,0794072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12ST</text:p>
          </table:table-cell>
          <table:table-cell office:value-type="string" calcext:value-type="string">
            <text:p>Ducto Vertical S97-200x750x450- s/BJA, s/LAT, c/TapaTrasera</text:p>
          </table:table-cell>
          <table:table-cell office:value-type="string" calcext:value-type="string">
            <text:p>Genrod</text:p>
          </table:table-cell>
          <table:table-cell office:value-type="float" office:value="176651.573171353" calcext:value-type="float">
            <text:p>176651,5731713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13ST</text:p>
          </table:table-cell>
          <table:table-cell office:value-type="string" calcext:value-type="string">
            <text:p>Ducto Vertical S97-200x750x600- s/BJA, s/LAT, cTapa Trasera</text:p>
          </table:table-cell>
          <table:table-cell office:value-type="string" calcext:value-type="string">
            <text:p>Genrod</text:p>
          </table:table-cell>
          <table:table-cell office:value-type="float" office:value="191767.382685574" calcext:value-type="float">
            <text:p>191767,3826855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14ST</text:p>
          </table:table-cell>
          <table:table-cell office:value-type="string" calcext:value-type="string">
            <text:p>Ducto Vertical S97-200x750x7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06879.42907622" calcext:value-type="float">
            <text:p>206879,429076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15ST</text:p>
          </table:table-cell>
          <table:table-cell office:value-type="string" calcext:value-type="string">
            <text:p>Ducto Vertical S97-200x750x9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21994.133337363" calcext:value-type="float">
            <text:p>221994,1333373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21ST</text:p>
          </table:table-cell>
          <table:table-cell office:value-type="string" calcext:value-type="string">
            <text:p>Ducto Vertical S97-200x600x3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39256.387894747" calcext:value-type="float">
            <text:p>139256,3878947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22ST</text:p>
          </table:table-cell>
          <table:table-cell office:value-type="string" calcext:value-type="string">
            <text:p>Ducto Vertical S97-200x600x4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54370.59216045" calcext:value-type="float">
            <text:p>154370,592160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23ST</text:p>
          </table:table-cell>
          <table:table-cell office:value-type="string" calcext:value-type="string">
            <text:p>Ducto Vertical S97-200x6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69482.612235547" calcext:value-type="float">
            <text:p>169482,6122355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24ST</text:p>
          </table:table-cell>
          <table:table-cell office:value-type="string" calcext:value-type="string">
            <text:p>Ducto Vertical S97-200x600x7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84597.342812239" calcext:value-type="float">
            <text:p>184597,3428122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25ST</text:p>
          </table:table-cell>
          <table:table-cell office:value-type="string" calcext:value-type="string">
            <text:p>Ducto Vertical S97-200x600x9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99709.389202885" calcext:value-type="float">
            <text:p>199709,3892028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31ST</text:p>
          </table:table-cell>
          <table:table-cell office:value-type="string" calcext:value-type="string">
            <text:p>Ducto Vertical S97-200x900x3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83834.455032834" calcext:value-type="float">
            <text:p>183834,4550328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32ST</text:p>
          </table:table-cell>
          <table:table-cell office:value-type="string" calcext:value-type="string">
            <text:p>Ducto Vertical S97-200x900x4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98946.501423479" calcext:value-type="float">
            <text:p>198946,5014234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33ST</text:p>
          </table:table-cell>
          <table:table-cell office:value-type="string" calcext:value-type="string">
            <text:p>Ducto Vertical S97-200x9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14061.758311161" calcext:value-type="float">
            <text:p>214061,7583111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34ST</text:p>
          </table:table-cell>
          <table:table-cell office:value-type="string" calcext:value-type="string">
            <text:p>Ducto Vertical S97-200x900x7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29175.409950325" calcext:value-type="float">
            <text:p>229175,4099503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35ST</text:p>
          </table:table-cell>
          <table:table-cell office:value-type="string" calcext:value-type="string">
            <text:p>Ducto Vertical S97-200x900x9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44287.456340971" calcext:value-type="float">
            <text:p>244287,4563409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41ST</text:p>
          </table:table-cell>
          <table:table-cell office:value-type="string" calcext:value-type="string">
            <text:p>Ducto Vertical S97-200x1200x3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43563.120841552" calcext:value-type="float">
            <text:p>243563,1208415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42ST</text:p>
          </table:table-cell>
          <table:table-cell office:value-type="string" calcext:value-type="string">
            <text:p>Ducto Vertical S97-200x1200x4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66424.438665123" calcext:value-type="float">
            <text:p>266424,4386651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43ST</text:p>
          </table:table-cell>
          <table:table-cell office:value-type="string" calcext:value-type="string">
            <text:p>Ducto Vertical S97-200x12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89284.703866713" calcext:value-type="float">
            <text:p>289284,7038667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44ST</text:p>
          </table:table-cell>
          <table:table-cell office:value-type="string" calcext:value-type="string">
            <text:p>Ducto Vertical S97-200x1200x7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12147.626938801" calcext:value-type="float">
            <text:p>312147,6269388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45ST</text:p>
          </table:table-cell>
          <table:table-cell office:value-type="string" calcext:value-type="string">
            <text:p>Ducto Vertical S97-200x1200x9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35008.971077921" calcext:value-type="float">
            <text:p>335008,9710779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51ST</text:p>
          </table:table-cell>
          <table:table-cell office:value-type="string" calcext:value-type="string">
            <text:p>Ducto Vertical S97-200x1500x3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03292.312961261" calcext:value-type="float">
            <text:p>303292,3129612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52ST</text:p>
          </table:table-cell>
          <table:table-cell office:value-type="string" calcext:value-type="string">
            <text:p>Ducto Vertical S97-200x1500x4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33899.718036268" calcext:value-type="float">
            <text:p>333899,718036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53ST</text:p>
          </table:table-cell>
          <table:table-cell office:value-type="string" calcext:value-type="string">
            <text:p>Ducto Vertical S97-200x1500x6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64506.570484736" calcext:value-type="float">
            <text:p>364506,5704847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54ST</text:p>
          </table:table-cell>
          <table:table-cell office:value-type="string" calcext:value-type="string">
            <text:p>Ducto Vertical S97-200x1500x7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95118.264994309" calcext:value-type="float">
            <text:p>395118,2649943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55ST</text:p>
          </table:table-cell>
          <table:table-cell office:value-type="string" calcext:value-type="string">
            <text:p>Ducto Vertical S97-200x1500x9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25726.196380306" calcext:value-type="float">
            <text:p>425726,1963803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61ST</text:p>
          </table:table-cell>
          <table:table-cell office:value-type="string" calcext:value-type="string">
            <text:p>Ducto Vertical S97-200x1800x3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66192.397215481" calcext:value-type="float">
            <text:p>366192,3972154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62ST</text:p>
          </table:table-cell>
          <table:table-cell office:value-type="string" calcext:value-type="string">
            <text:p>Ducto Vertical S97-200x1800x45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06624.133746506" calcext:value-type="float">
            <text:p>406624,1337465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63ST</text:p>
          </table:table-cell>
          <table:table-cell office:value-type="string" calcext:value-type="string">
            <text:p>Ducto Vertical S97-200x18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47061.764960614" calcext:value-type="float">
            <text:p>447061,7649606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64ST</text:p>
          </table:table-cell>
          <table:table-cell office:value-type="string" calcext:value-type="string">
            <text:p>Ducto Vertical S97-200x18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87496.159362136" calcext:value-type="float">
            <text:p>487496,1593621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65ST</text:p>
          </table:table-cell>
          <table:table-cell office:value-type="string" calcext:value-type="string">
            <text:p>Ducto Vertical S97-200x18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27916.106526994" calcext:value-type="float">
            <text:p>527916,1065269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71ST</text:p>
          </table:table-cell>
          <table:table-cell office:value-type="string" calcext:value-type="string">
            <text:p>Ducto Vertical S97-200x21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25921.0630242" calcext:value-type="float">
            <text:p>425921,06302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72ST</text:p>
          </table:table-cell>
          <table:table-cell office:value-type="string" calcext:value-type="string">
            <text:p>Ducto Vertical S97-200x21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74104.228863206" calcext:value-type="float">
            <text:p>474104,2288632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73ST</text:p>
          </table:table-cell>
          <table:table-cell office:value-type="string" calcext:value-type="string">
            <text:p>Ducto Vertical S97-200x21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22284.157889627" calcext:value-type="float">
            <text:p>522284,1578896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74ST</text:p>
          </table:table-cell>
          <table:table-cell office:value-type="string" calcext:value-type="string">
            <text:p>Ducto Vertical S97-200x21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70467.850039623" calcext:value-type="float">
            <text:p>570467,8500396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075ST</text:p>
          </table:table-cell>
          <table:table-cell office:value-type="string" calcext:value-type="string">
            <text:p>Ducto Vertical S97-200x21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18650.46325209" calcext:value-type="float">
            <text:p>618650,463252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3ST</text:p>
          </table:table-cell>
          <table:table-cell office:value-type="string" calcext:value-type="string">
            <text:p>Ducto Vertical S97-300x750x600- s/BJA, s/LAT, c/Tapa Tras.</text:p>
          </table:table-cell>
          <table:table-cell office:value-type="string" calcext:value-type="string">
            <text:p>Genrod</text:p>
          </table:table-cell>
          <table:table-cell office:value-type="float" office:value="224733.555722611" calcext:value-type="float">
            <text:p>224733,5557226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1ST</text:p>
          </table:table-cell>
          <table:table-cell office:value-type="string" calcext:value-type="string">
            <text:p>Ducto Vertical S97-300x75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94495.542015645" calcext:value-type="float">
            <text:p>194495,5420156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2ST</text:p>
          </table:table-cell>
          <table:table-cell office:value-type="string" calcext:value-type="string">
            <text:p>Ducto Vertical S97-300x75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09621.509331965" calcext:value-type="float">
            <text:p>209621,5093319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4ST</text:p>
          </table:table-cell>
          <table:table-cell office:value-type="string" calcext:value-type="string">
            <text:p>Ducto Vertical S97-300x75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39848.812610293" calcext:value-type="float">
            <text:p>239848,8126102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15ST</text:p>
          </table:table-cell>
          <table:table-cell office:value-type="string" calcext:value-type="string">
            <text:p>Ducto Vertical S97-300x75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54964.595808965" calcext:value-type="float">
            <text:p>254964,5958089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1ST</text:p>
          </table:table-cell>
          <table:table-cell office:value-type="string" calcext:value-type="string">
            <text:p>Ducto Vertical S97-300x6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67271.606083843" calcext:value-type="float">
            <text:p>167271,6060838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2ST</text:p>
          </table:table-cell>
          <table:table-cell office:value-type="string" calcext:value-type="string">
            <text:p>Ducto Vertical S97-300x6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82383.652474489" calcext:value-type="float">
            <text:p>182383,6524744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3ST</text:p>
          </table:table-cell>
          <table:table-cell office:value-type="string" calcext:value-type="string">
            <text:p>Ducto Vertical S97-300x6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197497.830424642" calcext:value-type="float">
            <text:p>197497,8304246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4ST</text:p>
          </table:table-cell>
          <table:table-cell office:value-type="string" calcext:value-type="string">
            <text:p>Ducto Vertical S97-300x6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12607.718940231" calcext:value-type="float">
            <text:p>212607,7189402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25ST</text:p>
          </table:table-cell>
          <table:table-cell office:value-type="string" calcext:value-type="string">
            <text:p>Ducto Vertical S97-300x6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27724.581076431" calcext:value-type="float">
            <text:p>227724,5810764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1ST</text:p>
          </table:table-cell>
          <table:table-cell office:value-type="string" calcext:value-type="string">
            <text:p>Ducto Vertical S97-300x9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21735.556748179" calcext:value-type="float">
            <text:p>221735,5567481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2ST</text:p>
          </table:table-cell>
          <table:table-cell office:value-type="string" calcext:value-type="string">
            <text:p>Ducto Vertical S97-300x9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36850.287324871" calcext:value-type="float">
            <text:p>236850,2873248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3ST</text:p>
          </table:table-cell>
          <table:table-cell office:value-type="string" calcext:value-type="string">
            <text:p>Ducto Vertical S97-300x9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51962.333715517" calcext:value-type="float">
            <text:p>251962,3337155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4ST</text:p>
          </table:table-cell>
          <table:table-cell office:value-type="string" calcext:value-type="string">
            <text:p>Ducto Vertical S97-300x9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67075.985354681" calcext:value-type="float">
            <text:p>267075,9853546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35ST</text:p>
          </table:table-cell>
          <table:table-cell office:value-type="string" calcext:value-type="string">
            <text:p>Ducto Vertical S97-300x9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82190.163304835" calcext:value-type="float">
            <text:p>282190,1633048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1ST</text:p>
          </table:table-cell>
          <table:table-cell office:value-type="string" calcext:value-type="string">
            <text:p>Ducto Vertical S97-300x12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291351.185020676" calcext:value-type="float">
            <text:p>291351,1850206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2ST</text:p>
          </table:table-cell>
          <table:table-cell office:value-type="string" calcext:value-type="string">
            <text:p>Ducto Vertical S97-300x12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14210.897595728" calcext:value-type="float">
            <text:p>314210,8975957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3ST</text:p>
          </table:table-cell>
          <table:table-cell office:value-type="string" calcext:value-type="string">
            <text:p>Ducto Vertical S97-300x12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37072.241734847" calcext:value-type="float">
            <text:p>337072,2417348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4ST</text:p>
          </table:table-cell>
          <table:table-cell office:value-type="string" calcext:value-type="string">
            <text:p>Ducto Vertical S97-300x12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59933.559558417" calcext:value-type="float">
            <text:p>359933,5595584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45ST</text:p>
          </table:table-cell>
          <table:table-cell office:value-type="string" calcext:value-type="string">
            <text:p>Ducto Vertical S97-300x12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82807.193059144" calcext:value-type="float">
            <text:p>382807,1930591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1ST</text:p>
          </table:table-cell>
          <table:table-cell office:value-type="string" calcext:value-type="string">
            <text:p>Ducto Vertical S97-300x15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60965.181729106" calcext:value-type="float">
            <text:p>360965,1817291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2ST</text:p>
          </table:table-cell>
          <table:table-cell office:value-type="string" calcext:value-type="string">
            <text:p>Ducto Vertical S97-300x15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391587.586667316" calcext:value-type="float">
            <text:p>391587,5866673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3ST</text:p>
          </table:table-cell>
          <table:table-cell office:value-type="string" calcext:value-type="string">
            <text:p>Ducto Vertical S97-300x15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22197.123301831" calcext:value-type="float">
            <text:p>422197,123301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4ST</text:p>
          </table:table-cell>
          <table:table-cell office:value-type="string" calcext:value-type="string">
            <text:p>Ducto Vertical S97-300x15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52804.002065849" calcext:value-type="float">
            <text:p>452804,0020658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55ST</text:p>
          </table:table-cell>
          <table:table-cell office:value-type="string" calcext:value-type="string">
            <text:p>Ducto Vertical S97-300x15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83412.459762835" calcext:value-type="float">
            <text:p>483412,4597628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1ST</text:p>
          </table:table-cell>
          <table:table-cell office:value-type="string" calcext:value-type="string">
            <text:p>Ducto Vertical S97-300x18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443950.267021277" calcext:value-type="float">
            <text:p>443950,2670212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2ST</text:p>
          </table:table-cell>
          <table:table-cell office:value-type="string" calcext:value-type="string">
            <text:p>Ducto Vertical S97-300x1800x450- s/BJA, s/LAT, c/ Tapa Tras</text:p>
          </table:table-cell>
          <table:table-cell office:value-type="string" calcext:value-type="string">
            <text:p>Genrod</text:p>
          </table:table-cell>
          <table:table-cell office:value-type="float" office:value="489846.374770585" calcext:value-type="float">
            <text:p>489846,374770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3ST</text:p>
          </table:table-cell>
          <table:table-cell office:value-type="string" calcext:value-type="string">
            <text:p>Ducto Vertical S97-300x1800x6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35725.351097181" calcext:value-type="float">
            <text:p>535725,3510971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4ST</text:p>
          </table:table-cell>
          <table:table-cell office:value-type="string" calcext:value-type="string">
            <text:p>Ducto Vertical S97-300x1800x750-s/Bandeja s/Lat c/Tapa Trasera</text:p>
          </table:table-cell>
          <table:table-cell office:value-type="string" calcext:value-type="string">
            <text:p>Genrod</text:p>
          </table:table-cell>
          <table:table-cell office:value-type="float" office:value="581620.932535499" calcext:value-type="float">
            <text:p>581620,9325354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65ST</text:p>
          </table:table-cell>
          <table:table-cell office:value-type="string" calcext:value-type="string">
            <text:p>Ducto Vertical S97-300x1800x9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27500.987799625" calcext:value-type="float">
            <text:p>627500,9877996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1ST</text:p>
          </table:table-cell>
          <table:table-cell office:value-type="string" calcext:value-type="string">
            <text:p>Ducto Vertical S97-300x2100x30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13580.342530439" calcext:value-type="float">
            <text:p>513580,3425304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2ST</text:p>
          </table:table-cell>
          <table:table-cell office:value-type="string" calcext:value-type="string">
            <text:p>Ducto Vertical S97-300x2100x4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567207.53766798" calcext:value-type="float">
            <text:p>567207,537667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3ST</text:p>
          </table:table-cell>
          <table:table-cell office:value-type="string" calcext:value-type="string">
            <text:p>Ducto Vertical S97-300x2100x600-S/bja,S/lat,C/tapa trasera</text:p>
          </table:table-cell>
          <table:table-cell office:value-type="string" calcext:value-type="string">
            <text:p>Genrod</text:p>
          </table:table-cell>
          <table:table-cell office:value-type="float" office:value="620849.706353176" calcext:value-type="float">
            <text:p>620849,7063531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4ST</text:p>
          </table:table-cell>
          <table:table-cell office:value-type="string" calcext:value-type="string">
            <text:p>Ducto Vertical S97-300x2100x750-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674477.980428246" calcext:value-type="float">
            <text:p>674477,9804282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7175ST</text:p>
          </table:table-cell>
          <table:table-cell office:value-type="string" calcext:value-type="string">
            <text:p>Ducto Vertical S97-300x2100x900- s/BJA, s/LAT, c/Tapa Trasera</text:p>
          </table:table-cell>
          <table:table-cell office:value-type="string" calcext:value-type="string">
            <text:p>Genrod</text:p>
          </table:table-cell>
          <table:table-cell office:value-type="float" office:value="728121.780677509" calcext:value-type="float">
            <text:p>728121,7806775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301</text:p>
          </table:table-cell>
          <table:table-cell office:value-type="string" calcext:value-type="string">
            <text:p>Zocalo Desmontable p/Gab. Serie 97 - 200x300x100</text:p>
          </table:table-cell>
          <table:table-cell office:value-type="string" calcext:value-type="string">
            <text:p>Genrod</text:p>
          </table:table-cell>
          <table:table-cell office:value-type="float" office:value="55205.6017953116" calcext:value-type="float">
            <text:p>55205,60179531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451</text:p>
          </table:table-cell>
          <table:table-cell office:value-type="string" calcext:value-type="string">
            <text:p>Zocalo Desmontable p/Gab. Serie 97 - 200x450x100</text:p>
          </table:table-cell>
          <table:table-cell office:value-type="string" calcext:value-type="string">
            <text:p>Genrod</text:p>
          </table:table-cell>
          <table:table-cell office:value-type="float" office:value="60915.6549835334" calcext:value-type="float">
            <text:p>60915,65498353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601</text:p>
          </table:table-cell>
          <table:table-cell office:value-type="string" calcext:value-type="string">
            <text:p>Zocalo Desmontable p/Gab. Serie 97 - 200x600x100</text:p>
          </table:table-cell>
          <table:table-cell office:value-type="string" calcext:value-type="string">
            <text:p>Genrod</text:p>
          </table:table-cell>
          <table:table-cell office:value-type="float" office:value="66629.971290771" calcext:value-type="float">
            <text:p>66629,9712907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751</text:p>
          </table:table-cell>
          <table:table-cell office:value-type="string" calcext:value-type="string">
            <text:p>Zocalo Desmontable p/Gab. Serie 97 - 200x750x100</text:p>
          </table:table-cell>
          <table:table-cell office:value-type="string" calcext:value-type="string">
            <text:p>Genrod</text:p>
          </table:table-cell>
          <table:table-cell office:value-type="float" office:value="72342.4718250944" calcext:value-type="float">
            <text:p>72342,47182509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901</text:p>
          </table:table-cell>
          <table:table-cell office:value-type="string" calcext:value-type="string">
            <text:p>Zocalo Desmontable p/Gab. Serie 97 - 200x900x100</text:p>
          </table:table-cell>
          <table:table-cell office:value-type="string" calcext:value-type="string">
            <text:p>Genrod</text:p>
          </table:table-cell>
          <table:table-cell office:value-type="float" office:value="78061.0512513476" calcext:value-type="float">
            <text:p>78061,05125134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121</text:p>
          </table:table-cell>
          <table:table-cell office:value-type="string" calcext:value-type="string">
            <text:p>Zocalo Desmontable p/Gab. Serie 97 - 1200x300x100</text:p>
          </table:table-cell>
          <table:table-cell office:value-type="string" calcext:value-type="string">
            <text:p>Genrod</text:p>
          </table:table-cell>
          <table:table-cell office:value-type="float" office:value="103090.796667563" calcext:value-type="float">
            <text:p>103090,7966675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301</text:p>
          </table:table-cell>
          <table:table-cell office:value-type="string" calcext:value-type="string">
            <text:p>Zocalo Desmontable p/Gab. Serie 97 - 300x300x100</text:p>
          </table:table-cell>
          <table:table-cell office:value-type="string" calcext:value-type="string">
            <text:p>Genrod</text:p>
          </table:table-cell>
          <table:table-cell office:value-type="float" office:value="64286.5716096371" calcext:value-type="float">
            <text:p>64286,57160963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451</text:p>
          </table:table-cell>
          <table:table-cell office:value-type="string" calcext:value-type="string">
            <text:p>Zocalo Desmontable p/Gab. Serie 97 - 300x450x100</text:p>
          </table:table-cell>
          <table:table-cell office:value-type="string" calcext:value-type="string">
            <text:p>Genrod</text:p>
          </table:table-cell>
          <table:table-cell office:value-type="float" office:value="69646.8385141798" calcext:value-type="float">
            <text:p>69646,83851417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601</text:p>
          </table:table-cell>
          <table:table-cell office:value-type="string" calcext:value-type="string">
            <text:p>Zocalo Desmontable p/Gab. Serie 97 - 300x600x100</text:p>
          </table:table-cell>
          <table:table-cell office:value-type="string" calcext:value-type="string">
            <text:p>Genrod</text:p>
          </table:table-cell>
          <table:table-cell office:value-type="float" office:value="75358.7337908652" calcext:value-type="float">
            <text:p>75358,73379086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751</text:p>
          </table:table-cell>
          <table:table-cell office:value-type="string" calcext:value-type="string">
            <text:p>Zocalo Desmontable p/Gab. Serie 97 - 300x750x100</text:p>
          </table:table-cell>
          <table:table-cell office:value-type="string" calcext:value-type="string">
            <text:p>Genrod</text:p>
          </table:table-cell>
          <table:table-cell office:value-type="float" office:value="81080.971078496" calcext:value-type="float">
            <text:p>81080,9710784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901</text:p>
          </table:table-cell>
          <table:table-cell office:value-type="string" calcext:value-type="string">
            <text:p>Zocalo Desmontable p/Gab. Serie 97 - 300x900x100</text:p>
          </table:table-cell>
          <table:table-cell office:value-type="string" calcext:value-type="string">
            <text:p>Genrod</text:p>
          </table:table-cell>
          <table:table-cell office:value-type="float" office:value="86786.7611477022" calcext:value-type="float">
            <text:p>86786,76114770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121</text:p>
          </table:table-cell>
          <table:table-cell office:value-type="string" calcext:value-type="string">
            <text:p>Zocalo Desmontable p/Gab. Serie 97 - 1200x450x100</text:p>
          </table:table-cell>
          <table:table-cell office:value-type="string" calcext:value-type="string">
            <text:p>Genrod</text:p>
          </table:table-cell>
          <table:table-cell office:value-type="float" office:value="108803.902459525" calcext:value-type="float">
            <text:p>108803,9024595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451</text:p>
          </table:table-cell>
          <table:table-cell office:value-type="string" calcext:value-type="string">
            <text:p>Zocalo Desmontable p/Gab. Serie 97 - 450x450x100</text:p>
          </table:table-cell>
          <table:table-cell office:value-type="string" calcext:value-type="string">
            <text:p>Genrod</text:p>
          </table:table-cell>
          <table:table-cell office:value-type="float" office:value="80246.8997377488" calcext:value-type="float">
            <text:p>80246,89973774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601</text:p>
          </table:table-cell>
          <table:table-cell office:value-type="string" calcext:value-type="string">
            <text:p>Zocalo Desmontable p/Gab. Serie 97 - 450x600x100</text:p>
          </table:table-cell>
          <table:table-cell office:value-type="string" calcext:value-type="string">
            <text:p>Genrod</text:p>
          </table:table-cell>
          <table:table-cell office:value-type="float" office:value="85949.6635187649" calcext:value-type="float">
            <text:p>85949,66351876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751</text:p>
          </table:table-cell>
          <table:table-cell office:value-type="string" calcext:value-type="string">
            <text:p>Zocalo Desmontable p/Gab. Serie 97 - 450x750x100</text:p>
          </table:table-cell>
          <table:table-cell office:value-type="string" calcext:value-type="string">
            <text:p>Genrod</text:p>
          </table:table-cell>
          <table:table-cell office:value-type="float" office:value="91667.032429742" calcext:value-type="float">
            <text:p>91667,0324297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901</text:p>
          </table:table-cell>
          <table:table-cell office:value-type="string" calcext:value-type="string">
            <text:p>Zocalo Desmontable p/Gab. Serie 97 - 450x900x100</text:p>
          </table:table-cell>
          <table:table-cell office:value-type="string" calcext:value-type="string">
            <text:p>Genrod</text:p>
          </table:table-cell>
          <table:table-cell office:value-type="float" office:value="97386.8223712713" calcext:value-type="float">
            <text:p>97386,82237127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60121</text:p>
          </table:table-cell>
          <table:table-cell office:value-type="string" calcext:value-type="string">
            <text:p>Zocalo Desmontable p/Gab. Serie 97 - 1200x600x100</text:p>
          </table:table-cell>
          <table:table-cell office:value-type="string" calcext:value-type="string">
            <text:p>Genrod</text:p>
          </table:table-cell>
          <table:table-cell office:value-type="float" office:value="114521.87662814" calcext:value-type="float">
            <text:p>114521,876628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60601</text:p>
          </table:table-cell>
          <table:table-cell office:value-type="string" calcext:value-type="string">
            <text:p>Zocalo Desmontable p/Gab. Serie 97 - 600x600x100</text:p>
          </table:table-cell>
          <table:table-cell office:value-type="string" calcext:value-type="string">
            <text:p>Genrod</text:p>
          </table:table-cell>
          <table:table-cell office:value-type="float" office:value="91667.032429742" calcext:value-type="float">
            <text:p>91667,0324297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60751</text:p>
          </table:table-cell>
          <table:table-cell office:value-type="string" calcext:value-type="string">
            <text:p>Zocalo Desmontable p/Gab. Serie 97 - 600x750x100</text:p>
          </table:table-cell>
          <table:table-cell office:value-type="string" calcext:value-type="string">
            <text:p>Genrod</text:p>
          </table:table-cell>
          <table:table-cell office:value-type="float" office:value="97386.8223712713" calcext:value-type="float">
            <text:p>97386,82237127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60901</text:p>
          </table:table-cell>
          <table:table-cell office:value-type="string" calcext:value-type="string">
            <text:p>Zocalo Desmontable p/Gab. Serie 97 - 600x900x100</text:p>
          </table:table-cell>
          <table:table-cell office:value-type="string" calcext:value-type="string">
            <text:p>Genrod</text:p>
          </table:table-cell>
          <table:table-cell office:value-type="float" office:value="103090.796667563" calcext:value-type="float">
            <text:p>103090,7966675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75121</text:p>
          </table:table-cell>
          <table:table-cell office:value-type="string" calcext:value-type="string">
            <text:p>Zocalo Desmontable p/Gab. Serie 97 - 1200x750x100</text:p>
          </table:table-cell>
          <table:table-cell office:value-type="string" calcext:value-type="string">
            <text:p>Genrod</text:p>
          </table:table-cell>
          <table:table-cell office:value-type="float" office:value="120236.192935378" calcext:value-type="float">
            <text:p>120236,1929353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75751</text:p>
          </table:table-cell>
          <table:table-cell office:value-type="string" calcext:value-type="string">
            <text:p>Zocalo Desmontable p/Gab. Serie 97 - 750x750x100</text:p>
          </table:table-cell>
          <table:table-cell office:value-type="string" calcext:value-type="string">
            <text:p>Genrod</text:p>
          </table:table-cell>
          <table:table-cell office:value-type="float" office:value="103090.796667563" calcext:value-type="float">
            <text:p>103090,7966675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75901</text:p>
          </table:table-cell>
          <table:table-cell office:value-type="string" calcext:value-type="string">
            <text:p>Zocalo Desmontable p/Gab. Serie 97 - 750x900x100</text:p>
          </table:table-cell>
          <table:table-cell office:value-type="string" calcext:value-type="string">
            <text:p>Genrod</text:p>
          </table:table-cell>
          <table:table-cell office:value-type="float" office:value="108803.902459525" calcext:value-type="float">
            <text:p>108803,9024595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90121</text:p>
          </table:table-cell>
          <table:table-cell office:value-type="string" calcext:value-type="string">
            <text:p>Zocalo Desmontable p/Gab. Serie 97 - 1200x900x100</text:p>
          </table:table-cell>
          <table:table-cell office:value-type="string" calcext:value-type="string">
            <text:p>Genrod</text:p>
          </table:table-cell>
          <table:table-cell office:value-type="float" office:value="125949.903984977" calcext:value-type="float">
            <text:p>125949,9039849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90901</text:p>
          </table:table-cell>
          <table:table-cell office:value-type="string" calcext:value-type="string">
            <text:p>Zocalo Desmontable p/Gab. Serie 97 - 900x900x100</text:p>
          </table:table-cell>
          <table:table-cell office:value-type="string" calcext:value-type="string">
            <text:p>Genrod</text:p>
          </table:table-cell>
          <table:table-cell office:value-type="float" office:value="114521.87662814" calcext:value-type="float">
            <text:p>114521,876628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302</text:p>
          </table:table-cell>
          <table:table-cell office:value-type="string" calcext:value-type="string">
            <text:p>Zocalo Desmontable p/Gab. Serie 97 - 200x300x200</text:p>
          </table:table-cell>
          <table:table-cell office:value-type="string" calcext:value-type="string">
            <text:p>Genrod</text:p>
          </table:table-cell>
          <table:table-cell office:value-type="float" office:value="81200.2068331868" calcext:value-type="float">
            <text:p>81200,20683318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452</text:p>
          </table:table-cell>
          <table:table-cell office:value-type="string" calcext:value-type="string">
            <text:p>Zocalo Desmontable p/Gab. Serie 97 - 200x450x200</text:p>
          </table:table-cell>
          <table:table-cell office:value-type="string" calcext:value-type="string">
            <text:p>Genrod</text:p>
          </table:table-cell>
          <table:table-cell office:value-type="float" office:value="91180.9579153095" calcext:value-type="float">
            <text:p>91180,95791530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602</text:p>
          </table:table-cell>
          <table:table-cell office:value-type="string" calcext:value-type="string">
            <text:p>Zocalo Desmontable p/Gab. Serie 97 - 200x600x200</text:p>
          </table:table-cell>
          <table:table-cell office:value-type="string" calcext:value-type="string">
            <text:p>Genrod</text:p>
          </table:table-cell>
          <table:table-cell office:value-type="float" office:value="101158.656393692" calcext:value-type="float">
            <text:p>101158,6563936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752</text:p>
          </table:table-cell>
          <table:table-cell office:value-type="string" calcext:value-type="string">
            <text:p>Zocalo Desmontable p/Gab. Serie 97 - 200x750x200</text:p>
          </table:table-cell>
          <table:table-cell office:value-type="string" calcext:value-type="string">
            <text:p>Genrod</text:p>
          </table:table-cell>
          <table:table-cell office:value-type="float" office:value="111127.828634044" calcext:value-type="float">
            <text:p>111127,8286340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20902</text:p>
          </table:table-cell>
          <table:table-cell office:value-type="string" calcext:value-type="string">
            <text:p>Zocalo Desmontable p/Gab. Serie 97 - 200x900x200</text:p>
          </table:table-cell>
          <table:table-cell office:value-type="string" calcext:value-type="string">
            <text:p>Genrod</text:p>
          </table:table-cell>
          <table:table-cell office:value-type="float" office:value="121101.895566599" calcext:value-type="float">
            <text:p>121101,8955665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122</text:p>
          </table:table-cell>
          <table:table-cell office:value-type="string" calcext:value-type="string">
            <text:p>Zocalo Desmontable p/Gab. Serie 97 - 1200x300x200</text:p>
          </table:table-cell>
          <table:table-cell office:value-type="string" calcext:value-type="string">
            <text:p>Genrod</text:p>
          </table:table-cell>
          <table:table-cell office:value-type="float" office:value="162842.067533285" calcext:value-type="float">
            <text:p>162842,0675332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302</text:p>
          </table:table-cell>
          <table:table-cell office:value-type="string" calcext:value-type="string">
            <text:p>Zocalo Desmontable p/Gab. Serie 97 - 300x300x200</text:p>
          </table:table-cell>
          <table:table-cell office:value-type="string" calcext:value-type="string">
            <text:p>Genrod</text:p>
          </table:table-cell>
          <table:table-cell office:value-type="float" office:value="94486.1646143632" calcext:value-type="float">
            <text:p>94486,16461436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452</text:p>
          </table:table-cell>
          <table:table-cell office:value-type="string" calcext:value-type="string">
            <text:p>Zocalo Desmontable p/Gab. Serie 97 - 300x450x200</text:p>
          </table:table-cell>
          <table:table-cell office:value-type="string" calcext:value-type="string">
            <text:p>Genrod</text:p>
          </table:table-cell>
          <table:table-cell office:value-type="float" office:value="104457.178943178" calcext:value-type="float">
            <text:p>104457,1789431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602</text:p>
          </table:table-cell>
          <table:table-cell office:value-type="string" calcext:value-type="string">
            <text:p>Zocalo Desmontable p/Gab. Serie 97 - 300x600x200</text:p>
          </table:table-cell>
          <table:table-cell office:value-type="string" calcext:value-type="string">
            <text:p>Genrod</text:p>
          </table:table-cell>
          <table:table-cell office:value-type="float" office:value="114434.877421561" calcext:value-type="float">
            <text:p>114434,8774215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752</text:p>
          </table:table-cell>
          <table:table-cell office:value-type="string" calcext:value-type="string">
            <text:p>Zocalo Desmontable p/Gab. Serie 97 - 300x750x200</text:p>
          </table:table-cell>
          <table:table-cell office:value-type="string" calcext:value-type="string">
            <text:p>Genrod</text:p>
          </table:table-cell>
          <table:table-cell office:value-type="float" office:value="124391.918193603" calcext:value-type="float">
            <text:p>124391,9181936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30902</text:p>
          </table:table-cell>
          <table:table-cell office:value-type="string" calcext:value-type="string">
            <text:p>Zocalo Desmontable p/Gab. Serie 97 - 300x900x200</text:p>
          </table:table-cell>
          <table:table-cell office:value-type="string" calcext:value-type="string">
            <text:p>Genrod</text:p>
          </table:table-cell>
          <table:table-cell office:value-type="float" office:value="134376.906079192" calcext:value-type="float">
            <text:p>134376,9060791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122</text:p>
          </table:table-cell>
          <table:table-cell office:value-type="string" calcext:value-type="string">
            <text:p>Zocalo Desmontable p/Gab. Serie 97 - 1200x450x200</text:p>
          </table:table-cell>
          <table:table-cell office:value-type="string" calcext:value-type="string">
            <text:p>Genrod</text:p>
          </table:table-cell>
          <table:table-cell office:value-type="float" office:value="172816.739723478" calcext:value-type="float">
            <text:p>172816,7397234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452</text:p>
          </table:table-cell>
          <table:table-cell office:value-type="string" calcext:value-type="string">
            <text:p>Zocalo Desmontable p/Gab. Serie 97 - 450x450x200</text:p>
          </table:table-cell>
          <table:table-cell office:value-type="string" calcext:value-type="string">
            <text:p>Genrod</text:p>
          </table:table-cell>
          <table:table-cell office:value-type="float" office:value="122948.273464717" calcext:value-type="float">
            <text:p>122948,2734647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602</text:p>
          </table:table-cell>
          <table:table-cell office:value-type="string" calcext:value-type="string">
            <text:p>Zocalo Desmontable p/Gab. Serie 97 - 450x600x200</text:p>
          </table:table-cell>
          <table:table-cell office:value-type="string" calcext:value-type="string">
            <text:p>Genrod</text:p>
          </table:table-cell>
          <table:table-cell office:value-type="float" office:value="132922.314081722" calcext:value-type="float">
            <text:p>132922,3140817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752</text:p>
          </table:table-cell>
          <table:table-cell office:value-type="string" calcext:value-type="string">
            <text:p>Zocalo Desmontable p/Gab. Serie 97 - 450x750x200</text:p>
          </table:table-cell>
          <table:table-cell office:value-type="string" calcext:value-type="string">
            <text:p>Genrod</text:p>
          </table:table-cell>
          <table:table-cell office:value-type="float" office:value="142891.512637623" calcext:value-type="float">
            <text:p>142891,5126376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45902</text:p>
          </table:table-cell>
          <table:table-cell office:value-type="string" calcext:value-type="string">
            <text:p>Zocalo Desmontable p/Gab. Serie 97 - 450x900x200</text:p>
          </table:table-cell>
          <table:table-cell office:value-type="string" calcext:value-type="string">
            <text:p>Genrod</text:p>
          </table:table-cell>
          <table:table-cell office:value-type="float" office:value="152869.211116006" calcext:value-type="float">
            <text:p>152869,2111160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60122</text:p>
          </table:table-cell>
          <table:table-cell office:value-type="string" calcext:value-type="string">
            <text:p>Zocalo Desmontable p/Gab. Serie 97 - 1200x600x200</text:p>
          </table:table-cell>
          <table:table-cell office:value-type="string" calcext:value-type="string">
            <text:p>Genrod</text:p>
          </table:table-cell>
          <table:table-cell office:value-type="float" office:value="182800.517093791" calcext:value-type="float">
            <text:p>182800,5170937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60602</text:p>
          </table:table-cell>
          <table:table-cell office:value-type="string" calcext:value-type="string">
            <text:p>Zocalo Desmontable p/Gab. Serie 97 - 600x600x200</text:p>
          </table:table-cell>
          <table:table-cell office:value-type="string" calcext:value-type="string">
            <text:p>Genrod</text:p>
          </table:table-cell>
          <table:table-cell office:value-type="float" office:value="142891.512637623" calcext:value-type="float">
            <text:p>142891,5126376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60752</text:p>
          </table:table-cell>
          <table:table-cell office:value-type="string" calcext:value-type="string">
            <text:p>Zocalo Desmontable p/Gab. Serie 97 - 600x750x200</text:p>
          </table:table-cell>
          <table:table-cell office:value-type="string" calcext:value-type="string">
            <text:p>Genrod</text:p>
          </table:table-cell>
          <table:table-cell office:value-type="float" office:value="152869.211116006" calcext:value-type="float">
            <text:p>152869,2111160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60902</text:p>
          </table:table-cell>
          <table:table-cell office:value-type="string" calcext:value-type="string">
            <text:p>Zocalo Desmontable p/Gab. Serie 97 - 600x900x200</text:p>
          </table:table-cell>
          <table:table-cell office:value-type="string" calcext:value-type="string">
            <text:p>Genrod</text:p>
          </table:table-cell>
          <table:table-cell office:value-type="float" office:value="162842.067533285" calcext:value-type="float">
            <text:p>162842,0675332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75122</text:p>
          </table:table-cell>
          <table:table-cell office:value-type="string" calcext:value-type="string">
            <text:p>Zocalo Desmontable p/Gab. Serie 97 - 1200x750x200</text:p>
          </table:table-cell>
          <table:table-cell office:value-type="string" calcext:value-type="string">
            <text:p>Genrod</text:p>
          </table:table-cell>
          <table:table-cell office:value-type="float" office:value="192761.794669299" calcext:value-type="float">
            <text:p>192761,7946692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75752</text:p>
          </table:table-cell>
          <table:table-cell office:value-type="string" calcext:value-type="string">
            <text:p>Zocalo Desmontable p/Gab. Serie 97 - 750x750x200</text:p>
          </table:table-cell>
          <table:table-cell office:value-type="string" calcext:value-type="string">
            <text:p>Genrod</text:p>
          </table:table-cell>
          <table:table-cell office:value-type="float" office:value="162842.067533285" calcext:value-type="float">
            <text:p>162842,0675332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75902</text:p>
          </table:table-cell>
          <table:table-cell office:value-type="string" calcext:value-type="string">
            <text:p>Zocalo Desmontable p/Gab. Serie 97 - 750x900x200</text:p>
          </table:table-cell>
          <table:table-cell office:value-type="string" calcext:value-type="string">
            <text:p>Genrod</text:p>
          </table:table-cell>
          <table:table-cell office:value-type="float" office:value="172819.766011668" calcext:value-type="float">
            <text:p>172819,7660116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90122</text:p>
          </table:table-cell>
          <table:table-cell office:value-type="string" calcext:value-type="string">
            <text:p>Zocalo Desmontable p/Gab. Serie 97 - 1200x900x200</text:p>
          </table:table-cell>
          <table:table-cell office:value-type="string" calcext:value-type="string">
            <text:p>Genrod</text:p>
          </table:table-cell>
          <table:table-cell office:value-type="float" office:value="202739.493147682" calcext:value-type="float">
            <text:p>202739,4931476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990902</text:p>
          </table:table-cell>
          <table:table-cell office:value-type="string" calcext:value-type="string">
            <text:p>Zocalo Desmontable p/Gab. Serie 97 - 900x900x200</text:p>
          </table:table-cell>
          <table:table-cell office:value-type="string" calcext:value-type="string">
            <text:p>Genrod</text:p>
          </table:table-cell>
          <table:table-cell office:value-type="float" office:value="182800.517093791" calcext:value-type="float">
            <text:p>182800,5170937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1</text:p>
          </table:table-cell>
          <table:table-cell office:value-type="string" calcext:value-type="string">
            <text:p>Kit de acople para Gabinete S97 de alto 2100</text:p>
          </table:table-cell>
          <table:table-cell office:value-type="string" calcext:value-type="string">
            <text:p>Genrod</text:p>
          </table:table-cell>
          <table:table-cell office:value-type="float" office:value="33681.8244051273" calcext:value-type="float">
            <text:p>33681,82440512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2</text:p>
          </table:table-cell>
          <table:table-cell office:value-type="string" calcext:value-type="string">
            <text:p>Kit de acople para Gabinete S97 de alto 1800</text:p>
          </table:table-cell>
          <table:table-cell office:value-type="string" calcext:value-type="string">
            <text:p>Genrod</text:p>
          </table:table-cell>
          <table:table-cell office:value-type="float" office:value="29875.3328040419" calcext:value-type="float">
            <text:p>29875,33280404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3</text:p>
          </table:table-cell>
          <table:table-cell office:value-type="string" calcext:value-type="string">
            <text:p>Kit de acople para Gabinete S97 de alto 1500</text:p>
          </table:table-cell>
          <table:table-cell office:value-type="string" calcext:value-type="string">
            <text:p>Genrod</text:p>
          </table:table-cell>
          <table:table-cell office:value-type="float" office:value="26617.5730406993" calcext:value-type="float">
            <text:p>26617,57304069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4</text:p>
          </table:table-cell>
          <table:table-cell office:value-type="string" calcext:value-type="string">
            <text:p>Kit de acople para Gabinete S97 de alto 1200</text:p>
          </table:table-cell>
          <table:table-cell office:value-type="string" calcext:value-type="string">
            <text:p>Genrod</text:p>
          </table:table-cell>
          <table:table-cell office:value-type="float" office:value="22818.9497889082" calcext:value-type="float">
            <text:p>22818,94978890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5</text:p>
          </table:table-cell>
          <table:table-cell office:value-type="string" calcext:value-type="string">
            <text:p>Kit de acople para Gabinete S97 de alto 900</text:p>
          </table:table-cell>
          <table:table-cell office:value-type="string" calcext:value-type="string">
            <text:p>Genrod</text:p>
          </table:table-cell>
          <table:table-cell office:value-type="float" office:value="20645.285401916" calcext:value-type="float">
            <text:p>20645,2854019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6</text:p>
          </table:table-cell>
          <table:table-cell office:value-type="string" calcext:value-type="string">
            <text:p>Kit de acople para Gabinete S97 de alto 750</text:p>
          </table:table-cell>
          <table:table-cell office:value-type="string" calcext:value-type="string">
            <text:p>Genrod</text:p>
          </table:table-cell>
          <table:table-cell office:value-type="float" office:value="19556.9269065501" calcext:value-type="float">
            <text:p>19556,92690655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7</text:p>
          </table:table-cell>
          <table:table-cell office:value-type="string" calcext:value-type="string">
            <text:p>Kit de acople para Gabinete S97 de alto 600</text:p>
          </table:table-cell>
          <table:table-cell office:value-type="string" calcext:value-type="string">
            <text:p>Genrod</text:p>
          </table:table-cell>
          <table:table-cell office:value-type="float" office:value="17378.9994005421" calcext:value-type="float">
            <text:p>17378,99940054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8</text:p>
          </table:table-cell>
          <table:table-cell office:value-type="string" calcext:value-type="string">
            <text:p>Kit de acople para Gabinete S97 de alto 450</text:p>
          </table:table-cell>
          <table:table-cell office:value-type="string" calcext:value-type="string">
            <text:p>Genrod</text:p>
          </table:table-cell>
          <table:table-cell office:value-type="float" office:value="15173.7037230757" calcext:value-type="float">
            <text:p>15173,70372307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79</text:p>
          </table:table-cell>
          <table:table-cell office:value-type="string" calcext:value-type="string">
            <text:p>Kit de acople para Gabinete S97 de alto 300</text:p>
          </table:table-cell>
          <table:table-cell office:value-type="string" calcext:value-type="string">
            <text:p>Genrod</text:p>
          </table:table-cell>
          <table:table-cell office:value-type="float" office:value="14121.2396371996" calcext:value-type="float">
            <text:p>14121,23963719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306</text:p>
          </table:table-cell>
          <table:table-cell office:value-type="string" calcext:value-type="string">
            <text:p>Puerta para S97 ciega de 300x600</text:p>
          </table:table-cell>
          <table:table-cell office:value-type="string" calcext:value-type="string">
            <text:p>Genrod</text:p>
          </table:table-cell>
          <table:table-cell office:value-type="float" office:value="55935.9372400113" calcext:value-type="float">
            <text:p>55935,93724001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307</text:p>
          </table:table-cell>
          <table:table-cell office:value-type="string" calcext:value-type="string">
            <text:p>Puerta para S97 ciega de 300x750</text:p>
          </table:table-cell>
          <table:table-cell office:value-type="string" calcext:value-type="string">
            <text:p>Genrod</text:p>
          </table:table-cell>
          <table:table-cell office:value-type="float" office:value="68563.3483954675" calcext:value-type="float">
            <text:p>68563,34839546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308</text:p>
          </table:table-cell>
          <table:table-cell office:value-type="string" calcext:value-type="string">
            <text:p>Puerta para S97 ciega de 300x900</text:p>
          </table:table-cell>
          <table:table-cell office:value-type="string" calcext:value-type="string">
            <text:p>Genrod</text:p>
          </table:table-cell>
          <table:table-cell office:value-type="float" office:value="81191.9963817493" calcext:value-type="float">
            <text:p>81191,99638174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312</text:p>
          </table:table-cell>
          <table:table-cell office:value-type="string" calcext:value-type="string">
            <text:p>Puerta para S97 ciega de 300x1200</text:p>
          </table:table-cell>
          <table:table-cell office:value-type="string" calcext:value-type="string">
            <text:p>Genrod</text:p>
          </table:table-cell>
          <table:table-cell office:value-type="float" office:value="106441.634529414" calcext:value-type="float">
            <text:p>106441,6345294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315</text:p>
          </table:table-cell>
          <table:table-cell office:value-type="string" calcext:value-type="string">
            <text:p>Puerta para S97 Ciega de 300x1500</text:p>
          </table:table-cell>
          <table:table-cell office:value-type="string" calcext:value-type="string">
            <text:p>Genrod</text:p>
          </table:table-cell>
          <table:table-cell office:value-type="float" office:value="131693.74633873" calcext:value-type="float">
            <text:p>131693,746338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318</text:p>
          </table:table-cell>
          <table:table-cell office:value-type="string" calcext:value-type="string">
            <text:p>Puerta para S97 Ciega de 300x1800</text:p>
          </table:table-cell>
          <table:table-cell office:value-type="string" calcext:value-type="string">
            <text:p>Genrod</text:p>
          </table:table-cell>
          <table:table-cell office:value-type="float" office:value="156945.542361453" calcext:value-type="float">
            <text:p>156945,5423614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321</text:p>
          </table:table-cell>
          <table:table-cell office:value-type="string" calcext:value-type="string">
            <text:p>Puerta para S97 Ciega de 300x2100</text:p>
          </table:table-cell>
          <table:table-cell office:value-type="string" calcext:value-type="string">
            <text:p>Genrod</text:p>
          </table:table-cell>
          <table:table-cell office:value-type="float" office:value="182204.627791381" calcext:value-type="float">
            <text:p>182204,6277913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06</text:p>
          </table:table-cell>
          <table:table-cell office:value-type="string" calcext:value-type="string">
            <text:p>Puerta para S97 ciega de 450x600</text:p>
          </table:table-cell>
          <table:table-cell office:value-type="string" calcext:value-type="string">
            <text:p>Genrod</text:p>
          </table:table-cell>
          <table:table-cell office:value-type="float" office:value="79908.6396647416" calcext:value-type="float">
            <text:p>79908,63966474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07</text:p>
          </table:table-cell>
          <table:table-cell office:value-type="string" calcext:value-type="string">
            <text:p>Puerta para S97 ciega de 450x750</text:p>
          </table:table-cell>
          <table:table-cell office:value-type="string" calcext:value-type="string">
            <text:p>Genrod</text:p>
          </table:table-cell>
          <table:table-cell office:value-type="float" office:value="97947.7383084231" calcext:value-type="float">
            <text:p>97947,73830842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08</text:p>
          </table:table-cell>
          <table:table-cell office:value-type="string" calcext:value-type="string">
            <text:p>Puerta para S97 ciega de 450x900</text:p>
          </table:table-cell>
          <table:table-cell office:value-type="string" calcext:value-type="string">
            <text:p>Genrod</text:p>
          </table:table-cell>
          <table:table-cell office:value-type="float" office:value="115988.626409469" calcext:value-type="float">
            <text:p>115988,6264094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12</text:p>
          </table:table-cell>
          <table:table-cell office:value-type="string" calcext:value-type="string">
            <text:p>Puerta para S97 ciega de 450x1200</text:p>
          </table:table-cell>
          <table:table-cell office:value-type="string" calcext:value-type="string">
            <text:p>Genrod</text:p>
          </table:table-cell>
          <table:table-cell office:value-type="float" office:value="152059.507974077" calcext:value-type="float">
            <text:p>152059,5079740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15</text:p>
          </table:table-cell>
          <table:table-cell office:value-type="string" calcext:value-type="string">
            <text:p>Puerta para S97 Ciega de 450x1500</text:p>
          </table:table-cell>
          <table:table-cell office:value-type="string" calcext:value-type="string">
            <text:p>Genrod</text:p>
          </table:table-cell>
          <table:table-cell office:value-type="float" office:value="188133.994768964" calcext:value-type="float">
            <text:p>188133,9947689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18</text:p>
          </table:table-cell>
          <table:table-cell office:value-type="string" calcext:value-type="string">
            <text:p>Puerta para S97 Ciega de 450x1800</text:p>
          </table:table-cell>
          <table:table-cell office:value-type="string" calcext:value-type="string">
            <text:p>Genrod</text:p>
          </table:table-cell>
          <table:table-cell office:value-type="float" office:value="224207.902621761" calcext:value-type="float">
            <text:p>224207,9026217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21</text:p>
          </table:table-cell>
          <table:table-cell office:value-type="string" calcext:value-type="string">
            <text:p>Puerta para S97 Ciega de 450x2100</text:p>
          </table:table-cell>
          <table:table-cell office:value-type="string" calcext:value-type="string">
            <text:p>Genrod</text:p>
          </table:table-cell>
          <table:table-cell office:value-type="float" office:value="260292.152485505" calcext:value-type="float">
            <text:p>260292,1524855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06</text:p>
          </table:table-cell>
          <table:table-cell office:value-type="string" calcext:value-type="string">
            <text:p>Puerta para S97 Ciega de 600x600</text:p>
          </table:table-cell>
          <table:table-cell office:value-type="string" calcext:value-type="string">
            <text:p>Genrod</text:p>
          </table:table-cell>
          <table:table-cell office:value-type="float" office:value="94616.3476376374" calcext:value-type="float">
            <text:p>94616,34763763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07</text:p>
          </table:table-cell>
          <table:table-cell office:value-type="string" calcext:value-type="string">
            <text:p>Puerta para S97 Ciega de 600x750</text:p>
          </table:table-cell>
          <table:table-cell office:value-type="string" calcext:value-type="string">
            <text:p>Genrod</text:p>
          </table:table-cell>
          <table:table-cell office:value-type="float" office:value="115988.626409469" calcext:value-type="float">
            <text:p>115988,6264094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08</text:p>
          </table:table-cell>
          <table:table-cell office:value-type="string" calcext:value-type="string">
            <text:p>Puerta para S97 Ciega de 600x900</text:p>
          </table:table-cell>
          <table:table-cell office:value-type="string" calcext:value-type="string">
            <text:p>Genrod</text:p>
          </table:table-cell>
          <table:table-cell office:value-type="float" office:value="137349.35265508" calcext:value-type="float">
            <text:p>137349,352655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12</text:p>
          </table:table-cell>
          <table:table-cell office:value-type="string" calcext:value-type="string">
            <text:p>Puerta para S97 Ciega de 600x1200</text:p>
          </table:table-cell>
          <table:table-cell office:value-type="string" calcext:value-type="string">
            <text:p>Genrod</text:p>
          </table:table-cell>
          <table:table-cell office:value-type="float" office:value="180063.515739095" calcext:value-type="float">
            <text:p>180063,5157390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15</text:p>
          </table:table-cell>
          <table:table-cell office:value-type="string" calcext:value-type="string">
            <text:p>Puerta para S97 Ciega de 600x1500</text:p>
          </table:table-cell>
          <table:table-cell office:value-type="string" calcext:value-type="string">
            <text:p>Genrod</text:p>
          </table:table-cell>
          <table:table-cell office:value-type="float" office:value="222780.099853662" calcext:value-type="float">
            <text:p>222780,0998536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18</text:p>
          </table:table-cell>
          <table:table-cell office:value-type="string" calcext:value-type="string">
            <text:p>Puerta para S97 Ciega de 600x1800</text:p>
          </table:table-cell>
          <table:table-cell office:value-type="string" calcext:value-type="string">
            <text:p>Genrod</text:p>
          </table:table-cell>
          <table:table-cell office:value-type="float" office:value="265499.104998781" calcext:value-type="float">
            <text:p>265499,1049987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21</text:p>
          </table:table-cell>
          <table:table-cell office:value-type="string" calcext:value-type="string">
            <text:p>Puerta para S97 Ciega de 600x2100</text:p>
          </table:table-cell>
          <table:table-cell office:value-type="string" calcext:value-type="string">
            <text:p>Genrod</text:p>
          </table:table-cell>
          <table:table-cell office:value-type="float" office:value="308229.688985671" calcext:value-type="float">
            <text:p>308229,6889856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06</text:p>
          </table:table-cell>
          <table:table-cell office:value-type="string" calcext:value-type="string">
            <text:p>Puerta para S97 Ciega de 750x600</text:p>
          </table:table-cell>
          <table:table-cell office:value-type="string" calcext:value-type="string">
            <text:p>Genrod</text:p>
          </table:table-cell>
          <table:table-cell office:value-type="float" office:value="115922.311224781" calcext:value-type="float">
            <text:p>115922,3112247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07</text:p>
          </table:table-cell>
          <table:table-cell office:value-type="string" calcext:value-type="string">
            <text:p>Puerta para S97 Ciega de 750x750</text:p>
          </table:table-cell>
          <table:table-cell office:value-type="string" calcext:value-type="string">
            <text:p>Genrod</text:p>
          </table:table-cell>
          <table:table-cell office:value-type="float" office:value="141862.785177378" calcext:value-type="float">
            <text:p>141862,7851773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08</text:p>
          </table:table-cell>
          <table:table-cell office:value-type="string" calcext:value-type="string">
            <text:p>Puerta para S97 Ciega de 750x900</text:p>
          </table:table-cell>
          <table:table-cell office:value-type="string" calcext:value-type="string">
            <text:p>Genrod</text:p>
          </table:table-cell>
          <table:table-cell office:value-type="float" office:value="167791.680288203" calcext:value-type="float">
            <text:p>167791,6802882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12</text:p>
          </table:table-cell>
          <table:table-cell office:value-type="string" calcext:value-type="string">
            <text:p>Puerta para S97 Ciega de 750x1200</text:p>
          </table:table-cell>
          <table:table-cell office:value-type="string" calcext:value-type="string">
            <text:p>Genrod</text:p>
          </table:table-cell>
          <table:table-cell office:value-type="float" office:value="219663.470382177" calcext:value-type="float">
            <text:p>219663,4703821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15</text:p>
          </table:table-cell>
          <table:table-cell office:value-type="string" calcext:value-type="string">
            <text:p>Puerta para S97 Ciega de 750x1500</text:p>
          </table:table-cell>
          <table:table-cell office:value-type="string" calcext:value-type="string">
            <text:p>Genrod</text:p>
          </table:table-cell>
          <table:table-cell office:value-type="float" office:value="271551.681379026" calcext:value-type="float">
            <text:p>271551,6813790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18</text:p>
          </table:table-cell>
          <table:table-cell office:value-type="string" calcext:value-type="string">
            <text:p>Puerta para S97 Ciega de 750x1800</text:p>
          </table:table-cell>
          <table:table-cell office:value-type="string" calcext:value-type="string">
            <text:p>Genrod</text:p>
          </table:table-cell>
          <table:table-cell office:value-type="float" office:value="323422.839899812" calcext:value-type="float">
            <text:p>323422,8398998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21</text:p>
          </table:table-cell>
          <table:table-cell office:value-type="string" calcext:value-type="string">
            <text:p>Puerta para S97 Ciega de 750x2100</text:p>
          </table:table-cell>
          <table:table-cell office:value-type="string" calcext:value-type="string">
            <text:p>Genrod</text:p>
          </table:table-cell>
          <table:table-cell office:value-type="float" office:value="375295.866824611" calcext:value-type="float">
            <text:p>375295,8668246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06</text:p>
          </table:table-cell>
          <table:table-cell office:value-type="string" calcext:value-type="string">
            <text:p>Puerta para S97 Ciega de 900x600</text:p>
          </table:table-cell>
          <table:table-cell office:value-type="string" calcext:value-type="string">
            <text:p>Genrod</text:p>
          </table:table-cell>
          <table:table-cell office:value-type="float" office:value="137219.169631805" calcext:value-type="float">
            <text:p>137219,1696318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07</text:p>
          </table:table-cell>
          <table:table-cell office:value-type="string" calcext:value-type="string">
            <text:p>Puerta para S97 Ciega de 900x750</text:p>
          </table:table-cell>
          <table:table-cell office:value-type="string" calcext:value-type="string">
            <text:p>Genrod</text:p>
          </table:table-cell>
          <table:table-cell office:value-type="float" office:value="167734.496599184" calcext:value-type="float">
            <text:p>167734,4965991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08</text:p>
          </table:table-cell>
          <table:table-cell office:value-type="string" calcext:value-type="string">
            <text:p>Puerta para S97 Ciega de 900x900</text:p>
          </table:table-cell>
          <table:table-cell office:value-type="string" calcext:value-type="string">
            <text:p>Genrod</text:p>
          </table:table-cell>
          <table:table-cell office:value-type="float" office:value="198247.376220462" calcext:value-type="float">
            <text:p>198247,3762204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12</text:p>
          </table:table-cell>
          <table:table-cell office:value-type="string" calcext:value-type="string">
            <text:p>Puerta para S97 Ciega de 900x1200</text:p>
          </table:table-cell>
          <table:table-cell office:value-type="string" calcext:value-type="string">
            <text:p>Genrod</text:p>
          </table:table-cell>
          <table:table-cell office:value-type="float" office:value="259278.03015522" calcext:value-type="float">
            <text:p>259278,030155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15</text:p>
          </table:table-cell>
          <table:table-cell office:value-type="string" calcext:value-type="string">
            <text:p>Puerta para S97 Ciega de 900x1500</text:p>
          </table:table-cell>
          <table:table-cell office:value-type="string" calcext:value-type="string">
            <text:p>Genrod</text:p>
          </table:table-cell>
          <table:table-cell office:value-type="float" office:value="320307.447259153" calcext:value-type="float">
            <text:p>320307,4472591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18</text:p>
          </table:table-cell>
          <table:table-cell office:value-type="string" calcext:value-type="string">
            <text:p>Puerta para S97 Ciega de 900x1800</text:p>
          </table:table-cell>
          <table:table-cell office:value-type="string" calcext:value-type="string">
            <text:p>Genrod</text:p>
          </table:table-cell>
          <table:table-cell office:value-type="float" office:value="381335.653847809" calcext:value-type="float">
            <text:p>381335,6538478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21</text:p>
          </table:table-cell>
          <table:table-cell office:value-type="string" calcext:value-type="string">
            <text:p>Puerta para S97 Ciega de 900x2100</text:p>
          </table:table-cell>
          <table:table-cell office:value-type="string" calcext:value-type="string">
            <text:p>Genrod</text:p>
          </table:table-cell>
          <table:table-cell office:value-type="float" office:value="442366.886724656" calcext:value-type="float">
            <text:p>442366,8867246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06V</text:p>
          </table:table-cell>
          <table:table-cell office:value-type="string" calcext:value-type="string">
            <text:p>Puerta p/S97 de 450x600 con Visor de Vidrio 250x400</text:p>
          </table:table-cell>
          <table:table-cell office:value-type="string" calcext:value-type="string">
            <text:p>Genrod</text:p>
          </table:table-cell>
          <table:table-cell office:value-type="float" office:value="142237.518601963" calcext:value-type="float">
            <text:p>142237,5186019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07V</text:p>
          </table:table-cell>
          <table:table-cell office:value-type="string" calcext:value-type="string">
            <text:p>Puerta p/S97 de 450x750 con Visor de Vidrio 250x550</text:p>
          </table:table-cell>
          <table:table-cell office:value-type="string" calcext:value-type="string">
            <text:p>Genrod</text:p>
          </table:table-cell>
          <table:table-cell office:value-type="float" office:value="174347.067872349" calcext:value-type="float">
            <text:p>174347,0678723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08V</text:p>
          </table:table-cell>
          <table:table-cell office:value-type="string" calcext:value-type="string">
            <text:p>Puerta p/S97 de 450x900 con Visor de Vidrio 250x700</text:p>
          </table:table-cell>
          <table:table-cell office:value-type="string" calcext:value-type="string">
            <text:p>Genrod</text:p>
          </table:table-cell>
          <table:table-cell office:value-type="float" office:value="206459.617115376" calcext:value-type="float">
            <text:p>206459,6171153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12V</text:p>
          </table:table-cell>
          <table:table-cell office:value-type="string" calcext:value-type="string">
            <text:p>Puerta p/S97 de 450x1200 con Visor de Vidrio 250x1000</text:p>
          </table:table-cell>
          <table:table-cell office:value-type="string" calcext:value-type="string">
            <text:p>Genrod</text:p>
          </table:table-cell>
          <table:table-cell office:value-type="float" office:value="270665.899983552" calcext:value-type="float">
            <text:p>270665,8999835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15V</text:p>
          </table:table-cell>
          <table:table-cell office:value-type="string" calcext:value-type="string">
            <text:p>Puerta p/S97 de 450x1500 con Visor de Vidrio 250x1100</text:p>
          </table:table-cell>
          <table:table-cell office:value-type="string" calcext:value-type="string">
            <text:p>Genrod</text:p>
          </table:table-cell>
          <table:table-cell office:value-type="float" office:value="334878.577530251" calcext:value-type="float">
            <text:p>334878,5775302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18V</text:p>
          </table:table-cell>
          <table:table-cell office:value-type="string" calcext:value-type="string">
            <text:p>Puerta p/S97 de 450x1800 con Visor de Vidrio 250x1450</text:p>
          </table:table-cell>
          <table:table-cell office:value-type="string" calcext:value-type="string">
            <text:p>Genrod</text:p>
          </table:table-cell>
          <table:table-cell office:value-type="float" office:value="399090.018246124" calcext:value-type="float">
            <text:p>399090,0182461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421V</text:p>
          </table:table-cell>
          <table:table-cell office:value-type="string" calcext:value-type="string">
            <text:p>Puerta p/S97 de 450x2100 con Visor de Vidrio 250x1900</text:p>
          </table:table-cell>
          <table:table-cell office:value-type="string" calcext:value-type="string">
            <text:p>Genrod</text:p>
          </table:table-cell>
          <table:table-cell office:value-type="float" office:value="463320.011424381" calcext:value-type="float">
            <text:p>463320,0114243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06V</text:p>
          </table:table-cell>
          <table:table-cell office:value-type="string" calcext:value-type="string">
            <text:p>Puerta p/S97 de 600x600 con Visor de Vidrio 400x400</text:p>
          </table:table-cell>
          <table:table-cell office:value-type="string" calcext:value-type="string">
            <text:p>Genrod</text:p>
          </table:table-cell>
          <table:table-cell office:value-type="float" office:value="168468.779376306" calcext:value-type="float">
            <text:p>168468,7793763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07V</text:p>
          </table:table-cell>
          <table:table-cell office:value-type="string" calcext:value-type="string">
            <text:p>Puerta p/S97 de <text:s/>600x750 con Visor de Vidrio 400x550</text:p>
          </table:table-cell>
          <table:table-cell office:value-type="string" calcext:value-type="string">
            <text:p>Genrod</text:p>
          </table:table-cell>
          <table:table-cell office:value-type="float" office:value="210803.314343532" calcext:value-type="float">
            <text:p>210803,3143435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08V</text:p>
          </table:table-cell>
          <table:table-cell office:value-type="string" calcext:value-type="string">
            <text:p>Puerta p/S97 de 600x900 con Visor de Vidrio 400x700</text:p>
          </table:table-cell>
          <table:table-cell office:value-type="string" calcext:value-type="string">
            <text:p>Genrod</text:p>
          </table:table-cell>
          <table:table-cell office:value-type="float" office:value="253141.507172136" calcext:value-type="float">
            <text:p>253141,5071721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12V</text:p>
          </table:table-cell>
          <table:table-cell office:value-type="string" calcext:value-type="string">
            <text:p>Puerta p/S97 de <text:s/>600x1200 con Visor de Vidrio 400x1000</text:p>
          </table:table-cell>
          <table:table-cell office:value-type="string" calcext:value-type="string">
            <text:p>Genrod</text:p>
          </table:table-cell>
          <table:table-cell office:value-type="float" office:value="337816.024425331" calcext:value-type="float">
            <text:p>337816,0244253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15V</text:p>
          </table:table-cell>
          <table:table-cell office:value-type="string" calcext:value-type="string">
            <text:p>Puerta p/S97 de 600x1500 con Visor de Vidrio 400x1100</text:p>
          </table:table-cell>
          <table:table-cell office:value-type="string" calcext:value-type="string">
            <text:p>Genrod</text:p>
          </table:table-cell>
          <table:table-cell office:value-type="float" office:value="422486.910132698" calcext:value-type="float">
            <text:p>422486,9101326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18V</text:p>
          </table:table-cell>
          <table:table-cell office:value-type="string" calcext:value-type="string">
            <text:p>Puerta p/S97 de 600x1800 con Visor de Vidrio 400x1600</text:p>
          </table:table-cell>
          <table:table-cell office:value-type="string" calcext:value-type="string">
            <text:p>Genrod</text:p>
          </table:table-cell>
          <table:table-cell office:value-type="float" office:value="507159.637928528" calcext:value-type="float">
            <text:p>507159,6379285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621V</text:p>
          </table:table-cell>
          <table:table-cell office:value-type="string" calcext:value-type="string">
            <text:p>Puerta p/S97 de 600x2100 con Visor de Vidrio 400x1900</text:p>
          </table:table-cell>
          <table:table-cell office:value-type="string" calcext:value-type="string">
            <text:p>Genrod</text:p>
          </table:table-cell>
          <table:table-cell office:value-type="float" office:value="591832.970981996" calcext:value-type="float">
            <text:p>591832,9709819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06V</text:p>
          </table:table-cell>
          <table:table-cell office:value-type="string" calcext:value-type="string">
            <text:p>Puerta p/S97 de 750x600 con Visor de Vidrio 550x400</text:p>
          </table:table-cell>
          <table:table-cell office:value-type="string" calcext:value-type="string">
            <text:p>Genrod</text:p>
          </table:table-cell>
          <table:table-cell office:value-type="float" office:value="210750.393773529" calcext:value-type="float">
            <text:p>210750,3937735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07V</text:p>
          </table:table-cell>
          <table:table-cell office:value-type="string" calcext:value-type="string">
            <text:p>Puerta p/S97 de 750x750 con Visor de Vidrio 550x550</text:p>
          </table:table-cell>
          <table:table-cell office:value-type="string" calcext:value-type="string">
            <text:p>Genrod</text:p>
          </table:table-cell>
          <table:table-cell office:value-type="float" office:value="264061.539161824" calcext:value-type="float">
            <text:p>264061,5391618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08V</text:p>
          </table:table-cell>
          <table:table-cell office:value-type="string" calcext:value-type="string">
            <text:p>Puerta p/S97 de 750x900 con Visor de Vidrio 550x700</text:p>
          </table:table-cell>
          <table:table-cell office:value-type="string" calcext:value-type="string">
            <text:p>Genrod</text:p>
          </table:table-cell>
          <table:table-cell office:value-type="float" office:value="317370.895092755" calcext:value-type="float">
            <text:p>317370,8950927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12V</text:p>
          </table:table-cell>
          <table:table-cell office:value-type="string" calcext:value-type="string">
            <text:p>Puerta p/S97 de 750x1200 con Visor de Vidrio 550x1000</text:p>
          </table:table-cell>
          <table:table-cell office:value-type="string" calcext:value-type="string">
            <text:p>Genrod</text:p>
          </table:table-cell>
          <table:table-cell office:value-type="float" office:value="424009.659403319" calcext:value-type="float">
            <text:p>424009,6594033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15V</text:p>
          </table:table-cell>
          <table:table-cell office:value-type="string" calcext:value-type="string">
            <text:p>Puerta p/S97 de 750x1500 con Visor de Vidrio 550x1100</text:p>
          </table:table-cell>
          <table:table-cell office:value-type="string" calcext:value-type="string">
            <text:p>Genrod</text:p>
          </table:table-cell>
          <table:table-cell office:value-type="float" office:value="530632.581753096" calcext:value-type="float">
            <text:p>530632,5817530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18V</text:p>
          </table:table-cell>
          <table:table-cell office:value-type="string" calcext:value-type="string">
            <text:p>Puerta p/S97 de 750x1800 con Visor de Vidrio 550x1600</text:p>
          </table:table-cell>
          <table:table-cell office:value-type="string" calcext:value-type="string">
            <text:p>Genrod</text:p>
          </table:table-cell>
          <table:table-cell office:value-type="float" office:value="637271.34606366" calcext:value-type="float">
            <text:p>637271,346063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721V</text:p>
          </table:table-cell>
          <table:table-cell office:value-type="string" calcext:value-type="string">
            <text:p>Puerta p/S97 de 750x2100 con Visor de Vidrio 550x1900</text:p>
          </table:table-cell>
          <table:table-cell office:value-type="string" calcext:value-type="string">
            <text:p>Genrod</text:p>
          </table:table-cell>
          <table:table-cell office:value-type="float" office:value="743896.110501901" calcext:value-type="float">
            <text:p>743896,1105019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06V</text:p>
          </table:table-cell>
          <table:table-cell office:value-type="string" calcext:value-type="string">
            <text:p>Puerta p/S97 de 900x600 con Visor de Vidrio 700x400</text:p>
          </table:table-cell>
          <table:table-cell office:value-type="string" calcext:value-type="string">
            <text:p>Genrod</text:p>
          </table:table-cell>
          <table:table-cell office:value-type="float" office:value="253028.350309375" calcext:value-type="float">
            <text:p>253028,3503093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07V</text:p>
          </table:table-cell>
          <table:table-cell office:value-type="string" calcext:value-type="string">
            <text:p>Puerta p/S97 de 900x750 con Visor de Vidrio 700x700</text:p>
          </table:table-cell>
          <table:table-cell office:value-type="string" calcext:value-type="string">
            <text:p>Genrod</text:p>
          </table:table-cell>
          <table:table-cell office:value-type="float" office:value="317318.57978039" calcext:value-type="float">
            <text:p>317318,579780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08V</text:p>
          </table:table-cell>
          <table:table-cell office:value-type="string" calcext:value-type="string">
            <text:p>Puerta p/S97 de 900x900 con Visor de Vidrio 700x700</text:p>
          </table:table-cell>
          <table:table-cell office:value-type="string" calcext:value-type="string">
            <text:p>Genrod</text:p>
          </table:table-cell>
          <table:table-cell office:value-type="float" office:value="381618.546004712" calcext:value-type="float">
            <text:p>381618,5460047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12V</text:p>
          </table:table-cell>
          <table:table-cell office:value-type="string" calcext:value-type="string">
            <text:p>Puerta p/S97 de 900x1200 con Visor de Vidrio 700x1000</text:p>
          </table:table-cell>
          <table:table-cell office:value-type="string" calcext:value-type="string">
            <text:p>Genrod</text:p>
          </table:table-cell>
          <table:table-cell office:value-type="float" office:value="510205.083838671" calcext:value-type="float">
            <text:p>510205,0838386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15V</text:p>
          </table:table-cell>
          <table:table-cell office:value-type="string" calcext:value-type="string">
            <text:p>Puerta p/S97 de 900x1500 con Visor de Vidrio 700x1100</text:p>
          </table:table-cell>
          <table:table-cell office:value-type="string" calcext:value-type="string">
            <text:p>Genrod</text:p>
          </table:table-cell>
          <table:table-cell office:value-type="float" office:value="638781.279661685" calcext:value-type="float">
            <text:p>638781,2796616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18V</text:p>
          </table:table-cell>
          <table:table-cell office:value-type="string" calcext:value-type="string">
            <text:p>Puerta p/S97 de 900x1800 con Visor de Vidrio 700x1600</text:p>
          </table:table-cell>
          <table:table-cell office:value-type="string" calcext:value-type="string">
            <text:p>Genrod</text:p>
          </table:table-cell>
          <table:table-cell office:value-type="float" office:value="767369.054326469" calcext:value-type="float">
            <text:p>767369,0543264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30921V</text:p>
          </table:table-cell>
          <table:table-cell office:value-type="string" calcext:value-type="string">
            <text:p>Puerta p/S97 de 900x2100 con Visor de Vidrio 700x1900</text:p>
          </table:table-cell>
          <table:table-cell office:value-type="string" calcext:value-type="string">
            <text:p>Genrod</text:p>
          </table:table-cell>
          <table:table-cell office:value-type="float" office:value="895958.03950653" calcext:value-type="float">
            <text:p>895958,039506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600300</text:p>
          </table:table-cell>
          <table:table-cell office:value-type="string" calcext:value-type="string">
            <text:p>Corredera p/Gabinete Serie 97 Prof. 300 </text:p>
          </table:table-cell>
          <table:table-cell office:value-type="string" calcext:value-type="string">
            <text:p>Genrod</text:p>
          </table:table-cell>
          <table:table-cell office:value-type="float" office:value="10871.0850676566" calcext:value-type="float">
            <text:p>10871,08506765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600450</text:p>
          </table:table-cell>
          <table:table-cell office:value-type="string" calcext:value-type="string">
            <text:p>Corredera p/Gabinete Serie 97 Prof. 450 </text:p>
          </table:table-cell>
          <table:table-cell office:value-type="string" calcext:value-type="string">
            <text:p>Genrod</text:p>
          </table:table-cell>
          <table:table-cell office:value-type="float" office:value="12682.463284967" calcext:value-type="float">
            <text:p>12682,4632849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600600</text:p>
          </table:table-cell>
          <table:table-cell office:value-type="string" calcext:value-type="string">
            <text:p>Corredera p/Gabinete Serie 97 Prof. 600 </text:p>
          </table:table-cell>
          <table:table-cell office:value-type="string" calcext:value-type="string">
            <text:p>Genrod</text:p>
          </table:table-cell>
          <table:table-cell office:value-type="float" office:value="16307.9828522831" calcext:value-type="float">
            <text:p>16307,9828522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600750</text:p>
          </table:table-cell>
          <table:table-cell office:value-type="string" calcext:value-type="string">
            <text:p>Corredera p/Gabinete Serie 97 Prof. 750 </text:p>
          </table:table-cell>
          <table:table-cell office:value-type="string" calcext:value-type="string">
            <text:p>Genrod</text:p>
          </table:table-cell>
          <table:table-cell office:value-type="float" office:value="19018.6949730494" calcext:value-type="float">
            <text:p>19018,69497304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600900</text:p>
          </table:table-cell>
          <table:table-cell office:value-type="string" calcext:value-type="string">
            <text:p>Corredera p/Gabinete Serie 97 Prof. 900 </text:p>
          </table:table-cell>
          <table:table-cell office:value-type="string" calcext:value-type="string">
            <text:p>Genrod</text:p>
          </table:table-cell>
          <table:table-cell office:value-type="float" office:value="21740.8017267403" calcext:value-type="float">
            <text:p>21740,80172674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10</text:p>
          </table:table-cell>
          <table:table-cell office:value-type="string" calcext:value-type="string">
            <text:p>Bandeja p/Mont. Elementos p/Gab Ancho 200-120x100</text:p>
          </table:table-cell>
          <table:table-cell office:value-type="string" calcext:value-type="string">
            <text:p>Genrod</text:p>
          </table:table-cell>
          <table:table-cell office:value-type="float" office:value="2177.76961271103" calcext:value-type="float">
            <text:p>2177,769612711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12</text:p>
          </table:table-cell>
          <table:table-cell office:value-type="string" calcext:value-type="string">
            <text:p>Bandeja p/Mont. Elementos p/Gab Ancho 200-120x125</text:p>
          </table:table-cell>
          <table:table-cell office:value-type="string" calcext:value-type="string">
            <text:p>Genrod</text:p>
          </table:table-cell>
          <table:table-cell office:value-type="float" office:value="2625.37079380487" calcext:value-type="float">
            <text:p>2625,370793804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15</text:p>
          </table:table-cell>
          <table:table-cell office:value-type="string" calcext:value-type="string">
            <text:p>Bandeja p/Mont. Elementos p/Gab Ancho 200-120x150</text:p>
          </table:table-cell>
          <table:table-cell office:value-type="string" calcext:value-type="string">
            <text:p>Genrod</text:p>
          </table:table-cell>
          <table:table-cell office:value-type="float" office:value="3088.49814909151" calcext:value-type="float">
            <text:p>3088,498149091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20</text:p>
          </table:table-cell>
          <table:table-cell office:value-type="string" calcext:value-type="string">
            <text:p>Bandeja p/Mont. Elementos p/Gab Ancho 200-120x200</text:p>
          </table:table-cell>
          <table:table-cell office:value-type="string" calcext:value-type="string">
            <text:p>Genrod</text:p>
          </table:table-cell>
          <table:table-cell office:value-type="float" office:value="3986.43732842505" calcext:value-type="float">
            <text:p>3986,437328425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25</text:p>
          </table:table-cell>
          <table:table-cell office:value-type="string" calcext:value-type="string">
            <text:p>Bandeja p/Mont. Elementos p/Gab Ancho 200-120x250</text:p>
          </table:table-cell>
          <table:table-cell office:value-type="string" calcext:value-type="string">
            <text:p>Genrod</text:p>
          </table:table-cell>
          <table:table-cell office:value-type="float" office:value="4896.6921849149" calcext:value-type="float">
            <text:p>4896,69218491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30</text:p>
          </table:table-cell>
          <table:table-cell office:value-type="string" calcext:value-type="string">
            <text:p>Bandeja p/Mont. Elementos p/Gab Ancho 200-120x300</text:p>
          </table:table-cell>
          <table:table-cell office:value-type="string" calcext:value-type="string">
            <text:p>Genrod</text:p>
          </table:table-cell>
          <table:table-cell office:value-type="float" office:value="5793.26295567551" calcext:value-type="float">
            <text:p>5793,262955675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35</text:p>
          </table:table-cell>
          <table:table-cell office:value-type="string" calcext:value-type="string">
            <text:p>Bandeja p/Mont. Elementos p/Gab Ancho 200-120x350</text:p>
          </table:table-cell>
          <table:table-cell office:value-type="string" calcext:value-type="string">
            <text:p>Genrod</text:p>
          </table:table-cell>
          <table:table-cell office:value-type="float" office:value="6705.33358507944" calcext:value-type="float">
            <text:p>6705,333585079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40</text:p>
          </table:table-cell>
          <table:table-cell office:value-type="string" calcext:value-type="string">
            <text:p>Bandeja p/Mont. Elementos p/Gab Ancho 200-120x400</text:p>
          </table:table-cell>
          <table:table-cell office:value-type="string" calcext:value-type="string">
            <text:p>Genrod</text:p>
          </table:table-cell>
          <table:table-cell office:value-type="float" office:value="7602.82540007182" calcext:value-type="float">
            <text:p>7602,825400071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50</text:p>
          </table:table-cell>
          <table:table-cell office:value-type="string" calcext:value-type="string">
            <text:p>Bandeja p/Mont. Elementos p/Gab Ancho 200-120x500</text:p>
          </table:table-cell>
          <table:table-cell office:value-type="string" calcext:value-type="string">
            <text:p>Genrod</text:p>
          </table:table-cell>
          <table:table-cell office:value-type="float" office:value="9412.83520880928" calcext:value-type="float">
            <text:p>9412,835208809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60</text:p>
          </table:table-cell>
          <table:table-cell office:value-type="string" calcext:value-type="string">
            <text:p>Bandeja p/Mont. Elementos p/Gab Ancho 200-120x600</text:p>
          </table:table-cell>
          <table:table-cell office:value-type="string" calcext:value-type="string">
            <text:p>Genrod</text:p>
          </table:table-cell>
          <table:table-cell office:value-type="float" office:value="11949.7068097152" calcext:value-type="float">
            <text:p>11949,70680971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65</text:p>
          </table:table-cell>
          <table:table-cell office:value-type="string" calcext:value-type="string">
            <text:p>Bandeja p/Mont. Elementos p/Gab Ancho 200-120x650</text:p>
          </table:table-cell>
          <table:table-cell office:value-type="string" calcext:value-type="string">
            <text:p>Genrod</text:p>
          </table:table-cell>
          <table:table-cell office:value-type="float" office:value="12135.8630067319" calcext:value-type="float">
            <text:p>12135,86300673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70</text:p>
          </table:table-cell>
          <table:table-cell office:value-type="string" calcext:value-type="string">
            <text:p>Bandeja p/Mont. Elementos p/Gab Ancho 200-120x700</text:p>
          </table:table-cell>
          <table:table-cell office:value-type="string" calcext:value-type="string">
            <text:p>Genrod</text:p>
          </table:table-cell>
          <table:table-cell office:value-type="float" office:value="13069.3808089615" calcext:value-type="float">
            <text:p>13069,3808089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080</text:p>
          </table:table-cell>
          <table:table-cell office:value-type="string" calcext:value-type="string">
            <text:p>Bandeja p/Mont. Elementos p/Gab Ancho 200-120x800</text:p>
          </table:table-cell>
          <table:table-cell office:value-type="string" calcext:value-type="string">
            <text:p>Genrod</text:p>
          </table:table-cell>
          <table:table-cell office:value-type="float" office:value="14855.6803076181" calcext:value-type="float">
            <text:p>14855,68030761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100</text:p>
          </table:table-cell>
          <table:table-cell office:value-type="string" calcext:value-type="string">
            <text:p>Bandeja p/Mont. Elementos p/Gab Ancho 200-120x1000</text:p>
          </table:table-cell>
          <table:table-cell office:value-type="string" calcext:value-type="string">
            <text:p>Genrod</text:p>
          </table:table-cell>
          <table:table-cell office:value-type="float" office:value="18569.7253833826" calcext:value-type="float">
            <text:p>18569,72538338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110</text:p>
          </table:table-cell>
          <table:table-cell office:value-type="string" calcext:value-type="string">
            <text:p>Bandeja p/Mont. Elementos p/Gab Ancho 200-120x1100</text:p>
          </table:table-cell>
          <table:table-cell office:value-type="string" calcext:value-type="string">
            <text:p>Genrod</text:p>
          </table:table-cell>
          <table:table-cell office:value-type="float" office:value="20282.1045035518" calcext:value-type="float">
            <text:p>20282,10450355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140</text:p>
          </table:table-cell>
          <table:table-cell office:value-type="string" calcext:value-type="string">
            <text:p>Bandeja p/Mont. Elementos p/Gab Ancho 200-120x1400</text:p>
          </table:table-cell>
          <table:table-cell office:value-type="string" calcext:value-type="string">
            <text:p>Genrod</text:p>
          </table:table-cell>
          <table:table-cell office:value-type="float" office:value="32078.9442863416" calcext:value-type="float">
            <text:p>32078,94428634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170</text:p>
          </table:table-cell>
          <table:table-cell office:value-type="string" calcext:value-type="string">
            <text:p>Bandeja p/Mont. Elementos p/Gab Ancho 200-120x1700</text:p>
          </table:table-cell>
          <table:table-cell office:value-type="string" calcext:value-type="string">
            <text:p>Genrod</text:p>
          </table:table-cell>
          <table:table-cell office:value-type="float" office:value="38594.042764235" calcext:value-type="float">
            <text:p>38594,0427642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2200</text:p>
          </table:table-cell>
          <table:table-cell office:value-type="string" calcext:value-type="string">
            <text:p>Bandeja p/Mont. Elementos p/Gab Ancho 200-120x2000</text:p>
          </table:table-cell>
          <table:table-cell office:value-type="string" calcext:value-type="string">
            <text:p>Genrod</text:p>
          </table:table-cell>
          <table:table-cell office:value-type="float" office:value="45105.0097008601" calcext:value-type="float">
            <text:p>45105,00970086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10</text:p>
          </table:table-cell>
          <table:table-cell office:value-type="string" calcext:value-type="string">
            <text:p>Bandeja p/Mont. Elementos p/Gab Ancho 300-220x100</text:p>
          </table:table-cell>
          <table:table-cell office:value-type="string" calcext:value-type="string">
            <text:p>Genrod</text:p>
          </table:table-cell>
          <table:table-cell office:value-type="float" office:value="3987.33205710734" calcext:value-type="float">
            <text:p>3987,332057107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12</text:p>
          </table:table-cell>
          <table:table-cell office:value-type="string" calcext:value-type="string">
            <text:p>Bandeja p/Mont. Elementos p/Gab Ancho 300-220x125</text:p>
          </table:table-cell>
          <table:table-cell office:value-type="string" calcext:value-type="string">
            <text:p>Genrod</text:p>
          </table:table-cell>
          <table:table-cell office:value-type="float" office:value="4825.06125923218" calcext:value-type="float">
            <text:p>4825,061259232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15</text:p>
          </table:table-cell>
          <table:table-cell office:value-type="string" calcext:value-type="string">
            <text:p>Bandeja p/Mont. Elementos p/Gab Ancho 300-220x150</text:p>
          </table:table-cell>
          <table:table-cell office:value-type="string" calcext:value-type="string">
            <text:p>Genrod</text:p>
          </table:table-cell>
          <table:table-cell office:value-type="float" office:value="5638.13279149488" calcext:value-type="float">
            <text:p>5638,132791494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20</text:p>
          </table:table-cell>
          <table:table-cell office:value-type="string" calcext:value-type="string">
            <text:p>Bandeja p/Mont. Elementos p/Gab Ancho 300-220x200</text:p>
          </table:table-cell>
          <table:table-cell office:value-type="string" calcext:value-type="string">
            <text:p>Genrod</text:p>
          </table:table-cell>
          <table:table-cell office:value-type="float" office:value="7308.0649303539" calcext:value-type="float">
            <text:p>7308,06493035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25</text:p>
          </table:table-cell>
          <table:table-cell office:value-type="string" calcext:value-type="string">
            <text:p>Bandeja p/Mont. Elementos p/Gab Ancho 300-220x250</text:p>
          </table:table-cell>
          <table:table-cell office:value-type="string" calcext:value-type="string">
            <text:p>Genrod</text:p>
          </table:table-cell>
          <table:table-cell office:value-type="float" office:value="8972.99711481184" calcext:value-type="float">
            <text:p>8972,997114811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30</text:p>
          </table:table-cell>
          <table:table-cell office:value-type="string" calcext:value-type="string">
            <text:p>Bandeja p/Mont. Elementos p/Gab Ancho 300-220x300</text:p>
          </table:table-cell>
          <table:table-cell office:value-type="string" calcext:value-type="string">
            <text:p>Genrod</text:p>
          </table:table-cell>
          <table:table-cell office:value-type="float" office:value="10623.3241693088" calcext:value-type="float">
            <text:p>10623,32416930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35</text:p>
          </table:table-cell>
          <table:table-cell office:value-type="string" calcext:value-type="string">
            <text:p>Bandeja p/Mont. Elementos p/Gab Ancho 300-220x350</text:p>
          </table:table-cell>
          <table:table-cell office:value-type="string" calcext:value-type="string">
            <text:p>Genrod</text:p>
          </table:table-cell>
          <table:table-cell office:value-type="float" office:value="12284.1511280479" calcext:value-type="float">
            <text:p>12284,15112804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40</text:p>
          </table:table-cell>
          <table:table-cell office:value-type="string" calcext:value-type="string">
            <text:p>Bandeja p/Mont. Elementos p/Gab Ancho 300-220x400</text:p>
          </table:table-cell>
          <table:table-cell office:value-type="string" calcext:value-type="string">
            <text:p>Genrod</text:p>
          </table:table-cell>
          <table:table-cell office:value-type="float" office:value="13940.3991811777" calcext:value-type="float">
            <text:p>13940,39918117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50</text:p>
          </table:table-cell>
          <table:table-cell office:value-type="string" calcext:value-type="string">
            <text:p>Bandeja p/Mont. Elementos p/Gab Ancho 300-220x500</text:p>
          </table:table-cell>
          <table:table-cell office:value-type="string" calcext:value-type="string">
            <text:p>Genrod</text:p>
          </table:table-cell>
          <table:table-cell office:value-type="float" office:value="17254.7636914503" calcext:value-type="float">
            <text:p>17254,76369145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60</text:p>
          </table:table-cell>
          <table:table-cell office:value-type="string" calcext:value-type="string">
            <text:p>Bandeja p/Mont. Elementos p/Gab Ancho 300-220x600</text:p>
          </table:table-cell>
          <table:table-cell office:value-type="string" calcext:value-type="string">
            <text:p>Genrod</text:p>
          </table:table-cell>
          <table:table-cell office:value-type="float" office:value="21664.5918954482" calcext:value-type="float">
            <text:p>21664,59189544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65</text:p>
          </table:table-cell>
          <table:table-cell office:value-type="string" calcext:value-type="string">
            <text:p>Bandeja p/Mont. Elementos p/Gab Ancho 300-220x650</text:p>
          </table:table-cell>
          <table:table-cell office:value-type="string" calcext:value-type="string">
            <text:p>Genrod</text:p>
          </table:table-cell>
          <table:table-cell office:value-type="float" office:value="22242.2445220688" calcext:value-type="float">
            <text:p>22242,24452206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70</text:p>
          </table:table-cell>
          <table:table-cell office:value-type="string" calcext:value-type="string">
            <text:p>Bandeja p/Mont. Elementos p/Gab Ancho 300-220x700</text:p>
          </table:table-cell>
          <table:table-cell office:value-type="string" calcext:value-type="string">
            <text:p>Genrod</text:p>
          </table:table-cell>
          <table:table-cell office:value-type="float" office:value="23953.0183937197" calcext:value-type="float">
            <text:p>23953,01839371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080</text:p>
          </table:table-cell>
          <table:table-cell office:value-type="string" calcext:value-type="string">
            <text:p>Bandeja p/Mont. Elementos p/Gab Ancho 300-220x800</text:p>
          </table:table-cell>
          <table:table-cell office:value-type="string" calcext:value-type="string">
            <text:p>Genrod</text:p>
          </table:table-cell>
          <table:table-cell office:value-type="float" office:value="27221.962265591" calcext:value-type="float">
            <text:p>27221,9622655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100</text:p>
          </table:table-cell>
          <table:table-cell office:value-type="string" calcext:value-type="string">
            <text:p>Bandeja p/Mont. Elementos p/Gab Ancho 300-220x1000</text:p>
          </table:table-cell>
          <table:table-cell office:value-type="string" calcext:value-type="string">
            <text:p>Genrod</text:p>
          </table:table-cell>
          <table:table-cell office:value-type="float" office:value="34027.4528319887" calcext:value-type="float">
            <text:p>34027,45283198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110</text:p>
          </table:table-cell>
          <table:table-cell office:value-type="string" calcext:value-type="string">
            <text:p>Bandeja p/Mont. Elementos p/Gab Ancho 300-220x1100</text:p>
          </table:table-cell>
          <table:table-cell office:value-type="string" calcext:value-type="string">
            <text:p>Genrod</text:p>
          </table:table-cell>
          <table:table-cell office:value-type="float" office:value="37178.2398866978" calcext:value-type="float">
            <text:p>37178,23988669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140</text:p>
          </table:table-cell>
          <table:table-cell office:value-type="string" calcext:value-type="string">
            <text:p>Bandeja p/Mont. Elementos p/Gab Ancho 300-220x1400</text:p>
          </table:table-cell>
          <table:table-cell office:value-type="string" calcext:value-type="string">
            <text:p>Genrod</text:p>
          </table:table-cell>
          <table:table-cell office:value-type="float" office:value="54138.6904727713" calcext:value-type="float">
            <text:p>54138,69047277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170</text:p>
          </table:table-cell>
          <table:table-cell office:value-type="string" calcext:value-type="string">
            <text:p>Bandeja p/Mont. Elementos p/Gab Ancho 300-220x1700</text:p>
          </table:table-cell>
          <table:table-cell office:value-type="string" calcext:value-type="string">
            <text:p>Genrod</text:p>
          </table:table-cell>
          <table:table-cell office:value-type="float" office:value="65394.4036116177" calcext:value-type="float">
            <text:p>65394,40361161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3200</text:p>
          </table:table-cell>
          <table:table-cell office:value-type="string" calcext:value-type="string">
            <text:p>Bandeja p/Mont. Elementos p/Gab Ancho 300-220x2000</text:p>
          </table:table-cell>
          <table:table-cell office:value-type="string" calcext:value-type="string">
            <text:p>Genrod</text:p>
          </table:table-cell>
          <table:table-cell office:value-type="float" office:value="76442.5133806217" calcext:value-type="float">
            <text:p>76442,51338062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10</text:p>
          </table:table-cell>
          <table:table-cell office:value-type="string" calcext:value-type="string">
            <text:p>Bandeja p/Mont. Elementos p/Gab Ancho 450-370x100</text:p>
          </table:table-cell>
          <table:table-cell office:value-type="string" calcext:value-type="string">
            <text:p>Genrod</text:p>
          </table:table-cell>
          <table:table-cell office:value-type="float" office:value="6707.62303788414" calcext:value-type="float">
            <text:p>6707,623037884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12</text:p>
          </table:table-cell>
          <table:table-cell office:value-type="string" calcext:value-type="string">
            <text:p>Bandeja p/Mont. Elementos p/Gab Ancho 450-370x125</text:p>
          </table:table-cell>
          <table:table-cell office:value-type="string" calcext:value-type="string">
            <text:p>Genrod</text:p>
          </table:table-cell>
          <table:table-cell office:value-type="float" office:value="8091.95251824404" calcext:value-type="float">
            <text:p>8091,952518244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15</text:p>
          </table:table-cell>
          <table:table-cell office:value-type="string" calcext:value-type="string">
            <text:p>Bandeja p/Mont. Elementos p/Gab Ancho 450-370x150</text:p>
          </table:table-cell>
          <table:table-cell office:value-type="string" calcext:value-type="string">
            <text:p>Genrod</text:p>
          </table:table-cell>
          <table:table-cell office:value-type="float" office:value="9496.80812719781" calcext:value-type="float">
            <text:p>9496,808127197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20</text:p>
          </table:table-cell>
          <table:table-cell office:value-type="string" calcext:value-type="string">
            <text:p>Bandeja p/Mont. Elementos p/Gab Ancho 450-370x200</text:p>
          </table:table-cell>
          <table:table-cell office:value-type="string" calcext:value-type="string">
            <text:p>Genrod</text:p>
          </table:table-cell>
          <table:table-cell office:value-type="float" office:value="12284.1511280479" calcext:value-type="float">
            <text:p>12284,15112804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25</text:p>
          </table:table-cell>
          <table:table-cell office:value-type="string" calcext:value-type="string">
            <text:p>Bandeja p/Mont. Elementos p/Gab Ancho 450-370x250</text:p>
          </table:table-cell>
          <table:table-cell office:value-type="string" calcext:value-type="string">
            <text:p>Genrod</text:p>
          </table:table-cell>
          <table:table-cell office:value-type="float" office:value="15071.494128898" calcext:value-type="float">
            <text:p>15071,4941288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30</text:p>
          </table:table-cell>
          <table:table-cell office:value-type="string" calcext:value-type="string">
            <text:p>Bandeja p/Mont. Elementos p/Gab Ancho 450-370x300</text:p>
          </table:table-cell>
          <table:table-cell office:value-type="string" calcext:value-type="string">
            <text:p>Genrod</text:p>
          </table:table-cell>
          <table:table-cell office:value-type="float" office:value="17883.0474352691" calcext:value-type="float">
            <text:p>17883,04743526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35</text:p>
          </table:table-cell>
          <table:table-cell office:value-type="string" calcext:value-type="string">
            <text:p>Bandeja p/Mont. Elementos p/Gab Ancho 450-370x350</text:p>
          </table:table-cell>
          <table:table-cell office:value-type="string" calcext:value-type="string">
            <text:p>Genrod</text:p>
          </table:table-cell>
          <table:table-cell office:value-type="float" office:value="20666.2852104005" calcext:value-type="float">
            <text:p>20666,28521040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40</text:p>
          </table:table-cell>
          <table:table-cell office:value-type="string" calcext:value-type="string">
            <text:p>Bandeja p/Mont. Elementos p/Gab Ancho 450-370x400</text:p>
          </table:table-cell>
          <table:table-cell office:value-type="string" calcext:value-type="string">
            <text:p>Genrod</text:p>
          </table:table-cell>
          <table:table-cell office:value-type="float" office:value="23449.5229855318" calcext:value-type="float">
            <text:p>23449,52298553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50</text:p>
          </table:table-cell>
          <table:table-cell office:value-type="string" calcext:value-type="string">
            <text:p>Bandeja p/Mont. Elementos p/Gab Ancho 450-370x500</text:p>
          </table:table-cell>
          <table:table-cell office:value-type="string" calcext:value-type="string">
            <text:p>Genrod</text:p>
          </table:table-cell>
          <table:table-cell office:value-type="float" office:value="29031.9983898779" calcext:value-type="float">
            <text:p>29031,99838987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60</text:p>
          </table:table-cell>
          <table:table-cell office:value-type="string" calcext:value-type="string">
            <text:p>Bandeja p/Mont. Elementos p/Gab Ancho 450-370x600</text:p>
          </table:table-cell>
          <table:table-cell office:value-type="string" calcext:value-type="string">
            <text:p>Genrod</text:p>
          </table:table-cell>
          <table:table-cell office:value-type="float" office:value="35277.8624810483" calcext:value-type="float">
            <text:p>35277,86248104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65</text:p>
          </table:table-cell>
          <table:table-cell office:value-type="string" calcext:value-type="string">
            <text:p>Bandeja p/Mont. Elementos p/Gab Ancho 450-370x650</text:p>
          </table:table-cell>
          <table:table-cell office:value-type="string" calcext:value-type="string">
            <text:p>Genrod</text:p>
          </table:table-cell>
          <table:table-cell office:value-type="float" office:value="37408.6325223893" calcext:value-type="float">
            <text:p>37408,63252238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70</text:p>
          </table:table-cell>
          <table:table-cell office:value-type="string" calcext:value-type="string">
            <text:p>Bandeja p/Mont. Elementos p/Gab Ancho 450-370x700</text:p>
          </table:table-cell>
          <table:table-cell office:value-type="string" calcext:value-type="string">
            <text:p>Genrod</text:p>
          </table:table-cell>
          <table:table-cell office:value-type="float" office:value="40286.1062802061" calcext:value-type="float">
            <text:p>40286,10628020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080</text:p>
          </table:table-cell>
          <table:table-cell office:value-type="string" calcext:value-type="string">
            <text:p>Bandeja p/Mont. Elementos p/Gab Ancho 450-370x800</text:p>
          </table:table-cell>
          <table:table-cell office:value-type="string" calcext:value-type="string">
            <text:p>Genrod</text:p>
          </table:table-cell>
          <table:table-cell office:value-type="float" office:value="45793.9771017783" calcext:value-type="float">
            <text:p>45793,97710177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100</text:p>
          </table:table-cell>
          <table:table-cell office:value-type="string" calcext:value-type="string">
            <text:p>Bandeja p/Mont. Elementos p/Gab Ancho 450-370x1000</text:p>
          </table:table-cell>
          <table:table-cell office:value-type="string" calcext:value-type="string">
            <text:p>Genrod</text:p>
          </table:table-cell>
          <table:table-cell office:value-type="float" office:value="57242.4516405608" calcext:value-type="float">
            <text:p>57242,45164056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110</text:p>
          </table:table-cell>
          <table:table-cell office:value-type="string" calcext:value-type="string">
            <text:p>Bandeja p/Mont. Elementos p/Gab Ancho 450-370x1100</text:p>
          </table:table-cell>
          <table:table-cell office:value-type="string" calcext:value-type="string">
            <text:p>Genrod</text:p>
          </table:table-cell>
          <table:table-cell office:value-type="float" office:value="62534.0612765119" calcext:value-type="float">
            <text:p>62534,06127651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140</text:p>
          </table:table-cell>
          <table:table-cell office:value-type="string" calcext:value-type="string">
            <text:p>Bandeja p/Mont. Elementos p/Gab Ancho 450-370x1400</text:p>
          </table:table-cell>
          <table:table-cell office:value-type="string" calcext:value-type="string">
            <text:p>Genrod</text:p>
          </table:table-cell>
          <table:table-cell office:value-type="float" office:value="87750.2523607888" calcext:value-type="float">
            <text:p>87750,25236078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170</text:p>
          </table:table-cell>
          <table:table-cell office:value-type="string" calcext:value-type="string">
            <text:p>Bandeja p/Mont. Elementos p/Gab Ancho 450-370x1700</text:p>
          </table:table-cell>
          <table:table-cell office:value-type="string" calcext:value-type="string">
            <text:p>Genrod</text:p>
          </table:table-cell>
          <table:table-cell office:value-type="float" office:value="105589.484406175" calcext:value-type="float">
            <text:p>105589,4844061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4200</text:p>
          </table:table-cell>
          <table:table-cell office:value-type="string" calcext:value-type="string">
            <text:p>Bandeja p/Mont. Elementos p/Gab Ancho 450-370x2000</text:p>
          </table:table-cell>
          <table:table-cell office:value-type="string" calcext:value-type="string">
            <text:p>Genrod</text:p>
          </table:table-cell>
          <table:table-cell office:value-type="float" office:value="123431.005904366" calcext:value-type="float">
            <text:p>123431,0059043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10</text:p>
          </table:table-cell>
          <table:table-cell office:value-type="string" calcext:value-type="string">
            <text:p>Bandeja p/Mont. Elementos p/Gab Ancho 600-520x100</text:p>
          </table:table-cell>
          <table:table-cell office:value-type="string" calcext:value-type="string">
            <text:p>Genrod</text:p>
          </table:table-cell>
          <table:table-cell office:value-type="float" office:value="9408.72998309051" calcext:value-type="float">
            <text:p>9408,729983090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12</text:p>
          </table:table-cell>
          <table:table-cell office:value-type="string" calcext:value-type="string">
            <text:p>Bandeja p/Mont. Elementos p/Gab Ancho 600-520x125</text:p>
          </table:table-cell>
          <table:table-cell office:value-type="string" calcext:value-type="string">
            <text:p>Genrod</text:p>
          </table:table-cell>
          <table:table-cell office:value-type="float" office:value="11386.6593130555" calcext:value-type="float">
            <text:p>11386,65931305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15</text:p>
          </table:table-cell>
          <table:table-cell office:value-type="string" calcext:value-type="string">
            <text:p>Bandeja p/Mont. Elementos p/Gab Ancho 600-520x150</text:p>
          </table:table-cell>
          <table:table-cell office:value-type="string" calcext:value-type="string">
            <text:p>Genrod</text:p>
          </table:table-cell>
          <table:table-cell office:value-type="float" office:value="13349.9835130596" calcext:value-type="float">
            <text:p>13349,98351305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20</text:p>
          </table:table-cell>
          <table:table-cell office:value-type="string" calcext:value-type="string">
            <text:p>Bandeja p/Mont. Elementos p/Gab Ancho 600-520x200</text:p>
          </table:table-cell>
          <table:table-cell office:value-type="string" calcext:value-type="string">
            <text:p>Genrod</text:p>
          </table:table-cell>
          <table:table-cell office:value-type="float" office:value="17260.6846900831" calcext:value-type="float">
            <text:p>17260,68469008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25</text:p>
          </table:table-cell>
          <table:table-cell office:value-type="string" calcext:value-type="string">
            <text:p>Bandeja p/Mont. Elementos p/Gab Ancho 600-520x250</text:p>
          </table:table-cell>
          <table:table-cell office:value-type="string" calcext:value-type="string">
            <text:p>Genrod</text:p>
          </table:table-cell>
          <table:table-cell office:value-type="float" office:value="21202.3855843933" calcext:value-type="float">
            <text:p>21202,38558439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30</text:p>
          </table:table-cell>
          <table:table-cell office:value-type="string" calcext:value-type="string">
            <text:p>Bandeja p/Mont. Elementos p/Gab Ancho 600-520x300</text:p>
          </table:table-cell>
          <table:table-cell office:value-type="string" calcext:value-type="string">
            <text:p>Genrod</text:p>
          </table:table-cell>
          <table:table-cell office:value-type="float" office:value="25118.1130313674" calcext:value-type="float">
            <text:p>25118,11303136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35</text:p>
          </table:table-cell>
          <table:table-cell office:value-type="string" calcext:value-type="string">
            <text:p>Bandeja p/Mont. Elementos p/Gab Ancho 600-520x350</text:p>
          </table:table-cell>
          <table:table-cell office:value-type="string" calcext:value-type="string">
            <text:p>Genrod</text:p>
          </table:table-cell>
          <table:table-cell office:value-type="float" office:value="29025.6037113544" calcext:value-type="float">
            <text:p>29025,60371135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40</text:p>
          </table:table-cell>
          <table:table-cell office:value-type="string" calcext:value-type="string">
            <text:p>Bandeja p/Mont. Elementos p/Gab Ancho 600-520x400</text:p>
          </table:table-cell>
          <table:table-cell office:value-type="string" calcext:value-type="string">
            <text:p>Genrod</text:p>
          </table:table-cell>
          <table:table-cell office:value-type="float" office:value="32954.094199826" calcext:value-type="float">
            <text:p>32954,0941998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50</text:p>
          </table:table-cell>
          <table:table-cell office:value-type="string" calcext:value-type="string">
            <text:p>Bandeja p/Mont. Elementos p/Gab Ancho 600-520x500</text:p>
          </table:table-cell>
          <table:table-cell office:value-type="string" calcext:value-type="string">
            <text:p>Genrod</text:p>
          </table:table-cell>
          <table:table-cell office:value-type="float" office:value="40809.2330883056" calcext:value-type="float">
            <text:p>40809,23308830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60</text:p>
          </table:table-cell>
          <table:table-cell office:value-type="string" calcext:value-type="string">
            <text:p>Bandeja p/Mont. Elementos p/Gab Ancho 600-520x600</text:p>
          </table:table-cell>
          <table:table-cell office:value-type="string" calcext:value-type="string">
            <text:p>Genrod</text:p>
          </table:table-cell>
          <table:table-cell office:value-type="float" office:value="48607.319865514" calcext:value-type="float">
            <text:p>48607,3198655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65</text:p>
          </table:table-cell>
          <table:table-cell office:value-type="string" calcext:value-type="string">
            <text:p>Bandeja p/Mont. Elementos p/Gab Ancho 600-520x650</text:p>
          </table:table-cell>
          <table:table-cell office:value-type="string" calcext:value-type="string">
            <text:p>Genrod</text:p>
          </table:table-cell>
          <table:table-cell office:value-type="float" office:value="52576.8626111733" calcext:value-type="float">
            <text:p>52576,86261117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70</text:p>
          </table:table-cell>
          <table:table-cell office:value-type="string" calcext:value-type="string">
            <text:p>Bandeja p/Mont. Elementos p/Gab Ancho 600-520x700</text:p>
          </table:table-cell>
          <table:table-cell office:value-type="string" calcext:value-type="string">
            <text:p>Genrod</text:p>
          </table:table-cell>
          <table:table-cell office:value-type="float" office:value="56621.2467795519" calcext:value-type="float">
            <text:p>56621,24677955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080</text:p>
          </table:table-cell>
          <table:table-cell office:value-type="string" calcext:value-type="string">
            <text:p>Bandeja p/Mont. Elementos p/Gab Ancho 600-520x800</text:p>
          </table:table-cell>
          <table:table-cell office:value-type="string" calcext:value-type="string">
            <text:p>Genrod</text:p>
          </table:table-cell>
          <table:table-cell office:value-type="float" office:value="63537.8415958513" calcext:value-type="float">
            <text:p>63537,84159585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100</text:p>
          </table:table-cell>
          <table:table-cell office:value-type="string" calcext:value-type="string">
            <text:p>Bandeja p/Mont. Elementos p/Gab Ancho 600-520x1000</text:p>
          </table:table-cell>
          <table:table-cell office:value-type="string" calcext:value-type="string">
            <text:p>Genrod</text:p>
          </table:table-cell>
          <table:table-cell office:value-type="float" office:value="79422.1967326162" calcext:value-type="float">
            <text:p>79422,19673261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110</text:p>
          </table:table-cell>
          <table:table-cell office:value-type="string" calcext:value-type="string">
            <text:p>Bandeja p/Mont. Elementos p/Gab Ancho 600-520x1100</text:p>
          </table:table-cell>
          <table:table-cell office:value-type="string" calcext:value-type="string">
            <text:p>Genrod</text:p>
          </table:table-cell>
          <table:table-cell office:value-type="float" office:value="87876.645944938" calcext:value-type="float">
            <text:p>87876,6459449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140</text:p>
          </table:table-cell>
          <table:table-cell office:value-type="string" calcext:value-type="string">
            <text:p>Bandeja p/Mont. Elementos p/Gab Ancho 600-520x1400</text:p>
          </table:table-cell>
          <table:table-cell office:value-type="string" calcext:value-type="string">
            <text:p>Genrod</text:p>
          </table:table-cell>
          <table:table-cell office:value-type="float" office:value="121163.342374633" calcext:value-type="float">
            <text:p>121163,3423746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170</text:p>
          </table:table-cell>
          <table:table-cell office:value-type="string" calcext:value-type="string">
            <text:p>Bandeja p/Mont. Elementos p/Gab Ancho 600-520x1700</text:p>
          </table:table-cell>
          <table:table-cell office:value-type="string" calcext:value-type="string">
            <text:p>Genrod</text:p>
          </table:table-cell>
          <table:table-cell office:value-type="float" office:value="145787.775697768" calcext:value-type="float">
            <text:p>145787,7756977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6200</text:p>
          </table:table-cell>
          <table:table-cell office:value-type="string" calcext:value-type="string">
            <text:p>Bandeja p/Mont. Elementos p/Gab Ancho 600-520x2000</text:p>
          </table:table-cell>
          <table:table-cell office:value-type="string" calcext:value-type="string">
            <text:p>Genrod</text:p>
          </table:table-cell>
          <table:table-cell office:value-type="float" office:value="170406.261706721" calcext:value-type="float">
            <text:p>170406,2617067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10</text:p>
          </table:table-cell>
          <table:table-cell office:value-type="string" calcext:value-type="string">
            <text:p>Bandeja p/Mont. Elementos p/Gab Ancho 750-670x100</text:p>
          </table:table-cell>
          <table:table-cell office:value-type="string" calcext:value-type="string">
            <text:p>Genrod</text:p>
          </table:table-cell>
          <table:table-cell office:value-type="float" office:value="12134.9419625002" calcext:value-type="float">
            <text:p>12134,94196250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12</text:p>
          </table:table-cell>
          <table:table-cell office:value-type="string" calcext:value-type="string">
            <text:p>Bandeja p/Mont. Elementos p/Gab Ancho 750-670x125</text:p>
          </table:table-cell>
          <table:table-cell office:value-type="string" calcext:value-type="string">
            <text:p>Genrod</text:p>
          </table:table-cell>
          <table:table-cell office:value-type="float" office:value="14659.4978862497" calcext:value-type="float">
            <text:p>14659,49788624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15</text:p>
          </table:table-cell>
          <table:table-cell office:value-type="string" calcext:value-type="string">
            <text:p>Bandeja p/Mont. Elementos p/Gab Ancho 750-670x150</text:p>
          </table:table-cell>
          <table:table-cell office:value-type="string" calcext:value-type="string">
            <text:p>Genrod</text:p>
          </table:table-cell>
          <table:table-cell office:value-type="float" office:value="17195.4484429239" calcext:value-type="float">
            <text:p>17195,44844292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20</text:p>
          </table:table-cell>
          <table:table-cell office:value-type="string" calcext:value-type="string">
            <text:p>Bandeja p/Mont. Elementos p/Gab Ancho 750-670x200</text:p>
          </table:table-cell>
          <table:table-cell office:value-type="string" calcext:value-type="string">
            <text:p>Genrod</text:p>
          </table:table-cell>
          <table:table-cell office:value-type="float" office:value="22242.2445220688" calcext:value-type="float">
            <text:p>22242,24452206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25</text:p>
          </table:table-cell>
          <table:table-cell office:value-type="string" calcext:value-type="string">
            <text:p>Bandeja p/Mont. Elementos p/Gab Ancho 750-670x250</text:p>
          </table:table-cell>
          <table:table-cell office:value-type="string" calcext:value-type="string">
            <text:p>Genrod</text:p>
          </table:table-cell>
          <table:table-cell office:value-type="float" office:value="27304.093095516" calcext:value-type="float">
            <text:p>27304,0930955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30</text:p>
          </table:table-cell>
          <table:table-cell office:value-type="string" calcext:value-type="string">
            <text:p>Bandeja p/Mont. Elementos p/Gab Ancho 750-670x300</text:p>
          </table:table-cell>
          <table:table-cell office:value-type="string" calcext:value-type="string">
            <text:p>Genrod</text:p>
          </table:table-cell>
          <table:table-cell office:value-type="float" office:value="32347.2313132833" calcext:value-type="float">
            <text:p>32347,23131328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35</text:p>
          </table:table-cell>
          <table:table-cell office:value-type="string" calcext:value-type="string">
            <text:p>Bandeja p/Mont. Elementos p/Gab Ancho 750-670x350</text:p>
          </table:table-cell>
          <table:table-cell office:value-type="string" calcext:value-type="string">
            <text:p>Genrod</text:p>
          </table:table-cell>
          <table:table-cell office:value-type="float" office:value="37408.6325223893" calcext:value-type="float">
            <text:p>37408,63252238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40</text:p>
          </table:table-cell>
          <table:table-cell office:value-type="string" calcext:value-type="string">
            <text:p>Bandeja p/Mont. Elementos p/Gab Ancho 750-670x400</text:p>
          </table:table-cell>
          <table:table-cell office:value-type="string" calcext:value-type="string">
            <text:p>Genrod</text:p>
          </table:table-cell>
          <table:table-cell office:value-type="float" office:value="42466.4021856672" calcext:value-type="float">
            <text:p>42466,40218566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50</text:p>
          </table:table-cell>
          <table:table-cell office:value-type="string" calcext:value-type="string">
            <text:p>Bandeja p/Mont. Elementos p/Gab Ancho 750-670x500</text:p>
          </table:table-cell>
          <table:table-cell office:value-type="string" calcext:value-type="string">
            <text:p>Genrod</text:p>
          </table:table-cell>
          <table:table-cell office:value-type="float" office:value="52576.8626111733" calcext:value-type="float">
            <text:p>52576,86261117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60</text:p>
          </table:table-cell>
          <table:table-cell office:value-type="string" calcext:value-type="string">
            <text:p>Bandeja p/Mont. Elementos p/Gab Ancho 750-670x600</text:p>
          </table:table-cell>
          <table:table-cell office:value-type="string" calcext:value-type="string">
            <text:p>Genrod</text:p>
          </table:table-cell>
          <table:table-cell office:value-type="float" office:value="63919.2854855541" calcext:value-type="float">
            <text:p>63919,28548555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65</text:p>
          </table:table-cell>
          <table:table-cell office:value-type="string" calcext:value-type="string">
            <text:p>Bandeja p/Mont. Elementos p/Gab Ancho 750-670x650</text:p>
          </table:table-cell>
          <table:table-cell office:value-type="string" calcext:value-type="string">
            <text:p>Genrod</text:p>
          </table:table-cell>
          <table:table-cell office:value-type="float" office:value="67747.8558326527" calcext:value-type="float">
            <text:p>67747,85583265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70</text:p>
          </table:table-cell>
          <table:table-cell office:value-type="string" calcext:value-type="string">
            <text:p>Bandeja p/Mont. Elementos p/Gab Ancho 750-670x700</text:p>
          </table:table-cell>
          <table:table-cell office:value-type="string" calcext:value-type="string">
            <text:p>Genrod</text:p>
          </table:table-cell>
          <table:table-cell office:value-type="float" office:value="72959.1240960435" calcext:value-type="float">
            <text:p>72959,12409604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080</text:p>
          </table:table-cell>
          <table:table-cell office:value-type="string" calcext:value-type="string">
            <text:p>Bandeja p/Mont. Elementos p/Gab Ancho 750-670x800</text:p>
          </table:table-cell>
          <table:table-cell office:value-type="string" calcext:value-type="string">
            <text:p>Genrod</text:p>
          </table:table-cell>
          <table:table-cell office:value-type="float" office:value="82897.375565757" calcext:value-type="float">
            <text:p>82897,3755657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100</text:p>
          </table:table-cell>
          <table:table-cell office:value-type="string" calcext:value-type="string">
            <text:p>Bandeja p/Mont. Elementos p/Gab Ancho 750-670x1000</text:p>
          </table:table-cell>
          <table:table-cell office:value-type="string" calcext:value-type="string">
            <text:p>Genrod</text:p>
          </table:table-cell>
          <table:table-cell office:value-type="float" office:value="103621.607616111" calcext:value-type="float">
            <text:p>103621,6076161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110</text:p>
          </table:table-cell>
          <table:table-cell office:value-type="string" calcext:value-type="string">
            <text:p>Bandeja p/Mont. Elementos p/Gab Ancho 750-670x1100</text:p>
          </table:table-cell>
          <table:table-cell office:value-type="string" calcext:value-type="string">
            <text:p>Genrod</text:p>
          </table:table-cell>
          <table:table-cell office:value-type="float" office:value="113237.019924812" calcext:value-type="float">
            <text:p>113237,0199248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140</text:p>
          </table:table-cell>
          <table:table-cell office:value-type="string" calcext:value-type="string">
            <text:p>Bandeja p/Mont. Elementos p/Gab Ancho 750-670x1400</text:p>
          </table:table-cell>
          <table:table-cell office:value-type="string" calcext:value-type="string">
            <text:p>Genrod</text:p>
          </table:table-cell>
          <table:table-cell office:value-type="float" office:value="154580.090249855" calcext:value-type="float">
            <text:p>154580,0902498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170</text:p>
          </table:table-cell>
          <table:table-cell office:value-type="string" calcext:value-type="string">
            <text:p>Bandeja p/Mont. Elementos p/Gab Ancho 750-670x1700</text:p>
          </table:table-cell>
          <table:table-cell office:value-type="string" calcext:value-type="string">
            <text:p>Genrod</text:p>
          </table:table-cell>
          <table:table-cell office:value-type="float" office:value="185986.040673813" calcext:value-type="float">
            <text:p>185986,0406738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7200</text:p>
          </table:table-cell>
          <table:table-cell office:value-type="string" calcext:value-type="string">
            <text:p>Bandeja p/Mont. Elementos p/Gab Ancho 750-670x2000</text:p>
          </table:table-cell>
          <table:table-cell office:value-type="string" calcext:value-type="string">
            <text:p>Genrod</text:p>
          </table:table-cell>
          <table:table-cell office:value-type="float" office:value="217412.543541913" calcext:value-type="float">
            <text:p>217412,5435419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10</text:p>
          </table:table-cell>
          <table:table-cell office:value-type="string" calcext:value-type="string">
            <text:p>Bandeja p/Mont. Elementos p/Gab Ancho 900-820x100</text:p>
          </table:table-cell>
          <table:table-cell office:value-type="string" calcext:value-type="string">
            <text:p>Genrod</text:p>
          </table:table-cell>
          <table:table-cell office:value-type="float" office:value="14853.864534704" calcext:value-type="float">
            <text:p>14853,8645347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12</text:p>
          </table:table-cell>
          <table:table-cell office:value-type="string" calcext:value-type="string">
            <text:p>Bandeja p/Mont. Elementos p/Gab Ancho 900-820x125</text:p>
          </table:table-cell>
          <table:table-cell office:value-type="string" calcext:value-type="string">
            <text:p>Genrod</text:p>
          </table:table-cell>
          <table:table-cell office:value-type="float" office:value="17940.0732309908" calcext:value-type="float">
            <text:p>17940,07323099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15</text:p>
          </table:table-cell>
          <table:table-cell office:value-type="string" calcext:value-type="string">
            <text:p>Bandeja p/Mont. Elementos p/Gab Ancho 900-820x150</text:p>
          </table:table-cell>
          <table:table-cell office:value-type="string" calcext:value-type="string">
            <text:p>Genrod</text:p>
          </table:table-cell>
          <table:table-cell office:value-type="float" office:value="21048.6238287856" calcext:value-type="float">
            <text:p>21048,62382878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20</text:p>
          </table:table-cell>
          <table:table-cell office:value-type="string" calcext:value-type="string">
            <text:p>Bandeja p/Mont. Elementos p/Gab Ancho 900-820x200</text:p>
          </table:table-cell>
          <table:table-cell office:value-type="string" calcext:value-type="string">
            <text:p>Genrod</text:p>
          </table:table-cell>
          <table:table-cell office:value-type="float" office:value="27221.962265591" calcext:value-type="float">
            <text:p>27221,9622655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25</text:p>
          </table:table-cell>
          <table:table-cell office:value-type="string" calcext:value-type="string">
            <text:p>Bandeja p/Mont. Elementos p/Gab Ancho 900-820x250</text:p>
          </table:table-cell>
          <table:table-cell office:value-type="string" calcext:value-type="string">
            <text:p>Genrod</text:p>
          </table:table-cell>
          <table:table-cell office:value-type="float" office:value="33414.9057867585" calcext:value-type="float">
            <text:p>33414,9057867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30</text:p>
          </table:table-cell>
          <table:table-cell office:value-type="string" calcext:value-type="string">
            <text:p>Bandeja p/Mont. Elementos p/Gab Ancho 900-820x300</text:p>
          </table:table-cell>
          <table:table-cell office:value-type="string" calcext:value-type="string">
            <text:p>Genrod</text:p>
          </table:table-cell>
          <table:table-cell office:value-type="float" office:value="39600.1125363791" calcext:value-type="float">
            <text:p>39600,11253637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35</text:p>
          </table:table-cell>
          <table:table-cell office:value-type="string" calcext:value-type="string">
            <text:p>Bandeja p/Mont. Elementos p/Gab Ancho 900-820x350</text:p>
          </table:table-cell>
          <table:table-cell office:value-type="string" calcext:value-type="string">
            <text:p>Genrod</text:p>
          </table:table-cell>
          <table:table-cell office:value-type="float" office:value="45793.9771017783" calcext:value-type="float">
            <text:p>45793,97710177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40</text:p>
          </table:table-cell>
          <table:table-cell office:value-type="string" calcext:value-type="string">
            <text:p>Bandeja p/Mont. Elementos p/Gab Ancho 900-820x400</text:p>
          </table:table-cell>
          <table:table-cell office:value-type="string" calcext:value-type="string">
            <text:p>Genrod</text:p>
          </table:table-cell>
          <table:table-cell office:value-type="float" office:value="51963.1839973155" calcext:value-type="float">
            <text:p>51963,18399731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50</text:p>
          </table:table-cell>
          <table:table-cell office:value-type="string" calcext:value-type="string">
            <text:p>Bandeja p/Mont. Elementos p/Gab Ancho 900-820x500</text:p>
          </table:table-cell>
          <table:table-cell office:value-type="string" calcext:value-type="string">
            <text:p>Genrod</text:p>
          </table:table-cell>
          <table:table-cell office:value-type="float" office:value="64348.1763109682" calcext:value-type="float">
            <text:p>64348,17631096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60</text:p>
          </table:table-cell>
          <table:table-cell office:value-type="string" calcext:value-type="string">
            <text:p>Bandeja p/Mont. Elementos p/Gab Ancho 900-820x600</text:p>
          </table:table-cell>
          <table:table-cell office:value-type="string" calcext:value-type="string">
            <text:p>Genrod</text:p>
          </table:table-cell>
          <table:table-cell office:value-type="float" office:value="77449.0568326564" calcext:value-type="float">
            <text:p>77449,05683265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65</text:p>
          </table:table-cell>
          <table:table-cell office:value-type="string" calcext:value-type="string">
            <text:p>Bandeja p/Mont. Elementos p/Gab Ancho 900-820x650</text:p>
          </table:table-cell>
          <table:table-cell office:value-type="string" calcext:value-type="string">
            <text:p>Genrod</text:p>
          </table:table-cell>
          <table:table-cell office:value-type="float" office:value="82897.375565757" calcext:value-type="float">
            <text:p>82897,3755657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70</text:p>
          </table:table-cell>
          <table:table-cell office:value-type="string" calcext:value-type="string">
            <text:p>Bandeja p/Mont. Elementos p/Gab Ancho 900-820x700</text:p>
          </table:table-cell>
          <table:table-cell office:value-type="string" calcext:value-type="string">
            <text:p>Genrod</text:p>
          </table:table-cell>
          <table:table-cell office:value-type="float" office:value="89273.7384667954" calcext:value-type="float">
            <text:p>89273,73846679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080</text:p>
          </table:table-cell>
          <table:table-cell office:value-type="string" calcext:value-type="string">
            <text:p>Bandeja p/Mont. Elementos p/Gab Ancho 900-820x800</text:p>
          </table:table-cell>
          <table:table-cell office:value-type="string" calcext:value-type="string">
            <text:p>Genrod</text:p>
          </table:table-cell>
          <table:table-cell office:value-type="float" office:value="101463.890452103" calcext:value-type="float">
            <text:p>101463,8904521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100</text:p>
          </table:table-cell>
          <table:table-cell office:value-type="string" calcext:value-type="string">
            <text:p>Bandeja p/Mont. Elementos p/Gab Ancho 900-820x1000</text:p>
          </table:table-cell>
          <table:table-cell office:value-type="string" calcext:value-type="string">
            <text:p>Genrod</text:p>
          </table:table-cell>
          <table:table-cell office:value-type="float" office:value="126829.764381818" calcext:value-type="float">
            <text:p>126829,7643818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110</text:p>
          </table:table-cell>
          <table:table-cell office:value-type="string" calcext:value-type="string">
            <text:p>Bandeja p/Mont. Elementos p/Gab Ancho 900-820x1100</text:p>
          </table:table-cell>
          <table:table-cell office:value-type="string" calcext:value-type="string">
            <text:p>Genrod</text:p>
          </table:table-cell>
          <table:table-cell office:value-type="float" office:value="138595.130767431" calcext:value-type="float">
            <text:p>138595,1307674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140</text:p>
          </table:table-cell>
          <table:table-cell office:value-type="string" calcext:value-type="string">
            <text:p>Bandeja p/Mont. Elementos p/Gab Ancho 900-820x1400</text:p>
          </table:table-cell>
          <table:table-cell office:value-type="string" calcext:value-type="string">
            <text:p>Genrod</text:p>
          </table:table-cell>
          <table:table-cell office:value-type="float" office:value="187987.232949517" calcext:value-type="float">
            <text:p>187987,2329495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170</text:p>
          </table:table-cell>
          <table:table-cell office:value-type="string" calcext:value-type="string">
            <text:p>Bandeja p/Mont. Elementos p/Gab Ancho 900-820x1700</text:p>
          </table:table-cell>
          <table:table-cell office:value-type="string" calcext:value-type="string">
            <text:p>Genrod</text:p>
          </table:table-cell>
          <table:table-cell office:value-type="float" office:value="226182.489876943" calcext:value-type="float">
            <text:p>226182,4898769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09200</text:p>
          </table:table-cell>
          <table:table-cell office:value-type="string" calcext:value-type="string">
            <text:p>Bandeja p/Mont. Elementos p/Gab Ancho 900-820x2000</text:p>
          </table:table-cell>
          <table:table-cell office:value-type="string" calcext:value-type="string">
            <text:p>Genrod</text:p>
          </table:table-cell>
          <table:table-cell office:value-type="float" office:value="264402.378158681" calcext:value-type="float">
            <text:p>264402,3781586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10</text:p>
          </table:table-cell>
          <table:table-cell office:value-type="string" calcext:value-type="string">
            <text:p>Bandeja p/Mont. Elementos p/Gab Ancho 1200 - 1120x100</text:p>
          </table:table-cell>
          <table:table-cell office:value-type="string" calcext:value-type="string">
            <text:p>Genrod</text:p>
          </table:table-cell>
          <table:table-cell office:value-type="float" office:value="20282.1045035518" calcext:value-type="float">
            <text:p>20282,10450355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12</text:p>
          </table:table-cell>
          <table:table-cell office:value-type="string" calcext:value-type="string">
            <text:p>Bandeja p/Mont. Elementos p/Gab Ancho 1200 - 1120x125</text:p>
          </table:table-cell>
          <table:table-cell office:value-type="string" calcext:value-type="string">
            <text:p>Genrod</text:p>
          </table:table-cell>
          <table:table-cell office:value-type="float" office:value="24514.4606418611" calcext:value-type="float">
            <text:p>24514,46064186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15</text:p>
          </table:table-cell>
          <table:table-cell office:value-type="string" calcext:value-type="string">
            <text:p>Bandeja p/Mont. Elementos p/Gab Ancho 1200 - 1120x150</text:p>
          </table:table-cell>
          <table:table-cell office:value-type="string" calcext:value-type="string">
            <text:p>Genrod</text:p>
          </table:table-cell>
          <table:table-cell office:value-type="float" office:value="28729.4748330636" calcext:value-type="float">
            <text:p>28729,47483306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20</text:p>
          </table:table-cell>
          <table:table-cell office:value-type="string" calcext:value-type="string">
            <text:p>Bandeja p/Mont. Elementos p/Gab Ancho 1200 - 1120x200</text:p>
          </table:table-cell>
          <table:table-cell office:value-type="string" calcext:value-type="string">
            <text:p>Genrod</text:p>
          </table:table-cell>
          <table:table-cell office:value-type="float" office:value="37178.2398866978" calcext:value-type="float">
            <text:p>37178,23988669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25</text:p>
          </table:table-cell>
          <table:table-cell office:value-type="string" calcext:value-type="string">
            <text:p>Bandeja p/Mont. Elementos p/Gab Ancho 1200 - 1120x250</text:p>
          </table:table-cell>
          <table:table-cell office:value-type="string" calcext:value-type="string">
            <text:p>Genrod</text:p>
          </table:table-cell>
          <table:table-cell office:value-type="float" office:value="45637.0048491342" calcext:value-type="float">
            <text:p>45637,00484913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30</text:p>
          </table:table-cell>
          <table:table-cell office:value-type="string" calcext:value-type="string">
            <text:p>Bandeja p/Mont. Elementos p/Gab Ancho 1200 - 1120x300</text:p>
          </table:table-cell>
          <table:table-cell office:value-type="string" calcext:value-type="string">
            <text:p>Genrod</text:p>
          </table:table-cell>
          <table:table-cell office:value-type="float" office:value="54091.6909014012" calcext:value-type="float">
            <text:p>54091,69090140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35</text:p>
          </table:table-cell>
          <table:table-cell office:value-type="string" calcext:value-type="string">
            <text:p>Bandeja p/Mont. Elementos p/Gab Ancho 1200 - 1120x350</text:p>
          </table:table-cell>
          <table:table-cell office:value-type="string" calcext:value-type="string">
            <text:p>Genrod</text:p>
          </table:table-cell>
          <table:table-cell office:value-type="float" office:value="62534.0612765119" calcext:value-type="float">
            <text:p>62534,06127651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40</text:p>
          </table:table-cell>
          <table:table-cell office:value-type="string" calcext:value-type="string">
            <text:p>Bandeja p/Mont. Elementos p/Gab Ancho 1200 - 1120x400</text:p>
          </table:table-cell>
          <table:table-cell office:value-type="string" calcext:value-type="string">
            <text:p>Genrod</text:p>
          </table:table-cell>
          <table:table-cell office:value-type="float" office:value="70981.8789703649" calcext:value-type="float">
            <text:p>70981,87897036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50</text:p>
          </table:table-cell>
          <table:table-cell office:value-type="string" calcext:value-type="string">
            <text:p>Bandeja p/Mont. Elementos p/Gab Ancho 1200 - 1120x500</text:p>
          </table:table-cell>
          <table:table-cell office:value-type="string" calcext:value-type="string">
            <text:p>Genrod</text:p>
          </table:table-cell>
          <table:table-cell office:value-type="float" office:value="87876.645944938" calcext:value-type="float">
            <text:p>87876,6459449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60</text:p>
          </table:table-cell>
          <table:table-cell office:value-type="string" calcext:value-type="string">
            <text:p>Bandeja p/Mont. Elementos p/Gab Ancho 1200-1120x600</text:p>
          </table:table-cell>
          <table:table-cell office:value-type="string" calcext:value-type="string">
            <text:p>Genrod</text:p>
          </table:table-cell>
          <table:table-cell office:value-type="float" office:value="103077.717839472" calcext:value-type="float">
            <text:p>103077,7178394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65</text:p>
          </table:table-cell>
          <table:table-cell office:value-type="string" calcext:value-type="string">
            <text:p>Bandeja p/Mont. Elementos p/Gab Ancho 1200 - 1120x650</text:p>
          </table:table-cell>
          <table:table-cell office:value-type="string" calcext:value-type="string">
            <text:p>Genrod</text:p>
          </table:table-cell>
          <table:table-cell office:value-type="float" office:value="113237.019924812" calcext:value-type="float">
            <text:p>113237,0199248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70</text:p>
          </table:table-cell>
          <table:table-cell office:value-type="string" calcext:value-type="string">
            <text:p>Bandeja p/Mont. Elementos p/Gab Ancho 1200 - 1120x700</text:p>
          </table:table-cell>
          <table:table-cell office:value-type="string" calcext:value-type="string">
            <text:p>Genrod</text:p>
          </table:table-cell>
          <table:table-cell office:value-type="float" office:value="121932.624832562" calcext:value-type="float">
            <text:p>121932,6248325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080</text:p>
          </table:table-cell>
          <table:table-cell office:value-type="string" calcext:value-type="string">
            <text:p>Bandeja p/Mont. Elementos p/Gab Ancho 1200 - 1120x800</text:p>
          </table:table-cell>
          <table:table-cell office:value-type="string" calcext:value-type="string">
            <text:p>Genrod</text:p>
          </table:table-cell>
          <table:table-cell office:value-type="float" office:value="138595.130767431" calcext:value-type="float">
            <text:p>138595,1307674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100</text:p>
          </table:table-cell>
          <table:table-cell office:value-type="string" calcext:value-type="string">
            <text:p>Bandeja p/Mont. Elementos p/Gab Ancho 1200 - 1120x1000</text:p>
          </table:table-cell>
          <table:table-cell office:value-type="string" calcext:value-type="string">
            <text:p>Genrod</text:p>
          </table:table-cell>
          <table:table-cell office:value-type="float" office:value="173243.788460429" calcext:value-type="float">
            <text:p>173243,7884604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110</text:p>
          </table:table-cell>
          <table:table-cell office:value-type="string" calcext:value-type="string">
            <text:p>Bandeja p/Mont. Elementos p/Gab Ancho 1200 - 1120x1100</text:p>
          </table:table-cell>
          <table:table-cell office:value-type="string" calcext:value-type="string">
            <text:p>Genrod</text:p>
          </table:table-cell>
          <table:table-cell office:value-type="float" office:value="189299.484139853" calcext:value-type="float">
            <text:p>189299,4841398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140</text:p>
          </table:table-cell>
          <table:table-cell office:value-type="string" calcext:value-type="string">
            <text:p>Bandeja p/Mont. Elementos p/Gab Ancho 1200 - 1120x1400</text:p>
          </table:table-cell>
          <table:table-cell office:value-type="string" calcext:value-type="string">
            <text:p>Genrod</text:p>
          </table:table-cell>
          <table:table-cell office:value-type="float" office:value="254794.255257185" calcext:value-type="float">
            <text:p>254794,2552571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170</text:p>
          </table:table-cell>
          <table:table-cell office:value-type="string" calcext:value-type="string">
            <text:p>Bandeja p/Mont. Elementos p/Gab Ancho 1200 - 1120x1700</text:p>
          </table:table-cell>
          <table:table-cell office:value-type="string" calcext:value-type="string">
            <text:p>Genrod</text:p>
          </table:table-cell>
          <table:table-cell office:value-type="float" office:value="306583.151370299" calcext:value-type="float">
            <text:p>306583,1513702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512200</text:p>
          </table:table-cell>
          <table:table-cell office:value-type="string" calcext:value-type="string">
            <text:p>Bandeja p/Mont. Elementos p/Gab Ancho 1200 - 1120x2000</text:p>
          </table:table-cell>
          <table:table-cell office:value-type="string" calcext:value-type="string">
            <text:p>Genrod</text:p>
          </table:table-cell>
          <table:table-cell office:value-type="float" office:value="358368.863301926" calcext:value-type="float">
            <text:p>358368,8633019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100</text:p>
          </table:table-cell>
          <table:table-cell office:value-type="string" calcext:value-type="string">
            <text:p>Soporte p/Bandeja y Contrafrente - Alto: 100</text:p>
          </table:table-cell>
          <table:table-cell office:value-type="string" calcext:value-type="string">
            <text:p>Genrod</text:p>
          </table:table-cell>
          <table:table-cell office:value-type="float" office:value="1031.6221706885" calcext:value-type="float">
            <text:p>1031,62217068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125</text:p>
          </table:table-cell>
          <table:table-cell office:value-type="string" calcext:value-type="string">
            <text:p>Soporte p/Bandeja y Contrafrente - Alto: 125 </text:p>
          </table:table-cell>
          <table:table-cell office:value-type="string" calcext:value-type="string">
            <text:p>Genrod</text:p>
          </table:table-cell>
          <table:table-cell office:value-type="float" office:value="1292.61979042445" calcext:value-type="float">
            <text:p>1292,619790424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150</text:p>
          </table:table-cell>
          <table:table-cell office:value-type="string" calcext:value-type="string">
            <text:p>Soporte p/Bandeja y Contrafrente - Alto: 150 </text:p>
          </table:table-cell>
          <table:table-cell office:value-type="string" calcext:value-type="string">
            <text:p>Genrod</text:p>
          </table:table-cell>
          <table:table-cell office:value-type="float" office:value="1549.03850455099" calcext:value-type="float">
            <text:p>1549,038504550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200</text:p>
          </table:table-cell>
          <table:table-cell office:value-type="string" calcext:value-type="string">
            <text:p>Soporte p/Bandeja y Contrafrente - Alto: 200 </text:p>
          </table:table-cell>
          <table:table-cell office:value-type="string" calcext:value-type="string">
            <text:p>Genrod</text:p>
          </table:table-cell>
          <table:table-cell office:value-type="float" office:value="2068.27061132756" calcext:value-type="float">
            <text:p>2068,270611327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250</text:p>
          </table:table-cell>
          <table:table-cell office:value-type="string" calcext:value-type="string">
            <text:p>Soporte p/Bandeja y Contrafrente - Alto: 250 </text:p>
          </table:table-cell>
          <table:table-cell office:value-type="string" calcext:value-type="string">
            <text:p>Genrod</text:p>
          </table:table-cell>
          <table:table-cell office:value-type="float" office:value="2588.87112667705" calcext:value-type="float">
            <text:p>2588,871126677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300</text:p>
          </table:table-cell>
          <table:table-cell office:value-type="string" calcext:value-type="string">
            <text:p>Soporte p/Bandeja y Contrafrente - Alto: 300 </text:p>
          </table:table-cell>
          <table:table-cell office:value-type="string" calcext:value-type="string">
            <text:p>Genrod</text:p>
          </table:table-cell>
          <table:table-cell office:value-type="float" office:value="3105.36641630776" calcext:value-type="float">
            <text:p>3105,366416307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350</text:p>
          </table:table-cell>
          <table:table-cell office:value-type="string" calcext:value-type="string">
            <text:p>Soporte p/Bandeja y Contrafrente - Alto: 350 </text:p>
          </table:table-cell>
          <table:table-cell office:value-type="string" calcext:value-type="string">
            <text:p>Genrod</text:p>
          </table:table-cell>
          <table:table-cell office:value-type="float" office:value="3613.65125450092" calcext:value-type="float">
            <text:p>3613,651254500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400</text:p>
          </table:table-cell>
          <table:table-cell office:value-type="string" calcext:value-type="string">
            <text:p>Soporte p/Bandeja y Contrafrente - Alto: 400 </text:p>
          </table:table-cell>
          <table:table-cell office:value-type="string" calcext:value-type="string">
            <text:p>Genrod</text:p>
          </table:table-cell>
          <table:table-cell office:value-type="float" office:value="4139.27803980097" calcext:value-type="float">
            <text:p>4139,278039800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500</text:p>
          </table:table-cell>
          <table:table-cell office:value-type="string" calcext:value-type="string">
            <text:p>Soporte p/Bandeja y Contrafrente - Alto: 500 </text:p>
          </table:table-cell>
          <table:table-cell office:value-type="string" calcext:value-type="string">
            <text:p>Genrod</text:p>
          </table:table-cell>
          <table:table-cell office:value-type="float" office:value="5165.42657619777" calcext:value-type="float">
            <text:p>5165,426576197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600</text:p>
          </table:table-cell>
          <table:table-cell office:value-type="string" calcext:value-type="string">
            <text:p>Soporte p/Bandeja y Contrafrente - Alto: 600</text:p>
          </table:table-cell>
          <table:table-cell office:value-type="string" calcext:value-type="string">
            <text:p>Genrod</text:p>
          </table:table-cell>
          <table:table-cell office:value-type="float" office:value="6492.25658094534" calcext:value-type="float">
            <text:p>6492,256580945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650</text:p>
          </table:table-cell>
          <table:table-cell office:value-type="string" calcext:value-type="string">
            <text:p>Soporte p/Bandeja y Contrafrente - Alto: 650 </text:p>
          </table:table-cell>
          <table:table-cell office:value-type="string" calcext:value-type="string">
            <text:p>Genrod</text:p>
          </table:table-cell>
          <table:table-cell office:value-type="float" office:value="6713.54403651699" calcext:value-type="float">
            <text:p>6713,544036516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700</text:p>
          </table:table-cell>
          <table:table-cell office:value-type="string" calcext:value-type="string">
            <text:p>Soporte p/Bandeja y Contrafrente - Alto: 700 </text:p>
          </table:table-cell>
          <table:table-cell office:value-type="string" calcext:value-type="string">
            <text:p>Genrod</text:p>
          </table:table-cell>
          <table:table-cell office:value-type="float" office:value="7587.29922587902" calcext:value-type="float">
            <text:p>7587,299225879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0800</text:p>
          </table:table-cell>
          <table:table-cell office:value-type="string" calcext:value-type="string">
            <text:p>Soporte p/Bandeja y Contrafrente - Alto: 800 </text:p>
          </table:table-cell>
          <table:table-cell office:value-type="string" calcext:value-type="string">
            <text:p>Genrod</text:p>
          </table:table-cell>
          <table:table-cell office:value-type="float" office:value="8273.08244531023" calcext:value-type="float">
            <text:p>8273,082445310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1000</text:p>
          </table:table-cell>
          <table:table-cell office:value-type="string" calcext:value-type="string">
            <text:p>Soporte p/Bandeja y Contrafrente - Alto: 1000</text:p>
          </table:table-cell>
          <table:table-cell office:value-type="string" calcext:value-type="string">
            <text:p>Genrod</text:p>
          </table:table-cell>
          <table:table-cell office:value-type="float" office:value="10463.1677351776" calcext:value-type="float">
            <text:p>10463,16773517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1100</text:p>
          </table:table-cell>
          <table:table-cell office:value-type="string" calcext:value-type="string">
            <text:p>Soporte p/Bandeja y Contrafrente - Alto: 1100 </text:p>
          </table:table-cell>
          <table:table-cell office:value-type="string" calcext:value-type="string">
            <text:p>Genrod</text:p>
          </table:table-cell>
          <table:table-cell office:value-type="float" office:value="11359.7385059382" calcext:value-type="float">
            <text:p>11359,73850593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1400</text:p>
          </table:table-cell>
          <table:table-cell office:value-type="string" calcext:value-type="string">
            <text:p>Soporte p/Bandeja y Contrafrente - Alto: 1400</text:p>
          </table:table-cell>
          <table:table-cell office:value-type="string" calcext:value-type="string">
            <text:p>Genrod</text:p>
          </table:table-cell>
          <table:table-cell office:value-type="float" office:value="14458.736559272" calcext:value-type="float">
            <text:p>14458,7365592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1700</text:p>
          </table:table-cell>
          <table:table-cell office:value-type="string" calcext:value-type="string">
            <text:p>Soporte p/Bandeja y Contrafrente - Alto: 1700 </text:p>
          </table:table-cell>
          <table:table-cell office:value-type="string" calcext:value-type="string">
            <text:p>Genrod</text:p>
          </table:table-cell>
          <table:table-cell office:value-type="float" office:value="17572.3134270173" calcext:value-type="float">
            <text:p>17572,31342701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502000</text:p>
          </table:table-cell>
          <table:table-cell office:value-type="string" calcext:value-type="string">
            <text:p>Soporte p/Bandeja y Contrafrente - Alto: 2000 </text:p>
          </table:table-cell>
          <table:table-cell office:value-type="string" calcext:value-type="string">
            <text:p>Genrod</text:p>
          </table:table-cell>
          <table:table-cell office:value-type="float" office:value="20666.2852104005" calcext:value-type="float">
            <text:p>20666,28521040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500195</text:p>
          </table:table-cell>
          <table:table-cell office:value-type="string" calcext:value-type="string">
            <text:p>Sop. Serie 97 Perforado - ABIERTO - 195x50x25 </text:p>
          </table:table-cell>
          <table:table-cell office:value-type="string" calcext:value-type="string">
            <text:p>Genrod</text:p>
          </table:table-cell>
          <table:table-cell office:value-type="float" office:value="6689.51793984236" calcext:value-type="float">
            <text:p>6689,517939842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500295</text:p>
          </table:table-cell>
          <table:table-cell office:value-type="string" calcext:value-type="string">
            <text:p>Sop. Serie 97 Perforado - ABIERTO - 295x50x25 </text:p>
          </table:table-cell>
          <table:table-cell office:value-type="string" calcext:value-type="string">
            <text:p>Genrod</text:p>
          </table:table-cell>
          <table:table-cell office:value-type="float" office:value="10109.1183324827" calcext:value-type="float">
            <text:p>10109,11833248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500445</text:p>
          </table:table-cell>
          <table:table-cell office:value-type="string" calcext:value-type="string">
            <text:p>Sop. Serie 97 Perforado - ABIERTO - 445x50x25 </text:p>
          </table:table-cell>
          <table:table-cell office:value-type="string" calcext:value-type="string">
            <text:p>Genrod</text:p>
          </table:table-cell>
          <table:table-cell office:value-type="float" office:value="15225.4137778026" calcext:value-type="float">
            <text:p>15225,41377780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500595</text:p>
          </table:table-cell>
          <table:table-cell office:value-type="string" calcext:value-type="string">
            <text:p>Sop. Serie 97 Perforado - ABIERTO - 595x50x25 </text:p>
          </table:table-cell>
          <table:table-cell office:value-type="string" calcext:value-type="string">
            <text:p>Genrod</text:p>
          </table:table-cell>
          <table:table-cell office:value-type="float" office:value="20380.6562363519" calcext:value-type="float">
            <text:p>20380,65623635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500745</text:p>
          </table:table-cell>
          <table:table-cell office:value-type="string" calcext:value-type="string">
            <text:p>Sop. Serie 97 Perforado - ABIERTO - 745x50x25 </text:p>
          </table:table-cell>
          <table:table-cell office:value-type="string" calcext:value-type="string">
            <text:p>Genrod</text:p>
          </table:table-cell>
          <table:table-cell office:value-type="float" office:value="25512.1620692708" calcext:value-type="float">
            <text:p>25512,16206927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500895</text:p>
          </table:table-cell>
          <table:table-cell office:value-type="string" calcext:value-type="string">
            <text:p>Sop. Serie 97 Perforado - ABIERTO - 895x50x25 </text:p>
          </table:table-cell>
          <table:table-cell office:value-type="string" calcext:value-type="string">
            <text:p>Genrod</text:p>
          </table:table-cell>
          <table:table-cell office:value-type="float" office:value="30634.5627220699" calcext:value-type="float">
            <text:p>30634,56272206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501195</text:p>
          </table:table-cell>
          <table:table-cell office:value-type="string" calcext:value-type="string">
            <text:p>Sop. Serie 97 Perforado - ABIERTO - 1195x50x25 </text:p>
          </table:table-cell>
          <table:table-cell office:value-type="string" calcext:value-type="string">
            <text:p>Genrod</text:p>
          </table:table-cell>
          <table:table-cell office:value-type="float" office:value="40908.5479720406" calcext:value-type="float">
            <text:p>40908,54797204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100200</text:p>
          </table:table-cell>
          <table:table-cell office:value-type="string" calcext:value-type="string">
            <text:p>Sop. Serie 97 Perforado - CERRADO - 200x50x25 </text:p>
          </table:table-cell>
          <table:table-cell office:value-type="string" calcext:value-type="string">
            <text:p>Genrod</text:p>
          </table:table-cell>
          <table:table-cell office:value-type="float" office:value="8293.76646720098" calcext:value-type="float">
            <text:p>8293,766467200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100350</text:p>
          </table:table-cell>
          <table:table-cell office:value-type="string" calcext:value-type="string">
            <text:p>Sop. Serie 97 Perforado - CERRADO - 350x50x25 </text:p>
          </table:table-cell>
          <table:table-cell office:value-type="string" calcext:value-type="string">
            <text:p>Genrod</text:p>
          </table:table-cell>
          <table:table-cell office:value-type="float" office:value="13417.3776352761" calcext:value-type="float">
            <text:p>13417,37763527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100500</text:p>
          </table:table-cell>
          <table:table-cell office:value-type="string" calcext:value-type="string">
            <text:p>Sop. Serie 97 Perforado - CERRADO - 500x50x25 </text:p>
          </table:table-cell>
          <table:table-cell office:value-type="string" calcext:value-type="string">
            <text:p>Genrod</text:p>
          </table:table-cell>
          <table:table-cell office:value-type="float" office:value="18550.0939834711" calcext:value-type="float">
            <text:p>18550,09398347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100650</text:p>
          </table:table-cell>
          <table:table-cell office:value-type="string" calcext:value-type="string">
            <text:p>Sop. Serie 97 Perforado - CERRADO - 650x50x25 </text:p>
          </table:table-cell>
          <table:table-cell office:value-type="string" calcext:value-type="string">
            <text:p>Genrod</text:p>
          </table:table-cell>
          <table:table-cell office:value-type="float" office:value="23693.1786581609" calcext:value-type="float">
            <text:p>23693,17865816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100800</text:p>
          </table:table-cell>
          <table:table-cell office:value-type="string" calcext:value-type="string">
            <text:p>Sop. Serie 97 Perforado - CERRADO - 800x50x25 </text:p>
          </table:table-cell>
          <table:table-cell office:value-type="string" calcext:value-type="string">
            <text:p>Genrod</text:p>
          </table:table-cell>
          <table:table-cell office:value-type="float" office:value="28816.789826236" calcext:value-type="float">
            <text:p>28816,7898262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01120</text:p>
          </table:table-cell>
          <table:table-cell office:value-type="string" calcext:value-type="string">
            <text:p>Soporte Perforado en Tiras - 50x25x2000 mm, H°G°</text:p>
          </table:table-cell>
          <table:table-cell office:value-type="string" calcext:value-type="string">
            <text:p>Genrod</text:p>
          </table:table-cell>
          <table:table-cell office:value-type="float" office:value="65345.7461606305" calcext:value-type="float">
            <text:p>65345,74616063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01121</text:p>
          </table:table-cell>
          <table:table-cell office:value-type="string" calcext:value-type="string">
            <text:p>Puntera Abierta para Soporte Perforado en Tiras, H°G°</text:p>
          </table:table-cell>
          <table:table-cell office:value-type="string" calcext:value-type="string">
            <text:p>Genrod</text:p>
          </table:table-cell>
          <table:table-cell office:value-type="float" office:value="2173.66438699225" calcext:value-type="float">
            <text:p>2173,664386992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01122</text:p>
          </table:table-cell>
          <table:table-cell office:value-type="string" calcext:value-type="string">
            <text:p>Puntera Cerrada para Soporte Perforado en Tiras, H°G°</text:p>
          </table:table-cell>
          <table:table-cell office:value-type="string" calcext:value-type="string">
            <text:p>Genrod</text:p>
          </table:table-cell>
          <table:table-cell office:value-type="float" office:value="2173.66438699225" calcext:value-type="float">
            <text:p>2173,664386992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806040</text:p>
          </table:table-cell>
          <table:table-cell office:value-type="string" calcext:value-type="string">
            <text:p>Corredera CORTAS p/Gabinete Serie 97 - 60mm </text:p>
          </table:table-cell>
          <table:table-cell office:value-type="string" calcext:value-type="string">
            <text:p>Genrod</text:p>
          </table:table-cell>
          <table:table-cell office:value-type="float" office:value="6030.05026989047" calcext:value-type="float">
            <text:p>6030,050269890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809070</text:p>
          </table:table-cell>
          <table:table-cell office:value-type="string" calcext:value-type="string">
            <text:p>Corredera CORTAS p/Gabinete Serie 97 - 90mm </text:p>
          </table:table-cell>
          <table:table-cell office:value-type="string" calcext:value-type="string">
            <text:p>Genrod</text:p>
          </table:table-cell>
          <table:table-cell office:value-type="float" office:value="7854.53363084156" calcext:value-type="float">
            <text:p>7854,533630841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15</text:p>
          </table:table-cell>
          <table:table-cell office:value-type="string" calcext:value-type="string">
            <text:p>Contrafrente S97 Abis. Ciego p/Ancho 450 - 370x150</text:p>
          </table:table-cell>
          <table:table-cell office:value-type="string" calcext:value-type="string">
            <text:p>Genrod</text:p>
          </table:table-cell>
          <table:table-cell office:value-type="float" office:value="11073.3726965042" calcext:value-type="float">
            <text:p>11073,37269650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20</text:p>
          </table:table-cell>
          <table:table-cell office:value-type="string" calcext:value-type="string">
            <text:p>Contrafrente S97 Abis. Ciego p/Ancho 450 - 370x200</text:p>
          </table:table-cell>
          <table:table-cell office:value-type="string" calcext:value-type="string">
            <text:p>Genrod</text:p>
          </table:table-cell>
          <table:table-cell office:value-type="float" office:value="14227.712350393" calcext:value-type="float">
            <text:p>14227,7123503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25</text:p>
          </table:table-cell>
          <table:table-cell office:value-type="string" calcext:value-type="string">
            <text:p>Contrafrente S97 Abis. Ciego p/Ancho 450 - 370x250</text:p>
          </table:table-cell>
          <table:table-cell office:value-type="string" calcext:value-type="string">
            <text:p>Genrod</text:p>
          </table:table-cell>
          <table:table-cell office:value-type="float" office:value="17365.0258437686" calcext:value-type="float">
            <text:p>17365,02584376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30</text:p>
          </table:table-cell>
          <table:table-cell office:value-type="string" calcext:value-type="string">
            <text:p>Contrafrente S97 Abis. Ciego p/Ancho 450 - 370x300</text:p>
          </table:table-cell>
          <table:table-cell office:value-type="string" calcext:value-type="string">
            <text:p>Genrod</text:p>
          </table:table-cell>
          <table:table-cell office:value-type="float" office:value="20515.1023786418" calcext:value-type="float">
            <text:p>20515,10237864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35</text:p>
          </table:table-cell>
          <table:table-cell office:value-type="string" calcext:value-type="string">
            <text:p>Contrafrente S97 Abis. Ciego p/Ancho 450 - 370x350</text:p>
          </table:table-cell>
          <table:table-cell office:value-type="string" calcext:value-type="string">
            <text:p>Genrod</text:p>
          </table:table-cell>
          <table:table-cell office:value-type="float" office:value="23656.073733395" calcext:value-type="float">
            <text:p>23656,0737333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40</text:p>
          </table:table-cell>
          <table:table-cell office:value-type="string" calcext:value-type="string">
            <text:p>Contrafrente S97 Abis. Ciego p/Ancho 450 - 370x400</text:p>
          </table:table-cell>
          <table:table-cell office:value-type="string" calcext:value-type="string">
            <text:p>Genrod</text:p>
          </table:table-cell>
          <table:table-cell office:value-type="float" office:value="26806.1502682682" calcext:value-type="float">
            <text:p>26806,15026826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50</text:p>
          </table:table-cell>
          <table:table-cell office:value-type="string" calcext:value-type="string">
            <text:p>Contrafrente S97 Abis. Ciego p/Ancho 450 - 370x500</text:p>
          </table:table-cell>
          <table:table-cell office:value-type="string" calcext:value-type="string">
            <text:p>Genrod</text:p>
          </table:table-cell>
          <table:table-cell office:value-type="float" office:value="33097.1981578946" calcext:value-type="float">
            <text:p>33097,19815789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60</text:p>
          </table:table-cell>
          <table:table-cell office:value-type="string" calcext:value-type="string">
            <text:p>Contrafrente S97 Abis. Ciego p/Ancho 450 - 370x600</text:p>
          </table:table-cell>
          <table:table-cell office:value-type="string" calcext:value-type="string">
            <text:p>Genrod</text:p>
          </table:table-cell>
          <table:table-cell office:value-type="float" office:value="41787.0136447594" calcext:value-type="float">
            <text:p>41787,01364475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65</text:p>
          </table:table-cell>
          <table:table-cell office:value-type="string" calcext:value-type="string">
            <text:p>Contrafrente S97 Abis. Ciego p/Ancho 450 - 370x650</text:p>
          </table:table-cell>
          <table:table-cell office:value-type="string" calcext:value-type="string">
            <text:p>Genrod</text:p>
          </table:table-cell>
          <table:table-cell office:value-type="float" office:value="42534.085778928" calcext:value-type="float">
            <text:p>42534,0857789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70</text:p>
          </table:table-cell>
          <table:table-cell office:value-type="string" calcext:value-type="string">
            <text:p>Contrafrente S97 Abis. Ciego p/Ancho 450 - 370x700</text:p>
          </table:table-cell>
          <table:table-cell office:value-type="string" calcext:value-type="string">
            <text:p>Genrod</text:p>
          </table:table-cell>
          <table:table-cell office:value-type="float" office:value="45805.819099044" calcext:value-type="float">
            <text:p>45805,8190990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80</text:p>
          </table:table-cell>
          <table:table-cell office:value-type="string" calcext:value-type="string">
            <text:p>Contrafrente S97 Abis. Ciego p/Ancho 450 - 370x800</text:p>
          </table:table-cell>
          <table:table-cell office:value-type="string" calcext:value-type="string">
            <text:p>Genrod</text:p>
          </table:table-cell>
          <table:table-cell office:value-type="float" office:value="51977.0259763416" calcext:value-type="float">
            <text:p>51977,02597634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100</text:p>
          </table:table-cell>
          <table:table-cell office:value-type="string" calcext:value-type="string">
            <text:p>Contrafrente S97 Abis. Ciego p/Ancho 450- 370x1000</text:p>
          </table:table-cell>
          <table:table-cell office:value-type="string" calcext:value-type="string">
            <text:p>Genrod</text:p>
          </table:table-cell>
          <table:table-cell office:value-type="float" office:value="64971.3022070891" calcext:value-type="float">
            <text:p>64971,30220708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110</text:p>
          </table:table-cell>
          <table:table-cell office:value-type="string" calcext:value-type="string">
            <text:p>Contrafrente S97 Abis. Ciego p/Ancho 450- 370x1100</text:p>
          </table:table-cell>
          <table:table-cell office:value-type="string" calcext:value-type="string">
            <text:p>Genrod</text:p>
          </table:table-cell>
          <table:table-cell office:value-type="float" office:value="70842.2749803771" calcext:value-type="float">
            <text:p>70842,27498037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140</text:p>
          </table:table-cell>
          <table:table-cell office:value-type="string" calcext:value-type="string">
            <text:p>Contrafrente S97 Abis. Ciego p/Ancho 450- 370x1400</text:p>
          </table:table-cell>
          <table:table-cell office:value-type="string" calcext:value-type="string">
            <text:p>Genrod</text:p>
          </table:table-cell>
          <table:table-cell office:value-type="float" office:value="89703.8398074854" calcext:value-type="float">
            <text:p>89703,83980748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170</text:p>
          </table:table-cell>
          <table:table-cell office:value-type="string" calcext:value-type="string">
            <text:p>Contrafrente S97 Abis. Ciego p/Ancho 450- 370x1700</text:p>
          </table:table-cell>
          <table:table-cell office:value-type="string" calcext:value-type="string">
            <text:p>Genrod</text:p>
          </table:table-cell>
          <table:table-cell office:value-type="float" office:value="108580.641337742" calcext:value-type="float">
            <text:p>108580,6413377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200</text:p>
          </table:table-cell>
          <table:table-cell office:value-type="string" calcext:value-type="string">
            <text:p>Contrafrente S97 Abis. Ciego p/Ancho 450- 370x2000</text:p>
          </table:table-cell>
          <table:table-cell office:value-type="string" calcext:value-type="string">
            <text:p>Genrod</text:p>
          </table:table-cell>
          <table:table-cell office:value-type="float" office:value="127457.442867999" calcext:value-type="float">
            <text:p>127457,4428679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05</text:p>
          </table:table-cell>
          <table:table-cell office:value-type="string" calcext:value-type="string">
            <text:p>Contrafrente S97 Abul. Ciego p/Ancho 450 - 370x50</text:p>
          </table:table-cell>
          <table:table-cell office:value-type="string" calcext:value-type="string">
            <text:p>Genrod</text:p>
          </table:table-cell>
          <table:table-cell office:value-type="float" office:value="6177.89102686532" calcext:value-type="float">
            <text:p>6177,891026865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10</text:p>
          </table:table-cell>
          <table:table-cell office:value-type="string" calcext:value-type="string">
            <text:p>Contrafrente S97 Abul. Ciego <text:s/>p/Ancho 450 - 370x100</text:p>
          </table:table-cell>
          <table:table-cell office:value-type="string" calcext:value-type="string">
            <text:p>Genrod</text:p>
          </table:table-cell>
          <table:table-cell office:value-type="float" office:value="6371.96820427534" calcext:value-type="float">
            <text:p>6371,968204275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15</text:p>
          </table:table-cell>
          <table:table-cell office:value-type="string" calcext:value-type="string">
            <text:p>Contrafrente S97 Abul. Ciego <text:s/>p/Ancho 450 - 370x150</text:p>
          </table:table-cell>
          <table:table-cell office:value-type="string" calcext:value-type="string">
            <text:p>Genrod</text:p>
          </table:table-cell>
          <table:table-cell office:value-type="float" office:value="9032.91762097627" calcext:value-type="float">
            <text:p>9032,917620976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20</text:p>
          </table:table-cell>
          <table:table-cell office:value-type="string" calcext:value-type="string">
            <text:p>Contrafrente S97 Abul. Ciego <text:s/>p/Ancho 450 - 370x200</text:p>
          </table:table-cell>
          <table:table-cell office:value-type="string" calcext:value-type="string">
            <text:p>Genrod</text:p>
          </table:table-cell>
          <table:table-cell office:value-type="float" office:value="11685.9723728334" calcext:value-type="float">
            <text:p>11685,97237283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25</text:p>
          </table:table-cell>
          <table:table-cell office:value-type="string" calcext:value-type="string">
            <text:p>Contrafrente S97 Abul. Ciego <text:s/>p/Ancho 450 - 370x250</text:p>
          </table:table-cell>
          <table:table-cell office:value-type="string" calcext:value-type="string">
            <text:p>Genrod</text:p>
          </table:table-cell>
          <table:table-cell office:value-type="float" office:value="14336.0008365004" calcext:value-type="float">
            <text:p>14336,00083650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30</text:p>
          </table:table-cell>
          <table:table-cell office:value-type="string" calcext:value-type="string">
            <text:p>Contrafrente S97 Abul. Ciego <text:s/>p/Ancho 450 - 370x300</text:p>
          </table:table-cell>
          <table:table-cell office:value-type="string" calcext:value-type="string">
            <text:p>Genrod</text:p>
          </table:table-cell>
          <table:table-cell office:value-type="float" office:value="16984.7924693418" calcext:value-type="float">
            <text:p>16984,79246934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35</text:p>
          </table:table-cell>
          <table:table-cell office:value-type="string" calcext:value-type="string">
            <text:p>Contrafrente S97 Abul. Ciego <text:s/>p/Ancho 450 - 370x350</text:p>
          </table:table-cell>
          <table:table-cell office:value-type="string" calcext:value-type="string">
            <text:p>Genrod</text:p>
          </table:table-cell>
          <table:table-cell office:value-type="float" office:value="19632.9788445453" calcext:value-type="float">
            <text:p>19632,97884454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40</text:p>
          </table:table-cell>
          <table:table-cell office:value-type="string" calcext:value-type="string">
            <text:p>Contrafrente S97 Abul. Ciego <text:s/>p/Ancho 450 - 370x400</text:p>
          </table:table-cell>
          <table:table-cell office:value-type="string" calcext:value-type="string">
            <text:p>Genrod</text:p>
          </table:table-cell>
          <table:table-cell office:value-type="float" office:value="22291.5072306941" calcext:value-type="float">
            <text:p>22291,50723069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50</text:p>
          </table:table-cell>
          <table:table-cell office:value-type="string" calcext:value-type="string">
            <text:p>Contrafrente S97 Abul. Ciego <text:s/>p/Ancho 450 - 370x500</text:p>
          </table:table-cell>
          <table:table-cell office:value-type="string" calcext:value-type="string">
            <text:p>Genrod</text:p>
          </table:table-cell>
          <table:table-cell office:value-type="float" office:value="27612.2218643694" calcext:value-type="float">
            <text:p>27612,22186436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60</text:p>
          </table:table-cell>
          <table:table-cell office:value-type="string" calcext:value-type="string">
            <text:p>Contrafrente S97 Abul. Ciego <text:s/>p/Ancho 450 - 370x600</text:p>
          </table:table-cell>
          <table:table-cell office:value-type="string" calcext:value-type="string">
            <text:p>Genrod</text:p>
          </table:table-cell>
          <table:table-cell office:value-type="float" office:value="33939.7694211236" calcext:value-type="float">
            <text:p>33939,76942112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65</text:p>
          </table:table-cell>
          <table:table-cell office:value-type="string" calcext:value-type="string">
            <text:p>Contrafrente S97 Abul. Ciego <text:s/>p/Ancho 450 - 370x650</text:p>
          </table:table-cell>
          <table:table-cell office:value-type="string" calcext:value-type="string">
            <text:p>Genrod</text:p>
          </table:table-cell>
          <table:table-cell office:value-type="float" office:value="35564.701970373" calcext:value-type="float">
            <text:p>35564,7019703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70</text:p>
          </table:table-cell>
          <table:table-cell office:value-type="string" calcext:value-type="string">
            <text:p>Contrafrente S97 Abul. Ciego <text:s/>p/Ancho 450 - 370x700</text:p>
          </table:table-cell>
          <table:table-cell office:value-type="string" calcext:value-type="string">
            <text:p>Genrod</text:p>
          </table:table-cell>
          <table:table-cell office:value-type="float" office:value="38300.4928097931" calcext:value-type="float">
            <text:p>38300,49280979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80</text:p>
          </table:table-cell>
          <table:table-cell office:value-type="string" calcext:value-type="string">
            <text:p>Contrafrente S97 Abul. Ciego <text:s/>p/Ancho 450 - 370x800</text:p>
          </table:table-cell>
          <table:table-cell office:value-type="string" calcext:value-type="string">
            <text:p>Genrod</text:p>
          </table:table-cell>
          <table:table-cell office:value-type="float" office:value="43520.2346801162" calcext:value-type="float">
            <text:p>43520,23468011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100</text:p>
          </table:table-cell>
          <table:table-cell office:value-type="string" calcext:value-type="string">
            <text:p>Contrafrente S97 Abul. Ciego <text:s/>p/Ancho 450 - 370x1000</text:p>
          </table:table-cell>
          <table:table-cell office:value-type="string" calcext:value-type="string">
            <text:p>Genrod</text:p>
          </table:table-cell>
          <table:table-cell office:value-type="float" office:value="54400.1354568484" calcext:value-type="float">
            <text:p>54400,13545684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110</text:p>
          </table:table-cell>
          <table:table-cell office:value-type="string" calcext:value-type="string">
            <text:p>Contrafrente S97 Abul. Ciego <text:s/>p/Ancho 450 - 370x1100</text:p>
          </table:table-cell>
          <table:table-cell office:value-type="string" calcext:value-type="string">
            <text:p>Genrod</text:p>
          </table:table-cell>
          <table:table-cell office:value-type="float" office:value="59446.4841716522" calcext:value-type="float">
            <text:p>59446,48417165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140</text:p>
          </table:table-cell>
          <table:table-cell office:value-type="string" calcext:value-type="string">
            <text:p>Contrafrente S97 Abul. Ciego <text:s/>p/Ancho 450 - 370x1400</text:p>
          </table:table-cell>
          <table:table-cell office:value-type="string" calcext:value-type="string">
            <text:p>Genrod</text:p>
          </table:table-cell>
          <table:table-cell office:value-type="float" office:value="80481.1081281148" calcext:value-type="float">
            <text:p>80481,10812811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170</text:p>
          </table:table-cell>
          <table:table-cell office:value-type="string" calcext:value-type="string">
            <text:p>Contrafrente S97 Abul. Ciego <text:s/>p/Ancho 450 - 370x1700</text:p>
          </table:table-cell>
          <table:table-cell office:value-type="string" calcext:value-type="string">
            <text:p>Genrod</text:p>
          </table:table-cell>
          <table:table-cell office:value-type="float" office:value="97434.8745646205" calcext:value-type="float">
            <text:p>97434,87456462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200</text:p>
          </table:table-cell>
          <table:table-cell office:value-type="string" calcext:value-type="string">
            <text:p>Contrafrente S97 Abul. Ciego <text:s/>p/Ancho 450 - 370x2000</text:p>
          </table:table-cell>
          <table:table-cell office:value-type="string" calcext:value-type="string">
            <text:p>Genrod</text:p>
          </table:table-cell>
          <table:table-cell office:value-type="float" office:value="114398.377754434" calcext:value-type="float">
            <text:p>114398,3777544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15</text:p>
          </table:table-cell>
          <table:table-cell office:value-type="string" calcext:value-type="string">
            <text:p>Contrafrente S97 Abis. Ciego p/Ancho 600- 520x150</text:p>
          </table:table-cell>
          <table:table-cell office:value-type="string" calcext:value-type="string">
            <text:p>Genrod</text:p>
          </table:table-cell>
          <table:table-cell office:value-type="float" office:value="15205.9402711879" calcext:value-type="float">
            <text:p>15205,94027118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20</text:p>
          </table:table-cell>
          <table:table-cell office:value-type="string" calcext:value-type="string">
            <text:p>Contrafrente S97 Abis. Ciego p/Ancho 600- 520x200</text:p>
          </table:table-cell>
          <table:table-cell office:value-type="string" calcext:value-type="string">
            <text:p>Genrod</text:p>
          </table:table-cell>
          <table:table-cell office:value-type="float" office:value="19528.9534774535" calcext:value-type="float">
            <text:p>19528,95347745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25</text:p>
          </table:table-cell>
          <table:table-cell office:value-type="string" calcext:value-type="string">
            <text:p>Contrafrente S97 Abis. Ciego p/Ancho 600- 520x250</text:p>
          </table:table-cell>
          <table:table-cell office:value-type="string" calcext:value-type="string">
            <text:p>Genrod</text:p>
          </table:table-cell>
          <table:table-cell office:value-type="float" office:value="23845.8614762399" calcext:value-type="float">
            <text:p>23845,86147623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30</text:p>
          </table:table-cell>
          <table:table-cell office:value-type="string" calcext:value-type="string">
            <text:p>Contrafrente S97 Abis. Ciego p/Ancho 600- 520x300</text:p>
          </table:table-cell>
          <table:table-cell office:value-type="string" calcext:value-type="string">
            <text:p>Genrod</text:p>
          </table:table-cell>
          <table:table-cell office:value-type="float" office:value="28160.3484444743" calcext:value-type="float">
            <text:p>28160,34844447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35</text:p>
          </table:table-cell>
          <table:table-cell office:value-type="string" calcext:value-type="string">
            <text:p>Contrafrente S97 Abis. Ciego p/Ancho 600- 520x350</text:p>
          </table:table-cell>
          <table:table-cell office:value-type="string" calcext:value-type="string">
            <text:p>Genrod</text:p>
          </table:table-cell>
          <table:table-cell office:value-type="float" office:value="32489.4405426696" calcext:value-type="float">
            <text:p>32489,44054266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40</text:p>
          </table:table-cell>
          <table:table-cell office:value-type="string" calcext:value-type="string">
            <text:p>Contrafrente S97 Abis. Ciego p/Ancho 600- 520x400</text:p>
          </table:table-cell>
          <table:table-cell office:value-type="string" calcext:value-type="string">
            <text:p>Genrod</text:p>
          </table:table-cell>
          <table:table-cell office:value-type="float" office:value="36816.7168679508" calcext:value-type="float">
            <text:p>36816,71686795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50</text:p>
          </table:table-cell>
          <table:table-cell office:value-type="string" calcext:value-type="string">
            <text:p>Contrafrente S97 Abis. Ciego p/Ancho 600- 520x500</text:p>
          </table:table-cell>
          <table:table-cell office:value-type="string" calcext:value-type="string">
            <text:p>Genrod</text:p>
          </table:table-cell>
          <table:table-cell office:value-type="float" office:value="45440.2171701278" calcext:value-type="float">
            <text:p>45440,21717012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60</text:p>
          </table:table-cell>
          <table:table-cell office:value-type="string" calcext:value-type="string">
            <text:p>Contrafrente S97 Abis. Ciego p/Ancho 600 - 520x600</text:p>
          </table:table-cell>
          <table:table-cell office:value-type="string" calcext:value-type="string">
            <text:p>Genrod</text:p>
          </table:table-cell>
          <table:table-cell office:value-type="float" office:value="59524.9571401996" calcext:value-type="float">
            <text:p>59524,95714019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65</text:p>
          </table:table-cell>
          <table:table-cell office:value-type="string" calcext:value-type="string">
            <text:p>Contrafrente S97 Abis. Ciego p/Ancho 600- 520x650</text:p>
          </table:table-cell>
          <table:table-cell office:value-type="string" calcext:value-type="string">
            <text:p>Genrod</text:p>
          </table:table-cell>
          <table:table-cell office:value-type="float" office:value="58389.1517091224" calcext:value-type="float">
            <text:p>58389,15170912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70</text:p>
          </table:table-cell>
          <table:table-cell office:value-type="string" calcext:value-type="string">
            <text:p>Contrafrente S97 Abis. Ciego p/Ancho 600- 520x700</text:p>
          </table:table-cell>
          <table:table-cell office:value-type="string" calcext:value-type="string">
            <text:p>Genrod</text:p>
          </table:table-cell>
          <table:table-cell office:value-type="float" office:value="62880.6633787041" calcext:value-type="float">
            <text:p>62880,66337870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80</text:p>
          </table:table-cell>
          <table:table-cell office:value-type="string" calcext:value-type="string">
            <text:p>Contrafrente S97 Abis. Ciego p/Ancho 600- 520x800</text:p>
          </table:table-cell>
          <table:table-cell office:value-type="string" calcext:value-type="string">
            <text:p>Genrod</text:p>
          </table:table-cell>
          <table:table-cell office:value-type="float" office:value="71346.5861705989" calcext:value-type="float">
            <text:p>71346,58617059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100</text:p>
          </table:table-cell>
          <table:table-cell office:value-type="string" calcext:value-type="string">
            <text:p>Contrafrente S97 Abis. Ciego p/Ancho 600- 520x1000</text:p>
          </table:table-cell>
          <table:table-cell office:value-type="string" calcext:value-type="string">
            <text:p>Genrod</text:p>
          </table:table-cell>
          <table:table-cell office:value-type="float" office:value="89182.4761412011" calcext:value-type="float">
            <text:p>89182,47614120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110</text:p>
          </table:table-cell>
          <table:table-cell office:value-type="string" calcext:value-type="string">
            <text:p>Contrafrente S97 Abis. Ciego p/Ancho 600- 520x1100</text:p>
          </table:table-cell>
          <table:table-cell office:value-type="string" calcext:value-type="string">
            <text:p>Genrod</text:p>
          </table:table-cell>
          <table:table-cell office:value-type="float" office:value="97274.2707661482" calcext:value-type="float">
            <text:p>97274,27076614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140</text:p>
          </table:table-cell>
          <table:table-cell office:value-type="string" calcext:value-type="string">
            <text:p>Contrafrente S97 Abis. Ciego p/Ancho 600- 520x1400</text:p>
          </table:table-cell>
          <table:table-cell office:value-type="string" calcext:value-type="string">
            <text:p>Genrod</text:p>
          </table:table-cell>
          <table:table-cell office:value-type="float" office:value="123189.1923202" calcext:value-type="float">
            <text:p>123189,19232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170</text:p>
          </table:table-cell>
          <table:table-cell office:value-type="string" calcext:value-type="string">
            <text:p>Contrafrente S97 Abis. Ciego p/Ancho 600- 520x1700</text:p>
          </table:table-cell>
          <table:table-cell office:value-type="string" calcext:value-type="string">
            <text:p>Genrod</text:p>
          </table:table-cell>
          <table:table-cell office:value-type="float" office:value="149102.877043426" calcext:value-type="float">
            <text:p>149102,8770434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200</text:p>
          </table:table-cell>
          <table:table-cell office:value-type="string" calcext:value-type="string">
            <text:p>Contrafrente S97 Abis. Ciego p/Ancho 600- 520x2000</text:p>
          </table:table-cell>
          <table:table-cell office:value-type="string" calcext:value-type="string">
            <text:p>Genrod</text:p>
          </table:table-cell>
          <table:table-cell office:value-type="float" office:value="174992.219883384" calcext:value-type="float">
            <text:p>174992,2198833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05</text:p>
          </table:table-cell>
          <table:table-cell office:value-type="string" calcext:value-type="string">
            <text:p>Contrafrente S97 Abul. Ciego p/Ancho 600 - 520x50</text:p>
          </table:table-cell>
          <table:table-cell office:value-type="string" calcext:value-type="string">
            <text:p>Genrod</text:p>
          </table:table-cell>
          <table:table-cell office:value-type="float" office:value="7508.37889299052" calcext:value-type="float">
            <text:p>7508,378892990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10</text:p>
          </table:table-cell>
          <table:table-cell office:value-type="string" calcext:value-type="string">
            <text:p>Contrafrente S97 Abul. Ciego <text:s/>p/Ancho 600 - 520x100</text:p>
          </table:table-cell>
          <table:table-cell office:value-type="string" calcext:value-type="string">
            <text:p>Genrod</text:p>
          </table:table-cell>
          <table:table-cell office:value-type="float" office:value="8951.39204868932" calcext:value-type="float">
            <text:p>8951,392048689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15</text:p>
          </table:table-cell>
          <table:table-cell office:value-type="string" calcext:value-type="string">
            <text:p>Contrafrente S97 Abul. Ciego <text:s/>p/Ancho 600 - 520x150</text:p>
          </table:table-cell>
          <table:table-cell office:value-type="string" calcext:value-type="string">
            <text:p>Genrod</text:p>
          </table:table-cell>
          <table:table-cell office:value-type="float" office:value="12681.858027329" calcext:value-type="float">
            <text:p>12681,85802732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20</text:p>
          </table:table-cell>
          <table:table-cell office:value-type="string" calcext:value-type="string">
            <text:p>Contrafrente S97 Abul. Ciego <text:s/>p/Ancho 600 - 520x200</text:p>
          </table:table-cell>
          <table:table-cell office:value-type="string" calcext:value-type="string">
            <text:p>Genrod</text:p>
          </table:table-cell>
          <table:table-cell office:value-type="float" office:value="16401.3767373852" calcext:value-type="float">
            <text:p>16401,37673738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25</text:p>
          </table:table-cell>
          <table:table-cell office:value-type="string" calcext:value-type="string">
            <text:p>Contrafrente S97 Abul. Ciego <text:s/>p/Ancho 600 - 520x250</text:p>
          </table:table-cell>
          <table:table-cell office:value-type="string" calcext:value-type="string">
            <text:p>Genrod</text:p>
          </table:table-cell>
          <table:table-cell office:value-type="float" office:value="20153.7372531917" calcext:value-type="float">
            <text:p>20153,73725319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30</text:p>
          </table:table-cell>
          <table:table-cell office:value-type="string" calcext:value-type="string">
            <text:p>Contrafrente S97 Abul. Ciego <text:s/>p/Ancho 600 - 520x300</text:p>
          </table:table-cell>
          <table:table-cell office:value-type="string" calcext:value-type="string">
            <text:p>Genrod</text:p>
          </table:table-cell>
          <table:table-cell office:value-type="float" office:value="23867.7823289562" calcext:value-type="float">
            <text:p>23867,78232895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35</text:p>
          </table:table-cell>
          <table:table-cell office:value-type="string" calcext:value-type="string">
            <text:p>Contrafrente S97 Abul. Ciego <text:s/>p/Ancho 600 - 520x350</text:p>
          </table:table-cell>
          <table:table-cell office:value-type="string" calcext:value-type="string">
            <text:p>Genrod</text:p>
          </table:table-cell>
          <table:table-cell office:value-type="float" office:value="27612.2218643694" calcext:value-type="float">
            <text:p>27612,22186436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40</text:p>
          </table:table-cell>
          <table:table-cell office:value-type="string" calcext:value-type="string">
            <text:p>Contrafrente S97 Abul. Ciego <text:s/>p/Ancho 600 - 520x400</text:p>
          </table:table-cell>
          <table:table-cell office:value-type="string" calcext:value-type="string">
            <text:p>Genrod</text:p>
          </table:table-cell>
          <table:table-cell office:value-type="float" office:value="31335.3984358033" calcext:value-type="float">
            <text:p>31335,39843580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50</text:p>
          </table:table-cell>
          <table:table-cell office:value-type="string" calcext:value-type="string">
            <text:p>Contrafrente S97 Abul. Ciego <text:s/>p/Ancho 600 - 520x500</text:p>
          </table:table-cell>
          <table:table-cell office:value-type="string" calcext:value-type="string">
            <text:p>Genrod</text:p>
          </table:table-cell>
          <table:table-cell office:value-type="float" office:value="38787.8041550512" calcext:value-type="float">
            <text:p>38787,80415505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60</text:p>
          </table:table-cell>
          <table:table-cell office:value-type="string" calcext:value-type="string">
            <text:p>Contrafrente S97 Abul. Ciego p/Ancho 600 - 520x600</text:p>
          </table:table-cell>
          <table:table-cell office:value-type="string" calcext:value-type="string">
            <text:p>Genrod</text:p>
          </table:table-cell>
          <table:table-cell office:value-type="float" office:value="49257.6560397966" calcext:value-type="float">
            <text:p>49257,65603979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65</text:p>
          </table:table-cell>
          <table:table-cell office:value-type="string" calcext:value-type="string">
            <text:p>Contrafrente S97 Abul. Ciego <text:s/>p/Ancho 600 - 520x650</text:p>
          </table:table-cell>
          <table:table-cell office:value-type="string" calcext:value-type="string">
            <text:p>Genrod</text:p>
          </table:table-cell>
          <table:table-cell office:value-type="float" office:value="54213.9792598316" calcext:value-type="float">
            <text:p>54213,979259831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70</text:p>
          </table:table-cell>
          <table:table-cell office:value-type="string" calcext:value-type="string">
            <text:p>Contrafrente S97 Abul. Ciego <text:s/>p/Ancho 600 - 520x700</text:p>
          </table:table-cell>
          <table:table-cell office:value-type="string" calcext:value-type="string">
            <text:p>Genrod</text:p>
          </table:table-cell>
          <table:table-cell office:value-type="float" office:value="58384.2833324687" calcext:value-type="float">
            <text:p>58384,28333246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80</text:p>
          </table:table-cell>
          <table:table-cell office:value-type="string" calcext:value-type="string">
            <text:p>Contrafrente S97 Abul. Ciego <text:s/>p/Ancho 600 - 520x800</text:p>
          </table:table-cell>
          <table:table-cell office:value-type="string" calcext:value-type="string">
            <text:p>Genrod</text:p>
          </table:table-cell>
          <table:table-cell office:value-type="float" office:value="61173.5999995298" calcext:value-type="float">
            <text:p>61173,59999952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100</text:p>
          </table:table-cell>
          <table:table-cell office:value-type="string" calcext:value-type="string">
            <text:p>Contrafrente S97 Abul. Ciego <text:s/>p/Ancho 600 - 520x1000</text:p>
          </table:table-cell>
          <table:table-cell office:value-type="string" calcext:value-type="string">
            <text:p>Genrod</text:p>
          </table:table-cell>
          <table:table-cell office:value-type="float" office:value="76466.8552638901" calcext:value-type="float">
            <text:p>76466,85526389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110</text:p>
          </table:table-cell>
          <table:table-cell office:value-type="string" calcext:value-type="string">
            <text:p>Contrafrente S97 Abul. Ciego <text:s/>p/Ancho 600 - 520x1100</text:p>
          </table:table-cell>
          <table:table-cell office:value-type="string" calcext:value-type="string">
            <text:p>Genrod</text:p>
          </table:table-cell>
          <table:table-cell office:value-type="float" office:value="83547.8696333364" calcext:value-type="float">
            <text:p>83547,86963333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140</text:p>
          </table:table-cell>
          <table:table-cell office:value-type="string" calcext:value-type="string">
            <text:p>Contrafrente S97 Abul. Ciego <text:s/>p/Ancho 600 - 520x1400</text:p>
          </table:table-cell>
          <table:table-cell office:value-type="string" calcext:value-type="string">
            <text:p>Genrod</text:p>
          </table:table-cell>
          <table:table-cell office:value-type="float" office:value="111127.828634044" calcext:value-type="float">
            <text:p>111127,8286340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170</text:p>
          </table:table-cell>
          <table:table-cell office:value-type="string" calcext:value-type="string">
            <text:p>Contrafrente S97 Abul. Ciego <text:s/>p/Ancho 600 - 520x1700</text:p>
          </table:table-cell>
          <table:table-cell office:value-type="string" calcext:value-type="string">
            <text:p>Genrod</text:p>
          </table:table-cell>
          <table:table-cell office:value-type="float" office:value="134526.562609081" calcext:value-type="float">
            <text:p>134526,5626090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200</text:p>
          </table:table-cell>
          <table:table-cell office:value-type="string" calcext:value-type="string">
            <text:p>Contrafrente S97 Abul. Ciego <text:s/>p/Ancho 600 - 520x2000</text:p>
          </table:table-cell>
          <table:table-cell office:value-type="string" calcext:value-type="string">
            <text:p>Genrod</text:p>
          </table:table-cell>
          <table:table-cell office:value-type="float" office:value="157945.37534837" calcext:value-type="float">
            <text:p>157945,375348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15</text:p>
          </table:table-cell>
          <table:table-cell office:value-type="string" calcext:value-type="string">
            <text:p>Contrafrente S97 Abis. Ciego p/Ancho 750 - 670x150</text:p>
          </table:table-cell>
          <table:table-cell office:value-type="string" calcext:value-type="string">
            <text:p>Genrod</text:p>
          </table:table-cell>
          <table:table-cell office:value-type="float" office:value="19346.4551418144" calcext:value-type="float">
            <text:p>19346,45514181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20</text:p>
          </table:table-cell>
          <table:table-cell office:value-type="string" calcext:value-type="string">
            <text:p>Contrafrente S97 Abis. Ciego p/Ancho 750 - 670x200</text:p>
          </table:table-cell>
          <table:table-cell office:value-type="string" calcext:value-type="string">
            <text:p>Genrod</text:p>
          </table:table-cell>
          <table:table-cell office:value-type="float" office:value="24828.984089238" calcext:value-type="float">
            <text:p>24828,9840892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25</text:p>
          </table:table-cell>
          <table:table-cell office:value-type="string" calcext:value-type="string">
            <text:p>Contrafrente S97 Abis. Ciego p/Ancho 750 - 670x250</text:p>
          </table:table-cell>
          <table:table-cell office:value-type="string" calcext:value-type="string">
            <text:p>Genrod</text:p>
          </table:table-cell>
          <table:table-cell office:value-type="float" office:value="30321.249789969" calcext:value-type="float">
            <text:p>30321,2497899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30</text:p>
          </table:table-cell>
          <table:table-cell office:value-type="string" calcext:value-type="string">
            <text:p>Contrafrente S97 Abis. Ciego p/Ancho 750 - 670x300</text:p>
          </table:table-cell>
          <table:table-cell office:value-type="string" calcext:value-type="string">
            <text:p>Genrod</text:p>
          </table:table-cell>
          <table:table-cell office:value-type="float" office:value="35820.8312134553" calcext:value-type="float">
            <text:p>35820,83121345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35</text:p>
          </table:table-cell>
          <table:table-cell office:value-type="string" calcext:value-type="string">
            <text:p>Contrafrente S97 Abis. Ciego p/Ancho 750 - 670x350</text:p>
          </table:table-cell>
          <table:table-cell office:value-type="string" calcext:value-type="string">
            <text:p>Genrod</text:p>
          </table:table-cell>
          <table:table-cell office:value-type="float" office:value="41295.4654960351" calcext:value-type="float">
            <text:p>41295,46549603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40</text:p>
          </table:table-cell>
          <table:table-cell office:value-type="string" calcext:value-type="string">
            <text:p>Contrafrente S97 Abis. Ciego p/Ancho 750 - 670x400</text:p>
          </table:table-cell>
          <table:table-cell office:value-type="string" calcext:value-type="string">
            <text:p>Genrod</text:p>
          </table:table-cell>
          <table:table-cell office:value-type="float" office:value="46801.7047535396" calcext:value-type="float">
            <text:p>46801,7047535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50</text:p>
          </table:table-cell>
          <table:table-cell office:value-type="string" calcext:value-type="string">
            <text:p>Contrafrente S97 Abis. Ciego p/Ancho 750 - 670x500</text:p>
          </table:table-cell>
          <table:table-cell office:value-type="string" calcext:value-type="string">
            <text:p>Genrod</text:p>
          </table:table-cell>
          <table:table-cell office:value-type="float" office:value="57781.3940938974" calcext:value-type="float">
            <text:p>57781,39409389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60</text:p>
          </table:table-cell>
          <table:table-cell office:value-type="string" calcext:value-type="string">
            <text:p>Contrafrente S97 Abis. Ciego p/Ancho 750 - 670x600</text:p>
          </table:table-cell>
          <table:table-cell office:value-type="string" calcext:value-type="string">
            <text:p>Genrod</text:p>
          </table:table-cell>
          <table:table-cell office:value-type="float" office:value="69788.5740636754" calcext:value-type="float">
            <text:p>69788,57406367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65</text:p>
          </table:table-cell>
          <table:table-cell office:value-type="string" calcext:value-type="string">
            <text:p>Contrafrente S97 Abis. Ciego p/Ancho 750 - 670x650</text:p>
          </table:table-cell>
          <table:table-cell office:value-type="string" calcext:value-type="string">
            <text:p>Genrod</text:p>
          </table:table-cell>
          <table:table-cell office:value-type="float" office:value="74258.2175116398" calcext:value-type="float">
            <text:p>74258,21751163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70</text:p>
          </table:table-cell>
          <table:table-cell office:value-type="string" calcext:value-type="string">
            <text:p>Contrafrente S97 Abis. Ciego p/Ancho 750 - 670x700</text:p>
          </table:table-cell>
          <table:table-cell office:value-type="string" calcext:value-type="string">
            <text:p>Genrod</text:p>
          </table:table-cell>
          <table:table-cell office:value-type="float" office:value="79970.4022593696" calcext:value-type="float">
            <text:p>79970,40225936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80</text:p>
          </table:table-cell>
          <table:table-cell office:value-type="string" calcext:value-type="string">
            <text:p>Contrafrente S97 Abis. Ciego p/Ancho 750 - 670x800</text:p>
          </table:table-cell>
          <table:table-cell office:value-type="string" calcext:value-type="string">
            <text:p>Genrod</text:p>
          </table:table-cell>
          <table:table-cell office:value-type="float" office:value="90733.1988409187" calcext:value-type="float">
            <text:p>90733,19884091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100</text:p>
          </table:table-cell>
          <table:table-cell office:value-type="string" calcext:value-type="string">
            <text:p>Contrafrente S97 Abis. Ciego p/Ancho 750- 670x1000</text:p>
          </table:table-cell>
          <table:table-cell office:value-type="string" calcext:value-type="string">
            <text:p>Genrod</text:p>
          </table:table-cell>
          <table:table-cell office:value-type="float" office:value="113416.491972261" calcext:value-type="float">
            <text:p>113416,4919722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110</text:p>
          </table:table-cell>
          <table:table-cell office:value-type="string" calcext:value-type="string">
            <text:p>Contrafrente S97 Abis. Ciego p/Ancho 750- 670x1100</text:p>
          </table:table-cell>
          <table:table-cell office:value-type="string" calcext:value-type="string">
            <text:p>Genrod</text:p>
          </table:table-cell>
          <table:table-cell office:value-type="float" office:value="123700.213975539" calcext:value-type="float">
            <text:p>123700,2139755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140</text:p>
          </table:table-cell>
          <table:table-cell office:value-type="string" calcext:value-type="string">
            <text:p>Contrafrente S97 Abis. Ciego p/Ancho 750- 670x1400</text:p>
          </table:table-cell>
          <table:table-cell office:value-type="string" calcext:value-type="string">
            <text:p>Genrod</text:p>
          </table:table-cell>
          <table:table-cell office:value-type="float" office:value="156644.097742167" calcext:value-type="float">
            <text:p>156644,09774216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170</text:p>
          </table:table-cell>
          <table:table-cell office:value-type="string" calcext:value-type="string">
            <text:p>Contrafrente S97 Abis. Ciego p/Ancho 750- 670x1700</text:p>
          </table:table-cell>
          <table:table-cell office:value-type="string" calcext:value-type="string">
            <text:p>Genrod</text:p>
          </table:table-cell>
          <table:table-cell office:value-type="float" office:value="189575.823724936" calcext:value-type="float">
            <text:p>189575,8237249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200</text:p>
          </table:table-cell>
          <table:table-cell office:value-type="string" calcext:value-type="string">
            <text:p>Contrafrente S97 Abis. Ciego p/Ancho 750- 670x2000</text:p>
          </table:table-cell>
          <table:table-cell office:value-type="string" calcext:value-type="string">
            <text:p>Genrod</text:p>
          </table:table-cell>
          <table:table-cell office:value-type="float" office:value="222554.391385778" calcext:value-type="float">
            <text:p>222554,3913857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05</text:p>
          </table:table-cell>
          <table:table-cell office:value-type="string" calcext:value-type="string">
            <text:p>Contrafrente S97 Abul. Ciego p/Ancho 750 - 670x50</text:p>
          </table:table-cell>
          <table:table-cell office:value-type="string" calcext:value-type="string">
            <text:p>Genrod</text:p>
          </table:table-cell>
          <table:table-cell office:value-type="float" office:value="9388.80911213466" calcext:value-type="float">
            <text:p>9388,809112134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10</text:p>
          </table:table-cell>
          <table:table-cell office:value-type="string" calcext:value-type="string">
            <text:p>Contrafrente S97 Abul. Ciego <text:s/>p/Ancho 750 - 670x100</text:p>
          </table:table-cell>
          <table:table-cell office:value-type="string" calcext:value-type="string">
            <text:p>Genrod</text:p>
          </table:table-cell>
          <table:table-cell office:value-type="float" office:value="11533.2895547543" calcext:value-type="float">
            <text:p>11533,28955475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15</text:p>
          </table:table-cell>
          <table:table-cell office:value-type="string" calcext:value-type="string">
            <text:p>Contrafrente S97 Abul. Ciego <text:s/>p/Ancho 750 - 670x150</text:p>
          </table:table-cell>
          <table:table-cell office:value-type="string" calcext:value-type="string">
            <text:p>Genrod</text:p>
          </table:table-cell>
          <table:table-cell office:value-type="float" office:value="16333.2457797832" calcext:value-type="float">
            <text:p>16333,24577978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20</text:p>
          </table:table-cell>
          <table:table-cell office:value-type="string" calcext:value-type="string">
            <text:p>Contrafrente S97 Abul. Ciego <text:s/>p/Ancho 750 - 670x200</text:p>
          </table:table-cell>
          <table:table-cell office:value-type="string" calcext:value-type="string">
            <text:p>Genrod</text:p>
          </table:table-cell>
          <table:table-cell office:value-type="float" office:value="21147.2018771351" calcext:value-type="float">
            <text:p>21147,20187713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25</text:p>
          </table:table-cell>
          <table:table-cell office:value-type="string" calcext:value-type="string">
            <text:p>Contrafrente S97 Abul. Ciego <text:s/>p/Ancho 750 - 670x250</text:p>
          </table:table-cell>
          <table:table-cell office:value-type="string" calcext:value-type="string">
            <text:p>Genrod</text:p>
          </table:table-cell>
          <table:table-cell office:value-type="float" office:value="25956.8685399219" calcext:value-type="float">
            <text:p>25956,868539921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30</text:p>
          </table:table-cell>
          <table:table-cell office:value-type="string" calcext:value-type="string">
            <text:p>Contrafrente S97 Abul. Ciego <text:s/>p/Ancho 750 - 670x300</text:p>
          </table:table-cell>
          <table:table-cell office:value-type="string" calcext:value-type="string">
            <text:p>Genrod</text:p>
          </table:table-cell>
          <table:table-cell office:value-type="float" office:value="30756.8510805003" calcext:value-type="float">
            <text:p>30756,85108050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35</text:p>
          </table:table-cell>
          <table:table-cell office:value-type="string" calcext:value-type="string">
            <text:p>Contrafrente S97 Abul. Ciego <text:s/>p/Ancho 750 - 670x350</text:p>
          </table:table-cell>
          <table:table-cell office:value-type="string" calcext:value-type="string">
            <text:p>Genrod</text:p>
          </table:table-cell>
          <table:table-cell office:value-type="float" office:value="35564.701970373" calcext:value-type="float">
            <text:p>35564,7019703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40</text:p>
          </table:table-cell>
          <table:table-cell office:value-type="string" calcext:value-type="string">
            <text:p>Contrafrente S97 Abul. Ciego <text:s/>p/Ancho 750 - 670x400</text:p>
          </table:table-cell>
          <table:table-cell office:value-type="string" calcext:value-type="string">
            <text:p>Genrod</text:p>
          </table:table-cell>
          <table:table-cell office:value-type="float" office:value="40375.6054639853" calcext:value-type="float">
            <text:p>40375,60546398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50</text:p>
          </table:table-cell>
          <table:table-cell office:value-type="string" calcext:value-type="string">
            <text:p>Contrafrente S97 Abul. Ciego <text:s/>p/Ancho 750 - 670x500</text:p>
          </table:table-cell>
          <table:table-cell office:value-type="string" calcext:value-type="string">
            <text:p>Genrod</text:p>
          </table:table-cell>
          <table:table-cell office:value-type="float" office:value="49976.7547448686" calcext:value-type="float">
            <text:p>49976,75474486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60</text:p>
          </table:table-cell>
          <table:table-cell office:value-type="string" calcext:value-type="string">
            <text:p>Contrafrente S97 Abul. Ciego <text:s/>p/Ancho 750 - 670x600</text:p>
          </table:table-cell>
          <table:table-cell office:value-type="string" calcext:value-type="string">
            <text:p>Genrod</text:p>
          </table:table-cell>
          <table:table-cell office:value-type="float" office:value="59298.0381570394" calcext:value-type="float">
            <text:p>59298,038157039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65</text:p>
          </table:table-cell>
          <table:table-cell office:value-type="string" calcext:value-type="string">
            <text:p>Contrafrente S97 Abul. Ciego <text:s/>p/Ancho 750 - 670x650</text:p>
          </table:table-cell>
          <table:table-cell office:value-type="string" calcext:value-type="string">
            <text:p>Genrod</text:p>
          </table:table-cell>
          <table:table-cell office:value-type="float" office:value="64403.9915914138" calcext:value-type="float">
            <text:p>64403,99159141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70</text:p>
          </table:table-cell>
          <table:table-cell office:value-type="string" calcext:value-type="string">
            <text:p>Contrafrente S97 Abul. Ciego <text:s/>p/Ancho 750 - 670x700</text:p>
          </table:table-cell>
          <table:table-cell office:value-type="string" calcext:value-type="string">
            <text:p>Genrod</text:p>
          </table:table-cell>
          <table:table-cell office:value-type="float" office:value="69358.1832519411" calcext:value-type="float">
            <text:p>69358,18325194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80</text:p>
          </table:table-cell>
          <table:table-cell office:value-type="string" calcext:value-type="string">
            <text:p>Contrafrente S97 Abul. Ciego <text:s/>p/Ancho 750 - 670x800</text:p>
          </table:table-cell>
          <table:table-cell office:value-type="string" calcext:value-type="string">
            <text:p>Genrod</text:p>
          </table:table-cell>
          <table:table-cell office:value-type="float" office:value="78819.0706540996" calcext:value-type="float">
            <text:p>78819,07065409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100</text:p>
          </table:table-cell>
          <table:table-cell office:value-type="string" calcext:value-type="string">
            <text:p>Contrafrente S97 Abul. Ciego <text:s/>p/Ancho 750 - 670x1000</text:p>
          </table:table-cell>
          <table:table-cell office:value-type="string" calcext:value-type="string">
            <text:p>Genrod</text:p>
          </table:table-cell>
          <table:table-cell office:value-type="float" office:value="98523.8383176245" calcext:value-type="float">
            <text:p>98523,83831762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110</text:p>
          </table:table-cell>
          <table:table-cell office:value-type="string" calcext:value-type="string">
            <text:p>Contrafrente S97 Abul. Ciego <text:s/>p/Ancho 750 - 670x1100</text:p>
          </table:table-cell>
          <table:table-cell office:value-type="string" calcext:value-type="string">
            <text:p>Genrod</text:p>
          </table:table-cell>
          <table:table-cell office:value-type="float" office:value="107635.860480336" calcext:value-type="float">
            <text:p>107635,8604803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140</text:p>
          </table:table-cell>
          <table:table-cell office:value-type="string" calcext:value-type="string">
            <text:p>Contrafrente S97 Abul. Ciego <text:s/>p/Ancho 750 - 670x1400</text:p>
          </table:table-cell>
          <table:table-cell office:value-type="string" calcext:value-type="string">
            <text:p>Genrod</text:p>
          </table:table-cell>
          <table:table-cell office:value-type="float" office:value="141765.443959854" calcext:value-type="float">
            <text:p>141765,4439598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170</text:p>
          </table:table-cell>
          <table:table-cell office:value-type="string" calcext:value-type="string">
            <text:p>Contrafrente S97 Abul. Ciego <text:s/>p/Ancho 750 - 670x1700</text:p>
          </table:table-cell>
          <table:table-cell office:value-type="string" calcext:value-type="string">
            <text:p>Genrod</text:p>
          </table:table-cell>
          <table:table-cell office:value-type="float" office:value="171636.51364488" calcext:value-type="float">
            <text:p>171636,513644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200</text:p>
          </table:table-cell>
          <table:table-cell office:value-type="string" calcext:value-type="string">
            <text:p>Contrafrente S97 Abul. Ciego <text:s/>p/Ancho 750 - 670x2000</text:p>
          </table:table-cell>
          <table:table-cell office:value-type="string" calcext:value-type="string">
            <text:p>Genrod</text:p>
          </table:table-cell>
          <table:table-cell office:value-type="float" office:value="201486.294050377" calcext:value-type="float">
            <text:p>201486,2940503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15</text:p>
          </table:table-cell>
          <table:table-cell office:value-type="string" calcext:value-type="string">
            <text:p>Contrafrente S97 Abis. Ciego p/Ancho 900 - 820x150</text:p>
          </table:table-cell>
          <table:table-cell office:value-type="string" calcext:value-type="string">
            <text:p>Genrod</text:p>
          </table:table-cell>
          <table:table-cell office:value-type="float" office:value="23477.2069435841" calcext:value-type="float">
            <text:p>23477,20694358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20</text:p>
          </table:table-cell>
          <table:table-cell office:value-type="string" calcext:value-type="string">
            <text:p>Contrafrente S97 Abis. Ciego p/Ancho 900 - 820x200</text:p>
          </table:table-cell>
          <table:table-cell office:value-type="string" calcext:value-type="string">
            <text:p>Genrod</text:p>
          </table:table-cell>
          <table:table-cell office:value-type="float" office:value="30133.2778200382" calcext:value-type="float">
            <text:p>30133,27782003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25</text:p>
          </table:table-cell>
          <table:table-cell office:value-type="string" calcext:value-type="string">
            <text:p>Contrafrente S97 Abis. Ciego p/Ancho 900 - 820x250</text:p>
          </table:table-cell>
          <table:table-cell office:value-type="string" calcext:value-type="string">
            <text:p>Genrod</text:p>
          </table:table-cell>
          <table:table-cell office:value-type="float" office:value="36816.7168679508" calcext:value-type="float">
            <text:p>36816,71686795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30</text:p>
          </table:table-cell>
          <table:table-cell office:value-type="string" calcext:value-type="string">
            <text:p>Contrafrente S97 Abis. Ciego p/Ancho 900 - 820x300</text:p>
          </table:table-cell>
          <table:table-cell office:value-type="string" calcext:value-type="string">
            <text:p>Genrod</text:p>
          </table:table-cell>
          <table:table-cell office:value-type="float" office:value="43464.8667640117" calcext:value-type="float">
            <text:p>43464,86676401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35</text:p>
          </table:table-cell>
          <table:table-cell office:value-type="string" calcext:value-type="string">
            <text:p>Contrafrente S97 Abis. Ciego p/Ancho 900 - 820x350</text:p>
          </table:table-cell>
          <table:table-cell office:value-type="string" calcext:value-type="string">
            <text:p>Genrod</text:p>
          </table:table-cell>
          <table:table-cell office:value-type="float" office:value="50133.0954243253" calcext:value-type="float">
            <text:p>50133,09542432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40</text:p>
          </table:table-cell>
          <table:table-cell office:value-type="string" calcext:value-type="string">
            <text:p>Contrafrente S97 Abis. Ciego p/Ancho 900 - 820x400</text:p>
          </table:table-cell>
          <table:table-cell office:value-type="string" calcext:value-type="string">
            <text:p>Genrod</text:p>
          </table:table-cell>
          <table:table-cell office:value-type="float" office:value="56795.8504503472" calcext:value-type="float">
            <text:p>56795,85045034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50</text:p>
          </table:table-cell>
          <table:table-cell office:value-type="string" calcext:value-type="string">
            <text:p>Contrafrente S97 Abis. Ciego p/Ancho 900 - 820x500</text:p>
          </table:table-cell>
          <table:table-cell office:value-type="string" calcext:value-type="string">
            <text:p>Genrod</text:p>
          </table:table-cell>
          <table:table-cell office:value-type="float" office:value="70137.7814052661" calcext:value-type="float">
            <text:p>70137,78140526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60</text:p>
          </table:table-cell>
          <table:table-cell office:value-type="string" calcext:value-type="string">
            <text:p>Contrafrente S97 Abis. Ciego p/Ancho 900 - 820x600</text:p>
          </table:table-cell>
          <table:table-cell office:value-type="string" calcext:value-type="string">
            <text:p>Genrod</text:p>
          </table:table-cell>
          <table:table-cell office:value-type="float" office:value="82963.2170705542" calcext:value-type="float">
            <text:p>82963,21707055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65</text:p>
          </table:table-cell>
          <table:table-cell office:value-type="string" calcext:value-type="string">
            <text:p>Contrafrente S97 Abis. Ciego p/Ancho 900 - 820x650</text:p>
          </table:table-cell>
          <table:table-cell office:value-type="string" calcext:value-type="string">
            <text:p>Genrod</text:p>
          </table:table-cell>
          <table:table-cell office:value-type="float" office:value="90127.8622562458" calcext:value-type="float">
            <text:p>90127,8622562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70</text:p>
          </table:table-cell>
          <table:table-cell office:value-type="string" calcext:value-type="string">
            <text:p>Contrafrente S97 Abis. Ciego p/Ancho 900 - 820x700</text:p>
          </table:table-cell>
          <table:table-cell office:value-type="string" calcext:value-type="string">
            <text:p>Genrod</text:p>
          </table:table-cell>
          <table:table-cell office:value-type="float" office:value="97060.746397673" calcext:value-type="float">
            <text:p>97060,7463976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80</text:p>
          </table:table-cell>
          <table:table-cell office:value-type="string" calcext:value-type="string">
            <text:p>Contrafrente S97 Abis. Ciego p/Ancho 900 - 820x800</text:p>
          </table:table-cell>
          <table:table-cell office:value-type="string" calcext:value-type="string">
            <text:p>Genrod</text:p>
          </table:table-cell>
          <table:table-cell office:value-type="float" office:value="110138.048187028" calcext:value-type="float">
            <text:p>110138,0481870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100</text:p>
          </table:table-cell>
          <table:table-cell office:value-type="string" calcext:value-type="string">
            <text:p>Contrafrente S97 Abis. Ciego p/Ancho 900- 820x1000</text:p>
          </table:table-cell>
          <table:table-cell office:value-type="string" calcext:value-type="string">
            <text:p>Genrod</text:p>
          </table:table-cell>
          <table:table-cell office:value-type="float" office:value="137672.402340488" calcext:value-type="float">
            <text:p>137672,4023404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110</text:p>
          </table:table-cell>
          <table:table-cell office:value-type="string" calcext:value-type="string">
            <text:p>Contrafrente S97 Abis. Ciego p/Ancho 900- 820x1100</text:p>
          </table:table-cell>
          <table:table-cell office:value-type="string" calcext:value-type="string">
            <text:p>Genrod</text:p>
          </table:table-cell>
          <table:table-cell office:value-type="float" office:value="150124.315096466" calcext:value-type="float">
            <text:p>150124,3150964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140</text:p>
          </table:table-cell>
          <table:table-cell office:value-type="string" calcext:value-type="string">
            <text:p>Contrafrente S97 Abis. Ciego p/Ancho 900- 820x1400</text:p>
          </table:table-cell>
          <table:table-cell office:value-type="string" calcext:value-type="string">
            <text:p>Genrod</text:p>
          </table:table-cell>
          <table:table-cell office:value-type="float" office:value="190124.555562679" calcext:value-type="float">
            <text:p>190124,5555626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170</text:p>
          </table:table-cell>
          <table:table-cell office:value-type="string" calcext:value-type="string">
            <text:p>Contrafrente S97 Abis. Ciego p/Ancho 900- 820x1700</text:p>
          </table:table-cell>
          <table:table-cell office:value-type="string" calcext:value-type="string">
            <text:p>Genrod</text:p>
          </table:table-cell>
          <table:table-cell office:value-type="float" office:value="230119.953967787" calcext:value-type="float">
            <text:p>230119,9539677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200</text:p>
          </table:table-cell>
          <table:table-cell office:value-type="string" calcext:value-type="string">
            <text:p>Contrafrente S97 Abis. Ciego p/Ancho 900- 820x2000</text:p>
          </table:table-cell>
          <table:table-cell office:value-type="string" calcext:value-type="string">
            <text:p>Genrod</text:p>
          </table:table-cell>
          <table:table-cell office:value-type="float" office:value="270106.826134863" calcext:value-type="float">
            <text:p>270106,8261348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05</text:p>
          </table:table-cell>
          <table:table-cell office:value-type="string" calcext:value-type="string">
            <text:p>Contrafrente S97 Abul. Ciego p/Ancho 900 - 820x50</text:p>
          </table:table-cell>
          <table:table-cell office:value-type="string" calcext:value-type="string">
            <text:p>Genrod</text:p>
          </table:table-cell>
          <table:table-cell office:value-type="float" office:value="10954.1369418134" calcext:value-type="float">
            <text:p>10954,136941813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10</text:p>
          </table:table-cell>
          <table:table-cell office:value-type="string" calcext:value-type="string">
            <text:p>Contrafrente S97 Abul. Ciego <text:s/>p/Ancho 900 - 820x100</text:p>
          </table:table-cell>
          <table:table-cell office:value-type="string" calcext:value-type="string">
            <text:p>Genrod</text:p>
          </table:table-cell>
          <table:table-cell office:value-type="float" office:value="14123.6869833012" calcext:value-type="float">
            <text:p>14123,68698330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15</text:p>
          </table:table-cell>
          <table:table-cell office:value-type="string" calcext:value-type="string">
            <text:p>Contrafrente S97 Abul. Ciego <text:s/>p/Ancho 900 - 820x150</text:p>
          </table:table-cell>
          <table:table-cell office:value-type="string" calcext:value-type="string">
            <text:p>Genrod</text:p>
          </table:table-cell>
          <table:table-cell office:value-type="float" office:value="20005.8964962168" calcext:value-type="float">
            <text:p>20005,89649621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20</text:p>
          </table:table-cell>
          <table:table-cell office:value-type="string" calcext:value-type="string">
            <text:p>Contrafrente S97 Abul. Ciego <text:s/>p/Ancho 900 - 820x200</text:p>
          </table:table-cell>
          <table:table-cell office:value-type="string" calcext:value-type="string">
            <text:p>Genrod</text:p>
          </table:table-cell>
          <table:table-cell office:value-type="float" office:value="25883.2639480282" calcext:value-type="float">
            <text:p>25883,26394802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25</text:p>
          </table:table-cell>
          <table:table-cell office:value-type="string" calcext:value-type="string">
            <text:p>Contrafrente S97 Abul. Ciego <text:s/>p/Ancho 900 - 820x250</text:p>
          </table:table-cell>
          <table:table-cell office:value-type="string" calcext:value-type="string">
            <text:p>Genrod</text:p>
          </table:table-cell>
          <table:table-cell office:value-type="float" office:value="31756.368280824" calcext:value-type="float">
            <text:p>31756,3682808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30</text:p>
          </table:table-cell>
          <table:table-cell office:value-type="string" calcext:value-type="string">
            <text:p>Contrafrente S97 Abul. Ciego <text:s/>p/Ancho 900 - 820x300</text:p>
          </table:table-cell>
          <table:table-cell office:value-type="string" calcext:value-type="string">
            <text:p>Genrod</text:p>
          </table:table-cell>
          <table:table-cell office:value-type="float" office:value="37642.2619706668" calcext:value-type="float">
            <text:p>37642,26197066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35</text:p>
          </table:table-cell>
          <table:table-cell office:value-type="string" calcext:value-type="string">
            <text:p>Contrafrente S97 Abul. Ciego <text:s/>p/Ancho 900 - 820x350</text:p>
          </table:table-cell>
          <table:table-cell office:value-type="string" calcext:value-type="string">
            <text:p>Genrod</text:p>
          </table:table-cell>
          <table:table-cell office:value-type="float" office:value="43520.2346801162" calcext:value-type="float">
            <text:p>43520,23468011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40</text:p>
          </table:table-cell>
          <table:table-cell office:value-type="string" calcext:value-type="string">
            <text:p>Contrafrente S97 Abul. Ciego <text:s/>p/Ancho 900 - 820x400</text:p>
          </table:table-cell>
          <table:table-cell office:value-type="string" calcext:value-type="string">
            <text:p>Genrod</text:p>
          </table:table-cell>
          <table:table-cell office:value-type="float" office:value="49406.1020544095" calcext:value-type="float">
            <text:p>49406,10205440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50</text:p>
          </table:table-cell>
          <table:table-cell office:value-type="string" calcext:value-type="string">
            <text:p>Contrafrente S97 Abul. Ciego <text:s/>p/Ancho 900 - 820x500</text:p>
          </table:table-cell>
          <table:table-cell office:value-type="string" calcext:value-type="string">
            <text:p>Genrod</text:p>
          </table:table-cell>
          <table:table-cell office:value-type="float" office:value="61173.5999995298" calcext:value-type="float">
            <text:p>61173,599999529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60</text:p>
          </table:table-cell>
          <table:table-cell office:value-type="string" calcext:value-type="string">
            <text:p>Contrafrente S97 Abul. Ciego <text:s/>p/Ancho 900 - 820x600</text:p>
          </table:table-cell>
          <table:table-cell office:value-type="string" calcext:value-type="string">
            <text:p>Genrod</text:p>
          </table:table-cell>
          <table:table-cell office:value-type="float" office:value="66014.9242683402" calcext:value-type="float">
            <text:p>66014,92426834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65</text:p>
          </table:table-cell>
          <table:table-cell office:value-type="string" calcext:value-type="string">
            <text:p>Contrafrente S97 Abul. Ciego <text:s/>p/Ancho 900 - 820x650</text:p>
          </table:table-cell>
          <table:table-cell office:value-type="string" calcext:value-type="string">
            <text:p>Genrod</text:p>
          </table:table-cell>
          <table:table-cell office:value-type="float" office:value="78819.0706540996" calcext:value-type="float">
            <text:p>78819,07065409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70</text:p>
          </table:table-cell>
          <table:table-cell office:value-type="string" calcext:value-type="string">
            <text:p>Contrafrente S97 Abul. Ciego <text:s/>p/Ancho 900 - 820x700</text:p>
          </table:table-cell>
          <table:table-cell office:value-type="string" calcext:value-type="string">
            <text:p>Genrod</text:p>
          </table:table-cell>
          <table:table-cell office:value-type="float" office:value="84881.9890452897" calcext:value-type="float">
            <text:p>84881,98904528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80</text:p>
          </table:table-cell>
          <table:table-cell office:value-type="string" calcext:value-type="string">
            <text:p>Contrafrente S97 Abul. Ciego <text:s/>p/Ancho 900 - 820x800</text:p>
          </table:table-cell>
          <table:table-cell office:value-type="string" calcext:value-type="string">
            <text:p>Genrod</text:p>
          </table:table-cell>
          <table:table-cell office:value-type="float" office:value="96451.1730095339" calcext:value-type="float">
            <text:p>96451,173009533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100</text:p>
          </table:table-cell>
          <table:table-cell office:value-type="string" calcext:value-type="string">
            <text:p>Contrafrente S97 Abul. Ciego <text:s/>p/Ancho 900 - 820x1000</text:p>
          </table:table-cell>
          <table:table-cell office:value-type="string" calcext:value-type="string">
            <text:p>Genrod</text:p>
          </table:table-cell>
          <table:table-cell office:value-type="float" office:value="150981.780960701" calcext:value-type="float">
            <text:p>150981,7809607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110</text:p>
          </table:table-cell>
          <table:table-cell office:value-type="string" calcext:value-type="string">
            <text:p>Contrafrente S97 Abul. Ciego <text:s/>p/Ancho 900 - 820x1100</text:p>
          </table:table-cell>
          <table:table-cell office:value-type="string" calcext:value-type="string">
            <text:p>Genrod</text:p>
          </table:table-cell>
          <table:table-cell office:value-type="float" office:value="131747.587952965" calcext:value-type="float">
            <text:p>131747,5879529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140</text:p>
          </table:table-cell>
          <table:table-cell office:value-type="string" calcext:value-type="string">
            <text:p>Contrafrente S97 Abul. Ciego <text:s/>p/Ancho 900 - 820x1400</text:p>
          </table:table-cell>
          <table:table-cell office:value-type="string" calcext:value-type="string">
            <text:p>Genrod</text:p>
          </table:table-cell>
          <table:table-cell office:value-type="float" office:value="172406.690831491" calcext:value-type="float">
            <text:p>172406,6908314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170</text:p>
          </table:table-cell>
          <table:table-cell office:value-type="string" calcext:value-type="string">
            <text:p>Contrafrente S97 Abul. Ciego <text:s/>p/Ancho 900 - 820x1700</text:p>
          </table:table-cell>
          <table:table-cell office:value-type="string" calcext:value-type="string">
            <text:p>Genrod</text:p>
          </table:table-cell>
          <table:table-cell office:value-type="float" office:value="208720.885966585" calcext:value-type="float">
            <text:p>208720,8859665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200</text:p>
          </table:table-cell>
          <table:table-cell office:value-type="string" calcext:value-type="string">
            <text:p>Contrafrente S97 Abul. Ciego <text:s/>p/Ancho 900 - 820x2000</text:p>
          </table:table-cell>
          <table:table-cell office:value-type="string" calcext:value-type="string">
            <text:p>Genrod</text:p>
          </table:table-cell>
          <table:table-cell office:value-type="float" office:value="245038.133705418" calcext:value-type="float">
            <text:p>245038,1337054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10</text:p>
          </table:table-cell>
          <table:table-cell office:value-type="string" calcext:value-type="string">
            <text:p>Contrafrente S97 Abul. Ciego <text:s/>p/Ancho 1200 - 1120x100</text:p>
          </table:table-cell>
          <table:table-cell office:value-type="string" calcext:value-type="string">
            <text:p>Genrod</text:p>
          </table:table-cell>
          <table:table-cell office:value-type="float" office:value="19277.0873533869" calcext:value-type="float">
            <text:p>19277,08735338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15</text:p>
          </table:table-cell>
          <table:table-cell office:value-type="string" calcext:value-type="string">
            <text:p>Contrafrente S97 Abul. Ciego <text:s/>p/Ancho 1200 - 1120x150</text:p>
          </table:table-cell>
          <table:table-cell office:value-type="string" calcext:value-type="string">
            <text:p>Genrod</text:p>
          </table:table-cell>
          <table:table-cell office:value-type="float" office:value="27314.1193198676" calcext:value-type="float">
            <text:p>27314,11931986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20</text:p>
          </table:table-cell>
          <table:table-cell office:value-type="string" calcext:value-type="string">
            <text:p>Contrafrente S97 Abul. Ciego <text:s/>p/Ancho 1200 - 1120x200</text:p>
          </table:table-cell>
          <table:table-cell office:value-type="string" calcext:value-type="string">
            <text:p>Genrod</text:p>
          </table:table-cell>
          <table:table-cell office:value-type="float" office:value="35291.5465667776" calcext:value-type="float">
            <text:p>35291,54656677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25</text:p>
          </table:table-cell>
          <table:table-cell office:value-type="string" calcext:value-type="string">
            <text:p>Contrafrente S97 Abul. Ciego <text:s/>p/Ancho 1200 - 1120x250</text:p>
          </table:table-cell>
          <table:table-cell office:value-type="string" calcext:value-type="string">
            <text:p>Genrod</text:p>
          </table:table-cell>
          <table:table-cell office:value-type="float" office:value="43378.4728150711" calcext:value-type="float">
            <text:p>43378,47281507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30</text:p>
          </table:table-cell>
          <table:table-cell office:value-type="string" calcext:value-type="string">
            <text:p>Contrafrente S97 Abul. Ciego <text:s/>p/Ancho 1200 - 1120x300</text:p>
          </table:table-cell>
          <table:table-cell office:value-type="string" calcext:value-type="string">
            <text:p>Genrod</text:p>
          </table:table-cell>
          <table:table-cell office:value-type="float" office:value="51410.6364048981" calcext:value-type="float">
            <text:p>51410,63640489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35</text:p>
          </table:table-cell>
          <table:table-cell office:value-type="string" calcext:value-type="string">
            <text:p>Contrafrente S97 Abul. Ciego <text:s/>p/Ancho 1200 - 1120x350</text:p>
          </table:table-cell>
          <table:table-cell office:value-type="string" calcext:value-type="string">
            <text:p>Genrod</text:p>
          </table:table-cell>
          <table:table-cell office:value-type="float" office:value="59446.4841716522" calcext:value-type="float">
            <text:p>59446,48417165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40</text:p>
          </table:table-cell>
          <table:table-cell office:value-type="string" calcext:value-type="string">
            <text:p>Contrafrente S97 Abul. Ciego <text:s/>p/Ancho 1200 - 1120x400</text:p>
          </table:table-cell>
          <table:table-cell office:value-type="string" calcext:value-type="string">
            <text:p>Genrod</text:p>
          </table:table-cell>
          <table:table-cell office:value-type="float" office:value="67468.3057505338" calcext:value-type="float">
            <text:p>67468,30575053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50</text:p>
          </table:table-cell>
          <table:table-cell office:value-type="string" calcext:value-type="string">
            <text:p>Contrafrente S97 Abul. Ciego <text:s/>p/Ancho 1200 - 1120x500</text:p>
          </table:table-cell>
          <table:table-cell office:value-type="string" calcext:value-type="string">
            <text:p>Genrod</text:p>
          </table:table-cell>
          <table:table-cell office:value-type="float" office:value="83547.8696333364" calcext:value-type="float">
            <text:p>83547,86963333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60</text:p>
          </table:table-cell>
          <table:table-cell office:value-type="string" calcext:value-type="string">
            <text:p>Contrafrente S97 Abul. Ciego <text:s/>p/Ancho 1200 - 1120x600</text:p>
          </table:table-cell>
          <table:table-cell office:value-type="string" calcext:value-type="string">
            <text:p>Genrod</text:p>
          </table:table-cell>
          <table:table-cell office:value-type="float" office:value="99629.854546691" calcext:value-type="float">
            <text:p>99629,8545466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65</text:p>
          </table:table-cell>
          <table:table-cell office:value-type="string" calcext:value-type="string">
            <text:p>Contrafrente S97 Abul. Ciego <text:s/>p/Ancho 1200 - 1120x650</text:p>
          </table:table-cell>
          <table:table-cell office:value-type="string" calcext:value-type="string">
            <text:p>Genrod</text:p>
          </table:table-cell>
          <table:table-cell office:value-type="float" office:value="107635.860480336" calcext:value-type="float">
            <text:p>107635,8604803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70</text:p>
          </table:table-cell>
          <table:table-cell office:value-type="string" calcext:value-type="string">
            <text:p>Contrafrente S97 Abul. Ciego <text:s/>p/Ancho 1200 - 1120x700</text:p>
          </table:table-cell>
          <table:table-cell office:value-type="string" calcext:value-type="string">
            <text:p>Genrod</text:p>
          </table:table-cell>
          <table:table-cell office:value-type="float" office:value="115915.337604169" calcext:value-type="float">
            <text:p>115915,3376041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80</text:p>
          </table:table-cell>
          <table:table-cell office:value-type="string" calcext:value-type="string">
            <text:p>Contrafrente S97 Abul. Ciego <text:s/>p/Ancho 1200 - 1120x800</text:p>
          </table:table-cell>
          <table:table-cell office:value-type="string" calcext:value-type="string">
            <text:p>Genrod</text:p>
          </table:table-cell>
          <table:table-cell office:value-type="float" office:value="131747.587952965" calcext:value-type="float">
            <text:p>131747,5879529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100</text:p>
          </table:table-cell>
          <table:table-cell office:value-type="string" calcext:value-type="string">
            <text:p>Contrafrente S97 Abul. Ciego <text:s/>p/Ancho 1200 - 1120x1000</text:p>
          </table:table-cell>
          <table:table-cell office:value-type="string" calcext:value-type="string">
            <text:p>Genrod</text:p>
          </table:table-cell>
          <table:table-cell office:value-type="float" office:value="164684.471783432" calcext:value-type="float">
            <text:p>164684,4717834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110</text:p>
          </table:table-cell>
          <table:table-cell office:value-type="string" calcext:value-type="string">
            <text:p>Contrafrente S97 Abul. Ciego <text:s/>p/Ancho 1200 - 1120x1100</text:p>
          </table:table-cell>
          <table:table-cell office:value-type="string" calcext:value-type="string">
            <text:p>Genrod</text:p>
          </table:table-cell>
          <table:table-cell office:value-type="float" office:value="179932.701142633" calcext:value-type="float">
            <text:p>179932,7011426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140</text:p>
          </table:table-cell>
          <table:table-cell office:value-type="string" calcext:value-type="string">
            <text:p>Contrafrente S97 Abul. Ciego <text:s/>p/Ancho 1200 - 1120x1400</text:p>
          </table:table-cell>
          <table:table-cell office:value-type="string" calcext:value-type="string">
            <text:p>Genrod</text:p>
          </table:table-cell>
          <table:table-cell office:value-type="float" office:value="233688.579317128" calcext:value-type="float">
            <text:p>233688,5793171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170</text:p>
          </table:table-cell>
          <table:table-cell office:value-type="string" calcext:value-type="string">
            <text:p>Contrafrente S97 Abul. Ciego <text:s/>p/Ancho 1200 - 1120x1700</text:p>
          </table:table-cell>
          <table:table-cell office:value-type="string" calcext:value-type="string">
            <text:p>Genrod</text:p>
          </table:table-cell>
          <table:table-cell office:value-type="float" office:value="282909.130432159" calcext:value-type="float">
            <text:p>282909,1304321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200</text:p>
          </table:table-cell>
          <table:table-cell office:value-type="string" calcext:value-type="string">
            <text:p>Contrafrente S97 Abul. Ciego <text:s/>p/Ancho 1200 - 1120x2000</text:p>
          </table:table-cell>
          <table:table-cell office:value-type="string" calcext:value-type="string">
            <text:p>Genrod</text:p>
          </table:table-cell>
          <table:table-cell office:value-type="float" office:value="332140.655131323" calcext:value-type="float">
            <text:p>332140,6551313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15C</text:p>
          </table:table-cell>
          <table:table-cell office:value-type="string" calcext:value-type="string">
            <text:p>Contraf Abis. Cal. p/S97 A= 450 - 370x150 p/12 Polos</text:p>
          </table:table-cell>
          <table:table-cell office:value-type="string" calcext:value-type="string">
            <text:p>Genrod</text:p>
          </table:table-cell>
          <table:table-cell office:value-type="float" office:value="12920.3295367106" calcext:value-type="float">
            <text:p>12920,329536710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20C</text:p>
          </table:table-cell>
          <table:table-cell office:value-type="string" calcext:value-type="string">
            <text:p>Contraf Abis. Cal. p/S97 A= 450 - 370x200 p/12 Polos</text:p>
          </table:table-cell>
          <table:table-cell office:value-type="string" calcext:value-type="string">
            <text:p>Genrod</text:p>
          </table:table-cell>
          <table:table-cell office:value-type="float" office:value="16583.8750730243" calcext:value-type="float">
            <text:p>16583,87507302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30C</text:p>
          </table:table-cell>
          <table:table-cell office:value-type="string" calcext:value-type="string">
            <text:p>Contraf Abis. Cal. p/S97 A= 450 - 370x300 p/24 Polos</text:p>
          </table:table-cell>
          <table:table-cell office:value-type="string" calcext:value-type="string">
            <text:p>Genrod</text:p>
          </table:table-cell>
          <table:table-cell office:value-type="float" office:value="23920.0976413211" calcext:value-type="float">
            <text:p>23920,09764132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40C</text:p>
          </table:table-cell>
          <table:table-cell office:value-type="string" calcext:value-type="string">
            <text:p>Contraf Abis. Cal. p/S97 A= 450 - 370x400 p/24 Polos</text:p>
          </table:table-cell>
          <table:table-cell office:value-type="string" calcext:value-type="string">
            <text:p>Genrod</text:p>
          </table:table-cell>
          <table:table-cell office:value-type="float" office:value="31255.0833787924" calcext:value-type="float">
            <text:p>31255,08337879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45C</text:p>
          </table:table-cell>
          <table:table-cell office:value-type="string" calcext:value-type="string">
            <text:p>Contraf Abis. Cal. p/S97 A= 450 - 370x450 p/36 Polos</text:p>
          </table:table-cell>
          <table:table-cell office:value-type="string" calcext:value-type="string">
            <text:p>Genrod</text:p>
          </table:table-cell>
          <table:table-cell office:value-type="float" office:value="34942.3655407364" calcext:value-type="float">
            <text:p>34942,36554073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4060C</text:p>
          </table:table-cell>
          <table:table-cell office:value-type="string" calcext:value-type="string">
            <text:p>Contraf Abis. Cal. p/S97 A= 450 - 370x600 p/36 Polos</text:p>
          </table:table-cell>
          <table:table-cell office:value-type="string" calcext:value-type="string">
            <text:p>Genrod</text:p>
          </table:table-cell>
          <table:table-cell office:value-type="float" office:value="45243.7189621656" calcext:value-type="float">
            <text:p>45243,71896216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15C</text:p>
          </table:table-cell>
          <table:table-cell office:value-type="string" calcext:value-type="string">
            <text:p>Contraf Abul Cal p/S97 A= 450 - 370x150 p/12 Polos</text:p>
          </table:table-cell>
          <table:table-cell office:value-type="string" calcext:value-type="string">
            <text:p>Genrod</text:p>
          </table:table-cell>
          <table:table-cell office:value-type="float" office:value="10663.9290621554" calcext:value-type="float">
            <text:p>10663,92906215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20C</text:p>
          </table:table-cell>
          <table:table-cell office:value-type="string" calcext:value-type="string">
            <text:p>Contraf Abul Cal p/S97 A= 450 - 370x200 p/12 Polos</text:p>
          </table:table-cell>
          <table:table-cell office:value-type="string" calcext:value-type="string">
            <text:p>Genrod</text:p>
          </table:table-cell>
          <table:table-cell office:value-type="float" office:value="13799.4267826169" calcext:value-type="float">
            <text:p>13799,426782616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30C</text:p>
          </table:table-cell>
          <table:table-cell office:value-type="string" calcext:value-type="string">
            <text:p>Contraf Abul Cal p/S97 A= 450 - 370x300 p/24 Polos</text:p>
          </table:table-cell>
          <table:table-cell office:value-type="string" calcext:value-type="string">
            <text:p>Genrod</text:p>
          </table:table-cell>
          <table:table-cell office:value-type="float" office:value="20073.4221961808" calcext:value-type="float">
            <text:p>20073,42219618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40C</text:p>
          </table:table-cell>
          <table:table-cell office:value-type="string" calcext:value-type="string">
            <text:p>Contraf Abul Cal p/S97 A= 450 - 370x400 p/24 Polos</text:p>
          </table:table-cell>
          <table:table-cell office:value-type="string" calcext:value-type="string">
            <text:p>Genrod</text:p>
          </table:table-cell>
          <table:table-cell office:value-type="float" office:value="26348.6544405701" calcext:value-type="float">
            <text:p>26348,65444057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45C</text:p>
          </table:table-cell>
          <table:table-cell office:value-type="string" calcext:value-type="string">
            <text:p>Contraf Abul Cal p/S97 A= 450 - 370x450 p/36 Polos</text:p>
          </table:table-cell>
          <table:table-cell office:value-type="string" calcext:value-type="string">
            <text:p>Genrod</text:p>
          </table:table-cell>
          <table:table-cell office:value-type="float" office:value="29485.9679339458" calcext:value-type="float">
            <text:p>29485,9679339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4060C</text:p>
          </table:table-cell>
          <table:table-cell office:value-type="string" calcext:value-type="string">
            <text:p>Contraf Abul Cal p/S97 A= 450 - 370x600 p/36 Polos</text:p>
          </table:table-cell>
          <table:table-cell office:value-type="string" calcext:value-type="string">
            <text:p>Genrod</text:p>
          </table:table-cell>
          <table:table-cell office:value-type="float" office:value="38899.1189293488" calcext:value-type="float">
            <text:p>38899,11892934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15C</text:p>
          </table:table-cell>
          <table:table-cell office:value-type="string" calcext:value-type="string">
            <text:p>Contraf Abis. Cal. p/S97 A= 600 - 520x150 p/20 Polos</text:p>
          </table:table-cell>
          <table:table-cell office:value-type="string" calcext:value-type="string">
            <text:p>Genrod</text:p>
          </table:table-cell>
          <table:table-cell office:value-type="float" office:value="17744.6276450079" calcext:value-type="float">
            <text:p>17744,62764500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20C</text:p>
          </table:table-cell>
          <table:table-cell office:value-type="string" calcext:value-type="string">
            <text:p>Contraf Abis. Cal. p/S97 A= 600 - 520x200 p/20 Polos</text:p>
          </table:table-cell>
          <table:table-cell office:value-type="string" calcext:value-type="string">
            <text:p>Genrod</text:p>
          </table:table-cell>
          <table:table-cell office:value-type="float" office:value="22780.0290912283" calcext:value-type="float">
            <text:p>22780,02909122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30C</text:p>
          </table:table-cell>
          <table:table-cell office:value-type="string" calcext:value-type="string">
            <text:p>Contraf Abis. Cal. p/S97 A= 600 - 520x300 p/40 Polos</text:p>
          </table:table-cell>
          <table:table-cell office:value-type="string" calcext:value-type="string">
            <text:p>Genrod</text:p>
          </table:table-cell>
          <table:table-cell office:value-type="float" office:value="32864.8055404427" calcext:value-type="float">
            <text:p>32864,80554044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40C</text:p>
          </table:table-cell>
          <table:table-cell office:value-type="string" calcext:value-type="string">
            <text:p>Contraf Abis. Cal. p/S97 A= 600 - 520x400 p/40 Polos</text:p>
          </table:table-cell>
          <table:table-cell office:value-type="string" calcext:value-type="string">
            <text:p>Genrod</text:p>
          </table:table-cell>
          <table:table-cell office:value-type="float" office:value="42928.8979677663" calcext:value-type="float">
            <text:p>42928,89796776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45C</text:p>
          </table:table-cell>
          <table:table-cell office:value-type="string" calcext:value-type="string">
            <text:p>Contraf Abis. Cal. p/S97 A= 600 - 520x450 p/60 Polos</text:p>
          </table:table-cell>
          <table:table-cell office:value-type="string" calcext:value-type="string">
            <text:p>Genrod</text:p>
          </table:table-cell>
          <table:table-cell office:value-type="float" office:value="47979.5098015858" calcext:value-type="float">
            <text:p>47979,50980158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6060C</text:p>
          </table:table-cell>
          <table:table-cell office:value-type="string" calcext:value-type="string">
            <text:p>Contraf Abis. Cal. p/S97 A= 600 - 520x600 p/60 Polos</text:p>
          </table:table-cell>
          <table:table-cell office:value-type="string" calcext:value-type="string">
            <text:p>Genrod</text:p>
          </table:table-cell>
          <table:table-cell office:value-type="float" office:value="63097.845608557" calcext:value-type="float">
            <text:p>63097,8456085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15C</text:p>
          </table:table-cell>
          <table:table-cell office:value-type="string" calcext:value-type="string">
            <text:p>Contraf Abul Cal p/S97 A= 600 - 520x150 p/20 Polos</text:p>
          </table:table-cell>
          <table:table-cell office:value-type="string" calcext:value-type="string">
            <text:p>Genrod</text:p>
          </table:table-cell>
          <table:table-cell office:value-type="float" office:value="14993.6264179887" calcext:value-type="float">
            <text:p>14993,62641798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20C</text:p>
          </table:table-cell>
          <table:table-cell office:value-type="string" calcext:value-type="string">
            <text:p>Contraf Abul Cal p/S97 A= 600 - 520x200 p/20 Polos</text:p>
          </table:table-cell>
          <table:table-cell office:value-type="string" calcext:value-type="string">
            <text:p>Genrod</text:p>
          </table:table-cell>
          <table:table-cell office:value-type="float" office:value="19394.5073351637" calcext:value-type="float">
            <text:p>19394,507335163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30C</text:p>
          </table:table-cell>
          <table:table-cell office:value-type="string" calcext:value-type="string">
            <text:p>Contraf Abul Cal p/S97 A= 600 - 520x300 p/40 Polos</text:p>
          </table:table-cell>
          <table:table-cell office:value-type="string" calcext:value-type="string">
            <text:p>Genrod</text:p>
          </table:table-cell>
          <table:table-cell office:value-type="float" office:value="28213.2953300266" calcext:value-type="float">
            <text:p>28213,29533002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40C</text:p>
          </table:table-cell>
          <table:table-cell office:value-type="string" calcext:value-type="string">
            <text:p>Contraf Abul Cal p/S97 A= 600 - 520x400 p/40 Polos</text:p>
          </table:table-cell>
          <table:table-cell office:value-type="string" calcext:value-type="string">
            <text:p>Genrod</text:p>
          </table:table-cell>
          <table:table-cell office:value-type="float" office:value="37031.4517517021" calcext:value-type="float">
            <text:p>37031,45175170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45C</text:p>
          </table:table-cell>
          <table:table-cell office:value-type="string" calcext:value-type="string">
            <text:p>Contraf Abul Cal p/S97 A= 600 - 520x450 p/60 Polos</text:p>
          </table:table-cell>
          <table:table-cell office:value-type="string" calcext:value-type="string">
            <text:p>Genrod</text:p>
          </table:table-cell>
          <table:table-cell office:value-type="float" office:value="41432.3326688771" calcext:value-type="float">
            <text:p>41432,33266887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6060C</text:p>
          </table:table-cell>
          <table:table-cell office:value-type="string" calcext:value-type="string">
            <text:p>Contraf Abul Cal p/S97 A= 600 - 520x600 p/60 Polos</text:p>
          </table:table-cell>
          <table:table-cell office:value-type="string" calcext:value-type="string">
            <text:p>Genrod</text:p>
          </table:table-cell>
          <table:table-cell office:value-type="float" office:value="54650.7647500895" calcext:value-type="float">
            <text:p>54650,76475008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15C</text:p>
          </table:table-cell>
          <table:table-cell office:value-type="string" calcext:value-type="string">
            <text:p>Contraf Abis. Cal. p/S97 A= 750 - 670x150 p/28 Polos</text:p>
          </table:table-cell>
          <table:table-cell office:value-type="string" calcext:value-type="string">
            <text:p>Genrod</text:p>
          </table:table-cell>
          <table:table-cell office:value-type="float" office:value="22554.3206233441" calcext:value-type="float">
            <text:p>22554,32062334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20C</text:p>
          </table:table-cell>
          <table:table-cell office:value-type="string" calcext:value-type="string">
            <text:p>Contraf Abis. Cal. p/S97 A= 750 - 670x200 p/28 Polos</text:p>
          </table:table-cell>
          <table:table-cell office:value-type="string" calcext:value-type="string">
            <text:p>Genrod</text:p>
          </table:table-cell>
          <table:table-cell office:value-type="float" office:value="28957.3148604556" calcext:value-type="float">
            <text:p>28957,31486045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30C</text:p>
          </table:table-cell>
          <table:table-cell office:value-type="string" calcext:value-type="string">
            <text:p>Contraf Abis. Cal. p/S97 A= 750 - 670x300 p/56 Polos</text:p>
          </table:table-cell>
          <table:table-cell office:value-type="string" calcext:value-type="string">
            <text:p>Genrod</text:p>
          </table:table-cell>
          <table:table-cell office:value-type="float" office:value="41794.3030519652" calcext:value-type="float">
            <text:p>41794,30305196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40C</text:p>
          </table:table-cell>
          <table:table-cell office:value-type="string" calcext:value-type="string">
            <text:p>Contraf Abis. Cal. p/S97 A= 750 - 670x400 p/56 Polos</text:p>
          </table:table-cell>
          <table:table-cell office:value-type="string" calcext:value-type="string">
            <text:p>Genrod</text:p>
          </table:table-cell>
          <table:table-cell office:value-type="float" office:value="54603.3178143783" calcext:value-type="float">
            <text:p>54603,31781437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45C</text:p>
          </table:table-cell>
          <table:table-cell office:value-type="string" calcext:value-type="string">
            <text:p>Contraf Abis. Cal. p/S97 A= 750 - 670x450 p/84 Polos</text:p>
          </table:table-cell>
          <table:table-cell office:value-type="string" calcext:value-type="string">
            <text:p>Genrod</text:p>
          </table:table-cell>
          <table:table-cell office:value-type="float" office:value="61014.2067163335" calcext:value-type="float">
            <text:p>61014,20671633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7060C</text:p>
          </table:table-cell>
          <table:table-cell office:value-type="string" calcext:value-type="string">
            <text:p>Contraf Abis. Cal. p/S97 A= 750 - 670x600 p/84 Polos</text:p>
          </table:table-cell>
          <table:table-cell office:value-type="string" calcext:value-type="string">
            <text:p>Genrod</text:p>
          </table:table-cell>
          <table:table-cell office:value-type="float" office:value="80223.1631121185" calcext:value-type="float">
            <text:p>80223,163112118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15C</text:p>
          </table:table-cell>
          <table:table-cell office:value-type="string" calcext:value-type="string">
            <text:p>Contraf Abul Cal p/S97 A= 750 - 670x150 p/28 Polos</text:p>
          </table:table-cell>
          <table:table-cell office:value-type="string" calcext:value-type="string">
            <text:p>Genrod</text:p>
          </table:table-cell>
          <table:table-cell office:value-type="float" office:value="19310.5607323246" calcext:value-type="float">
            <text:p>19310,56073232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20C</text:p>
          </table:table-cell>
          <table:table-cell office:value-type="string" calcext:value-type="string">
            <text:p>Contraf Abul Cal p/S97 A= 750 - 670x200 p/28 Polos</text:p>
          </table:table-cell>
          <table:table-cell office:value-type="string" calcext:value-type="string">
            <text:p>Genrod</text:p>
          </table:table-cell>
          <table:table-cell office:value-type="float" office:value="24995.0615220021" calcext:value-type="float">
            <text:p>24995,06152200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30C</text:p>
          </table:table-cell>
          <table:table-cell office:value-type="string" calcext:value-type="string">
            <text:p>Contraf Abul Cal p/S97 A= 750 - 670x300 p/56 Polos</text:p>
          </table:table-cell>
          <table:table-cell office:value-type="string" calcext:value-type="string">
            <text:p>Genrod</text:p>
          </table:table-cell>
          <table:table-cell office:value-type="float" office:value="36365.2999321825" calcext:value-type="float">
            <text:p>36365,299932182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40C</text:p>
          </table:table-cell>
          <table:table-cell office:value-type="string" calcext:value-type="string">
            <text:p>Contraf Abul Cal p/S97 A= 750 - 670x400 p/56 Polos</text:p>
          </table:table-cell>
          <table:table-cell office:value-type="string" calcext:value-type="string">
            <text:p>Genrod</text:p>
          </table:table-cell>
          <table:table-cell office:value-type="float" office:value="47703.3017942508" calcext:value-type="float">
            <text:p>47703,30179425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45C</text:p>
          </table:table-cell>
          <table:table-cell office:value-type="string" calcext:value-type="string">
            <text:p>Contraf Abul Cal p/S97 A= 750 - 670x450 p/84 Polos</text:p>
          </table:table-cell>
          <table:table-cell office:value-type="string" calcext:value-type="string">
            <text:p>Genrod</text:p>
          </table:table-cell>
          <table:table-cell office:value-type="float" office:value="53389.6446723918" calcext:value-type="float">
            <text:p>53389,64467239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7060C</text:p>
          </table:table-cell>
          <table:table-cell office:value-type="string" calcext:value-type="string">
            <text:p>Contraf Abul Cal p/S97 A= 750 - 670x600 p/84 Polos</text:p>
          </table:table-cell>
          <table:table-cell office:value-type="string" calcext:value-type="string">
            <text:p>Genrod</text:p>
          </table:table-cell>
          <table:table-cell office:value-type="float" office:value="70424.3314235464" calcext:value-type="float">
            <text:p>70424,33142354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15C</text:p>
          </table:table-cell>
          <table:table-cell office:value-type="string" calcext:value-type="string">
            <text:p>Contraf Abis. Cal. p/S97 A= 900 - 820x150 p/36 Polos</text:p>
          </table:table-cell>
          <table:table-cell office:value-type="string" calcext:value-type="string">
            <text:p>Genrod</text:p>
          </table:table-cell>
          <table:table-cell office:value-type="float" office:value="27376.8029587273" calcext:value-type="float">
            <text:p>27376,80295872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20C</text:p>
          </table:table-cell>
          <table:table-cell office:value-type="string" calcext:value-type="string">
            <text:p>Contraf Abis. Cal. p/S97 A= 900 - 820x200 p/36 Polos</text:p>
          </table:table-cell>
          <table:table-cell office:value-type="string" calcext:value-type="string">
            <text:p>Genrod</text:p>
          </table:table-cell>
          <table:table-cell office:value-type="float" office:value="35147.9689288184" calcext:value-type="float">
            <text:p>35147,968928818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30C</text:p>
          </table:table-cell>
          <table:table-cell office:value-type="string" calcext:value-type="string">
            <text:p>Contraf Abis. Cal. p/S97 A= 900 - 820x300 p/72 Polos</text:p>
          </table:table-cell>
          <table:table-cell office:value-type="string" calcext:value-type="string">
            <text:p>Genrod</text:p>
          </table:table-cell>
          <table:table-cell office:value-type="float" office:value="50717.721671558" calcext:value-type="float">
            <text:p>50717,7216715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40C</text:p>
          </table:table-cell>
          <table:table-cell office:value-type="string" calcext:value-type="string">
            <text:p>Contraf Abis. Cal. p/S97 A= 900 - 820x400 p/72 Polos</text:p>
          </table:table-cell>
          <table:table-cell office:value-type="string" calcext:value-type="string">
            <text:p>Genrod</text:p>
          </table:table-cell>
          <table:table-cell office:value-type="float" office:value="66263.1325310292" calcext:value-type="float">
            <text:p>66263,1325310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45C</text:p>
          </table:table-cell>
          <table:table-cell office:value-type="string" calcext:value-type="string">
            <text:p>Contraf Abis Cal. p/S97 A= 900 - 820x450 p/108 Polos</text:p>
          </table:table-cell>
          <table:table-cell office:value-type="string" calcext:value-type="string">
            <text:p>Genrod</text:p>
          </table:table-cell>
          <table:table-cell office:value-type="float" office:value="74046.4826005292" calcext:value-type="float">
            <text:p>74046,4826005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409060C</text:p>
          </table:table-cell>
          <table:table-cell office:value-type="string" calcext:value-type="string">
            <text:p>Contraf Abis Cal. p/S97 A= 900 - 820x600 p/108 Polos</text:p>
          </table:table-cell>
          <table:table-cell office:value-type="string" calcext:value-type="string">
            <text:p>Genrod</text:p>
          </table:table-cell>
          <table:table-cell office:value-type="float" office:value="97364.3225764665" calcext:value-type="float">
            <text:p>97364,32257646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15C</text:p>
          </table:table-cell>
          <table:table-cell office:value-type="string" calcext:value-type="string">
            <text:p>Contraf Abul Cal p/S97 A= 900 - 820x150 p/36 Polos</text:p>
          </table:table-cell>
          <table:table-cell office:value-type="string" calcext:value-type="string">
            <text:p>Genrod</text:p>
          </table:table-cell>
          <table:table-cell office:value-type="float" office:value="23637.8107420564" calcext:value-type="float">
            <text:p>23637,81074205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20C</text:p>
          </table:table-cell>
          <table:table-cell office:value-type="string" calcext:value-type="string">
            <text:p>Contraf Abul Cal p/S97 A= 900 - 820x200 p/36 Polos</text:p>
          </table:table-cell>
          <table:table-cell office:value-type="string" calcext:value-type="string">
            <text:p>Genrod</text:p>
          </table:table-cell>
          <table:table-cell office:value-type="float" office:value="30582.247409705" calcext:value-type="float">
            <text:p>30582,2474097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30C</text:p>
          </table:table-cell>
          <table:table-cell office:value-type="string" calcext:value-type="string">
            <text:p>Contraf Abul Cal p/S97 A= 900 - 820x300 p/72 Polos</text:p>
          </table:table-cell>
          <table:table-cell office:value-type="string" calcext:value-type="string">
            <text:p>Genrod</text:p>
          </table:table-cell>
          <table:table-cell office:value-type="float" office:value="44477.1733213824" calcext:value-type="float">
            <text:p>44477,17332138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40C</text:p>
          </table:table-cell>
          <table:table-cell office:value-type="string" calcext:value-type="string">
            <text:p>Contraf Abul Cal p/S97 A= 900 - 820x400 p/72 Polos</text:p>
          </table:table-cell>
          <table:table-cell office:value-type="string" calcext:value-type="string">
            <text:p>Genrod</text:p>
          </table:table-cell>
          <table:table-cell office:value-type="float" office:value="58389.1517091224" calcext:value-type="float">
            <text:p>58389,15170912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45C</text:p>
          </table:table-cell>
          <table:table-cell office:value-type="string" calcext:value-type="string">
            <text:p>Contraf Abul Cal p/S97 A= 900 - 820x450 p/108 Polos</text:p>
          </table:table-cell>
          <table:table-cell office:value-type="string" calcext:value-type="string">
            <text:p>Genrod</text:p>
          </table:table-cell>
          <table:table-cell office:value-type="float" office:value="65349.9829640966" calcext:value-type="float">
            <text:p>65349,98296409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09060C</text:p>
          </table:table-cell>
          <table:table-cell office:value-type="string" calcext:value-type="string">
            <text:p>Contraf Abul Cal p/S97 A= 900 - 820x600 p/108 Polos</text:p>
          </table:table-cell>
          <table:table-cell office:value-type="string" calcext:value-type="string">
            <text:p>Genrod</text:p>
          </table:table-cell>
          <table:table-cell office:value-type="float" office:value="86199.687554368" calcext:value-type="float">
            <text:p>86199,6875543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15C</text:p>
          </table:table-cell>
          <table:table-cell office:value-type="string" calcext:value-type="string">
            <text:p>Contraf Abul Cal p/S97 A= 1200- 1120x150 p/52 Polos</text:p>
          </table:table-cell>
          <table:table-cell office:value-type="string" calcext:value-type="string">
            <text:p>Genrod</text:p>
          </table:table-cell>
          <table:table-cell office:value-type="float" office:value="32286.8634427777" calcext:value-type="float">
            <text:p>32286,86344277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20C</text:p>
          </table:table-cell>
          <table:table-cell office:value-type="string" calcext:value-type="string">
            <text:p>Contraf Abul Cal p/S97 A= 1200- 1120x200 p/52 Polos</text:p>
          </table:table-cell>
          <table:table-cell office:value-type="string" calcext:value-type="string">
            <text:p>Genrod</text:p>
          </table:table-cell>
          <table:table-cell office:value-type="float" office:value="41770.5927418843" calcext:value-type="float">
            <text:p>41770,59274188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30C</text:p>
          </table:table-cell>
          <table:table-cell office:value-type="string" calcext:value-type="string">
            <text:p>Contraf Abul Cal p/S97 A= 1200- 1120x300 p/104 Polos</text:p>
          </table:table-cell>
          <table:table-cell office:value-type="string" calcext:value-type="string">
            <text:p>Genrod</text:p>
          </table:table-cell>
          <table:table-cell office:value-type="float" office:value="60043.2682027444" calcext:value-type="float">
            <text:p>60043,26820274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40C</text:p>
          </table:table-cell>
          <table:table-cell office:value-type="string" calcext:value-type="string">
            <text:p>Contraf Abul Cal p/S97 A= 1200- 1120x400 p/104 Polos</text:p>
          </table:table-cell>
          <table:table-cell office:value-type="string" calcext:value-type="string">
            <text:p>Genrod</text:p>
          </table:table-cell>
          <table:table-cell office:value-type="float" office:value="79748.6411239073" calcext:value-type="float">
            <text:p>79748,641123907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45C</text:p>
          </table:table-cell>
          <table:table-cell office:value-type="string" calcext:value-type="string">
            <text:p>Contraf Abul Cal p/S97 A= 1200- 1120x450 p/156 Polos</text:p>
          </table:table-cell>
          <table:table-cell office:value-type="string" calcext:value-type="string">
            <text:p>Genrod</text:p>
          </table:table-cell>
          <table:table-cell office:value-type="float" office:value="89241.5019186832" calcext:value-type="float">
            <text:p>89241,50191868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412060C</text:p>
          </table:table-cell>
          <table:table-cell office:value-type="string" calcext:value-type="string">
            <text:p>Contraf Abul Cal p/S97 A= 1200- 1120x600 p/156 Polos</text:p>
          </table:table-cell>
          <table:table-cell office:value-type="string" calcext:value-type="string">
            <text:p>Genrod</text:p>
          </table:table-cell>
          <table:table-cell office:value-type="float" office:value="117724.294790928" calcext:value-type="float">
            <text:p>117724,2947909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4030</text:p>
          </table:table-cell>
          <table:table-cell office:value-type="string" calcext:value-type="string">
            <text:p>Paneles para cubicado horizontal - 450x300 mm</text:p>
          </table:table-cell>
          <table:table-cell office:value-type="string" calcext:value-type="string">
            <text:p>Genrod</text:p>
          </table:table-cell>
          <table:table-cell office:value-type="float" office:value="14404.7370517404" calcext:value-type="float">
            <text:p>14404,73705174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4045</text:p>
          </table:table-cell>
          <table:table-cell office:value-type="string" calcext:value-type="string">
            <text:p>Paneles para cubicado horizontal - 450x450 mm</text:p>
          </table:table-cell>
          <table:table-cell office:value-type="string" calcext:value-type="string">
            <text:p>Genrod</text:p>
          </table:table-cell>
          <table:table-cell office:value-type="float" office:value="29144.0763151104" calcext:value-type="float">
            <text:p>29144,076315110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4060</text:p>
          </table:table-cell>
          <table:table-cell office:value-type="string" calcext:value-type="string">
            <text:p>Paneles para cubicado horizontal - 450x600 mm</text:p>
          </table:table-cell>
          <table:table-cell office:value-type="string" calcext:value-type="string">
            <text:p>Genrod</text:p>
          </table:table-cell>
          <table:table-cell office:value-type="float" office:value="32811.8849704397" calcext:value-type="float">
            <text:p>32811,88497043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4075</text:p>
          </table:table-cell>
          <table:table-cell office:value-type="string" calcext:value-type="string">
            <text:p>Paneles para cubicado horizontal - 450x750 mm</text:p>
          </table:table-cell>
          <table:table-cell office:value-type="string" calcext:value-type="string">
            <text:p>Genrod</text:p>
          </table:table-cell>
          <table:table-cell office:value-type="float" office:value="42030.9587884328" calcext:value-type="float">
            <text:p>42030,95878843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4090</text:p>
          </table:table-cell>
          <table:table-cell office:value-type="string" calcext:value-type="string">
            <text:p>Paneles para cubicado horizontal - 450x900 mm</text:p>
          </table:table-cell>
          <table:table-cell office:value-type="string" calcext:value-type="string">
            <text:p>Genrod</text:p>
          </table:table-cell>
          <table:table-cell office:value-type="float" office:value="51229.9538421731" calcext:value-type="float">
            <text:p>51229,95384217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6030</text:p>
          </table:table-cell>
          <table:table-cell office:value-type="string" calcext:value-type="string">
            <text:p>Paneles para cubicado horizontal - 600x300 mm</text:p>
          </table:table-cell>
          <table:table-cell office:value-type="string" calcext:value-type="string">
            <text:p>Genrod</text:p>
          </table:table-cell>
          <table:table-cell office:value-type="float" office:value="19599.5317811571" calcext:value-type="float">
            <text:p>19599,53178115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6045</text:p>
          </table:table-cell>
          <table:table-cell office:value-type="string" calcext:value-type="string">
            <text:p>Paneles para cubicado horizontal - 600x450 mm</text:p>
          </table:table-cell>
          <table:table-cell office:value-type="string" calcext:value-type="string">
            <text:p>Genrod</text:p>
          </table:table-cell>
          <table:table-cell office:value-type="float" office:value="39627.3228145407" calcext:value-type="float">
            <text:p>39627,32281454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6060</text:p>
          </table:table-cell>
          <table:table-cell office:value-type="string" calcext:value-type="string">
            <text:p>Paneles para cubicado horizontal - 600x600 mm</text:p>
          </table:table-cell>
          <table:table-cell office:value-type="string" calcext:value-type="string">
            <text:p>Genrod</text:p>
          </table:table-cell>
          <table:table-cell office:value-type="float" office:value="44628.6456241854" calcext:value-type="float">
            <text:p>44628,64562418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6075</text:p>
          </table:table-cell>
          <table:table-cell office:value-type="string" calcext:value-type="string">
            <text:p>Paneles para cubicado horizontal - 600x750 mm</text:p>
          </table:table-cell>
          <table:table-cell office:value-type="string" calcext:value-type="string">
            <text:p>Genrod</text:p>
          </table:table-cell>
          <table:table-cell office:value-type="float" office:value="57134.084207805" calcext:value-type="float">
            <text:p>57134,0842078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6090</text:p>
          </table:table-cell>
          <table:table-cell office:value-type="string" calcext:value-type="string">
            <text:p>Paneles para cubicado horizontal - 600x900 mm</text:p>
          </table:table-cell>
          <table:table-cell office:value-type="string" calcext:value-type="string">
            <text:p>Genrod</text:p>
          </table:table-cell>
          <table:table-cell office:value-type="float" office:value="69652.3121484715" calcext:value-type="float">
            <text:p>69652,31214847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7030</text:p>
          </table:table-cell>
          <table:table-cell office:value-type="string" calcext:value-type="string">
            <text:p>Paneles para cubicado horizontal - 750x300 mm</text:p>
          </table:table-cell>
          <table:table-cell office:value-type="string" calcext:value-type="string">
            <text:p>Genrod</text:p>
          </table:table-cell>
          <table:table-cell office:value-type="float" office:value="24788.8265607326" calcext:value-type="float">
            <text:p>24788,82656073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7045</text:p>
          </table:table-cell>
          <table:table-cell office:value-type="string" calcext:value-type="string">
            <text:p>Paneles para cubicado horizontal - 750x450 mm</text:p>
          </table:table-cell>
          <table:table-cell office:value-type="string" calcext:value-type="string">
            <text:p>Genrod</text:p>
          </table:table-cell>
          <table:table-cell office:value-type="float" office:value="50104.4904220413" calcext:value-type="float">
            <text:p>50104,49042204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7060</text:p>
          </table:table-cell>
          <table:table-cell office:value-type="string" calcext:value-type="string">
            <text:p>Paneles para cubicado horizontal - 750x600 mm</text:p>
          </table:table-cell>
          <table:table-cell office:value-type="string" calcext:value-type="string">
            <text:p>Genrod</text:p>
          </table:table-cell>
          <table:table-cell office:value-type="float" office:value="56440.5642168268" calcext:value-type="float">
            <text:p>56440,56421682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7075</text:p>
          </table:table-cell>
          <table:table-cell office:value-type="string" calcext:value-type="string">
            <text:p>Paneles para cubicado horizontal - 750x750 mm</text:p>
          </table:table-cell>
          <table:table-cell office:value-type="string" calcext:value-type="string">
            <text:p>Genrod</text:p>
          </table:table-cell>
          <table:table-cell office:value-type="float" office:value="72262.183083633" calcext:value-type="float">
            <text:p>72262,1830836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7090</text:p>
          </table:table-cell>
          <table:table-cell office:value-type="string" calcext:value-type="string">
            <text:p>Paneles para cubicado horizontal - 750x900 mm</text:p>
          </table:table-cell>
          <table:table-cell office:value-type="string" calcext:value-type="string">
            <text:p>Genrod</text:p>
          </table:table-cell>
          <table:table-cell office:value-type="float" office:value="88074.6704547699" calcext:value-type="float">
            <text:p>88074,67045476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9030</text:p>
          </table:table-cell>
          <table:table-cell office:value-type="string" calcext:value-type="string">
            <text:p>Paneles para cubicado horizontal - 900x300 mm</text:p>
          </table:table-cell>
          <table:table-cell office:value-type="string" calcext:value-type="string">
            <text:p>Genrod</text:p>
          </table:table-cell>
          <table:table-cell office:value-type="float" office:value="29970.8319331023" calcext:value-type="float">
            <text:p>29970,83193310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9045</text:p>
          </table:table-cell>
          <table:table-cell office:value-type="string" calcext:value-type="string">
            <text:p>Paneles para cubicado horizontal - 900x450 mm</text:p>
          </table:table-cell>
          <table:table-cell office:value-type="string" calcext:value-type="string">
            <text:p>Genrod</text:p>
          </table:table-cell>
          <table:table-cell office:value-type="float" office:value="60585.9211485575" calcext:value-type="float">
            <text:p>60585,92114855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9060</text:p>
          </table:table-cell>
          <table:table-cell office:value-type="string" calcext:value-type="string">
            <text:p>Paneles para cubicado horizontal - 900x600 mm</text:p>
          </table:table-cell>
          <table:table-cell office:value-type="string" calcext:value-type="string">
            <text:p>Genrod</text:p>
          </table:table-cell>
          <table:table-cell office:value-type="float" office:value="68247.0091751765" calcext:value-type="float">
            <text:p>68247,00917517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9075</text:p>
          </table:table-cell>
          <table:table-cell office:value-type="string" calcext:value-type="string">
            <text:p>Paneles para cubicado horizontal - 900x750 mm</text:p>
          </table:table-cell>
          <table:table-cell office:value-type="string" calcext:value-type="string">
            <text:p>Genrod</text:p>
          </table:table-cell>
          <table:table-cell office:value-type="float" office:value="87371.3873949349" calcext:value-type="float">
            <text:p>87371,38739493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909090</text:p>
          </table:table-cell>
          <table:table-cell office:value-type="string" calcext:value-type="string">
            <text:p>Paneles para cubicado horizontal - 900x900 mm</text:p>
          </table:table-cell>
          <table:table-cell office:value-type="string" calcext:value-type="string">
            <text:p>Genrod</text:p>
          </table:table-cell>
          <table:table-cell office:value-type="float" office:value="106503.081337449" calcext:value-type="float">
            <text:p>106503,0813374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700300</text:p>
          </table:table-cell>
          <table:table-cell office:value-type="string" calcext:value-type="string">
            <text:p>Correderas altas para Gab Mod S97 Prof. 300 mm</text:p>
          </table:table-cell>
          <table:table-cell office:value-type="string" calcext:value-type="string">
            <text:p>Genrod</text:p>
          </table:table-cell>
          <table:table-cell office:value-type="float" office:value="18079.8351142755" calcext:value-type="float">
            <text:p>18079,83511427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700450</text:p>
          </table:table-cell>
          <table:table-cell office:value-type="string" calcext:value-type="string">
            <text:p>Corredera Alta para Gab.Mod S.97 de Prof. 450mm</text:p>
          </table:table-cell>
          <table:table-cell office:value-type="string" calcext:value-type="string">
            <text:p>Genrod</text:p>
          </table:table-cell>
          <table:table-cell office:value-type="float" office:value="23579.4165377618" calcext:value-type="float">
            <text:p>23579,41653776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700600</text:p>
          </table:table-cell>
          <table:table-cell office:value-type="string" calcext:value-type="string">
            <text:p>Correderas altas para Gab Mod S97 Prof. 600 mm</text:p>
          </table:table-cell>
          <table:table-cell office:value-type="string" calcext:value-type="string">
            <text:p>Genrod</text:p>
          </table:table-cell>
          <table:table-cell office:value-type="float" office:value="28241.2687591232" calcext:value-type="float">
            <text:p>28241,26875912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700750</text:p>
          </table:table-cell>
          <table:table-cell office:value-type="string" calcext:value-type="string">
            <text:p>Correderas altas para Gab Mod S97 Prof. 750 mm</text:p>
          </table:table-cell>
          <table:table-cell office:value-type="string" calcext:value-type="string">
            <text:p>Genrod</text:p>
          </table:table-cell>
          <table:table-cell office:value-type="float" office:value="35728.3583725849" calcext:value-type="float">
            <text:p>35728,358372584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700900</text:p>
          </table:table-cell>
          <table:table-cell office:value-type="string" calcext:value-type="string">
            <text:p>Corredera Alta P/Gab.Mod.S.97 de Prof. 900mm</text:p>
          </table:table-cell>
          <table:table-cell office:value-type="string" calcext:value-type="string">
            <text:p>Genrod</text:p>
          </table:table-cell>
          <table:table-cell office:value-type="float" office:value="43214.2111552211" calcext:value-type="float">
            <text:p>43214,21115522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3030</text:p>
          </table:table-cell>
          <table:table-cell office:value-type="string" calcext:value-type="string">
            <text:p>Cierre Lateral Superior apto cáncamo p/Serie 97 - 300x300</text:p>
          </table:table-cell>
          <table:table-cell office:value-type="string" calcext:value-type="string">
            <text:p>Genrod</text:p>
          </table:table-cell>
          <table:table-cell office:value-type="float" office:value="11774.945245623" calcext:value-type="float">
            <text:p>11774,9452456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4030</text:p>
          </table:table-cell>
          <table:table-cell office:value-type="string" calcext:value-type="string">
            <text:p>Cierre Lateral Superior apto cáncamo p/Serie 97 - 300x450</text:p>
          </table:table-cell>
          <table:table-cell office:value-type="string" calcext:value-type="string">
            <text:p>Genrod</text:p>
          </table:table-cell>
          <table:table-cell office:value-type="float" office:value="18081.5193094422" calcext:value-type="float">
            <text:p>18081,519309442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6030</text:p>
          </table:table-cell>
          <table:table-cell office:value-type="string" calcext:value-type="string">
            <text:p>Cierre Lateral Superior apto cáncamo p/Serie 97 - 300x600</text:p>
          </table:table-cell>
          <table:table-cell office:value-type="string" calcext:value-type="string">
            <text:p>Genrod</text:p>
          </table:table-cell>
          <table:table-cell office:value-type="float" office:value="24381.698694738" calcext:value-type="float">
            <text:p>24381,6986947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7030</text:p>
          </table:table-cell>
          <table:table-cell office:value-type="string" calcext:value-type="string">
            <text:p>Cierre Lateral Superior apto cáncamo p/Serie 97 - 300x750</text:p>
          </table:table-cell>
          <table:table-cell office:value-type="string" calcext:value-type="string">
            <text:p>Genrod</text:p>
          </table:table-cell>
          <table:table-cell office:value-type="float" office:value="30690.0622159218" calcext:value-type="float">
            <text:p>30690,06221592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9030</text:p>
          </table:table-cell>
          <table:table-cell office:value-type="string" calcext:value-type="string">
            <text:p>Cierre Lateral Superior apto cáncamo p/Serie 97 - 300x900</text:p>
          </table:table-cell>
          <table:table-cell office:value-type="string" calcext:value-type="string">
            <text:p>Genrod</text:p>
          </table:table-cell>
          <table:table-cell office:value-type="float" office:value="37000.2941411186" calcext:value-type="float">
            <text:p>37000,29414111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3120</text:p>
          </table:table-cell>
          <table:table-cell office:value-type="string" calcext:value-type="string">
            <text:p>Cierre Lateral Superior apto cáncamo p/Serie 97 - 300x1200</text:p>
          </table:table-cell>
          <table:table-cell office:value-type="string" calcext:value-type="string">
            <text:p>Genrod</text:p>
          </table:table-cell>
          <table:table-cell office:value-type="float" office:value="41703.5144062615" calcext:value-type="float">
            <text:p>41703,5144062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4045</text:p>
          </table:table-cell>
          <table:table-cell office:value-type="string" calcext:value-type="string">
            <text:p>Cierre Lateral Superior apto cáncamo p/Serie 97 - 450x450</text:p>
          </table:table-cell>
          <table:table-cell office:value-type="string" calcext:value-type="string">
            <text:p>Genrod</text:p>
          </table:table-cell>
          <table:table-cell office:value-type="float" office:value="27768.5888593755" calcext:value-type="float">
            <text:p>27768,58885937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6045</text:p>
          </table:table-cell>
          <table:table-cell office:value-type="string" calcext:value-type="string">
            <text:p>Cierre Lateral Superior apto cáncamo p/Serie 97 - 450x600</text:p>
          </table:table-cell>
          <table:table-cell office:value-type="string" calcext:value-type="string">
            <text:p>Genrod</text:p>
          </table:table-cell>
          <table:table-cell office:value-type="float" office:value="37454.2636851865" calcext:value-type="float">
            <text:p>37454,26368518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7045</text:p>
          </table:table-cell>
          <table:table-cell office:value-type="string" calcext:value-type="string">
            <text:p>Cierre Lateral Superior apto cáncamo p/Serie 97 - 450x750</text:p>
          </table:table-cell>
          <table:table-cell office:value-type="string" calcext:value-type="string">
            <text:p>Genrod</text:p>
          </table:table-cell>
          <table:table-cell office:value-type="float" office:value="47134.9385565963" calcext:value-type="float">
            <text:p>47134,93855659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9045</text:p>
          </table:table-cell>
          <table:table-cell office:value-type="string" calcext:value-type="string">
            <text:p>Cierre Lateral Superior apto cáncamo p/Serie 97 - 450x900</text:p>
          </table:table-cell>
          <table:table-cell office:value-type="string" calcext:value-type="string">
            <text:p>Genrod</text:p>
          </table:table-cell>
          <table:table-cell office:value-type="float" office:value="56818.8239250426" calcext:value-type="float">
            <text:p>56818,82392504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4120</text:p>
          </table:table-cell>
          <table:table-cell office:value-type="string" calcext:value-type="string">
            <text:p>Cierre Lateral Superior apto cáncamo p/Serie 97 - 450x1200</text:p>
          </table:table-cell>
          <table:table-cell office:value-type="string" calcext:value-type="string">
            <text:p>Genrod</text:p>
          </table:table-cell>
          <table:table-cell office:value-type="float" office:value="60218.4771311777" calcext:value-type="float">
            <text:p>60218,47713117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6060</text:p>
          </table:table-cell>
          <table:table-cell office:value-type="string" calcext:value-type="string">
            <text:p>Cierre Lateral Superior apto cáncamo p/Serie 97 - 600x600</text:p>
          </table:table-cell>
          <table:table-cell office:value-type="string" calcext:value-type="string">
            <text:p>Genrod</text:p>
          </table:table-cell>
          <table:table-cell office:value-type="float" office:value="50508.5919998458" calcext:value-type="float">
            <text:p>50508,5919998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7060</text:p>
          </table:table-cell>
          <table:table-cell office:value-type="string" calcext:value-type="string">
            <text:p>Cierre Lateral Superior apto cáncamo p/Serie 97 - 600x750</text:p>
          </table:table-cell>
          <table:table-cell office:value-type="string" calcext:value-type="string">
            <text:p>Genrod</text:p>
          </table:table-cell>
          <table:table-cell office:value-type="float" office:value="63584.3938028803" calcext:value-type="float">
            <text:p>63584,39380288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6090</text:p>
          </table:table-cell>
          <table:table-cell office:value-type="string" calcext:value-type="string">
            <text:p>Cierre Lateral Superior apto cáncamo p/Serie 97 - 600x900</text:p>
          </table:table-cell>
          <table:table-cell office:value-type="string" calcext:value-type="string">
            <text:p>Genrod</text:p>
          </table:table-cell>
          <table:table-cell office:value-type="float" office:value="76641.9062990265" calcext:value-type="float">
            <text:p>76641,90629902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6120</text:p>
          </table:table-cell>
          <table:table-cell office:value-type="string" calcext:value-type="string">
            <text:p>Cierre Lateral Superior apto cáncamo p/Serie 97 - 600x1200</text:p>
          </table:table-cell>
          <table:table-cell office:value-type="string" calcext:value-type="string">
            <text:p>Genrod</text:p>
          </table:table-cell>
          <table:table-cell office:value-type="float" office:value="82007.1731579703" calcext:value-type="float">
            <text:p>82007,17315797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7070</text:p>
          </table:table-cell>
          <table:table-cell office:value-type="string" calcext:value-type="string">
            <text:p>Cierre Lateral Superior apto cáncamo p/Serie 97 - 750x750</text:p>
          </table:table-cell>
          <table:table-cell office:value-type="string" calcext:value-type="string">
            <text:p>Genrod</text:p>
          </table:table-cell>
          <table:table-cell office:value-type="float" office:value="80014.1913337031" calcext:value-type="float">
            <text:p>80014,19133370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7090</text:p>
          </table:table-cell>
          <table:table-cell office:value-type="string" calcext:value-type="string">
            <text:p>Cierre Lateral Superior apto cáncamo p/Serie 97 - 750x900</text:p>
          </table:table-cell>
          <table:table-cell office:value-type="string" calcext:value-type="string">
            <text:p>Genrod</text:p>
          </table:table-cell>
          <table:table-cell office:value-type="float" office:value="96461.8044915235" calcext:value-type="float">
            <text:p>96461,80449152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7120</text:p>
          </table:table-cell>
          <table:table-cell office:value-type="string" calcext:value-type="string">
            <text:p>Cierre Lateral Superior apto cáncamo p/Serie 97 - 750x1200</text:p>
          </table:table-cell>
          <table:table-cell office:value-type="string" calcext:value-type="string">
            <text:p>Genrod</text:p>
          </table:table-cell>
          <table:table-cell office:value-type="float" office:value="103213.690283632" calcext:value-type="float">
            <text:p>103213,6902836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9090</text:p>
          </table:table-cell>
          <table:table-cell office:value-type="string" calcext:value-type="string">
            <text:p>Cierre Lateral Superior apto cáncamo p/Serie 97 - 900x900</text:p>
          </table:table-cell>
          <table:table-cell office:value-type="string" calcext:value-type="string">
            <text:p>Genrod</text:p>
          </table:table-cell>
          <table:table-cell office:value-type="float" office:value="116281.255319679" calcext:value-type="float">
            <text:p>116281,2553196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1009120</text:p>
          </table:table-cell>
          <table:table-cell office:value-type="string" calcext:value-type="string">
            <text:p>Cierre Lateral Superior apto cáncamo p/Serie 97 - 1200x1200</text:p>
          </table:table-cell>
          <table:table-cell office:value-type="string" calcext:value-type="string">
            <text:p>Genrod</text:p>
          </table:table-cell>
          <table:table-cell office:value-type="float" office:value="124420.207409293" calcext:value-type="float">
            <text:p>124420,2074092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3210</text:p>
          </table:table-cell>
          <table:table-cell office:value-type="string" calcext:value-type="string">
            <text:p>Cierre Lateral Enterizos p/Serie 97 - 300x2100</text:p>
          </table:table-cell>
          <table:table-cell office:value-type="string" calcext:value-type="string">
            <text:p>Genrod</text:p>
          </table:table-cell>
          <table:table-cell office:value-type="float" office:value="72023.5536809545" calcext:value-type="float">
            <text:p>72023,55368095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4210</text:p>
          </table:table-cell>
          <table:table-cell office:value-type="string" calcext:value-type="string">
            <text:p>Cierre Lateral Enterizos p/Serie 97 - 450x2100</text:p>
          </table:table-cell>
          <table:table-cell office:value-type="string" calcext:value-type="string">
            <text:p>Genrod</text:p>
          </table:table-cell>
          <table:table-cell office:value-type="float" office:value="103992.551601571" calcext:value-type="float">
            <text:p>103992,5516015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6210</text:p>
          </table:table-cell>
          <table:table-cell office:value-type="string" calcext:value-type="string">
            <text:p>Cierre Lateral Enterizos p/Serie 97 - 600x2100</text:p>
          </table:table-cell>
          <table:table-cell office:value-type="string" calcext:value-type="string">
            <text:p>Genrod</text:p>
          </table:table-cell>
          <table:table-cell office:value-type="float" office:value="135950.128573714" calcext:value-type="float">
            <text:p>135950,1285737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210</text:p>
          </table:table-cell>
          <table:table-cell office:value-type="string" calcext:value-type="string">
            <text:p>Cierre Lateral Enterizos p/Serie 97 - 750x2100</text:p>
          </table:table-cell>
          <table:table-cell office:value-type="string" calcext:value-type="string">
            <text:p>Genrod</text:p>
          </table:table-cell>
          <table:table-cell office:value-type="float" office:value="167919.126494331" calcext:value-type="float">
            <text:p>167919,1264943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9210</text:p>
          </table:table-cell>
          <table:table-cell office:value-type="string" calcext:value-type="string">
            <text:p>Cierre Lateral Enterizos p/Serie 97 - 900x2100</text:p>
          </table:table-cell>
          <table:table-cell office:value-type="string" calcext:value-type="string">
            <text:p>Genrod</text:p>
          </table:table-cell>
          <table:table-cell office:value-type="float" office:value="199876.729782024" calcext:value-type="float">
            <text:p>199876,7297820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3180</text:p>
          </table:table-cell>
          <table:table-cell office:value-type="string" calcext:value-type="string">
            <text:p>Cierre Lateral Enterizos p/Serie 97 - 300x1800</text:p>
          </table:table-cell>
          <table:table-cell office:value-type="string" calcext:value-type="string">
            <text:p>Genrod</text:p>
          </table:table-cell>
          <table:table-cell office:value-type="float" office:value="61920.3563471046" calcext:value-type="float">
            <text:p>61920,35634710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4180</text:p>
          </table:table-cell>
          <table:table-cell office:value-type="string" calcext:value-type="string">
            <text:p>Cierre Lateral Enterizos p/Serie 97 - 450x1800</text:p>
          </table:table-cell>
          <table:table-cell office:value-type="string" calcext:value-type="string">
            <text:p>Genrod</text:p>
          </table:table-cell>
          <table:table-cell office:value-type="float" office:value="89394.6584166528" calcext:value-type="float">
            <text:p>89394,65841665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6180</text:p>
          </table:table-cell>
          <table:table-cell office:value-type="string" calcext:value-type="string">
            <text:p>Cierre Lateral Enterizos p/Serie 97 - 600x1800</text:p>
          </table:table-cell>
          <table:table-cell office:value-type="string" calcext:value-type="string">
            <text:p>Genrod</text:p>
          </table:table-cell>
          <table:table-cell office:value-type="float" office:value="116876.697257748" calcext:value-type="float">
            <text:p>116876,6972577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180</text:p>
          </table:table-cell>
          <table:table-cell office:value-type="string" calcext:value-type="string">
            <text:p>Cierre Lateral Enterizos p/Serie 97 - 750x1800</text:p>
          </table:table-cell>
          <table:table-cell office:value-type="string" calcext:value-type="string">
            <text:p>Genrod</text:p>
          </table:table-cell>
          <table:table-cell office:value-type="float" office:value="144348.683558942" calcext:value-type="float">
            <text:p>144348,6835589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9180</text:p>
          </table:table-cell>
          <table:table-cell office:value-type="string" calcext:value-type="string">
            <text:p>Cierre Lateral Enterizos p/Serie 97 - 900x1800</text:p>
          </table:table-cell>
          <table:table-cell office:value-type="string" calcext:value-type="string">
            <text:p>Genrod</text:p>
          </table:table-cell>
          <table:table-cell office:value-type="float" office:value="171833.011852842" calcext:value-type="float">
            <text:p>171833,0118528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3150</text:p>
          </table:table-cell>
          <table:table-cell office:value-type="string" calcext:value-type="string">
            <text:p>Cierre Lateral Enterizos p/Serie 97 - 300x1500</text:p>
          </table:table-cell>
          <table:table-cell office:value-type="string" calcext:value-type="string">
            <text:p>Genrod</text:p>
          </table:table-cell>
          <table:table-cell office:value-type="float" office:value="51817.6326931453" calcext:value-type="float">
            <text:p>51817,632693145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4150</text:p>
          </table:table-cell>
          <table:table-cell office:value-type="string" calcext:value-type="string">
            <text:p>Cierre Lateral Enterizos p/Serie 97 - 450x1500</text:p>
          </table:table-cell>
          <table:table-cell office:value-type="string" calcext:value-type="string">
            <text:p>Genrod</text:p>
          </table:table-cell>
          <table:table-cell office:value-type="float" office:value="74804.9756831718" calcext:value-type="float">
            <text:p>74804,97568317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6150</text:p>
          </table:table-cell>
          <table:table-cell office:value-type="string" calcext:value-type="string">
            <text:p>Cierre Lateral Enterizos p/Serie 97 - 600x1500</text:p>
          </table:table-cell>
          <table:table-cell office:value-type="string" calcext:value-type="string">
            <text:p>Genrod</text:p>
          </table:table-cell>
          <table:table-cell office:value-type="float" office:value="97803.7133061228" calcext:value-type="float">
            <text:p>97803,71330612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150</text:p>
          </table:table-cell>
          <table:table-cell office:value-type="string" calcext:value-type="string">
            <text:p>Cierre Lateral Enterizos p/Serie 97 - 750x1500</text:p>
          </table:table-cell>
          <table:table-cell office:value-type="string" calcext:value-type="string">
            <text:p>Genrod</text:p>
          </table:table-cell>
          <table:table-cell office:value-type="float" office:value="120791.477344941" calcext:value-type="float">
            <text:p>120791,4773449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9150</text:p>
          </table:table-cell>
          <table:table-cell office:value-type="string" calcext:value-type="string">
            <text:p>Cierre Lateral Enterizos p/Serie 97 - 900x1500</text:p>
          </table:table-cell>
          <table:table-cell office:value-type="string" calcext:value-type="string">
            <text:p>Genrod</text:p>
          </table:table-cell>
          <table:table-cell office:value-type="float" office:value="143790.214967892" calcext:value-type="float">
            <text:p>143790,2149678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3120</text:p>
          </table:table-cell>
          <table:table-cell office:value-type="string" calcext:value-type="string">
            <text:p>Cierre Lateral Enterizos p/Serie 97 - 300x1200</text:p>
          </table:table-cell>
          <table:table-cell office:value-type="string" calcext:value-type="string">
            <text:p>Genrod</text:p>
          </table:table-cell>
          <table:table-cell office:value-type="float" office:value="41703.5144062615" calcext:value-type="float">
            <text:p>41703,51440626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4120</text:p>
          </table:table-cell>
          <table:table-cell office:value-type="string" calcext:value-type="string">
            <text:p>Cierre Lateral Enterizos p/Serie 97 - 450x1200</text:p>
          </table:table-cell>
          <table:table-cell office:value-type="string" calcext:value-type="string">
            <text:p>Genrod</text:p>
          </table:table-cell>
          <table:table-cell office:value-type="float" office:value="60218.4771311777" calcext:value-type="float">
            <text:p>60218,47713117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6120</text:p>
          </table:table-cell>
          <table:table-cell office:value-type="string" calcext:value-type="string">
            <text:p>Cierre Lateral Enterizos p/Serie 97 - 600x1200</text:p>
          </table:table-cell>
          <table:table-cell office:value-type="string" calcext:value-type="string">
            <text:p>Genrod</text:p>
          </table:table-cell>
          <table:table-cell office:value-type="float" office:value="82006.7257936292" calcext:value-type="float">
            <text:p>82006,72579362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120</text:p>
          </table:table-cell>
          <table:table-cell office:value-type="string" calcext:value-type="string">
            <text:p>Cierre Lateral Enterizos p/Serie 97 - 750x1200</text:p>
          </table:table-cell>
          <table:table-cell office:value-type="string" calcext:value-type="string">
            <text:p>Genrod</text:p>
          </table:table-cell>
          <table:table-cell office:value-type="float" office:value="103213.690283632" calcext:value-type="float">
            <text:p>103213,69028363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9120</text:p>
          </table:table-cell>
          <table:table-cell office:value-type="string" calcext:value-type="string">
            <text:p>Cierre Lateral Enterizos p/Serie 97 - 900x1200</text:p>
          </table:table-cell>
          <table:table-cell office:value-type="string" calcext:value-type="string">
            <text:p>Genrod</text:p>
          </table:table-cell>
          <table:table-cell office:value-type="float" office:value="124420.207409293" calcext:value-type="float">
            <text:p>124420,20740929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9090E</text:p>
          </table:table-cell>
          <table:table-cell office:value-type="string" calcext:value-type="string">
            <text:p>Cierre Lateral Enterizos p/Serie 97 - 900x900</text:p>
          </table:table-cell>
          <table:table-cell office:value-type="string" calcext:value-type="string">
            <text:p>Genrod</text:p>
          </table:table-cell>
          <table:table-cell office:value-type="float" office:value="116281.255319679" calcext:value-type="float">
            <text:p>116281,2553196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090E</text:p>
          </table:table-cell>
          <table:table-cell office:value-type="string" calcext:value-type="string">
            <text:p>Cierre Lateral Enterizos p/Serie 97 - 750x900</text:p>
          </table:table-cell>
          <table:table-cell office:value-type="string" calcext:value-type="string">
            <text:p>Genrod</text:p>
          </table:table-cell>
          <table:table-cell office:value-type="float" office:value="96461.3571271824" calcext:value-type="float">
            <text:p>96461,357127182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6090E</text:p>
          </table:table-cell>
          <table:table-cell office:value-type="string" calcext:value-type="string">
            <text:p>Cierre Lateral Enterizos p/Serie 97 - 600x900</text:p>
          </table:table-cell>
          <table:table-cell office:value-type="string" calcext:value-type="string">
            <text:p>Genrod</text:p>
          </table:table-cell>
          <table:table-cell office:value-type="float" office:value="76640.9852547948" calcext:value-type="float">
            <text:p>76640,98525479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9045E</text:p>
          </table:table-cell>
          <table:table-cell office:value-type="string" calcext:value-type="string">
            <text:p>Cierre Lateral Enterizos p/Serie 97 - 450x900</text:p>
          </table:table-cell>
          <table:table-cell office:value-type="string" calcext:value-type="string">
            <text:p>Genrod</text:p>
          </table:table-cell>
          <table:table-cell office:value-type="float" office:value="56819.2712893838" calcext:value-type="float">
            <text:p>56819,27128938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9030E</text:p>
          </table:table-cell>
          <table:table-cell office:value-type="string" calcext:value-type="string">
            <text:p>Cierre Lateral Enterizos p/Serie 97 - 300x900</text:p>
          </table:table-cell>
          <table:table-cell office:value-type="string" calcext:value-type="string">
            <text:p>Genrod</text:p>
          </table:table-cell>
          <table:table-cell office:value-type="float" office:value="36999.3730968868" calcext:value-type="float">
            <text:p>36999,373096886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070E</text:p>
          </table:table-cell>
          <table:table-cell office:value-type="string" calcext:value-type="string">
            <text:p>Cierre Lateral Enterizos p/Serie 97 - 750x750</text:p>
          </table:table-cell>
          <table:table-cell office:value-type="string" calcext:value-type="string">
            <text:p>Genrod</text:p>
          </table:table-cell>
          <table:table-cell office:value-type="float" office:value="80014.1913337031" calcext:value-type="float">
            <text:p>80014,19133370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060E</text:p>
          </table:table-cell>
          <table:table-cell office:value-type="string" calcext:value-type="string">
            <text:p>Cierre Lateral Enterizos p/Serie 97 - 600x750</text:p>
          </table:table-cell>
          <table:table-cell office:value-type="string" calcext:value-type="string">
            <text:p>Genrod</text:p>
          </table:table-cell>
          <table:table-cell office:value-type="float" office:value="63584.8411672214" calcext:value-type="float">
            <text:p>63584,841167221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045E</text:p>
          </table:table-cell>
          <table:table-cell office:value-type="string" calcext:value-type="string">
            <text:p>Cierre Lateral Enterizos p/Serie 97 - 450x750</text:p>
          </table:table-cell>
          <table:table-cell office:value-type="string" calcext:value-type="string">
            <text:p>Genrod</text:p>
          </table:table-cell>
          <table:table-cell office:value-type="float" office:value="47134.9385565963" calcext:value-type="float">
            <text:p>47134,938556596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7030E</text:p>
          </table:table-cell>
          <table:table-cell office:value-type="string" calcext:value-type="string">
            <text:p>Cierre Lateral Enterizos p/Serie 97 - 300x750</text:p>
          </table:table-cell>
          <table:table-cell office:value-type="string" calcext:value-type="string">
            <text:p>Genrod</text:p>
          </table:table-cell>
          <table:table-cell office:value-type="float" office:value="30690.0622159218" calcext:value-type="float">
            <text:p>30690,06221592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6060E</text:p>
          </table:table-cell>
          <table:table-cell office:value-type="string" calcext:value-type="string">
            <text:p>Cierre Lateral Enterizos p/Serie 97 - 600x600</text:p>
          </table:table-cell>
          <table:table-cell office:value-type="string" calcext:value-type="string">
            <text:p>Genrod</text:p>
          </table:table-cell>
          <table:table-cell office:value-type="float" office:value="50508.5919998458" calcext:value-type="float">
            <text:p>50508,591999845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6045E</text:p>
          </table:table-cell>
          <table:table-cell office:value-type="string" calcext:value-type="string">
            <text:p>Cierre Lateral Enterizos p/Serie 97 - 450x600</text:p>
          </table:table-cell>
          <table:table-cell office:value-type="string" calcext:value-type="string">
            <text:p>Genrod</text:p>
          </table:table-cell>
          <table:table-cell office:value-type="float" office:value="37453.3689565042" calcext:value-type="float">
            <text:p>37453,36895650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6030E</text:p>
          </table:table-cell>
          <table:table-cell office:value-type="string" calcext:value-type="string">
            <text:p>Cierre Lateral Enterizos p/Serie 97 - 300x600</text:p>
          </table:table-cell>
          <table:table-cell office:value-type="string" calcext:value-type="string">
            <text:p>Genrod</text:p>
          </table:table-cell>
          <table:table-cell office:value-type="float" office:value="24380.7776505062" calcext:value-type="float">
            <text:p>24380,77765050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4045E</text:p>
          </table:table-cell>
          <table:table-cell office:value-type="string" calcext:value-type="string">
            <text:p>Cierre Lateral Enterizos p/Serie 97 - 450x450</text:p>
          </table:table-cell>
          <table:table-cell office:value-type="string" calcext:value-type="string">
            <text:p>Genrod</text:p>
          </table:table-cell>
          <table:table-cell office:value-type="float" office:value="27769.4835880578" calcext:value-type="float">
            <text:p>27769,48358805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4030E</text:p>
          </table:table-cell>
          <table:table-cell office:value-type="string" calcext:value-type="string">
            <text:p>Cierre Lateral Enterizos p/Serie 97 - 300x450</text:p>
          </table:table-cell>
          <table:table-cell office:value-type="string" calcext:value-type="string">
            <text:p>Genrod</text:p>
          </table:table-cell>
          <table:table-cell office:value-type="float" office:value="18082.4140381245" calcext:value-type="float">
            <text:p>18082,414038124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603030E</text:p>
          </table:table-cell>
          <table:table-cell office:value-type="string" calcext:value-type="string">
            <text:p>Cierre Lateral Enterizos p/Serie 97 - 300x300</text:p>
          </table:table-cell>
          <table:table-cell office:value-type="string" calcext:value-type="string">
            <text:p>Genrod</text:p>
          </table:table-cell>
          <table:table-cell office:value-type="float" office:value="11775.4189255136" calcext:value-type="float">
            <text:p>11775,41892551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2030</text:p>
          </table:table-cell>
          <table:table-cell office:value-type="string" calcext:value-type="string">
            <text:p>Lateral Inferior Extraible p/97 - 200x300</text:p>
          </table:table-cell>
          <table:table-cell office:value-type="string" calcext:value-type="string">
            <text:p>Genrod</text:p>
          </table:table-cell>
          <table:table-cell office:value-type="float" office:value="8258.4773153492" calcext:value-type="float">
            <text:p>8258,47731534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2045</text:p>
          </table:table-cell>
          <table:table-cell office:value-type="string" calcext:value-type="string">
            <text:p>Lateral Inferior Extraible p/97 - 200x450</text:p>
          </table:table-cell>
          <table:table-cell office:value-type="string" calcext:value-type="string">
            <text:p>Genrod</text:p>
          </table:table-cell>
          <table:table-cell office:value-type="float" office:value="13811.7424597733" calcext:value-type="float">
            <text:p>13811,74245977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2060</text:p>
          </table:table-cell>
          <table:table-cell office:value-type="string" calcext:value-type="string">
            <text:p>Lateral Inferior Extraible p/97 - 200x600</text:p>
          </table:table-cell>
          <table:table-cell office:value-type="string" calcext:value-type="string">
            <text:p>Genrod</text:p>
          </table:table-cell>
          <table:table-cell office:value-type="float" office:value="18419.147809262" calcext:value-type="float">
            <text:p>18419,1478092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2075</text:p>
          </table:table-cell>
          <table:table-cell office:value-type="string" calcext:value-type="string">
            <text:p>Lateral Inferior Extraible p/97 - 200x750</text:p>
          </table:table-cell>
          <table:table-cell office:value-type="string" calcext:value-type="string">
            <text:p>Genrod</text:p>
          </table:table-cell>
          <table:table-cell office:value-type="float" office:value="23032.0531085918" calcext:value-type="float">
            <text:p>23032,05310859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2090</text:p>
          </table:table-cell>
          <table:table-cell office:value-type="string" calcext:value-type="string">
            <text:p>Lateral Inferior Extraible p/97 - 200x900</text:p>
          </table:table-cell>
          <table:table-cell office:value-type="string" calcext:value-type="string">
            <text:p>Genrod</text:p>
          </table:table-cell>
          <table:table-cell office:value-type="float" office:value="27638.5374138487" calcext:value-type="float">
            <text:p>27638,53741384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3030</text:p>
          </table:table-cell>
          <table:table-cell office:value-type="string" calcext:value-type="string">
            <text:p>Lateral Inferior Extraible p/97 - 300x300</text:p>
          </table:table-cell>
          <table:table-cell office:value-type="string" calcext:value-type="string">
            <text:p>Genrod</text:p>
          </table:table-cell>
          <table:table-cell office:value-type="float" office:value="13811.7424597733" calcext:value-type="float">
            <text:p>13811,74245977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3045</text:p>
          </table:table-cell>
          <table:table-cell office:value-type="string" calcext:value-type="string">
            <text:p>Lateral Inferior Extraible p/97 - 300x450</text:p>
          </table:table-cell>
          <table:table-cell office:value-type="string" calcext:value-type="string">
            <text:p>Genrod</text:p>
          </table:table-cell>
          <table:table-cell office:value-type="float" office:value="20727.416231841" calcext:value-type="float">
            <text:p>20727,4162318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3060</text:p>
          </table:table-cell>
          <table:table-cell office:value-type="string" calcext:value-type="string">
            <text:p>Lateral Inferior Extraible p/97 - 300x600</text:p>
          </table:table-cell>
          <table:table-cell office:value-type="string" calcext:value-type="string">
            <text:p>Genrod</text:p>
          </table:table-cell>
          <table:table-cell office:value-type="float" office:value="27638.5374138487" calcext:value-type="float">
            <text:p>27638,53741384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3075</text:p>
          </table:table-cell>
          <table:table-cell office:value-type="string" calcext:value-type="string">
            <text:p>Lateral Inferior Extraible p/97 - 300x750</text:p>
          </table:table-cell>
          <table:table-cell office:value-type="string" calcext:value-type="string">
            <text:p>Genrod</text:p>
          </table:table-cell>
          <table:table-cell office:value-type="float" office:value="34541.4481444189" calcext:value-type="float">
            <text:p>34541,44814441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3090</text:p>
          </table:table-cell>
          <table:table-cell office:value-type="string" calcext:value-type="string">
            <text:p>Lateral Inferior Extraible p/97 - 300x900</text:p>
          </table:table-cell>
          <table:table-cell office:value-type="string" calcext:value-type="string">
            <text:p>Genrod</text:p>
          </table:table-cell>
          <table:table-cell office:value-type="float" office:value="41439.7799693797" calcext:value-type="float">
            <text:p>41439,77996937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4045</text:p>
          </table:table-cell>
          <table:table-cell office:value-type="string" calcext:value-type="string">
            <text:p>Lateral Inferior Extraible p/97 - 450x450</text:p>
          </table:table-cell>
          <table:table-cell office:value-type="string" calcext:value-type="string">
            <text:p>Genrod</text:p>
          </table:table-cell>
          <table:table-cell office:value-type="float" office:value="31083.8217827809" calcext:value-type="float">
            <text:p>31083,82178278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4075</text:p>
          </table:table-cell>
          <table:table-cell office:value-type="string" calcext:value-type="string">
            <text:p>Lateral Inferior Extraible p/97 - 450x750</text:p>
          </table:table-cell>
          <table:table-cell office:value-type="string" calcext:value-type="string">
            <text:p>Genrod</text:p>
          </table:table-cell>
          <table:table-cell office:value-type="float" office:value="51811.2643301713" calcext:value-type="float">
            <text:p>51811,26433017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6045</text:p>
          </table:table-cell>
          <table:table-cell office:value-type="string" calcext:value-type="string">
            <text:p>Lateral Inferior Extraible p/97 - 600x450</text:p>
          </table:table-cell>
          <table:table-cell office:value-type="string" calcext:value-type="string">
            <text:p>Genrod</text:p>
          </table:table-cell>
          <table:table-cell office:value-type="float" office:value="41439.7799693797" calcext:value-type="float">
            <text:p>41439,779969379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6060</text:p>
          </table:table-cell>
          <table:table-cell office:value-type="string" calcext:value-type="string">
            <text:p>Lateral Inferior Extraible p/97 - 600x600</text:p>
          </table:table-cell>
          <table:table-cell office:value-type="string" calcext:value-type="string">
            <text:p>Genrod</text:p>
          </table:table-cell>
          <table:table-cell office:value-type="float" office:value="55255.6276548718" calcext:value-type="float">
            <text:p>55255,627654871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6075</text:p>
          </table:table-cell>
          <table:table-cell office:value-type="string" calcext:value-type="string">
            <text:p>Lateral Inferior Extraible p/97 - 600x750</text:p>
          </table:table-cell>
          <table:table-cell office:value-type="string" calcext:value-type="string">
            <text:p>Genrod</text:p>
          </table:table-cell>
          <table:table-cell office:value-type="float" office:value="69071.0279760227" calcext:value-type="float">
            <text:p>69071,02797602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6090</text:p>
          </table:table-cell>
          <table:table-cell office:value-type="string" calcext:value-type="string">
            <text:p>Lateral Inferior Extraible p/97 - 600x900</text:p>
          </table:table-cell>
          <table:table-cell office:value-type="string" calcext:value-type="string">
            <text:p>Genrod</text:p>
          </table:table-cell>
          <table:table-cell office:value-type="float" office:value="82881.8493915641" calcext:value-type="float">
            <text:p>82881,849391564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7075</text:p>
          </table:table-cell>
          <table:table-cell office:value-type="string" calcext:value-type="string">
            <text:p>Lateral Inferior Extraible p/97 - 750x750</text:p>
          </table:table-cell>
          <table:table-cell office:value-type="string" calcext:value-type="string">
            <text:p>Genrod</text:p>
          </table:table-cell>
          <table:table-cell office:value-type="float" office:value="86339.0020733115" calcext:value-type="float">
            <text:p>86339,002073311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9045</text:p>
          </table:table-cell>
          <table:table-cell office:value-type="string" calcext:value-type="string">
            <text:p>Lateral Inferior Extraible p/97 - 900x450</text:p>
          </table:table-cell>
          <table:table-cell office:value-type="string" calcext:value-type="string">
            <text:p>Genrod</text:p>
          </table:table-cell>
          <table:table-cell office:value-type="float" office:value="62166.7488368795" calcext:value-type="float">
            <text:p>62166,748836879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9075</text:p>
          </table:table-cell>
          <table:table-cell office:value-type="string" calcext:value-type="string">
            <text:p>Lateral Inferior Extraible p/97 - 900x750</text:p>
          </table:table-cell>
          <table:table-cell office:value-type="string" calcext:value-type="string">
            <text:p>Genrod</text:p>
          </table:table-cell>
          <table:table-cell office:value-type="float" office:value="103610.634031978" calcext:value-type="float">
            <text:p>103610,6340319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709090</text:p>
          </table:table-cell>
          <table:table-cell office:value-type="string" calcext:value-type="string">
            <text:p>Lateral Inferior Extraible p/97 - 900x900</text:p>
          </table:table-cell>
          <table:table-cell office:value-type="string" calcext:value-type="string">
            <text:p>Genrod</text:p>
          </table:table-cell>
          <table:table-cell office:value-type="float" office:value="124322.550405176" calcext:value-type="float">
            <text:p>124322,5504051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3030</text:p>
          </table:table-cell>
          <table:table-cell office:value-type="string" calcext:value-type="string">
            <text:p>Lateral Extraible Interior p/97 - 300x300</text:p>
          </table:table-cell>
          <table:table-cell office:value-type="string" calcext:value-type="string">
            <text:p>Genrod</text:p>
          </table:table-cell>
          <table:table-cell office:value-type="float" office:value="7458.48461117772" calcext:value-type="float">
            <text:p>7458,4846111777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3045</text:p>
          </table:table-cell>
          <table:table-cell office:value-type="string" calcext:value-type="string">
            <text:p>Lateral Extraible Interior p/97 - 300x450</text:p>
          </table:table-cell>
          <table:table-cell office:value-type="string" calcext:value-type="string">
            <text:p>Genrod</text:p>
          </table:table-cell>
          <table:table-cell office:value-type="float" office:value="12809.0147624131" calcext:value-type="float">
            <text:p>12809,01476241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3060</text:p>
          </table:table-cell>
          <table:table-cell office:value-type="string" calcext:value-type="string">
            <text:p>Lateral Extraible Interior p/97 - 300x600</text:p>
          </table:table-cell>
          <table:table-cell office:value-type="string" calcext:value-type="string">
            <text:p>Genrod</text:p>
          </table:table-cell>
          <table:table-cell office:value-type="float" office:value="18160.7554289244" calcext:value-type="float">
            <text:p>18160,75542892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3075</text:p>
          </table:table-cell>
          <table:table-cell office:value-type="string" calcext:value-type="string">
            <text:p>Lateral Extraible Interior p/97 - 300x750</text:p>
          </table:table-cell>
          <table:table-cell office:value-type="string" calcext:value-type="string">
            <text:p>Genrod</text:p>
          </table:table-cell>
          <table:table-cell office:value-type="float" office:value="23503.3645997665" calcext:value-type="float">
            <text:p>23503,36459976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3090</text:p>
          </table:table-cell>
          <table:table-cell office:value-type="string" calcext:value-type="string">
            <text:p>Lateral Extraible Interior p/97 - 300x900</text:p>
          </table:table-cell>
          <table:table-cell office:value-type="string" calcext:value-type="string">
            <text:p>Genrod</text:p>
          </table:table-cell>
          <table:table-cell office:value-type="float" office:value="28852.0526625383" calcext:value-type="float">
            <text:p>28852,05266253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4030</text:p>
          </table:table-cell>
          <table:table-cell office:value-type="string" calcext:value-type="string">
            <text:p>Lateral Extraible Interior p/97 - 450x300</text:p>
          </table:table-cell>
          <table:table-cell office:value-type="string" calcext:value-type="string">
            <text:p>Genrod</text:p>
          </table:table-cell>
          <table:table-cell office:value-type="float" office:value="12047.3374982835" calcext:value-type="float">
            <text:p>12047,33749828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4045</text:p>
          </table:table-cell>
          <table:table-cell office:value-type="string" calcext:value-type="string">
            <text:p>Lateral Extraible Interior p/97 - 450x450</text:p>
          </table:table-cell>
          <table:table-cell office:value-type="string" calcext:value-type="string">
            <text:p>Genrod</text:p>
          </table:table-cell>
          <table:table-cell office:value-type="float" office:value="20673.285146562" calcext:value-type="float">
            <text:p>20673,2851465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4060</text:p>
          </table:table-cell>
          <table:table-cell office:value-type="string" calcext:value-type="string">
            <text:p>Lateral Extraible Interior p/97 - 450x600</text:p>
          </table:table-cell>
          <table:table-cell office:value-type="string" calcext:value-type="string">
            <text:p>Genrod</text:p>
          </table:table-cell>
          <table:table-cell office:value-type="float" office:value="29315.6273821661" calcext:value-type="float">
            <text:p>29315,62738216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4075</text:p>
          </table:table-cell>
          <table:table-cell office:value-type="string" calcext:value-type="string">
            <text:p>Lateral Extraible Interior p/97 - 450x750</text:p>
          </table:table-cell>
          <table:table-cell office:value-type="string" calcext:value-type="string">
            <text:p>Genrod</text:p>
          </table:table-cell>
          <table:table-cell office:value-type="float" office:value="37952.522299028" calcext:value-type="float">
            <text:p>37952,52229902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4090</text:p>
          </table:table-cell>
          <table:table-cell office:value-type="string" calcext:value-type="string">
            <text:p>Lateral Extraible Interior p/97 - 450x900</text:p>
          </table:table-cell>
          <table:table-cell office:value-type="string" calcext:value-type="string">
            <text:p>Genrod</text:p>
          </table:table-cell>
          <table:table-cell office:value-type="float" office:value="46595.4697922701" calcext:value-type="float">
            <text:p>46595,469792270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6030</text:p>
          </table:table-cell>
          <table:table-cell office:value-type="string" calcext:value-type="string">
            <text:p>Lateral Extraible Interior p/97 - 600x300</text:p>
          </table:table-cell>
          <table:table-cell office:value-type="string" calcext:value-type="string">
            <text:p>Genrod</text:p>
          </table:table-cell>
          <table:table-cell office:value-type="float" office:value="16624.6378591678" calcext:value-type="float">
            <text:p>16624,63785916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6045</text:p>
          </table:table-cell>
          <table:table-cell office:value-type="string" calcext:value-type="string">
            <text:p>Lateral Extraible Interior p/97 - 600x450</text:p>
          </table:table-cell>
          <table:table-cell office:value-type="string" calcext:value-type="string">
            <text:p>Genrod</text:p>
          </table:table-cell>
          <table:table-cell office:value-type="float" office:value="28551.5290874844" calcext:value-type="float">
            <text:p>28551,52908748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6060</text:p>
          </table:table-cell>
          <table:table-cell office:value-type="string" calcext:value-type="string">
            <text:p>Lateral Extraible Interior p/97 - 600x600</text:p>
          </table:table-cell>
          <table:table-cell office:value-type="string" calcext:value-type="string">
            <text:p>Genrod</text:p>
          </table:table-cell>
          <table:table-cell office:value-type="float" office:value="40479.6308310771" calcext:value-type="float">
            <text:p>40479,630831077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6075</text:p>
          </table:table-cell>
          <table:table-cell office:value-type="string" calcext:value-type="string">
            <text:p>Lateral Extraible Interior p/97 - 600x750</text:p>
          </table:table-cell>
          <table:table-cell office:value-type="string" calcext:value-type="string">
            <text:p>Genrod</text:p>
          </table:table-cell>
          <table:table-cell office:value-type="float" office:value="52399.8379098259" calcext:value-type="float">
            <text:p>52399,83790982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6090</text:p>
          </table:table-cell>
          <table:table-cell office:value-type="string" calcext:value-type="string">
            <text:p>Lateral Extraible Interior p/97 - 600x900</text:p>
          </table:table-cell>
          <table:table-cell office:value-type="string" calcext:value-type="string">
            <text:p>Genrod</text:p>
          </table:table-cell>
          <table:table-cell office:value-type="float" office:value="64333.4132877103" calcext:value-type="float">
            <text:p>64333,413287710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7030</text:p>
          </table:table-cell>
          <table:table-cell office:value-type="string" calcext:value-type="string">
            <text:p>Lateral Extraible Interior p/97 - 750x300</text:p>
          </table:table-cell>
          <table:table-cell office:value-type="string" calcext:value-type="string">
            <text:p>Genrod</text:p>
          </table:table-cell>
          <table:table-cell office:value-type="float" office:value="21203.7803085157" calcext:value-type="float">
            <text:p>21203,78030851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7045</text:p>
          </table:table-cell>
          <table:table-cell office:value-type="string" calcext:value-type="string">
            <text:p>Lateral Extraible Interior p/97 - 750x450</text:p>
          </table:table-cell>
          <table:table-cell office:value-type="string" calcext:value-type="string">
            <text:p>Genrod</text:p>
          </table:table-cell>
          <table:table-cell office:value-type="float" office:value="36426.1414825787" calcext:value-type="float">
            <text:p>36426,14148257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7060</text:p>
          </table:table-cell>
          <table:table-cell office:value-type="string" calcext:value-type="string">
            <text:p>Lateral Extraible Interior p/97 - 750x600</text:p>
          </table:table-cell>
          <table:table-cell office:value-type="string" calcext:value-type="string">
            <text:p>Genrod</text:p>
          </table:table-cell>
          <table:table-cell office:value-type="float" office:value="51371.7157072182" calcext:value-type="float">
            <text:p>51371,71570721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7075</text:p>
          </table:table-cell>
          <table:table-cell office:value-type="string" calcext:value-type="string">
            <text:p>Lateral Extraible Interior p/97 - 750x750</text:p>
          </table:table-cell>
          <table:table-cell office:value-type="string" calcext:value-type="string">
            <text:p>Genrod</text:p>
          </table:table-cell>
          <table:table-cell office:value-type="float" office:value="66857.5218471187" calcext:value-type="float">
            <text:p>66857,521847118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7090</text:p>
          </table:table-cell>
          <table:table-cell office:value-type="string" calcext:value-type="string">
            <text:p>Lateral Extraible Interior p/97 - 750x900</text:p>
          </table:table-cell>
          <table:table-cell office:value-type="string" calcext:value-type="string">
            <text:p>Genrod</text:p>
          </table:table-cell>
          <table:table-cell office:value-type="float" office:value="82078.0672482677" calcext:value-type="float">
            <text:p>82078,06724826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9030</text:p>
          </table:table-cell>
          <table:table-cell office:value-type="string" calcext:value-type="string">
            <text:p>Lateral Extraible Interior p/97 - 900x300</text:p>
          </table:table-cell>
          <table:table-cell office:value-type="string" calcext:value-type="string">
            <text:p>Genrod</text:p>
          </table:table-cell>
          <table:table-cell office:value-type="float" office:value="25794.4489685355" calcext:value-type="float">
            <text:p>25794,448968535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9045</text:p>
          </table:table-cell>
          <table:table-cell office:value-type="string" calcext:value-type="string">
            <text:p>Lateral Extraible Interior p/97 - 900x450</text:p>
          </table:table-cell>
          <table:table-cell office:value-type="string" calcext:value-type="string">
            <text:p>Genrod</text:p>
          </table:table-cell>
          <table:table-cell office:value-type="float" office:value="44287.359262988" calcext:value-type="float">
            <text:p>44287,3592629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9060</text:p>
          </table:table-cell>
          <table:table-cell office:value-type="string" calcext:value-type="string">
            <text:p>Lateral Extraible Interior p/97 - 900x600</text:p>
          </table:table-cell>
          <table:table-cell office:value-type="string" calcext:value-type="string">
            <text:p>Genrod</text:p>
          </table:table-cell>
          <table:table-cell office:value-type="float" office:value="62795.4799450396" calcext:value-type="float">
            <text:p>62795,479945039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9075</text:p>
          </table:table-cell>
          <table:table-cell office:value-type="string" calcext:value-type="string">
            <text:p>Lateral Extraible Interior p/97 - 900x750</text:p>
          </table:table-cell>
          <table:table-cell office:value-type="string" calcext:value-type="string">
            <text:p>Genrod</text:p>
          </table:table-cell>
          <table:table-cell office:value-type="float" office:value="81310.9163498464" calcext:value-type="float">
            <text:p>81310,916349846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809090</text:p>
          </table:table-cell>
          <table:table-cell office:value-type="string" calcext:value-type="string">
            <text:p>Lateral Extraible Interior p/97 - 900x900</text:p>
          </table:table-cell>
          <table:table-cell office:value-type="string" calcext:value-type="string">
            <text:p>Genrod</text:p>
          </table:table-cell>
          <table:table-cell office:value-type="float" office:value="99811.7476246921" calcext:value-type="float">
            <text:p>99811,747624692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20301</text:p>
          </table:table-cell>
          <table:table-cell office:value-type="string" calcext:value-type="string">
            <text:p>Sobretecho c/Rejilla de Vent. p/S97 - 200x300x100</text:p>
          </table:table-cell>
          <table:table-cell office:value-type="string" calcext:value-type="string">
            <text:p>Genrod</text:p>
          </table:table-cell>
          <table:table-cell office:value-type="float" office:value="45798.5296918383" calcext:value-type="float">
            <text:p>45798,52969183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20451</text:p>
          </table:table-cell>
          <table:table-cell office:value-type="string" calcext:value-type="string">
            <text:p>Sobretecho c/Rejilla de Vent. p/S97 - 200x450x100</text:p>
          </table:table-cell>
          <table:table-cell office:value-type="string" calcext:value-type="string">
            <text:p>Genrod</text:p>
          </table:table-cell>
          <table:table-cell office:value-type="float" office:value="57443.1340208902" calcext:value-type="float">
            <text:p>57443,134020890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20601</text:p>
          </table:table-cell>
          <table:table-cell office:value-type="string" calcext:value-type="string">
            <text:p>Sobretecho c/Rejilla de Vent. p/S97 - 200x600x100</text:p>
          </table:table-cell>
          <table:table-cell office:value-type="string" calcext:value-type="string">
            <text:p>Genrod</text:p>
          </table:table-cell>
          <table:table-cell office:value-type="float" office:value="69116.3433522261" calcext:value-type="float">
            <text:p>69116,343352226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20751</text:p>
          </table:table-cell>
          <table:table-cell office:value-type="string" calcext:value-type="string">
            <text:p>Sobretecho c/Rejilla de Vent. p/S97 - 200x750x100</text:p>
          </table:table-cell>
          <table:table-cell office:value-type="string" calcext:value-type="string">
            <text:p>Genrod</text:p>
          </table:table-cell>
          <table:table-cell office:value-type="float" office:value="80778.6054149786" calcext:value-type="float">
            <text:p>80778,605414978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20901</text:p>
          </table:table-cell>
          <table:table-cell office:value-type="string" calcext:value-type="string">
            <text:p>Sobretecho c/Rejilla de Vent. p/S97 - 200x900x100</text:p>
          </table:table-cell>
          <table:table-cell office:value-type="string" calcext:value-type="string">
            <text:p>Genrod</text:p>
          </table:table-cell>
          <table:table-cell office:value-type="float" office:value="92432.9464973378" calcext:value-type="float">
            <text:p>92432,946497337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30121</text:p>
          </table:table-cell>
          <table:table-cell office:value-type="string" calcext:value-type="string">
            <text:p>Sobretecho c/Rejilla de Vent. p/S97 - 300x1200x100</text:p>
          </table:table-cell>
          <table:table-cell office:value-type="string" calcext:value-type="string">
            <text:p>Genrod</text:p>
          </table:table-cell>
          <table:table-cell office:value-type="float" office:value="123529.873423759" calcext:value-type="float">
            <text:p>123529,8734237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30301</text:p>
          </table:table-cell>
          <table:table-cell office:value-type="string" calcext:value-type="string">
            <text:p>Sobretecho c/Rejilla de Vent. p/S97 - 300x300x100</text:p>
          </table:table-cell>
          <table:table-cell office:value-type="string" calcext:value-type="string">
            <text:p>Genrod</text:p>
          </table:table-cell>
          <table:table-cell office:value-type="float" office:value="53566.0641161012" calcext:value-type="float">
            <text:p>53566,064116101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30451</text:p>
          </table:table-cell>
          <table:table-cell office:value-type="string" calcext:value-type="string">
            <text:p>Sobretecho c/Rejilla de Vent. p/S97 - 300x450x100</text:p>
          </table:table-cell>
          <table:table-cell office:value-type="string" calcext:value-type="string">
            <text:p>Genrod</text:p>
          </table:table-cell>
          <table:table-cell office:value-type="float" office:value="65224.063059838" calcext:value-type="float">
            <text:p>65224,0630598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30601</text:p>
          </table:table-cell>
          <table:table-cell office:value-type="string" calcext:value-type="string">
            <text:p>Sobretecho c/Rejilla de Vent. p/S97 - 300x600x100</text:p>
          </table:table-cell>
          <table:table-cell office:value-type="string" calcext:value-type="string">
            <text:p>Genrod</text:p>
          </table:table-cell>
          <table:table-cell office:value-type="float" office:value="76883.877776489" calcext:value-type="float">
            <text:p>76883,8777764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30751</text:p>
          </table:table-cell>
          <table:table-cell office:value-type="string" calcext:value-type="string">
            <text:p>Sobretecho c/Rejilla de Vent. p/S97 - 300x750x100</text:p>
          </table:table-cell>
          <table:table-cell office:value-type="string" calcext:value-type="string">
            <text:p>Genrod</text:p>
          </table:table-cell>
          <table:table-cell office:value-type="float" office:value="88538.8504320357" calcext:value-type="float">
            <text:p>88538,85043203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30901</text:p>
          </table:table-cell>
          <table:table-cell office:value-type="string" calcext:value-type="string">
            <text:p>Sobretecho c/Rejilla de Vent. p/S97 - 300x900x100</text:p>
          </table:table-cell>
          <table:table-cell office:value-type="string" calcext:value-type="string">
            <text:p>Genrod</text:p>
          </table:table-cell>
          <table:table-cell office:value-type="float" office:value="100216.901824476" calcext:value-type="float">
            <text:p>100216,9018244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45121</text:p>
          </table:table-cell>
          <table:table-cell office:value-type="string" calcext:value-type="string">
            <text:p>Sobretecho c/Rejilla de Vent. p/S97 - 450x1200x100</text:p>
          </table:table-cell>
          <table:table-cell office:value-type="string" calcext:value-type="string">
            <text:p>Genrod</text:p>
          </table:table-cell>
          <table:table-cell office:value-type="float" office:value="135198.188062892" calcext:value-type="float">
            <text:p>135198,1880628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45451</text:p>
          </table:table-cell>
          <table:table-cell office:value-type="string" calcext:value-type="string">
            <text:p>Sobretecho c/Rejilla de Vent. p/S97 - 450x450x100</text:p>
          </table:table-cell>
          <table:table-cell office:value-type="string" calcext:value-type="string">
            <text:p>Genrod</text:p>
          </table:table-cell>
          <table:table-cell office:value-type="float" office:value="76883.877776489" calcext:value-type="float">
            <text:p>76883,8777764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45601</text:p>
          </table:table-cell>
          <table:table-cell office:value-type="string" calcext:value-type="string">
            <text:p>Sobretecho c/Rejilla de Vent. p/S97 - 450x600x100</text:p>
          </table:table-cell>
          <table:table-cell office:value-type="string" calcext:value-type="string">
            <text:p>Genrod</text:p>
          </table:table-cell>
          <table:table-cell office:value-type="float" office:value="88538.8504320357" calcext:value-type="float">
            <text:p>88538,850432035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45751</text:p>
          </table:table-cell>
          <table:table-cell office:value-type="string" calcext:value-type="string">
            <text:p>Sobretecho c/Rejilla de Vent. p/S97 - 450x750x100</text:p>
          </table:table-cell>
          <table:table-cell office:value-type="string" calcext:value-type="string">
            <text:p>Genrod</text:p>
          </table:table-cell>
          <table:table-cell office:value-type="float" office:value="100216.901824476" calcext:value-type="float">
            <text:p>100216,9018244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45901</text:p>
          </table:table-cell>
          <table:table-cell office:value-type="string" calcext:value-type="string">
            <text:p>Sobretecho c/Rejilla de Vent. p/S97 - 450x900x100</text:p>
          </table:table-cell>
          <table:table-cell office:value-type="string" calcext:value-type="string">
            <text:p>Genrod</text:p>
          </table:table-cell>
          <table:table-cell office:value-type="float" office:value="111874.900768213" calcext:value-type="float">
            <text:p>111874,9007682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60121</text:p>
          </table:table-cell>
          <table:table-cell office:value-type="string" calcext:value-type="string">
            <text:p>Sobretecho c/Rejilla de Vent. p/S97 - 600x1200x100</text:p>
          </table:table-cell>
          <table:table-cell office:value-type="string" calcext:value-type="string">
            <text:p>Genrod</text:p>
          </table:table-cell>
          <table:table-cell office:value-type="float" office:value="146847.687084147" calcext:value-type="float">
            <text:p>146847,6870841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60601</text:p>
          </table:table-cell>
          <table:table-cell office:value-type="string" calcext:value-type="string">
            <text:p>Sobretecho c/Rejilla de Vent. p/S97 - 600x600x100</text:p>
          </table:table-cell>
          <table:table-cell office:value-type="string" calcext:value-type="string">
            <text:p>Genrod</text:p>
          </table:table-cell>
          <table:table-cell office:value-type="float" office:value="100216.901824476" calcext:value-type="float">
            <text:p>100216,90182447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60751</text:p>
          </table:table-cell>
          <table:table-cell office:value-type="string" calcext:value-type="string">
            <text:p>Sobretecho c/Rejilla de Vent. p/S97 - 600x750x100</text:p>
          </table:table-cell>
          <table:table-cell office:value-type="string" calcext:value-type="string">
            <text:p>Genrod</text:p>
          </table:table-cell>
          <table:table-cell office:value-type="float" office:value="111874.900768213" calcext:value-type="float">
            <text:p>111874,90076821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60901</text:p>
          </table:table-cell>
          <table:table-cell office:value-type="string" calcext:value-type="string">
            <text:p>Sobretecho c/Rejilla de Vent. p/S97 - 600x900x100</text:p>
          </table:table-cell>
          <table:table-cell office:value-type="string" calcext:value-type="string">
            <text:p>Genrod</text:p>
          </table:table-cell>
          <table:table-cell office:value-type="float" office:value="123529.873423759" calcext:value-type="float">
            <text:p>123529,8734237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75121</text:p>
          </table:table-cell>
          <table:table-cell office:value-type="string" calcext:value-type="string">
            <text:p>Sobretecho c/Rejilla de Vent. p/S97 - 750x1200x100</text:p>
          </table:table-cell>
          <table:table-cell office:value-type="string" calcext:value-type="string">
            <text:p>Genrod</text:p>
          </table:table-cell>
          <table:table-cell office:value-type="float" office:value="158510.554404538" calcext:value-type="float">
            <text:p>158510,55440453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75751</text:p>
          </table:table-cell>
          <table:table-cell office:value-type="string" calcext:value-type="string">
            <text:p>Sobretecho c/Rejilla de Vent. p/S97 - 750x750x100</text:p>
          </table:table-cell>
          <table:table-cell office:value-type="string" calcext:value-type="string">
            <text:p>Genrod</text:p>
          </table:table-cell>
          <table:table-cell office:value-type="float" office:value="123529.873423759" calcext:value-type="float">
            <text:p>123529,8734237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75901</text:p>
          </table:table-cell>
          <table:table-cell office:value-type="string" calcext:value-type="string">
            <text:p>Sobretecho c/Rejilla de Vent. p/S97 - 750x900x100</text:p>
          </table:table-cell>
          <table:table-cell office:value-type="string" calcext:value-type="string">
            <text:p>Genrod</text:p>
          </table:table-cell>
          <table:table-cell office:value-type="float" office:value="135198.188062892" calcext:value-type="float">
            <text:p>135198,1880628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90121</text:p>
          </table:table-cell>
          <table:table-cell office:value-type="string" calcext:value-type="string">
            <text:p>Sobretecho c/Rejilla de Vent. p/S97 - 900x1200x100</text:p>
          </table:table-cell>
          <table:table-cell office:value-type="string" calcext:value-type="string">
            <text:p>Genrod</text:p>
          </table:table-cell>
          <table:table-cell office:value-type="float" office:value="170163.053398433" calcext:value-type="float">
            <text:p>170163,05339843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590901</text:p>
          </table:table-cell>
          <table:table-cell office:value-type="string" calcext:value-type="string">
            <text:p>Sobretecho c/Rejilla de Vent. p/S97 - 900x900x100</text:p>
          </table:table-cell>
          <table:table-cell office:value-type="string" calcext:value-type="string">
            <text:p>Genrod</text:p>
          </table:table-cell>
          <table:table-cell office:value-type="float" office:value="146847.687084147" calcext:value-type="float">
            <text:p>146847,68708414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0011515</text:p>
          </table:table-cell>
          <table:table-cell office:value-type="string" calcext:value-type="string">
            <text:p>Rejilla para Ventilacion p/Gab. S97 - 150x150x10</text:p>
          </table:table-cell>
          <table:table-cell office:value-type="string" calcext:value-type="string">
            <text:p>Genrod</text:p>
          </table:table-cell>
          <table:table-cell office:value-type="float" office:value="18109.6506318356" calcext:value-type="float">
            <text:p>18109,650631835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0011530</text:p>
          </table:table-cell>
          <table:table-cell office:value-type="string" calcext:value-type="string">
            <text:p>Rejilla para Ventilacion p/Gab. S97 - 300x150x10</text:p>
          </table:table-cell>
          <table:table-cell office:value-type="string" calcext:value-type="string">
            <text:p>Genrod</text:p>
          </table:table-cell>
          <table:table-cell office:value-type="float" office:value="30184.9878747651" calcext:value-type="float">
            <text:p>30184,987874765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50012020</text:p>
          </table:table-cell>
          <table:table-cell office:value-type="string" calcext:value-type="string">
            <text:p>Rejilla para Ventilacion p/Gab. S97 - 200x200x10</text:p>
          </table:table-cell>
          <table:table-cell office:value-type="string" calcext:value-type="string">
            <text:p>Genrod</text:p>
          </table:table-cell>
          <table:table-cell office:value-type="float" office:value="33782.2182263909" calcext:value-type="float">
            <text:p>33782,218226390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300305</text:p>
          </table:table-cell>
          <table:table-cell office:value-type="string" calcext:value-type="string">
            <text:p>Soporte t/Peine p/Barra Trip. Espesor 5 -Prof. 300</text:p>
          </table:table-cell>
          <table:table-cell office:value-type="string" calcext:value-type="string">
            <text:p>Genrod</text:p>
          </table:table-cell>
          <table:table-cell office:value-type="float" office:value="56867.0340116888" calcext:value-type="float">
            <text:p>56867,03401168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300310</text:p>
          </table:table-cell>
          <table:table-cell office:value-type="string" calcext:value-type="string">
            <text:p>Soporte t/Peine p/Barra Trip. Espesor 10-Prof. 300</text:p>
          </table:table-cell>
          <table:table-cell office:value-type="string" calcext:value-type="string">
            <text:p>Genrod</text:p>
          </table:table-cell>
          <table:table-cell office:value-type="float" office:value="56867.0340116888" calcext:value-type="float">
            <text:p>56867,034011688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450305</text:p>
          </table:table-cell>
          <table:table-cell office:value-type="string" calcext:value-type="string">
            <text:p>Soporte t/Peine p/Barra Trip. Espesor 5 -Prof. 450</text:p>
          </table:table-cell>
          <table:table-cell office:value-type="string" calcext:value-type="string">
            <text:p>Genrod</text:p>
          </table:table-cell>
          <table:table-cell office:value-type="float" office:value="76393.5401430407" calcext:value-type="float">
            <text:p>76393,54014304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450310</text:p>
          </table:table-cell>
          <table:table-cell office:value-type="string" calcext:value-type="string">
            <text:p>Soporte t/Peine p/Barra Trip. Espesor 10-Prof. 450</text:p>
          </table:table-cell>
          <table:table-cell office:value-type="string" calcext:value-type="string">
            <text:p>Genrod</text:p>
          </table:table-cell>
          <table:table-cell office:value-type="float" office:value="76393.5401430407" calcext:value-type="float">
            <text:p>76393,54014304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450400</text:p>
          </table:table-cell>
          <table:table-cell office:value-type="string" calcext:value-type="string">
            <text:p>Soporte t/Peine Comb p/Barra 3x10 mm + 1x5 mm - Prof. 450</text:p>
          </table:table-cell>
          <table:table-cell office:value-type="string" calcext:value-type="string">
            <text:p>Genrod</text:p>
          </table:table-cell>
          <table:table-cell office:value-type="float" office:value="85710.5867517452" calcext:value-type="float">
            <text:p>85710,58675174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450405</text:p>
          </table:table-cell>
          <table:table-cell office:value-type="string" calcext:value-type="string">
            <text:p>Soporte t/Peine p/Barra Tetr. Espesor 5 -Prof. 450</text:p>
          </table:table-cell>
          <table:table-cell office:value-type="string" calcext:value-type="string">
            <text:p>Genrod</text:p>
          </table:table-cell>
          <table:table-cell office:value-type="float" office:value="85710.5867517452" calcext:value-type="float">
            <text:p>85710,58675174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450410</text:p>
          </table:table-cell>
          <table:table-cell office:value-type="string" calcext:value-type="string">
            <text:p>Soporte t/Peine p/Barra Tetra.. Espesor 10-Prof. 450</text:p>
          </table:table-cell>
          <table:table-cell office:value-type="string" calcext:value-type="string">
            <text:p>Genrod</text:p>
          </table:table-cell>
          <table:table-cell office:value-type="float" office:value="85710.5867517452" calcext:value-type="float">
            <text:p>85710,586751745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600305</text:p>
          </table:table-cell>
          <table:table-cell office:value-type="string" calcext:value-type="string">
            <text:p>Soporte t/Peine p/Barra Trip. Espesor 5-Prof. 600</text:p>
          </table:table-cell>
          <table:table-cell office:value-type="string" calcext:value-type="string">
            <text:p>Genrod</text:p>
          </table:table-cell>
          <table:table-cell office:value-type="float" office:value="95906.0727176191" calcext:value-type="float">
            <text:p>95906,07271761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600310</text:p>
          </table:table-cell>
          <table:table-cell office:value-type="string" calcext:value-type="string">
            <text:p>Soporte t/Peine p/Barra Trip. Espesor 10-Prof. 600</text:p>
          </table:table-cell>
          <table:table-cell office:value-type="string" calcext:value-type="string">
            <text:p>Genrod</text:p>
          </table:table-cell>
          <table:table-cell office:value-type="float" office:value="95906.0727176191" calcext:value-type="float">
            <text:p>95906,07271761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600400</text:p>
          </table:table-cell>
          <table:table-cell office:value-type="string" calcext:value-type="string">
            <text:p>Soporte t/Peine Comb p/Barra 3x10 mm + 1x5 mm - Prof. 600</text:p>
          </table:table-cell>
          <table:table-cell office:value-type="string" calcext:value-type="string">
            <text:p>Genrod</text:p>
          </table:table-cell>
          <table:table-cell office:value-type="float" office:value="105210.329969277" calcext:value-type="float">
            <text:p>105210,3299692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600405</text:p>
          </table:table-cell>
          <table:table-cell office:value-type="string" calcext:value-type="string">
            <text:p>Soporte t/Peine p/Barra Tetr. Espesor 5 -Prof. 600</text:p>
          </table:table-cell>
          <table:table-cell office:value-type="string" calcext:value-type="string">
            <text:p>Genrod</text:p>
          </table:table-cell>
          <table:table-cell office:value-type="float" office:value="105210.329969277" calcext:value-type="float">
            <text:p>105210,3299692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600410</text:p>
          </table:table-cell>
          <table:table-cell office:value-type="string" calcext:value-type="string">
            <text:p>Soporte t/Peine p/Barra Tetr. Espesor 10-Prof. 600</text:p>
          </table:table-cell>
          <table:table-cell office:value-type="string" calcext:value-type="string">
            <text:p>Genrod</text:p>
          </table:table-cell>
          <table:table-cell office:value-type="float" office:value="105210.329969277" calcext:value-type="float">
            <text:p>105210,32996927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750305</text:p>
          </table:table-cell>
          <table:table-cell office:value-type="string" calcext:value-type="string">
            <text:p>Soporte t/Peine p/Barra Trip. Espesor 5 -Prof. 750</text:p>
          </table:table-cell>
          <table:table-cell office:value-type="string" calcext:value-type="string">
            <text:p>Genrod</text:p>
          </table:table-cell>
          <table:table-cell office:value-type="float" office:value="115424.078926489" calcext:value-type="float">
            <text:p>115424,0789264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750310</text:p>
          </table:table-cell>
          <table:table-cell office:value-type="string" calcext:value-type="string">
            <text:p>Soporte t/Peine p/Barra Trip. Espesor 10-Prof. 750</text:p>
          </table:table-cell>
          <table:table-cell office:value-type="string" calcext:value-type="string">
            <text:p>Genrod</text:p>
          </table:table-cell>
          <table:table-cell office:value-type="float" office:value="115424.078926489" calcext:value-type="float">
            <text:p>115424,07892648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750400</text:p>
          </table:table-cell>
          <table:table-cell office:value-type="string" calcext:value-type="string">
            <text:p>Soporte t/Peine Comb p/Barra 3x10 mm + 1x5 mm - Prof. 750</text:p>
          </table:table-cell>
          <table:table-cell office:value-type="string" calcext:value-type="string">
            <text:p>Genrod</text:p>
          </table:table-cell>
          <table:table-cell office:value-type="float" office:value="124724.073059131" calcext:value-type="float">
            <text:p>124724,0730591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750405</text:p>
          </table:table-cell>
          <table:table-cell office:value-type="string" calcext:value-type="string">
            <text:p>Soporte t/Peine p/Barra Tetr. Espesor 5 -Prof. 750</text:p>
          </table:table-cell>
          <table:table-cell office:value-type="string" calcext:value-type="string">
            <text:p>Genrod</text:p>
          </table:table-cell>
          <table:table-cell office:value-type="float" office:value="124724.073059131" calcext:value-type="float">
            <text:p>124724,0730591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750410</text:p>
          </table:table-cell>
          <table:table-cell office:value-type="string" calcext:value-type="string">
            <text:p>Soporte t/Peine p/Barra Tetr. Espesor 10-Prof. 750</text:p>
          </table:table-cell>
          <table:table-cell office:value-type="string" calcext:value-type="string">
            <text:p>Genrod</text:p>
          </table:table-cell>
          <table:table-cell office:value-type="float" office:value="124724.073059131" calcext:value-type="float">
            <text:p>124724,07305913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900305</text:p>
          </table:table-cell>
          <table:table-cell office:value-type="string" calcext:value-type="string">
            <text:p>Soporte t/Peine p/Barra Trip. Espesor 5 -Prof. 900</text:p>
          </table:table-cell>
          <table:table-cell office:value-type="string" calcext:value-type="string">
            <text:p>Genrod</text:p>
          </table:table-cell>
          <table:table-cell office:value-type="float" office:value="134948.769284927" calcext:value-type="float">
            <text:p>134948,7692849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900310</text:p>
          </table:table-cell>
          <table:table-cell office:value-type="string" calcext:value-type="string">
            <text:p>Soporte t/Peine p/Barra Trip. Espesor 10-Prof. 900</text:p>
          </table:table-cell>
          <table:table-cell office:value-type="string" calcext:value-type="string">
            <text:p>Genrod</text:p>
          </table:table-cell>
          <table:table-cell office:value-type="float" office:value="134948.769284927" calcext:value-type="float">
            <text:p>134948,7692849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900400</text:p>
          </table:table-cell>
          <table:table-cell office:value-type="string" calcext:value-type="string">
            <text:p>Soporte t/Peine Comb p/Barra 3x10 mm + 1x5 mm - Prof. 900</text:p>
          </table:table-cell>
          <table:table-cell office:value-type="string" calcext:value-type="string">
            <text:p>Genrod</text:p>
          </table:table-cell>
          <table:table-cell office:value-type="float" office:value="144245.105556191" calcext:value-type="float">
            <text:p>144245,1055561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900405</text:p>
          </table:table-cell>
          <table:table-cell office:value-type="string" calcext:value-type="string">
            <text:p>Soporte t/Peine p/Barra Tetr. Espesor 5 -Prof. 900</text:p>
          </table:table-cell>
          <table:table-cell office:value-type="string" calcext:value-type="string">
            <text:p>Genrod</text:p>
          </table:table-cell>
          <table:table-cell office:value-type="float" office:value="144246.342387017" calcext:value-type="float">
            <text:p>144246,3423870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40900410</text:p>
          </table:table-cell>
          <table:table-cell office:value-type="string" calcext:value-type="string">
            <text:p>Soporte t/Peine p/Barra Tetr. Espesor 10-Prof. 900</text:p>
          </table:table-cell>
          <table:table-cell office:value-type="string" calcext:value-type="string">
            <text:p>Genrod</text:p>
          </table:table-cell>
          <table:table-cell office:value-type="float" office:value="144246.342387017" calcext:value-type="float">
            <text:p>144246,34238701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942</text:p>
          </table:table-cell>
          <table:table-cell office:value-type="string" calcext:value-type="string">
            <text:p>Prensabarras para Union en Cruz - 40x10/20x5</text:p>
          </table:table-cell>
          <table:table-cell office:value-type="string" calcext:value-type="string">
            <text:p>Genrod</text:p>
          </table:table-cell>
          <table:table-cell office:value-type="float" office:value="8057.71598837144" calcext:value-type="float">
            <text:p>8057,715988371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943</text:p>
          </table:table-cell>
          <table:table-cell office:value-type="string" calcext:value-type="string">
            <text:p>Prensabarras para Union en Cruz - 40x10/30x5</text:p>
          </table:table-cell>
          <table:table-cell office:value-type="string" calcext:value-type="string">
            <text:p>Genrod</text:p>
          </table:table-cell>
          <table:table-cell office:value-type="float" office:value="8570.579732174" calcext:value-type="float">
            <text:p>8570,57973217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944</text:p>
          </table:table-cell>
          <table:table-cell office:value-type="string" calcext:value-type="string">
            <text:p>Prensabarras para Union en Cruz - 40x10/40x10</text:p>
          </table:table-cell>
          <table:table-cell office:value-type="string" calcext:value-type="string">
            <text:p>Genrod</text:p>
          </table:table-cell>
          <table:table-cell office:value-type="float" office:value="9107.75904369546" calcext:value-type="float">
            <text:p>9107,7590436954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954</text:p>
          </table:table-cell>
          <table:table-cell office:value-type="string" calcext:value-type="string">
            <text:p>Prensabarras para Union en Cruz - 50x10/40x10</text:p>
          </table:table-cell>
          <table:table-cell office:value-type="string" calcext:value-type="string">
            <text:p>Genrod</text:p>
          </table:table-cell>
          <table:table-cell office:value-type="float" office:value="9642.49100911535" calcext:value-type="float">
            <text:p>9642,4910091153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964</text:p>
          </table:table-cell>
          <table:table-cell office:value-type="string" calcext:value-type="string">
            <text:p>Prensabarras para Union en Cruz - 60x10/40x10</text:p>
          </table:table-cell>
          <table:table-cell office:value-type="string" calcext:value-type="string">
            <text:p>Genrod</text:p>
          </table:table-cell>
          <table:table-cell office:value-type="float" office:value="10155.3547529179" calcext:value-type="float">
            <text:p>10155,354752917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966</text:p>
          </table:table-cell>
          <table:table-cell office:value-type="string" calcext:value-type="string">
            <text:p>Prensabarras para Union en Cruz - 60x10/60x10</text:p>
          </table:table-cell>
          <table:table-cell office:value-type="string" calcext:value-type="string">
            <text:p>Genrod</text:p>
          </table:table-cell>
          <table:table-cell office:value-type="float" office:value="11527.8159204626" calcext:value-type="float">
            <text:p>11527,81592046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974</text:p>
          </table:table-cell>
          <table:table-cell office:value-type="string" calcext:value-type="string">
            <text:p>Prensabarras para Union en Cruz - 70x10/40x10</text:p>
          </table:table-cell>
          <table:table-cell office:value-type="string" calcext:value-type="string">
            <text:p>Genrod</text:p>
          </table:table-cell>
          <table:table-cell office:value-type="float" office:value="10680.3499650305" calcext:value-type="float">
            <text:p>10680,349965030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19976</text:p>
          </table:table-cell>
          <table:table-cell office:value-type="string" calcext:value-type="string">
            <text:p>Prensabarras para Union en Cruz - 70x10/60x10</text:p>
          </table:table-cell>
          <table:table-cell office:value-type="string" calcext:value-type="string">
            <text:p>Genrod</text:p>
          </table:table-cell>
          <table:table-cell office:value-type="float" office:value="12201.2571471881" calcext:value-type="float">
            <text:p>12201,257147188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101</text:p>
          </table:table-cell>
          <table:table-cell office:value-type="string" calcext:value-type="string">
            <text:p>Falleba Embutida Rebatible sin Llave</text:p>
          </table:table-cell>
          <table:table-cell office:value-type="string" calcext:value-type="string">
            <text:p>Genrod</text:p>
          </table:table-cell>
          <table:table-cell office:value-type="float" office:value="117965.792588499" calcext:value-type="float">
            <text:p>117965,79258849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102</text:p>
          </table:table-cell>
          <table:table-cell office:value-type="string" calcext:value-type="string">
            <text:p>Falleba Embutida Rebatible con Llave</text:p>
          </table:table-cell>
          <table:table-cell office:value-type="string" calcext:value-type="string">
            <text:p>Genrod</text:p>
          </table:table-cell>
          <table:table-cell office:value-type="float" office:value="132931.445577392" calcext:value-type="float">
            <text:p>132931,44557739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1118</text:p>
          </table:table-cell>
          <table:table-cell office:value-type="string" calcext:value-type="string">
            <text:p>Juego de Varillas p/Falleba de Puerta Alto 1800 con punteras</text:p>
          </table:table-cell>
          <table:table-cell office:value-type="string" calcext:value-type="string">
            <text:p>Genrod</text:p>
          </table:table-cell>
          <table:table-cell office:value-type="float" office:value="32507.7035340082" calcext:value-type="float">
            <text:p>32507,703534008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1121</text:p>
          </table:table-cell>
          <table:table-cell office:value-type="string" calcext:value-type="string">
            <text:p>Juego de Varillas p/Falleba de Puerta Alto 2100 con punteras</text:p>
          </table:table-cell>
          <table:table-cell office:value-type="string" calcext:value-type="string">
            <text:p>Genrod</text:p>
          </table:table-cell>
          <table:table-cell office:value-type="float" office:value="37780.9712319723" calcext:value-type="float">
            <text:p>37780,971231972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201</text:p>
          </table:table-cell>
          <table:table-cell office:value-type="string" calcext:value-type="string">
            <text:p>Cerradura 1/2 Vuelta Metal. GEN-ROD Destornillador</text:p>
          </table:table-cell>
          <table:table-cell office:value-type="string" calcext:value-type="string">
            <text:p>Genrod</text:p>
          </table:table-cell>
          <table:table-cell office:value-type="float" office:value="9488.59767576026" calcext:value-type="float">
            <text:p>9488,597675760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202</text:p>
          </table:table-cell>
          <table:table-cell office:value-type="string" calcext:value-type="string">
            <text:p>Cerradura 1/2 Vuelta Metalica c/Encastre DIN</text:p>
          </table:table-cell>
          <table:table-cell office:value-type="string" calcext:value-type="string">
            <text:p>Genrod</text:p>
          </table:table-cell>
          <table:table-cell office:value-type="float" office:value="10347.5898418644" calcext:value-type="float">
            <text:p>10347,58984186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203</text:p>
          </table:table-cell>
          <table:table-cell office:value-type="string" calcext:value-type="string">
            <text:p>Cerradura 1/2 Vuelta GEN-ROD Plastica</text:p>
          </table:table-cell>
          <table:table-cell office:value-type="string" calcext:value-type="string">
            <text:p>Genrod</text:p>
          </table:table-cell>
          <table:table-cell office:value-type="float" office:value="6226.5484778526" calcext:value-type="float">
            <text:p>6226,54847785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203D</text:p>
          </table:table-cell>
          <table:table-cell office:value-type="string" calcext:value-type="string">
            <text:p>Cerradura 1/2 Vuelta GEN-ROD Plastica DIN</text:p>
          </table:table-cell>
          <table:table-cell office:value-type="string" calcext:value-type="string">
            <text:p>Genrod</text:p>
          </table:table-cell>
          <table:table-cell office:value-type="float" office:value="6226.5484778526" calcext:value-type="float">
            <text:p>6226,54847785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301</text:p>
          </table:table-cell>
          <table:table-cell office:value-type="string" calcext:value-type="string">
            <text:p>Cerradura Media Vuelta con Llave Mediana</text:p>
          </table:table-cell>
          <table:table-cell office:value-type="string" calcext:value-type="string">
            <text:p>Genrod</text:p>
          </table:table-cell>
          <table:table-cell office:value-type="float" office:value="9916.88324353627" calcext:value-type="float">
            <text:p>9916,8832435362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302</text:p>
          </table:table-cell>
          <table:table-cell office:value-type="string" calcext:value-type="string">
            <text:p>Cerradura Media Vuelta con Llave Reforzada</text:p>
          </table:table-cell>
          <table:table-cell office:value-type="string" calcext:value-type="string">
            <text:p>Genrod</text:p>
          </table:table-cell>
          <table:table-cell office:value-type="float" office:value="15726.6986798343" calcext:value-type="float">
            <text:p>15726,698679834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401</text:p>
          </table:table-cell>
          <table:table-cell office:value-type="string" calcext:value-type="string">
            <text:p>Cerradura Media Vuelta con Empuñadura</text:p>
          </table:table-cell>
          <table:table-cell office:value-type="string" calcext:value-type="string">
            <text:p>Genrod</text:p>
          </table:table-cell>
          <table:table-cell office:value-type="float" office:value="26371.1805509244" calcext:value-type="float">
            <text:p>26371,18055092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402</text:p>
          </table:table-cell>
          <table:table-cell office:value-type="string" calcext:value-type="string">
            <text:p>Cerradura Media Vuelta con Empuñadura y Llave</text:p>
          </table:table-cell>
          <table:table-cell office:value-type="string" calcext:value-type="string">
            <text:p>Genrod</text:p>
          </table:table-cell>
          <table:table-cell office:value-type="float" office:value="28497.3980022054" calcext:value-type="float">
            <text:p>28497,398002205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501</text:p>
          </table:table-cell>
          <table:table-cell office:value-type="string" calcext:value-type="string">
            <text:p>Cerradura Media Vuelta tipo Pomo para Candado</text:p>
          </table:table-cell>
          <table:table-cell office:value-type="string" calcext:value-type="string">
            <text:p>Genrod</text:p>
          </table:table-cell>
          <table:table-cell office:value-type="float" office:value="26371.1805509244" calcext:value-type="float">
            <text:p>26371,18055092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109</text:p>
          </table:table-cell>
          <table:table-cell office:value-type="string" calcext:value-type="string">
            <text:p>Llave metalica para cerradura tipo moneda</text:p>
          </table:table-cell>
          <table:table-cell office:value-type="string" calcext:value-type="string">
            <text:p>Genrod</text:p>
          </table:table-cell>
          <table:table-cell office:value-type="float" office:value="3893.49080766407" calcext:value-type="float">
            <text:p>3893,490807664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0502</text:p>
          </table:table-cell>
          <table:table-cell office:value-type="string" calcext:value-type="string">
            <text:p>Llave perno excentrico</text:p>
          </table:table-cell>
          <table:table-cell office:value-type="string" calcext:value-type="string">
            <text:p>Genrod</text:p>
          </table:table-cell>
          <table:table-cell office:value-type="float" office:value="9837.77870180142" calcext:value-type="float">
            <text:p>9837,7787018014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1196</text:p>
          </table:table-cell>
          <table:table-cell office:value-type="string" calcext:value-type="string">
            <text:p>Cerradura media vuelta perno cuadrado</text:p>
          </table:table-cell>
          <table:table-cell office:value-type="string" calcext:value-type="string">
            <text:p>Genrod</text:p>
          </table:table-cell>
          <table:table-cell office:value-type="float" office:value="10347.5898418644" calcext:value-type="float">
            <text:p>10347,58984186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1197</text:p>
          </table:table-cell>
          <table:table-cell office:value-type="string" calcext:value-type="string">
            <text:p>Cerradura media vuelta tipo destornillador</text:p>
          </table:table-cell>
          <table:table-cell office:value-type="string" calcext:value-type="string">
            <text:p>Genrod</text:p>
          </table:table-cell>
          <table:table-cell office:value-type="float" office:value="10347.5898418644" calcext:value-type="float">
            <text:p>10347,58984186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1202</text:p>
          </table:table-cell>
          <table:table-cell office:value-type="string" calcext:value-type="string">
            <text:p>Llave para cerradura triangulo</text:p>
          </table:table-cell>
          <table:table-cell office:value-type="string" calcext:value-type="string">
            <text:p>Genrod</text:p>
          </table:table-cell>
          <table:table-cell office:value-type="float" office:value="4197.67224409559" calcext:value-type="float">
            <text:p>4197,672244095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21203</text:p>
          </table:table-cell>
          <table:table-cell office:value-type="string" calcext:value-type="string">
            <text:p>Cerradura Media Vuelta Triangulo</text:p>
          </table:table-cell>
          <table:table-cell office:value-type="string" calcext:value-type="string">
            <text:p>Genrod</text:p>
          </table:table-cell>
          <table:table-cell office:value-type="float" office:value="10347.5898418644" calcext:value-type="float">
            <text:p>10347,58984186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676726</text:p>
          </table:table-cell>
          <table:table-cell office:value-type="string" calcext:value-type="string">
            <text:p>Llave para cerradura perno cuadrado</text:p>
          </table:table-cell>
          <table:table-cell office:value-type="string" calcext:value-type="string">
            <text:p>Genrod</text:p>
          </table:table-cell>
          <table:table-cell office:value-type="float" office:value="4197.67224409559" calcext:value-type="float">
            <text:p>4197,672244095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06M</text:p>
          </table:table-cell>
          <table:table-cell office:value-type="string" calcext:value-type="string">
            <text:p>Aislador Cónico ø30 x ø20 x H=30, M6</text:p>
          </table:table-cell>
          <table:table-cell office:value-type="string" calcext:value-type="string">
            <text:p>Genrod</text:p>
          </table:table-cell>
          <table:table-cell office:value-type="float" office:value="6488.75661286459" calcext:value-type="float">
            <text:p>6488,75661286459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08M</text:p>
          </table:table-cell>
          <table:table-cell office:value-type="string" calcext:value-type="string">
            <text:p>Aislador Cónico ø40 x ø30 x H=40, M8</text:p>
          </table:table-cell>
          <table:table-cell office:value-type="string" calcext:value-type="string">
            <text:p>Genrod</text:p>
          </table:table-cell>
          <table:table-cell office:value-type="float" office:value="9299.38887500391" calcext:value-type="float">
            <text:p>9299,3888750039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10M</text:p>
          </table:table-cell>
          <table:table-cell office:value-type="string" calcext:value-type="string">
            <text:p>Aislador Cónico ø50 x ø40 x H=50, M10</text:p>
          </table:table-cell>
          <table:table-cell office:value-type="string" calcext:value-type="string">
            <text:p>Genrod</text:p>
          </table:table-cell>
          <table:table-cell office:value-type="float" office:value="11623.9203071611" calcext:value-type="float">
            <text:p>11623,92030716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12M</text:p>
          </table:table-cell>
          <table:table-cell office:value-type="string" calcext:value-type="string">
            <text:p>Aislador Cónico ø50 x ø40 x H=50, M12</text:p>
          </table:table-cell>
          <table:table-cell office:value-type="string" calcext:value-type="string">
            <text:p>Genrod</text:p>
          </table:table-cell>
          <table:table-cell office:value-type="float" office:value="11623.9203071611" calcext:value-type="float">
            <text:p>11623,9203071611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114M</text:p>
          </table:table-cell>
          <table:table-cell office:value-type="string" calcext:value-type="string">
            <text:p>Aislador Cónico ø60 x ø50 x H=60, M12</text:p>
          </table:table-cell>
          <table:table-cell office:value-type="string" calcext:value-type="string">
            <text:p>Genrod</text:p>
          </table:table-cell>
          <table:table-cell office:value-type="float" office:value="12521.2542288566" calcext:value-type="float">
            <text:p>12521,254228856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0201</text:p>
          </table:table-cell>
          <table:table-cell office:value-type="string" calcext:value-type="string">
            <text:p>Aislador escalera 15x72x120 p/barra 20x5 mm</text:p>
          </table:table-cell>
          <table:table-cell office:value-type="string" calcext:value-type="string">
            <text:p>Genrod</text:p>
          </table:table-cell>
          <table:table-cell office:value-type="float" office:value="6772.25402740536" calcext:value-type="float">
            <text:p>6772,2540274053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41001</text:p>
          </table:table-cell>
          <table:table-cell office:value-type="string" calcext:value-type="string">
            <text:p>Etiqueta Riesgo Eléctrico 110x150</text:p>
          </table:table-cell>
          <table:table-cell office:value-type="string" calcext:value-type="string">
            <text:p>Genrod</text:p>
          </table:table-cell>
          <table:table-cell office:value-type="float" office:value="1939.45599662626" calcext:value-type="float">
            <text:p>1939,455996626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41000</text:p>
          </table:table-cell>
          <table:table-cell office:value-type="string" calcext:value-type="string">
            <text:p>Etiqueta Riesgo Eléctrico 55x75</text:p>
          </table:table-cell>
          <table:table-cell office:value-type="string" calcext:value-type="string">
            <text:p>Genrod</text:p>
          </table:table-cell>
          <table:table-cell office:value-type="float" office:value="1207.59425005675" calcext:value-type="float">
            <text:p>1207,5942500567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253</text:p>
          </table:table-cell>
          <table:table-cell office:value-type="string" calcext:value-type="string">
            <text:p>Pintura de retoque color RAL 7032 (150ml)</text:p>
          </table:table-cell>
          <table:table-cell office:value-type="string" calcext:value-type="string">
            <text:p>Genrod</text:p>
          </table:table-cell>
          <table:table-cell office:value-type="float" office:value="28551.5290874844" calcext:value-type="float">
            <text:p>28551,52908748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0294</text:p>
          </table:table-cell>
          <table:table-cell office:value-type="string" calcext:value-type="string">
            <text:p>Pintura de retoque color Blanco (150ml)</text:p>
          </table:table-cell>
          <table:table-cell office:value-type="string" calcext:value-type="string">
            <text:p>Genrod</text:p>
          </table:table-cell>
          <table:table-cell office:value-type="float" office:value="28551.5290874844" calcext:value-type="float">
            <text:p>28551,5290874844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010</text:p>
          </table:table-cell>
          <table:table-cell office:value-type="string" calcext:value-type="string">
            <text:p>Cancamos ojal M10 (una unidad)</text:p>
          </table:table-cell>
          <table:table-cell office:value-type="string" calcext:value-type="string">
            <text:p>Genrod</text:p>
          </table:table-cell>
          <table:table-cell office:value-type="float" office:value="16208.5363908007" calcext:value-type="float">
            <text:p>16208,5363908007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79081</text:p>
          </table:table-cell>
          <table:table-cell office:value-type="string" calcext:value-type="string">
            <text:p>Portaplanos Metalicos</text:p>
          </table:table-cell>
          <table:table-cell office:value-type="string" calcext:value-type="string">
            <text:p>Genrod</text:p>
          </table:table-cell>
          <table:table-cell office:value-type="float" office:value="15982.8279229165" calcext:value-type="float">
            <text:p>15982,8279229165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30101</text:p>
          </table:table-cell>
          <table:table-cell office:value-type="string" calcext:value-type="string">
            <text:p>Bisagra Semioculta Metálica</text:p>
          </table:table-cell>
          <table:table-cell office:value-type="string" calcext:value-type="string">
            <text:p>Genrod</text:p>
          </table:table-cell>
          <table:table-cell office:value-type="float" office:value="6115.83896119308" calcext:value-type="float">
            <text:p>6115,8389611930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30102</text:p>
          </table:table-cell>
          <table:table-cell office:value-type="string" calcext:value-type="string">
            <text:p>Bisagra Semioculta Plástica</text:p>
          </table:table-cell>
          <table:table-cell office:value-type="string" calcext:value-type="string">
            <text:p>Genrod</text:p>
          </table:table-cell>
          <table:table-cell office:value-type="float" office:value="4963.61262724083" calcext:value-type="float">
            <text:p>4963,61262724083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30103</text:p>
          </table:table-cell>
          <table:table-cell office:value-type="string" calcext:value-type="string">
            <text:p>Bisagra alta metálica</text:p>
          </table:table-cell>
          <table:table-cell office:value-type="string" calcext:value-type="string">
            <text:p>Genrod</text:p>
          </table:table-cell>
          <table:table-cell office:value-type="float" office:value="12650.2267368548" calcext:value-type="float">
            <text:p>12650,2267368548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51</text:p>
          </table:table-cell>
          <table:table-cell office:value-type="string" calcext:value-type="string">
            <text:p>Riel STD Long. 1200 mm Galvanizado</text:p>
          </table:table-cell>
          <table:table-cell office:value-type="string" calcext:value-type="string">
            <text:p>Genrod</text:p>
          </table:table-cell>
          <table:table-cell office:value-type="float" office:value="13540.8765089826" calcext:value-type="float">
            <text:p>13540,8765089826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01061</text:p>
          </table:table-cell>
          <table:table-cell office:value-type="string" calcext:value-type="string">
            <text:p>Riel secc. Long. 1200 mm Galvanizado</text:p>
          </table:table-cell>
          <table:table-cell office:value-type="string" calcext:value-type="string">
            <text:p>Genrod</text:p>
          </table:table-cell>
          <table:table-cell office:value-type="float" office:value="14274.5540284662" calcext:value-type="float">
            <text:p>14274,5540284662</text:p>
          </table:table-cell>
          <table:table-cell office:value-type="string" calcext:value-type="string">
            <text:p>ARS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5">
      <number:currency-symbol/>
      <number:text> -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6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8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8">
      <number:currency-symbol/>
      <number:text> -</number:text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1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4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34P2" style:volatile="true">
      <number:currency-symbol/>
      <number:text> </number:text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9">
      <number:currency-symbol number:language="es" number:country="AR">$</number:currency-symbol>
      <number:text> </number:text>
      <number:number number:decimal-places="2" number:min-decimal-places="2" number:min-integer-digits="1" number:grouping="true"/>
    </number:currency-style>
    <number:currency-style style:name="N150">
      <number:currency-symbol number:language="es" number:country="AR">$</number:currency-symbol>
      <number:text> </number:text>
      <number:number number:decimal-places="0" number:min-decimal-places="0" number:min-integer-digits="1" number:grouping="true"/>
    </number:currency-style>
    <number:currency-style style:name="N151">
      <number:currency-symbol>USD</number:currency-symbol>
      <number:text> </number:text>
      <number:number number:decimal-places="2" number:min-decimal-places="2" number:min-integer-digits="1" number:grouping="true"/>
    </number:currency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3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3P1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53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7:55:05.2269301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09:46:51.599561728</meta:creation-date>
    <dc:date>2024-01-16T18:35:45.638489313</dc:date>
    <meta:editing-duration>PT1H50M16S</meta:editing-duration>
    <meta:editing-cycles>7</meta:editing-cycles>
    <meta:generator>LibreOffice/7.6.4.1$Linux_X86_64 LibreOffice_project/60$Build-1</meta:generator>
    <meta:document-statistic meta:table-count="1" meta:cell-count="19146" meta:object-count="0"/>
  </office:meta>
</office:document-meta>
</file>